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04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.58cm"/>
    </style:style>
    <style:style style:name="co6" style:family="table-column">
      <style:table-column-properties fo:break-before="auto" style:column-width="1.609cm"/>
    </style:style>
    <style:style style:name="co7" style:family="table-column">
      <style:table-column-properties fo:break-before="auto" style:column-width="0.665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829cm"/>
    </style:style>
    <style:style style:name="co10" style:family="table-column">
      <style:table-column-properties fo:break-before="auto" style:column-width="0.499cm"/>
    </style:style>
    <style:style style:name="co11" style:family="table-column">
      <style:table-column-properties fo:break-before="auto" style:column-width="3.413cm"/>
    </style:style>
    <style:style style:name="co12" style:family="table-column">
      <style:table-column-properties fo:break-before="auto" style:column-width="2.858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3.302cm"/>
    </style:style>
    <style:style style:name="co15" style:family="table-column">
      <style:table-column-properties fo:break-before="auto" style:column-width="5.299cm"/>
    </style:style>
    <style:style style:name="co16" style:family="table-column">
      <style:table-column-properties fo:break-before="auto" style:column-width="1.164cm"/>
    </style:style>
    <style:style style:name="co17" style:family="table-column">
      <style:table-column-properties fo:break-before="auto" style:column-width="2.718cm"/>
    </style:style>
    <style:style style:name="co18" style:family="table-column">
      <style:table-column-properties fo:break-before="auto" style:column-width="2.775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00ff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fo:background-color="#ffff66"/>
    </style:style>
    <style:style style:name="ce6" style:family="table-cell" style:parent-style-name="Default" style:data-style-name="N60"/>
    <style:style style:name="ce7" style:family="table-cell" style:parent-style-name="Default" style:data-style-name="N0">
      <style:table-cell-properties fo:background-color="#e6ff00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23ff23"/>
    </style:style>
    <style:style style:name="ce10" style:family="table-cell" style:parent-style-name="Default" style:data-style-name="N0">
      <style:table-cell-properties fo:background-color="#ccccff"/>
    </style:style>
    <style:style style:name="ce11" style:family="table-cell" style:parent-style-name="Default" style:data-style-name="N0">
      <style:text-properties fo:color="#ff0000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/>
      <style:text-properties fo:color="#00ff00" fo:font-weight="bold" style:font-weight-asian="bold" style:font-weight-complex="bold"/>
    </style:style>
    <style:style style:name="ce13" style:family="table-cell" style:parent-style-name="Default" style:data-style-name="N0">
      <style:text-properties fo:color="#00ff00"/>
    </style:style>
    <style:style style:name="ce14" style:family="table-cell" style:parent-style-name="Default" style:data-style-name="N0">
      <style:text-properties fo:color="#ff3366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/>
    </style:style>
    <style:style style:name="ce18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ff420e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ff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60">
      <style:text-properties fo:font-weight="bold" style:font-weight-asian="bold" style:font-weight-complex="bold"/>
    </style:style>
    <style:style style:name="ce24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Intro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Feuille de calcul des timers pour projet OpenChrono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ette feuille permet de calculer la valeur des registres à initialiser (théoriquement)</text:p>
          </table:table-cell>
          <table:table-cell table:number-columns-repeated="1023"/>
        </table:table-row>
      </table:table>
      <table:table table:name="PIC" table:style-name="ta1" table:print="false">
        <table:table-column table:style-name="co1" table:default-cell-style-name="Default"/>
        <table:table-row table:style-name="ro2">
          <table:table-cell office:value-type="string">
            <text:p>PIC 16F877</text:p>
          </table:table-cell>
        </table:table-row>
      </table:table>
      <table:table table:name="chrono (1ms - 16 bits - PIC16F877)" table:style-name="ta1" table:print="false">
        <table:table-column table:style-name="co2" table:default-cell-style-name="ce2"/>
        <table:table-column table:style-name="co3" table:default-cell-style-name="ce4"/>
        <table:table-column table:style-name="co4" table:default-cell-style-name="ce8"/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Default"/>
        <table:table-column table:style-name="co6" table:default-cell-style-name="ce15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0" table:default-cell-style-name="Default"/>
        <table:table-row table:style-name="ro2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5" office:value-type="float" office:value="0.001">
            <text:p>1,00E-00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/>
          <table:table-cell table:number-columns-repeated="1020"/>
        </table:table-row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7" office:value-type="float" office:value="4000000">
            <text:p>4000000</text:p>
          </table:table-cell>
          <table:table-cell table:number-columns-repeated="1020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7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020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6" table:formula="of:=1/[.C6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/>
          <table:table-cell table:number-columns-repeated="1020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1000000">
            <text:p>1000000</text:p>
          </table:table-cell>
          <table:table-cell table:number-columns-repeated="1020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6" table:formula="of:=1/[.C10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/>
          <table:table-cell table:number-columns-repeated="1020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10" office:value-type="float" office:value="16">
            <text:p>16</text:p>
          </table:table-cell>
          <table:table-cell table:number-columns-repeated="1020"/>
        </table:table-row>
        <table:table-row table:style-name="ro3">
          <table:table-cell office:value-type="string">
            <text:p>Nb états timer</text:p>
          </table:table-cell>
          <table:table-cell/>
          <table:table-cell table:formula="of:=2^[.C13]" office:value-type="float" office:value="65536">
            <text:p>65536</text:p>
          </table:table-cell>
          <table:table-cell table:number-columns-repeated="1020"/>
        </table:table-row>
        <table:table-row table:style-name="ro3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Val max timer</text:p>
          </table:table-cell>
          <table:table-cell/>
          <table:table-cell table:formula="of:=[.C14]-1" office:value-type="float" office:value="65535">
            <text:p>65535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6" table:formula="of:=[.C11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6" table:formula="of:=([.C16]-[.C15])*[.C11]" office:value-type="float" office:value="0.065535">
            <text:p>6,55E-002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3">
          <table:table-cell office:value-type="string">
            <text:p>Nb de pas</text:p>
          </table:table-cell>
          <table:table-cell/>
          <table:table-cell table:formula="of:=ROUND([.C1]/[.C11])" office:value-type="float" office:value="1000">
            <text:p>1000</text:p>
          </table:table-cell>
          <table:table-cell table:number-columns-repeated="1020"/>
        </table:table-row>
        <table:table-row table:style-name="ro3">
          <table:table-cell office:value-type="string">
            <text:p>Valeur initiale timer</text:p>
          </table:table-cell>
          <table:table-cell/>
          <table:table-cell table:style-name="ce11" table:formula="of:=[.C14]-[.C21]" office:value-type="float" office:value="64536">
            <text:p>64536</text:p>
          </table:table-cell>
          <table:table-cell table:style-name="ce16" table:formula="of:=&quot;0x&quot;&amp;DEC2HEX([.C22])" office:value-type="string" office:string-value="0xFC18">
            <text:p>0xFC18</text:p>
          </table:table-cell>
          <table:table-cell table:style-name="ce1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// Initialisation timer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12"/>
          <table:table-cell table:style-name="ce4" office:value-type="string" table:number-columns-spanned="3" table:number-rows-spanned="1">
            <text:p>En théorie</text:p>
          </table:table-cell>
          <table:covered-table-cell table:style-name="ce4"/>
          <table:covered-table-cell table:style-name="ce4"/>
          <table:table-cell table:style-name="ce18"/>
          <table:table-cell table:style-name="ce4" office:value-type="string" table:number-columns-spanned="3" table:number-rows-spanned="1">
            <text:p>En pratique</text:p>
          </table:table-cell>
          <table:covered-table-cell table:style-name="ce18"/>
          <table:covered-table-cell table:style-name="ce18"/>
          <table:table-cell table:style-name="ce18"/>
          <table:table-cell table:style-name="ce18" office:value-type="string">
            <text:p>Ecart réel </text:p>
            <text:p>Théorie/exp (%)</text:p>
          </table:table-cell>
          <table:table-cell table:style-name="ce18" table:number-columns-repeated="1011"/>
        </table:table-row>
        <table:table-row table:style-name="ro3">
          <table:table-cell table:number-columns-repeated="2"/>
          <table:table-cell table:style-name="ce13"/>
          <table:table-cell office:value-type="string">
            <text:p>0x hex</text:p>
          </table:table-cell>
          <table:table-cell office:value-type="string">
            <text:p>dec</text:p>
          </table:table-cell>
          <table:table-cell office:value-type="string">
            <text:p>hex</text:p>
          </table:table-cell>
          <table:table-cell table:style-name="ce15"/>
          <table:table-cell office:value-type="string">
            <text:p>0x hex</text:p>
          </table:table-cell>
          <table:table-cell table:style-name="ce15" office:value-type="string">
            <text:p>dec</text:p>
          </table:table-cell>
          <table:table-cell table:style-name="ce15" office:value-type="string">
            <text:p>hex</text:p>
          </table:table-cell>
          <table:table-cell table:number-columns-repeated="1013"/>
        </table:table-row>
        <table:table-row table:style-name="ro3">
          <table:table-cell table:style-name="Default"/>
          <table:table-cell/>
          <table:table-cell table:style-name="ce11" office:value-type="string">
            <text:p>T1CON</text:p>
          </table:table-cell>
          <table:table-cell table:style-name="ce16" table:number-columns-repeated="2"/>
          <table:table-cell table:style-name="Default"/>
          <table:table-cell table:number-columns-repeated="2"/>
          <table:table-cell table:style-name="ce15" table:number-columns-repeated="2"/>
          <table:table-cell table:number-columns-repeated="3"/>
          <table:table-cell table:style-name="ce20" office:value-type="string">
            <text:p>// Prédivision de l'horloge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1" office:value-type="string">
            <text:p>TMR1H</text:p>
          </table:table-cell>
          <table:table-cell table:style-name="ce16" table:formula="of:=&quot;0x&quot;&amp;[.F28]" office:value-type="string" office:string-value="0xFC">
            <text:p>0xFC</text:p>
          </table:table-cell>
          <table:table-cell table:style-name="ce16" table:formula="of:=INT([.C22]/256)" office:value-type="float" office:value="252">
            <text:p>252</text:p>
          </table:table-cell>
          <table:table-cell table:style-name="ce16" table:formula="of:=DEC2HEX([.E28])" office:value-type="string" office:string-value="FC">
            <text:p>FC</text:p>
          </table:table-cell>
          <table:table-cell table:style-name="ce15"/>
          <table:table-cell table:style-name="ce17" table:formula="of:=&quot;0x&quot;&amp;[.J28]" office:value-type="string" office:string-value="0xFC">
            <text:p>0xFC</text:p>
          </table:table-cell>
          <table:table-cell table:style-name="ce17" table:formula="of:=HEX2DEC([.J28])" office:value-type="float" office:value="252">
            <text:p>252</text:p>
          </table:table-cell>
          <table:table-cell table:style-name="ce19" office:value-type="string">
            <text:p>FC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1" office:value-type="string">
            <text:p>TMR1L</text:p>
          </table:table-cell>
          <table:table-cell table:style-name="ce16" table:formula="of:=&quot;0x&quot;&amp;[.F29]" office:value-type="string" office:string-value="0x18">
            <text:p>0x18</text:p>
          </table:table-cell>
          <table:table-cell table:style-name="ce16" table:formula="of:=MOD([.C22];256)" office:value-type="float" office:value="24">
            <text:p>24</text:p>
          </table:table-cell>
          <table:table-cell table:style-name="ce16" table:formula="of:=DEC2HEX([.E29])" office:value-type="string" office:string-value="18">
            <text:p>18</text:p>
          </table:table-cell>
          <table:table-cell table:style-name="ce15"/>
          <table:table-cell table:style-name="ce17" table:formula="of:=&quot;0x&quot;&amp;[.J29]" office:value-type="string" office:string-value="0x36">
            <text:p>0x36</text:p>
          </table:table-cell>
          <table:table-cell table:style-name="ce17" table:formula="of:=HEX2DEC([.J29])" office:value-type="float" office:value="54">
            <text:p>54</text:p>
          </table:table-cell>
          <table:table-cell table:style-name="ce19" office:value-type="float" office:value="36">
            <text:p>36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1" office:value-type="string">
            <text:p>TMR1H..TMR1L</text:p>
          </table:table-cell>
          <table:table-cell table:style-name="ce16" table:formula="of:=&quot;0x&quot;&amp;[.F30]" office:value-type="string" office:string-value="0xFC18">
            <text:p>0xFC18</text:p>
          </table:table-cell>
          <table:table-cell table:style-name="ce17" table:formula="of:=[.C22]" office:value-type="float" office:value="64536">
            <text:p>64536</text:p>
          </table:table-cell>
          <table:table-cell table:style-name="ce16" table:formula="of:=DEC2HEX([.E30])" office:value-type="string" office:string-value="FC18">
            <text:p>FC18</text:p>
          </table:table-cell>
          <table:table-cell/>
          <table:table-cell table:style-name="ce17" table:formula="of:=&quot;0x&quot;&amp;[.J30]" office:value-type="string" office:string-value="0xFC36">
            <text:p>0xFC36</text:p>
          </table:table-cell>
          <table:table-cell table:style-name="ce17" table:formula="of:=[.I28]*256+[.I29]" office:value-type="float" office:value="64566">
            <text:p>64566</text:p>
          </table:table-cell>
          <table:table-cell table:style-name="ce17" table:formula="of:=DEC2HEX([.I30])" office:value-type="string" office:string-value="FC36">
            <text:p>FC36</text:p>
          </table:table-cell>
          <table:table-cell/>
          <table:table-cell table:formula="of:=ABS([.E30]-[.I30])/[.C14]*100" office:value-type="float" office:value="0.0457763671875">
            <text:p>0,05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// Interruption timer débordement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/>
          <table:table-cell table:style-name="ce14" office:value-type="string">
            <text:p>TMR1IF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table:style-name="ce3" office:value-type="string">
            <text:p>// Interruption (externe) passage de la ligne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number-columns-repeated="2"/>
          <table:table-cell table:style-name="ce14" office:value-type="string">
            <text:p>INTF</text:p>
          </table:table-cell>
          <table:table-cell table:number-columns-repeated="10"/>
          <table:table-cell table:style-name="ce20" office:value-type="string">
            <text:p>// Flag interruption timer à tester</text:p>
          </table:table-cell>
          <table:table-cell table:number-columns-repeated="1009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1">
            <text:p>0,1</text:p>
          </table:table-cell>
          <table:table-cell table:number-columns-repeated="1020"/>
        </table:table-row>
        <table:table-row table:style-name="ro2" table:number-rows-repeated="6549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pm" table:style-name="ta1" table:print="false">
        <table:table-column table:style-name="co1" table:default-cell-style-name="ce21"/>
        <table:table-column table:style-name="co1" table:default-cell-style-name="Default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ce6"/>
        <table:table-column table:style-name="co1" table:number-columns-repeated="1018" table:default-cell-style-name="Default"/>
        <table:table-row table:style-name="ro2">
          <table:table-cell/>
          <table:table-cell table:style-name="ce21" office:value-type="string">
            <text:p>RPM (tr/min)</text:p>
          </table:table-cell>
          <table:table-cell table:style-name="ce21" office:value-type="string">
            <text:p>RPM (tr/sec = Hz)</text:p>
          </table:table-cell>
          <table:table-cell table:style-name="ce23" office:value-type="string">
            <text:p>Durée tour (s)</text:p>
          </table:table-cell>
          <table:table-cell table:style-name="ce21" office:value-type="string">
            <text:p>Allumage 2T (s)</text:p>
          </table:table-cell>
          <table:table-cell table:style-name="ce23" office:value-type="string">
            <text:p>Allumage 4T (s)</text:p>
          </table:table-cell>
          <table:table-cell table:style-name="ce21" table:number-columns-repeated="1018"/>
        </table:table-row>
        <table:table-row table:style-name="ro2">
          <table:table-cell office:value-type="string">
            <text:p>Min</text:p>
          </table:table-cell>
          <table:table-cell table:style-name="ce22" office:value-type="float" office:value="300">
            <text:p>300</text:p>
          </table:table-cell>
          <table:table-cell table:formula="of:=[.B2]/60" office:value-type="float" office:value="5">
            <text:p>5</text:p>
          </table:table-cell>
          <table:table-cell table:formula="of:=1/[.C2]" office:value-type="float" office:value="0.2">
            <text:p>2,00E-001</text:p>
          </table:table-cell>
          <table:table-cell table:formula="of:=[.D2]" office:value-type="float" office:value="0.2">
            <text:p>2,00E-001</text:p>
          </table:table-cell>
          <table:table-cell table:formula="of:=2*[.D2]" office:value-type="float" office:value="0.4">
            <text:p>4,00E-001</text:p>
          </table:table-cell>
          <table:table-cell table:style-name="ce21" table:number-columns-repeated="1018"/>
        </table:table-row>
        <table:table-row table:style-name="ro2">
          <table:table-cell office:value-type="string">
            <text:p>Max</text:p>
          </table:table-cell>
          <table:table-cell table:style-name="ce22" office:value-type="float" office:value="20000">
            <text:p>20000</text:p>
          </table:table-cell>
          <table:table-cell table:formula="of:=[.B3]/60" office:value-type="float" office:value="333.333333333333">
            <text:p>333,33</text:p>
          </table:table-cell>
          <table:table-cell table:formula="of:=1/[.C3]" office:value-type="float" office:value="0.003">
            <text:p>3,00E-003</text:p>
          </table:table-cell>
          <table:table-cell table:formula="of:=[.D3]" office:value-type="float" office:value="0.003">
            <text:p>3,00E-003</text:p>
          </table:table-cell>
          <table:table-cell table:formula="of:=2*[.D3]" office:value-type="float" office:value="0.006">
            <text:p>6,00E-003</text:p>
          </table:table-cell>
          <table:table-cell table:style-name="ce21" table:number-columns-repeated="1018"/>
        </table:table-row>
        <table:table-row table:style-name="ro2">
          <table:table-cell office:value-type="string">
            <text:p>Précision</text:p>
          </table:table-cell>
          <table:table-cell table:style-name="ce22" office:value-type="float" office:value="100">
            <text:p>100</text:p>
          </table:table-cell>
          <table:table-cell table:formula="of:=[.B4]/60" office:value-type="float" office:value="1.66666666666667">
            <text:p>1,67</text:p>
          </table:table-cell>
          <table:table-cell table:formula="of:=1/[.C4]" office:value-type="float" office:value="0.6">
            <text:p>6,00E-001</text:p>
          </table:table-cell>
          <table:table-cell table:formula="of:=[.D4]" office:value-type="float" office:value="0.6">
            <text:p>6,00E-001</text:p>
          </table:table-cell>
          <table:table-cell table:formula="of:=2*[.D4]" office:value-type="float" office:value="1.2">
            <text:p>1,20E+000</text:p>
          </table:table-cell>
          <table:table-cell table:style-name="ce21" table:number-columns-repeated="1018"/>
        </table:table-row>
        <table:table-row table:style-name="ro2">
          <table:table-cell/>
          <table:table-cell table:style-name="ce22"/>
          <table:table-cell table:number-columns-repeated="4"/>
          <table:table-cell table:style-name="ce21" table:number-columns-repeated="1018"/>
        </table:table-row>
        <table:table-row table:style-name="ro2">
          <table:table-cell/>
          <table:table-cell table:formula="of:=[.B2]+[.$B$4]" office:value-type="float" office:value="400">
            <text:p>400</text:p>
          </table:table-cell>
          <table:table-cell table:formula="of:=[.B6]/60" office:value-type="float" office:value="6.66666666666667">
            <text:p>6,67</text:p>
          </table:table-cell>
          <table:table-cell table:formula="of:=1/[.C6]" office:value-type="float" office:value="0.15">
            <text:p>1,50E-001</text:p>
          </table:table-cell>
          <table:table-cell table:formula="of:=[.D6]" office:value-type="float" office:value="0.15">
            <text:p>1,50E-001</text:p>
          </table:table-cell>
          <table:table-cell table:formula="of:=2*[.D6]" office:value-type="float" office:value="0.3">
            <text:p>3,00E-001</text:p>
          </table:table-cell>
          <table:table-cell table:number-columns-repeated="1018"/>
        </table:table-row>
        <table:table-row table:style-name="ro2">
          <table:table-cell/>
          <table:table-cell table:formula="of:=[.B6]+[.$B$4]" office:value-type="float" office:value="500">
            <text:p>500</text:p>
          </table:table-cell>
          <table:table-cell table:formula="of:=[.B7]/60" office:value-type="float" office:value="8.33333333333333">
            <text:p>8,33</text:p>
          </table:table-cell>
          <table:table-cell table:formula="of:=1/[.C7]" office:value-type="float" office:value="0.12">
            <text:p>1,20E-001</text:p>
          </table:table-cell>
          <table:table-cell table:formula="of:=[.D7]" office:value-type="float" office:value="0.12">
            <text:p>1,20E-001</text:p>
          </table:table-cell>
          <table:table-cell table:formula="of:=2*[.D7]" office:value-type="float" office:value="0.24">
            <text:p>2,40E-001</text:p>
          </table:table-cell>
          <table:table-cell table:number-columns-repeated="1018"/>
        </table:table-row>
        <table:table-row table:style-name="ro2">
          <table:table-cell/>
          <table:table-cell table:formula="of:=[.B7]+[.$B$4]" office:value-type="float" office:value="600">
            <text:p>600</text:p>
          </table:table-cell>
          <table:table-cell table:formula="of:=[.B8]/60" office:value-type="float" office:value="10">
            <text:p>10</text:p>
          </table:table-cell>
          <table:table-cell table:formula="of:=1/[.C8]" office:value-type="float" office:value="0.1">
            <text:p>1,00E-001</text:p>
          </table:table-cell>
          <table:table-cell table:formula="of:=[.D8]" office:value-type="float" office:value="0.1">
            <text:p>1,00E-001</text:p>
          </table:table-cell>
          <table:table-cell table:formula="of:=2*[.D8]" office:value-type="float" office:value="0.2">
            <text:p>2,00E-001</text:p>
          </table:table-cell>
          <table:table-cell table:number-columns-repeated="1018"/>
        </table:table-row>
        <table:table-row table:style-name="ro2">
          <table:table-cell/>
          <table:table-cell table:formula="of:=[.B8]+[.$B$4]" office:value-type="float" office:value="700">
            <text:p>700</text:p>
          </table:table-cell>
          <table:table-cell table:formula="of:=[.B9]/60" office:value-type="float" office:value="11.6666666666667">
            <text:p>11,67</text:p>
          </table:table-cell>
          <table:table-cell table:formula="of:=1/[.C9]" office:value-type="float" office:value="0.0857142857142857">
            <text:p>8,57E-002</text:p>
          </table:table-cell>
          <table:table-cell table:formula="of:=[.D9]" office:value-type="float" office:value="0.0857142857142857">
            <text:p>8,57E-002</text:p>
          </table:table-cell>
          <table:table-cell table:formula="of:=2*[.D9]" office:value-type="float" office:value="0.171428571428571">
            <text:p>1,71E-001</text:p>
          </table:table-cell>
          <table:table-cell table:number-columns-repeated="1018"/>
        </table:table-row>
        <table:table-row table:style-name="ro2">
          <table:table-cell/>
          <table:table-cell table:formula="of:=[.B9]+[.$B$4]" office:value-type="float" office:value="800">
            <text:p>800</text:p>
          </table:table-cell>
          <table:table-cell table:formula="of:=[.B10]/60" office:value-type="float" office:value="13.3333333333333">
            <text:p>13,33</text:p>
          </table:table-cell>
          <table:table-cell table:formula="of:=1/[.C10]" office:value-type="float" office:value="0.075">
            <text:p>7,50E-002</text:p>
          </table:table-cell>
          <table:table-cell table:formula="of:=[.D10]" office:value-type="float" office:value="0.075">
            <text:p>7,50E-002</text:p>
          </table:table-cell>
          <table:table-cell table:formula="of:=2*[.D10]" office:value-type="float" office:value="0.15">
            <text:p>1,50E-001</text:p>
          </table:table-cell>
          <table:table-cell table:number-columns-repeated="1018"/>
        </table:table-row>
        <table:table-row table:style-name="ro2">
          <table:table-cell/>
          <table:table-cell table:formula="of:=[.B10]+[.$B$4]" office:value-type="float" office:value="900">
            <text:p>900</text:p>
          </table:table-cell>
          <table:table-cell table:formula="of:=[.B11]/60" office:value-type="float" office:value="15">
            <text:p>15</text:p>
          </table:table-cell>
          <table:table-cell table:formula="of:=1/[.C11]" office:value-type="float" office:value="0.0666666666666667">
            <text:p>6,67E-002</text:p>
          </table:table-cell>
          <table:table-cell table:formula="of:=[.D11]" office:value-type="float" office:value="0.0666666666666667">
            <text:p>6,67E-002</text:p>
          </table:table-cell>
          <table:table-cell table:formula="of:=2*[.D11]" office:value-type="float" office:value="0.133333333333333">
            <text:p>1,33E-001</text:p>
          </table:table-cell>
          <table:table-cell table:number-columns-repeated="1018"/>
        </table:table-row>
        <table:table-row table:style-name="ro2">
          <table:table-cell/>
          <table:table-cell table:formula="of:=[.B11]+[.$B$4]" office:value-type="float" office:value="1000">
            <text:p>1000</text:p>
          </table:table-cell>
          <table:table-cell table:formula="of:=[.B12]/60" office:value-type="float" office:value="16.6666666666667">
            <text:p>16,67</text:p>
          </table:table-cell>
          <table:table-cell table:formula="of:=1/[.C12]" office:value-type="float" office:value="0.06">
            <text:p>6,00E-002</text:p>
          </table:table-cell>
          <table:table-cell table:formula="of:=[.D12]" office:value-type="float" office:value="0.06">
            <text:p>6,00E-002</text:p>
          </table:table-cell>
          <table:table-cell table:formula="of:=2*[.D12]" office:value-type="float" office:value="0.12">
            <text:p>1,20E-001</text:p>
          </table:table-cell>
          <table:table-cell table:number-columns-repeated="1018"/>
        </table:table-row>
        <table:table-row table:style-name="ro2">
          <table:table-cell/>
          <table:table-cell table:formula="of:=[.B12]+[.$B$4]" office:value-type="float" office:value="1100">
            <text:p>1100</text:p>
          </table:table-cell>
          <table:table-cell table:formula="of:=[.B13]/60" office:value-type="float" office:value="18.3333333333333">
            <text:p>18,33</text:p>
          </table:table-cell>
          <table:table-cell table:formula="of:=1/[.C13]" office:value-type="float" office:value="0.0545454545454546">
            <text:p>5,45E-002</text:p>
          </table:table-cell>
          <table:table-cell table:formula="of:=[.D13]" office:value-type="float" office:value="0.0545454545454546">
            <text:p>5,45E-002</text:p>
          </table:table-cell>
          <table:table-cell table:formula="of:=2*[.D13]" office:value-type="float" office:value="0.109090909090909">
            <text:p>1,09E-001</text:p>
          </table:table-cell>
          <table:table-cell table:number-columns-repeated="1018"/>
        </table:table-row>
        <table:table-row table:style-name="ro2">
          <table:table-cell/>
          <table:table-cell table:formula="of:=[.B13]+[.$B$4]" office:value-type="float" office:value="1200">
            <text:p>1200</text:p>
          </table:table-cell>
          <table:table-cell table:formula="of:=[.B14]/60" office:value-type="float" office:value="20">
            <text:p>20</text:p>
          </table:table-cell>
          <table:table-cell table:formula="of:=1/[.C14]" office:value-type="float" office:value="0.05">
            <text:p>5,00E-002</text:p>
          </table:table-cell>
          <table:table-cell table:formula="of:=[.D14]" office:value-type="float" office:value="0.05">
            <text:p>5,00E-002</text:p>
          </table:table-cell>
          <table:table-cell table:formula="of:=2*[.D14]" office:value-type="float" office:value="0.1">
            <text:p>1,00E-001</text:p>
          </table:table-cell>
          <table:table-cell table:number-columns-repeated="1018"/>
        </table:table-row>
        <table:table-row table:style-name="ro2">
          <table:table-cell/>
          <table:table-cell table:formula="of:=[.B14]+[.$B$4]" office:value-type="float" office:value="1300">
            <text:p>1300</text:p>
          </table:table-cell>
          <table:table-cell table:formula="of:=[.B15]/60" office:value-type="float" office:value="21.6666666666667">
            <text:p>21,67</text:p>
          </table:table-cell>
          <table:table-cell table:formula="of:=1/[.C15]" office:value-type="float" office:value="0.0461538461538462">
            <text:p>4,62E-002</text:p>
          </table:table-cell>
          <table:table-cell table:formula="of:=[.D15]" office:value-type="float" office:value="0.0461538461538462">
            <text:p>4,62E-002</text:p>
          </table:table-cell>
          <table:table-cell table:formula="of:=2*[.D15]" office:value-type="float" office:value="0.0923076923076923">
            <text:p>9,23E-002</text:p>
          </table:table-cell>
          <table:table-cell table:number-columns-repeated="1018"/>
        </table:table-row>
        <table:table-row table:style-name="ro2">
          <table:table-cell/>
          <table:table-cell table:formula="of:=[.B15]+[.$B$4]" office:value-type="float" office:value="1400">
            <text:p>1400</text:p>
          </table:table-cell>
          <table:table-cell table:formula="of:=[.B16]/60" office:value-type="float" office:value="23.3333333333333">
            <text:p>23,33</text:p>
          </table:table-cell>
          <table:table-cell table:formula="of:=1/[.C16]" office:value-type="float" office:value="0.0428571428571429">
            <text:p>4,29E-002</text:p>
          </table:table-cell>
          <table:table-cell table:formula="of:=[.D16]" office:value-type="float" office:value="0.0428571428571429">
            <text:p>4,29E-002</text:p>
          </table:table-cell>
          <table:table-cell table:formula="of:=2*[.D16]" office:value-type="float" office:value="0.0857142857142857">
            <text:p>8,57E-002</text:p>
          </table:table-cell>
          <table:table-cell table:number-columns-repeated="1018"/>
        </table:table-row>
        <table:table-row table:style-name="ro2">
          <table:table-cell/>
          <table:table-cell table:formula="of:=[.B16]+[.$B$4]" office:value-type="float" office:value="1500">
            <text:p>1500</text:p>
          </table:table-cell>
          <table:table-cell table:formula="of:=[.B17]/60" office:value-type="float" office:value="25">
            <text:p>25</text:p>
          </table:table-cell>
          <table:table-cell table:formula="of:=1/[.C17]" office:value-type="float" office:value="0.04">
            <text:p>4,00E-002</text:p>
          </table:table-cell>
          <table:table-cell table:formula="of:=[.D17]" office:value-type="float" office:value="0.04">
            <text:p>4,00E-002</text:p>
          </table:table-cell>
          <table:table-cell table:formula="of:=2*[.D17]" office:value-type="float" office:value="0.08">
            <text:p>8,00E-002</text:p>
          </table:table-cell>
          <table:table-cell table:number-columns-repeated="1018"/>
        </table:table-row>
        <table:table-row table:style-name="ro2">
          <table:table-cell/>
          <table:table-cell table:formula="of:=[.B17]+[.$B$4]" office:value-type="float" office:value="1600">
            <text:p>1600</text:p>
          </table:table-cell>
          <table:table-cell table:formula="of:=[.B18]/60" office:value-type="float" office:value="26.6666666666667">
            <text:p>26,67</text:p>
          </table:table-cell>
          <table:table-cell table:formula="of:=1/[.C18]" office:value-type="float" office:value="0.0375">
            <text:p>3,75E-002</text:p>
          </table:table-cell>
          <table:table-cell table:formula="of:=[.D18]" office:value-type="float" office:value="0.0375">
            <text:p>3,75E-002</text:p>
          </table:table-cell>
          <table:table-cell table:formula="of:=2*[.D18]" office:value-type="float" office:value="0.075">
            <text:p>7,50E-002</text:p>
          </table:table-cell>
          <table:table-cell table:number-columns-repeated="1018"/>
        </table:table-row>
        <table:table-row table:style-name="ro2">
          <table:table-cell/>
          <table:table-cell table:formula="of:=[.B18]+[.$B$4]" office:value-type="float" office:value="1700">
            <text:p>1700</text:p>
          </table:table-cell>
          <table:table-cell table:formula="of:=[.B19]/60" office:value-type="float" office:value="28.3333333333333">
            <text:p>28,33</text:p>
          </table:table-cell>
          <table:table-cell table:formula="of:=1/[.C19]" office:value-type="float" office:value="0.0352941176470588">
            <text:p>3,53E-002</text:p>
          </table:table-cell>
          <table:table-cell table:formula="of:=[.D19]" office:value-type="float" office:value="0.0352941176470588">
            <text:p>3,53E-002</text:p>
          </table:table-cell>
          <table:table-cell table:formula="of:=2*[.D19]" office:value-type="float" office:value="0.0705882352941176">
            <text:p>7,06E-002</text:p>
          </table:table-cell>
          <table:table-cell table:number-columns-repeated="1018"/>
        </table:table-row>
        <table:table-row table:style-name="ro2">
          <table:table-cell/>
          <table:table-cell table:formula="of:=[.B19]+[.$B$4]" office:value-type="float" office:value="1800">
            <text:p>1800</text:p>
          </table:table-cell>
          <table:table-cell table:formula="of:=[.B20]/60" office:value-type="float" office:value="30">
            <text:p>30</text:p>
          </table:table-cell>
          <table:table-cell table:formula="of:=1/[.C20]" office:value-type="float" office:value="0.0333333333333333">
            <text:p>3,33E-002</text:p>
          </table:table-cell>
          <table:table-cell table:formula="of:=[.D20]" office:value-type="float" office:value="0.0333333333333333">
            <text:p>3,33E-002</text:p>
          </table:table-cell>
          <table:table-cell table:formula="of:=2*[.D20]" office:value-type="float" office:value="0.0666666666666667">
            <text:p>6,67E-002</text:p>
          </table:table-cell>
          <table:table-cell table:number-columns-repeated="1018"/>
        </table:table-row>
        <table:table-row table:style-name="ro2">
          <table:table-cell/>
          <table:table-cell table:formula="of:=[.B20]+[.$B$4]" office:value-type="float" office:value="1900">
            <text:p>1900</text:p>
          </table:table-cell>
          <table:table-cell table:formula="of:=[.B21]/60" office:value-type="float" office:value="31.6666666666667">
            <text:p>31,67</text:p>
          </table:table-cell>
          <table:table-cell table:formula="of:=1/[.C21]" office:value-type="float" office:value="0.0315789473684211">
            <text:p>3,16E-002</text:p>
          </table:table-cell>
          <table:table-cell table:formula="of:=[.D21]" office:value-type="float" office:value="0.0315789473684211">
            <text:p>3,16E-002</text:p>
          </table:table-cell>
          <table:table-cell table:formula="of:=2*[.D21]" office:value-type="float" office:value="0.0631578947368421">
            <text:p>6,32E-002</text:p>
          </table:table-cell>
          <table:table-cell table:number-columns-repeated="1018"/>
        </table:table-row>
        <table:table-row table:style-name="ro2">
          <table:table-cell/>
          <table:table-cell table:formula="of:=[.B21]+[.$B$4]" office:value-type="float" office:value="2000">
            <text:p>2000</text:p>
          </table:table-cell>
          <table:table-cell table:formula="of:=[.B22]/60" office:value-type="float" office:value="33.3333333333333">
            <text:p>33,33</text:p>
          </table:table-cell>
          <table:table-cell table:formula="of:=1/[.C22]" office:value-type="float" office:value="0.03">
            <text:p>3,00E-002</text:p>
          </table:table-cell>
          <table:table-cell table:formula="of:=[.D22]" office:value-type="float" office:value="0.03">
            <text:p>3,00E-002</text:p>
          </table:table-cell>
          <table:table-cell table:formula="of:=2*[.D22]" office:value-type="float" office:value="0.06">
            <text:p>6,00E-002</text:p>
          </table:table-cell>
          <table:table-cell table:number-columns-repeated="1018"/>
        </table:table-row>
        <table:table-row table:style-name="ro2">
          <table:table-cell/>
          <table:table-cell table:formula="of:=[.B22]+[.$B$4]" office:value-type="float" office:value="2100">
            <text:p>2100</text:p>
          </table:table-cell>
          <table:table-cell table:formula="of:=[.B23]/60" office:value-type="float" office:value="35">
            <text:p>35</text:p>
          </table:table-cell>
          <table:table-cell table:formula="of:=1/[.C23]" office:value-type="float" office:value="0.0285714285714286">
            <text:p>2,86E-002</text:p>
          </table:table-cell>
          <table:table-cell table:formula="of:=[.D23]" office:value-type="float" office:value="0.0285714285714286">
            <text:p>2,86E-002</text:p>
          </table:table-cell>
          <table:table-cell table:formula="of:=2*[.D23]" office:value-type="float" office:value="0.0571428571428571">
            <text:p>5,71E-002</text:p>
          </table:table-cell>
          <table:table-cell table:number-columns-repeated="1018"/>
        </table:table-row>
        <table:table-row table:style-name="ro2">
          <table:table-cell/>
          <table:table-cell table:formula="of:=[.B23]+[.$B$4]" office:value-type="float" office:value="2200">
            <text:p>2200</text:p>
          </table:table-cell>
          <table:table-cell table:formula="of:=[.B24]/60" office:value-type="float" office:value="36.6666666666667">
            <text:p>36,67</text:p>
          </table:table-cell>
          <table:table-cell table:formula="of:=1/[.C24]" office:value-type="float" office:value="0.0272727272727273">
            <text:p>2,73E-002</text:p>
          </table:table-cell>
          <table:table-cell table:formula="of:=[.D24]" office:value-type="float" office:value="0.0272727272727273">
            <text:p>2,73E-002</text:p>
          </table:table-cell>
          <table:table-cell table:formula="of:=2*[.D24]" office:value-type="float" office:value="0.0545454545454546">
            <text:p>5,45E-002</text:p>
          </table:table-cell>
          <table:table-cell table:number-columns-repeated="1018"/>
        </table:table-row>
        <table:table-row table:style-name="ro2">
          <table:table-cell/>
          <table:table-cell table:formula="of:=[.B24]+[.$B$4]" office:value-type="float" office:value="2300">
            <text:p>2300</text:p>
          </table:table-cell>
          <table:table-cell table:formula="of:=[.B25]/60" office:value-type="float" office:value="38.3333333333333">
            <text:p>38,33</text:p>
          </table:table-cell>
          <table:table-cell table:formula="of:=1/[.C25]" office:value-type="float" office:value="0.0260869565217391">
            <text:p>2,61E-002</text:p>
          </table:table-cell>
          <table:table-cell table:formula="of:=[.D25]" office:value-type="float" office:value="0.0260869565217391">
            <text:p>2,61E-002</text:p>
          </table:table-cell>
          <table:table-cell table:formula="of:=2*[.D25]" office:value-type="float" office:value="0.0521739130434783">
            <text:p>5,22E-002</text:p>
          </table:table-cell>
          <table:table-cell table:number-columns-repeated="1018"/>
        </table:table-row>
        <table:table-row table:style-name="ro2">
          <table:table-cell/>
          <table:table-cell table:formula="of:=[.B25]+[.$B$4]" office:value-type="float" office:value="2400">
            <text:p>2400</text:p>
          </table:table-cell>
          <table:table-cell table:formula="of:=[.B26]/60" office:value-type="float" office:value="40">
            <text:p>40</text:p>
          </table:table-cell>
          <table:table-cell table:formula="of:=1/[.C26]" office:value-type="float" office:value="0.025">
            <text:p>2,50E-002</text:p>
          </table:table-cell>
          <table:table-cell table:formula="of:=[.D26]" office:value-type="float" office:value="0.025">
            <text:p>2,50E-002</text:p>
          </table:table-cell>
          <table:table-cell table:formula="of:=2*[.D26]" office:value-type="float" office:value="0.05">
            <text:p>5,00E-002</text:p>
          </table:table-cell>
          <table:table-cell table:number-columns-repeated="1018"/>
        </table:table-row>
        <table:table-row table:style-name="ro2">
          <table:table-cell/>
          <table:table-cell table:formula="of:=[.B26]+[.$B$4]" office:value-type="float" office:value="2500">
            <text:p>2500</text:p>
          </table:table-cell>
          <table:table-cell table:formula="of:=[.B27]/60" office:value-type="float" office:value="41.6666666666667">
            <text:p>41,67</text:p>
          </table:table-cell>
          <table:table-cell table:formula="of:=1/[.C27]" office:value-type="float" office:value="0.024">
            <text:p>2,40E-002</text:p>
          </table:table-cell>
          <table:table-cell table:formula="of:=[.D27]" office:value-type="float" office:value="0.024">
            <text:p>2,40E-002</text:p>
          </table:table-cell>
          <table:table-cell table:formula="of:=2*[.D27]" office:value-type="float" office:value="0.048">
            <text:p>4,80E-002</text:p>
          </table:table-cell>
          <table:table-cell table:number-columns-repeated="1018"/>
        </table:table-row>
        <table:table-row table:style-name="ro2">
          <table:table-cell/>
          <table:table-cell table:formula="of:=[.B27]+[.$B$4]" office:value-type="float" office:value="2600">
            <text:p>2600</text:p>
          </table:table-cell>
          <table:table-cell table:formula="of:=[.B28]/60" office:value-type="float" office:value="43.3333333333333">
            <text:p>43,33</text:p>
          </table:table-cell>
          <table:table-cell table:formula="of:=1/[.C28]" office:value-type="float" office:value="0.0230769230769231">
            <text:p>2,31E-002</text:p>
          </table:table-cell>
          <table:table-cell table:formula="of:=[.D28]" office:value-type="float" office:value="0.0230769230769231">
            <text:p>2,31E-002</text:p>
          </table:table-cell>
          <table:table-cell table:formula="of:=2*[.D28]" office:value-type="float" office:value="0.0461538461538462">
            <text:p>4,62E-002</text:p>
          </table:table-cell>
          <table:table-cell table:number-columns-repeated="1018"/>
        </table:table-row>
        <table:table-row table:style-name="ro2">
          <table:table-cell/>
          <table:table-cell table:formula="of:=[.B28]+[.$B$4]" office:value-type="float" office:value="2700">
            <text:p>2700</text:p>
          </table:table-cell>
          <table:table-cell table:formula="of:=[.B29]/60" office:value-type="float" office:value="45">
            <text:p>45</text:p>
          </table:table-cell>
          <table:table-cell table:formula="of:=1/[.C29]" office:value-type="float" office:value="0.0222222222222222">
            <text:p>2,22E-002</text:p>
          </table:table-cell>
          <table:table-cell table:formula="of:=[.D29]" office:value-type="float" office:value="0.0222222222222222">
            <text:p>2,22E-002</text:p>
          </table:table-cell>
          <table:table-cell table:formula="of:=2*[.D29]" office:value-type="float" office:value="0.0444444444444444">
            <text:p>4,44E-002</text:p>
          </table:table-cell>
          <table:table-cell table:number-columns-repeated="1018"/>
        </table:table-row>
        <table:table-row table:style-name="ro2">
          <table:table-cell/>
          <table:table-cell table:formula="of:=[.B29]+[.$B$4]" office:value-type="float" office:value="2800">
            <text:p>2800</text:p>
          </table:table-cell>
          <table:table-cell table:formula="of:=[.B30]/60" office:value-type="float" office:value="46.6666666666667">
            <text:p>46,67</text:p>
          </table:table-cell>
          <table:table-cell table:formula="of:=1/[.C30]" office:value-type="float" office:value="0.0214285714285714">
            <text:p>2,14E-002</text:p>
          </table:table-cell>
          <table:table-cell table:formula="of:=[.D30]" office:value-type="float" office:value="0.0214285714285714">
            <text:p>2,14E-002</text:p>
          </table:table-cell>
          <table:table-cell table:formula="of:=2*[.D30]" office:value-type="float" office:value="0.0428571428571429">
            <text:p>4,29E-002</text:p>
          </table:table-cell>
          <table:table-cell table:number-columns-repeated="1018"/>
        </table:table-row>
        <table:table-row table:style-name="ro2">
          <table:table-cell/>
          <table:table-cell table:formula="of:=[.B30]+[.$B$4]" office:value-type="float" office:value="2900">
            <text:p>2900</text:p>
          </table:table-cell>
          <table:table-cell table:formula="of:=[.B31]/60" office:value-type="float" office:value="48.3333333333333">
            <text:p>48,33</text:p>
          </table:table-cell>
          <table:table-cell table:formula="of:=1/[.C31]" office:value-type="float" office:value="0.0206896551724138">
            <text:p>2,07E-002</text:p>
          </table:table-cell>
          <table:table-cell table:formula="of:=[.D31]" office:value-type="float" office:value="0.0206896551724138">
            <text:p>2,07E-002</text:p>
          </table:table-cell>
          <table:table-cell table:formula="of:=2*[.D31]" office:value-type="float" office:value="0.0413793103448276">
            <text:p>4,14E-002</text:p>
          </table:table-cell>
          <table:table-cell table:number-columns-repeated="1018"/>
        </table:table-row>
        <table:table-row table:style-name="ro2">
          <table:table-cell/>
          <table:table-cell table:formula="of:=[.B31]+[.$B$4]" office:value-type="float" office:value="3000">
            <text:p>3000</text:p>
          </table:table-cell>
          <table:table-cell table:formula="of:=[.B32]/60" office:value-type="float" office:value="50">
            <text:p>50</text:p>
          </table:table-cell>
          <table:table-cell table:formula="of:=1/[.C32]" office:value-type="float" office:value="0.02">
            <text:p>2,00E-002</text:p>
          </table:table-cell>
          <table:table-cell table:formula="of:=[.D32]" office:value-type="float" office:value="0.02">
            <text:p>2,00E-002</text:p>
          </table:table-cell>
          <table:table-cell table:formula="of:=2*[.D32]" office:value-type="float" office:value="0.04">
            <text:p>4,00E-002</text:p>
          </table:table-cell>
          <table:table-cell table:number-columns-repeated="1018"/>
        </table:table-row>
        <table:table-row table:style-name="ro2">
          <table:table-cell/>
          <table:table-cell table:formula="of:=[.B32]+[.$B$4]" office:value-type="float" office:value="3100">
            <text:p>3100</text:p>
          </table:table-cell>
          <table:table-cell table:formula="of:=[.B33]/60" office:value-type="float" office:value="51.6666666666667">
            <text:p>51,67</text:p>
          </table:table-cell>
          <table:table-cell table:formula="of:=1/[.C33]" office:value-type="float" office:value="0.0193548387096774">
            <text:p>1,94E-002</text:p>
          </table:table-cell>
          <table:table-cell table:formula="of:=[.D33]" office:value-type="float" office:value="0.0193548387096774">
            <text:p>1,94E-002</text:p>
          </table:table-cell>
          <table:table-cell table:formula="of:=2*[.D33]" office:value-type="float" office:value="0.0387096774193548">
            <text:p>3,87E-002</text:p>
          </table:table-cell>
          <table:table-cell table:number-columns-repeated="1018"/>
        </table:table-row>
        <table:table-row table:style-name="ro2">
          <table:table-cell/>
          <table:table-cell table:formula="of:=[.B33]+[.$B$4]" office:value-type="float" office:value="3200">
            <text:p>3200</text:p>
          </table:table-cell>
          <table:table-cell table:formula="of:=[.B34]/60" office:value-type="float" office:value="53.3333333333333">
            <text:p>53,33</text:p>
          </table:table-cell>
          <table:table-cell table:formula="of:=1/[.C34]" office:value-type="float" office:value="0.01875">
            <text:p>1,88E-002</text:p>
          </table:table-cell>
          <table:table-cell table:formula="of:=[.D34]" office:value-type="float" office:value="0.01875">
            <text:p>1,88E-002</text:p>
          </table:table-cell>
          <table:table-cell table:formula="of:=2*[.D34]" office:value-type="float" office:value="0.0375">
            <text:p>3,75E-002</text:p>
          </table:table-cell>
          <table:table-cell table:number-columns-repeated="1018"/>
        </table:table-row>
        <table:table-row table:style-name="ro2">
          <table:table-cell/>
          <table:table-cell table:formula="of:=[.B34]+[.$B$4]" office:value-type="float" office:value="3300">
            <text:p>3300</text:p>
          </table:table-cell>
          <table:table-cell table:formula="of:=[.B35]/60" office:value-type="float" office:value="55">
            <text:p>55</text:p>
          </table:table-cell>
          <table:table-cell table:formula="of:=1/[.C35]" office:value-type="float" office:value="0.0181818181818182">
            <text:p>1,82E-002</text:p>
          </table:table-cell>
          <table:table-cell table:formula="of:=[.D35]" office:value-type="float" office:value="0.0181818181818182">
            <text:p>1,82E-002</text:p>
          </table:table-cell>
          <table:table-cell table:formula="of:=2*[.D35]" office:value-type="float" office:value="0.0363636363636364">
            <text:p>3,64E-002</text:p>
          </table:table-cell>
          <table:table-cell table:number-columns-repeated="1018"/>
        </table:table-row>
        <table:table-row table:style-name="ro2">
          <table:table-cell/>
          <table:table-cell table:formula="of:=[.B35]+[.$B$4]" office:value-type="float" office:value="3400">
            <text:p>3400</text:p>
          </table:table-cell>
          <table:table-cell table:formula="of:=[.B36]/60" office:value-type="float" office:value="56.6666666666667">
            <text:p>56,67</text:p>
          </table:table-cell>
          <table:table-cell table:formula="of:=1/[.C36]" office:value-type="float" office:value="0.0176470588235294">
            <text:p>1,76E-002</text:p>
          </table:table-cell>
          <table:table-cell table:formula="of:=[.D36]" office:value-type="float" office:value="0.0176470588235294">
            <text:p>1,76E-002</text:p>
          </table:table-cell>
          <table:table-cell table:formula="of:=2*[.D36]" office:value-type="float" office:value="0.0352941176470588">
            <text:p>3,53E-002</text:p>
          </table:table-cell>
          <table:table-cell table:number-columns-repeated="1018"/>
        </table:table-row>
        <table:table-row table:style-name="ro2">
          <table:table-cell/>
          <table:table-cell table:formula="of:=[.B36]+[.$B$4]" office:value-type="float" office:value="3500">
            <text:p>3500</text:p>
          </table:table-cell>
          <table:table-cell table:formula="of:=[.B37]/60" office:value-type="float" office:value="58.3333333333333">
            <text:p>58,33</text:p>
          </table:table-cell>
          <table:table-cell table:formula="of:=1/[.C37]" office:value-type="float" office:value="0.0171428571428571">
            <text:p>1,71E-002</text:p>
          </table:table-cell>
          <table:table-cell table:formula="of:=[.D37]" office:value-type="float" office:value="0.0171428571428571">
            <text:p>1,71E-002</text:p>
          </table:table-cell>
          <table:table-cell table:formula="of:=2*[.D37]" office:value-type="float" office:value="0.0342857142857143">
            <text:p>3,43E-002</text:p>
          </table:table-cell>
          <table:table-cell table:number-columns-repeated="1018"/>
        </table:table-row>
        <table:table-row table:style-name="ro2">
          <table:table-cell/>
          <table:table-cell table:formula="of:=[.B37]+[.$B$4]" office:value-type="float" office:value="3600">
            <text:p>3600</text:p>
          </table:table-cell>
          <table:table-cell table:formula="of:=[.B38]/60" office:value-type="float" office:value="60">
            <text:p>60</text:p>
          </table:table-cell>
          <table:table-cell table:formula="of:=1/[.C38]" office:value-type="float" office:value="0.0166666666666667">
            <text:p>1,67E-002</text:p>
          </table:table-cell>
          <table:table-cell table:formula="of:=[.D38]" office:value-type="float" office:value="0.0166666666666667">
            <text:p>1,67E-002</text:p>
          </table:table-cell>
          <table:table-cell table:formula="of:=2*[.D38]" office:value-type="float" office:value="0.0333333333333333">
            <text:p>3,33E-002</text:p>
          </table:table-cell>
          <table:table-cell table:number-columns-repeated="1018"/>
        </table:table-row>
        <table:table-row table:style-name="ro2">
          <table:table-cell/>
          <table:table-cell table:formula="of:=[.B38]+[.$B$4]" office:value-type="float" office:value="3700">
            <text:p>3700</text:p>
          </table:table-cell>
          <table:table-cell table:formula="of:=[.B39]/60" office:value-type="float" office:value="61.6666666666667">
            <text:p>61,67</text:p>
          </table:table-cell>
          <table:table-cell table:formula="of:=1/[.C39]" office:value-type="float" office:value="0.0162162162162162">
            <text:p>1,62E-002</text:p>
          </table:table-cell>
          <table:table-cell table:formula="of:=[.D39]" office:value-type="float" office:value="0.0162162162162162">
            <text:p>1,62E-002</text:p>
          </table:table-cell>
          <table:table-cell table:formula="of:=2*[.D39]" office:value-type="float" office:value="0.0324324324324324">
            <text:p>3,24E-002</text:p>
          </table:table-cell>
          <table:table-cell table:number-columns-repeated="1018"/>
        </table:table-row>
        <table:table-row table:style-name="ro2">
          <table:table-cell/>
          <table:table-cell table:formula="of:=[.B39]+[.$B$4]" office:value-type="float" office:value="3800">
            <text:p>3800</text:p>
          </table:table-cell>
          <table:table-cell table:formula="of:=[.B40]/60" office:value-type="float" office:value="63.3333333333333">
            <text:p>63,33</text:p>
          </table:table-cell>
          <table:table-cell table:formula="of:=1/[.C40]" office:value-type="float" office:value="0.0157894736842105">
            <text:p>1,58E-002</text:p>
          </table:table-cell>
          <table:table-cell table:formula="of:=[.D40]" office:value-type="float" office:value="0.0157894736842105">
            <text:p>1,58E-002</text:p>
          </table:table-cell>
          <table:table-cell table:formula="of:=2*[.D40]" office:value-type="float" office:value="0.0315789473684211">
            <text:p>3,16E-002</text:p>
          </table:table-cell>
          <table:table-cell table:number-columns-repeated="1018"/>
        </table:table-row>
        <table:table-row table:style-name="ro2">
          <table:table-cell/>
          <table:table-cell table:formula="of:=[.B40]+[.$B$4]" office:value-type="float" office:value="3900">
            <text:p>3900</text:p>
          </table:table-cell>
          <table:table-cell table:formula="of:=[.B41]/60" office:value-type="float" office:value="65">
            <text:p>65</text:p>
          </table:table-cell>
          <table:table-cell table:formula="of:=1/[.C41]" office:value-type="float" office:value="0.0153846153846154">
            <text:p>1,54E-002</text:p>
          </table:table-cell>
          <table:table-cell table:formula="of:=[.D41]" office:value-type="float" office:value="0.0153846153846154">
            <text:p>1,54E-002</text:p>
          </table:table-cell>
          <table:table-cell table:formula="of:=2*[.D41]" office:value-type="float" office:value="0.0307692307692308">
            <text:p>3,08E-002</text:p>
          </table:table-cell>
          <table:table-cell table:number-columns-repeated="1018"/>
        </table:table-row>
        <table:table-row table:style-name="ro2">
          <table:table-cell/>
          <table:table-cell table:formula="of:=[.B41]+[.$B$4]" office:value-type="float" office:value="4000">
            <text:p>4000</text:p>
          </table:table-cell>
          <table:table-cell table:formula="of:=[.B42]/60" office:value-type="float" office:value="66.6666666666667">
            <text:p>66,67</text:p>
          </table:table-cell>
          <table:table-cell table:formula="of:=1/[.C42]" office:value-type="float" office:value="0.015">
            <text:p>1,50E-002</text:p>
          </table:table-cell>
          <table:table-cell table:formula="of:=[.D42]" office:value-type="float" office:value="0.015">
            <text:p>1,50E-002</text:p>
          </table:table-cell>
          <table:table-cell table:formula="of:=2*[.D42]" office:value-type="float" office:value="0.03">
            <text:p>3,00E-002</text:p>
          </table:table-cell>
          <table:table-cell table:number-columns-repeated="1018"/>
        </table:table-row>
        <table:table-row table:style-name="ro2">
          <table:table-cell/>
          <table:table-cell table:formula="of:=[.B42]+[.$B$4]" office:value-type="float" office:value="4100">
            <text:p>4100</text:p>
          </table:table-cell>
          <table:table-cell table:formula="of:=[.B43]/60" office:value-type="float" office:value="68.3333333333333">
            <text:p>68,33</text:p>
          </table:table-cell>
          <table:table-cell table:formula="of:=1/[.C43]" office:value-type="float" office:value="0.0146341463414634">
            <text:p>1,46E-002</text:p>
          </table:table-cell>
          <table:table-cell table:formula="of:=[.D43]" office:value-type="float" office:value="0.0146341463414634">
            <text:p>1,46E-002</text:p>
          </table:table-cell>
          <table:table-cell table:formula="of:=2*[.D43]" office:value-type="float" office:value="0.0292682926829268">
            <text:p>2,93E-002</text:p>
          </table:table-cell>
          <table:table-cell table:number-columns-repeated="1018"/>
        </table:table-row>
        <table:table-row table:style-name="ro2">
          <table:table-cell/>
          <table:table-cell table:formula="of:=[.B43]+[.$B$4]" office:value-type="float" office:value="4200">
            <text:p>4200</text:p>
          </table:table-cell>
          <table:table-cell table:formula="of:=[.B44]/60" office:value-type="float" office:value="70">
            <text:p>70</text:p>
          </table:table-cell>
          <table:table-cell table:formula="of:=1/[.C44]" office:value-type="float" office:value="0.0142857142857143">
            <text:p>1,43E-002</text:p>
          </table:table-cell>
          <table:table-cell table:formula="of:=[.D44]" office:value-type="float" office:value="0.0142857142857143">
            <text:p>1,43E-002</text:p>
          </table:table-cell>
          <table:table-cell table:formula="of:=2*[.D44]" office:value-type="float" office:value="0.0285714285714286">
            <text:p>2,86E-002</text:p>
          </table:table-cell>
          <table:table-cell table:number-columns-repeated="1018"/>
        </table:table-row>
        <table:table-row table:style-name="ro2">
          <table:table-cell/>
          <table:table-cell table:formula="of:=[.B44]+[.$B$4]" office:value-type="float" office:value="4300">
            <text:p>4300</text:p>
          </table:table-cell>
          <table:table-cell table:formula="of:=[.B45]/60" office:value-type="float" office:value="71.6666666666667">
            <text:p>71,67</text:p>
          </table:table-cell>
          <table:table-cell table:formula="of:=1/[.C45]" office:value-type="float" office:value="0.013953488372093">
            <text:p>1,40E-002</text:p>
          </table:table-cell>
          <table:table-cell table:formula="of:=[.D45]" office:value-type="float" office:value="0.013953488372093">
            <text:p>1,40E-002</text:p>
          </table:table-cell>
          <table:table-cell table:formula="of:=2*[.D45]" office:value-type="float" office:value="0.027906976744186">
            <text:p>2,79E-002</text:p>
          </table:table-cell>
          <table:table-cell table:number-columns-repeated="1018"/>
        </table:table-row>
        <table:table-row table:style-name="ro2">
          <table:table-cell/>
          <table:table-cell table:formula="of:=[.B45]+[.$B$4]" office:value-type="float" office:value="4400">
            <text:p>4400</text:p>
          </table:table-cell>
          <table:table-cell table:formula="of:=[.B46]/60" office:value-type="float" office:value="73.3333333333333">
            <text:p>73,33</text:p>
          </table:table-cell>
          <table:table-cell table:formula="of:=1/[.C46]" office:value-type="float" office:value="0.0136363636363636">
            <text:p>1,36E-002</text:p>
          </table:table-cell>
          <table:table-cell table:formula="of:=[.D46]" office:value-type="float" office:value="0.0136363636363636">
            <text:p>1,36E-002</text:p>
          </table:table-cell>
          <table:table-cell table:formula="of:=2*[.D46]" office:value-type="float" office:value="0.0272727272727273">
            <text:p>2,73E-002</text:p>
          </table:table-cell>
          <table:table-cell table:number-columns-repeated="1018"/>
        </table:table-row>
        <table:table-row table:style-name="ro2">
          <table:table-cell/>
          <table:table-cell table:formula="of:=[.B46]+[.$B$4]" office:value-type="float" office:value="4500">
            <text:p>4500</text:p>
          </table:table-cell>
          <table:table-cell table:formula="of:=[.B47]/60" office:value-type="float" office:value="75">
            <text:p>75</text:p>
          </table:table-cell>
          <table:table-cell table:formula="of:=1/[.C47]" office:value-type="float" office:value="0.0133333333333333">
            <text:p>1,33E-002</text:p>
          </table:table-cell>
          <table:table-cell table:formula="of:=[.D47]" office:value-type="float" office:value="0.0133333333333333">
            <text:p>1,33E-002</text:p>
          </table:table-cell>
          <table:table-cell table:formula="of:=2*[.D47]" office:value-type="float" office:value="0.0266666666666667">
            <text:p>2,67E-002</text:p>
          </table:table-cell>
          <table:table-cell table:number-columns-repeated="1018"/>
        </table:table-row>
        <table:table-row table:style-name="ro2">
          <table:table-cell/>
          <table:table-cell table:formula="of:=[.B47]+[.$B$4]" office:value-type="float" office:value="4600">
            <text:p>4600</text:p>
          </table:table-cell>
          <table:table-cell table:formula="of:=[.B48]/60" office:value-type="float" office:value="76.6666666666667">
            <text:p>76,67</text:p>
          </table:table-cell>
          <table:table-cell table:formula="of:=1/[.C48]" office:value-type="float" office:value="0.0130434782608696">
            <text:p>1,30E-002</text:p>
          </table:table-cell>
          <table:table-cell table:formula="of:=[.D48]" office:value-type="float" office:value="0.0130434782608696">
            <text:p>1,30E-002</text:p>
          </table:table-cell>
          <table:table-cell table:formula="of:=2*[.D48]" office:value-type="float" office:value="0.0260869565217391">
            <text:p>2,61E-002</text:p>
          </table:table-cell>
          <table:table-cell table:number-columns-repeated="1018"/>
        </table:table-row>
        <table:table-row table:style-name="ro2">
          <table:table-cell/>
          <table:table-cell table:formula="of:=[.B48]+[.$B$4]" office:value-type="float" office:value="4700">
            <text:p>4700</text:p>
          </table:table-cell>
          <table:table-cell table:formula="of:=[.B49]/60" office:value-type="float" office:value="78.3333333333333">
            <text:p>78,33</text:p>
          </table:table-cell>
          <table:table-cell table:formula="of:=1/[.C49]" office:value-type="float" office:value="0.0127659574468085">
            <text:p>1,28E-002</text:p>
          </table:table-cell>
          <table:table-cell table:formula="of:=[.D49]" office:value-type="float" office:value="0.0127659574468085">
            <text:p>1,28E-002</text:p>
          </table:table-cell>
          <table:table-cell table:formula="of:=2*[.D49]" office:value-type="float" office:value="0.025531914893617">
            <text:p>2,55E-002</text:p>
          </table:table-cell>
          <table:table-cell table:number-columns-repeated="1018"/>
        </table:table-row>
        <table:table-row table:style-name="ro2">
          <table:table-cell/>
          <table:table-cell table:formula="of:=[.B49]+[.$B$4]" office:value-type="float" office:value="4800">
            <text:p>4800</text:p>
          </table:table-cell>
          <table:table-cell table:formula="of:=[.B50]/60" office:value-type="float" office:value="80">
            <text:p>80</text:p>
          </table:table-cell>
          <table:table-cell table:formula="of:=1/[.C50]" office:value-type="float" office:value="0.0125">
            <text:p>1,25E-002</text:p>
          </table:table-cell>
          <table:table-cell table:formula="of:=[.D50]" office:value-type="float" office:value="0.0125">
            <text:p>1,25E-002</text:p>
          </table:table-cell>
          <table:table-cell table:formula="of:=2*[.D50]" office:value-type="float" office:value="0.025">
            <text:p>2,50E-002</text:p>
          </table:table-cell>
          <table:table-cell table:number-columns-repeated="1018"/>
        </table:table-row>
        <table:table-row table:style-name="ro2">
          <table:table-cell/>
          <table:table-cell table:formula="of:=[.B50]+[.$B$4]" office:value-type="float" office:value="4900">
            <text:p>4900</text:p>
          </table:table-cell>
          <table:table-cell table:formula="of:=[.B51]/60" office:value-type="float" office:value="81.6666666666667">
            <text:p>81,67</text:p>
          </table:table-cell>
          <table:table-cell table:formula="of:=1/[.C51]" office:value-type="float" office:value="0.0122448979591837">
            <text:p>1,22E-002</text:p>
          </table:table-cell>
          <table:table-cell table:formula="of:=[.D51]" office:value-type="float" office:value="0.0122448979591837">
            <text:p>1,22E-002</text:p>
          </table:table-cell>
          <table:table-cell table:formula="of:=2*[.D51]" office:value-type="float" office:value="0.0244897959183673">
            <text:p>2,45E-002</text:p>
          </table:table-cell>
          <table:table-cell table:number-columns-repeated="1018"/>
        </table:table-row>
        <table:table-row table:style-name="ro2">
          <table:table-cell/>
          <table:table-cell table:formula="of:=[.B51]+[.$B$4]" office:value-type="float" office:value="5000">
            <text:p>5000</text:p>
          </table:table-cell>
          <table:table-cell table:formula="of:=[.B52]/60" office:value-type="float" office:value="83.3333333333333">
            <text:p>83,33</text:p>
          </table:table-cell>
          <table:table-cell table:formula="of:=1/[.C52]" office:value-type="float" office:value="0.012">
            <text:p>1,20E-002</text:p>
          </table:table-cell>
          <table:table-cell table:formula="of:=[.D52]" office:value-type="float" office:value="0.012">
            <text:p>1,20E-002</text:p>
          </table:table-cell>
          <table:table-cell table:formula="of:=2*[.D52]" office:value-type="float" office:value="0.024">
            <text:p>2,40E-002</text:p>
          </table:table-cell>
          <table:table-cell table:number-columns-repeated="1018"/>
        </table:table-row>
        <table:table-row table:style-name="ro2">
          <table:table-cell/>
          <table:table-cell table:formula="of:=[.B52]+[.$B$4]" office:value-type="float" office:value="5100">
            <text:p>5100</text:p>
          </table:table-cell>
          <table:table-cell table:formula="of:=[.B53]/60" office:value-type="float" office:value="85">
            <text:p>85</text:p>
          </table:table-cell>
          <table:table-cell table:formula="of:=1/[.C53]" office:value-type="float" office:value="0.0117647058823529">
            <text:p>1,18E-002</text:p>
          </table:table-cell>
          <table:table-cell table:formula="of:=[.D53]" office:value-type="float" office:value="0.0117647058823529">
            <text:p>1,18E-002</text:p>
          </table:table-cell>
          <table:table-cell table:formula="of:=2*[.D53]" office:value-type="float" office:value="0.0235294117647059">
            <text:p>2,35E-002</text:p>
          </table:table-cell>
          <table:table-cell table:number-columns-repeated="1018"/>
        </table:table-row>
        <table:table-row table:style-name="ro2">
          <table:table-cell/>
          <table:table-cell table:formula="of:=[.B53]+[.$B$4]" office:value-type="float" office:value="5200">
            <text:p>5200</text:p>
          </table:table-cell>
          <table:table-cell table:formula="of:=[.B54]/60" office:value-type="float" office:value="86.6666666666667">
            <text:p>86,67</text:p>
          </table:table-cell>
          <table:table-cell table:formula="of:=1/[.C54]" office:value-type="float" office:value="0.0115384615384615">
            <text:p>1,15E-002</text:p>
          </table:table-cell>
          <table:table-cell table:formula="of:=[.D54]" office:value-type="float" office:value="0.0115384615384615">
            <text:p>1,15E-002</text:p>
          </table:table-cell>
          <table:table-cell table:formula="of:=2*[.D54]" office:value-type="float" office:value="0.0230769230769231">
            <text:p>2,31E-002</text:p>
          </table:table-cell>
          <table:table-cell table:number-columns-repeated="1018"/>
        </table:table-row>
        <table:table-row table:style-name="ro2">
          <table:table-cell/>
          <table:table-cell table:formula="of:=[.B54]+[.$B$4]" office:value-type="float" office:value="5300">
            <text:p>5300</text:p>
          </table:table-cell>
          <table:table-cell table:formula="of:=[.B55]/60" office:value-type="float" office:value="88.3333333333333">
            <text:p>88,33</text:p>
          </table:table-cell>
          <table:table-cell table:formula="of:=1/[.C55]" office:value-type="float" office:value="0.0113207547169811">
            <text:p>1,13E-002</text:p>
          </table:table-cell>
          <table:table-cell table:formula="of:=[.D55]" office:value-type="float" office:value="0.0113207547169811">
            <text:p>1,13E-002</text:p>
          </table:table-cell>
          <table:table-cell table:formula="of:=2*[.D55]" office:value-type="float" office:value="0.0226415094339623">
            <text:p>2,26E-002</text:p>
          </table:table-cell>
          <table:table-cell table:number-columns-repeated="1018"/>
        </table:table-row>
        <table:table-row table:style-name="ro2">
          <table:table-cell/>
          <table:table-cell table:formula="of:=[.B55]+[.$B$4]" office:value-type="float" office:value="5400">
            <text:p>5400</text:p>
          </table:table-cell>
          <table:table-cell table:formula="of:=[.B56]/60" office:value-type="float" office:value="90">
            <text:p>90</text:p>
          </table:table-cell>
          <table:table-cell table:formula="of:=1/[.C56]" office:value-type="float" office:value="0.0111111111111111">
            <text:p>1,11E-002</text:p>
          </table:table-cell>
          <table:table-cell table:formula="of:=[.D56]" office:value-type="float" office:value="0.0111111111111111">
            <text:p>1,11E-002</text:p>
          </table:table-cell>
          <table:table-cell table:formula="of:=2*[.D56]" office:value-type="float" office:value="0.0222222222222222">
            <text:p>2,22E-002</text:p>
          </table:table-cell>
          <table:table-cell table:number-columns-repeated="1018"/>
        </table:table-row>
        <table:table-row table:style-name="ro2">
          <table:table-cell/>
          <table:table-cell table:formula="of:=[.B56]+[.$B$4]" office:value-type="float" office:value="5500">
            <text:p>5500</text:p>
          </table:table-cell>
          <table:table-cell table:formula="of:=[.B57]/60" office:value-type="float" office:value="91.6666666666667">
            <text:p>91,67</text:p>
          </table:table-cell>
          <table:table-cell table:formula="of:=1/[.C57]" office:value-type="float" office:value="0.0109090909090909">
            <text:p>1,09E-002</text:p>
          </table:table-cell>
          <table:table-cell table:formula="of:=[.D57]" office:value-type="float" office:value="0.0109090909090909">
            <text:p>1,09E-002</text:p>
          </table:table-cell>
          <table:table-cell table:formula="of:=2*[.D57]" office:value-type="float" office:value="0.0218181818181818">
            <text:p>2,18E-002</text:p>
          </table:table-cell>
          <table:table-cell table:number-columns-repeated="1018"/>
        </table:table-row>
        <table:table-row table:style-name="ro2">
          <table:table-cell/>
          <table:table-cell table:formula="of:=[.B57]+[.$B$4]" office:value-type="float" office:value="5600">
            <text:p>5600</text:p>
          </table:table-cell>
          <table:table-cell table:formula="of:=[.B58]/60" office:value-type="float" office:value="93.3333333333333">
            <text:p>93,33</text:p>
          </table:table-cell>
          <table:table-cell table:formula="of:=1/[.C58]" office:value-type="float" office:value="0.0107142857142857">
            <text:p>1,07E-002</text:p>
          </table:table-cell>
          <table:table-cell table:formula="of:=[.D58]" office:value-type="float" office:value="0.0107142857142857">
            <text:p>1,07E-002</text:p>
          </table:table-cell>
          <table:table-cell table:formula="of:=2*[.D58]" office:value-type="float" office:value="0.0214285714285714">
            <text:p>2,14E-002</text:p>
          </table:table-cell>
          <table:table-cell table:number-columns-repeated="1018"/>
        </table:table-row>
        <table:table-row table:style-name="ro2">
          <table:table-cell/>
          <table:table-cell table:formula="of:=[.B58]+[.$B$4]" office:value-type="float" office:value="5700">
            <text:p>5700</text:p>
          </table:table-cell>
          <table:table-cell table:formula="of:=[.B59]/60" office:value-type="float" office:value="95">
            <text:p>95</text:p>
          </table:table-cell>
          <table:table-cell table:formula="of:=1/[.C59]" office:value-type="float" office:value="0.0105263157894737">
            <text:p>1,05E-002</text:p>
          </table:table-cell>
          <table:table-cell table:formula="of:=[.D59]" office:value-type="float" office:value="0.0105263157894737">
            <text:p>1,05E-002</text:p>
          </table:table-cell>
          <table:table-cell table:formula="of:=2*[.D59]" office:value-type="float" office:value="0.0210526315789474">
            <text:p>2,11E-002</text:p>
          </table:table-cell>
          <table:table-cell table:number-columns-repeated="1018"/>
        </table:table-row>
        <table:table-row table:style-name="ro2">
          <table:table-cell/>
          <table:table-cell table:formula="of:=[.B59]+[.$B$4]" office:value-type="float" office:value="5800">
            <text:p>5800</text:p>
          </table:table-cell>
          <table:table-cell table:formula="of:=[.B60]/60" office:value-type="float" office:value="96.6666666666667">
            <text:p>96,67</text:p>
          </table:table-cell>
          <table:table-cell table:formula="of:=1/[.C60]" office:value-type="float" office:value="0.0103448275862069">
            <text:p>1,03E-002</text:p>
          </table:table-cell>
          <table:table-cell table:formula="of:=[.D60]" office:value-type="float" office:value="0.0103448275862069">
            <text:p>1,03E-002</text:p>
          </table:table-cell>
          <table:table-cell table:formula="of:=2*[.D60]" office:value-type="float" office:value="0.0206896551724138">
            <text:p>2,07E-002</text:p>
          </table:table-cell>
          <table:table-cell table:number-columns-repeated="1018"/>
        </table:table-row>
        <table:table-row table:style-name="ro2">
          <table:table-cell/>
          <table:table-cell table:formula="of:=[.B60]+[.$B$4]" office:value-type="float" office:value="5900">
            <text:p>5900</text:p>
          </table:table-cell>
          <table:table-cell table:formula="of:=[.B61]/60" office:value-type="float" office:value="98.3333333333333">
            <text:p>98,33</text:p>
          </table:table-cell>
          <table:table-cell table:formula="of:=1/[.C61]" office:value-type="float" office:value="0.0101694915254237">
            <text:p>1,02E-002</text:p>
          </table:table-cell>
          <table:table-cell table:formula="of:=[.D61]" office:value-type="float" office:value="0.0101694915254237">
            <text:p>1,02E-002</text:p>
          </table:table-cell>
          <table:table-cell table:formula="of:=2*[.D61]" office:value-type="float" office:value="0.0203389830508475">
            <text:p>2,03E-002</text:p>
          </table:table-cell>
          <table:table-cell table:number-columns-repeated="1018"/>
        </table:table-row>
        <table:table-row table:style-name="ro2">
          <table:table-cell/>
          <table:table-cell table:formula="of:=[.B61]+[.$B$4]" office:value-type="float" office:value="6000">
            <text:p>6000</text:p>
          </table:table-cell>
          <table:table-cell table:formula="of:=[.B62]/60" office:value-type="float" office:value="100">
            <text:p>100</text:p>
          </table:table-cell>
          <table:table-cell table:formula="of:=1/[.C62]" office:value-type="float" office:value="0.01">
            <text:p>1,00E-002</text:p>
          </table:table-cell>
          <table:table-cell table:formula="of:=[.D62]" office:value-type="float" office:value="0.01">
            <text:p>1,00E-002</text:p>
          </table:table-cell>
          <table:table-cell table:formula="of:=2*[.D62]" office:value-type="float" office:value="0.02">
            <text:p>2,00E-002</text:p>
          </table:table-cell>
          <table:table-cell table:number-columns-repeated="1018"/>
        </table:table-row>
        <table:table-row table:style-name="ro2">
          <table:table-cell/>
          <table:table-cell table:formula="of:=[.B62]+[.$B$4]" office:value-type="float" office:value="6100">
            <text:p>6100</text:p>
          </table:table-cell>
          <table:table-cell table:formula="of:=[.B63]/60" office:value-type="float" office:value="101.666666666667">
            <text:p>101,67</text:p>
          </table:table-cell>
          <table:table-cell table:formula="of:=1/[.C63]" office:value-type="float" office:value="0.00983606557377049">
            <text:p>9,84E-003</text:p>
          </table:table-cell>
          <table:table-cell table:formula="of:=[.D63]" office:value-type="float" office:value="0.00983606557377049">
            <text:p>9,84E-003</text:p>
          </table:table-cell>
          <table:table-cell table:formula="of:=2*[.D63]" office:value-type="float" office:value="0.019672131147541">
            <text:p>1,97E-002</text:p>
          </table:table-cell>
          <table:table-cell table:number-columns-repeated="1018"/>
        </table:table-row>
        <table:table-row table:style-name="ro2">
          <table:table-cell/>
          <table:table-cell table:formula="of:=[.B63]+[.$B$4]" office:value-type="float" office:value="6200">
            <text:p>6200</text:p>
          </table:table-cell>
          <table:table-cell table:formula="of:=[.B64]/60" office:value-type="float" office:value="103.333333333333">
            <text:p>103,33</text:p>
          </table:table-cell>
          <table:table-cell table:formula="of:=1/[.C64]" office:value-type="float" office:value="0.00967741935483871">
            <text:p>9,68E-003</text:p>
          </table:table-cell>
          <table:table-cell table:formula="of:=[.D64]" office:value-type="float" office:value="0.00967741935483871">
            <text:p>9,68E-003</text:p>
          </table:table-cell>
          <table:table-cell table:formula="of:=2*[.D64]" office:value-type="float" office:value="0.0193548387096774">
            <text:p>1,94E-002</text:p>
          </table:table-cell>
          <table:table-cell table:number-columns-repeated="1018"/>
        </table:table-row>
        <table:table-row table:style-name="ro2">
          <table:table-cell/>
          <table:table-cell table:formula="of:=[.B64]+[.$B$4]" office:value-type="float" office:value="6300">
            <text:p>6300</text:p>
          </table:table-cell>
          <table:table-cell table:formula="of:=[.B65]/60" office:value-type="float" office:value="105">
            <text:p>105</text:p>
          </table:table-cell>
          <table:table-cell table:formula="of:=1/[.C65]" office:value-type="float" office:value="0.00952380952380952">
            <text:p>9,52E-003</text:p>
          </table:table-cell>
          <table:table-cell table:formula="of:=[.D65]" office:value-type="float" office:value="0.00952380952380952">
            <text:p>9,52E-003</text:p>
          </table:table-cell>
          <table:table-cell table:formula="of:=2*[.D65]" office:value-type="float" office:value="0.0190476190476191">
            <text:p>1,90E-002</text:p>
          </table:table-cell>
          <table:table-cell table:number-columns-repeated="1018"/>
        </table:table-row>
        <table:table-row table:style-name="ro2">
          <table:table-cell/>
          <table:table-cell table:formula="of:=[.B65]+[.$B$4]" office:value-type="float" office:value="6400">
            <text:p>6400</text:p>
          </table:table-cell>
          <table:table-cell table:formula="of:=[.B66]/60" office:value-type="float" office:value="106.666666666667">
            <text:p>106,67</text:p>
          </table:table-cell>
          <table:table-cell table:formula="of:=1/[.C66]" office:value-type="float" office:value="0.009375">
            <text:p>9,38E-003</text:p>
          </table:table-cell>
          <table:table-cell table:formula="of:=[.D66]" office:value-type="float" office:value="0.009375">
            <text:p>9,38E-003</text:p>
          </table:table-cell>
          <table:table-cell table:formula="of:=2*[.D66]" office:value-type="float" office:value="0.01875">
            <text:p>1,88E-002</text:p>
          </table:table-cell>
          <table:table-cell table:number-columns-repeated="1018"/>
        </table:table-row>
        <table:table-row table:style-name="ro2">
          <table:table-cell/>
          <table:table-cell table:formula="of:=[.B66]+[.$B$4]" office:value-type="float" office:value="6500">
            <text:p>6500</text:p>
          </table:table-cell>
          <table:table-cell table:formula="of:=[.B67]/60" office:value-type="float" office:value="108.333333333333">
            <text:p>108,33</text:p>
          </table:table-cell>
          <table:table-cell table:formula="of:=1/[.C67]" office:value-type="float" office:value="0.00923076923076923">
            <text:p>9,23E-003</text:p>
          </table:table-cell>
          <table:table-cell table:formula="of:=[.D67]" office:value-type="float" office:value="0.00923076923076923">
            <text:p>9,23E-003</text:p>
          </table:table-cell>
          <table:table-cell table:formula="of:=2*[.D67]" office:value-type="float" office:value="0.0184615384615385">
            <text:p>1,85E-002</text:p>
          </table:table-cell>
          <table:table-cell table:number-columns-repeated="1018"/>
        </table:table-row>
        <table:table-row table:style-name="ro2">
          <table:table-cell/>
          <table:table-cell table:formula="of:=[.B67]+[.$B$4]" office:value-type="float" office:value="6600">
            <text:p>6600</text:p>
          </table:table-cell>
          <table:table-cell table:formula="of:=[.B68]/60" office:value-type="float" office:value="110">
            <text:p>110</text:p>
          </table:table-cell>
          <table:table-cell table:formula="of:=1/[.C68]" office:value-type="float" office:value="0.00909090909090909">
            <text:p>9,09E-003</text:p>
          </table:table-cell>
          <table:table-cell table:formula="of:=[.D68]" office:value-type="float" office:value="0.00909090909090909">
            <text:p>9,09E-003</text:p>
          </table:table-cell>
          <table:table-cell table:formula="of:=2*[.D68]" office:value-type="float" office:value="0.0181818181818182">
            <text:p>1,82E-002</text:p>
          </table:table-cell>
          <table:table-cell table:number-columns-repeated="1018"/>
        </table:table-row>
        <table:table-row table:style-name="ro2">
          <table:table-cell/>
          <table:table-cell table:formula="of:=[.B68]+[.$B$4]" office:value-type="float" office:value="6700">
            <text:p>6700</text:p>
          </table:table-cell>
          <table:table-cell table:formula="of:=[.B69]/60" office:value-type="float" office:value="111.666666666667">
            <text:p>111,67</text:p>
          </table:table-cell>
          <table:table-cell table:formula="of:=1/[.C69]" office:value-type="float" office:value="0.00895522388059701">
            <text:p>8,96E-003</text:p>
          </table:table-cell>
          <table:table-cell table:formula="of:=[.D69]" office:value-type="float" office:value="0.00895522388059701">
            <text:p>8,96E-003</text:p>
          </table:table-cell>
          <table:table-cell table:formula="of:=2*[.D69]" office:value-type="float" office:value="0.017910447761194">
            <text:p>1,79E-002</text:p>
          </table:table-cell>
          <table:table-cell table:number-columns-repeated="1018"/>
        </table:table-row>
        <table:table-row table:style-name="ro2">
          <table:table-cell/>
          <table:table-cell table:formula="of:=[.B69]+[.$B$4]" office:value-type="float" office:value="6800">
            <text:p>6800</text:p>
          </table:table-cell>
          <table:table-cell table:formula="of:=[.B70]/60" office:value-type="float" office:value="113.333333333333">
            <text:p>113,33</text:p>
          </table:table-cell>
          <table:table-cell table:formula="of:=1/[.C70]" office:value-type="float" office:value="0.00882352941176471">
            <text:p>8,82E-003</text:p>
          </table:table-cell>
          <table:table-cell table:formula="of:=[.D70]" office:value-type="float" office:value="0.00882352941176471">
            <text:p>8,82E-003</text:p>
          </table:table-cell>
          <table:table-cell table:formula="of:=2*[.D70]" office:value-type="float" office:value="0.0176470588235294">
            <text:p>1,76E-002</text:p>
          </table:table-cell>
          <table:table-cell table:number-columns-repeated="1018"/>
        </table:table-row>
        <table:table-row table:style-name="ro2">
          <table:table-cell/>
          <table:table-cell table:formula="of:=[.B70]+[.$B$4]" office:value-type="float" office:value="6900">
            <text:p>6900</text:p>
          </table:table-cell>
          <table:table-cell table:formula="of:=[.B71]/60" office:value-type="float" office:value="115">
            <text:p>115</text:p>
          </table:table-cell>
          <table:table-cell table:formula="of:=1/[.C71]" office:value-type="float" office:value="0.00869565217391304">
            <text:p>8,70E-003</text:p>
          </table:table-cell>
          <table:table-cell table:formula="of:=[.D71]" office:value-type="float" office:value="0.00869565217391304">
            <text:p>8,70E-003</text:p>
          </table:table-cell>
          <table:table-cell table:formula="of:=2*[.D71]" office:value-type="float" office:value="0.0173913043478261">
            <text:p>1,74E-002</text:p>
          </table:table-cell>
          <table:table-cell table:number-columns-repeated="1018"/>
        </table:table-row>
        <table:table-row table:style-name="ro2">
          <table:table-cell/>
          <table:table-cell table:formula="of:=[.B71]+[.$B$4]" office:value-type="float" office:value="7000">
            <text:p>7000</text:p>
          </table:table-cell>
          <table:table-cell table:formula="of:=[.B72]/60" office:value-type="float" office:value="116.666666666667">
            <text:p>116,67</text:p>
          </table:table-cell>
          <table:table-cell table:formula="of:=1/[.C72]" office:value-type="float" office:value="0.00857142857142857">
            <text:p>8,57E-003</text:p>
          </table:table-cell>
          <table:table-cell table:formula="of:=[.D72]" office:value-type="float" office:value="0.00857142857142857">
            <text:p>8,57E-003</text:p>
          </table:table-cell>
          <table:table-cell table:formula="of:=2*[.D72]" office:value-type="float" office:value="0.0171428571428571">
            <text:p>1,71E-002</text:p>
          </table:table-cell>
          <table:table-cell table:number-columns-repeated="1018"/>
        </table:table-row>
        <table:table-row table:style-name="ro2">
          <table:table-cell/>
          <table:table-cell table:formula="of:=[.B72]+[.$B$4]" office:value-type="float" office:value="7100">
            <text:p>7100</text:p>
          </table:table-cell>
          <table:table-cell table:formula="of:=[.B73]/60" office:value-type="float" office:value="118.333333333333">
            <text:p>118,33</text:p>
          </table:table-cell>
          <table:table-cell table:formula="of:=1/[.C73]" office:value-type="float" office:value="0.00845070422535211">
            <text:p>8,45E-003</text:p>
          </table:table-cell>
          <table:table-cell table:formula="of:=[.D73]" office:value-type="float" office:value="0.00845070422535211">
            <text:p>8,45E-003</text:p>
          </table:table-cell>
          <table:table-cell table:formula="of:=2*[.D73]" office:value-type="float" office:value="0.0169014084507042">
            <text:p>1,69E-002</text:p>
          </table:table-cell>
          <table:table-cell table:number-columns-repeated="1018"/>
        </table:table-row>
        <table:table-row table:style-name="ro2">
          <table:table-cell/>
          <table:table-cell table:formula="of:=[.B73]+[.$B$4]" office:value-type="float" office:value="7200">
            <text:p>7200</text:p>
          </table:table-cell>
          <table:table-cell table:formula="of:=[.B74]/60" office:value-type="float" office:value="120">
            <text:p>120</text:p>
          </table:table-cell>
          <table:table-cell table:formula="of:=1/[.C74]" office:value-type="float" office:value="0.00833333333333333">
            <text:p>8,33E-003</text:p>
          </table:table-cell>
          <table:table-cell table:formula="of:=[.D74]" office:value-type="float" office:value="0.00833333333333333">
            <text:p>8,33E-003</text:p>
          </table:table-cell>
          <table:table-cell table:formula="of:=2*[.D74]" office:value-type="float" office:value="0.0166666666666667">
            <text:p>1,67E-002</text:p>
          </table:table-cell>
          <table:table-cell table:number-columns-repeated="1018"/>
        </table:table-row>
        <table:table-row table:style-name="ro2">
          <table:table-cell/>
          <table:table-cell table:formula="of:=[.B74]+[.$B$4]" office:value-type="float" office:value="7300">
            <text:p>7300</text:p>
          </table:table-cell>
          <table:table-cell table:formula="of:=[.B75]/60" office:value-type="float" office:value="121.666666666667">
            <text:p>121,67</text:p>
          </table:table-cell>
          <table:table-cell table:formula="of:=1/[.C75]" office:value-type="float" office:value="0.00821917808219178">
            <text:p>8,22E-003</text:p>
          </table:table-cell>
          <table:table-cell table:formula="of:=[.D75]" office:value-type="float" office:value="0.00821917808219178">
            <text:p>8,22E-003</text:p>
          </table:table-cell>
          <table:table-cell table:formula="of:=2*[.D75]" office:value-type="float" office:value="0.0164383561643836">
            <text:p>1,64E-002</text:p>
          </table:table-cell>
          <table:table-cell table:number-columns-repeated="1018"/>
        </table:table-row>
        <table:table-row table:style-name="ro2">
          <table:table-cell/>
          <table:table-cell table:formula="of:=[.B75]+[.$B$4]" office:value-type="float" office:value="7400">
            <text:p>7400</text:p>
          </table:table-cell>
          <table:table-cell table:formula="of:=[.B76]/60" office:value-type="float" office:value="123.333333333333">
            <text:p>123,33</text:p>
          </table:table-cell>
          <table:table-cell table:formula="of:=1/[.C76]" office:value-type="float" office:value="0.00810810810810811">
            <text:p>8,11E-003</text:p>
          </table:table-cell>
          <table:table-cell table:formula="of:=[.D76]" office:value-type="float" office:value="0.00810810810810811">
            <text:p>8,11E-003</text:p>
          </table:table-cell>
          <table:table-cell table:formula="of:=2*[.D76]" office:value-type="float" office:value="0.0162162162162162">
            <text:p>1,62E-002</text:p>
          </table:table-cell>
          <table:table-cell table:number-columns-repeated="1018"/>
        </table:table-row>
        <table:table-row table:style-name="ro2">
          <table:table-cell/>
          <table:table-cell table:formula="of:=[.B76]+[.$B$4]" office:value-type="float" office:value="7500">
            <text:p>7500</text:p>
          </table:table-cell>
          <table:table-cell table:formula="of:=[.B77]/60" office:value-type="float" office:value="125">
            <text:p>125</text:p>
          </table:table-cell>
          <table:table-cell table:formula="of:=1/[.C77]" office:value-type="float" office:value="0.008">
            <text:p>8,00E-003</text:p>
          </table:table-cell>
          <table:table-cell table:formula="of:=[.D77]" office:value-type="float" office:value="0.008">
            <text:p>8,00E-003</text:p>
          </table:table-cell>
          <table:table-cell table:formula="of:=2*[.D77]" office:value-type="float" office:value="0.016">
            <text:p>1,60E-002</text:p>
          </table:table-cell>
          <table:table-cell table:number-columns-repeated="1018"/>
        </table:table-row>
        <table:table-row table:style-name="ro2">
          <table:table-cell/>
          <table:table-cell table:formula="of:=[.B77]+[.$B$4]" office:value-type="float" office:value="7600">
            <text:p>7600</text:p>
          </table:table-cell>
          <table:table-cell table:formula="of:=[.B78]/60" office:value-type="float" office:value="126.666666666667">
            <text:p>126,67</text:p>
          </table:table-cell>
          <table:table-cell table:formula="of:=1/[.C78]" office:value-type="float" office:value="0.00789473684210526">
            <text:p>7,89E-003</text:p>
          </table:table-cell>
          <table:table-cell table:formula="of:=[.D78]" office:value-type="float" office:value="0.00789473684210526">
            <text:p>7,89E-003</text:p>
          </table:table-cell>
          <table:table-cell table:formula="of:=2*[.D78]" office:value-type="float" office:value="0.0157894736842105">
            <text:p>1,58E-002</text:p>
          </table:table-cell>
          <table:table-cell table:number-columns-repeated="1018"/>
        </table:table-row>
        <table:table-row table:style-name="ro2">
          <table:table-cell/>
          <table:table-cell table:formula="of:=[.B78]+[.$B$4]" office:value-type="float" office:value="7700">
            <text:p>7700</text:p>
          </table:table-cell>
          <table:table-cell table:formula="of:=[.B79]/60" office:value-type="float" office:value="128.333333333333">
            <text:p>128,33</text:p>
          </table:table-cell>
          <table:table-cell table:formula="of:=1/[.C79]" office:value-type="float" office:value="0.00779220779220779">
            <text:p>7,79E-003</text:p>
          </table:table-cell>
          <table:table-cell table:formula="of:=[.D79]" office:value-type="float" office:value="0.00779220779220779">
            <text:p>7,79E-003</text:p>
          </table:table-cell>
          <table:table-cell table:formula="of:=2*[.D79]" office:value-type="float" office:value="0.0155844155844156">
            <text:p>1,56E-002</text:p>
          </table:table-cell>
          <table:table-cell table:number-columns-repeated="1018"/>
        </table:table-row>
        <table:table-row table:style-name="ro2">
          <table:table-cell/>
          <table:table-cell table:formula="of:=[.B79]+[.$B$4]" office:value-type="float" office:value="7800">
            <text:p>7800</text:p>
          </table:table-cell>
          <table:table-cell table:formula="of:=[.B80]/60" office:value-type="float" office:value="130">
            <text:p>130</text:p>
          </table:table-cell>
          <table:table-cell table:formula="of:=1/[.C80]" office:value-type="float" office:value="0.00769230769230769">
            <text:p>7,69E-003</text:p>
          </table:table-cell>
          <table:table-cell table:formula="of:=[.D80]" office:value-type="float" office:value="0.00769230769230769">
            <text:p>7,69E-003</text:p>
          </table:table-cell>
          <table:table-cell table:formula="of:=2*[.D80]" office:value-type="float" office:value="0.0153846153846154">
            <text:p>1,54E-002</text:p>
          </table:table-cell>
          <table:table-cell table:number-columns-repeated="1018"/>
        </table:table-row>
        <table:table-row table:style-name="ro2">
          <table:table-cell/>
          <table:table-cell table:formula="of:=[.B80]+[.$B$4]" office:value-type="float" office:value="7900">
            <text:p>7900</text:p>
          </table:table-cell>
          <table:table-cell table:formula="of:=[.B81]/60" office:value-type="float" office:value="131.666666666667">
            <text:p>131,67</text:p>
          </table:table-cell>
          <table:table-cell table:formula="of:=1/[.C81]" office:value-type="float" office:value="0.00759493670886076">
            <text:p>7,59E-003</text:p>
          </table:table-cell>
          <table:table-cell table:formula="of:=[.D81]" office:value-type="float" office:value="0.00759493670886076">
            <text:p>7,59E-003</text:p>
          </table:table-cell>
          <table:table-cell table:formula="of:=2*[.D81]" office:value-type="float" office:value="0.0151898734177215">
            <text:p>1,52E-002</text:p>
          </table:table-cell>
          <table:table-cell table:number-columns-repeated="1018"/>
        </table:table-row>
        <table:table-row table:style-name="ro2">
          <table:table-cell/>
          <table:table-cell table:formula="of:=[.B81]+[.$B$4]" office:value-type="float" office:value="8000">
            <text:p>8000</text:p>
          </table:table-cell>
          <table:table-cell table:formula="of:=[.B82]/60" office:value-type="float" office:value="133.333333333333">
            <text:p>133,33</text:p>
          </table:table-cell>
          <table:table-cell table:formula="of:=1/[.C82]" office:value-type="float" office:value="0.0075">
            <text:p>7,50E-003</text:p>
          </table:table-cell>
          <table:table-cell table:formula="of:=[.D82]" office:value-type="float" office:value="0.0075">
            <text:p>7,50E-003</text:p>
          </table:table-cell>
          <table:table-cell table:formula="of:=2*[.D82]" office:value-type="float" office:value="0.015">
            <text:p>1,50E-002</text:p>
          </table:table-cell>
          <table:table-cell table:number-columns-repeated="1018"/>
        </table:table-row>
        <table:table-row table:style-name="ro2">
          <table:table-cell/>
          <table:table-cell table:formula="of:=[.B82]+[.$B$4]" office:value-type="float" office:value="8100">
            <text:p>8100</text:p>
          </table:table-cell>
          <table:table-cell table:formula="of:=[.B83]/60" office:value-type="float" office:value="135">
            <text:p>135</text:p>
          </table:table-cell>
          <table:table-cell table:formula="of:=1/[.C83]" office:value-type="float" office:value="0.00740740740740741">
            <text:p>7,41E-003</text:p>
          </table:table-cell>
          <table:table-cell table:formula="of:=[.D83]" office:value-type="float" office:value="0.00740740740740741">
            <text:p>7,41E-003</text:p>
          </table:table-cell>
          <table:table-cell table:formula="of:=2*[.D83]" office:value-type="float" office:value="0.0148148148148148">
            <text:p>1,48E-002</text:p>
          </table:table-cell>
          <table:table-cell table:number-columns-repeated="1018"/>
        </table:table-row>
        <table:table-row table:style-name="ro2">
          <table:table-cell/>
          <table:table-cell table:formula="of:=[.B83]+[.$B$4]" office:value-type="float" office:value="8200">
            <text:p>8200</text:p>
          </table:table-cell>
          <table:table-cell table:formula="of:=[.B84]/60" office:value-type="float" office:value="136.666666666667">
            <text:p>136,67</text:p>
          </table:table-cell>
          <table:table-cell table:formula="of:=1/[.C84]" office:value-type="float" office:value="0.00731707317073171">
            <text:p>7,32E-003</text:p>
          </table:table-cell>
          <table:table-cell table:formula="of:=[.D84]" office:value-type="float" office:value="0.00731707317073171">
            <text:p>7,32E-003</text:p>
          </table:table-cell>
          <table:table-cell table:formula="of:=2*[.D84]" office:value-type="float" office:value="0.0146341463414634">
            <text:p>1,46E-002</text:p>
          </table:table-cell>
          <table:table-cell table:number-columns-repeated="1018"/>
        </table:table-row>
        <table:table-row table:style-name="ro2">
          <table:table-cell/>
          <table:table-cell table:formula="of:=[.B84]+[.$B$4]" office:value-type="float" office:value="8300">
            <text:p>8300</text:p>
          </table:table-cell>
          <table:table-cell table:formula="of:=[.B85]/60" office:value-type="float" office:value="138.333333333333">
            <text:p>138,33</text:p>
          </table:table-cell>
          <table:table-cell table:formula="of:=1/[.C85]" office:value-type="float" office:value="0.0072289156626506">
            <text:p>7,23E-003</text:p>
          </table:table-cell>
          <table:table-cell table:formula="of:=[.D85]" office:value-type="float" office:value="0.0072289156626506">
            <text:p>7,23E-003</text:p>
          </table:table-cell>
          <table:table-cell table:formula="of:=2*[.D85]" office:value-type="float" office:value="0.0144578313253012">
            <text:p>1,45E-002</text:p>
          </table:table-cell>
          <table:table-cell table:number-columns-repeated="1018"/>
        </table:table-row>
        <table:table-row table:style-name="ro2">
          <table:table-cell/>
          <table:table-cell table:formula="of:=[.B85]+[.$B$4]" office:value-type="float" office:value="8400">
            <text:p>8400</text:p>
          </table:table-cell>
          <table:table-cell table:formula="of:=[.B86]/60" office:value-type="float" office:value="140">
            <text:p>140</text:p>
          </table:table-cell>
          <table:table-cell table:formula="of:=1/[.C86]" office:value-type="float" office:value="0.00714285714285714">
            <text:p>7,14E-003</text:p>
          </table:table-cell>
          <table:table-cell table:formula="of:=[.D86]" office:value-type="float" office:value="0.00714285714285714">
            <text:p>7,14E-003</text:p>
          </table:table-cell>
          <table:table-cell table:formula="of:=2*[.D86]" office:value-type="float" office:value="0.0142857142857143">
            <text:p>1,43E-002</text:p>
          </table:table-cell>
          <table:table-cell table:number-columns-repeated="1018"/>
        </table:table-row>
        <table:table-row table:style-name="ro2">
          <table:table-cell/>
          <table:table-cell table:formula="of:=[.B86]+[.$B$4]" office:value-type="float" office:value="8500">
            <text:p>8500</text:p>
          </table:table-cell>
          <table:table-cell table:formula="of:=[.B87]/60" office:value-type="float" office:value="141.666666666667">
            <text:p>141,67</text:p>
          </table:table-cell>
          <table:table-cell table:formula="of:=1/[.C87]" office:value-type="float" office:value="0.00705882352941176">
            <text:p>7,06E-003</text:p>
          </table:table-cell>
          <table:table-cell table:formula="of:=[.D87]" office:value-type="float" office:value="0.00705882352941176">
            <text:p>7,06E-003</text:p>
          </table:table-cell>
          <table:table-cell table:formula="of:=2*[.D87]" office:value-type="float" office:value="0.0141176470588235">
            <text:p>1,41E-002</text:p>
          </table:table-cell>
          <table:table-cell table:number-columns-repeated="1018"/>
        </table:table-row>
        <table:table-row table:style-name="ro2">
          <table:table-cell/>
          <table:table-cell table:formula="of:=[.B87]+[.$B$4]" office:value-type="float" office:value="8600">
            <text:p>8600</text:p>
          </table:table-cell>
          <table:table-cell table:formula="of:=[.B88]/60" office:value-type="float" office:value="143.333333333333">
            <text:p>143,33</text:p>
          </table:table-cell>
          <table:table-cell table:formula="of:=1/[.C88]" office:value-type="float" office:value="0.00697674418604651">
            <text:p>6,98E-003</text:p>
          </table:table-cell>
          <table:table-cell table:formula="of:=[.D88]" office:value-type="float" office:value="0.00697674418604651">
            <text:p>6,98E-003</text:p>
          </table:table-cell>
          <table:table-cell table:formula="of:=2*[.D88]" office:value-type="float" office:value="0.013953488372093">
            <text:p>1,40E-002</text:p>
          </table:table-cell>
          <table:table-cell table:number-columns-repeated="1018"/>
        </table:table-row>
        <table:table-row table:style-name="ro2">
          <table:table-cell/>
          <table:table-cell table:formula="of:=[.B88]+[.$B$4]" office:value-type="float" office:value="8700">
            <text:p>8700</text:p>
          </table:table-cell>
          <table:table-cell table:formula="of:=[.B89]/60" office:value-type="float" office:value="145">
            <text:p>145</text:p>
          </table:table-cell>
          <table:table-cell table:formula="of:=1/[.C89]" office:value-type="float" office:value="0.00689655172413793">
            <text:p>6,90E-003</text:p>
          </table:table-cell>
          <table:table-cell table:formula="of:=[.D89]" office:value-type="float" office:value="0.00689655172413793">
            <text:p>6,90E-003</text:p>
          </table:table-cell>
          <table:table-cell table:formula="of:=2*[.D89]" office:value-type="float" office:value="0.0137931034482759">
            <text:p>1,38E-002</text:p>
          </table:table-cell>
          <table:table-cell table:number-columns-repeated="1018"/>
        </table:table-row>
        <table:table-row table:style-name="ro2">
          <table:table-cell/>
          <table:table-cell table:formula="of:=[.B89]+[.$B$4]" office:value-type="float" office:value="8800">
            <text:p>8800</text:p>
          </table:table-cell>
          <table:table-cell table:formula="of:=[.B90]/60" office:value-type="float" office:value="146.666666666667">
            <text:p>146,67</text:p>
          </table:table-cell>
          <table:table-cell table:formula="of:=1/[.C90]" office:value-type="float" office:value="0.00681818181818182">
            <text:p>6,82E-003</text:p>
          </table:table-cell>
          <table:table-cell table:formula="of:=[.D90]" office:value-type="float" office:value="0.00681818181818182">
            <text:p>6,82E-003</text:p>
          </table:table-cell>
          <table:table-cell table:formula="of:=2*[.D90]" office:value-type="float" office:value="0.0136363636363636">
            <text:p>1,36E-002</text:p>
          </table:table-cell>
          <table:table-cell table:number-columns-repeated="1018"/>
        </table:table-row>
        <table:table-row table:style-name="ro2">
          <table:table-cell/>
          <table:table-cell table:formula="of:=[.B90]+[.$B$4]" office:value-type="float" office:value="8900">
            <text:p>8900</text:p>
          </table:table-cell>
          <table:table-cell table:formula="of:=[.B91]/60" office:value-type="float" office:value="148.333333333333">
            <text:p>148,33</text:p>
          </table:table-cell>
          <table:table-cell table:formula="of:=1/[.C91]" office:value-type="float" office:value="0.00674157303370787">
            <text:p>6,74E-003</text:p>
          </table:table-cell>
          <table:table-cell table:formula="of:=[.D91]" office:value-type="float" office:value="0.00674157303370787">
            <text:p>6,74E-003</text:p>
          </table:table-cell>
          <table:table-cell table:formula="of:=2*[.D91]" office:value-type="float" office:value="0.0134831460674157">
            <text:p>1,35E-002</text:p>
          </table:table-cell>
          <table:table-cell table:number-columns-repeated="1018"/>
        </table:table-row>
        <table:table-row table:style-name="ro2">
          <table:table-cell/>
          <table:table-cell table:formula="of:=[.B91]+[.$B$4]" office:value-type="float" office:value="9000">
            <text:p>9000</text:p>
          </table:table-cell>
          <table:table-cell table:formula="of:=[.B92]/60" office:value-type="float" office:value="150">
            <text:p>150</text:p>
          </table:table-cell>
          <table:table-cell table:formula="of:=1/[.C92]" office:value-type="float" office:value="0.00666666666666667">
            <text:p>6,67E-003</text:p>
          </table:table-cell>
          <table:table-cell table:formula="of:=[.D92]" office:value-type="float" office:value="0.00666666666666667">
            <text:p>6,67E-003</text:p>
          </table:table-cell>
          <table:table-cell table:formula="of:=2*[.D92]" office:value-type="float" office:value="0.0133333333333333">
            <text:p>1,33E-002</text:p>
          </table:table-cell>
          <table:table-cell table:number-columns-repeated="1018"/>
        </table:table-row>
        <table:table-row table:style-name="ro2">
          <table:table-cell/>
          <table:table-cell table:formula="of:=[.B92]+[.$B$4]" office:value-type="float" office:value="9100">
            <text:p>9100</text:p>
          </table:table-cell>
          <table:table-cell table:formula="of:=[.B93]/60" office:value-type="float" office:value="151.666666666667">
            <text:p>151,67</text:p>
          </table:table-cell>
          <table:table-cell table:formula="of:=1/[.C93]" office:value-type="float" office:value="0.00659340659340659">
            <text:p>6,59E-003</text:p>
          </table:table-cell>
          <table:table-cell table:formula="of:=[.D93]" office:value-type="float" office:value="0.00659340659340659">
            <text:p>6,59E-003</text:p>
          </table:table-cell>
          <table:table-cell table:formula="of:=2*[.D93]" office:value-type="float" office:value="0.0131868131868132">
            <text:p>1,32E-002</text:p>
          </table:table-cell>
          <table:table-cell table:number-columns-repeated="1018"/>
        </table:table-row>
        <table:table-row table:style-name="ro2">
          <table:table-cell/>
          <table:table-cell table:formula="of:=[.B93]+[.$B$4]" office:value-type="float" office:value="9200">
            <text:p>9200</text:p>
          </table:table-cell>
          <table:table-cell table:formula="of:=[.B94]/60" office:value-type="float" office:value="153.333333333333">
            <text:p>153,33</text:p>
          </table:table-cell>
          <table:table-cell table:formula="of:=1/[.C94]" office:value-type="float" office:value="0.00652173913043478">
            <text:p>6,52E-003</text:p>
          </table:table-cell>
          <table:table-cell table:formula="of:=[.D94]" office:value-type="float" office:value="0.00652173913043478">
            <text:p>6,52E-003</text:p>
          </table:table-cell>
          <table:table-cell table:formula="of:=2*[.D94]" office:value-type="float" office:value="0.0130434782608696">
            <text:p>1,30E-002</text:p>
          </table:table-cell>
          <table:table-cell table:number-columns-repeated="1018"/>
        </table:table-row>
        <table:table-row table:style-name="ro2">
          <table:table-cell/>
          <table:table-cell table:formula="of:=[.B94]+[.$B$4]" office:value-type="float" office:value="9300">
            <text:p>9300</text:p>
          </table:table-cell>
          <table:table-cell table:formula="of:=[.B95]/60" office:value-type="float" office:value="155">
            <text:p>155</text:p>
          </table:table-cell>
          <table:table-cell table:formula="of:=1/[.C95]" office:value-type="float" office:value="0.00645161290322581">
            <text:p>6,45E-003</text:p>
          </table:table-cell>
          <table:table-cell table:formula="of:=[.D95]" office:value-type="float" office:value="0.00645161290322581">
            <text:p>6,45E-003</text:p>
          </table:table-cell>
          <table:table-cell table:formula="of:=2*[.D95]" office:value-type="float" office:value="0.0129032258064516">
            <text:p>1,29E-002</text:p>
          </table:table-cell>
          <table:table-cell table:number-columns-repeated="1018"/>
        </table:table-row>
        <table:table-row table:style-name="ro2">
          <table:table-cell/>
          <table:table-cell table:formula="of:=[.B95]+[.$B$4]" office:value-type="float" office:value="9400">
            <text:p>9400</text:p>
          </table:table-cell>
          <table:table-cell table:formula="of:=[.B96]/60" office:value-type="float" office:value="156.666666666667">
            <text:p>156,67</text:p>
          </table:table-cell>
          <table:table-cell table:formula="of:=1/[.C96]" office:value-type="float" office:value="0.00638297872340426">
            <text:p>6,38E-003</text:p>
          </table:table-cell>
          <table:table-cell table:formula="of:=[.D96]" office:value-type="float" office:value="0.00638297872340426">
            <text:p>6,38E-003</text:p>
          </table:table-cell>
          <table:table-cell table:formula="of:=2*[.D96]" office:value-type="float" office:value="0.0127659574468085">
            <text:p>1,28E-002</text:p>
          </table:table-cell>
          <table:table-cell table:number-columns-repeated="1018"/>
        </table:table-row>
        <table:table-row table:style-name="ro2">
          <table:table-cell/>
          <table:table-cell table:formula="of:=[.B96]+[.$B$4]" office:value-type="float" office:value="9500">
            <text:p>9500</text:p>
          </table:table-cell>
          <table:table-cell table:formula="of:=[.B97]/60" office:value-type="float" office:value="158.333333333333">
            <text:p>158,33</text:p>
          </table:table-cell>
          <table:table-cell table:formula="of:=1/[.C97]" office:value-type="float" office:value="0.00631578947368421">
            <text:p>6,32E-003</text:p>
          </table:table-cell>
          <table:table-cell table:formula="of:=[.D97]" office:value-type="float" office:value="0.00631578947368421">
            <text:p>6,32E-003</text:p>
          </table:table-cell>
          <table:table-cell table:formula="of:=2*[.D97]" office:value-type="float" office:value="0.0126315789473684">
            <text:p>1,26E-002</text:p>
          </table:table-cell>
          <table:table-cell table:number-columns-repeated="1018"/>
        </table:table-row>
        <table:table-row table:style-name="ro2">
          <table:table-cell/>
          <table:table-cell table:formula="of:=[.B97]+[.$B$4]" office:value-type="float" office:value="9600">
            <text:p>9600</text:p>
          </table:table-cell>
          <table:table-cell table:formula="of:=[.B98]/60" office:value-type="float" office:value="160">
            <text:p>160</text:p>
          </table:table-cell>
          <table:table-cell table:formula="of:=1/[.C98]" office:value-type="float" office:value="0.00625">
            <text:p>6,25E-003</text:p>
          </table:table-cell>
          <table:table-cell table:formula="of:=[.D98]" office:value-type="float" office:value="0.00625">
            <text:p>6,25E-003</text:p>
          </table:table-cell>
          <table:table-cell table:formula="of:=2*[.D98]" office:value-type="float" office:value="0.0125">
            <text:p>1,25E-002</text:p>
          </table:table-cell>
          <table:table-cell table:number-columns-repeated="1018"/>
        </table:table-row>
        <table:table-row table:style-name="ro2">
          <table:table-cell/>
          <table:table-cell table:formula="of:=[.B98]+[.$B$4]" office:value-type="float" office:value="9700">
            <text:p>9700</text:p>
          </table:table-cell>
          <table:table-cell table:formula="of:=[.B99]/60" office:value-type="float" office:value="161.666666666667">
            <text:p>161,67</text:p>
          </table:table-cell>
          <table:table-cell table:formula="of:=1/[.C99]" office:value-type="float" office:value="0.00618556701030928">
            <text:p>6,19E-003</text:p>
          </table:table-cell>
          <table:table-cell table:formula="of:=[.D99]" office:value-type="float" office:value="0.00618556701030928">
            <text:p>6,19E-003</text:p>
          </table:table-cell>
          <table:table-cell table:formula="of:=2*[.D99]" office:value-type="float" office:value="0.0123711340206186">
            <text:p>1,24E-002</text:p>
          </table:table-cell>
          <table:table-cell table:number-columns-repeated="1018"/>
        </table:table-row>
        <table:table-row table:style-name="ro2">
          <table:table-cell/>
          <table:table-cell table:formula="of:=[.B99]+[.$B$4]" office:value-type="float" office:value="9800">
            <text:p>9800</text:p>
          </table:table-cell>
          <table:table-cell table:formula="of:=[.B100]/60" office:value-type="float" office:value="163.333333333333">
            <text:p>163,33</text:p>
          </table:table-cell>
          <table:table-cell table:formula="of:=1/[.C100]" office:value-type="float" office:value="0.00612244897959184">
            <text:p>6,12E-003</text:p>
          </table:table-cell>
          <table:table-cell table:formula="of:=[.D100]" office:value-type="float" office:value="0.00612244897959184">
            <text:p>6,12E-003</text:p>
          </table:table-cell>
          <table:table-cell table:formula="of:=2*[.D100]" office:value-type="float" office:value="0.0122448979591837">
            <text:p>1,22E-002</text:p>
          </table:table-cell>
          <table:table-cell table:number-columns-repeated="1018"/>
        </table:table-row>
        <table:table-row table:style-name="ro2">
          <table:table-cell/>
          <table:table-cell table:formula="of:=[.B100]+[.$B$4]" office:value-type="float" office:value="9900">
            <text:p>9900</text:p>
          </table:table-cell>
          <table:table-cell table:formula="of:=[.B101]/60" office:value-type="float" office:value="165">
            <text:p>165</text:p>
          </table:table-cell>
          <table:table-cell table:formula="of:=1/[.C101]" office:value-type="float" office:value="0.00606060606060606">
            <text:p>6,06E-003</text:p>
          </table:table-cell>
          <table:table-cell table:formula="of:=[.D101]" office:value-type="float" office:value="0.00606060606060606">
            <text:p>6,06E-003</text:p>
          </table:table-cell>
          <table:table-cell table:formula="of:=2*[.D101]" office:value-type="float" office:value="0.0121212121212121">
            <text:p>1,21E-002</text:p>
          </table:table-cell>
          <table:table-cell table:number-columns-repeated="1018"/>
        </table:table-row>
        <table:table-row table:style-name="ro2">
          <table:table-cell/>
          <table:table-cell table:formula="of:=[.B101]+[.$B$4]" office:value-type="float" office:value="10000">
            <text:p>10000</text:p>
          </table:table-cell>
          <table:table-cell table:formula="of:=[.B102]/60" office:value-type="float" office:value="166.666666666667">
            <text:p>166,67</text:p>
          </table:table-cell>
          <table:table-cell table:formula="of:=1/[.C102]" office:value-type="float" office:value="0.006">
            <text:p>6,00E-003</text:p>
          </table:table-cell>
          <table:table-cell table:formula="of:=[.D102]" office:value-type="float" office:value="0.006">
            <text:p>6,00E-003</text:p>
          </table:table-cell>
          <table:table-cell table:formula="of:=2*[.D102]" office:value-type="float" office:value="0.012">
            <text:p>1,20E-002</text:p>
          </table:table-cell>
          <table:table-cell table:number-columns-repeated="1018"/>
        </table:table-row>
        <table:table-row table:style-name="ro2">
          <table:table-cell/>
          <table:table-cell table:formula="of:=[.B102]+[.$B$4]" office:value-type="float" office:value="10100">
            <text:p>10100</text:p>
          </table:table-cell>
          <table:table-cell table:formula="of:=[.B103]/60" office:value-type="float" office:value="168.333333333333">
            <text:p>168,33</text:p>
          </table:table-cell>
          <table:table-cell table:formula="of:=1/[.C103]" office:value-type="float" office:value="0.00594059405940594">
            <text:p>5,94E-003</text:p>
          </table:table-cell>
          <table:table-cell table:formula="of:=[.D103]" office:value-type="float" office:value="0.00594059405940594">
            <text:p>5,94E-003</text:p>
          </table:table-cell>
          <table:table-cell table:formula="of:=2*[.D103]" office:value-type="float" office:value="0.0118811881188119">
            <text:p>1,19E-002</text:p>
          </table:table-cell>
          <table:table-cell table:number-columns-repeated="1018"/>
        </table:table-row>
        <table:table-row table:style-name="ro2">
          <table:table-cell/>
          <table:table-cell table:formula="of:=[.B103]+[.$B$4]" office:value-type="float" office:value="10200">
            <text:p>10200</text:p>
          </table:table-cell>
          <table:table-cell table:formula="of:=[.B104]/60" office:value-type="float" office:value="170">
            <text:p>170</text:p>
          </table:table-cell>
          <table:table-cell table:formula="of:=1/[.C104]" office:value-type="float" office:value="0.00588235294117647">
            <text:p>5,88E-003</text:p>
          </table:table-cell>
          <table:table-cell table:formula="of:=[.D104]" office:value-type="float" office:value="0.00588235294117647">
            <text:p>5,88E-003</text:p>
          </table:table-cell>
          <table:table-cell table:formula="of:=2*[.D104]" office:value-type="float" office:value="0.0117647058823529">
            <text:p>1,18E-002</text:p>
          </table:table-cell>
          <table:table-cell table:number-columns-repeated="1018"/>
        </table:table-row>
        <table:table-row table:style-name="ro2">
          <table:table-cell/>
          <table:table-cell table:formula="of:=[.B104]+[.$B$4]" office:value-type="float" office:value="10300">
            <text:p>10300</text:p>
          </table:table-cell>
          <table:table-cell table:formula="of:=[.B105]/60" office:value-type="float" office:value="171.666666666667">
            <text:p>171,67</text:p>
          </table:table-cell>
          <table:table-cell table:formula="of:=1/[.C105]" office:value-type="float" office:value="0.0058252427184466">
            <text:p>5,83E-003</text:p>
          </table:table-cell>
          <table:table-cell table:formula="of:=[.D105]" office:value-type="float" office:value="0.0058252427184466">
            <text:p>5,83E-003</text:p>
          </table:table-cell>
          <table:table-cell table:formula="of:=2*[.D105]" office:value-type="float" office:value="0.0116504854368932">
            <text:p>1,17E-002</text:p>
          </table:table-cell>
          <table:table-cell table:number-columns-repeated="1018"/>
        </table:table-row>
        <table:table-row table:style-name="ro2">
          <table:table-cell/>
          <table:table-cell table:formula="of:=[.B105]+[.$B$4]" office:value-type="float" office:value="10400">
            <text:p>10400</text:p>
          </table:table-cell>
          <table:table-cell table:formula="of:=[.B106]/60" office:value-type="float" office:value="173.333333333333">
            <text:p>173,33</text:p>
          </table:table-cell>
          <table:table-cell table:formula="of:=1/[.C106]" office:value-type="float" office:value="0.00576923076923077">
            <text:p>5,77E-003</text:p>
          </table:table-cell>
          <table:table-cell table:formula="of:=[.D106]" office:value-type="float" office:value="0.00576923076923077">
            <text:p>5,77E-003</text:p>
          </table:table-cell>
          <table:table-cell table:formula="of:=2*[.D106]" office:value-type="float" office:value="0.0115384615384615">
            <text:p>1,15E-002</text:p>
          </table:table-cell>
          <table:table-cell table:number-columns-repeated="1018"/>
        </table:table-row>
        <table:table-row table:style-name="ro2">
          <table:table-cell/>
          <table:table-cell table:formula="of:=[.B106]+[.$B$4]" office:value-type="float" office:value="10500">
            <text:p>10500</text:p>
          </table:table-cell>
          <table:table-cell table:formula="of:=[.B107]/60" office:value-type="float" office:value="175">
            <text:p>175</text:p>
          </table:table-cell>
          <table:table-cell table:formula="of:=1/[.C107]" office:value-type="float" office:value="0.00571428571428571">
            <text:p>5,71E-003</text:p>
          </table:table-cell>
          <table:table-cell table:formula="of:=[.D107]" office:value-type="float" office:value="0.00571428571428571">
            <text:p>5,71E-003</text:p>
          </table:table-cell>
          <table:table-cell table:formula="of:=2*[.D107]" office:value-type="float" office:value="0.0114285714285714">
            <text:p>1,14E-002</text:p>
          </table:table-cell>
          <table:table-cell table:number-columns-repeated="1018"/>
        </table:table-row>
        <table:table-row table:style-name="ro2">
          <table:table-cell/>
          <table:table-cell table:formula="of:=[.B107]+[.$B$4]" office:value-type="float" office:value="10600">
            <text:p>10600</text:p>
          </table:table-cell>
          <table:table-cell table:formula="of:=[.B108]/60" office:value-type="float" office:value="176.666666666667">
            <text:p>176,67</text:p>
          </table:table-cell>
          <table:table-cell table:formula="of:=1/[.C108]" office:value-type="float" office:value="0.00566037735849057">
            <text:p>5,66E-003</text:p>
          </table:table-cell>
          <table:table-cell table:formula="of:=[.D108]" office:value-type="float" office:value="0.00566037735849057">
            <text:p>5,66E-003</text:p>
          </table:table-cell>
          <table:table-cell table:formula="of:=2*[.D108]" office:value-type="float" office:value="0.0113207547169811">
            <text:p>1,13E-002</text:p>
          </table:table-cell>
          <table:table-cell table:number-columns-repeated="1018"/>
        </table:table-row>
        <table:table-row table:style-name="ro2">
          <table:table-cell/>
          <table:table-cell table:formula="of:=[.B108]+[.$B$4]" office:value-type="float" office:value="10700">
            <text:p>10700</text:p>
          </table:table-cell>
          <table:table-cell table:formula="of:=[.B109]/60" office:value-type="float" office:value="178.333333333333">
            <text:p>178,33</text:p>
          </table:table-cell>
          <table:table-cell table:formula="of:=1/[.C109]" office:value-type="float" office:value="0.00560747663551402">
            <text:p>5,61E-003</text:p>
          </table:table-cell>
          <table:table-cell table:formula="of:=[.D109]" office:value-type="float" office:value="0.00560747663551402">
            <text:p>5,61E-003</text:p>
          </table:table-cell>
          <table:table-cell table:formula="of:=2*[.D109]" office:value-type="float" office:value="0.011214953271028">
            <text:p>1,12E-002</text:p>
          </table:table-cell>
          <table:table-cell table:number-columns-repeated="1018"/>
        </table:table-row>
        <table:table-row table:style-name="ro2">
          <table:table-cell/>
          <table:table-cell table:formula="of:=[.B109]+[.$B$4]" office:value-type="float" office:value="10800">
            <text:p>10800</text:p>
          </table:table-cell>
          <table:table-cell table:formula="of:=[.B110]/60" office:value-type="float" office:value="180">
            <text:p>180</text:p>
          </table:table-cell>
          <table:table-cell table:formula="of:=1/[.C110]" office:value-type="float" office:value="0.00555555555555556">
            <text:p>5,56E-003</text:p>
          </table:table-cell>
          <table:table-cell table:formula="of:=[.D110]" office:value-type="float" office:value="0.00555555555555556">
            <text:p>5,56E-003</text:p>
          </table:table-cell>
          <table:table-cell table:formula="of:=2*[.D110]" office:value-type="float" office:value="0.0111111111111111">
            <text:p>1,11E-002</text:p>
          </table:table-cell>
          <table:table-cell table:number-columns-repeated="1018"/>
        </table:table-row>
        <table:table-row table:style-name="ro2">
          <table:table-cell/>
          <table:table-cell table:formula="of:=[.B110]+[.$B$4]" office:value-type="float" office:value="10900">
            <text:p>10900</text:p>
          </table:table-cell>
          <table:table-cell table:formula="of:=[.B111]/60" office:value-type="float" office:value="181.666666666667">
            <text:p>181,67</text:p>
          </table:table-cell>
          <table:table-cell table:formula="of:=1/[.C111]" office:value-type="float" office:value="0.0055045871559633">
            <text:p>5,50E-003</text:p>
          </table:table-cell>
          <table:table-cell table:formula="of:=[.D111]" office:value-type="float" office:value="0.0055045871559633">
            <text:p>5,50E-003</text:p>
          </table:table-cell>
          <table:table-cell table:formula="of:=2*[.D111]" office:value-type="float" office:value="0.0110091743119266">
            <text:p>1,10E-002</text:p>
          </table:table-cell>
          <table:table-cell table:number-columns-repeated="1018"/>
        </table:table-row>
        <table:table-row table:style-name="ro2">
          <table:table-cell/>
          <table:table-cell table:formula="of:=[.B111]+[.$B$4]" office:value-type="float" office:value="11000">
            <text:p>11000</text:p>
          </table:table-cell>
          <table:table-cell table:formula="of:=[.B112]/60" office:value-type="float" office:value="183.333333333333">
            <text:p>183,33</text:p>
          </table:table-cell>
          <table:table-cell table:formula="of:=1/[.C112]" office:value-type="float" office:value="0.00545454545454545">
            <text:p>5,45E-003</text:p>
          </table:table-cell>
          <table:table-cell table:formula="of:=[.D112]" office:value-type="float" office:value="0.00545454545454545">
            <text:p>5,45E-003</text:p>
          </table:table-cell>
          <table:table-cell table:formula="of:=2*[.D112]" office:value-type="float" office:value="0.0109090909090909">
            <text:p>1,09E-002</text:p>
          </table:table-cell>
          <table:table-cell table:number-columns-repeated="1018"/>
        </table:table-row>
        <table:table-row table:style-name="ro2">
          <table:table-cell/>
          <table:table-cell table:formula="of:=[.B112]+[.$B$4]" office:value-type="float" office:value="11100">
            <text:p>11100</text:p>
          </table:table-cell>
          <table:table-cell table:formula="of:=[.B113]/60" office:value-type="float" office:value="185">
            <text:p>185</text:p>
          </table:table-cell>
          <table:table-cell table:formula="of:=1/[.C113]" office:value-type="float" office:value="0.00540540540540541">
            <text:p>5,41E-003</text:p>
          </table:table-cell>
          <table:table-cell table:formula="of:=[.D113]" office:value-type="float" office:value="0.00540540540540541">
            <text:p>5,41E-003</text:p>
          </table:table-cell>
          <table:table-cell table:formula="of:=2*[.D113]" office:value-type="float" office:value="0.0108108108108108">
            <text:p>1,08E-002</text:p>
          </table:table-cell>
          <table:table-cell table:number-columns-repeated="1018"/>
        </table:table-row>
        <table:table-row table:style-name="ro2">
          <table:table-cell/>
          <table:table-cell table:formula="of:=[.B113]+[.$B$4]" office:value-type="float" office:value="11200">
            <text:p>11200</text:p>
          </table:table-cell>
          <table:table-cell table:formula="of:=[.B114]/60" office:value-type="float" office:value="186.666666666667">
            <text:p>186,67</text:p>
          </table:table-cell>
          <table:table-cell table:formula="of:=1/[.C114]" office:value-type="float" office:value="0.00535714285714286">
            <text:p>5,36E-003</text:p>
          </table:table-cell>
          <table:table-cell table:formula="of:=[.D114]" office:value-type="float" office:value="0.00535714285714286">
            <text:p>5,36E-003</text:p>
          </table:table-cell>
          <table:table-cell table:formula="of:=2*[.D114]" office:value-type="float" office:value="0.0107142857142857">
            <text:p>1,07E-002</text:p>
          </table:table-cell>
          <table:table-cell table:number-columns-repeated="1018"/>
        </table:table-row>
        <table:table-row table:style-name="ro2">
          <table:table-cell/>
          <table:table-cell table:formula="of:=[.B114]+[.$B$4]" office:value-type="float" office:value="11300">
            <text:p>11300</text:p>
          </table:table-cell>
          <table:table-cell table:formula="of:=[.B115]/60" office:value-type="float" office:value="188.333333333333">
            <text:p>188,33</text:p>
          </table:table-cell>
          <table:table-cell table:formula="of:=1/[.C115]" office:value-type="float" office:value="0.00530973451327434">
            <text:p>5,31E-003</text:p>
          </table:table-cell>
          <table:table-cell table:formula="of:=[.D115]" office:value-type="float" office:value="0.00530973451327434">
            <text:p>5,31E-003</text:p>
          </table:table-cell>
          <table:table-cell table:formula="of:=2*[.D115]" office:value-type="float" office:value="0.0106194690265487">
            <text:p>1,06E-002</text:p>
          </table:table-cell>
          <table:table-cell table:number-columns-repeated="1018"/>
        </table:table-row>
        <table:table-row table:style-name="ro2">
          <table:table-cell/>
          <table:table-cell table:formula="of:=[.B115]+[.$B$4]" office:value-type="float" office:value="11400">
            <text:p>11400</text:p>
          </table:table-cell>
          <table:table-cell table:formula="of:=[.B116]/60" office:value-type="float" office:value="190">
            <text:p>190</text:p>
          </table:table-cell>
          <table:table-cell table:formula="of:=1/[.C116]" office:value-type="float" office:value="0.00526315789473684">
            <text:p>5,26E-003</text:p>
          </table:table-cell>
          <table:table-cell table:formula="of:=[.D116]" office:value-type="float" office:value="0.00526315789473684">
            <text:p>5,26E-003</text:p>
          </table:table-cell>
          <table:table-cell table:formula="of:=2*[.D116]" office:value-type="float" office:value="0.0105263157894737">
            <text:p>1,05E-002</text:p>
          </table:table-cell>
          <table:table-cell table:number-columns-repeated="1018"/>
        </table:table-row>
        <table:table-row table:style-name="ro2">
          <table:table-cell/>
          <table:table-cell table:formula="of:=[.B116]+[.$B$4]" office:value-type="float" office:value="11500">
            <text:p>11500</text:p>
          </table:table-cell>
          <table:table-cell table:formula="of:=[.B117]/60" office:value-type="float" office:value="191.666666666667">
            <text:p>191,67</text:p>
          </table:table-cell>
          <table:table-cell table:formula="of:=1/[.C117]" office:value-type="float" office:value="0.00521739130434783">
            <text:p>5,22E-003</text:p>
          </table:table-cell>
          <table:table-cell table:formula="of:=[.D117]" office:value-type="float" office:value="0.00521739130434783">
            <text:p>5,22E-003</text:p>
          </table:table-cell>
          <table:table-cell table:formula="of:=2*[.D117]" office:value-type="float" office:value="0.0104347826086957">
            <text:p>1,04E-002</text:p>
          </table:table-cell>
          <table:table-cell table:number-columns-repeated="1018"/>
        </table:table-row>
        <table:table-row table:style-name="ro2">
          <table:table-cell/>
          <table:table-cell table:formula="of:=[.B117]+[.$B$4]" office:value-type="float" office:value="11600">
            <text:p>11600</text:p>
          </table:table-cell>
          <table:table-cell table:formula="of:=[.B118]/60" office:value-type="float" office:value="193.333333333333">
            <text:p>193,33</text:p>
          </table:table-cell>
          <table:table-cell table:formula="of:=1/[.C118]" office:value-type="float" office:value="0.00517241379310345">
            <text:p>5,17E-003</text:p>
          </table:table-cell>
          <table:table-cell table:formula="of:=[.D118]" office:value-type="float" office:value="0.00517241379310345">
            <text:p>5,17E-003</text:p>
          </table:table-cell>
          <table:table-cell table:formula="of:=2*[.D118]" office:value-type="float" office:value="0.0103448275862069">
            <text:p>1,03E-002</text:p>
          </table:table-cell>
          <table:table-cell table:number-columns-repeated="1018"/>
        </table:table-row>
        <table:table-row table:style-name="ro2">
          <table:table-cell/>
          <table:table-cell table:formula="of:=[.B118]+[.$B$4]" office:value-type="float" office:value="11700">
            <text:p>11700</text:p>
          </table:table-cell>
          <table:table-cell table:formula="of:=[.B119]/60" office:value-type="float" office:value="195">
            <text:p>195</text:p>
          </table:table-cell>
          <table:table-cell table:formula="of:=1/[.C119]" office:value-type="float" office:value="0.00512820512820513">
            <text:p>5,13E-003</text:p>
          </table:table-cell>
          <table:table-cell table:formula="of:=[.D119]" office:value-type="float" office:value="0.00512820512820513">
            <text:p>5,13E-003</text:p>
          </table:table-cell>
          <table:table-cell table:formula="of:=2*[.D119]" office:value-type="float" office:value="0.0102564102564103">
            <text:p>1,03E-002</text:p>
          </table:table-cell>
          <table:table-cell table:number-columns-repeated="1018"/>
        </table:table-row>
        <table:table-row table:style-name="ro2">
          <table:table-cell/>
          <table:table-cell table:formula="of:=[.B119]+[.$B$4]" office:value-type="float" office:value="11800">
            <text:p>11800</text:p>
          </table:table-cell>
          <table:table-cell table:formula="of:=[.B120]/60" office:value-type="float" office:value="196.666666666667">
            <text:p>196,67</text:p>
          </table:table-cell>
          <table:table-cell table:formula="of:=1/[.C120]" office:value-type="float" office:value="0.00508474576271187">
            <text:p>5,08E-003</text:p>
          </table:table-cell>
          <table:table-cell table:formula="of:=[.D120]" office:value-type="float" office:value="0.00508474576271187">
            <text:p>5,08E-003</text:p>
          </table:table-cell>
          <table:table-cell table:formula="of:=2*[.D120]" office:value-type="float" office:value="0.0101694915254237">
            <text:p>1,02E-002</text:p>
          </table:table-cell>
          <table:table-cell table:number-columns-repeated="1018"/>
        </table:table-row>
        <table:table-row table:style-name="ro2">
          <table:table-cell/>
          <table:table-cell table:formula="of:=[.B120]+[.$B$4]" office:value-type="float" office:value="11900">
            <text:p>11900</text:p>
          </table:table-cell>
          <table:table-cell table:formula="of:=[.B121]/60" office:value-type="float" office:value="198.333333333333">
            <text:p>198,33</text:p>
          </table:table-cell>
          <table:table-cell table:formula="of:=1/[.C121]" office:value-type="float" office:value="0.00504201680672269">
            <text:p>5,04E-003</text:p>
          </table:table-cell>
          <table:table-cell table:formula="of:=[.D121]" office:value-type="float" office:value="0.00504201680672269">
            <text:p>5,04E-003</text:p>
          </table:table-cell>
          <table:table-cell table:formula="of:=2*[.D121]" office:value-type="float" office:value="0.0100840336134454">
            <text:p>1,01E-002</text:p>
          </table:table-cell>
          <table:table-cell table:number-columns-repeated="1018"/>
        </table:table-row>
        <table:table-row table:style-name="ro2">
          <table:table-cell/>
          <table:table-cell table:formula="of:=[.B121]+[.$B$4]" office:value-type="float" office:value="12000">
            <text:p>12000</text:p>
          </table:table-cell>
          <table:table-cell table:formula="of:=[.B122]/60" office:value-type="float" office:value="200">
            <text:p>200</text:p>
          </table:table-cell>
          <table:table-cell table:formula="of:=1/[.C122]" office:value-type="float" office:value="0.005">
            <text:p>5,00E-003</text:p>
          </table:table-cell>
          <table:table-cell table:formula="of:=[.D122]" office:value-type="float" office:value="0.005">
            <text:p>5,00E-003</text:p>
          </table:table-cell>
          <table:table-cell table:formula="of:=2*[.D122]" office:value-type="float" office:value="0.01">
            <text:p>1,00E-002</text:p>
          </table:table-cell>
          <table:table-cell table:number-columns-repeated="1018"/>
        </table:table-row>
        <table:table-row table:style-name="ro2">
          <table:table-cell/>
          <table:table-cell table:formula="of:=[.B122]+[.$B$4]" office:value-type="float" office:value="12100">
            <text:p>12100</text:p>
          </table:table-cell>
          <table:table-cell table:formula="of:=[.B123]/60" office:value-type="float" office:value="201.666666666667">
            <text:p>201,67</text:p>
          </table:table-cell>
          <table:table-cell table:formula="of:=1/[.C123]" office:value-type="float" office:value="0.00495867768595041">
            <text:p>4,96E-003</text:p>
          </table:table-cell>
          <table:table-cell table:formula="of:=[.D123]" office:value-type="float" office:value="0.00495867768595041">
            <text:p>4,96E-003</text:p>
          </table:table-cell>
          <table:table-cell table:formula="of:=2*[.D123]" office:value-type="float" office:value="0.00991735537190083">
            <text:p>9,92E-003</text:p>
          </table:table-cell>
          <table:table-cell table:number-columns-repeated="1018"/>
        </table:table-row>
        <table:table-row table:style-name="ro2">
          <table:table-cell/>
          <table:table-cell table:formula="of:=[.B123]+[.$B$4]" office:value-type="float" office:value="12200">
            <text:p>12200</text:p>
          </table:table-cell>
          <table:table-cell table:formula="of:=[.B124]/60" office:value-type="float" office:value="203.333333333333">
            <text:p>203,33</text:p>
          </table:table-cell>
          <table:table-cell table:formula="of:=1/[.C124]" office:value-type="float" office:value="0.00491803278688525">
            <text:p>4,92E-003</text:p>
          </table:table-cell>
          <table:table-cell table:formula="of:=[.D124]" office:value-type="float" office:value="0.00491803278688525">
            <text:p>4,92E-003</text:p>
          </table:table-cell>
          <table:table-cell table:formula="of:=2*[.D124]" office:value-type="float" office:value="0.00983606557377049">
            <text:p>9,84E-003</text:p>
          </table:table-cell>
          <table:table-cell table:number-columns-repeated="1018"/>
        </table:table-row>
        <table:table-row table:style-name="ro2">
          <table:table-cell/>
          <table:table-cell table:formula="of:=[.B124]+[.$B$4]" office:value-type="float" office:value="12300">
            <text:p>12300</text:p>
          </table:table-cell>
          <table:table-cell table:formula="of:=[.B125]/60" office:value-type="float" office:value="205">
            <text:p>205</text:p>
          </table:table-cell>
          <table:table-cell table:formula="of:=1/[.C125]" office:value-type="float" office:value="0.00487804878048781">
            <text:p>4,88E-003</text:p>
          </table:table-cell>
          <table:table-cell table:formula="of:=[.D125]" office:value-type="float" office:value="0.00487804878048781">
            <text:p>4,88E-003</text:p>
          </table:table-cell>
          <table:table-cell table:formula="of:=2*[.D125]" office:value-type="float" office:value="0.00975609756097561">
            <text:p>9,76E-003</text:p>
          </table:table-cell>
          <table:table-cell table:number-columns-repeated="1018"/>
        </table:table-row>
        <table:table-row table:style-name="ro2">
          <table:table-cell/>
          <table:table-cell table:formula="of:=[.B125]+[.$B$4]" office:value-type="float" office:value="12400">
            <text:p>12400</text:p>
          </table:table-cell>
          <table:table-cell table:formula="of:=[.B126]/60" office:value-type="float" office:value="206.666666666667">
            <text:p>206,67</text:p>
          </table:table-cell>
          <table:table-cell table:formula="of:=1/[.C126]" office:value-type="float" office:value="0.00483870967741936">
            <text:p>4,84E-003</text:p>
          </table:table-cell>
          <table:table-cell table:formula="of:=[.D126]" office:value-type="float" office:value="0.00483870967741936">
            <text:p>4,84E-003</text:p>
          </table:table-cell>
          <table:table-cell table:formula="of:=2*[.D126]" office:value-type="float" office:value="0.00967741935483871">
            <text:p>9,68E-003</text:p>
          </table:table-cell>
          <table:table-cell table:number-columns-repeated="1018"/>
        </table:table-row>
        <table:table-row table:style-name="ro2">
          <table:table-cell/>
          <table:table-cell table:formula="of:=[.B126]+[.$B$4]" office:value-type="float" office:value="12500">
            <text:p>12500</text:p>
          </table:table-cell>
          <table:table-cell table:formula="of:=[.B127]/60" office:value-type="float" office:value="208.333333333333">
            <text:p>208,33</text:p>
          </table:table-cell>
          <table:table-cell table:formula="of:=1/[.C127]" office:value-type="float" office:value="0.0048">
            <text:p>4,80E-003</text:p>
          </table:table-cell>
          <table:table-cell table:formula="of:=[.D127]" office:value-type="float" office:value="0.0048">
            <text:p>4,80E-003</text:p>
          </table:table-cell>
          <table:table-cell table:formula="of:=2*[.D127]" office:value-type="float" office:value="0.0096">
            <text:p>9,60E-003</text:p>
          </table:table-cell>
          <table:table-cell table:number-columns-repeated="1018"/>
        </table:table-row>
        <table:table-row table:style-name="ro2">
          <table:table-cell/>
          <table:table-cell table:formula="of:=[.B127]+[.$B$4]" office:value-type="float" office:value="12600">
            <text:p>12600</text:p>
          </table:table-cell>
          <table:table-cell table:formula="of:=[.B128]/60" office:value-type="float" office:value="210">
            <text:p>210</text:p>
          </table:table-cell>
          <table:table-cell table:formula="of:=1/[.C128]" office:value-type="float" office:value="0.00476190476190476">
            <text:p>4,76E-003</text:p>
          </table:table-cell>
          <table:table-cell table:formula="of:=[.D128]" office:value-type="float" office:value="0.00476190476190476">
            <text:p>4,76E-003</text:p>
          </table:table-cell>
          <table:table-cell table:formula="of:=2*[.D128]" office:value-type="float" office:value="0.00952380952380952">
            <text:p>9,52E-003</text:p>
          </table:table-cell>
          <table:table-cell table:number-columns-repeated="1018"/>
        </table:table-row>
        <table:table-row table:style-name="ro2">
          <table:table-cell/>
          <table:table-cell table:formula="of:=[.B128]+[.$B$4]" office:value-type="float" office:value="12700">
            <text:p>12700</text:p>
          </table:table-cell>
          <table:table-cell table:formula="of:=[.B129]/60" office:value-type="float" office:value="211.666666666667">
            <text:p>211,67</text:p>
          </table:table-cell>
          <table:table-cell table:formula="of:=1/[.C129]" office:value-type="float" office:value="0.0047244094488189">
            <text:p>4,72E-003</text:p>
          </table:table-cell>
          <table:table-cell table:formula="of:=[.D129]" office:value-type="float" office:value="0.0047244094488189">
            <text:p>4,72E-003</text:p>
          </table:table-cell>
          <table:table-cell table:formula="of:=2*[.D129]" office:value-type="float" office:value="0.00944881889763779">
            <text:p>9,45E-003</text:p>
          </table:table-cell>
          <table:table-cell table:number-columns-repeated="1018"/>
        </table:table-row>
        <table:table-row table:style-name="ro2">
          <table:table-cell/>
          <table:table-cell table:formula="of:=[.B129]+[.$B$4]" office:value-type="float" office:value="12800">
            <text:p>12800</text:p>
          </table:table-cell>
          <table:table-cell table:formula="of:=[.B130]/60" office:value-type="float" office:value="213.333333333333">
            <text:p>213,33</text:p>
          </table:table-cell>
          <table:table-cell table:formula="of:=1/[.C130]" office:value-type="float" office:value="0.0046875">
            <text:p>4,69E-003</text:p>
          </table:table-cell>
          <table:table-cell table:formula="of:=[.D130]" office:value-type="float" office:value="0.0046875">
            <text:p>4,69E-003</text:p>
          </table:table-cell>
          <table:table-cell table:formula="of:=2*[.D130]" office:value-type="float" office:value="0.009375">
            <text:p>9,38E-003</text:p>
          </table:table-cell>
          <table:table-cell table:number-columns-repeated="1018"/>
        </table:table-row>
        <table:table-row table:style-name="ro2">
          <table:table-cell/>
          <table:table-cell table:formula="of:=[.B130]+[.$B$4]" office:value-type="float" office:value="12900">
            <text:p>12900</text:p>
          </table:table-cell>
          <table:table-cell table:formula="of:=[.B131]/60" office:value-type="float" office:value="215">
            <text:p>215</text:p>
          </table:table-cell>
          <table:table-cell table:formula="of:=1/[.C131]" office:value-type="float" office:value="0.00465116279069768">
            <text:p>4,65E-003</text:p>
          </table:table-cell>
          <table:table-cell table:formula="of:=[.D131]" office:value-type="float" office:value="0.00465116279069768">
            <text:p>4,65E-003</text:p>
          </table:table-cell>
          <table:table-cell table:formula="of:=2*[.D131]" office:value-type="float" office:value="0.00930232558139535">
            <text:p>9,30E-003</text:p>
          </table:table-cell>
          <table:table-cell table:number-columns-repeated="1018"/>
        </table:table-row>
        <table:table-row table:style-name="ro2">
          <table:table-cell/>
          <table:table-cell table:formula="of:=[.B131]+[.$B$4]" office:value-type="float" office:value="13000">
            <text:p>13000</text:p>
          </table:table-cell>
          <table:table-cell table:formula="of:=[.B132]/60" office:value-type="float" office:value="216.666666666667">
            <text:p>216,67</text:p>
          </table:table-cell>
          <table:table-cell table:formula="of:=1/[.C132]" office:value-type="float" office:value="0.00461538461538462">
            <text:p>4,62E-003</text:p>
          </table:table-cell>
          <table:table-cell table:formula="of:=[.D132]" office:value-type="float" office:value="0.00461538461538462">
            <text:p>4,62E-003</text:p>
          </table:table-cell>
          <table:table-cell table:formula="of:=2*[.D132]" office:value-type="float" office:value="0.00923076923076923">
            <text:p>9,23E-003</text:p>
          </table:table-cell>
          <table:table-cell table:number-columns-repeated="1018"/>
        </table:table-row>
        <table:table-row table:style-name="ro2">
          <table:table-cell/>
          <table:table-cell table:formula="of:=[.B132]+[.$B$4]" office:value-type="float" office:value="13100">
            <text:p>13100</text:p>
          </table:table-cell>
          <table:table-cell table:formula="of:=[.B133]/60" office:value-type="float" office:value="218.333333333333">
            <text:p>218,33</text:p>
          </table:table-cell>
          <table:table-cell table:formula="of:=1/[.C133]" office:value-type="float" office:value="0.00458015267175573">
            <text:p>4,58E-003</text:p>
          </table:table-cell>
          <table:table-cell table:formula="of:=[.D133]" office:value-type="float" office:value="0.00458015267175573">
            <text:p>4,58E-003</text:p>
          </table:table-cell>
          <table:table-cell table:formula="of:=2*[.D133]" office:value-type="float" office:value="0.00916030534351145">
            <text:p>9,16E-003</text:p>
          </table:table-cell>
          <table:table-cell table:number-columns-repeated="1018"/>
        </table:table-row>
        <table:table-row table:style-name="ro2">
          <table:table-cell/>
          <table:table-cell table:formula="of:=[.B133]+[.$B$4]" office:value-type="float" office:value="13200">
            <text:p>13200</text:p>
          </table:table-cell>
          <table:table-cell table:formula="of:=[.B134]/60" office:value-type="float" office:value="220">
            <text:p>220</text:p>
          </table:table-cell>
          <table:table-cell table:formula="of:=1/[.C134]" office:value-type="float" office:value="0.00454545454545455">
            <text:p>4,55E-003</text:p>
          </table:table-cell>
          <table:table-cell table:formula="of:=[.D134]" office:value-type="float" office:value="0.00454545454545455">
            <text:p>4,55E-003</text:p>
          </table:table-cell>
          <table:table-cell table:formula="of:=2*[.D134]" office:value-type="float" office:value="0.00909090909090909">
            <text:p>9,09E-003</text:p>
          </table:table-cell>
          <table:table-cell table:number-columns-repeated="1018"/>
        </table:table-row>
        <table:table-row table:style-name="ro2">
          <table:table-cell/>
          <table:table-cell table:formula="of:=[.B134]+[.$B$4]" office:value-type="float" office:value="13300">
            <text:p>13300</text:p>
          </table:table-cell>
          <table:table-cell table:formula="of:=[.B135]/60" office:value-type="float" office:value="221.666666666667">
            <text:p>221,67</text:p>
          </table:table-cell>
          <table:table-cell table:formula="of:=1/[.C135]" office:value-type="float" office:value="0.00451127819548872">
            <text:p>4,51E-003</text:p>
          </table:table-cell>
          <table:table-cell table:formula="of:=[.D135]" office:value-type="float" office:value="0.00451127819548872">
            <text:p>4,51E-003</text:p>
          </table:table-cell>
          <table:table-cell table:formula="of:=2*[.D135]" office:value-type="float" office:value="0.00902255639097744">
            <text:p>9,02E-003</text:p>
          </table:table-cell>
          <table:table-cell table:number-columns-repeated="1018"/>
        </table:table-row>
        <table:table-row table:style-name="ro2">
          <table:table-cell/>
          <table:table-cell table:formula="of:=[.B135]+[.$B$4]" office:value-type="float" office:value="13400">
            <text:p>13400</text:p>
          </table:table-cell>
          <table:table-cell table:formula="of:=[.B136]/60" office:value-type="float" office:value="223.333333333333">
            <text:p>223,33</text:p>
          </table:table-cell>
          <table:table-cell table:formula="of:=1/[.C136]" office:value-type="float" office:value="0.00447761194029851">
            <text:p>4,48E-003</text:p>
          </table:table-cell>
          <table:table-cell table:formula="of:=[.D136]" office:value-type="float" office:value="0.00447761194029851">
            <text:p>4,48E-003</text:p>
          </table:table-cell>
          <table:table-cell table:formula="of:=2*[.D136]" office:value-type="float" office:value="0.00895522388059701">
            <text:p>8,96E-003</text:p>
          </table:table-cell>
          <table:table-cell table:number-columns-repeated="1018"/>
        </table:table-row>
        <table:table-row table:style-name="ro2">
          <table:table-cell/>
          <table:table-cell table:formula="of:=[.B136]+[.$B$4]" office:value-type="float" office:value="13500">
            <text:p>13500</text:p>
          </table:table-cell>
          <table:table-cell table:formula="of:=[.B137]/60" office:value-type="float" office:value="225">
            <text:p>225</text:p>
          </table:table-cell>
          <table:table-cell table:formula="of:=1/[.C137]" office:value-type="float" office:value="0.00444444444444444">
            <text:p>4,44E-003</text:p>
          </table:table-cell>
          <table:table-cell table:formula="of:=[.D137]" office:value-type="float" office:value="0.00444444444444444">
            <text:p>4,44E-003</text:p>
          </table:table-cell>
          <table:table-cell table:formula="of:=2*[.D137]" office:value-type="float" office:value="0.00888888888888889">
            <text:p>8,89E-003</text:p>
          </table:table-cell>
          <table:table-cell table:number-columns-repeated="1018"/>
        </table:table-row>
        <table:table-row table:style-name="ro2">
          <table:table-cell/>
          <table:table-cell table:formula="of:=[.B137]+[.$B$4]" office:value-type="float" office:value="13600">
            <text:p>13600</text:p>
          </table:table-cell>
          <table:table-cell table:formula="of:=[.B138]/60" office:value-type="float" office:value="226.666666666667">
            <text:p>226,67</text:p>
          </table:table-cell>
          <table:table-cell table:formula="of:=1/[.C138]" office:value-type="float" office:value="0.00441176470588235">
            <text:p>4,41E-003</text:p>
          </table:table-cell>
          <table:table-cell table:formula="of:=[.D138]" office:value-type="float" office:value="0.00441176470588235">
            <text:p>4,41E-003</text:p>
          </table:table-cell>
          <table:table-cell table:formula="of:=2*[.D138]" office:value-type="float" office:value="0.00882352941176471">
            <text:p>8,82E-003</text:p>
          </table:table-cell>
          <table:table-cell table:number-columns-repeated="1018"/>
        </table:table-row>
        <table:table-row table:style-name="ro2">
          <table:table-cell/>
          <table:table-cell table:formula="of:=[.B138]+[.$B$4]" office:value-type="float" office:value="13700">
            <text:p>13700</text:p>
          </table:table-cell>
          <table:table-cell table:formula="of:=[.B139]/60" office:value-type="float" office:value="228.333333333333">
            <text:p>228,33</text:p>
          </table:table-cell>
          <table:table-cell table:formula="of:=1/[.C139]" office:value-type="float" office:value="0.00437956204379562">
            <text:p>4,38E-003</text:p>
          </table:table-cell>
          <table:table-cell table:formula="of:=[.D139]" office:value-type="float" office:value="0.00437956204379562">
            <text:p>4,38E-003</text:p>
          </table:table-cell>
          <table:table-cell table:formula="of:=2*[.D139]" office:value-type="float" office:value="0.00875912408759124">
            <text:p>8,76E-003</text:p>
          </table:table-cell>
          <table:table-cell table:number-columns-repeated="1018"/>
        </table:table-row>
        <table:table-row table:style-name="ro2">
          <table:table-cell/>
          <table:table-cell table:formula="of:=[.B139]+[.$B$4]" office:value-type="float" office:value="13800">
            <text:p>13800</text:p>
          </table:table-cell>
          <table:table-cell table:formula="of:=[.B140]/60" office:value-type="float" office:value="230">
            <text:p>230</text:p>
          </table:table-cell>
          <table:table-cell table:formula="of:=1/[.C140]" office:value-type="float" office:value="0.00434782608695652">
            <text:p>4,35E-003</text:p>
          </table:table-cell>
          <table:table-cell table:formula="of:=[.D140]" office:value-type="float" office:value="0.00434782608695652">
            <text:p>4,35E-003</text:p>
          </table:table-cell>
          <table:table-cell table:formula="of:=2*[.D140]" office:value-type="float" office:value="0.00869565217391304">
            <text:p>8,70E-003</text:p>
          </table:table-cell>
          <table:table-cell table:number-columns-repeated="1018"/>
        </table:table-row>
        <table:table-row table:style-name="ro2">
          <table:table-cell/>
          <table:table-cell table:formula="of:=[.B140]+[.$B$4]" office:value-type="float" office:value="13900">
            <text:p>13900</text:p>
          </table:table-cell>
          <table:table-cell table:formula="of:=[.B141]/60" office:value-type="float" office:value="231.666666666667">
            <text:p>231,67</text:p>
          </table:table-cell>
          <table:table-cell table:formula="of:=1/[.C141]" office:value-type="float" office:value="0.00431654676258993">
            <text:p>4,32E-003</text:p>
          </table:table-cell>
          <table:table-cell table:formula="of:=[.D141]" office:value-type="float" office:value="0.00431654676258993">
            <text:p>4,32E-003</text:p>
          </table:table-cell>
          <table:table-cell table:formula="of:=2*[.D141]" office:value-type="float" office:value="0.00863309352517986">
            <text:p>8,63E-003</text:p>
          </table:table-cell>
          <table:table-cell table:number-columns-repeated="1018"/>
        </table:table-row>
        <table:table-row table:style-name="ro2">
          <table:table-cell/>
          <table:table-cell table:formula="of:=[.B141]+[.$B$4]" office:value-type="float" office:value="14000">
            <text:p>14000</text:p>
          </table:table-cell>
          <table:table-cell table:formula="of:=[.B142]/60" office:value-type="float" office:value="233.333333333333">
            <text:p>233,33</text:p>
          </table:table-cell>
          <table:table-cell table:formula="of:=1/[.C142]" office:value-type="float" office:value="0.00428571428571429">
            <text:p>4,29E-003</text:p>
          </table:table-cell>
          <table:table-cell table:formula="of:=[.D142]" office:value-type="float" office:value="0.00428571428571429">
            <text:p>4,29E-003</text:p>
          </table:table-cell>
          <table:table-cell table:formula="of:=2*[.D142]" office:value-type="float" office:value="0.00857142857142857">
            <text:p>8,57E-003</text:p>
          </table:table-cell>
          <table:table-cell table:number-columns-repeated="1018"/>
        </table:table-row>
        <table:table-row table:style-name="ro2">
          <table:table-cell/>
          <table:table-cell table:formula="of:=[.B142]+[.$B$4]" office:value-type="float" office:value="14100">
            <text:p>14100</text:p>
          </table:table-cell>
          <table:table-cell table:formula="of:=[.B143]/60" office:value-type="float" office:value="235">
            <text:p>235</text:p>
          </table:table-cell>
          <table:table-cell table:formula="of:=1/[.C143]" office:value-type="float" office:value="0.00425531914893617">
            <text:p>4,26E-003</text:p>
          </table:table-cell>
          <table:table-cell table:formula="of:=[.D143]" office:value-type="float" office:value="0.00425531914893617">
            <text:p>4,26E-003</text:p>
          </table:table-cell>
          <table:table-cell table:formula="of:=2*[.D143]" office:value-type="float" office:value="0.00851063829787234">
            <text:p>8,51E-003</text:p>
          </table:table-cell>
          <table:table-cell table:number-columns-repeated="1018"/>
        </table:table-row>
        <table:table-row table:style-name="ro2">
          <table:table-cell/>
          <table:table-cell table:formula="of:=[.B143]+[.$B$4]" office:value-type="float" office:value="14200">
            <text:p>14200</text:p>
          </table:table-cell>
          <table:table-cell table:formula="of:=[.B144]/60" office:value-type="float" office:value="236.666666666667">
            <text:p>236,67</text:p>
          </table:table-cell>
          <table:table-cell table:formula="of:=1/[.C144]" office:value-type="float" office:value="0.00422535211267606">
            <text:p>4,23E-003</text:p>
          </table:table-cell>
          <table:table-cell table:formula="of:=[.D144]" office:value-type="float" office:value="0.00422535211267606">
            <text:p>4,23E-003</text:p>
          </table:table-cell>
          <table:table-cell table:formula="of:=2*[.D144]" office:value-type="float" office:value="0.00845070422535211">
            <text:p>8,45E-003</text:p>
          </table:table-cell>
          <table:table-cell table:number-columns-repeated="1018"/>
        </table:table-row>
        <table:table-row table:style-name="ro2">
          <table:table-cell/>
          <table:table-cell table:formula="of:=[.B144]+[.$B$4]" office:value-type="float" office:value="14300">
            <text:p>14300</text:p>
          </table:table-cell>
          <table:table-cell table:formula="of:=[.B145]/60" office:value-type="float" office:value="238.333333333333">
            <text:p>238,33</text:p>
          </table:table-cell>
          <table:table-cell table:formula="of:=1/[.C145]" office:value-type="float" office:value="0.0041958041958042">
            <text:p>4,20E-003</text:p>
          </table:table-cell>
          <table:table-cell table:formula="of:=[.D145]" office:value-type="float" office:value="0.0041958041958042">
            <text:p>4,20E-003</text:p>
          </table:table-cell>
          <table:table-cell table:formula="of:=2*[.D145]" office:value-type="float" office:value="0.00839160839160839">
            <text:p>8,39E-003</text:p>
          </table:table-cell>
          <table:table-cell table:number-columns-repeated="1018"/>
        </table:table-row>
        <table:table-row table:style-name="ro2">
          <table:table-cell/>
          <table:table-cell table:formula="of:=[.B145]+[.$B$4]" office:value-type="float" office:value="14400">
            <text:p>14400</text:p>
          </table:table-cell>
          <table:table-cell table:formula="of:=[.B146]/60" office:value-type="float" office:value="240">
            <text:p>240</text:p>
          </table:table-cell>
          <table:table-cell table:formula="of:=1/[.C146]" office:value-type="float" office:value="0.00416666666666667">
            <text:p>4,17E-003</text:p>
          </table:table-cell>
          <table:table-cell table:formula="of:=[.D146]" office:value-type="float" office:value="0.00416666666666667">
            <text:p>4,17E-003</text:p>
          </table:table-cell>
          <table:table-cell table:formula="of:=2*[.D146]" office:value-type="float" office:value="0.00833333333333333">
            <text:p>8,33E-003</text:p>
          </table:table-cell>
          <table:table-cell table:number-columns-repeated="1018"/>
        </table:table-row>
        <table:table-row table:style-name="ro2">
          <table:table-cell/>
          <table:table-cell table:formula="of:=[.B146]+[.$B$4]" office:value-type="float" office:value="14500">
            <text:p>14500</text:p>
          </table:table-cell>
          <table:table-cell table:formula="of:=[.B147]/60" office:value-type="float" office:value="241.666666666667">
            <text:p>241,67</text:p>
          </table:table-cell>
          <table:table-cell table:formula="of:=1/[.C147]" office:value-type="float" office:value="0.00413793103448276">
            <text:p>4,14E-003</text:p>
          </table:table-cell>
          <table:table-cell table:formula="of:=[.D147]" office:value-type="float" office:value="0.00413793103448276">
            <text:p>4,14E-003</text:p>
          </table:table-cell>
          <table:table-cell table:formula="of:=2*[.D147]" office:value-type="float" office:value="0.00827586206896552">
            <text:p>8,28E-003</text:p>
          </table:table-cell>
          <table:table-cell table:number-columns-repeated="1018"/>
        </table:table-row>
        <table:table-row table:style-name="ro2">
          <table:table-cell/>
          <table:table-cell table:formula="of:=[.B147]+[.$B$4]" office:value-type="float" office:value="14600">
            <text:p>14600</text:p>
          </table:table-cell>
          <table:table-cell table:formula="of:=[.B148]/60" office:value-type="float" office:value="243.333333333333">
            <text:p>243,33</text:p>
          </table:table-cell>
          <table:table-cell table:formula="of:=1/[.C148]" office:value-type="float" office:value="0.00410958904109589">
            <text:p>4,11E-003</text:p>
          </table:table-cell>
          <table:table-cell table:formula="of:=[.D148]" office:value-type="float" office:value="0.00410958904109589">
            <text:p>4,11E-003</text:p>
          </table:table-cell>
          <table:table-cell table:formula="of:=2*[.D148]" office:value-type="float" office:value="0.00821917808219178">
            <text:p>8,22E-003</text:p>
          </table:table-cell>
          <table:table-cell table:number-columns-repeated="1018"/>
        </table:table-row>
        <table:table-row table:style-name="ro2">
          <table:table-cell/>
          <table:table-cell table:formula="of:=[.B148]+[.$B$4]" office:value-type="float" office:value="14700">
            <text:p>14700</text:p>
          </table:table-cell>
          <table:table-cell table:formula="of:=[.B149]/60" office:value-type="float" office:value="245">
            <text:p>245</text:p>
          </table:table-cell>
          <table:table-cell table:formula="of:=1/[.C149]" office:value-type="float" office:value="0.00408163265306122">
            <text:p>4,08E-003</text:p>
          </table:table-cell>
          <table:table-cell table:formula="of:=[.D149]" office:value-type="float" office:value="0.00408163265306122">
            <text:p>4,08E-003</text:p>
          </table:table-cell>
          <table:table-cell table:formula="of:=2*[.D149]" office:value-type="float" office:value="0.00816326530612245">
            <text:p>8,16E-003</text:p>
          </table:table-cell>
          <table:table-cell table:number-columns-repeated="1018"/>
        </table:table-row>
        <table:table-row table:style-name="ro2">
          <table:table-cell/>
          <table:table-cell table:formula="of:=[.B149]+[.$B$4]" office:value-type="float" office:value="14800">
            <text:p>14800</text:p>
          </table:table-cell>
          <table:table-cell table:formula="of:=[.B150]/60" office:value-type="float" office:value="246.666666666667">
            <text:p>246,67</text:p>
          </table:table-cell>
          <table:table-cell table:formula="of:=1/[.C150]" office:value-type="float" office:value="0.00405405405405405">
            <text:p>4,05E-003</text:p>
          </table:table-cell>
          <table:table-cell table:formula="of:=[.D150]" office:value-type="float" office:value="0.00405405405405405">
            <text:p>4,05E-003</text:p>
          </table:table-cell>
          <table:table-cell table:formula="of:=2*[.D150]" office:value-type="float" office:value="0.00810810810810811">
            <text:p>8,11E-003</text:p>
          </table:table-cell>
          <table:table-cell table:number-columns-repeated="1018"/>
        </table:table-row>
        <table:table-row table:style-name="ro2">
          <table:table-cell/>
          <table:table-cell table:formula="of:=[.B150]+[.$B$4]" office:value-type="float" office:value="14900">
            <text:p>14900</text:p>
          </table:table-cell>
          <table:table-cell table:formula="of:=[.B151]/60" office:value-type="float" office:value="248.333333333333">
            <text:p>248,33</text:p>
          </table:table-cell>
          <table:table-cell table:formula="of:=1/[.C151]" office:value-type="float" office:value="0.00402684563758389">
            <text:p>4,03E-003</text:p>
          </table:table-cell>
          <table:table-cell table:formula="of:=[.D151]" office:value-type="float" office:value="0.00402684563758389">
            <text:p>4,03E-003</text:p>
          </table:table-cell>
          <table:table-cell table:formula="of:=2*[.D151]" office:value-type="float" office:value="0.00805369127516778">
            <text:p>8,05E-003</text:p>
          </table:table-cell>
          <table:table-cell table:number-columns-repeated="1018"/>
        </table:table-row>
        <table:table-row table:style-name="ro2">
          <table:table-cell/>
          <table:table-cell table:formula="of:=[.B151]+[.$B$4]" office:value-type="float" office:value="15000">
            <text:p>15000</text:p>
          </table:table-cell>
          <table:table-cell table:formula="of:=[.B152]/60" office:value-type="float" office:value="250">
            <text:p>250</text:p>
          </table:table-cell>
          <table:table-cell table:formula="of:=1/[.C152]" office:value-type="float" office:value="0.004">
            <text:p>4,00E-003</text:p>
          </table:table-cell>
          <table:table-cell table:formula="of:=[.D152]" office:value-type="float" office:value="0.004">
            <text:p>4,00E-003</text:p>
          </table:table-cell>
          <table:table-cell table:formula="of:=2*[.D152]" office:value-type="float" office:value="0.008">
            <text:p>8,00E-003</text:p>
          </table:table-cell>
          <table:table-cell table:number-columns-repeated="1018"/>
        </table:table-row>
        <table:table-row table:style-name="ro2">
          <table:table-cell/>
          <table:table-cell table:formula="of:=[.B152]+[.$B$4]" office:value-type="float" office:value="15100">
            <text:p>15100</text:p>
          </table:table-cell>
          <table:table-cell table:formula="of:=[.B153]/60" office:value-type="float" office:value="251.666666666667">
            <text:p>251,67</text:p>
          </table:table-cell>
          <table:table-cell table:formula="of:=1/[.C153]" office:value-type="float" office:value="0.00397350993377483">
            <text:p>3,97E-003</text:p>
          </table:table-cell>
          <table:table-cell table:formula="of:=[.D153]" office:value-type="float" office:value="0.00397350993377483">
            <text:p>3,97E-003</text:p>
          </table:table-cell>
          <table:table-cell table:formula="of:=2*[.D153]" office:value-type="float" office:value="0.00794701986754967">
            <text:p>7,95E-003</text:p>
          </table:table-cell>
          <table:table-cell table:number-columns-repeated="1018"/>
        </table:table-row>
        <table:table-row table:style-name="ro2">
          <table:table-cell/>
          <table:table-cell table:formula="of:=[.B153]+[.$B$4]" office:value-type="float" office:value="15200">
            <text:p>15200</text:p>
          </table:table-cell>
          <table:table-cell table:formula="of:=[.B154]/60" office:value-type="float" office:value="253.333333333333">
            <text:p>253,33</text:p>
          </table:table-cell>
          <table:table-cell table:formula="of:=1/[.C154]" office:value-type="float" office:value="0.00394736842105263">
            <text:p>3,95E-003</text:p>
          </table:table-cell>
          <table:table-cell table:formula="of:=[.D154]" office:value-type="float" office:value="0.00394736842105263">
            <text:p>3,95E-003</text:p>
          </table:table-cell>
          <table:table-cell table:formula="of:=2*[.D154]" office:value-type="float" office:value="0.00789473684210526">
            <text:p>7,89E-003</text:p>
          </table:table-cell>
          <table:table-cell table:number-columns-repeated="1018"/>
        </table:table-row>
        <table:table-row table:style-name="ro2">
          <table:table-cell/>
          <table:table-cell table:formula="of:=[.B154]+[.$B$4]" office:value-type="float" office:value="15300">
            <text:p>15300</text:p>
          </table:table-cell>
          <table:table-cell table:formula="of:=[.B155]/60" office:value-type="float" office:value="255">
            <text:p>255</text:p>
          </table:table-cell>
          <table:table-cell table:formula="of:=1/[.C155]" office:value-type="float" office:value="0.00392156862745098">
            <text:p>3,92E-003</text:p>
          </table:table-cell>
          <table:table-cell table:formula="of:=[.D155]" office:value-type="float" office:value="0.00392156862745098">
            <text:p>3,92E-003</text:p>
          </table:table-cell>
          <table:table-cell table:formula="of:=2*[.D155]" office:value-type="float" office:value="0.00784313725490196">
            <text:p>7,84E-003</text:p>
          </table:table-cell>
          <table:table-cell table:number-columns-repeated="1018"/>
        </table:table-row>
        <table:table-row table:style-name="ro2">
          <table:table-cell/>
          <table:table-cell table:formula="of:=[.B155]+[.$B$4]" office:value-type="float" office:value="15400">
            <text:p>15400</text:p>
          </table:table-cell>
          <table:table-cell table:formula="of:=[.B156]/60" office:value-type="float" office:value="256.666666666667">
            <text:p>256,67</text:p>
          </table:table-cell>
          <table:table-cell table:formula="of:=1/[.C156]" office:value-type="float" office:value="0.0038961038961039">
            <text:p>3,90E-003</text:p>
          </table:table-cell>
          <table:table-cell table:formula="of:=[.D156]" office:value-type="float" office:value="0.0038961038961039">
            <text:p>3,90E-003</text:p>
          </table:table-cell>
          <table:table-cell table:formula="of:=2*[.D156]" office:value-type="float" office:value="0.00779220779220779">
            <text:p>7,79E-003</text:p>
          </table:table-cell>
          <table:table-cell table:number-columns-repeated="1018"/>
        </table:table-row>
        <table:table-row table:style-name="ro2">
          <table:table-cell/>
          <table:table-cell table:formula="of:=[.B156]+[.$B$4]" office:value-type="float" office:value="15500">
            <text:p>15500</text:p>
          </table:table-cell>
          <table:table-cell table:formula="of:=[.B157]/60" office:value-type="float" office:value="258.333333333333">
            <text:p>258,33</text:p>
          </table:table-cell>
          <table:table-cell table:formula="of:=1/[.C157]" office:value-type="float" office:value="0.00387096774193548">
            <text:p>3,87E-003</text:p>
          </table:table-cell>
          <table:table-cell table:formula="of:=[.D157]" office:value-type="float" office:value="0.00387096774193548">
            <text:p>3,87E-003</text:p>
          </table:table-cell>
          <table:table-cell table:formula="of:=2*[.D157]" office:value-type="float" office:value="0.00774193548387097">
            <text:p>7,74E-003</text:p>
          </table:table-cell>
          <table:table-cell table:number-columns-repeated="1018"/>
        </table:table-row>
        <table:table-row table:style-name="ro2">
          <table:table-cell/>
          <table:table-cell table:formula="of:=[.B157]+[.$B$4]" office:value-type="float" office:value="15600">
            <text:p>15600</text:p>
          </table:table-cell>
          <table:table-cell table:formula="of:=[.B158]/60" office:value-type="float" office:value="260">
            <text:p>260</text:p>
          </table:table-cell>
          <table:table-cell table:formula="of:=1/[.C158]" office:value-type="float" office:value="0.00384615384615385">
            <text:p>3,85E-003</text:p>
          </table:table-cell>
          <table:table-cell table:formula="of:=[.D158]" office:value-type="float" office:value="0.00384615384615385">
            <text:p>3,85E-003</text:p>
          </table:table-cell>
          <table:table-cell table:formula="of:=2*[.D158]" office:value-type="float" office:value="0.00769230769230769">
            <text:p>7,69E-003</text:p>
          </table:table-cell>
          <table:table-cell table:number-columns-repeated="1018"/>
        </table:table-row>
        <table:table-row table:style-name="ro2">
          <table:table-cell/>
          <table:table-cell table:formula="of:=[.B158]+[.$B$4]" office:value-type="float" office:value="15700">
            <text:p>15700</text:p>
          </table:table-cell>
          <table:table-cell table:formula="of:=[.B159]/60" office:value-type="float" office:value="261.666666666667">
            <text:p>261,67</text:p>
          </table:table-cell>
          <table:table-cell table:formula="of:=1/[.C159]" office:value-type="float" office:value="0.00382165605095541">
            <text:p>3,82E-003</text:p>
          </table:table-cell>
          <table:table-cell table:formula="of:=[.D159]" office:value-type="float" office:value="0.00382165605095541">
            <text:p>3,82E-003</text:p>
          </table:table-cell>
          <table:table-cell table:formula="of:=2*[.D159]" office:value-type="float" office:value="0.00764331210191083">
            <text:p>7,64E-003</text:p>
          </table:table-cell>
          <table:table-cell table:number-columns-repeated="1018"/>
        </table:table-row>
        <table:table-row table:style-name="ro2">
          <table:table-cell/>
          <table:table-cell table:formula="of:=[.B159]+[.$B$4]" office:value-type="float" office:value="15800">
            <text:p>15800</text:p>
          </table:table-cell>
          <table:table-cell table:formula="of:=[.B160]/60" office:value-type="float" office:value="263.333333333333">
            <text:p>263,33</text:p>
          </table:table-cell>
          <table:table-cell table:formula="of:=1/[.C160]" office:value-type="float" office:value="0.00379746835443038">
            <text:p>3,80E-003</text:p>
          </table:table-cell>
          <table:table-cell table:formula="of:=[.D160]" office:value-type="float" office:value="0.00379746835443038">
            <text:p>3,80E-003</text:p>
          </table:table-cell>
          <table:table-cell table:formula="of:=2*[.D160]" office:value-type="float" office:value="0.00759493670886076">
            <text:p>7,59E-003</text:p>
          </table:table-cell>
          <table:table-cell table:number-columns-repeated="1018"/>
        </table:table-row>
        <table:table-row table:style-name="ro2">
          <table:table-cell/>
          <table:table-cell table:formula="of:=[.B160]+[.$B$4]" office:value-type="float" office:value="15900">
            <text:p>15900</text:p>
          </table:table-cell>
          <table:table-cell table:formula="of:=[.B161]/60" office:value-type="float" office:value="265">
            <text:p>265</text:p>
          </table:table-cell>
          <table:table-cell table:formula="of:=1/[.C161]" office:value-type="float" office:value="0.00377358490566038">
            <text:p>3,77E-003</text:p>
          </table:table-cell>
          <table:table-cell table:formula="of:=[.D161]" office:value-type="float" office:value="0.00377358490566038">
            <text:p>3,77E-003</text:p>
          </table:table-cell>
          <table:table-cell table:formula="of:=2*[.D161]" office:value-type="float" office:value="0.00754716981132076">
            <text:p>7,55E-003</text:p>
          </table:table-cell>
          <table:table-cell table:number-columns-repeated="1018"/>
        </table:table-row>
        <table:table-row table:style-name="ro2">
          <table:table-cell/>
          <table:table-cell table:formula="of:=[.B161]+[.$B$4]" office:value-type="float" office:value="16000">
            <text:p>16000</text:p>
          </table:table-cell>
          <table:table-cell table:formula="of:=[.B162]/60" office:value-type="float" office:value="266.666666666667">
            <text:p>266,67</text:p>
          </table:table-cell>
          <table:table-cell table:formula="of:=1/[.C162]" office:value-type="float" office:value="0.00375">
            <text:p>3,75E-003</text:p>
          </table:table-cell>
          <table:table-cell table:formula="of:=[.D162]" office:value-type="float" office:value="0.00375">
            <text:p>3,75E-003</text:p>
          </table:table-cell>
          <table:table-cell table:formula="of:=2*[.D162]" office:value-type="float" office:value="0.0075">
            <text:p>7,50E-003</text:p>
          </table:table-cell>
          <table:table-cell table:number-columns-repeated="1018"/>
        </table:table-row>
        <table:table-row table:style-name="ro2">
          <table:table-cell/>
          <table:table-cell table:formula="of:=[.B162]+[.$B$4]" office:value-type="float" office:value="16100">
            <text:p>16100</text:p>
          </table:table-cell>
          <table:table-cell table:formula="of:=[.B163]/60" office:value-type="float" office:value="268.333333333333">
            <text:p>268,33</text:p>
          </table:table-cell>
          <table:table-cell table:formula="of:=1/[.C163]" office:value-type="float" office:value="0.00372670807453416">
            <text:p>3,73E-003</text:p>
          </table:table-cell>
          <table:table-cell table:formula="of:=[.D163]" office:value-type="float" office:value="0.00372670807453416">
            <text:p>3,73E-003</text:p>
          </table:table-cell>
          <table:table-cell table:formula="of:=2*[.D163]" office:value-type="float" office:value="0.00745341614906832">
            <text:p>7,45E-003</text:p>
          </table:table-cell>
          <table:table-cell table:number-columns-repeated="1018"/>
        </table:table-row>
        <table:table-row table:style-name="ro2">
          <table:table-cell/>
          <table:table-cell table:formula="of:=[.B163]+[.$B$4]" office:value-type="float" office:value="16200">
            <text:p>16200</text:p>
          </table:table-cell>
          <table:table-cell table:formula="of:=[.B164]/60" office:value-type="float" office:value="270">
            <text:p>270</text:p>
          </table:table-cell>
          <table:table-cell table:formula="of:=1/[.C164]" office:value-type="float" office:value="0.0037037037037037">
            <text:p>3,70E-003</text:p>
          </table:table-cell>
          <table:table-cell table:formula="of:=[.D164]" office:value-type="float" office:value="0.0037037037037037">
            <text:p>3,70E-003</text:p>
          </table:table-cell>
          <table:table-cell table:formula="of:=2*[.D164]" office:value-type="float" office:value="0.00740740740740741">
            <text:p>7,41E-003</text:p>
          </table:table-cell>
          <table:table-cell table:number-columns-repeated="1018"/>
        </table:table-row>
        <table:table-row table:style-name="ro2">
          <table:table-cell/>
          <table:table-cell table:formula="of:=[.B164]+[.$B$4]" office:value-type="float" office:value="16300">
            <text:p>16300</text:p>
          </table:table-cell>
          <table:table-cell table:formula="of:=[.B165]/60" office:value-type="float" office:value="271.666666666667">
            <text:p>271,67</text:p>
          </table:table-cell>
          <table:table-cell table:formula="of:=1/[.C165]" office:value-type="float" office:value="0.00368098159509202">
            <text:p>3,68E-003</text:p>
          </table:table-cell>
          <table:table-cell table:formula="of:=[.D165]" office:value-type="float" office:value="0.00368098159509202">
            <text:p>3,68E-003</text:p>
          </table:table-cell>
          <table:table-cell table:formula="of:=2*[.D165]" office:value-type="float" office:value="0.00736196319018405">
            <text:p>7,36E-003</text:p>
          </table:table-cell>
          <table:table-cell table:number-columns-repeated="1018"/>
        </table:table-row>
        <table:table-row table:style-name="ro2">
          <table:table-cell/>
          <table:table-cell table:formula="of:=[.B165]+[.$B$4]" office:value-type="float" office:value="16400">
            <text:p>16400</text:p>
          </table:table-cell>
          <table:table-cell table:formula="of:=[.B166]/60" office:value-type="float" office:value="273.333333333333">
            <text:p>273,33</text:p>
          </table:table-cell>
          <table:table-cell table:formula="of:=1/[.C166]" office:value-type="float" office:value="0.00365853658536585">
            <text:p>3,66E-003</text:p>
          </table:table-cell>
          <table:table-cell table:formula="of:=[.D166]" office:value-type="float" office:value="0.00365853658536585">
            <text:p>3,66E-003</text:p>
          </table:table-cell>
          <table:table-cell table:formula="of:=2*[.D166]" office:value-type="float" office:value="0.00731707317073171">
            <text:p>7,32E-003</text:p>
          </table:table-cell>
          <table:table-cell table:number-columns-repeated="1018"/>
        </table:table-row>
        <table:table-row table:style-name="ro2">
          <table:table-cell/>
          <table:table-cell table:formula="of:=[.B166]+[.$B$4]" office:value-type="float" office:value="16500">
            <text:p>16500</text:p>
          </table:table-cell>
          <table:table-cell table:formula="of:=[.B167]/60" office:value-type="float" office:value="275">
            <text:p>275</text:p>
          </table:table-cell>
          <table:table-cell table:formula="of:=1/[.C167]" office:value-type="float" office:value="0.00363636363636364">
            <text:p>3,64E-003</text:p>
          </table:table-cell>
          <table:table-cell table:formula="of:=[.D167]" office:value-type="float" office:value="0.00363636363636364">
            <text:p>3,64E-003</text:p>
          </table:table-cell>
          <table:table-cell table:formula="of:=2*[.D167]" office:value-type="float" office:value="0.00727272727272727">
            <text:p>7,27E-003</text:p>
          </table:table-cell>
          <table:table-cell table:number-columns-repeated="1018"/>
        </table:table-row>
        <table:table-row table:style-name="ro2">
          <table:table-cell/>
          <table:table-cell table:formula="of:=[.B167]+[.$B$4]" office:value-type="float" office:value="16600">
            <text:p>16600</text:p>
          </table:table-cell>
          <table:table-cell table:formula="of:=[.B168]/60" office:value-type="float" office:value="276.666666666667">
            <text:p>276,67</text:p>
          </table:table-cell>
          <table:table-cell table:formula="of:=1/[.C168]" office:value-type="float" office:value="0.0036144578313253">
            <text:p>3,61E-003</text:p>
          </table:table-cell>
          <table:table-cell table:formula="of:=[.D168]" office:value-type="float" office:value="0.0036144578313253">
            <text:p>3,61E-003</text:p>
          </table:table-cell>
          <table:table-cell table:formula="of:=2*[.D168]" office:value-type="float" office:value="0.0072289156626506">
            <text:p>7,23E-003</text:p>
          </table:table-cell>
          <table:table-cell table:number-columns-repeated="1018"/>
        </table:table-row>
        <table:table-row table:style-name="ro2">
          <table:table-cell/>
          <table:table-cell table:formula="of:=[.B168]+[.$B$4]" office:value-type="float" office:value="16700">
            <text:p>16700</text:p>
          </table:table-cell>
          <table:table-cell table:formula="of:=[.B169]/60" office:value-type="float" office:value="278.333333333333">
            <text:p>278,33</text:p>
          </table:table-cell>
          <table:table-cell table:formula="of:=1/[.C169]" office:value-type="float" office:value="0.00359281437125749">
            <text:p>3,59E-003</text:p>
          </table:table-cell>
          <table:table-cell table:formula="of:=[.D169]" office:value-type="float" office:value="0.00359281437125749">
            <text:p>3,59E-003</text:p>
          </table:table-cell>
          <table:table-cell table:formula="of:=2*[.D169]" office:value-type="float" office:value="0.00718562874251497">
            <text:p>7,19E-003</text:p>
          </table:table-cell>
          <table:table-cell table:number-columns-repeated="1018"/>
        </table:table-row>
        <table:table-row table:style-name="ro2">
          <table:table-cell/>
          <table:table-cell table:formula="of:=[.B169]+[.$B$4]" office:value-type="float" office:value="16800">
            <text:p>16800</text:p>
          </table:table-cell>
          <table:table-cell table:formula="of:=[.B170]/60" office:value-type="float" office:value="280">
            <text:p>280</text:p>
          </table:table-cell>
          <table:table-cell table:formula="of:=1/[.C170]" office:value-type="float" office:value="0.00357142857142857">
            <text:p>3,57E-003</text:p>
          </table:table-cell>
          <table:table-cell table:formula="of:=[.D170]" office:value-type="float" office:value="0.00357142857142857">
            <text:p>3,57E-003</text:p>
          </table:table-cell>
          <table:table-cell table:formula="of:=2*[.D170]" office:value-type="float" office:value="0.00714285714285714">
            <text:p>7,14E-003</text:p>
          </table:table-cell>
          <table:table-cell table:number-columns-repeated="1018"/>
        </table:table-row>
        <table:table-row table:style-name="ro2">
          <table:table-cell/>
          <table:table-cell table:formula="of:=[.B170]+[.$B$4]" office:value-type="float" office:value="16900">
            <text:p>16900</text:p>
          </table:table-cell>
          <table:table-cell table:formula="of:=[.B171]/60" office:value-type="float" office:value="281.666666666667">
            <text:p>281,67</text:p>
          </table:table-cell>
          <table:table-cell table:formula="of:=1/[.C171]" office:value-type="float" office:value="0.00355029585798817">
            <text:p>3,55E-003</text:p>
          </table:table-cell>
          <table:table-cell table:formula="of:=[.D171]" office:value-type="float" office:value="0.00355029585798817">
            <text:p>3,55E-003</text:p>
          </table:table-cell>
          <table:table-cell table:formula="of:=2*[.D171]" office:value-type="float" office:value="0.00710059171597633">
            <text:p>7,10E-003</text:p>
          </table:table-cell>
          <table:table-cell table:number-columns-repeated="1018"/>
        </table:table-row>
        <table:table-row table:style-name="ro2">
          <table:table-cell/>
          <table:table-cell table:formula="of:=[.B171]+[.$B$4]" office:value-type="float" office:value="17000">
            <text:p>17000</text:p>
          </table:table-cell>
          <table:table-cell table:formula="of:=[.B172]/60" office:value-type="float" office:value="283.333333333333">
            <text:p>283,33</text:p>
          </table:table-cell>
          <table:table-cell table:formula="of:=1/[.C172]" office:value-type="float" office:value="0.00352941176470588">
            <text:p>3,53E-003</text:p>
          </table:table-cell>
          <table:table-cell table:formula="of:=[.D172]" office:value-type="float" office:value="0.00352941176470588">
            <text:p>3,53E-003</text:p>
          </table:table-cell>
          <table:table-cell table:formula="of:=2*[.D172]" office:value-type="float" office:value="0.00705882352941176">
            <text:p>7,06E-003</text:p>
          </table:table-cell>
          <table:table-cell table:number-columns-repeated="1018"/>
        </table:table-row>
        <table:table-row table:style-name="ro2">
          <table:table-cell/>
          <table:table-cell table:formula="of:=[.B172]+[.$B$4]" office:value-type="float" office:value="17100">
            <text:p>17100</text:p>
          </table:table-cell>
          <table:table-cell table:formula="of:=[.B173]/60" office:value-type="float" office:value="285">
            <text:p>285</text:p>
          </table:table-cell>
          <table:table-cell table:formula="of:=1/[.C173]" office:value-type="float" office:value="0.00350877192982456">
            <text:p>3,51E-003</text:p>
          </table:table-cell>
          <table:table-cell table:formula="of:=[.D173]" office:value-type="float" office:value="0.00350877192982456">
            <text:p>3,51E-003</text:p>
          </table:table-cell>
          <table:table-cell table:formula="of:=2*[.D173]" office:value-type="float" office:value="0.00701754385964912">
            <text:p>7,02E-003</text:p>
          </table:table-cell>
          <table:table-cell table:number-columns-repeated="1018"/>
        </table:table-row>
        <table:table-row table:style-name="ro2">
          <table:table-cell/>
          <table:table-cell table:formula="of:=[.B173]+[.$B$4]" office:value-type="float" office:value="17200">
            <text:p>17200</text:p>
          </table:table-cell>
          <table:table-cell table:formula="of:=[.B174]/60" office:value-type="float" office:value="286.666666666667">
            <text:p>286,67</text:p>
          </table:table-cell>
          <table:table-cell table:formula="of:=1/[.C174]" office:value-type="float" office:value="0.00348837209302326">
            <text:p>3,49E-003</text:p>
          </table:table-cell>
          <table:table-cell table:formula="of:=[.D174]" office:value-type="float" office:value="0.00348837209302326">
            <text:p>3,49E-003</text:p>
          </table:table-cell>
          <table:table-cell table:formula="of:=2*[.D174]" office:value-type="float" office:value="0.00697674418604651">
            <text:p>6,98E-003</text:p>
          </table:table-cell>
          <table:table-cell table:number-columns-repeated="1018"/>
        </table:table-row>
        <table:table-row table:style-name="ro2">
          <table:table-cell/>
          <table:table-cell table:formula="of:=[.B174]+[.$B$4]" office:value-type="float" office:value="17300">
            <text:p>17300</text:p>
          </table:table-cell>
          <table:table-cell table:formula="of:=[.B175]/60" office:value-type="float" office:value="288.333333333333">
            <text:p>288,33</text:p>
          </table:table-cell>
          <table:table-cell table:formula="of:=1/[.C175]" office:value-type="float" office:value="0.00346820809248555">
            <text:p>3,47E-003</text:p>
          </table:table-cell>
          <table:table-cell table:formula="of:=[.D175]" office:value-type="float" office:value="0.00346820809248555">
            <text:p>3,47E-003</text:p>
          </table:table-cell>
          <table:table-cell table:formula="of:=2*[.D175]" office:value-type="float" office:value="0.0069364161849711">
            <text:p>6,94E-003</text:p>
          </table:table-cell>
          <table:table-cell table:number-columns-repeated="1018"/>
        </table:table-row>
        <table:table-row table:style-name="ro2">
          <table:table-cell/>
          <table:table-cell table:formula="of:=[.B175]+[.$B$4]" office:value-type="float" office:value="17400">
            <text:p>17400</text:p>
          </table:table-cell>
          <table:table-cell table:formula="of:=[.B176]/60" office:value-type="float" office:value="290">
            <text:p>290</text:p>
          </table:table-cell>
          <table:table-cell table:formula="of:=1/[.C176]" office:value-type="float" office:value="0.00344827586206897">
            <text:p>3,45E-003</text:p>
          </table:table-cell>
          <table:table-cell table:formula="of:=[.D176]" office:value-type="float" office:value="0.00344827586206897">
            <text:p>3,45E-003</text:p>
          </table:table-cell>
          <table:table-cell table:formula="of:=2*[.D176]" office:value-type="float" office:value="0.00689655172413793">
            <text:p>6,90E-003</text:p>
          </table:table-cell>
          <table:table-cell table:number-columns-repeated="1018"/>
        </table:table-row>
        <table:table-row table:style-name="ro2">
          <table:table-cell/>
          <table:table-cell table:formula="of:=[.B176]+[.$B$4]" office:value-type="float" office:value="17500">
            <text:p>17500</text:p>
          </table:table-cell>
          <table:table-cell table:formula="of:=[.B177]/60" office:value-type="float" office:value="291.666666666667">
            <text:p>291,67</text:p>
          </table:table-cell>
          <table:table-cell table:formula="of:=1/[.C177]" office:value-type="float" office:value="0.00342857142857143">
            <text:p>3,43E-003</text:p>
          </table:table-cell>
          <table:table-cell table:formula="of:=[.D177]" office:value-type="float" office:value="0.00342857142857143">
            <text:p>3,43E-003</text:p>
          </table:table-cell>
          <table:table-cell table:formula="of:=2*[.D177]" office:value-type="float" office:value="0.00685714285714286">
            <text:p>6,86E-003</text:p>
          </table:table-cell>
          <table:table-cell table:number-columns-repeated="1018"/>
        </table:table-row>
        <table:table-row table:style-name="ro2">
          <table:table-cell/>
          <table:table-cell table:formula="of:=[.B177]+[.$B$4]" office:value-type="float" office:value="17600">
            <text:p>17600</text:p>
          </table:table-cell>
          <table:table-cell table:formula="of:=[.B178]/60" office:value-type="float" office:value="293.333333333333">
            <text:p>293,33</text:p>
          </table:table-cell>
          <table:table-cell table:formula="of:=1/[.C178]" office:value-type="float" office:value="0.00340909090909091">
            <text:p>3,41E-003</text:p>
          </table:table-cell>
          <table:table-cell table:formula="of:=[.D178]" office:value-type="float" office:value="0.00340909090909091">
            <text:p>3,41E-003</text:p>
          </table:table-cell>
          <table:table-cell table:formula="of:=2*[.D178]" office:value-type="float" office:value="0.00681818181818182">
            <text:p>6,82E-003</text:p>
          </table:table-cell>
          <table:table-cell table:number-columns-repeated="1018"/>
        </table:table-row>
        <table:table-row table:style-name="ro2">
          <table:table-cell/>
          <table:table-cell table:formula="of:=[.B178]+[.$B$4]" office:value-type="float" office:value="17700">
            <text:p>17700</text:p>
          </table:table-cell>
          <table:table-cell table:formula="of:=[.B179]/60" office:value-type="float" office:value="295">
            <text:p>295</text:p>
          </table:table-cell>
          <table:table-cell table:formula="of:=1/[.C179]" office:value-type="float" office:value="0.00338983050847458">
            <text:p>3,39E-003</text:p>
          </table:table-cell>
          <table:table-cell table:formula="of:=[.D179]" office:value-type="float" office:value="0.00338983050847458">
            <text:p>3,39E-003</text:p>
          </table:table-cell>
          <table:table-cell table:formula="of:=2*[.D179]" office:value-type="float" office:value="0.00677966101694915">
            <text:p>6,78E-003</text:p>
          </table:table-cell>
          <table:table-cell table:number-columns-repeated="1018"/>
        </table:table-row>
        <table:table-row table:style-name="ro2">
          <table:table-cell/>
          <table:table-cell table:formula="of:=[.B179]+[.$B$4]" office:value-type="float" office:value="17800">
            <text:p>17800</text:p>
          </table:table-cell>
          <table:table-cell table:formula="of:=[.B180]/60" office:value-type="float" office:value="296.666666666667">
            <text:p>296,67</text:p>
          </table:table-cell>
          <table:table-cell table:formula="of:=1/[.C180]" office:value-type="float" office:value="0.00337078651685393">
            <text:p>3,37E-003</text:p>
          </table:table-cell>
          <table:table-cell table:formula="of:=[.D180]" office:value-type="float" office:value="0.00337078651685393">
            <text:p>3,37E-003</text:p>
          </table:table-cell>
          <table:table-cell table:formula="of:=2*[.D180]" office:value-type="float" office:value="0.00674157303370787">
            <text:p>6,74E-003</text:p>
          </table:table-cell>
          <table:table-cell table:number-columns-repeated="1018"/>
        </table:table-row>
        <table:table-row table:style-name="ro2">
          <table:table-cell/>
          <table:table-cell table:formula="of:=[.B180]+[.$B$4]" office:value-type="float" office:value="17900">
            <text:p>17900</text:p>
          </table:table-cell>
          <table:table-cell table:formula="of:=[.B181]/60" office:value-type="float" office:value="298.333333333333">
            <text:p>298,33</text:p>
          </table:table-cell>
          <table:table-cell table:formula="of:=1/[.C181]" office:value-type="float" office:value="0.00335195530726257">
            <text:p>3,35E-003</text:p>
          </table:table-cell>
          <table:table-cell table:formula="of:=[.D181]" office:value-type="float" office:value="0.00335195530726257">
            <text:p>3,35E-003</text:p>
          </table:table-cell>
          <table:table-cell table:formula="of:=2*[.D181]" office:value-type="float" office:value="0.00670391061452514">
            <text:p>6,70E-003</text:p>
          </table:table-cell>
          <table:table-cell table:number-columns-repeated="1018"/>
        </table:table-row>
        <table:table-row table:style-name="ro2">
          <table:table-cell/>
          <table:table-cell table:formula="of:=[.B181]+[.$B$4]" office:value-type="float" office:value="18000">
            <text:p>18000</text:p>
          </table:table-cell>
          <table:table-cell table:formula="of:=[.B182]/60" office:value-type="float" office:value="300">
            <text:p>300</text:p>
          </table:table-cell>
          <table:table-cell table:formula="of:=1/[.C182]" office:value-type="float" office:value="0.00333333333333333">
            <text:p>3,33E-003</text:p>
          </table:table-cell>
          <table:table-cell table:formula="of:=[.D182]" office:value-type="float" office:value="0.00333333333333333">
            <text:p>3,33E-003</text:p>
          </table:table-cell>
          <table:table-cell table:formula="of:=2*[.D182]" office:value-type="float" office:value="0.00666666666666667">
            <text:p>6,67E-003</text:p>
          </table:table-cell>
          <table:table-cell table:number-columns-repeated="1018"/>
        </table:table-row>
        <table:table-row table:style-name="ro2">
          <table:table-cell/>
          <table:table-cell table:formula="of:=[.B182]+[.$B$4]" office:value-type="float" office:value="18100">
            <text:p>18100</text:p>
          </table:table-cell>
          <table:table-cell table:formula="of:=[.B183]/60" office:value-type="float" office:value="301.666666666667">
            <text:p>301,67</text:p>
          </table:table-cell>
          <table:table-cell table:formula="of:=1/[.C183]" office:value-type="float" office:value="0.00331491712707182">
            <text:p>3,31E-003</text:p>
          </table:table-cell>
          <table:table-cell table:formula="of:=[.D183]" office:value-type="float" office:value="0.00331491712707182">
            <text:p>3,31E-003</text:p>
          </table:table-cell>
          <table:table-cell table:formula="of:=2*[.D183]" office:value-type="float" office:value="0.00662983425414365">
            <text:p>6,63E-003</text:p>
          </table:table-cell>
          <table:table-cell table:number-columns-repeated="1018"/>
        </table:table-row>
        <table:table-row table:style-name="ro2">
          <table:table-cell/>
          <table:table-cell table:formula="of:=[.B183]+[.$B$4]" office:value-type="float" office:value="18200">
            <text:p>18200</text:p>
          </table:table-cell>
          <table:table-cell table:formula="of:=[.B184]/60" office:value-type="float" office:value="303.333333333333">
            <text:p>303,33</text:p>
          </table:table-cell>
          <table:table-cell table:formula="of:=1/[.C184]" office:value-type="float" office:value="0.0032967032967033">
            <text:p>3,30E-003</text:p>
          </table:table-cell>
          <table:table-cell table:formula="of:=[.D184]" office:value-type="float" office:value="0.0032967032967033">
            <text:p>3,30E-003</text:p>
          </table:table-cell>
          <table:table-cell table:formula="of:=2*[.D184]" office:value-type="float" office:value="0.00659340659340659">
            <text:p>6,59E-003</text:p>
          </table:table-cell>
          <table:table-cell table:number-columns-repeated="1018"/>
        </table:table-row>
        <table:table-row table:style-name="ro2">
          <table:table-cell/>
          <table:table-cell table:formula="of:=[.B184]+[.$B$4]" office:value-type="float" office:value="18300">
            <text:p>18300</text:p>
          </table:table-cell>
          <table:table-cell table:formula="of:=[.B185]/60" office:value-type="float" office:value="305">
            <text:p>305</text:p>
          </table:table-cell>
          <table:table-cell table:formula="of:=1/[.C185]" office:value-type="float" office:value="0.00327868852459016">
            <text:p>3,28E-003</text:p>
          </table:table-cell>
          <table:table-cell table:formula="of:=[.D185]" office:value-type="float" office:value="0.00327868852459016">
            <text:p>3,28E-003</text:p>
          </table:table-cell>
          <table:table-cell table:formula="of:=2*[.D185]" office:value-type="float" office:value="0.00655737704918033">
            <text:p>6,56E-003</text:p>
          </table:table-cell>
          <table:table-cell table:number-columns-repeated="1018"/>
        </table:table-row>
        <table:table-row table:style-name="ro2">
          <table:table-cell/>
          <table:table-cell table:formula="of:=[.B185]+[.$B$4]" office:value-type="float" office:value="18400">
            <text:p>18400</text:p>
          </table:table-cell>
          <table:table-cell table:formula="of:=[.B186]/60" office:value-type="float" office:value="306.666666666667">
            <text:p>306,67</text:p>
          </table:table-cell>
          <table:table-cell table:formula="of:=1/[.C186]" office:value-type="float" office:value="0.00326086956521739">
            <text:p>3,26E-003</text:p>
          </table:table-cell>
          <table:table-cell table:formula="of:=[.D186]" office:value-type="float" office:value="0.00326086956521739">
            <text:p>3,26E-003</text:p>
          </table:table-cell>
          <table:table-cell table:formula="of:=2*[.D186]" office:value-type="float" office:value="0.00652173913043478">
            <text:p>6,52E-003</text:p>
          </table:table-cell>
          <table:table-cell table:number-columns-repeated="1018"/>
        </table:table-row>
        <table:table-row table:style-name="ro2">
          <table:table-cell/>
          <table:table-cell table:formula="of:=[.B186]+[.$B$4]" office:value-type="float" office:value="18500">
            <text:p>18500</text:p>
          </table:table-cell>
          <table:table-cell table:formula="of:=[.B187]/60" office:value-type="float" office:value="308.333333333333">
            <text:p>308,33</text:p>
          </table:table-cell>
          <table:table-cell table:formula="of:=1/[.C187]" office:value-type="float" office:value="0.00324324324324324">
            <text:p>3,24E-003</text:p>
          </table:table-cell>
          <table:table-cell table:formula="of:=[.D187]" office:value-type="float" office:value="0.00324324324324324">
            <text:p>3,24E-003</text:p>
          </table:table-cell>
          <table:table-cell table:formula="of:=2*[.D187]" office:value-type="float" office:value="0.00648648648648649">
            <text:p>6,49E-003</text:p>
          </table:table-cell>
          <table:table-cell table:number-columns-repeated="1018"/>
        </table:table-row>
        <table:table-row table:style-name="ro2">
          <table:table-cell/>
          <table:table-cell table:formula="of:=[.B187]+[.$B$4]" office:value-type="float" office:value="18600">
            <text:p>18600</text:p>
          </table:table-cell>
          <table:table-cell table:formula="of:=[.B188]/60" office:value-type="float" office:value="310">
            <text:p>310</text:p>
          </table:table-cell>
          <table:table-cell table:formula="of:=1/[.C188]" office:value-type="float" office:value="0.0032258064516129">
            <text:p>3,23E-003</text:p>
          </table:table-cell>
          <table:table-cell table:formula="of:=[.D188]" office:value-type="float" office:value="0.0032258064516129">
            <text:p>3,23E-003</text:p>
          </table:table-cell>
          <table:table-cell table:formula="of:=2*[.D188]" office:value-type="float" office:value="0.00645161290322581">
            <text:p>6,45E-003</text:p>
          </table:table-cell>
          <table:table-cell table:number-columns-repeated="1018"/>
        </table:table-row>
        <table:table-row table:style-name="ro2">
          <table:table-cell/>
          <table:table-cell table:formula="of:=[.B188]+[.$B$4]" office:value-type="float" office:value="18700">
            <text:p>18700</text:p>
          </table:table-cell>
          <table:table-cell table:formula="of:=[.B189]/60" office:value-type="float" office:value="311.666666666667">
            <text:p>311,67</text:p>
          </table:table-cell>
          <table:table-cell table:formula="of:=1/[.C189]" office:value-type="float" office:value="0.00320855614973262">
            <text:p>3,21E-003</text:p>
          </table:table-cell>
          <table:table-cell table:formula="of:=[.D189]" office:value-type="float" office:value="0.00320855614973262">
            <text:p>3,21E-003</text:p>
          </table:table-cell>
          <table:table-cell table:formula="of:=2*[.D189]" office:value-type="float" office:value="0.00641711229946524">
            <text:p>6,42E-003</text:p>
          </table:table-cell>
          <table:table-cell table:number-columns-repeated="1018"/>
        </table:table-row>
        <table:table-row table:style-name="ro2">
          <table:table-cell/>
          <table:table-cell table:formula="of:=[.B189]+[.$B$4]" office:value-type="float" office:value="18800">
            <text:p>18800</text:p>
          </table:table-cell>
          <table:table-cell table:formula="of:=[.B190]/60" office:value-type="float" office:value="313.333333333333">
            <text:p>313,33</text:p>
          </table:table-cell>
          <table:table-cell table:formula="of:=1/[.C190]" office:value-type="float" office:value="0.00319148936170213">
            <text:p>3,19E-003</text:p>
          </table:table-cell>
          <table:table-cell table:formula="of:=[.D190]" office:value-type="float" office:value="0.00319148936170213">
            <text:p>3,19E-003</text:p>
          </table:table-cell>
          <table:table-cell table:formula="of:=2*[.D190]" office:value-type="float" office:value="0.00638297872340426">
            <text:p>6,38E-003</text:p>
          </table:table-cell>
          <table:table-cell table:number-columns-repeated="1018"/>
        </table:table-row>
        <table:table-row table:style-name="ro2">
          <table:table-cell/>
          <table:table-cell table:formula="of:=[.B190]+[.$B$4]" office:value-type="float" office:value="18900">
            <text:p>18900</text:p>
          </table:table-cell>
          <table:table-cell table:formula="of:=[.B191]/60" office:value-type="float" office:value="315">
            <text:p>315</text:p>
          </table:table-cell>
          <table:table-cell table:formula="of:=1/[.C191]" office:value-type="float" office:value="0.00317460317460317">
            <text:p>3,17E-003</text:p>
          </table:table-cell>
          <table:table-cell table:formula="of:=[.D191]" office:value-type="float" office:value="0.00317460317460317">
            <text:p>3,17E-003</text:p>
          </table:table-cell>
          <table:table-cell table:formula="of:=2*[.D191]" office:value-type="float" office:value="0.00634920634920635">
            <text:p>6,35E-003</text:p>
          </table:table-cell>
          <table:table-cell table:number-columns-repeated="1018"/>
        </table:table-row>
        <table:table-row table:style-name="ro2">
          <table:table-cell/>
          <table:table-cell table:formula="of:=[.B191]+[.$B$4]" office:value-type="float" office:value="19000">
            <text:p>19000</text:p>
          </table:table-cell>
          <table:table-cell table:formula="of:=[.B192]/60" office:value-type="float" office:value="316.666666666667">
            <text:p>316,67</text:p>
          </table:table-cell>
          <table:table-cell table:formula="of:=1/[.C192]" office:value-type="float" office:value="0.00315789473684211">
            <text:p>3,16E-003</text:p>
          </table:table-cell>
          <table:table-cell table:formula="of:=[.D192]" office:value-type="float" office:value="0.00315789473684211">
            <text:p>3,16E-003</text:p>
          </table:table-cell>
          <table:table-cell table:formula="of:=2*[.D192]" office:value-type="float" office:value="0.00631578947368421">
            <text:p>6,32E-003</text:p>
          </table:table-cell>
          <table:table-cell table:number-columns-repeated="1018"/>
        </table:table-row>
        <table:table-row table:style-name="ro2">
          <table:table-cell/>
          <table:table-cell table:formula="of:=[.B192]+[.$B$4]" office:value-type="float" office:value="19100">
            <text:p>19100</text:p>
          </table:table-cell>
          <table:table-cell table:formula="of:=[.B193]/60" office:value-type="float" office:value="318.333333333333">
            <text:p>318,33</text:p>
          </table:table-cell>
          <table:table-cell table:formula="of:=1/[.C193]" office:value-type="float" office:value="0.0031413612565445">
            <text:p>3,14E-003</text:p>
          </table:table-cell>
          <table:table-cell table:formula="of:=[.D193]" office:value-type="float" office:value="0.0031413612565445">
            <text:p>3,14E-003</text:p>
          </table:table-cell>
          <table:table-cell table:formula="of:=2*[.D193]" office:value-type="float" office:value="0.00628272251308901">
            <text:p>6,28E-003</text:p>
          </table:table-cell>
          <table:table-cell table:number-columns-repeated="1018"/>
        </table:table-row>
        <table:table-row table:style-name="ro2">
          <table:table-cell/>
          <table:table-cell table:formula="of:=[.B193]+[.$B$4]" office:value-type="float" office:value="19200">
            <text:p>19200</text:p>
          </table:table-cell>
          <table:table-cell table:formula="of:=[.B194]/60" office:value-type="float" office:value="320">
            <text:p>320</text:p>
          </table:table-cell>
          <table:table-cell table:formula="of:=1/[.C194]" office:value-type="float" office:value="0.003125">
            <text:p>3,13E-003</text:p>
          </table:table-cell>
          <table:table-cell table:formula="of:=[.D194]" office:value-type="float" office:value="0.003125">
            <text:p>3,13E-003</text:p>
          </table:table-cell>
          <table:table-cell table:formula="of:=2*[.D194]" office:value-type="float" office:value="0.00625">
            <text:p>6,25E-003</text:p>
          </table:table-cell>
          <table:table-cell table:number-columns-repeated="1018"/>
        </table:table-row>
        <table:table-row table:style-name="ro2">
          <table:table-cell/>
          <table:table-cell table:formula="of:=[.B194]+[.$B$4]" office:value-type="float" office:value="19300">
            <text:p>19300</text:p>
          </table:table-cell>
          <table:table-cell table:formula="of:=[.B195]/60" office:value-type="float" office:value="321.666666666667">
            <text:p>321,67</text:p>
          </table:table-cell>
          <table:table-cell table:formula="of:=1/[.C195]" office:value-type="float" office:value="0.00310880829015544">
            <text:p>3,11E-003</text:p>
          </table:table-cell>
          <table:table-cell table:formula="of:=[.D195]" office:value-type="float" office:value="0.00310880829015544">
            <text:p>3,11E-003</text:p>
          </table:table-cell>
          <table:table-cell table:formula="of:=2*[.D195]" office:value-type="float" office:value="0.00621761658031088">
            <text:p>6,22E-003</text:p>
          </table:table-cell>
          <table:table-cell table:number-columns-repeated="1018"/>
        </table:table-row>
        <table:table-row table:style-name="ro2">
          <table:table-cell/>
          <table:table-cell table:formula="of:=[.B195]+[.$B$4]" office:value-type="float" office:value="19400">
            <text:p>19400</text:p>
          </table:table-cell>
          <table:table-cell table:formula="of:=[.B196]/60" office:value-type="float" office:value="323.333333333333">
            <text:p>323,33</text:p>
          </table:table-cell>
          <table:table-cell table:formula="of:=1/[.C196]" office:value-type="float" office:value="0.00309278350515464">
            <text:p>3,09E-003</text:p>
          </table:table-cell>
          <table:table-cell table:formula="of:=[.D196]" office:value-type="float" office:value="0.00309278350515464">
            <text:p>3,09E-003</text:p>
          </table:table-cell>
          <table:table-cell table:formula="of:=2*[.D196]" office:value-type="float" office:value="0.00618556701030928">
            <text:p>6,19E-003</text:p>
          </table:table-cell>
          <table:table-cell table:number-columns-repeated="1018"/>
        </table:table-row>
        <table:table-row table:style-name="ro2">
          <table:table-cell/>
          <table:table-cell table:formula="of:=[.B196]+[.$B$4]" office:value-type="float" office:value="19500">
            <text:p>19500</text:p>
          </table:table-cell>
          <table:table-cell table:formula="of:=[.B197]/60" office:value-type="float" office:value="325">
            <text:p>325</text:p>
          </table:table-cell>
          <table:table-cell table:formula="of:=1/[.C197]" office:value-type="float" office:value="0.00307692307692308">
            <text:p>3,08E-003</text:p>
          </table:table-cell>
          <table:table-cell table:formula="of:=[.D197]" office:value-type="float" office:value="0.00307692307692308">
            <text:p>3,08E-003</text:p>
          </table:table-cell>
          <table:table-cell table:formula="of:=2*[.D197]" office:value-type="float" office:value="0.00615384615384615">
            <text:p>6,15E-003</text:p>
          </table:table-cell>
          <table:table-cell table:number-columns-repeated="1018"/>
        </table:table-row>
        <table:table-row table:style-name="ro2">
          <table:table-cell/>
          <table:table-cell table:formula="of:=[.B197]+[.$B$4]" office:value-type="float" office:value="19600">
            <text:p>19600</text:p>
          </table:table-cell>
          <table:table-cell table:formula="of:=[.B198]/60" office:value-type="float" office:value="326.666666666667">
            <text:p>326,67</text:p>
          </table:table-cell>
          <table:table-cell table:formula="of:=1/[.C198]" office:value-type="float" office:value="0.00306122448979592">
            <text:p>3,06E-003</text:p>
          </table:table-cell>
          <table:table-cell table:formula="of:=[.D198]" office:value-type="float" office:value="0.00306122448979592">
            <text:p>3,06E-003</text:p>
          </table:table-cell>
          <table:table-cell table:formula="of:=2*[.D198]" office:value-type="float" office:value="0.00612244897959184">
            <text:p>6,12E-003</text:p>
          </table:table-cell>
          <table:table-cell table:number-columns-repeated="1018"/>
        </table:table-row>
        <table:table-row table:style-name="ro2">
          <table:table-cell/>
          <table:table-cell table:formula="of:=[.B198]+[.$B$4]" office:value-type="float" office:value="19700">
            <text:p>19700</text:p>
          </table:table-cell>
          <table:table-cell table:formula="of:=[.B199]/60" office:value-type="float" office:value="328.333333333333">
            <text:p>328,33</text:p>
          </table:table-cell>
          <table:table-cell table:formula="of:=1/[.C199]" office:value-type="float" office:value="0.00304568527918782">
            <text:p>3,05E-003</text:p>
          </table:table-cell>
          <table:table-cell table:formula="of:=[.D199]" office:value-type="float" office:value="0.00304568527918782">
            <text:p>3,05E-003</text:p>
          </table:table-cell>
          <table:table-cell table:formula="of:=2*[.D199]" office:value-type="float" office:value="0.00609137055837564">
            <text:p>6,09E-003</text:p>
          </table:table-cell>
          <table:table-cell table:number-columns-repeated="1018"/>
        </table:table-row>
        <table:table-row table:style-name="ro2">
          <table:table-cell/>
          <table:table-cell table:formula="of:=[.B199]+[.$B$4]" office:value-type="float" office:value="19800">
            <text:p>19800</text:p>
          </table:table-cell>
          <table:table-cell table:formula="of:=[.B200]/60" office:value-type="float" office:value="330">
            <text:p>330</text:p>
          </table:table-cell>
          <table:table-cell table:formula="of:=1/[.C200]" office:value-type="float" office:value="0.00303030303030303">
            <text:p>3,03E-003</text:p>
          </table:table-cell>
          <table:table-cell table:formula="of:=[.D200]" office:value-type="float" office:value="0.00303030303030303">
            <text:p>3,03E-003</text:p>
          </table:table-cell>
          <table:table-cell table:formula="of:=2*[.D200]" office:value-type="float" office:value="0.00606060606060606">
            <text:p>6,06E-003</text:p>
          </table:table-cell>
          <table:table-cell table:number-columns-repeated="1018"/>
        </table:table-row>
        <table:table-row table:style-name="ro2">
          <table:table-cell/>
          <table:table-cell table:formula="of:=[.B200]+[.$B$4]" office:value-type="float" office:value="19900">
            <text:p>19900</text:p>
          </table:table-cell>
          <table:table-cell table:formula="of:=[.B201]/60" office:value-type="float" office:value="331.666666666667">
            <text:p>331,67</text:p>
          </table:table-cell>
          <table:table-cell table:formula="of:=1/[.C201]" office:value-type="float" office:value="0.00301507537688442">
            <text:p>3,02E-003</text:p>
          </table:table-cell>
          <table:table-cell table:formula="of:=[.D201]" office:value-type="float" office:value="0.00301507537688442">
            <text:p>3,02E-003</text:p>
          </table:table-cell>
          <table:table-cell table:formula="of:=2*[.D201]" office:value-type="float" office:value="0.00603015075376884">
            <text:p>6,03E-003</text:p>
          </table:table-cell>
          <table:table-cell table:number-columns-repeated="1018"/>
        </table:table-row>
        <table:table-row table:style-name="ro2">
          <table:table-cell/>
          <table:table-cell table:formula="of:=[.B201]+[.$B$4]" office:value-type="float" office:value="20000">
            <text:p>20000</text:p>
          </table:table-cell>
          <table:table-cell table:formula="of:=[.B202]/60" office:value-type="float" office:value="333.333333333333">
            <text:p>333,33</text:p>
          </table:table-cell>
          <table:table-cell table:formula="of:=1/[.C202]" office:value-type="float" office:value="0.003">
            <text:p>3,00E-003</text:p>
          </table:table-cell>
          <table:table-cell table:formula="of:=[.D202]" office:value-type="float" office:value="0.003">
            <text:p>3,00E-003</text:p>
          </table:table-cell>
          <table:table-cell table:formula="of:=2*[.D202]" office:value-type="float" office:value="0.006">
            <text:p>6,00E-003</text:p>
          </table:table-cell>
          <table:table-cell table:number-columns-repeated="1018"/>
        </table:table-row>
        <table:table-row table:style-name="ro2">
          <table:table-cell/>
          <table:table-cell table:formula="of:=[.B202]+[.$B$4]" office:value-type="float" office:value="20100">
            <text:p>20100</text:p>
          </table:table-cell>
          <table:table-cell table:formula="of:=[.B203]/60" office:value-type="float" office:value="335">
            <text:p>335</text:p>
          </table:table-cell>
          <table:table-cell table:formula="of:=1/[.C203]" office:value-type="float" office:value="0.00298507462686567">
            <text:p>2,99E-003</text:p>
          </table:table-cell>
          <table:table-cell table:formula="of:=[.D203]" office:value-type="float" office:value="0.00298507462686567">
            <text:p>2,99E-003</text:p>
          </table:table-cell>
          <table:table-cell table:formula="of:=2*[.D203]" office:value-type="float" office:value="0.00597014925373134">
            <text:p>5,97E-003</text:p>
          </table:table-cell>
          <table:table-cell table:number-columns-repeated="1018"/>
        </table:table-row>
        <table:table-row table:style-name="ro2">
          <table:table-cell/>
          <table:table-cell table:formula="of:=[.B203]+[.$B$4]" office:value-type="float" office:value="20200">
            <text:p>20200</text:p>
          </table:table-cell>
          <table:table-cell table:formula="of:=[.B204]/60" office:value-type="float" office:value="336.666666666667">
            <text:p>336,67</text:p>
          </table:table-cell>
          <table:table-cell table:formula="of:=1/[.C204]" office:value-type="float" office:value="0.00297029702970297">
            <text:p>2,97E-003</text:p>
          </table:table-cell>
          <table:table-cell table:formula="of:=[.D204]" office:value-type="float" office:value="0.00297029702970297">
            <text:p>2,97E-003</text:p>
          </table:table-cell>
          <table:table-cell table:formula="of:=2*[.D204]" office:value-type="float" office:value="0.00594059405940594">
            <text:p>5,94E-003</text:p>
          </table:table-cell>
          <table:table-cell table:number-columns-repeated="1018"/>
        </table:table-row>
        <table:table-row table:style-name="ro2">
          <table:table-cell/>
          <table:table-cell table:formula="of:=[.B204]+[.$B$4]" office:value-type="float" office:value="20300">
            <text:p>20300</text:p>
          </table:table-cell>
          <table:table-cell table:formula="of:=[.B205]/60" office:value-type="float" office:value="338.333333333333">
            <text:p>338,33</text:p>
          </table:table-cell>
          <table:table-cell table:formula="of:=1/[.C205]" office:value-type="float" office:value="0.00295566502463054">
            <text:p>2,96E-003</text:p>
          </table:table-cell>
          <table:table-cell table:formula="of:=[.D205]" office:value-type="float" office:value="0.00295566502463054">
            <text:p>2,96E-003</text:p>
          </table:table-cell>
          <table:table-cell table:formula="of:=2*[.D205]" office:value-type="float" office:value="0.00591133004926108">
            <text:p>5,91E-003</text:p>
          </table:table-cell>
          <table:table-cell table:number-columns-repeated="1018"/>
        </table:table-row>
        <table:table-row table:style-name="ro2">
          <table:table-cell/>
          <table:table-cell table:formula="of:=[.B205]+[.$B$4]" office:value-type="float" office:value="20400">
            <text:p>20400</text:p>
          </table:table-cell>
          <table:table-cell table:formula="of:=[.B206]/60" office:value-type="float" office:value="340">
            <text:p>340</text:p>
          </table:table-cell>
          <table:table-cell table:formula="of:=1/[.C206]" office:value-type="float" office:value="0.00294117647058823">
            <text:p>2,94E-003</text:p>
          </table:table-cell>
          <table:table-cell table:formula="of:=[.D206]" office:value-type="float" office:value="0.00294117647058823">
            <text:p>2,94E-003</text:p>
          </table:table-cell>
          <table:table-cell table:formula="of:=2*[.D206]" office:value-type="float" office:value="0.00588235294117647">
            <text:p>5,88E-003</text:p>
          </table:table-cell>
          <table:table-cell table:number-columns-repeated="1018"/>
        </table:table-row>
        <table:table-row table:style-name="ro2">
          <table:table-cell/>
          <table:table-cell table:formula="of:=[.B206]+[.$B$4]" office:value-type="float" office:value="20500">
            <text:p>20500</text:p>
          </table:table-cell>
          <table:table-cell table:formula="of:=[.B207]/60" office:value-type="float" office:value="341.666666666667">
            <text:p>341,67</text:p>
          </table:table-cell>
          <table:table-cell table:formula="of:=1/[.C207]" office:value-type="float" office:value="0.00292682926829268">
            <text:p>2,93E-003</text:p>
          </table:table-cell>
          <table:table-cell table:formula="of:=[.D207]" office:value-type="float" office:value="0.00292682926829268">
            <text:p>2,93E-003</text:p>
          </table:table-cell>
          <table:table-cell table:formula="of:=2*[.D207]" office:value-type="float" office:value="0.00585365853658537">
            <text:p>5,85E-003</text:p>
          </table:table-cell>
          <table:table-cell table:number-columns-repeated="1018"/>
        </table:table-row>
        <table:table-row table:style-name="ro2">
          <table:table-cell/>
          <table:table-cell table:formula="of:=[.B207]+[.$B$4]" office:value-type="float" office:value="20600">
            <text:p>20600</text:p>
          </table:table-cell>
          <table:table-cell table:formula="of:=[.B208]/60" office:value-type="float" office:value="343.333333333333">
            <text:p>343,33</text:p>
          </table:table-cell>
          <table:table-cell table:formula="of:=1/[.C208]" office:value-type="float" office:value="0.0029126213592233">
            <text:p>2,91E-003</text:p>
          </table:table-cell>
          <table:table-cell table:formula="of:=[.D208]" office:value-type="float" office:value="0.0029126213592233">
            <text:p>2,91E-003</text:p>
          </table:table-cell>
          <table:table-cell table:formula="of:=2*[.D208]" office:value-type="float" office:value="0.0058252427184466">
            <text:p>5,83E-003</text:p>
          </table:table-cell>
          <table:table-cell table:number-columns-repeated="1018"/>
        </table:table-row>
        <table:table-row table:style-name="ro2">
          <table:table-cell/>
          <table:table-cell table:formula="of:=[.B208]+[.$B$4]" office:value-type="float" office:value="20700">
            <text:p>20700</text:p>
          </table:table-cell>
          <table:table-cell table:formula="of:=[.B209]/60" office:value-type="float" office:value="345">
            <text:p>345</text:p>
          </table:table-cell>
          <table:table-cell table:formula="of:=1/[.C209]" office:value-type="float" office:value="0.00289855072463768">
            <text:p>2,90E-003</text:p>
          </table:table-cell>
          <table:table-cell table:formula="of:=[.D209]" office:value-type="float" office:value="0.00289855072463768">
            <text:p>2,90E-003</text:p>
          </table:table-cell>
          <table:table-cell table:formula="of:=2*[.D209]" office:value-type="float" office:value="0.00579710144927536">
            <text:p>5,80E-003</text:p>
          </table:table-cell>
          <table:table-cell table:number-columns-repeated="1018"/>
        </table:table-row>
        <table:table-row table:style-name="ro2">
          <table:table-cell/>
          <table:table-cell table:formula="of:=[.B209]+[.$B$4]" office:value-type="float" office:value="20800">
            <text:p>20800</text:p>
          </table:table-cell>
          <table:table-cell table:formula="of:=[.B210]/60" office:value-type="float" office:value="346.666666666667">
            <text:p>346,67</text:p>
          </table:table-cell>
          <table:table-cell table:formula="of:=1/[.C210]" office:value-type="float" office:value="0.00288461538461538">
            <text:p>2,88E-003</text:p>
          </table:table-cell>
          <table:table-cell table:formula="of:=[.D210]" office:value-type="float" office:value="0.00288461538461538">
            <text:p>2,88E-003</text:p>
          </table:table-cell>
          <table:table-cell table:formula="of:=2*[.D210]" office:value-type="float" office:value="0.00576923076923077">
            <text:p>5,77E-003</text:p>
          </table:table-cell>
          <table:table-cell table:number-columns-repeated="1018"/>
        </table:table-row>
        <table:table-row table:style-name="ro2">
          <table:table-cell/>
          <table:table-cell table:formula="of:=[.B210]+[.$B$4]" office:value-type="float" office:value="20900">
            <text:p>20900</text:p>
          </table:table-cell>
          <table:table-cell table:formula="of:=[.B211]/60" office:value-type="float" office:value="348.333333333333">
            <text:p>348,33</text:p>
          </table:table-cell>
          <table:table-cell table:formula="of:=1/[.C211]" office:value-type="float" office:value="0.00287081339712919">
            <text:p>2,87E-003</text:p>
          </table:table-cell>
          <table:table-cell table:formula="of:=[.D211]" office:value-type="float" office:value="0.00287081339712919">
            <text:p>2,87E-003</text:p>
          </table:table-cell>
          <table:table-cell table:formula="of:=2*[.D211]" office:value-type="float" office:value="0.00574162679425837">
            <text:p>5,74E-003</text:p>
          </table:table-cell>
          <table:table-cell table:number-columns-repeated="1018"/>
        </table:table-row>
        <table:table-row table:style-name="ro2">
          <table:table-cell/>
          <table:table-cell table:formula="of:=[.B211]+[.$B$4]" office:value-type="float" office:value="21000">
            <text:p>21000</text:p>
          </table:table-cell>
          <table:table-cell table:formula="of:=[.B212]/60" office:value-type="float" office:value="350">
            <text:p>350</text:p>
          </table:table-cell>
          <table:table-cell table:formula="of:=1/[.C212]" office:value-type="float" office:value="0.00285714285714286">
            <text:p>2,86E-003</text:p>
          </table:table-cell>
          <table:table-cell table:formula="of:=[.D212]" office:value-type="float" office:value="0.00285714285714286">
            <text:p>2,86E-003</text:p>
          </table:table-cell>
          <table:table-cell table:formula="of:=2*[.D212]" office:value-type="float" office:value="0.00571428571428571">
            <text:p>5,71E-003</text:p>
          </table:table-cell>
          <table:table-cell table:number-columns-repeated="1018"/>
        </table:table-row>
        <table:table-row table:style-name="ro2">
          <table:table-cell/>
          <table:table-cell table:formula="of:=[.B212]+[.$B$4]" office:value-type="float" office:value="21100">
            <text:p>21100</text:p>
          </table:table-cell>
          <table:table-cell table:formula="of:=[.B213]/60" office:value-type="float" office:value="351.666666666667">
            <text:p>351,67</text:p>
          </table:table-cell>
          <table:table-cell table:formula="of:=1/[.C213]" office:value-type="float" office:value="0.0028436018957346">
            <text:p>2,84E-003</text:p>
          </table:table-cell>
          <table:table-cell table:formula="of:=[.D213]" office:value-type="float" office:value="0.0028436018957346">
            <text:p>2,84E-003</text:p>
          </table:table-cell>
          <table:table-cell table:formula="of:=2*[.D213]" office:value-type="float" office:value="0.00568720379146919">
            <text:p>5,69E-003</text:p>
          </table:table-cell>
          <table:table-cell table:number-columns-repeated="1018"/>
        </table:table-row>
        <table:table-row table:style-name="ro2">
          <table:table-cell/>
          <table:table-cell table:formula="of:=[.B213]+[.$B$4]" office:value-type="float" office:value="21200">
            <text:p>21200</text:p>
          </table:table-cell>
          <table:table-cell table:formula="of:=[.B214]/60" office:value-type="float" office:value="353.333333333333">
            <text:p>353,33</text:p>
          </table:table-cell>
          <table:table-cell table:formula="of:=1/[.C214]" office:value-type="float" office:value="0.00283018867924528">
            <text:p>2,83E-003</text:p>
          </table:table-cell>
          <table:table-cell table:formula="of:=[.D214]" office:value-type="float" office:value="0.00283018867924528">
            <text:p>2,83E-003</text:p>
          </table:table-cell>
          <table:table-cell table:formula="of:=2*[.D214]" office:value-type="float" office:value="0.00566037735849057">
            <text:p>5,66E-003</text:p>
          </table:table-cell>
          <table:table-cell table:number-columns-repeated="1018"/>
        </table:table-row>
        <table:table-row table:style-name="ro2">
          <table:table-cell/>
          <table:table-cell table:formula="of:=[.B214]+[.$B$4]" office:value-type="float" office:value="21300">
            <text:p>21300</text:p>
          </table:table-cell>
          <table:table-cell table:formula="of:=[.B215]/60" office:value-type="float" office:value="355">
            <text:p>355</text:p>
          </table:table-cell>
          <table:table-cell table:formula="of:=1/[.C215]" office:value-type="float" office:value="0.0028169014084507">
            <text:p>2,82E-003</text:p>
          </table:table-cell>
          <table:table-cell table:formula="of:=[.D215]" office:value-type="float" office:value="0.0028169014084507">
            <text:p>2,82E-003</text:p>
          </table:table-cell>
          <table:table-cell table:formula="of:=2*[.D215]" office:value-type="float" office:value="0.00563380281690141">
            <text:p>5,63E-003</text:p>
          </table:table-cell>
          <table:table-cell table:number-columns-repeated="1018"/>
        </table:table-row>
        <table:table-row table:style-name="ro2">
          <table:table-cell/>
          <table:table-cell table:formula="of:=[.B215]+[.$B$4]" office:value-type="float" office:value="21400">
            <text:p>21400</text:p>
          </table:table-cell>
          <table:table-cell table:formula="of:=[.B216]/60" office:value-type="float" office:value="356.666666666667">
            <text:p>356,67</text:p>
          </table:table-cell>
          <table:table-cell table:formula="of:=1/[.C216]" office:value-type="float" office:value="0.00280373831775701">
            <text:p>2,80E-003</text:p>
          </table:table-cell>
          <table:table-cell table:formula="of:=[.D216]" office:value-type="float" office:value="0.00280373831775701">
            <text:p>2,80E-003</text:p>
          </table:table-cell>
          <table:table-cell table:formula="of:=2*[.D216]" office:value-type="float" office:value="0.00560747663551402">
            <text:p>5,61E-003</text:p>
          </table:table-cell>
          <table:table-cell table:number-columns-repeated="1018"/>
        </table:table-row>
        <table:table-row table:style-name="ro2">
          <table:table-cell/>
          <table:table-cell table:formula="of:=[.B216]+[.$B$4]" office:value-type="float" office:value="21500">
            <text:p>21500</text:p>
          </table:table-cell>
          <table:table-cell table:formula="of:=[.B217]/60" office:value-type="float" office:value="358.333333333333">
            <text:p>358,33</text:p>
          </table:table-cell>
          <table:table-cell table:formula="of:=1/[.C217]" office:value-type="float" office:value="0.0027906976744186">
            <text:p>2,79E-003</text:p>
          </table:table-cell>
          <table:table-cell table:formula="of:=[.D217]" office:value-type="float" office:value="0.0027906976744186">
            <text:p>2,79E-003</text:p>
          </table:table-cell>
          <table:table-cell table:formula="of:=2*[.D217]" office:value-type="float" office:value="0.00558139534883721">
            <text:p>5,58E-003</text:p>
          </table:table-cell>
          <table:table-cell table:number-columns-repeated="1018"/>
        </table:table-row>
        <table:table-row table:style-name="ro2">
          <table:table-cell/>
          <table:table-cell table:formula="of:=[.B217]+[.$B$4]" office:value-type="float" office:value="21600">
            <text:p>21600</text:p>
          </table:table-cell>
          <table:table-cell table:formula="of:=[.B218]/60" office:value-type="float" office:value="360">
            <text:p>360</text:p>
          </table:table-cell>
          <table:table-cell table:formula="of:=1/[.C218]" office:value-type="float" office:value="0.00277777777777778">
            <text:p>2,78E-003</text:p>
          </table:table-cell>
          <table:table-cell table:formula="of:=[.D218]" office:value-type="float" office:value="0.00277777777777778">
            <text:p>2,78E-003</text:p>
          </table:table-cell>
          <table:table-cell table:formula="of:=2*[.D218]" office:value-type="float" office:value="0.00555555555555556">
            <text:p>5,56E-003</text:p>
          </table:table-cell>
          <table:table-cell table:number-columns-repeated="1018"/>
        </table:table-row>
        <table:table-row table:style-name="ro2">
          <table:table-cell/>
          <table:table-cell table:formula="of:=[.B218]+[.$B$4]" office:value-type="float" office:value="21700">
            <text:p>21700</text:p>
          </table:table-cell>
          <table:table-cell table:formula="of:=[.B219]/60" office:value-type="float" office:value="361.666666666667">
            <text:p>361,67</text:p>
          </table:table-cell>
          <table:table-cell table:formula="of:=1/[.C219]" office:value-type="float" office:value="0.00276497695852535">
            <text:p>2,76E-003</text:p>
          </table:table-cell>
          <table:table-cell table:formula="of:=[.D219]" office:value-type="float" office:value="0.00276497695852535">
            <text:p>2,76E-003</text:p>
          </table:table-cell>
          <table:table-cell table:formula="of:=2*[.D219]" office:value-type="float" office:value="0.00552995391705069">
            <text:p>5,53E-003</text:p>
          </table:table-cell>
          <table:table-cell table:number-columns-repeated="1018"/>
        </table:table-row>
        <table:table-row table:style-name="ro2">
          <table:table-cell/>
          <table:table-cell table:formula="of:=[.B219]+[.$B$4]" office:value-type="float" office:value="21800">
            <text:p>21800</text:p>
          </table:table-cell>
          <table:table-cell table:formula="of:=[.B220]/60" office:value-type="float" office:value="363.333333333333">
            <text:p>363,33</text:p>
          </table:table-cell>
          <table:table-cell table:formula="of:=1/[.C220]" office:value-type="float" office:value="0.00275229357798165">
            <text:p>2,75E-003</text:p>
          </table:table-cell>
          <table:table-cell table:formula="of:=[.D220]" office:value-type="float" office:value="0.00275229357798165">
            <text:p>2,75E-003</text:p>
          </table:table-cell>
          <table:table-cell table:formula="of:=2*[.D220]" office:value-type="float" office:value="0.0055045871559633">
            <text:p>5,50E-003</text:p>
          </table:table-cell>
          <table:table-cell table:number-columns-repeated="1018"/>
        </table:table-row>
        <table:table-row table:style-name="ro2">
          <table:table-cell/>
          <table:table-cell table:formula="of:=[.B220]+[.$B$4]" office:value-type="float" office:value="21900">
            <text:p>21900</text:p>
          </table:table-cell>
          <table:table-cell table:formula="of:=[.B221]/60" office:value-type="float" office:value="365">
            <text:p>365</text:p>
          </table:table-cell>
          <table:table-cell table:formula="of:=1/[.C221]" office:value-type="float" office:value="0.00273972602739726">
            <text:p>2,74E-003</text:p>
          </table:table-cell>
          <table:table-cell table:formula="of:=[.D221]" office:value-type="float" office:value="0.00273972602739726">
            <text:p>2,74E-003</text:p>
          </table:table-cell>
          <table:table-cell table:formula="of:=2*[.D221]" office:value-type="float" office:value="0.00547945205479452">
            <text:p>5,48E-003</text:p>
          </table:table-cell>
          <table:table-cell table:number-columns-repeated="1018"/>
        </table:table-row>
        <table:table-row table:style-name="ro2">
          <table:table-cell/>
          <table:table-cell table:formula="of:=[.B221]+[.$B$4]" office:value-type="float" office:value="22000">
            <text:p>22000</text:p>
          </table:table-cell>
          <table:table-cell table:formula="of:=[.B222]/60" office:value-type="float" office:value="366.666666666667">
            <text:p>366,67</text:p>
          </table:table-cell>
          <table:table-cell table:formula="of:=1/[.C222]" office:value-type="float" office:value="0.00272727272727273">
            <text:p>2,73E-003</text:p>
          </table:table-cell>
          <table:table-cell table:formula="of:=[.D222]" office:value-type="float" office:value="0.00272727272727273">
            <text:p>2,73E-003</text:p>
          </table:table-cell>
          <table:table-cell table:formula="of:=2*[.D222]" office:value-type="float" office:value="0.00545454545454545">
            <text:p>5,45E-003</text:p>
          </table:table-cell>
          <table:table-cell table:number-columns-repeated="1018"/>
        </table:table-row>
        <table:table-row table:style-name="ro2">
          <table:table-cell/>
          <table:table-cell table:formula="of:=[.B222]+[.$B$4]" office:value-type="float" office:value="22100">
            <text:p>22100</text:p>
          </table:table-cell>
          <table:table-cell table:formula="of:=[.B223]/60" office:value-type="float" office:value="368.333333333333">
            <text:p>368,33</text:p>
          </table:table-cell>
          <table:table-cell table:formula="of:=1/[.C223]" office:value-type="float" office:value="0.00271493212669683">
            <text:p>2,71E-003</text:p>
          </table:table-cell>
          <table:table-cell table:formula="of:=[.D223]" office:value-type="float" office:value="0.00271493212669683">
            <text:p>2,71E-003</text:p>
          </table:table-cell>
          <table:table-cell table:formula="of:=2*[.D223]" office:value-type="float" office:value="0.00542986425339367">
            <text:p>5,43E-003</text:p>
          </table:table-cell>
          <table:table-cell table:number-columns-repeated="1018"/>
        </table:table-row>
        <table:table-row table:style-name="ro2">
          <table:table-cell/>
          <table:table-cell table:formula="of:=[.B223]+[.$B$4]" office:value-type="float" office:value="22200">
            <text:p>22200</text:p>
          </table:table-cell>
          <table:table-cell table:formula="of:=[.B224]/60" office:value-type="float" office:value="370">
            <text:p>370</text:p>
          </table:table-cell>
          <table:table-cell table:formula="of:=1/[.C224]" office:value-type="float" office:value="0.0027027027027027">
            <text:p>2,70E-003</text:p>
          </table:table-cell>
          <table:table-cell table:formula="of:=[.D224]" office:value-type="float" office:value="0.0027027027027027">
            <text:p>2,70E-003</text:p>
          </table:table-cell>
          <table:table-cell table:formula="of:=2*[.D224]" office:value-type="float" office:value="0.00540540540540541">
            <text:p>5,41E-003</text:p>
          </table:table-cell>
          <table:table-cell table:number-columns-repeated="1018"/>
        </table:table-row>
        <table:table-row table:style-name="ro2">
          <table:table-cell/>
          <table:table-cell table:formula="of:=[.B224]+[.$B$4]" office:value-type="float" office:value="22300">
            <text:p>22300</text:p>
          </table:table-cell>
          <table:table-cell table:formula="of:=[.B225]/60" office:value-type="float" office:value="371.666666666667">
            <text:p>371,67</text:p>
          </table:table-cell>
          <table:table-cell table:formula="of:=1/[.C225]" office:value-type="float" office:value="0.00269058295964126">
            <text:p>2,69E-003</text:p>
          </table:table-cell>
          <table:table-cell table:formula="of:=[.D225]" office:value-type="float" office:value="0.00269058295964126">
            <text:p>2,69E-003</text:p>
          </table:table-cell>
          <table:table-cell table:formula="of:=2*[.D225]" office:value-type="float" office:value="0.00538116591928251">
            <text:p>5,38E-003</text:p>
          </table:table-cell>
          <table:table-cell table:number-columns-repeated="1018"/>
        </table:table-row>
        <table:table-row table:style-name="ro2">
          <table:table-cell/>
          <table:table-cell table:formula="of:=[.B225]+[.$B$4]" office:value-type="float" office:value="22400">
            <text:p>22400</text:p>
          </table:table-cell>
          <table:table-cell table:formula="of:=[.B226]/60" office:value-type="float" office:value="373.333333333333">
            <text:p>373,33</text:p>
          </table:table-cell>
          <table:table-cell table:formula="of:=1/[.C226]" office:value-type="float" office:value="0.00267857142857143">
            <text:p>2,68E-003</text:p>
          </table:table-cell>
          <table:table-cell table:formula="of:=[.D226]" office:value-type="float" office:value="0.00267857142857143">
            <text:p>2,68E-003</text:p>
          </table:table-cell>
          <table:table-cell table:formula="of:=2*[.D226]" office:value-type="float" office:value="0.00535714285714286">
            <text:p>5,36E-003</text:p>
          </table:table-cell>
          <table:table-cell table:number-columns-repeated="1018"/>
        </table:table-row>
        <table:table-row table:style-name="ro2">
          <table:table-cell/>
          <table:table-cell table:formula="of:=[.B226]+[.$B$4]" office:value-type="float" office:value="22500">
            <text:p>22500</text:p>
          </table:table-cell>
          <table:table-cell table:formula="of:=[.B227]/60" office:value-type="float" office:value="375">
            <text:p>375</text:p>
          </table:table-cell>
          <table:table-cell table:formula="of:=1/[.C227]" office:value-type="float" office:value="0.00266666666666667">
            <text:p>2,67E-003</text:p>
          </table:table-cell>
          <table:table-cell table:formula="of:=[.D227]" office:value-type="float" office:value="0.00266666666666667">
            <text:p>2,67E-003</text:p>
          </table:table-cell>
          <table:table-cell table:formula="of:=2*[.D227]" office:value-type="float" office:value="0.00533333333333333">
            <text:p>5,33E-003</text:p>
          </table:table-cell>
          <table:table-cell table:number-columns-repeated="1018"/>
        </table:table-row>
        <table:table-row table:style-name="ro2">
          <table:table-cell/>
          <table:table-cell table:formula="of:=[.B227]+[.$B$4]" office:value-type="float" office:value="22600">
            <text:p>22600</text:p>
          </table:table-cell>
          <table:table-cell table:formula="of:=[.B228]/60" office:value-type="float" office:value="376.666666666667">
            <text:p>376,67</text:p>
          </table:table-cell>
          <table:table-cell table:formula="of:=1/[.C228]" office:value-type="float" office:value="0.00265486725663717">
            <text:p>2,65E-003</text:p>
          </table:table-cell>
          <table:table-cell table:formula="of:=[.D228]" office:value-type="float" office:value="0.00265486725663717">
            <text:p>2,65E-003</text:p>
          </table:table-cell>
          <table:table-cell table:formula="of:=2*[.D228]" office:value-type="float" office:value="0.00530973451327434">
            <text:p>5,31E-003</text:p>
          </table:table-cell>
          <table:table-cell table:number-columns-repeated="1018"/>
        </table:table-row>
        <table:table-row table:style-name="ro2">
          <table:table-cell/>
          <table:table-cell table:formula="of:=[.B228]+[.$B$4]" office:value-type="float" office:value="22700">
            <text:p>22700</text:p>
          </table:table-cell>
          <table:table-cell table:formula="of:=[.B229]/60" office:value-type="float" office:value="378.333333333333">
            <text:p>378,33</text:p>
          </table:table-cell>
          <table:table-cell table:formula="of:=1/[.C229]" office:value-type="float" office:value="0.0026431718061674">
            <text:p>2,64E-003</text:p>
          </table:table-cell>
          <table:table-cell table:formula="of:=[.D229]" office:value-type="float" office:value="0.0026431718061674">
            <text:p>2,64E-003</text:p>
          </table:table-cell>
          <table:table-cell table:formula="of:=2*[.D229]" office:value-type="float" office:value="0.0052863436123348">
            <text:p>5,29E-003</text:p>
          </table:table-cell>
          <table:table-cell table:number-columns-repeated="1018"/>
        </table:table-row>
        <table:table-row table:style-name="ro2">
          <table:table-cell/>
          <table:table-cell table:formula="of:=[.B229]+[.$B$4]" office:value-type="float" office:value="22800">
            <text:p>22800</text:p>
          </table:table-cell>
          <table:table-cell table:formula="of:=[.B230]/60" office:value-type="float" office:value="380">
            <text:p>380</text:p>
          </table:table-cell>
          <table:table-cell table:formula="of:=1/[.C230]" office:value-type="float" office:value="0.00263157894736842">
            <text:p>2,63E-003</text:p>
          </table:table-cell>
          <table:table-cell table:formula="of:=[.D230]" office:value-type="float" office:value="0.00263157894736842">
            <text:p>2,63E-003</text:p>
          </table:table-cell>
          <table:table-cell table:formula="of:=2*[.D230]" office:value-type="float" office:value="0.00526315789473684">
            <text:p>5,26E-003</text:p>
          </table:table-cell>
          <table:table-cell table:number-columns-repeated="1018"/>
        </table:table-row>
        <table:table-row table:style-name="ro2">
          <table:table-cell/>
          <table:table-cell table:formula="of:=[.B230]+[.$B$4]" office:value-type="float" office:value="22900">
            <text:p>22900</text:p>
          </table:table-cell>
          <table:table-cell table:formula="of:=[.B231]/60" office:value-type="float" office:value="381.666666666667">
            <text:p>381,67</text:p>
          </table:table-cell>
          <table:table-cell table:formula="of:=1/[.C231]" office:value-type="float" office:value="0.00262008733624454">
            <text:p>2,62E-003</text:p>
          </table:table-cell>
          <table:table-cell table:formula="of:=[.D231]" office:value-type="float" office:value="0.00262008733624454">
            <text:p>2,62E-003</text:p>
          </table:table-cell>
          <table:table-cell table:formula="of:=2*[.D231]" office:value-type="float" office:value="0.00524017467248908">
            <text:p>5,24E-003</text:p>
          </table:table-cell>
          <table:table-cell table:number-columns-repeated="1018"/>
        </table:table-row>
        <table:table-row table:style-name="ro2">
          <table:table-cell/>
          <table:table-cell table:formula="of:=[.B231]+[.$B$4]" office:value-type="float" office:value="23000">
            <text:p>23000</text:p>
          </table:table-cell>
          <table:table-cell table:formula="of:=[.B232]/60" office:value-type="float" office:value="383.333333333333">
            <text:p>383,33</text:p>
          </table:table-cell>
          <table:table-cell table:formula="of:=1/[.C232]" office:value-type="float" office:value="0.00260869565217391">
            <text:p>2,61E-003</text:p>
          </table:table-cell>
          <table:table-cell table:formula="of:=[.D232]" office:value-type="float" office:value="0.00260869565217391">
            <text:p>2,61E-003</text:p>
          </table:table-cell>
          <table:table-cell table:formula="of:=2*[.D232]" office:value-type="float" office:value="0.00521739130434783">
            <text:p>5,22E-003</text:p>
          </table:table-cell>
          <table:table-cell table:number-columns-repeated="1018"/>
        </table:table-row>
        <table:table-row table:style-name="ro2">
          <table:table-cell/>
          <table:table-cell table:formula="of:=[.B232]+[.$B$4]" office:value-type="float" office:value="23100">
            <text:p>23100</text:p>
          </table:table-cell>
          <table:table-cell table:formula="of:=[.B233]/60" office:value-type="float" office:value="385">
            <text:p>385</text:p>
          </table:table-cell>
          <table:table-cell table:formula="of:=1/[.C233]" office:value-type="float" office:value="0.0025974025974026">
            <text:p>2,60E-003</text:p>
          </table:table-cell>
          <table:table-cell table:formula="of:=[.D233]" office:value-type="float" office:value="0.0025974025974026">
            <text:p>2,60E-003</text:p>
          </table:table-cell>
          <table:table-cell table:formula="of:=2*[.D233]" office:value-type="float" office:value="0.0051948051948052">
            <text:p>5,19E-003</text:p>
          </table:table-cell>
          <table:table-cell table:number-columns-repeated="1018"/>
        </table:table-row>
        <table:table-row table:style-name="ro2">
          <table:table-cell/>
          <table:table-cell table:formula="of:=[.B233]+[.$B$4]" office:value-type="float" office:value="23200">
            <text:p>23200</text:p>
          </table:table-cell>
          <table:table-cell table:formula="of:=[.B234]/60" office:value-type="float" office:value="386.666666666667">
            <text:p>386,67</text:p>
          </table:table-cell>
          <table:table-cell table:formula="of:=1/[.C234]" office:value-type="float" office:value="0.00258620689655172">
            <text:p>2,59E-003</text:p>
          </table:table-cell>
          <table:table-cell table:formula="of:=[.D234]" office:value-type="float" office:value="0.00258620689655172">
            <text:p>2,59E-003</text:p>
          </table:table-cell>
          <table:table-cell table:formula="of:=2*[.D234]" office:value-type="float" office:value="0.00517241379310345">
            <text:p>5,17E-003</text:p>
          </table:table-cell>
          <table:table-cell table:number-columns-repeated="1018"/>
        </table:table-row>
        <table:table-row table:style-name="ro2">
          <table:table-cell/>
          <table:table-cell table:formula="of:=[.B234]+[.$B$4]" office:value-type="float" office:value="23300">
            <text:p>23300</text:p>
          </table:table-cell>
          <table:table-cell table:formula="of:=[.B235]/60" office:value-type="float" office:value="388.333333333333">
            <text:p>388,33</text:p>
          </table:table-cell>
          <table:table-cell table:formula="of:=1/[.C235]" office:value-type="float" office:value="0.00257510729613734">
            <text:p>2,58E-003</text:p>
          </table:table-cell>
          <table:table-cell table:formula="of:=[.D235]" office:value-type="float" office:value="0.00257510729613734">
            <text:p>2,58E-003</text:p>
          </table:table-cell>
          <table:table-cell table:formula="of:=2*[.D235]" office:value-type="float" office:value="0.00515021459227468">
            <text:p>5,15E-003</text:p>
          </table:table-cell>
          <table:table-cell table:number-columns-repeated="1018"/>
        </table:table-row>
        <table:table-row table:style-name="ro2">
          <table:table-cell/>
          <table:table-cell table:formula="of:=[.B235]+[.$B$4]" office:value-type="float" office:value="23400">
            <text:p>23400</text:p>
          </table:table-cell>
          <table:table-cell table:formula="of:=[.B236]/60" office:value-type="float" office:value="390">
            <text:p>390</text:p>
          </table:table-cell>
          <table:table-cell table:formula="of:=1/[.C236]" office:value-type="float" office:value="0.00256410256410256">
            <text:p>2,56E-003</text:p>
          </table:table-cell>
          <table:table-cell table:formula="of:=[.D236]" office:value-type="float" office:value="0.00256410256410256">
            <text:p>2,56E-003</text:p>
          </table:table-cell>
          <table:table-cell table:formula="of:=2*[.D236]" office:value-type="float" office:value="0.00512820512820513">
            <text:p>5,13E-003</text:p>
          </table:table-cell>
          <table:table-cell table:number-columns-repeated="1018"/>
        </table:table-row>
        <table:table-row table:style-name="ro2">
          <table:table-cell/>
          <table:table-cell table:formula="of:=[.B236]+[.$B$4]" office:value-type="float" office:value="23500">
            <text:p>23500</text:p>
          </table:table-cell>
          <table:table-cell table:formula="of:=[.B237]/60" office:value-type="float" office:value="391.666666666667">
            <text:p>391,67</text:p>
          </table:table-cell>
          <table:table-cell table:formula="of:=1/[.C237]" office:value-type="float" office:value="0.0025531914893617">
            <text:p>2,55E-003</text:p>
          </table:table-cell>
          <table:table-cell table:formula="of:=[.D237]" office:value-type="float" office:value="0.0025531914893617">
            <text:p>2,55E-003</text:p>
          </table:table-cell>
          <table:table-cell table:formula="of:=2*[.D237]" office:value-type="float" office:value="0.0051063829787234">
            <text:p>5,11E-003</text:p>
          </table:table-cell>
          <table:table-cell table:number-columns-repeated="1018"/>
        </table:table-row>
        <table:table-row table:style-name="ro2">
          <table:table-cell/>
          <table:table-cell table:formula="of:=[.B237]+[.$B$4]" office:value-type="float" office:value="23600">
            <text:p>23600</text:p>
          </table:table-cell>
          <table:table-cell table:formula="of:=[.B238]/60" office:value-type="float" office:value="393.333333333333">
            <text:p>393,33</text:p>
          </table:table-cell>
          <table:table-cell table:formula="of:=1/[.C238]" office:value-type="float" office:value="0.00254237288135593">
            <text:p>2,54E-003</text:p>
          </table:table-cell>
          <table:table-cell table:formula="of:=[.D238]" office:value-type="float" office:value="0.00254237288135593">
            <text:p>2,54E-003</text:p>
          </table:table-cell>
          <table:table-cell table:formula="of:=2*[.D238]" office:value-type="float" office:value="0.00508474576271187">
            <text:p>5,08E-003</text:p>
          </table:table-cell>
          <table:table-cell table:number-columns-repeated="1018"/>
        </table:table-row>
        <table:table-row table:style-name="ro2">
          <table:table-cell/>
          <table:table-cell table:formula="of:=[.B238]+[.$B$4]" office:value-type="float" office:value="23700">
            <text:p>23700</text:p>
          </table:table-cell>
          <table:table-cell table:formula="of:=[.B239]/60" office:value-type="float" office:value="395">
            <text:p>395</text:p>
          </table:table-cell>
          <table:table-cell table:formula="of:=1/[.C239]" office:value-type="float" office:value="0.00253164556962025">
            <text:p>2,53E-003</text:p>
          </table:table-cell>
          <table:table-cell table:formula="of:=[.D239]" office:value-type="float" office:value="0.00253164556962025">
            <text:p>2,53E-003</text:p>
          </table:table-cell>
          <table:table-cell table:formula="of:=2*[.D239]" office:value-type="float" office:value="0.00506329113924051">
            <text:p>5,06E-003</text:p>
          </table:table-cell>
          <table:table-cell table:number-columns-repeated="1018"/>
        </table:table-row>
        <table:table-row table:style-name="ro2">
          <table:table-cell/>
          <table:table-cell table:formula="of:=[.B239]+[.$B$4]" office:value-type="float" office:value="23800">
            <text:p>23800</text:p>
          </table:table-cell>
          <table:table-cell table:formula="of:=[.B240]/60" office:value-type="float" office:value="396.666666666667">
            <text:p>396,67</text:p>
          </table:table-cell>
          <table:table-cell table:formula="of:=1/[.C240]" office:value-type="float" office:value="0.00252100840336134">
            <text:p>2,52E-003</text:p>
          </table:table-cell>
          <table:table-cell table:formula="of:=[.D240]" office:value-type="float" office:value="0.00252100840336134">
            <text:p>2,52E-003</text:p>
          </table:table-cell>
          <table:table-cell table:formula="of:=2*[.D240]" office:value-type="float" office:value="0.00504201680672269">
            <text:p>5,04E-003</text:p>
          </table:table-cell>
          <table:table-cell table:number-columns-repeated="1018"/>
        </table:table-row>
        <table:table-row table:style-name="ro2">
          <table:table-cell/>
          <table:table-cell table:formula="of:=[.B240]+[.$B$4]" office:value-type="float" office:value="23900">
            <text:p>23900</text:p>
          </table:table-cell>
          <table:table-cell table:formula="of:=[.B241]/60" office:value-type="float" office:value="398.333333333333">
            <text:p>398,33</text:p>
          </table:table-cell>
          <table:table-cell table:formula="of:=1/[.C241]" office:value-type="float" office:value="0.00251046025104602">
            <text:p>2,51E-003</text:p>
          </table:table-cell>
          <table:table-cell table:formula="of:=[.D241]" office:value-type="float" office:value="0.00251046025104602">
            <text:p>2,51E-003</text:p>
          </table:table-cell>
          <table:table-cell table:formula="of:=2*[.D241]" office:value-type="float" office:value="0.00502092050209205">
            <text:p>5,02E-003</text:p>
          </table:table-cell>
          <table:table-cell table:number-columns-repeated="1018"/>
        </table:table-row>
        <table:table-row table:style-name="ro2">
          <table:table-cell/>
          <table:table-cell table:formula="of:=[.B241]+[.$B$4]" office:value-type="float" office:value="24000">
            <text:p>24000</text:p>
          </table:table-cell>
          <table:table-cell table:formula="of:=[.B242]/60" office:value-type="float" office:value="400">
            <text:p>400</text:p>
          </table:table-cell>
          <table:table-cell table:formula="of:=1/[.C242]" office:value-type="float" office:value="0.0025">
            <text:p>2,50E-003</text:p>
          </table:table-cell>
          <table:table-cell table:formula="of:=[.D242]" office:value-type="float" office:value="0.0025">
            <text:p>2,50E-003</text:p>
          </table:table-cell>
          <table:table-cell table:formula="of:=2*[.D242]" office:value-type="float" office:value="0.005">
            <text:p>5,00E-003</text:p>
          </table:table-cell>
          <table:table-cell table:number-columns-repeated="1018"/>
        </table:table-row>
        <table:table-row table:style-name="ro2">
          <table:table-cell/>
          <table:table-cell table:formula="of:=[.B242]+[.$B$4]" office:value-type="float" office:value="24100">
            <text:p>24100</text:p>
          </table:table-cell>
          <table:table-cell table:formula="of:=[.B243]/60" office:value-type="float" office:value="401.666666666667">
            <text:p>401,67</text:p>
          </table:table-cell>
          <table:table-cell table:formula="of:=1/[.C243]" office:value-type="float" office:value="0.0024896265560166">
            <text:p>2,49E-003</text:p>
          </table:table-cell>
          <table:table-cell table:formula="of:=[.D243]" office:value-type="float" office:value="0.0024896265560166">
            <text:p>2,49E-003</text:p>
          </table:table-cell>
          <table:table-cell table:formula="of:=2*[.D243]" office:value-type="float" office:value="0.00497925311203319">
            <text:p>4,98E-003</text:p>
          </table:table-cell>
          <table:table-cell table:number-columns-repeated="1018"/>
        </table:table-row>
        <table:table-row table:style-name="ro2">
          <table:table-cell/>
          <table:table-cell table:formula="of:=[.B243]+[.$B$4]" office:value-type="float" office:value="24200">
            <text:p>24200</text:p>
          </table:table-cell>
          <table:table-cell table:formula="of:=[.B244]/60" office:value-type="float" office:value="403.333333333333">
            <text:p>403,33</text:p>
          </table:table-cell>
          <table:table-cell table:formula="of:=1/[.C244]" office:value-type="float" office:value="0.00247933884297521">
            <text:p>2,48E-003</text:p>
          </table:table-cell>
          <table:table-cell table:formula="of:=[.D244]" office:value-type="float" office:value="0.00247933884297521">
            <text:p>2,48E-003</text:p>
          </table:table-cell>
          <table:table-cell table:formula="of:=2*[.D244]" office:value-type="float" office:value="0.00495867768595041">
            <text:p>4,96E-003</text:p>
          </table:table-cell>
          <table:table-cell table:number-columns-repeated="1018"/>
        </table:table-row>
        <table:table-row table:style-name="ro2">
          <table:table-cell/>
          <table:table-cell table:formula="of:=[.B244]+[.$B$4]" office:value-type="float" office:value="24300">
            <text:p>24300</text:p>
          </table:table-cell>
          <table:table-cell table:formula="of:=[.B245]/60" office:value-type="float" office:value="405">
            <text:p>405</text:p>
          </table:table-cell>
          <table:table-cell table:formula="of:=1/[.C245]" office:value-type="float" office:value="0.00246913580246914">
            <text:p>2,47E-003</text:p>
          </table:table-cell>
          <table:table-cell table:formula="of:=[.D245]" office:value-type="float" office:value="0.00246913580246914">
            <text:p>2,47E-003</text:p>
          </table:table-cell>
          <table:table-cell table:formula="of:=2*[.D245]" office:value-type="float" office:value="0.00493827160493827">
            <text:p>4,94E-003</text:p>
          </table:table-cell>
          <table:table-cell table:number-columns-repeated="1018"/>
        </table:table-row>
        <table:table-row table:style-name="ro2">
          <table:table-cell/>
          <table:table-cell table:formula="of:=[.B245]+[.$B$4]" office:value-type="float" office:value="24400">
            <text:p>24400</text:p>
          </table:table-cell>
          <table:table-cell table:formula="of:=[.B246]/60" office:value-type="float" office:value="406.666666666667">
            <text:p>406,67</text:p>
          </table:table-cell>
          <table:table-cell table:formula="of:=1/[.C246]" office:value-type="float" office:value="0.00245901639344262">
            <text:p>2,46E-003</text:p>
          </table:table-cell>
          <table:table-cell table:formula="of:=[.D246]" office:value-type="float" office:value="0.00245901639344262">
            <text:p>2,46E-003</text:p>
          </table:table-cell>
          <table:table-cell table:formula="of:=2*[.D246]" office:value-type="float" office:value="0.00491803278688525">
            <text:p>4,92E-003</text:p>
          </table:table-cell>
          <table:table-cell table:number-columns-repeated="1018"/>
        </table:table-row>
        <table:table-row table:style-name="ro2">
          <table:table-cell/>
          <table:table-cell table:formula="of:=[.B246]+[.$B$4]" office:value-type="float" office:value="24500">
            <text:p>24500</text:p>
          </table:table-cell>
          <table:table-cell table:formula="of:=[.B247]/60" office:value-type="float" office:value="408.333333333333">
            <text:p>408,33</text:p>
          </table:table-cell>
          <table:table-cell table:formula="of:=1/[.C247]" office:value-type="float" office:value="0.00244897959183673">
            <text:p>2,45E-003</text:p>
          </table:table-cell>
          <table:table-cell table:formula="of:=[.D247]" office:value-type="float" office:value="0.00244897959183673">
            <text:p>2,45E-003</text:p>
          </table:table-cell>
          <table:table-cell table:formula="of:=2*[.D247]" office:value-type="float" office:value="0.00489795918367347">
            <text:p>4,90E-003</text:p>
          </table:table-cell>
          <table:table-cell table:number-columns-repeated="1018"/>
        </table:table-row>
        <table:table-row table:style-name="ro2">
          <table:table-cell/>
          <table:table-cell table:formula="of:=[.B247]+[.$B$4]" office:value-type="float" office:value="24600">
            <text:p>24600</text:p>
          </table:table-cell>
          <table:table-cell table:formula="of:=[.B248]/60" office:value-type="float" office:value="410">
            <text:p>410</text:p>
          </table:table-cell>
          <table:table-cell table:formula="of:=1/[.C248]" office:value-type="float" office:value="0.0024390243902439">
            <text:p>2,44E-003</text:p>
          </table:table-cell>
          <table:table-cell table:formula="of:=[.D248]" office:value-type="float" office:value="0.0024390243902439">
            <text:p>2,44E-003</text:p>
          </table:table-cell>
          <table:table-cell table:formula="of:=2*[.D248]" office:value-type="float" office:value="0.00487804878048781">
            <text:p>4,88E-003</text:p>
          </table:table-cell>
          <table:table-cell table:number-columns-repeated="1018"/>
        </table:table-row>
        <table:table-row table:style-name="ro2">
          <table:table-cell/>
          <table:table-cell table:formula="of:=[.B248]+[.$B$4]" office:value-type="float" office:value="24700">
            <text:p>24700</text:p>
          </table:table-cell>
          <table:table-cell table:formula="of:=[.B249]/60" office:value-type="float" office:value="411.666666666667">
            <text:p>411,67</text:p>
          </table:table-cell>
          <table:table-cell table:formula="of:=1/[.C249]" office:value-type="float" office:value="0.00242914979757085">
            <text:p>2,43E-003</text:p>
          </table:table-cell>
          <table:table-cell table:formula="of:=[.D249]" office:value-type="float" office:value="0.00242914979757085">
            <text:p>2,43E-003</text:p>
          </table:table-cell>
          <table:table-cell table:formula="of:=2*[.D249]" office:value-type="float" office:value="0.0048582995951417">
            <text:p>4,86E-003</text:p>
          </table:table-cell>
          <table:table-cell table:number-columns-repeated="1018"/>
        </table:table-row>
        <table:table-row table:style-name="ro2">
          <table:table-cell/>
          <table:table-cell table:formula="of:=[.B249]+[.$B$4]" office:value-type="float" office:value="24800">
            <text:p>24800</text:p>
          </table:table-cell>
          <table:table-cell table:formula="of:=[.B250]/60" office:value-type="float" office:value="413.333333333333">
            <text:p>413,33</text:p>
          </table:table-cell>
          <table:table-cell table:formula="of:=1/[.C250]" office:value-type="float" office:value="0.00241935483870968">
            <text:p>2,42E-003</text:p>
          </table:table-cell>
          <table:table-cell table:formula="of:=[.D250]" office:value-type="float" office:value="0.00241935483870968">
            <text:p>2,42E-003</text:p>
          </table:table-cell>
          <table:table-cell table:formula="of:=2*[.D250]" office:value-type="float" office:value="0.00483870967741936">
            <text:p>4,84E-003</text:p>
          </table:table-cell>
          <table:table-cell table:number-columns-repeated="1018"/>
        </table:table-row>
        <table:table-row table:style-name="ro2">
          <table:table-cell/>
          <table:table-cell table:formula="of:=[.B250]+[.$B$4]" office:value-type="float" office:value="24900">
            <text:p>24900</text:p>
          </table:table-cell>
          <table:table-cell table:formula="of:=[.B251]/60" office:value-type="float" office:value="415">
            <text:p>415</text:p>
          </table:table-cell>
          <table:table-cell table:formula="of:=1/[.C251]" office:value-type="float" office:value="0.00240963855421687">
            <text:p>2,41E-003</text:p>
          </table:table-cell>
          <table:table-cell table:formula="of:=[.D251]" office:value-type="float" office:value="0.00240963855421687">
            <text:p>2,41E-003</text:p>
          </table:table-cell>
          <table:table-cell table:formula="of:=2*[.D251]" office:value-type="float" office:value="0.00481927710843374">
            <text:p>4,82E-003</text:p>
          </table:table-cell>
          <table:table-cell table:number-columns-repeated="1018"/>
        </table:table-row>
        <table:table-row table:style-name="ro2">
          <table:table-cell/>
          <table:table-cell table:formula="of:=[.B251]+[.$B$4]" office:value-type="float" office:value="25000">
            <text:p>25000</text:p>
          </table:table-cell>
          <table:table-cell table:formula="of:=[.B252]/60" office:value-type="float" office:value="416.666666666667">
            <text:p>416,67</text:p>
          </table:table-cell>
          <table:table-cell table:formula="of:=1/[.C252]" office:value-type="float" office:value="0.0024">
            <text:p>2,40E-003</text:p>
          </table:table-cell>
          <table:table-cell table:formula="of:=[.D252]" office:value-type="float" office:value="0.0024">
            <text:p>2,40E-003</text:p>
          </table:table-cell>
          <table:table-cell table:formula="of:=2*[.D252]" office:value-type="float" office:value="0.0048">
            <text:p>4,80E-003</text:p>
          </table:table-cell>
          <table:table-cell table:number-columns-repeated="1018"/>
        </table:table-row>
        <table:table-row table:style-name="ro2">
          <table:table-cell/>
          <table:table-cell table:formula="of:=[.B252]+[.$B$4]" office:value-type="float" office:value="25100">
            <text:p>25100</text:p>
          </table:table-cell>
          <table:table-cell table:formula="of:=[.B253]/60" office:value-type="float" office:value="418.333333333333">
            <text:p>418,33</text:p>
          </table:table-cell>
          <table:table-cell table:formula="of:=1/[.C253]" office:value-type="float" office:value="0.00239043824701195">
            <text:p>2,39E-003</text:p>
          </table:table-cell>
          <table:table-cell table:formula="of:=[.D253]" office:value-type="float" office:value="0.00239043824701195">
            <text:p>2,39E-003</text:p>
          </table:table-cell>
          <table:table-cell table:formula="of:=2*[.D253]" office:value-type="float" office:value="0.0047808764940239">
            <text:p>4,78E-003</text:p>
          </table:table-cell>
          <table:table-cell table:number-columns-repeated="1018"/>
        </table:table-row>
        <table:table-row table:style-name="ro2">
          <table:table-cell/>
          <table:table-cell table:formula="of:=[.B253]+[.$B$4]" office:value-type="float" office:value="25200">
            <text:p>25200</text:p>
          </table:table-cell>
          <table:table-cell table:formula="of:=[.B254]/60" office:value-type="float" office:value="420">
            <text:p>420</text:p>
          </table:table-cell>
          <table:table-cell table:formula="of:=1/[.C254]" office:value-type="float" office:value="0.00238095238095238">
            <text:p>2,38E-003</text:p>
          </table:table-cell>
          <table:table-cell table:formula="of:=[.D254]" office:value-type="float" office:value="0.00238095238095238">
            <text:p>2,38E-003</text:p>
          </table:table-cell>
          <table:table-cell table:formula="of:=2*[.D254]" office:value-type="float" office:value="0.00476190476190476">
            <text:p>4,76E-003</text:p>
          </table:table-cell>
          <table:table-cell table:number-columns-repeated="1018"/>
        </table:table-row>
        <table:table-row table:style-name="ro2">
          <table:table-cell/>
          <table:table-cell table:formula="of:=[.B254]+[.$B$4]" office:value-type="float" office:value="25300">
            <text:p>25300</text:p>
          </table:table-cell>
          <table:table-cell table:formula="of:=[.B255]/60" office:value-type="float" office:value="421.666666666667">
            <text:p>421,67</text:p>
          </table:table-cell>
          <table:table-cell table:formula="of:=1/[.C255]" office:value-type="float" office:value="0.00237154150197628">
            <text:p>2,37E-003</text:p>
          </table:table-cell>
          <table:table-cell table:formula="of:=[.D255]" office:value-type="float" office:value="0.00237154150197628">
            <text:p>2,37E-003</text:p>
          </table:table-cell>
          <table:table-cell table:formula="of:=2*[.D255]" office:value-type="float" office:value="0.00474308300395257">
            <text:p>4,74E-003</text:p>
          </table:table-cell>
          <table:table-cell table:number-columns-repeated="1018"/>
        </table:table-row>
        <table:table-row table:style-name="ro2">
          <table:table-cell/>
          <table:table-cell table:formula="of:=[.B255]+[.$B$4]" office:value-type="float" office:value="25400">
            <text:p>25400</text:p>
          </table:table-cell>
          <table:table-cell table:formula="of:=[.B256]/60" office:value-type="float" office:value="423.333333333333">
            <text:p>423,33</text:p>
          </table:table-cell>
          <table:table-cell table:formula="of:=1/[.C256]" office:value-type="float" office:value="0.00236220472440945">
            <text:p>2,36E-003</text:p>
          </table:table-cell>
          <table:table-cell table:formula="of:=[.D256]" office:value-type="float" office:value="0.00236220472440945">
            <text:p>2,36E-003</text:p>
          </table:table-cell>
          <table:table-cell table:formula="of:=2*[.D256]" office:value-type="float" office:value="0.0047244094488189">
            <text:p>4,72E-003</text:p>
          </table:table-cell>
          <table:table-cell table:number-columns-repeated="1018"/>
        </table:table-row>
        <table:table-row table:style-name="ro2">
          <table:table-cell/>
          <table:table-cell table:formula="of:=[.B256]+[.$B$4]" office:value-type="float" office:value="25500">
            <text:p>25500</text:p>
          </table:table-cell>
          <table:table-cell table:formula="of:=[.B257]/60" office:value-type="float" office:value="425">
            <text:p>425</text:p>
          </table:table-cell>
          <table:table-cell table:formula="of:=1/[.C257]" office:value-type="float" office:value="0.00235294117647059">
            <text:p>2,35E-003</text:p>
          </table:table-cell>
          <table:table-cell table:formula="of:=[.D257]" office:value-type="float" office:value="0.00235294117647059">
            <text:p>2,35E-003</text:p>
          </table:table-cell>
          <table:table-cell table:formula="of:=2*[.D257]" office:value-type="float" office:value="0.00470588235294118">
            <text:p>4,71E-003</text:p>
          </table:table-cell>
          <table:table-cell table:number-columns-repeated="1018"/>
        </table:table-row>
        <table:table-row table:style-name="ro2">
          <table:table-cell/>
          <table:table-cell table:formula="of:=[.B257]+[.$B$4]" office:value-type="float" office:value="25600">
            <text:p>25600</text:p>
          </table:table-cell>
          <table:table-cell table:formula="of:=[.B258]/60" office:value-type="float" office:value="426.666666666667">
            <text:p>426,67</text:p>
          </table:table-cell>
          <table:table-cell table:formula="of:=1/[.C258]" office:value-type="float" office:value="0.00234375">
            <text:p>2,34E-003</text:p>
          </table:table-cell>
          <table:table-cell table:formula="of:=[.D258]" office:value-type="float" office:value="0.00234375">
            <text:p>2,34E-003</text:p>
          </table:table-cell>
          <table:table-cell table:formula="of:=2*[.D258]" office:value-type="float" office:value="0.0046875">
            <text:p>4,69E-003</text:p>
          </table:table-cell>
          <table:table-cell table:number-columns-repeated="1018"/>
        </table:table-row>
        <table:table-row table:style-name="ro2">
          <table:table-cell/>
          <table:table-cell table:formula="of:=[.B258]+[.$B$4]" office:value-type="float" office:value="25700">
            <text:p>25700</text:p>
          </table:table-cell>
          <table:table-cell table:formula="of:=[.B259]/60" office:value-type="float" office:value="428.333333333333">
            <text:p>428,33</text:p>
          </table:table-cell>
          <table:table-cell table:formula="of:=1/[.C259]" office:value-type="float" office:value="0.00233463035019455">
            <text:p>2,33E-003</text:p>
          </table:table-cell>
          <table:table-cell table:formula="of:=[.D259]" office:value-type="float" office:value="0.00233463035019455">
            <text:p>2,33E-003</text:p>
          </table:table-cell>
          <table:table-cell table:formula="of:=2*[.D259]" office:value-type="float" office:value="0.0046692607003891">
            <text:p>4,67E-003</text:p>
          </table:table-cell>
          <table:table-cell table:number-columns-repeated="1018"/>
        </table:table-row>
        <table:table-row table:style-name="ro2">
          <table:table-cell/>
          <table:table-cell table:formula="of:=[.B259]+[.$B$4]" office:value-type="float" office:value="25800">
            <text:p>25800</text:p>
          </table:table-cell>
          <table:table-cell table:formula="of:=[.B260]/60" office:value-type="float" office:value="430">
            <text:p>430</text:p>
          </table:table-cell>
          <table:table-cell table:formula="of:=1/[.C260]" office:value-type="float" office:value="0.00232558139534884">
            <text:p>2,33E-003</text:p>
          </table:table-cell>
          <table:table-cell table:formula="of:=[.D260]" office:value-type="float" office:value="0.00232558139534884">
            <text:p>2,33E-003</text:p>
          </table:table-cell>
          <table:table-cell table:formula="of:=2*[.D260]" office:value-type="float" office:value="0.00465116279069768">
            <text:p>4,65E-003</text:p>
          </table:table-cell>
          <table:table-cell table:number-columns-repeated="1018"/>
        </table:table-row>
        <table:table-row table:style-name="ro2">
          <table:table-cell/>
          <table:table-cell table:formula="of:=[.B260]+[.$B$4]" office:value-type="float" office:value="25900">
            <text:p>25900</text:p>
          </table:table-cell>
          <table:table-cell table:formula="of:=[.B261]/60" office:value-type="float" office:value="431.666666666667">
            <text:p>431,67</text:p>
          </table:table-cell>
          <table:table-cell table:formula="of:=1/[.C261]" office:value-type="float" office:value="0.00231660231660232">
            <text:p>2,32E-003</text:p>
          </table:table-cell>
          <table:table-cell table:formula="of:=[.D261]" office:value-type="float" office:value="0.00231660231660232">
            <text:p>2,32E-003</text:p>
          </table:table-cell>
          <table:table-cell table:formula="of:=2*[.D261]" office:value-type="float" office:value="0.00463320463320463">
            <text:p>4,63E-003</text:p>
          </table:table-cell>
          <table:table-cell table:number-columns-repeated="1018"/>
        </table:table-row>
        <table:table-row table:style-name="ro2">
          <table:table-cell/>
          <table:table-cell table:formula="of:=[.B261]+[.$B$4]" office:value-type="float" office:value="26000">
            <text:p>26000</text:p>
          </table:table-cell>
          <table:table-cell table:formula="of:=[.B262]/60" office:value-type="float" office:value="433.333333333333">
            <text:p>433,33</text:p>
          </table:table-cell>
          <table:table-cell table:formula="of:=1/[.C262]" office:value-type="float" office:value="0.00230769230769231">
            <text:p>2,31E-003</text:p>
          </table:table-cell>
          <table:table-cell table:formula="of:=[.D262]" office:value-type="float" office:value="0.00230769230769231">
            <text:p>2,31E-003</text:p>
          </table:table-cell>
          <table:table-cell table:formula="of:=2*[.D262]" office:value-type="float" office:value="0.00461538461538462">
            <text:p>4,62E-003</text:p>
          </table:table-cell>
          <table:table-cell table:number-columns-repeated="1018"/>
        </table:table-row>
        <table:table-row table:style-name="ro2">
          <table:table-cell/>
          <table:table-cell table:formula="of:=[.B262]+[.$B$4]" office:value-type="float" office:value="26100">
            <text:p>26100</text:p>
          </table:table-cell>
          <table:table-cell table:formula="of:=[.B263]/60" office:value-type="float" office:value="435">
            <text:p>435</text:p>
          </table:table-cell>
          <table:table-cell table:formula="of:=1/[.C263]" office:value-type="float" office:value="0.00229885057471264">
            <text:p>2,30E-003</text:p>
          </table:table-cell>
          <table:table-cell table:formula="of:=[.D263]" office:value-type="float" office:value="0.00229885057471264">
            <text:p>2,30E-003</text:p>
          </table:table-cell>
          <table:table-cell table:formula="of:=2*[.D263]" office:value-type="float" office:value="0.00459770114942529">
            <text:p>4,60E-003</text:p>
          </table:table-cell>
          <table:table-cell table:number-columns-repeated="1018"/>
        </table:table-row>
        <table:table-row table:style-name="ro2">
          <table:table-cell/>
          <table:table-cell table:formula="of:=[.B263]+[.$B$4]" office:value-type="float" office:value="26200">
            <text:p>26200</text:p>
          </table:table-cell>
          <table:table-cell table:formula="of:=[.B264]/60" office:value-type="float" office:value="436.666666666667">
            <text:p>436,67</text:p>
          </table:table-cell>
          <table:table-cell table:formula="of:=1/[.C264]" office:value-type="float" office:value="0.00229007633587786">
            <text:p>2,29E-003</text:p>
          </table:table-cell>
          <table:table-cell table:formula="of:=[.D264]" office:value-type="float" office:value="0.00229007633587786">
            <text:p>2,29E-003</text:p>
          </table:table-cell>
          <table:table-cell table:formula="of:=2*[.D264]" office:value-type="float" office:value="0.00458015267175573">
            <text:p>4,58E-003</text:p>
          </table:table-cell>
          <table:table-cell table:number-columns-repeated="1018"/>
        </table:table-row>
        <table:table-row table:style-name="ro2">
          <table:table-cell/>
          <table:table-cell table:formula="of:=[.B264]+[.$B$4]" office:value-type="float" office:value="26300">
            <text:p>26300</text:p>
          </table:table-cell>
          <table:table-cell table:formula="of:=[.B265]/60" office:value-type="float" office:value="438.333333333333">
            <text:p>438,33</text:p>
          </table:table-cell>
          <table:table-cell table:formula="of:=1/[.C265]" office:value-type="float" office:value="0.00228136882129278">
            <text:p>2,28E-003</text:p>
          </table:table-cell>
          <table:table-cell table:formula="of:=[.D265]" office:value-type="float" office:value="0.00228136882129278">
            <text:p>2,28E-003</text:p>
          </table:table-cell>
          <table:table-cell table:formula="of:=2*[.D265]" office:value-type="float" office:value="0.00456273764258555">
            <text:p>4,56E-003</text:p>
          </table:table-cell>
          <table:table-cell table:number-columns-repeated="1018"/>
        </table:table-row>
        <table:table-row table:style-name="ro2">
          <table:table-cell/>
          <table:table-cell table:formula="of:=[.B265]+[.$B$4]" office:value-type="float" office:value="26400">
            <text:p>26400</text:p>
          </table:table-cell>
          <table:table-cell table:formula="of:=[.B266]/60" office:value-type="float" office:value="440">
            <text:p>440</text:p>
          </table:table-cell>
          <table:table-cell table:formula="of:=1/[.C266]" office:value-type="float" office:value="0.00227272727272727">
            <text:p>2,27E-003</text:p>
          </table:table-cell>
          <table:table-cell table:formula="of:=[.D266]" office:value-type="float" office:value="0.00227272727272727">
            <text:p>2,27E-003</text:p>
          </table:table-cell>
          <table:table-cell table:formula="of:=2*[.D266]" office:value-type="float" office:value="0.00454545454545455">
            <text:p>4,55E-003</text:p>
          </table:table-cell>
          <table:table-cell table:number-columns-repeated="1018"/>
        </table:table-row>
        <table:table-row table:style-name="ro2">
          <table:table-cell/>
          <table:table-cell table:formula="of:=[.B266]+[.$B$4]" office:value-type="float" office:value="26500">
            <text:p>26500</text:p>
          </table:table-cell>
          <table:table-cell table:formula="of:=[.B267]/60" office:value-type="float" office:value="441.666666666667">
            <text:p>441,67</text:p>
          </table:table-cell>
          <table:table-cell table:formula="of:=1/[.C267]" office:value-type="float" office:value="0.00226415094339623">
            <text:p>2,26E-003</text:p>
          </table:table-cell>
          <table:table-cell table:formula="of:=[.D267]" office:value-type="float" office:value="0.00226415094339623">
            <text:p>2,26E-003</text:p>
          </table:table-cell>
          <table:table-cell table:formula="of:=2*[.D267]" office:value-type="float" office:value="0.00452830188679245">
            <text:p>4,53E-003</text:p>
          </table:table-cell>
          <table:table-cell table:number-columns-repeated="1018"/>
        </table:table-row>
        <table:table-row table:style-name="ro2">
          <table:table-cell/>
          <table:table-cell table:formula="of:=[.B267]+[.$B$4]" office:value-type="float" office:value="26600">
            <text:p>26600</text:p>
          </table:table-cell>
          <table:table-cell table:formula="of:=[.B268]/60" office:value-type="float" office:value="443.333333333333">
            <text:p>443,33</text:p>
          </table:table-cell>
          <table:table-cell table:formula="of:=1/[.C268]" office:value-type="float" office:value="0.00225563909774436">
            <text:p>2,26E-003</text:p>
          </table:table-cell>
          <table:table-cell table:formula="of:=[.D268]" office:value-type="float" office:value="0.00225563909774436">
            <text:p>2,26E-003</text:p>
          </table:table-cell>
          <table:table-cell table:formula="of:=2*[.D268]" office:value-type="float" office:value="0.00451127819548872">
            <text:p>4,51E-003</text:p>
          </table:table-cell>
          <table:table-cell table:number-columns-repeated="1018"/>
        </table:table-row>
        <table:table-row table:style-name="ro2">
          <table:table-cell/>
          <table:table-cell table:formula="of:=[.B268]+[.$B$4]" office:value-type="float" office:value="26700">
            <text:p>26700</text:p>
          </table:table-cell>
          <table:table-cell table:formula="of:=[.B269]/60" office:value-type="float" office:value="445">
            <text:p>445</text:p>
          </table:table-cell>
          <table:table-cell table:formula="of:=1/[.C269]" office:value-type="float" office:value="0.00224719101123596">
            <text:p>2,25E-003</text:p>
          </table:table-cell>
          <table:table-cell table:formula="of:=[.D269]" office:value-type="float" office:value="0.00224719101123596">
            <text:p>2,25E-003</text:p>
          </table:table-cell>
          <table:table-cell table:formula="of:=2*[.D269]" office:value-type="float" office:value="0.00449438202247191">
            <text:p>4,49E-003</text:p>
          </table:table-cell>
          <table:table-cell table:number-columns-repeated="1018"/>
        </table:table-row>
        <table:table-row table:style-name="ro2">
          <table:table-cell/>
          <table:table-cell table:formula="of:=[.B269]+[.$B$4]" office:value-type="float" office:value="26800">
            <text:p>26800</text:p>
          </table:table-cell>
          <table:table-cell table:formula="of:=[.B270]/60" office:value-type="float" office:value="446.666666666667">
            <text:p>446,67</text:p>
          </table:table-cell>
          <table:table-cell table:formula="of:=1/[.C270]" office:value-type="float" office:value="0.00223880597014925">
            <text:p>2,24E-003</text:p>
          </table:table-cell>
          <table:table-cell table:formula="of:=[.D270]" office:value-type="float" office:value="0.00223880597014925">
            <text:p>2,24E-003</text:p>
          </table:table-cell>
          <table:table-cell table:formula="of:=2*[.D270]" office:value-type="float" office:value="0.00447761194029851">
            <text:p>4,48E-003</text:p>
          </table:table-cell>
          <table:table-cell table:number-columns-repeated="1018"/>
        </table:table-row>
        <table:table-row table:style-name="ro2">
          <table:table-cell/>
          <table:table-cell table:formula="of:=[.B270]+[.$B$4]" office:value-type="float" office:value="26900">
            <text:p>26900</text:p>
          </table:table-cell>
          <table:table-cell table:formula="of:=[.B271]/60" office:value-type="float" office:value="448.333333333333">
            <text:p>448,33</text:p>
          </table:table-cell>
          <table:table-cell table:formula="of:=1/[.C271]" office:value-type="float" office:value="0.00223048327137546">
            <text:p>2,23E-003</text:p>
          </table:table-cell>
          <table:table-cell table:formula="of:=[.D271]" office:value-type="float" office:value="0.00223048327137546">
            <text:p>2,23E-003</text:p>
          </table:table-cell>
          <table:table-cell table:formula="of:=2*[.D271]" office:value-type="float" office:value="0.00446096654275093">
            <text:p>4,46E-003</text:p>
          </table:table-cell>
          <table:table-cell table:number-columns-repeated="1018"/>
        </table:table-row>
        <table:table-row table:style-name="ro2">
          <table:table-cell/>
          <table:table-cell table:formula="of:=[.B271]+[.$B$4]" office:value-type="float" office:value="27000">
            <text:p>27000</text:p>
          </table:table-cell>
          <table:table-cell table:formula="of:=[.B272]/60" office:value-type="float" office:value="450">
            <text:p>450</text:p>
          </table:table-cell>
          <table:table-cell table:formula="of:=1/[.C272]" office:value-type="float" office:value="0.00222222222222222">
            <text:p>2,22E-003</text:p>
          </table:table-cell>
          <table:table-cell table:formula="of:=[.D272]" office:value-type="float" office:value="0.00222222222222222">
            <text:p>2,22E-003</text:p>
          </table:table-cell>
          <table:table-cell table:formula="of:=2*[.D272]" office:value-type="float" office:value="0.00444444444444444">
            <text:p>4,44E-003</text:p>
          </table:table-cell>
          <table:table-cell table:number-columns-repeated="1018"/>
        </table:table-row>
        <table:table-row table:style-name="ro2">
          <table:table-cell/>
          <table:table-cell table:formula="of:=[.B272]+[.$B$4]" office:value-type="float" office:value="27100">
            <text:p>27100</text:p>
          </table:table-cell>
          <table:table-cell table:formula="of:=[.B273]/60" office:value-type="float" office:value="451.666666666667">
            <text:p>451,67</text:p>
          </table:table-cell>
          <table:table-cell table:formula="of:=1/[.C273]" office:value-type="float" office:value="0.0022140221402214">
            <text:p>2,21E-003</text:p>
          </table:table-cell>
          <table:table-cell table:formula="of:=[.D273]" office:value-type="float" office:value="0.0022140221402214">
            <text:p>2,21E-003</text:p>
          </table:table-cell>
          <table:table-cell table:formula="of:=2*[.D273]" office:value-type="float" office:value="0.0044280442804428">
            <text:p>4,43E-003</text:p>
          </table:table-cell>
          <table:table-cell table:number-columns-repeated="1018"/>
        </table:table-row>
        <table:table-row table:style-name="ro2">
          <table:table-cell/>
          <table:table-cell table:formula="of:=[.B273]+[.$B$4]" office:value-type="float" office:value="27200">
            <text:p>27200</text:p>
          </table:table-cell>
          <table:table-cell table:formula="of:=[.B274]/60" office:value-type="float" office:value="453.333333333333">
            <text:p>453,33</text:p>
          </table:table-cell>
          <table:table-cell table:formula="of:=1/[.C274]" office:value-type="float" office:value="0.00220588235294118">
            <text:p>2,21E-003</text:p>
          </table:table-cell>
          <table:table-cell table:formula="of:=[.D274]" office:value-type="float" office:value="0.00220588235294118">
            <text:p>2,21E-003</text:p>
          </table:table-cell>
          <table:table-cell table:formula="of:=2*[.D274]" office:value-type="float" office:value="0.00441176470588235">
            <text:p>4,41E-003</text:p>
          </table:table-cell>
          <table:table-cell table:number-columns-repeated="1018"/>
        </table:table-row>
        <table:table-row table:style-name="ro2">
          <table:table-cell/>
          <table:table-cell table:formula="of:=[.B274]+[.$B$4]" office:value-type="float" office:value="27300">
            <text:p>27300</text:p>
          </table:table-cell>
          <table:table-cell table:formula="of:=[.B275]/60" office:value-type="float" office:value="455">
            <text:p>455</text:p>
          </table:table-cell>
          <table:table-cell table:formula="of:=1/[.C275]" office:value-type="float" office:value="0.0021978021978022">
            <text:p>2,20E-003</text:p>
          </table:table-cell>
          <table:table-cell table:formula="of:=[.D275]" office:value-type="float" office:value="0.0021978021978022">
            <text:p>2,20E-003</text:p>
          </table:table-cell>
          <table:table-cell table:formula="of:=2*[.D275]" office:value-type="float" office:value="0.0043956043956044">
            <text:p>4,40E-003</text:p>
          </table:table-cell>
          <table:table-cell table:number-columns-repeated="1018"/>
        </table:table-row>
        <table:table-row table:style-name="ro2">
          <table:table-cell/>
          <table:table-cell table:formula="of:=[.B275]+[.$B$4]" office:value-type="float" office:value="27400">
            <text:p>27400</text:p>
          </table:table-cell>
          <table:table-cell table:formula="of:=[.B276]/60" office:value-type="float" office:value="456.666666666667">
            <text:p>456,67</text:p>
          </table:table-cell>
          <table:table-cell table:formula="of:=1/[.C276]" office:value-type="float" office:value="0.00218978102189781">
            <text:p>2,19E-003</text:p>
          </table:table-cell>
          <table:table-cell table:formula="of:=[.D276]" office:value-type="float" office:value="0.00218978102189781">
            <text:p>2,19E-003</text:p>
          </table:table-cell>
          <table:table-cell table:formula="of:=2*[.D276]" office:value-type="float" office:value="0.00437956204379562">
            <text:p>4,38E-003</text:p>
          </table:table-cell>
          <table:table-cell table:number-columns-repeated="1018"/>
        </table:table-row>
        <table:table-row table:style-name="ro2">
          <table:table-cell/>
          <table:table-cell table:formula="of:=[.B276]+[.$B$4]" office:value-type="float" office:value="27500">
            <text:p>27500</text:p>
          </table:table-cell>
          <table:table-cell table:formula="of:=[.B277]/60" office:value-type="float" office:value="458.333333333333">
            <text:p>458,33</text:p>
          </table:table-cell>
          <table:table-cell table:formula="of:=1/[.C277]" office:value-type="float" office:value="0.00218181818181818">
            <text:p>2,18E-003</text:p>
          </table:table-cell>
          <table:table-cell table:formula="of:=[.D277]" office:value-type="float" office:value="0.00218181818181818">
            <text:p>2,18E-003</text:p>
          </table:table-cell>
          <table:table-cell table:formula="of:=2*[.D277]" office:value-type="float" office:value="0.00436363636363636">
            <text:p>4,36E-003</text:p>
          </table:table-cell>
          <table:table-cell table:number-columns-repeated="1018"/>
        </table:table-row>
        <table:table-row table:style-name="ro2">
          <table:table-cell/>
          <table:table-cell table:formula="of:=[.B277]+[.$B$4]" office:value-type="float" office:value="27600">
            <text:p>27600</text:p>
          </table:table-cell>
          <table:table-cell table:formula="of:=[.B278]/60" office:value-type="float" office:value="460">
            <text:p>460</text:p>
          </table:table-cell>
          <table:table-cell table:formula="of:=1/[.C278]" office:value-type="float" office:value="0.00217391304347826">
            <text:p>2,17E-003</text:p>
          </table:table-cell>
          <table:table-cell table:formula="of:=[.D278]" office:value-type="float" office:value="0.00217391304347826">
            <text:p>2,17E-003</text:p>
          </table:table-cell>
          <table:table-cell table:formula="of:=2*[.D278]" office:value-type="float" office:value="0.00434782608695652">
            <text:p>4,35E-003</text:p>
          </table:table-cell>
          <table:table-cell table:number-columns-repeated="1018"/>
        </table:table-row>
        <table:table-row table:style-name="ro2">
          <table:table-cell/>
          <table:table-cell table:formula="of:=[.B278]+[.$B$4]" office:value-type="float" office:value="27700">
            <text:p>27700</text:p>
          </table:table-cell>
          <table:table-cell table:formula="of:=[.B279]/60" office:value-type="float" office:value="461.666666666667">
            <text:p>461,67</text:p>
          </table:table-cell>
          <table:table-cell table:formula="of:=1/[.C279]" office:value-type="float" office:value="0.00216606498194946">
            <text:p>2,17E-003</text:p>
          </table:table-cell>
          <table:table-cell table:formula="of:=[.D279]" office:value-type="float" office:value="0.00216606498194946">
            <text:p>2,17E-003</text:p>
          </table:table-cell>
          <table:table-cell table:formula="of:=2*[.D279]" office:value-type="float" office:value="0.00433212996389892">
            <text:p>4,33E-003</text:p>
          </table:table-cell>
          <table:table-cell table:number-columns-repeated="1018"/>
        </table:table-row>
        <table:table-row table:style-name="ro2">
          <table:table-cell/>
          <table:table-cell table:formula="of:=[.B279]+[.$B$4]" office:value-type="float" office:value="27800">
            <text:p>27800</text:p>
          </table:table-cell>
          <table:table-cell table:formula="of:=[.B280]/60" office:value-type="float" office:value="463.333333333333">
            <text:p>463,33</text:p>
          </table:table-cell>
          <table:table-cell table:formula="of:=1/[.C280]" office:value-type="float" office:value="0.00215827338129496">
            <text:p>2,16E-003</text:p>
          </table:table-cell>
          <table:table-cell table:formula="of:=[.D280]" office:value-type="float" office:value="0.00215827338129496">
            <text:p>2,16E-003</text:p>
          </table:table-cell>
          <table:table-cell table:formula="of:=2*[.D280]" office:value-type="float" office:value="0.00431654676258993">
            <text:p>4,32E-003</text:p>
          </table:table-cell>
          <table:table-cell table:number-columns-repeated="1018"/>
        </table:table-row>
        <table:table-row table:style-name="ro2">
          <table:table-cell/>
          <table:table-cell table:formula="of:=[.B280]+[.$B$4]" office:value-type="float" office:value="27900">
            <text:p>27900</text:p>
          </table:table-cell>
          <table:table-cell table:formula="of:=[.B281]/60" office:value-type="float" office:value="465">
            <text:p>465</text:p>
          </table:table-cell>
          <table:table-cell table:formula="of:=1/[.C281]" office:value-type="float" office:value="0.0021505376344086">
            <text:p>2,15E-003</text:p>
          </table:table-cell>
          <table:table-cell table:formula="of:=[.D281]" office:value-type="float" office:value="0.0021505376344086">
            <text:p>2,15E-003</text:p>
          </table:table-cell>
          <table:table-cell table:formula="of:=2*[.D281]" office:value-type="float" office:value="0.0043010752688172">
            <text:p>4,30E-003</text:p>
          </table:table-cell>
          <table:table-cell table:number-columns-repeated="1018"/>
        </table:table-row>
        <table:table-row table:style-name="ro2">
          <table:table-cell/>
          <table:table-cell table:formula="of:=[.B281]+[.$B$4]" office:value-type="float" office:value="28000">
            <text:p>28000</text:p>
          </table:table-cell>
          <table:table-cell table:formula="of:=[.B282]/60" office:value-type="float" office:value="466.666666666667">
            <text:p>466,67</text:p>
          </table:table-cell>
          <table:table-cell table:formula="of:=1/[.C282]" office:value-type="float" office:value="0.00214285714285714">
            <text:p>2,14E-003</text:p>
          </table:table-cell>
          <table:table-cell table:formula="of:=[.D282]" office:value-type="float" office:value="0.00214285714285714">
            <text:p>2,14E-003</text:p>
          </table:table-cell>
          <table:table-cell table:formula="of:=2*[.D282]" office:value-type="float" office:value="0.00428571428571429">
            <text:p>4,29E-003</text:p>
          </table:table-cell>
          <table:table-cell table:number-columns-repeated="1018"/>
        </table:table-row>
        <table:table-row table:style-name="ro2">
          <table:table-cell/>
          <table:table-cell table:formula="of:=[.B282]+[.$B$4]" office:value-type="float" office:value="28100">
            <text:p>28100</text:p>
          </table:table-cell>
          <table:table-cell table:formula="of:=[.B283]/60" office:value-type="float" office:value="468.333333333333">
            <text:p>468,33</text:p>
          </table:table-cell>
          <table:table-cell table:formula="of:=1/[.C283]" office:value-type="float" office:value="0.00213523131672598">
            <text:p>2,14E-003</text:p>
          </table:table-cell>
          <table:table-cell table:formula="of:=[.D283]" office:value-type="float" office:value="0.00213523131672598">
            <text:p>2,14E-003</text:p>
          </table:table-cell>
          <table:table-cell table:formula="of:=2*[.D283]" office:value-type="float" office:value="0.00427046263345196">
            <text:p>4,27E-003</text:p>
          </table:table-cell>
          <table:table-cell table:number-columns-repeated="1018"/>
        </table:table-row>
        <table:table-row table:style-name="ro2">
          <table:table-cell/>
          <table:table-cell table:formula="of:=[.B283]+[.$B$4]" office:value-type="float" office:value="28200">
            <text:p>28200</text:p>
          </table:table-cell>
          <table:table-cell table:formula="of:=[.B284]/60" office:value-type="float" office:value="470">
            <text:p>470</text:p>
          </table:table-cell>
          <table:table-cell table:formula="of:=1/[.C284]" office:value-type="float" office:value="0.00212765957446808">
            <text:p>2,13E-003</text:p>
          </table:table-cell>
          <table:table-cell table:formula="of:=[.D284]" office:value-type="float" office:value="0.00212765957446808">
            <text:p>2,13E-003</text:p>
          </table:table-cell>
          <table:table-cell table:formula="of:=2*[.D284]" office:value-type="float" office:value="0.00425531914893617">
            <text:p>4,26E-003</text:p>
          </table:table-cell>
          <table:table-cell table:number-columns-repeated="1018"/>
        </table:table-row>
        <table:table-row table:style-name="ro2">
          <table:table-cell/>
          <table:table-cell table:formula="of:=[.B284]+[.$B$4]" office:value-type="float" office:value="28300">
            <text:p>28300</text:p>
          </table:table-cell>
          <table:table-cell table:formula="of:=[.B285]/60" office:value-type="float" office:value="471.666666666667">
            <text:p>471,67</text:p>
          </table:table-cell>
          <table:table-cell table:formula="of:=1/[.C285]" office:value-type="float" office:value="0.00212014134275618">
            <text:p>2,12E-003</text:p>
          </table:table-cell>
          <table:table-cell table:formula="of:=[.D285]" office:value-type="float" office:value="0.00212014134275618">
            <text:p>2,12E-003</text:p>
          </table:table-cell>
          <table:table-cell table:formula="of:=2*[.D285]" office:value-type="float" office:value="0.00424028268551237">
            <text:p>4,24E-003</text:p>
          </table:table-cell>
          <table:table-cell table:number-columns-repeated="1018"/>
        </table:table-row>
        <table:table-row table:style-name="ro2">
          <table:table-cell/>
          <table:table-cell table:formula="of:=[.B285]+[.$B$4]" office:value-type="float" office:value="28400">
            <text:p>28400</text:p>
          </table:table-cell>
          <table:table-cell table:formula="of:=[.B286]/60" office:value-type="float" office:value="473.333333333333">
            <text:p>473,33</text:p>
          </table:table-cell>
          <table:table-cell table:formula="of:=1/[.C286]" office:value-type="float" office:value="0.00211267605633803">
            <text:p>2,11E-003</text:p>
          </table:table-cell>
          <table:table-cell table:formula="of:=[.D286]" office:value-type="float" office:value="0.00211267605633803">
            <text:p>2,11E-003</text:p>
          </table:table-cell>
          <table:table-cell table:formula="of:=2*[.D286]" office:value-type="float" office:value="0.00422535211267606">
            <text:p>4,23E-003</text:p>
          </table:table-cell>
          <table:table-cell table:number-columns-repeated="1018"/>
        </table:table-row>
        <table:table-row table:style-name="ro2">
          <table:table-cell/>
          <table:table-cell table:formula="of:=[.B286]+[.$B$4]" office:value-type="float" office:value="28500">
            <text:p>28500</text:p>
          </table:table-cell>
          <table:table-cell table:formula="of:=[.B287]/60" office:value-type="float" office:value="475">
            <text:p>475</text:p>
          </table:table-cell>
          <table:table-cell table:formula="of:=1/[.C287]" office:value-type="float" office:value="0.00210526315789474">
            <text:p>2,11E-003</text:p>
          </table:table-cell>
          <table:table-cell table:formula="of:=[.D287]" office:value-type="float" office:value="0.00210526315789474">
            <text:p>2,11E-003</text:p>
          </table:table-cell>
          <table:table-cell table:formula="of:=2*[.D287]" office:value-type="float" office:value="0.00421052631578947">
            <text:p>4,21E-003</text:p>
          </table:table-cell>
          <table:table-cell table:number-columns-repeated="1018"/>
        </table:table-row>
        <table:table-row table:style-name="ro2">
          <table:table-cell/>
          <table:table-cell table:formula="of:=[.B287]+[.$B$4]" office:value-type="float" office:value="28600">
            <text:p>28600</text:p>
          </table:table-cell>
          <table:table-cell table:formula="of:=[.B288]/60" office:value-type="float" office:value="476.666666666667">
            <text:p>476,67</text:p>
          </table:table-cell>
          <table:table-cell table:formula="of:=1/[.C288]" office:value-type="float" office:value="0.0020979020979021">
            <text:p>2,10E-003</text:p>
          </table:table-cell>
          <table:table-cell table:formula="of:=[.D288]" office:value-type="float" office:value="0.0020979020979021">
            <text:p>2,10E-003</text:p>
          </table:table-cell>
          <table:table-cell table:formula="of:=2*[.D288]" office:value-type="float" office:value="0.0041958041958042">
            <text:p>4,20E-003</text:p>
          </table:table-cell>
          <table:table-cell table:number-columns-repeated="1018"/>
        </table:table-row>
        <table:table-row table:style-name="ro2">
          <table:table-cell/>
          <table:table-cell table:formula="of:=[.B288]+[.$B$4]" office:value-type="float" office:value="28700">
            <text:p>28700</text:p>
          </table:table-cell>
          <table:table-cell table:formula="of:=[.B289]/60" office:value-type="float" office:value="478.333333333333">
            <text:p>478,33</text:p>
          </table:table-cell>
          <table:table-cell table:formula="of:=1/[.C289]" office:value-type="float" office:value="0.00209059233449477">
            <text:p>2,09E-003</text:p>
          </table:table-cell>
          <table:table-cell table:formula="of:=[.D289]" office:value-type="float" office:value="0.00209059233449477">
            <text:p>2,09E-003</text:p>
          </table:table-cell>
          <table:table-cell table:formula="of:=2*[.D289]" office:value-type="float" office:value="0.00418118466898955">
            <text:p>4,18E-003</text:p>
          </table:table-cell>
          <table:table-cell table:number-columns-repeated="1018"/>
        </table:table-row>
        <table:table-row table:style-name="ro2">
          <table:table-cell/>
          <table:table-cell table:formula="of:=[.B289]+[.$B$4]" office:value-type="float" office:value="28800">
            <text:p>28800</text:p>
          </table:table-cell>
          <table:table-cell table:formula="of:=[.B290]/60" office:value-type="float" office:value="480">
            <text:p>480</text:p>
          </table:table-cell>
          <table:table-cell table:formula="of:=1/[.C290]" office:value-type="float" office:value="0.00208333333333333">
            <text:p>2,08E-003</text:p>
          </table:table-cell>
          <table:table-cell table:formula="of:=[.D290]" office:value-type="float" office:value="0.00208333333333333">
            <text:p>2,08E-003</text:p>
          </table:table-cell>
          <table:table-cell table:formula="of:=2*[.D290]" office:value-type="float" office:value="0.00416666666666667">
            <text:p>4,17E-003</text:p>
          </table:table-cell>
          <table:table-cell table:number-columns-repeated="1018"/>
        </table:table-row>
        <table:table-row table:style-name="ro2">
          <table:table-cell/>
          <table:table-cell table:formula="of:=[.B290]+[.$B$4]" office:value-type="float" office:value="28900">
            <text:p>28900</text:p>
          </table:table-cell>
          <table:table-cell table:formula="of:=[.B291]/60" office:value-type="float" office:value="481.666666666667">
            <text:p>481,67</text:p>
          </table:table-cell>
          <table:table-cell table:formula="of:=1/[.C291]" office:value-type="float" office:value="0.00207612456747405">
            <text:p>2,08E-003</text:p>
          </table:table-cell>
          <table:table-cell table:formula="of:=[.D291]" office:value-type="float" office:value="0.00207612456747405">
            <text:p>2,08E-003</text:p>
          </table:table-cell>
          <table:table-cell table:formula="of:=2*[.D291]" office:value-type="float" office:value="0.0041522491349481">
            <text:p>4,15E-003</text:p>
          </table:table-cell>
          <table:table-cell table:number-columns-repeated="1018"/>
        </table:table-row>
        <table:table-row table:style-name="ro2">
          <table:table-cell/>
          <table:table-cell table:formula="of:=[.B291]+[.$B$4]" office:value-type="float" office:value="29000">
            <text:p>29000</text:p>
          </table:table-cell>
          <table:table-cell table:formula="of:=[.B292]/60" office:value-type="float" office:value="483.333333333333">
            <text:p>483,33</text:p>
          </table:table-cell>
          <table:table-cell table:formula="of:=1/[.C292]" office:value-type="float" office:value="0.00206896551724138">
            <text:p>2,07E-003</text:p>
          </table:table-cell>
          <table:table-cell table:formula="of:=[.D292]" office:value-type="float" office:value="0.00206896551724138">
            <text:p>2,07E-003</text:p>
          </table:table-cell>
          <table:table-cell table:formula="of:=2*[.D292]" office:value-type="float" office:value="0.00413793103448276">
            <text:p>4,14E-003</text:p>
          </table:table-cell>
          <table:table-cell table:number-columns-repeated="1018"/>
        </table:table-row>
        <table:table-row table:style-name="ro2">
          <table:table-cell/>
          <table:table-cell table:formula="of:=[.B292]+[.$B$4]" office:value-type="float" office:value="29100">
            <text:p>29100</text:p>
          </table:table-cell>
          <table:table-cell table:formula="of:=[.B293]/60" office:value-type="float" office:value="485">
            <text:p>485</text:p>
          </table:table-cell>
          <table:table-cell table:formula="of:=1/[.C293]" office:value-type="float" office:value="0.00206185567010309">
            <text:p>2,06E-003</text:p>
          </table:table-cell>
          <table:table-cell table:formula="of:=[.D293]" office:value-type="float" office:value="0.00206185567010309">
            <text:p>2,06E-003</text:p>
          </table:table-cell>
          <table:table-cell table:formula="of:=2*[.D293]" office:value-type="float" office:value="0.00412371134020619">
            <text:p>4,12E-003</text:p>
          </table:table-cell>
          <table:table-cell table:number-columns-repeated="1018"/>
        </table:table-row>
        <table:table-row table:style-name="ro2">
          <table:table-cell/>
          <table:table-cell table:formula="of:=[.B293]+[.$B$4]" office:value-type="float" office:value="29200">
            <text:p>29200</text:p>
          </table:table-cell>
          <table:table-cell table:formula="of:=[.B294]/60" office:value-type="float" office:value="486.666666666667">
            <text:p>486,67</text:p>
          </table:table-cell>
          <table:table-cell table:formula="of:=1/[.C294]" office:value-type="float" office:value="0.00205479452054794">
            <text:p>2,05E-003</text:p>
          </table:table-cell>
          <table:table-cell table:formula="of:=[.D294]" office:value-type="float" office:value="0.00205479452054794">
            <text:p>2,05E-003</text:p>
          </table:table-cell>
          <table:table-cell table:formula="of:=2*[.D294]" office:value-type="float" office:value="0.00410958904109589">
            <text:p>4,11E-003</text:p>
          </table:table-cell>
          <table:table-cell table:number-columns-repeated="1018"/>
        </table:table-row>
        <table:table-row table:style-name="ro2">
          <table:table-cell/>
          <table:table-cell table:formula="of:=[.B294]+[.$B$4]" office:value-type="float" office:value="29300">
            <text:p>29300</text:p>
          </table:table-cell>
          <table:table-cell table:formula="of:=[.B295]/60" office:value-type="float" office:value="488.333333333333">
            <text:p>488,33</text:p>
          </table:table-cell>
          <table:table-cell table:formula="of:=1/[.C295]" office:value-type="float" office:value="0.00204778156996587">
            <text:p>2,05E-003</text:p>
          </table:table-cell>
          <table:table-cell table:formula="of:=[.D295]" office:value-type="float" office:value="0.00204778156996587">
            <text:p>2,05E-003</text:p>
          </table:table-cell>
          <table:table-cell table:formula="of:=2*[.D295]" office:value-type="float" office:value="0.00409556313993174">
            <text:p>4,10E-003</text:p>
          </table:table-cell>
          <table:table-cell table:number-columns-repeated="1018"/>
        </table:table-row>
        <table:table-row table:style-name="ro2">
          <table:table-cell/>
          <table:table-cell table:formula="of:=[.B295]+[.$B$4]" office:value-type="float" office:value="29400">
            <text:p>29400</text:p>
          </table:table-cell>
          <table:table-cell table:formula="of:=[.B296]/60" office:value-type="float" office:value="490">
            <text:p>490</text:p>
          </table:table-cell>
          <table:table-cell table:formula="of:=1/[.C296]" office:value-type="float" office:value="0.00204081632653061">
            <text:p>2,04E-003</text:p>
          </table:table-cell>
          <table:table-cell table:formula="of:=[.D296]" office:value-type="float" office:value="0.00204081632653061">
            <text:p>2,04E-003</text:p>
          </table:table-cell>
          <table:table-cell table:formula="of:=2*[.D296]" office:value-type="float" office:value="0.00408163265306122">
            <text:p>4,08E-003</text:p>
          </table:table-cell>
          <table:table-cell table:number-columns-repeated="1018"/>
        </table:table-row>
        <table:table-row table:style-name="ro2">
          <table:table-cell/>
          <table:table-cell table:formula="of:=[.B296]+[.$B$4]" office:value-type="float" office:value="29500">
            <text:p>29500</text:p>
          </table:table-cell>
          <table:table-cell table:formula="of:=[.B297]/60" office:value-type="float" office:value="491.666666666667">
            <text:p>491,67</text:p>
          </table:table-cell>
          <table:table-cell table:formula="of:=1/[.C297]" office:value-type="float" office:value="0.00203389830508475">
            <text:p>2,03E-003</text:p>
          </table:table-cell>
          <table:table-cell table:formula="of:=[.D297]" office:value-type="float" office:value="0.00203389830508475">
            <text:p>2,03E-003</text:p>
          </table:table-cell>
          <table:table-cell table:formula="of:=2*[.D297]" office:value-type="float" office:value="0.00406779661016949">
            <text:p>4,07E-003</text:p>
          </table:table-cell>
          <table:table-cell table:number-columns-repeated="1018"/>
        </table:table-row>
        <table:table-row table:style-name="ro2">
          <table:table-cell/>
          <table:table-cell table:formula="of:=[.B297]+[.$B$4]" office:value-type="float" office:value="29600">
            <text:p>29600</text:p>
          </table:table-cell>
          <table:table-cell table:formula="of:=[.B298]/60" office:value-type="float" office:value="493.333333333333">
            <text:p>493,33</text:p>
          </table:table-cell>
          <table:table-cell table:formula="of:=1/[.C298]" office:value-type="float" office:value="0.00202702702702703">
            <text:p>2,03E-003</text:p>
          </table:table-cell>
          <table:table-cell table:formula="of:=[.D298]" office:value-type="float" office:value="0.00202702702702703">
            <text:p>2,03E-003</text:p>
          </table:table-cell>
          <table:table-cell table:formula="of:=2*[.D298]" office:value-type="float" office:value="0.00405405405405405">
            <text:p>4,05E-003</text:p>
          </table:table-cell>
          <table:table-cell table:number-columns-repeated="1018"/>
        </table:table-row>
        <table:table-row table:style-name="ro2">
          <table:table-cell/>
          <table:table-cell table:formula="of:=[.B298]+[.$B$4]" office:value-type="float" office:value="29700">
            <text:p>29700</text:p>
          </table:table-cell>
          <table:table-cell table:formula="of:=[.B299]/60" office:value-type="float" office:value="495">
            <text:p>495</text:p>
          </table:table-cell>
          <table:table-cell table:formula="of:=1/[.C299]" office:value-type="float" office:value="0.00202020202020202">
            <text:p>2,02E-003</text:p>
          </table:table-cell>
          <table:table-cell table:formula="of:=[.D299]" office:value-type="float" office:value="0.00202020202020202">
            <text:p>2,02E-003</text:p>
          </table:table-cell>
          <table:table-cell table:formula="of:=2*[.D299]" office:value-type="float" office:value="0.00404040404040404">
            <text:p>4,04E-003</text:p>
          </table:table-cell>
          <table:table-cell table:number-columns-repeated="1018"/>
        </table:table-row>
        <table:table-row table:style-name="ro2">
          <table:table-cell/>
          <table:table-cell table:formula="of:=[.B299]+[.$B$4]" office:value-type="float" office:value="29800">
            <text:p>29800</text:p>
          </table:table-cell>
          <table:table-cell table:formula="of:=[.B300]/60" office:value-type="float" office:value="496.666666666667">
            <text:p>496,67</text:p>
          </table:table-cell>
          <table:table-cell table:formula="of:=1/[.C300]" office:value-type="float" office:value="0.00201342281879195">
            <text:p>2,01E-003</text:p>
          </table:table-cell>
          <table:table-cell table:formula="of:=[.D300]" office:value-type="float" office:value="0.00201342281879195">
            <text:p>2,01E-003</text:p>
          </table:table-cell>
          <table:table-cell table:formula="of:=2*[.D300]" office:value-type="float" office:value="0.00402684563758389">
            <text:p>4,03E-003</text:p>
          </table:table-cell>
          <table:table-cell table:number-columns-repeated="1018"/>
        </table:table-row>
        <table:table-row table:style-name="ro2">
          <table:table-cell/>
          <table:table-cell table:formula="of:=[.B300]+[.$B$4]" office:value-type="float" office:value="29900">
            <text:p>29900</text:p>
          </table:table-cell>
          <table:table-cell table:formula="of:=[.B301]/60" office:value-type="float" office:value="498.333333333333">
            <text:p>498,33</text:p>
          </table:table-cell>
          <table:table-cell table:formula="of:=1/[.C301]" office:value-type="float" office:value="0.0020066889632107">
            <text:p>2,01E-003</text:p>
          </table:table-cell>
          <table:table-cell table:formula="of:=[.D301]" office:value-type="float" office:value="0.0020066889632107">
            <text:p>2,01E-003</text:p>
          </table:table-cell>
          <table:table-cell table:formula="of:=2*[.D301]" office:value-type="float" office:value="0.00401337792642141">
            <text:p>4,01E-003</text:p>
          </table:table-cell>
          <table:table-cell table:number-columns-repeated="1018"/>
        </table:table-row>
        <table:table-row table:style-name="ro2">
          <table:table-cell/>
          <table:table-cell table:formula="of:=[.B301]+[.$B$4]" office:value-type="float" office:value="30000">
            <text:p>30000</text:p>
          </table:table-cell>
          <table:table-cell table:formula="of:=[.B302]/60" office:value-type="float" office:value="500">
            <text:p>500</text:p>
          </table:table-cell>
          <table:table-cell table:formula="of:=1/[.C302]" office:value-type="float" office:value="0.002">
            <text:p>2,00E-003</text:p>
          </table:table-cell>
          <table:table-cell table:formula="of:=[.D302]" office:value-type="float" office:value="0.002">
            <text:p>2,00E-003</text:p>
          </table:table-cell>
          <table:table-cell table:formula="of:=2*[.D302]" office:value-type="float" office:value="0.004">
            <text:p>4,00E-003</text:p>
          </table:table-cell>
          <table:table-cell table:number-columns-repeated="1018"/>
        </table:table-row>
        <table:table-row table:style-name="ro2">
          <table:table-cell/>
          <table:table-cell table:formula="of:=[.B302]+[.$B$4]" office:value-type="float" office:value="30100">
            <text:p>30100</text:p>
          </table:table-cell>
          <table:table-cell table:formula="of:=[.B303]/60" office:value-type="float" office:value="501.666666666667">
            <text:p>501,67</text:p>
          </table:table-cell>
          <table:table-cell table:formula="of:=1/[.C303]" office:value-type="float" office:value="0.00199335548172757">
            <text:p>1,99E-003</text:p>
          </table:table-cell>
          <table:table-cell table:formula="of:=[.D303]" office:value-type="float" office:value="0.00199335548172757">
            <text:p>1,99E-003</text:p>
          </table:table-cell>
          <table:table-cell table:formula="of:=2*[.D303]" office:value-type="float" office:value="0.00398671096345515">
            <text:p>3,99E-003</text:p>
          </table:table-cell>
          <table:table-cell table:number-columns-repeated="1018"/>
        </table:table-row>
        <table:table-row table:style-name="ro2">
          <table:table-cell/>
          <table:table-cell table:formula="of:=[.B303]+[.$B$4]" office:value-type="float" office:value="30200">
            <text:p>30200</text:p>
          </table:table-cell>
          <table:table-cell table:formula="of:=[.B304]/60" office:value-type="float" office:value="503.333333333333">
            <text:p>503,33</text:p>
          </table:table-cell>
          <table:table-cell table:formula="of:=1/[.C304]" office:value-type="float" office:value="0.00198675496688742">
            <text:p>1,99E-003</text:p>
          </table:table-cell>
          <table:table-cell table:formula="of:=[.D304]" office:value-type="float" office:value="0.00198675496688742">
            <text:p>1,99E-003</text:p>
          </table:table-cell>
          <table:table-cell table:formula="of:=2*[.D304]" office:value-type="float" office:value="0.00397350993377483">
            <text:p>3,97E-003</text:p>
          </table:table-cell>
          <table:table-cell table:number-columns-repeated="1018"/>
        </table:table-row>
        <table:table-row table:style-name="ro2">
          <table:table-cell/>
          <table:table-cell table:formula="of:=[.B304]+[.$B$4]" office:value-type="float" office:value="30300">
            <text:p>30300</text:p>
          </table:table-cell>
          <table:table-cell table:formula="of:=[.B305]/60" office:value-type="float" office:value="505">
            <text:p>505</text:p>
          </table:table-cell>
          <table:table-cell table:formula="of:=1/[.C305]" office:value-type="float" office:value="0.00198019801980198">
            <text:p>1,98E-003</text:p>
          </table:table-cell>
          <table:table-cell table:formula="of:=[.D305]" office:value-type="float" office:value="0.00198019801980198">
            <text:p>1,98E-003</text:p>
          </table:table-cell>
          <table:table-cell table:formula="of:=2*[.D305]" office:value-type="float" office:value="0.00396039603960396">
            <text:p>3,96E-003</text:p>
          </table:table-cell>
          <table:table-cell table:number-columns-repeated="1018"/>
        </table:table-row>
        <table:table-row table:style-name="ro2">
          <table:table-cell/>
          <table:table-cell table:formula="of:=[.B305]+[.$B$4]" office:value-type="float" office:value="30400">
            <text:p>30400</text:p>
          </table:table-cell>
          <table:table-cell table:formula="of:=[.B306]/60" office:value-type="float" office:value="506.666666666667">
            <text:p>506,67</text:p>
          </table:table-cell>
          <table:table-cell table:formula="of:=1/[.C306]" office:value-type="float" office:value="0.00197368421052632">
            <text:p>1,97E-003</text:p>
          </table:table-cell>
          <table:table-cell table:formula="of:=[.D306]" office:value-type="float" office:value="0.00197368421052632">
            <text:p>1,97E-003</text:p>
          </table:table-cell>
          <table:table-cell table:formula="of:=2*[.D306]" office:value-type="float" office:value="0.00394736842105263">
            <text:p>3,95E-003</text:p>
          </table:table-cell>
          <table:table-cell table:number-columns-repeated="1018"/>
        </table:table-row>
        <table:table-row table:style-name="ro2">
          <table:table-cell/>
          <table:table-cell table:formula="of:=[.B306]+[.$B$4]" office:value-type="float" office:value="30500">
            <text:p>30500</text:p>
          </table:table-cell>
          <table:table-cell table:formula="of:=[.B307]/60" office:value-type="float" office:value="508.333333333333">
            <text:p>508,33</text:p>
          </table:table-cell>
          <table:table-cell table:formula="of:=1/[.C307]" office:value-type="float" office:value="0.0019672131147541">
            <text:p>1,97E-003</text:p>
          </table:table-cell>
          <table:table-cell table:formula="of:=[.D307]" office:value-type="float" office:value="0.0019672131147541">
            <text:p>1,97E-003</text:p>
          </table:table-cell>
          <table:table-cell table:formula="of:=2*[.D307]" office:value-type="float" office:value="0.0039344262295082">
            <text:p>3,93E-003</text:p>
          </table:table-cell>
          <table:table-cell table:number-columns-repeated="1018"/>
        </table:table-row>
        <table:table-row table:style-name="ro2">
          <table:table-cell/>
          <table:table-cell table:formula="of:=[.B307]+[.$B$4]" office:value-type="float" office:value="30600">
            <text:p>30600</text:p>
          </table:table-cell>
          <table:table-cell table:formula="of:=[.B308]/60" office:value-type="float" office:value="510">
            <text:p>510</text:p>
          </table:table-cell>
          <table:table-cell table:formula="of:=1/[.C308]" office:value-type="float" office:value="0.00196078431372549">
            <text:p>1,96E-003</text:p>
          </table:table-cell>
          <table:table-cell table:formula="of:=[.D308]" office:value-type="float" office:value="0.00196078431372549">
            <text:p>1,96E-003</text:p>
          </table:table-cell>
          <table:table-cell table:formula="of:=2*[.D308]" office:value-type="float" office:value="0.00392156862745098">
            <text:p>3,92E-003</text:p>
          </table:table-cell>
          <table:table-cell table:number-columns-repeated="1018"/>
        </table:table-row>
        <table:table-row table:style-name="ro2">
          <table:table-cell/>
          <table:table-cell table:formula="of:=[.B308]+[.$B$4]" office:value-type="float" office:value="30700">
            <text:p>30700</text:p>
          </table:table-cell>
          <table:table-cell table:formula="of:=[.B309]/60" office:value-type="float" office:value="511.666666666667">
            <text:p>511,67</text:p>
          </table:table-cell>
          <table:table-cell table:formula="of:=1/[.C309]" office:value-type="float" office:value="0.00195439739413681">
            <text:p>1,95E-003</text:p>
          </table:table-cell>
          <table:table-cell table:formula="of:=[.D309]" office:value-type="float" office:value="0.00195439739413681">
            <text:p>1,95E-003</text:p>
          </table:table-cell>
          <table:table-cell table:formula="of:=2*[.D309]" office:value-type="float" office:value="0.00390879478827362">
            <text:p>3,91E-003</text:p>
          </table:table-cell>
          <table:table-cell table:number-columns-repeated="1018"/>
        </table:table-row>
        <table:table-row table:style-name="ro2">
          <table:table-cell/>
          <table:table-cell table:formula="of:=[.B309]+[.$B$4]" office:value-type="float" office:value="30800">
            <text:p>30800</text:p>
          </table:table-cell>
          <table:table-cell table:formula="of:=[.B310]/60" office:value-type="float" office:value="513.333333333333">
            <text:p>513,33</text:p>
          </table:table-cell>
          <table:table-cell table:formula="of:=1/[.C310]" office:value-type="float" office:value="0.00194805194805195">
            <text:p>1,95E-003</text:p>
          </table:table-cell>
          <table:table-cell table:formula="of:=[.D310]" office:value-type="float" office:value="0.00194805194805195">
            <text:p>1,95E-003</text:p>
          </table:table-cell>
          <table:table-cell table:formula="of:=2*[.D310]" office:value-type="float" office:value="0.0038961038961039">
            <text:p>3,90E-003</text:p>
          </table:table-cell>
          <table:table-cell table:number-columns-repeated="1018"/>
        </table:table-row>
        <table:table-row table:style-name="ro2">
          <table:table-cell/>
          <table:table-cell table:formula="of:=[.B310]+[.$B$4]" office:value-type="float" office:value="30900">
            <text:p>30900</text:p>
          </table:table-cell>
          <table:table-cell table:formula="of:=[.B311]/60" office:value-type="float" office:value="515">
            <text:p>515</text:p>
          </table:table-cell>
          <table:table-cell table:formula="of:=1/[.C311]" office:value-type="float" office:value="0.00194174757281553">
            <text:p>1,94E-003</text:p>
          </table:table-cell>
          <table:table-cell table:formula="of:=[.D311]" office:value-type="float" office:value="0.00194174757281553">
            <text:p>1,94E-003</text:p>
          </table:table-cell>
          <table:table-cell table:formula="of:=2*[.D311]" office:value-type="float" office:value="0.00388349514563107">
            <text:p>3,88E-003</text:p>
          </table:table-cell>
          <table:table-cell table:number-columns-repeated="1018"/>
        </table:table-row>
        <table:table-row table:style-name="ro2">
          <table:table-cell/>
          <table:table-cell table:formula="of:=[.B311]+[.$B$4]" office:value-type="float" office:value="31000">
            <text:p>31000</text:p>
          </table:table-cell>
          <table:table-cell table:formula="of:=[.B312]/60" office:value-type="float" office:value="516.666666666667">
            <text:p>516,67</text:p>
          </table:table-cell>
          <table:table-cell table:formula="of:=1/[.C312]" office:value-type="float" office:value="0.00193548387096774">
            <text:p>1,94E-003</text:p>
          </table:table-cell>
          <table:table-cell table:formula="of:=[.D312]" office:value-type="float" office:value="0.00193548387096774">
            <text:p>1,94E-003</text:p>
          </table:table-cell>
          <table:table-cell table:formula="of:=2*[.D312]" office:value-type="float" office:value="0.00387096774193548">
            <text:p>3,87E-003</text:p>
          </table:table-cell>
          <table:table-cell table:number-columns-repeated="1018"/>
        </table:table-row>
        <table:table-row table:style-name="ro2">
          <table:table-cell/>
          <table:table-cell table:formula="of:=[.B312]+[.$B$4]" office:value-type="float" office:value="31100">
            <text:p>31100</text:p>
          </table:table-cell>
          <table:table-cell table:formula="of:=[.B313]/60" office:value-type="float" office:value="518.333333333333">
            <text:p>518,33</text:p>
          </table:table-cell>
          <table:table-cell table:formula="of:=1/[.C313]" office:value-type="float" office:value="0.00192926045016077">
            <text:p>1,93E-003</text:p>
          </table:table-cell>
          <table:table-cell table:formula="of:=[.D313]" office:value-type="float" office:value="0.00192926045016077">
            <text:p>1,93E-003</text:p>
          </table:table-cell>
          <table:table-cell table:formula="of:=2*[.D313]" office:value-type="float" office:value="0.00385852090032154">
            <text:p>3,86E-003</text:p>
          </table:table-cell>
          <table:table-cell table:number-columns-repeated="1018"/>
        </table:table-row>
        <table:table-row table:style-name="ro2">
          <table:table-cell/>
          <table:table-cell table:formula="of:=[.B313]+[.$B$4]" office:value-type="float" office:value="31200">
            <text:p>31200</text:p>
          </table:table-cell>
          <table:table-cell table:formula="of:=[.B314]/60" office:value-type="float" office:value="520">
            <text:p>520</text:p>
          </table:table-cell>
          <table:table-cell table:formula="of:=1/[.C314]" office:value-type="float" office:value="0.00192307692307692">
            <text:p>1,92E-003</text:p>
          </table:table-cell>
          <table:table-cell table:formula="of:=[.D314]" office:value-type="float" office:value="0.00192307692307692">
            <text:p>1,92E-003</text:p>
          </table:table-cell>
          <table:table-cell table:formula="of:=2*[.D314]" office:value-type="float" office:value="0.00384615384615385">
            <text:p>3,85E-003</text:p>
          </table:table-cell>
          <table:table-cell table:number-columns-repeated="1018"/>
        </table:table-row>
        <table:table-row table:style-name="ro2">
          <table:table-cell/>
          <table:table-cell table:formula="of:=[.B314]+[.$B$4]" office:value-type="float" office:value="31300">
            <text:p>31300</text:p>
          </table:table-cell>
          <table:table-cell table:formula="of:=[.B315]/60" office:value-type="float" office:value="521.666666666667">
            <text:p>521,67</text:p>
          </table:table-cell>
          <table:table-cell table:formula="of:=1/[.C315]" office:value-type="float" office:value="0.00191693290734824">
            <text:p>1,92E-003</text:p>
          </table:table-cell>
          <table:table-cell table:formula="of:=[.D315]" office:value-type="float" office:value="0.00191693290734824">
            <text:p>1,92E-003</text:p>
          </table:table-cell>
          <table:table-cell table:formula="of:=2*[.D315]" office:value-type="float" office:value="0.00383386581469649">
            <text:p>3,83E-003</text:p>
          </table:table-cell>
          <table:table-cell table:number-columns-repeated="1018"/>
        </table:table-row>
        <table:table-row table:style-name="ro2">
          <table:table-cell/>
          <table:table-cell table:formula="of:=[.B315]+[.$B$4]" office:value-type="float" office:value="31400">
            <text:p>31400</text:p>
          </table:table-cell>
          <table:table-cell table:formula="of:=[.B316]/60" office:value-type="float" office:value="523.333333333333">
            <text:p>523,33</text:p>
          </table:table-cell>
          <table:table-cell table:formula="of:=1/[.C316]" office:value-type="float" office:value="0.00191082802547771">
            <text:p>1,91E-003</text:p>
          </table:table-cell>
          <table:table-cell table:formula="of:=[.D316]" office:value-type="float" office:value="0.00191082802547771">
            <text:p>1,91E-003</text:p>
          </table:table-cell>
          <table:table-cell table:formula="of:=2*[.D316]" office:value-type="float" office:value="0.00382165605095541">
            <text:p>3,82E-003</text:p>
          </table:table-cell>
          <table:table-cell table:number-columns-repeated="1018"/>
        </table:table-row>
        <table:table-row table:style-name="ro2">
          <table:table-cell/>
          <table:table-cell table:formula="of:=[.B316]+[.$B$4]" office:value-type="float" office:value="31500">
            <text:p>31500</text:p>
          </table:table-cell>
          <table:table-cell table:formula="of:=[.B317]/60" office:value-type="float" office:value="525">
            <text:p>525</text:p>
          </table:table-cell>
          <table:table-cell table:formula="of:=1/[.C317]" office:value-type="float" office:value="0.0019047619047619">
            <text:p>1,90E-003</text:p>
          </table:table-cell>
          <table:table-cell table:formula="of:=[.D317]" office:value-type="float" office:value="0.0019047619047619">
            <text:p>1,90E-003</text:p>
          </table:table-cell>
          <table:table-cell table:formula="of:=2*[.D317]" office:value-type="float" office:value="0.00380952380952381">
            <text:p>3,81E-003</text:p>
          </table:table-cell>
          <table:table-cell table:number-columns-repeated="1018"/>
        </table:table-row>
        <table:table-row table:style-name="ro2">
          <table:table-cell/>
          <table:table-cell table:formula="of:=[.B317]+[.$B$4]" office:value-type="float" office:value="31600">
            <text:p>31600</text:p>
          </table:table-cell>
          <table:table-cell table:formula="of:=[.B318]/60" office:value-type="float" office:value="526.666666666667">
            <text:p>526,67</text:p>
          </table:table-cell>
          <table:table-cell table:formula="of:=1/[.C318]" office:value-type="float" office:value="0.00189873417721519">
            <text:p>1,90E-003</text:p>
          </table:table-cell>
          <table:table-cell table:formula="of:=[.D318]" office:value-type="float" office:value="0.00189873417721519">
            <text:p>1,90E-003</text:p>
          </table:table-cell>
          <table:table-cell table:formula="of:=2*[.D318]" office:value-type="float" office:value="0.00379746835443038">
            <text:p>3,80E-003</text:p>
          </table:table-cell>
          <table:table-cell table:number-columns-repeated="1018"/>
        </table:table-row>
        <table:table-row table:style-name="ro2">
          <table:table-cell/>
          <table:table-cell table:formula="of:=[.B318]+[.$B$4]" office:value-type="float" office:value="31700">
            <text:p>31700</text:p>
          </table:table-cell>
          <table:table-cell table:formula="of:=[.B319]/60" office:value-type="float" office:value="528.333333333333">
            <text:p>528,33</text:p>
          </table:table-cell>
          <table:table-cell table:formula="of:=1/[.C319]" office:value-type="float" office:value="0.00189274447949527">
            <text:p>1,89E-003</text:p>
          </table:table-cell>
          <table:table-cell table:formula="of:=[.D319]" office:value-type="float" office:value="0.00189274447949527">
            <text:p>1,89E-003</text:p>
          </table:table-cell>
          <table:table-cell table:formula="of:=2*[.D319]" office:value-type="float" office:value="0.00378548895899054">
            <text:p>3,79E-003</text:p>
          </table:table-cell>
          <table:table-cell table:number-columns-repeated="1018"/>
        </table:table-row>
        <table:table-row table:style-name="ro2">
          <table:table-cell/>
          <table:table-cell table:formula="of:=[.B319]+[.$B$4]" office:value-type="float" office:value="31800">
            <text:p>31800</text:p>
          </table:table-cell>
          <table:table-cell table:formula="of:=[.B320]/60" office:value-type="float" office:value="530">
            <text:p>530</text:p>
          </table:table-cell>
          <table:table-cell table:formula="of:=1/[.C320]" office:value-type="float" office:value="0.00188679245283019">
            <text:p>1,89E-003</text:p>
          </table:table-cell>
          <table:table-cell table:formula="of:=[.D320]" office:value-type="float" office:value="0.00188679245283019">
            <text:p>1,89E-003</text:p>
          </table:table-cell>
          <table:table-cell table:formula="of:=2*[.D320]" office:value-type="float" office:value="0.00377358490566038">
            <text:p>3,77E-003</text:p>
          </table:table-cell>
          <table:table-cell table:number-columns-repeated="1018"/>
        </table:table-row>
        <table:table-row table:style-name="ro2">
          <table:table-cell/>
          <table:table-cell table:formula="of:=[.B320]+[.$B$4]" office:value-type="float" office:value="31900">
            <text:p>31900</text:p>
          </table:table-cell>
          <table:table-cell table:formula="of:=[.B321]/60" office:value-type="float" office:value="531.666666666667">
            <text:p>531,67</text:p>
          </table:table-cell>
          <table:table-cell table:formula="of:=1/[.C321]" office:value-type="float" office:value="0.00188087774294671">
            <text:p>1,88E-003</text:p>
          </table:table-cell>
          <table:table-cell table:formula="of:=[.D321]" office:value-type="float" office:value="0.00188087774294671">
            <text:p>1,88E-003</text:p>
          </table:table-cell>
          <table:table-cell table:formula="of:=2*[.D321]" office:value-type="float" office:value="0.00376175548589342">
            <text:p>3,76E-003</text:p>
          </table:table-cell>
          <table:table-cell table:number-columns-repeated="1018"/>
        </table:table-row>
        <table:table-row table:style-name="ro2">
          <table:table-cell/>
          <table:table-cell table:formula="of:=[.B321]+[.$B$4]" office:value-type="float" office:value="32000">
            <text:p>32000</text:p>
          </table:table-cell>
          <table:table-cell table:formula="of:=[.B322]/60" office:value-type="float" office:value="533.333333333333">
            <text:p>533,33</text:p>
          </table:table-cell>
          <table:table-cell table:formula="of:=1/[.C322]" office:value-type="float" office:value="0.001875">
            <text:p>1,88E-003</text:p>
          </table:table-cell>
          <table:table-cell table:formula="of:=[.D322]" office:value-type="float" office:value="0.001875">
            <text:p>1,88E-003</text:p>
          </table:table-cell>
          <table:table-cell table:formula="of:=2*[.D322]" office:value-type="float" office:value="0.00375">
            <text:p>3,75E-003</text:p>
          </table:table-cell>
          <table:table-cell table:number-columns-repeated="1018"/>
        </table:table-row>
        <table:table-row table:style-name="ro2">
          <table:table-cell/>
          <table:table-cell table:formula="of:=[.B322]+[.$B$4]" office:value-type="float" office:value="32100">
            <text:p>32100</text:p>
          </table:table-cell>
          <table:table-cell table:formula="of:=[.B323]/60" office:value-type="float" office:value="535">
            <text:p>535</text:p>
          </table:table-cell>
          <table:table-cell table:formula="of:=1/[.C323]" office:value-type="float" office:value="0.00186915887850467">
            <text:p>1,87E-003</text:p>
          </table:table-cell>
          <table:table-cell table:formula="of:=[.D323]" office:value-type="float" office:value="0.00186915887850467">
            <text:p>1,87E-003</text:p>
          </table:table-cell>
          <table:table-cell table:formula="of:=2*[.D323]" office:value-type="float" office:value="0.00373831775700935">
            <text:p>3,74E-003</text:p>
          </table:table-cell>
          <table:table-cell table:number-columns-repeated="1018"/>
        </table:table-row>
        <table:table-row table:style-name="ro2">
          <table:table-cell/>
          <table:table-cell table:formula="of:=[.B323]+[.$B$4]" office:value-type="float" office:value="32200">
            <text:p>32200</text:p>
          </table:table-cell>
          <table:table-cell table:formula="of:=[.B324]/60" office:value-type="float" office:value="536.666666666667">
            <text:p>536,67</text:p>
          </table:table-cell>
          <table:table-cell table:formula="of:=1/[.C324]" office:value-type="float" office:value="0.00186335403726708">
            <text:p>1,86E-003</text:p>
          </table:table-cell>
          <table:table-cell table:formula="of:=[.D324]" office:value-type="float" office:value="0.00186335403726708">
            <text:p>1,86E-003</text:p>
          </table:table-cell>
          <table:table-cell table:formula="of:=2*[.D324]" office:value-type="float" office:value="0.00372670807453416">
            <text:p>3,73E-003</text:p>
          </table:table-cell>
          <table:table-cell table:number-columns-repeated="1018"/>
        </table:table-row>
        <table:table-row table:style-name="ro2">
          <table:table-cell/>
          <table:table-cell table:formula="of:=[.B324]+[.$B$4]" office:value-type="float" office:value="32300">
            <text:p>32300</text:p>
          </table:table-cell>
          <table:table-cell table:formula="of:=[.B325]/60" office:value-type="float" office:value="538.333333333333">
            <text:p>538,33</text:p>
          </table:table-cell>
          <table:table-cell table:formula="of:=1/[.C325]" office:value-type="float" office:value="0.00185758513931889">
            <text:p>1,86E-003</text:p>
          </table:table-cell>
          <table:table-cell table:formula="of:=[.D325]" office:value-type="float" office:value="0.00185758513931889">
            <text:p>1,86E-003</text:p>
          </table:table-cell>
          <table:table-cell table:formula="of:=2*[.D325]" office:value-type="float" office:value="0.00371517027863777">
            <text:p>3,72E-003</text:p>
          </table:table-cell>
          <table:table-cell table:number-columns-repeated="1018"/>
        </table:table-row>
        <table:table-row table:style-name="ro2">
          <table:table-cell/>
          <table:table-cell table:formula="of:=[.B325]+[.$B$4]" office:value-type="float" office:value="32400">
            <text:p>32400</text:p>
          </table:table-cell>
          <table:table-cell table:formula="of:=[.B326]/60" office:value-type="float" office:value="540">
            <text:p>540</text:p>
          </table:table-cell>
          <table:table-cell table:formula="of:=1/[.C326]" office:value-type="float" office:value="0.00185185185185185">
            <text:p>1,85E-003</text:p>
          </table:table-cell>
          <table:table-cell table:formula="of:=[.D326]" office:value-type="float" office:value="0.00185185185185185">
            <text:p>1,85E-003</text:p>
          </table:table-cell>
          <table:table-cell table:formula="of:=2*[.D326]" office:value-type="float" office:value="0.0037037037037037">
            <text:p>3,70E-003</text:p>
          </table:table-cell>
          <table:table-cell table:number-columns-repeated="1018"/>
        </table:table-row>
        <table:table-row table:style-name="ro2">
          <table:table-cell/>
          <table:table-cell table:formula="of:=[.B326]+[.$B$4]" office:value-type="float" office:value="32500">
            <text:p>32500</text:p>
          </table:table-cell>
          <table:table-cell table:formula="of:=[.B327]/60" office:value-type="float" office:value="541.666666666667">
            <text:p>541,67</text:p>
          </table:table-cell>
          <table:table-cell table:formula="of:=1/[.C327]" office:value-type="float" office:value="0.00184615384615385">
            <text:p>1,85E-003</text:p>
          </table:table-cell>
          <table:table-cell table:formula="of:=[.D327]" office:value-type="float" office:value="0.00184615384615385">
            <text:p>1,85E-003</text:p>
          </table:table-cell>
          <table:table-cell table:formula="of:=2*[.D327]" office:value-type="float" office:value="0.00369230769230769">
            <text:p>3,69E-003</text:p>
          </table:table-cell>
          <table:table-cell table:number-columns-repeated="1018"/>
        </table:table-row>
        <table:table-row table:style-name="ro2">
          <table:table-cell/>
          <table:table-cell table:formula="of:=[.B327]+[.$B$4]" office:value-type="float" office:value="32600">
            <text:p>32600</text:p>
          </table:table-cell>
          <table:table-cell table:formula="of:=[.B328]/60" office:value-type="float" office:value="543.333333333333">
            <text:p>543,33</text:p>
          </table:table-cell>
          <table:table-cell table:formula="of:=1/[.C328]" office:value-type="float" office:value="0.00184049079754601">
            <text:p>1,84E-003</text:p>
          </table:table-cell>
          <table:table-cell table:formula="of:=[.D328]" office:value-type="float" office:value="0.00184049079754601">
            <text:p>1,84E-003</text:p>
          </table:table-cell>
          <table:table-cell table:formula="of:=2*[.D328]" office:value-type="float" office:value="0.00368098159509202">
            <text:p>3,68E-003</text:p>
          </table:table-cell>
          <table:table-cell table:number-columns-repeated="1018"/>
        </table:table-row>
        <table:table-row table:style-name="ro2">
          <table:table-cell/>
          <table:table-cell table:formula="of:=[.B328]+[.$B$4]" office:value-type="float" office:value="32700">
            <text:p>32700</text:p>
          </table:table-cell>
          <table:table-cell table:formula="of:=[.B329]/60" office:value-type="float" office:value="545">
            <text:p>545</text:p>
          </table:table-cell>
          <table:table-cell table:formula="of:=1/[.C329]" office:value-type="float" office:value="0.0018348623853211">
            <text:p>1,83E-003</text:p>
          </table:table-cell>
          <table:table-cell table:formula="of:=[.D329]" office:value-type="float" office:value="0.0018348623853211">
            <text:p>1,83E-003</text:p>
          </table:table-cell>
          <table:table-cell table:formula="of:=2*[.D329]" office:value-type="float" office:value="0.0036697247706422">
            <text:p>3,67E-003</text:p>
          </table:table-cell>
          <table:table-cell table:number-columns-repeated="1018"/>
        </table:table-row>
        <table:table-row table:style-name="ro2">
          <table:table-cell/>
          <table:table-cell table:formula="of:=[.B329]+[.$B$4]" office:value-type="float" office:value="32800">
            <text:p>32800</text:p>
          </table:table-cell>
          <table:table-cell table:formula="of:=[.B330]/60" office:value-type="float" office:value="546.666666666667">
            <text:p>546,67</text:p>
          </table:table-cell>
          <table:table-cell table:formula="of:=1/[.C330]" office:value-type="float" office:value="0.00182926829268293">
            <text:p>1,83E-003</text:p>
          </table:table-cell>
          <table:table-cell table:formula="of:=[.D330]" office:value-type="float" office:value="0.00182926829268293">
            <text:p>1,83E-003</text:p>
          </table:table-cell>
          <table:table-cell table:formula="of:=2*[.D330]" office:value-type="float" office:value="0.00365853658536585">
            <text:p>3,66E-003</text:p>
          </table:table-cell>
          <table:table-cell table:number-columns-repeated="1018"/>
        </table:table-row>
        <table:table-row table:style-name="ro2">
          <table:table-cell/>
          <table:table-cell table:formula="of:=[.B330]+[.$B$4]" office:value-type="float" office:value="32900">
            <text:p>32900</text:p>
          </table:table-cell>
          <table:table-cell table:formula="of:=[.B331]/60" office:value-type="float" office:value="548.333333333333">
            <text:p>548,33</text:p>
          </table:table-cell>
          <table:table-cell table:formula="of:=1/[.C331]" office:value-type="float" office:value="0.00182370820668693">
            <text:p>1,82E-003</text:p>
          </table:table-cell>
          <table:table-cell table:formula="of:=[.D331]" office:value-type="float" office:value="0.00182370820668693">
            <text:p>1,82E-003</text:p>
          </table:table-cell>
          <table:table-cell table:formula="of:=2*[.D331]" office:value-type="float" office:value="0.00364741641337386">
            <text:p>3,65E-003</text:p>
          </table:table-cell>
          <table:table-cell table:number-columns-repeated="1018"/>
        </table:table-row>
        <table:table-row table:style-name="ro2">
          <table:table-cell/>
          <table:table-cell table:formula="of:=[.B331]+[.$B$4]" office:value-type="float" office:value="33000">
            <text:p>33000</text:p>
          </table:table-cell>
          <table:table-cell table:formula="of:=[.B332]/60" office:value-type="float" office:value="550">
            <text:p>550</text:p>
          </table:table-cell>
          <table:table-cell table:formula="of:=1/[.C332]" office:value-type="float" office:value="0.00181818181818182">
            <text:p>1,82E-003</text:p>
          </table:table-cell>
          <table:table-cell table:formula="of:=[.D332]" office:value-type="float" office:value="0.00181818181818182">
            <text:p>1,82E-003</text:p>
          </table:table-cell>
          <table:table-cell table:formula="of:=2*[.D332]" office:value-type="float" office:value="0.00363636363636364">
            <text:p>3,64E-003</text:p>
          </table:table-cell>
          <table:table-cell table:number-columns-repeated="1018"/>
        </table:table-row>
        <table:table-row table:style-name="ro2">
          <table:table-cell/>
          <table:table-cell table:formula="of:=[.B332]+[.$B$4]" office:value-type="float" office:value="33100">
            <text:p>33100</text:p>
          </table:table-cell>
          <table:table-cell table:formula="of:=[.B333]/60" office:value-type="float" office:value="551.666666666667">
            <text:p>551,67</text:p>
          </table:table-cell>
          <table:table-cell table:formula="of:=1/[.C333]" office:value-type="float" office:value="0.00181268882175227">
            <text:p>1,81E-003</text:p>
          </table:table-cell>
          <table:table-cell table:formula="of:=[.D333]" office:value-type="float" office:value="0.00181268882175227">
            <text:p>1,81E-003</text:p>
          </table:table-cell>
          <table:table-cell table:formula="of:=2*[.D333]" office:value-type="float" office:value="0.00362537764350453">
            <text:p>3,63E-003</text:p>
          </table:table-cell>
          <table:table-cell table:number-columns-repeated="1018"/>
        </table:table-row>
        <table:table-row table:style-name="ro2">
          <table:table-cell/>
          <table:table-cell table:formula="of:=[.B333]+[.$B$4]" office:value-type="float" office:value="33200">
            <text:p>33200</text:p>
          </table:table-cell>
          <table:table-cell table:formula="of:=[.B334]/60" office:value-type="float" office:value="553.333333333333">
            <text:p>553,33</text:p>
          </table:table-cell>
          <table:table-cell table:formula="of:=1/[.C334]" office:value-type="float" office:value="0.00180722891566265">
            <text:p>1,81E-003</text:p>
          </table:table-cell>
          <table:table-cell table:formula="of:=[.D334]" office:value-type="float" office:value="0.00180722891566265">
            <text:p>1,81E-003</text:p>
          </table:table-cell>
          <table:table-cell table:formula="of:=2*[.D334]" office:value-type="float" office:value="0.0036144578313253">
            <text:p>3,61E-003</text:p>
          </table:table-cell>
          <table:table-cell table:number-columns-repeated="1018"/>
        </table:table-row>
        <table:table-row table:style-name="ro2">
          <table:table-cell/>
          <table:table-cell table:formula="of:=[.B334]+[.$B$4]" office:value-type="float" office:value="33300">
            <text:p>33300</text:p>
          </table:table-cell>
          <table:table-cell table:formula="of:=[.B335]/60" office:value-type="float" office:value="555">
            <text:p>555</text:p>
          </table:table-cell>
          <table:table-cell table:formula="of:=1/[.C335]" office:value-type="float" office:value="0.0018018018018018">
            <text:p>1,80E-003</text:p>
          </table:table-cell>
          <table:table-cell table:formula="of:=[.D335]" office:value-type="float" office:value="0.0018018018018018">
            <text:p>1,80E-003</text:p>
          </table:table-cell>
          <table:table-cell table:formula="of:=2*[.D335]" office:value-type="float" office:value="0.0036036036036036">
            <text:p>3,60E-003</text:p>
          </table:table-cell>
          <table:table-cell table:number-columns-repeated="1018"/>
        </table:table-row>
        <table:table-row table:style-name="ro2">
          <table:table-cell/>
          <table:table-cell table:formula="of:=[.B335]+[.$B$4]" office:value-type="float" office:value="33400">
            <text:p>33400</text:p>
          </table:table-cell>
          <table:table-cell table:formula="of:=[.B336]/60" office:value-type="float" office:value="556.666666666667">
            <text:p>556,67</text:p>
          </table:table-cell>
          <table:table-cell table:formula="of:=1/[.C336]" office:value-type="float" office:value="0.00179640718562874">
            <text:p>1,80E-003</text:p>
          </table:table-cell>
          <table:table-cell table:formula="of:=[.D336]" office:value-type="float" office:value="0.00179640718562874">
            <text:p>1,80E-003</text:p>
          </table:table-cell>
          <table:table-cell table:formula="of:=2*[.D336]" office:value-type="float" office:value="0.00359281437125749">
            <text:p>3,59E-003</text:p>
          </table:table-cell>
          <table:table-cell table:number-columns-repeated="1018"/>
        </table:table-row>
        <table:table-row table:style-name="ro2">
          <table:table-cell/>
          <table:table-cell table:formula="of:=[.B336]+[.$B$4]" office:value-type="float" office:value="33500">
            <text:p>33500</text:p>
          </table:table-cell>
          <table:table-cell table:formula="of:=[.B337]/60" office:value-type="float" office:value="558.333333333333">
            <text:p>558,33</text:p>
          </table:table-cell>
          <table:table-cell table:formula="of:=1/[.C337]" office:value-type="float" office:value="0.0017910447761194">
            <text:p>1,79E-003</text:p>
          </table:table-cell>
          <table:table-cell table:formula="of:=[.D337]" office:value-type="float" office:value="0.0017910447761194">
            <text:p>1,79E-003</text:p>
          </table:table-cell>
          <table:table-cell table:formula="of:=2*[.D337]" office:value-type="float" office:value="0.00358208955223881">
            <text:p>3,58E-003</text:p>
          </table:table-cell>
          <table:table-cell table:number-columns-repeated="1018"/>
        </table:table-row>
        <table:table-row table:style-name="ro2">
          <table:table-cell/>
          <table:table-cell table:formula="of:=[.B337]+[.$B$4]" office:value-type="float" office:value="33600">
            <text:p>33600</text:p>
          </table:table-cell>
          <table:table-cell table:formula="of:=[.B338]/60" office:value-type="float" office:value="560">
            <text:p>560</text:p>
          </table:table-cell>
          <table:table-cell table:formula="of:=1/[.C338]" office:value-type="float" office:value="0.00178571428571429">
            <text:p>1,79E-003</text:p>
          </table:table-cell>
          <table:table-cell table:formula="of:=[.D338]" office:value-type="float" office:value="0.00178571428571429">
            <text:p>1,79E-003</text:p>
          </table:table-cell>
          <table:table-cell table:formula="of:=2*[.D338]" office:value-type="float" office:value="0.00357142857142857">
            <text:p>3,57E-003</text:p>
          </table:table-cell>
          <table:table-cell table:number-columns-repeated="1018"/>
        </table:table-row>
        <table:table-row table:style-name="ro2">
          <table:table-cell/>
          <table:table-cell table:formula="of:=[.B338]+[.$B$4]" office:value-type="float" office:value="33700">
            <text:p>33700</text:p>
          </table:table-cell>
          <table:table-cell table:formula="of:=[.B339]/60" office:value-type="float" office:value="561.666666666667">
            <text:p>561,67</text:p>
          </table:table-cell>
          <table:table-cell table:formula="of:=1/[.C339]" office:value-type="float" office:value="0.00178041543026706">
            <text:p>1,78E-003</text:p>
          </table:table-cell>
          <table:table-cell table:formula="of:=[.D339]" office:value-type="float" office:value="0.00178041543026706">
            <text:p>1,78E-003</text:p>
          </table:table-cell>
          <table:table-cell table:formula="of:=2*[.D339]" office:value-type="float" office:value="0.00356083086053412">
            <text:p>3,56E-003</text:p>
          </table:table-cell>
          <table:table-cell table:number-columns-repeated="1018"/>
        </table:table-row>
        <table:table-row table:style-name="ro2">
          <table:table-cell/>
          <table:table-cell table:formula="of:=[.B339]+[.$B$4]" office:value-type="float" office:value="33800">
            <text:p>33800</text:p>
          </table:table-cell>
          <table:table-cell table:formula="of:=[.B340]/60" office:value-type="float" office:value="563.333333333333">
            <text:p>563,33</text:p>
          </table:table-cell>
          <table:table-cell table:formula="of:=1/[.C340]" office:value-type="float" office:value="0.00177514792899408">
            <text:p>1,78E-003</text:p>
          </table:table-cell>
          <table:table-cell table:formula="of:=[.D340]" office:value-type="float" office:value="0.00177514792899408">
            <text:p>1,78E-003</text:p>
          </table:table-cell>
          <table:table-cell table:formula="of:=2*[.D340]" office:value-type="float" office:value="0.00355029585798817">
            <text:p>3,55E-003</text:p>
          </table:table-cell>
          <table:table-cell table:number-columns-repeated="1018"/>
        </table:table-row>
        <table:table-row table:style-name="ro2">
          <table:table-cell/>
          <table:table-cell table:formula="of:=[.B340]+[.$B$4]" office:value-type="float" office:value="33900">
            <text:p>33900</text:p>
          </table:table-cell>
          <table:table-cell table:formula="of:=[.B341]/60" office:value-type="float" office:value="565">
            <text:p>565</text:p>
          </table:table-cell>
          <table:table-cell table:formula="of:=1/[.C341]" office:value-type="float" office:value="0.00176991150442478">
            <text:p>1,77E-003</text:p>
          </table:table-cell>
          <table:table-cell table:formula="of:=[.D341]" office:value-type="float" office:value="0.00176991150442478">
            <text:p>1,77E-003</text:p>
          </table:table-cell>
          <table:table-cell table:formula="of:=2*[.D341]" office:value-type="float" office:value="0.00353982300884956">
            <text:p>3,54E-003</text:p>
          </table:table-cell>
          <table:table-cell table:number-columns-repeated="1018"/>
        </table:table-row>
        <table:table-row table:style-name="ro2">
          <table:table-cell/>
          <table:table-cell table:formula="of:=[.B341]+[.$B$4]" office:value-type="float" office:value="34000">
            <text:p>34000</text:p>
          </table:table-cell>
          <table:table-cell table:formula="of:=[.B342]/60" office:value-type="float" office:value="566.666666666667">
            <text:p>566,67</text:p>
          </table:table-cell>
          <table:table-cell table:formula="of:=1/[.C342]" office:value-type="float" office:value="0.00176470588235294">
            <text:p>1,76E-003</text:p>
          </table:table-cell>
          <table:table-cell table:formula="of:=[.D342]" office:value-type="float" office:value="0.00176470588235294">
            <text:p>1,76E-003</text:p>
          </table:table-cell>
          <table:table-cell table:formula="of:=2*[.D342]" office:value-type="float" office:value="0.00352941176470588">
            <text:p>3,53E-003</text:p>
          </table:table-cell>
          <table:table-cell table:number-columns-repeated="1018"/>
        </table:table-row>
        <table:table-row table:style-name="ro2">
          <table:table-cell/>
          <table:table-cell table:formula="of:=[.B342]+[.$B$4]" office:value-type="float" office:value="34100">
            <text:p>34100</text:p>
          </table:table-cell>
          <table:table-cell table:formula="of:=[.B343]/60" office:value-type="float" office:value="568.333333333333">
            <text:p>568,33</text:p>
          </table:table-cell>
          <table:table-cell table:formula="of:=1/[.C343]" office:value-type="float" office:value="0.00175953079178886">
            <text:p>1,76E-003</text:p>
          </table:table-cell>
          <table:table-cell table:formula="of:=[.D343]" office:value-type="float" office:value="0.00175953079178886">
            <text:p>1,76E-003</text:p>
          </table:table-cell>
          <table:table-cell table:formula="of:=2*[.D343]" office:value-type="float" office:value="0.00351906158357771">
            <text:p>3,52E-003</text:p>
          </table:table-cell>
          <table:table-cell table:number-columns-repeated="1018"/>
        </table:table-row>
        <table:table-row table:style-name="ro2">
          <table:table-cell/>
          <table:table-cell table:formula="of:=[.B343]+[.$B$4]" office:value-type="float" office:value="34200">
            <text:p>34200</text:p>
          </table:table-cell>
          <table:table-cell table:formula="of:=[.B344]/60" office:value-type="float" office:value="570">
            <text:p>570</text:p>
          </table:table-cell>
          <table:table-cell table:formula="of:=1/[.C344]" office:value-type="float" office:value="0.00175438596491228">
            <text:p>1,75E-003</text:p>
          </table:table-cell>
          <table:table-cell table:formula="of:=[.D344]" office:value-type="float" office:value="0.00175438596491228">
            <text:p>1,75E-003</text:p>
          </table:table-cell>
          <table:table-cell table:formula="of:=2*[.D344]" office:value-type="float" office:value="0.00350877192982456">
            <text:p>3,51E-003</text:p>
          </table:table-cell>
          <table:table-cell table:number-columns-repeated="1018"/>
        </table:table-row>
        <table:table-row table:style-name="ro2">
          <table:table-cell/>
          <table:table-cell table:formula="of:=[.B344]+[.$B$4]" office:value-type="float" office:value="34300">
            <text:p>34300</text:p>
          </table:table-cell>
          <table:table-cell table:formula="of:=[.B345]/60" office:value-type="float" office:value="571.666666666667">
            <text:p>571,67</text:p>
          </table:table-cell>
          <table:table-cell table:formula="of:=1/[.C345]" office:value-type="float" office:value="0.00174927113702624">
            <text:p>1,75E-003</text:p>
          </table:table-cell>
          <table:table-cell table:formula="of:=[.D345]" office:value-type="float" office:value="0.00174927113702624">
            <text:p>1,75E-003</text:p>
          </table:table-cell>
          <table:table-cell table:formula="of:=2*[.D345]" office:value-type="float" office:value="0.00349854227405248">
            <text:p>3,50E-003</text:p>
          </table:table-cell>
          <table:table-cell table:number-columns-repeated="1018"/>
        </table:table-row>
        <table:table-row table:style-name="ro2">
          <table:table-cell/>
          <table:table-cell table:formula="of:=[.B345]+[.$B$4]" office:value-type="float" office:value="34400">
            <text:p>34400</text:p>
          </table:table-cell>
          <table:table-cell table:formula="of:=[.B346]/60" office:value-type="float" office:value="573.333333333333">
            <text:p>573,33</text:p>
          </table:table-cell>
          <table:table-cell table:formula="of:=1/[.C346]" office:value-type="float" office:value="0.00174418604651163">
            <text:p>1,74E-003</text:p>
          </table:table-cell>
          <table:table-cell table:formula="of:=[.D346]" office:value-type="float" office:value="0.00174418604651163">
            <text:p>1,74E-003</text:p>
          </table:table-cell>
          <table:table-cell table:formula="of:=2*[.D346]" office:value-type="float" office:value="0.00348837209302326">
            <text:p>3,49E-003</text:p>
          </table:table-cell>
          <table:table-cell table:number-columns-repeated="1018"/>
        </table:table-row>
        <table:table-row table:style-name="ro2">
          <table:table-cell/>
          <table:table-cell table:formula="of:=[.B346]+[.$B$4]" office:value-type="float" office:value="34500">
            <text:p>34500</text:p>
          </table:table-cell>
          <table:table-cell table:formula="of:=[.B347]/60" office:value-type="float" office:value="575">
            <text:p>575</text:p>
          </table:table-cell>
          <table:table-cell table:formula="of:=1/[.C347]" office:value-type="float" office:value="0.00173913043478261">
            <text:p>1,74E-003</text:p>
          </table:table-cell>
          <table:table-cell table:formula="of:=[.D347]" office:value-type="float" office:value="0.00173913043478261">
            <text:p>1,74E-003</text:p>
          </table:table-cell>
          <table:table-cell table:formula="of:=2*[.D347]" office:value-type="float" office:value="0.00347826086956522">
            <text:p>3,48E-003</text:p>
          </table:table-cell>
          <table:table-cell table:number-columns-repeated="1018"/>
        </table:table-row>
        <table:table-row table:style-name="ro2">
          <table:table-cell/>
          <table:table-cell table:formula="of:=[.B347]+[.$B$4]" office:value-type="float" office:value="34600">
            <text:p>34600</text:p>
          </table:table-cell>
          <table:table-cell table:formula="of:=[.B348]/60" office:value-type="float" office:value="576.666666666667">
            <text:p>576,67</text:p>
          </table:table-cell>
          <table:table-cell table:formula="of:=1/[.C348]" office:value-type="float" office:value="0.00173410404624277">
            <text:p>1,73E-003</text:p>
          </table:table-cell>
          <table:table-cell table:formula="of:=[.D348]" office:value-type="float" office:value="0.00173410404624277">
            <text:p>1,73E-003</text:p>
          </table:table-cell>
          <table:table-cell table:formula="of:=2*[.D348]" office:value-type="float" office:value="0.00346820809248555">
            <text:p>3,47E-003</text:p>
          </table:table-cell>
          <table:table-cell table:number-columns-repeated="1018"/>
        </table:table-row>
        <table:table-row table:style-name="ro2">
          <table:table-cell/>
          <table:table-cell table:formula="of:=[.B348]+[.$B$4]" office:value-type="float" office:value="34700">
            <text:p>34700</text:p>
          </table:table-cell>
          <table:table-cell table:formula="of:=[.B349]/60" office:value-type="float" office:value="578.333333333333">
            <text:p>578,33</text:p>
          </table:table-cell>
          <table:table-cell table:formula="of:=1/[.C349]" office:value-type="float" office:value="0.00172910662824207">
            <text:p>1,73E-003</text:p>
          </table:table-cell>
          <table:table-cell table:formula="of:=[.D349]" office:value-type="float" office:value="0.00172910662824207">
            <text:p>1,73E-003</text:p>
          </table:table-cell>
          <table:table-cell table:formula="of:=2*[.D349]" office:value-type="float" office:value="0.00345821325648415">
            <text:p>3,46E-003</text:p>
          </table:table-cell>
          <table:table-cell table:number-columns-repeated="1018"/>
        </table:table-row>
        <table:table-row table:style-name="ro2">
          <table:table-cell/>
          <table:table-cell table:formula="of:=[.B349]+[.$B$4]" office:value-type="float" office:value="34800">
            <text:p>34800</text:p>
          </table:table-cell>
          <table:table-cell table:formula="of:=[.B350]/60" office:value-type="float" office:value="580">
            <text:p>580</text:p>
          </table:table-cell>
          <table:table-cell table:formula="of:=1/[.C350]" office:value-type="float" office:value="0.00172413793103448">
            <text:p>1,72E-003</text:p>
          </table:table-cell>
          <table:table-cell table:formula="of:=[.D350]" office:value-type="float" office:value="0.00172413793103448">
            <text:p>1,72E-003</text:p>
          </table:table-cell>
          <table:table-cell table:formula="of:=2*[.D350]" office:value-type="float" office:value="0.00344827586206897">
            <text:p>3,45E-003</text:p>
          </table:table-cell>
          <table:table-cell table:number-columns-repeated="1018"/>
        </table:table-row>
        <table:table-row table:style-name="ro2">
          <table:table-cell/>
          <table:table-cell table:formula="of:=[.B350]+[.$B$4]" office:value-type="float" office:value="34900">
            <text:p>34900</text:p>
          </table:table-cell>
          <table:table-cell table:formula="of:=[.B351]/60" office:value-type="float" office:value="581.666666666667">
            <text:p>581,67</text:p>
          </table:table-cell>
          <table:table-cell table:formula="of:=1/[.C351]" office:value-type="float" office:value="0.00171919770773639">
            <text:p>1,72E-003</text:p>
          </table:table-cell>
          <table:table-cell table:formula="of:=[.D351]" office:value-type="float" office:value="0.00171919770773639">
            <text:p>1,72E-003</text:p>
          </table:table-cell>
          <table:table-cell table:formula="of:=2*[.D351]" office:value-type="float" office:value="0.00343839541547278">
            <text:p>3,44E-003</text:p>
          </table:table-cell>
          <table:table-cell table:number-columns-repeated="1018"/>
        </table:table-row>
        <table:table-row table:style-name="ro2">
          <table:table-cell/>
          <table:table-cell table:formula="of:=[.B351]+[.$B$4]" office:value-type="float" office:value="35000">
            <text:p>35000</text:p>
          </table:table-cell>
          <table:table-cell table:formula="of:=[.B352]/60" office:value-type="float" office:value="583.333333333333">
            <text:p>583,33</text:p>
          </table:table-cell>
          <table:table-cell table:formula="of:=1/[.C352]" office:value-type="float" office:value="0.00171428571428571">
            <text:p>1,71E-003</text:p>
          </table:table-cell>
          <table:table-cell table:formula="of:=[.D352]" office:value-type="float" office:value="0.00171428571428571">
            <text:p>1,71E-003</text:p>
          </table:table-cell>
          <table:table-cell table:formula="of:=2*[.D352]" office:value-type="float" office:value="0.00342857142857143">
            <text:p>3,43E-003</text:p>
          </table:table-cell>
          <table:table-cell table:number-columns-repeated="1018"/>
        </table:table-row>
        <table:table-row table:style-name="ro2">
          <table:table-cell/>
          <table:table-cell table:formula="of:=[.B352]+[.$B$4]" office:value-type="float" office:value="35100">
            <text:p>35100</text:p>
          </table:table-cell>
          <table:table-cell table:formula="of:=[.B353]/60" office:value-type="float" office:value="585">
            <text:p>585</text:p>
          </table:table-cell>
          <table:table-cell table:formula="of:=1/[.C353]" office:value-type="float" office:value="0.00170940170940171">
            <text:p>1,71E-003</text:p>
          </table:table-cell>
          <table:table-cell table:formula="of:=[.D353]" office:value-type="float" office:value="0.00170940170940171">
            <text:p>1,71E-003</text:p>
          </table:table-cell>
          <table:table-cell table:formula="of:=2*[.D353]" office:value-type="float" office:value="0.00341880341880342">
            <text:p>3,42E-003</text:p>
          </table:table-cell>
          <table:table-cell table:number-columns-repeated="1018"/>
        </table:table-row>
        <table:table-row table:style-name="ro2">
          <table:table-cell/>
          <table:table-cell table:formula="of:=[.B353]+[.$B$4]" office:value-type="float" office:value="35200">
            <text:p>35200</text:p>
          </table:table-cell>
          <table:table-cell table:formula="of:=[.B354]/60" office:value-type="float" office:value="586.666666666667">
            <text:p>586,67</text:p>
          </table:table-cell>
          <table:table-cell table:formula="of:=1/[.C354]" office:value-type="float" office:value="0.00170454545454545">
            <text:p>1,70E-003</text:p>
          </table:table-cell>
          <table:table-cell table:formula="of:=[.D354]" office:value-type="float" office:value="0.00170454545454545">
            <text:p>1,70E-003</text:p>
          </table:table-cell>
          <table:table-cell table:formula="of:=2*[.D354]" office:value-type="float" office:value="0.00340909090909091">
            <text:p>3,41E-003</text:p>
          </table:table-cell>
          <table:table-cell table:number-columns-repeated="1018"/>
        </table:table-row>
        <table:table-row table:style-name="ro2">
          <table:table-cell/>
          <table:table-cell table:formula="of:=[.B354]+[.$B$4]" office:value-type="float" office:value="35300">
            <text:p>35300</text:p>
          </table:table-cell>
          <table:table-cell table:formula="of:=[.B355]/60" office:value-type="float" office:value="588.333333333333">
            <text:p>588,33</text:p>
          </table:table-cell>
          <table:table-cell table:formula="of:=1/[.C355]" office:value-type="float" office:value="0.00169971671388102">
            <text:p>1,70E-003</text:p>
          </table:table-cell>
          <table:table-cell table:formula="of:=[.D355]" office:value-type="float" office:value="0.00169971671388102">
            <text:p>1,70E-003</text:p>
          </table:table-cell>
          <table:table-cell table:formula="of:=2*[.D355]" office:value-type="float" office:value="0.00339943342776204">
            <text:p>3,40E-003</text:p>
          </table:table-cell>
          <table:table-cell table:number-columns-repeated="1018"/>
        </table:table-row>
        <table:table-row table:style-name="ro2">
          <table:table-cell/>
          <table:table-cell table:formula="of:=[.B355]+[.$B$4]" office:value-type="float" office:value="35400">
            <text:p>35400</text:p>
          </table:table-cell>
          <table:table-cell table:formula="of:=[.B356]/60" office:value-type="float" office:value="590">
            <text:p>590</text:p>
          </table:table-cell>
          <table:table-cell table:formula="of:=1/[.C356]" office:value-type="float" office:value="0.00169491525423729">
            <text:p>1,69E-003</text:p>
          </table:table-cell>
          <table:table-cell table:formula="of:=[.D356]" office:value-type="float" office:value="0.00169491525423729">
            <text:p>1,69E-003</text:p>
          </table:table-cell>
          <table:table-cell table:formula="of:=2*[.D356]" office:value-type="float" office:value="0.00338983050847458">
            <text:p>3,39E-003</text:p>
          </table:table-cell>
          <table:table-cell table:number-columns-repeated="1018"/>
        </table:table-row>
        <table:table-row table:style-name="ro2">
          <table:table-cell/>
          <table:table-cell table:formula="of:=[.B356]+[.$B$4]" office:value-type="float" office:value="35500">
            <text:p>35500</text:p>
          </table:table-cell>
          <table:table-cell table:formula="of:=[.B357]/60" office:value-type="float" office:value="591.666666666667">
            <text:p>591,67</text:p>
          </table:table-cell>
          <table:table-cell table:formula="of:=1/[.C357]" office:value-type="float" office:value="0.00169014084507042">
            <text:p>1,69E-003</text:p>
          </table:table-cell>
          <table:table-cell table:formula="of:=[.D357]" office:value-type="float" office:value="0.00169014084507042">
            <text:p>1,69E-003</text:p>
          </table:table-cell>
          <table:table-cell table:formula="of:=2*[.D357]" office:value-type="float" office:value="0.00338028169014084">
            <text:p>3,38E-003</text:p>
          </table:table-cell>
          <table:table-cell table:number-columns-repeated="1018"/>
        </table:table-row>
        <table:table-row table:style-name="ro2">
          <table:table-cell/>
          <table:table-cell table:formula="of:=[.B357]+[.$B$4]" office:value-type="float" office:value="35600">
            <text:p>35600</text:p>
          </table:table-cell>
          <table:table-cell table:formula="of:=[.B358]/60" office:value-type="float" office:value="593.333333333333">
            <text:p>593,33</text:p>
          </table:table-cell>
          <table:table-cell table:formula="of:=1/[.C358]" office:value-type="float" office:value="0.00168539325842697">
            <text:p>1,69E-003</text:p>
          </table:table-cell>
          <table:table-cell table:formula="of:=[.D358]" office:value-type="float" office:value="0.00168539325842697">
            <text:p>1,69E-003</text:p>
          </table:table-cell>
          <table:table-cell table:formula="of:=2*[.D358]" office:value-type="float" office:value="0.00337078651685393">
            <text:p>3,37E-003</text:p>
          </table:table-cell>
          <table:table-cell table:number-columns-repeated="1018"/>
        </table:table-row>
        <table:table-row table:style-name="ro2">
          <table:table-cell/>
          <table:table-cell table:formula="of:=[.B358]+[.$B$4]" office:value-type="float" office:value="35700">
            <text:p>35700</text:p>
          </table:table-cell>
          <table:table-cell table:formula="of:=[.B359]/60" office:value-type="float" office:value="595">
            <text:p>595</text:p>
          </table:table-cell>
          <table:table-cell table:formula="of:=1/[.C359]" office:value-type="float" office:value="0.00168067226890756">
            <text:p>1,68E-003</text:p>
          </table:table-cell>
          <table:table-cell table:formula="of:=[.D359]" office:value-type="float" office:value="0.00168067226890756">
            <text:p>1,68E-003</text:p>
          </table:table-cell>
          <table:table-cell table:formula="of:=2*[.D359]" office:value-type="float" office:value="0.00336134453781513">
            <text:p>3,36E-003</text:p>
          </table:table-cell>
          <table:table-cell table:number-columns-repeated="1018"/>
        </table:table-row>
        <table:table-row table:style-name="ro2">
          <table:table-cell/>
          <table:table-cell table:formula="of:=[.B359]+[.$B$4]" office:value-type="float" office:value="35800">
            <text:p>35800</text:p>
          </table:table-cell>
          <table:table-cell table:formula="of:=[.B360]/60" office:value-type="float" office:value="596.666666666667">
            <text:p>596,67</text:p>
          </table:table-cell>
          <table:table-cell table:formula="of:=1/[.C360]" office:value-type="float" office:value="0.00167597765363129">
            <text:p>1,68E-003</text:p>
          </table:table-cell>
          <table:table-cell table:formula="of:=[.D360]" office:value-type="float" office:value="0.00167597765363129">
            <text:p>1,68E-003</text:p>
          </table:table-cell>
          <table:table-cell table:formula="of:=2*[.D360]" office:value-type="float" office:value="0.00335195530726257">
            <text:p>3,35E-003</text:p>
          </table:table-cell>
          <table:table-cell table:number-columns-repeated="1018"/>
        </table:table-row>
        <table:table-row table:style-name="ro2">
          <table:table-cell/>
          <table:table-cell table:formula="of:=[.B360]+[.$B$4]" office:value-type="float" office:value="35900">
            <text:p>35900</text:p>
          </table:table-cell>
          <table:table-cell table:formula="of:=[.B361]/60" office:value-type="float" office:value="598.333333333333">
            <text:p>598,33</text:p>
          </table:table-cell>
          <table:table-cell table:formula="of:=1/[.C361]" office:value-type="float" office:value="0.00167130919220056">
            <text:p>1,67E-003</text:p>
          </table:table-cell>
          <table:table-cell table:formula="of:=[.D361]" office:value-type="float" office:value="0.00167130919220056">
            <text:p>1,67E-003</text:p>
          </table:table-cell>
          <table:table-cell table:formula="of:=2*[.D361]" office:value-type="float" office:value="0.00334261838440111">
            <text:p>3,34E-003</text:p>
          </table:table-cell>
          <table:table-cell table:number-columns-repeated="1018"/>
        </table:table-row>
        <table:table-row table:style-name="ro2">
          <table:table-cell/>
          <table:table-cell table:formula="of:=[.B361]+[.$B$4]" office:value-type="float" office:value="36000">
            <text:p>36000</text:p>
          </table:table-cell>
          <table:table-cell table:formula="of:=[.B362]/60" office:value-type="float" office:value="600">
            <text:p>600</text:p>
          </table:table-cell>
          <table:table-cell table:formula="of:=1/[.C362]" office:value-type="float" office:value="0.00166666666666667">
            <text:p>1,67E-003</text:p>
          </table:table-cell>
          <table:table-cell table:formula="of:=[.D362]" office:value-type="float" office:value="0.00166666666666667">
            <text:p>1,67E-003</text:p>
          </table:table-cell>
          <table:table-cell table:formula="of:=2*[.D362]" office:value-type="float" office:value="0.00333333333333333">
            <text:p>3,33E-003</text:p>
          </table:table-cell>
          <table:table-cell table:number-columns-repeated="1018"/>
        </table:table-row>
        <table:table-row table:style-name="ro2">
          <table:table-cell/>
          <table:table-cell table:formula="of:=[.B362]+[.$B$4]" office:value-type="float" office:value="36100">
            <text:p>36100</text:p>
          </table:table-cell>
          <table:table-cell table:formula="of:=[.B363]/60" office:value-type="float" office:value="601.666666666667">
            <text:p>601,67</text:p>
          </table:table-cell>
          <table:table-cell table:formula="of:=1/[.C363]" office:value-type="float" office:value="0.00166204986149585">
            <text:p>1,66E-003</text:p>
          </table:table-cell>
          <table:table-cell table:formula="of:=[.D363]" office:value-type="float" office:value="0.00166204986149585">
            <text:p>1,66E-003</text:p>
          </table:table-cell>
          <table:table-cell table:formula="of:=2*[.D363]" office:value-type="float" office:value="0.00332409972299169">
            <text:p>3,32E-003</text:p>
          </table:table-cell>
          <table:table-cell table:number-columns-repeated="1018"/>
        </table:table-row>
        <table:table-row table:style-name="ro2">
          <table:table-cell/>
          <table:table-cell table:formula="of:=[.B363]+[.$B$4]" office:value-type="float" office:value="36200">
            <text:p>36200</text:p>
          </table:table-cell>
          <table:table-cell table:formula="of:=[.B364]/60" office:value-type="float" office:value="603.333333333333">
            <text:p>603,33</text:p>
          </table:table-cell>
          <table:table-cell table:formula="of:=1/[.C364]" office:value-type="float" office:value="0.00165745856353591">
            <text:p>1,66E-003</text:p>
          </table:table-cell>
          <table:table-cell table:formula="of:=[.D364]" office:value-type="float" office:value="0.00165745856353591">
            <text:p>1,66E-003</text:p>
          </table:table-cell>
          <table:table-cell table:formula="of:=2*[.D364]" office:value-type="float" office:value="0.00331491712707182">
            <text:p>3,31E-003</text:p>
          </table:table-cell>
          <table:table-cell table:number-columns-repeated="1018"/>
        </table:table-row>
        <table:table-row table:style-name="ro2">
          <table:table-cell/>
          <table:table-cell table:formula="of:=[.B364]+[.$B$4]" office:value-type="float" office:value="36300">
            <text:p>36300</text:p>
          </table:table-cell>
          <table:table-cell table:formula="of:=[.B365]/60" office:value-type="float" office:value="605">
            <text:p>605</text:p>
          </table:table-cell>
          <table:table-cell table:formula="of:=1/[.C365]" office:value-type="float" office:value="0.00165289256198347">
            <text:p>1,65E-003</text:p>
          </table:table-cell>
          <table:table-cell table:formula="of:=[.D365]" office:value-type="float" office:value="0.00165289256198347">
            <text:p>1,65E-003</text:p>
          </table:table-cell>
          <table:table-cell table:formula="of:=2*[.D365]" office:value-type="float" office:value="0.00330578512396694">
            <text:p>3,31E-003</text:p>
          </table:table-cell>
          <table:table-cell table:number-columns-repeated="1018"/>
        </table:table-row>
        <table:table-row table:style-name="ro2">
          <table:table-cell/>
          <table:table-cell table:formula="of:=[.B365]+[.$B$4]" office:value-type="float" office:value="36400">
            <text:p>36400</text:p>
          </table:table-cell>
          <table:table-cell table:formula="of:=[.B366]/60" office:value-type="float" office:value="606.666666666667">
            <text:p>606,67</text:p>
          </table:table-cell>
          <table:table-cell table:formula="of:=1/[.C366]" office:value-type="float" office:value="0.00164835164835165">
            <text:p>1,65E-003</text:p>
          </table:table-cell>
          <table:table-cell table:formula="of:=[.D366]" office:value-type="float" office:value="0.00164835164835165">
            <text:p>1,65E-003</text:p>
          </table:table-cell>
          <table:table-cell table:formula="of:=2*[.D366]" office:value-type="float" office:value="0.0032967032967033">
            <text:p>3,30E-003</text:p>
          </table:table-cell>
          <table:table-cell table:number-columns-repeated="1018"/>
        </table:table-row>
        <table:table-row table:style-name="ro2">
          <table:table-cell/>
          <table:table-cell table:formula="of:=[.B366]+[.$B$4]" office:value-type="float" office:value="36500">
            <text:p>36500</text:p>
          </table:table-cell>
          <table:table-cell table:formula="of:=[.B367]/60" office:value-type="float" office:value="608.333333333333">
            <text:p>608,33</text:p>
          </table:table-cell>
          <table:table-cell table:formula="of:=1/[.C367]" office:value-type="float" office:value="0.00164383561643836">
            <text:p>1,64E-003</text:p>
          </table:table-cell>
          <table:table-cell table:formula="of:=[.D367]" office:value-type="float" office:value="0.00164383561643836">
            <text:p>1,64E-003</text:p>
          </table:table-cell>
          <table:table-cell table:formula="of:=2*[.D367]" office:value-type="float" office:value="0.00328767123287671">
            <text:p>3,29E-003</text:p>
          </table:table-cell>
          <table:table-cell table:number-columns-repeated="1018"/>
        </table:table-row>
        <table:table-row table:style-name="ro2">
          <table:table-cell/>
          <table:table-cell table:formula="of:=[.B367]+[.$B$4]" office:value-type="float" office:value="36600">
            <text:p>36600</text:p>
          </table:table-cell>
          <table:table-cell table:formula="of:=[.B368]/60" office:value-type="float" office:value="610">
            <text:p>610</text:p>
          </table:table-cell>
          <table:table-cell table:formula="of:=1/[.C368]" office:value-type="float" office:value="0.00163934426229508">
            <text:p>1,64E-003</text:p>
          </table:table-cell>
          <table:table-cell table:formula="of:=[.D368]" office:value-type="float" office:value="0.00163934426229508">
            <text:p>1,64E-003</text:p>
          </table:table-cell>
          <table:table-cell table:formula="of:=2*[.D368]" office:value-type="float" office:value="0.00327868852459016">
            <text:p>3,28E-003</text:p>
          </table:table-cell>
          <table:table-cell table:number-columns-repeated="1018"/>
        </table:table-row>
        <table:table-row table:style-name="ro2">
          <table:table-cell/>
          <table:table-cell table:formula="of:=[.B368]+[.$B$4]" office:value-type="float" office:value="36700">
            <text:p>36700</text:p>
          </table:table-cell>
          <table:table-cell table:formula="of:=[.B369]/60" office:value-type="float" office:value="611.666666666667">
            <text:p>611,67</text:p>
          </table:table-cell>
          <table:table-cell table:formula="of:=1/[.C369]" office:value-type="float" office:value="0.00163487738419619">
            <text:p>1,63E-003</text:p>
          </table:table-cell>
          <table:table-cell table:formula="of:=[.D369]" office:value-type="float" office:value="0.00163487738419619">
            <text:p>1,63E-003</text:p>
          </table:table-cell>
          <table:table-cell table:formula="of:=2*[.D369]" office:value-type="float" office:value="0.00326975476839237">
            <text:p>3,27E-003</text:p>
          </table:table-cell>
          <table:table-cell table:number-columns-repeated="1018"/>
        </table:table-row>
        <table:table-row table:style-name="ro2">
          <table:table-cell/>
          <table:table-cell table:formula="of:=[.B369]+[.$B$4]" office:value-type="float" office:value="36800">
            <text:p>36800</text:p>
          </table:table-cell>
          <table:table-cell table:formula="of:=[.B370]/60" office:value-type="float" office:value="613.333333333333">
            <text:p>613,33</text:p>
          </table:table-cell>
          <table:table-cell table:formula="of:=1/[.C370]" office:value-type="float" office:value="0.0016304347826087">
            <text:p>1,63E-003</text:p>
          </table:table-cell>
          <table:table-cell table:formula="of:=[.D370]" office:value-type="float" office:value="0.0016304347826087">
            <text:p>1,63E-003</text:p>
          </table:table-cell>
          <table:table-cell table:formula="of:=2*[.D370]" office:value-type="float" office:value="0.00326086956521739">
            <text:p>3,26E-003</text:p>
          </table:table-cell>
          <table:table-cell table:number-columns-repeated="1018"/>
        </table:table-row>
        <table:table-row table:style-name="ro2">
          <table:table-cell/>
          <table:table-cell table:formula="of:=[.B370]+[.$B$4]" office:value-type="float" office:value="36900">
            <text:p>36900</text:p>
          </table:table-cell>
          <table:table-cell table:formula="of:=[.B371]/60" office:value-type="float" office:value="615">
            <text:p>615</text:p>
          </table:table-cell>
          <table:table-cell table:formula="of:=1/[.C371]" office:value-type="float" office:value="0.0016260162601626">
            <text:p>1,63E-003</text:p>
          </table:table-cell>
          <table:table-cell table:formula="of:=[.D371]" office:value-type="float" office:value="0.0016260162601626">
            <text:p>1,63E-003</text:p>
          </table:table-cell>
          <table:table-cell table:formula="of:=2*[.D371]" office:value-type="float" office:value="0.0032520325203252">
            <text:p>3,25E-003</text:p>
          </table:table-cell>
          <table:table-cell table:number-columns-repeated="1018"/>
        </table:table-row>
        <table:table-row table:style-name="ro2">
          <table:table-cell/>
          <table:table-cell table:formula="of:=[.B371]+[.$B$4]" office:value-type="float" office:value="37000">
            <text:p>37000</text:p>
          </table:table-cell>
          <table:table-cell table:formula="of:=[.B372]/60" office:value-type="float" office:value="616.666666666667">
            <text:p>616,67</text:p>
          </table:table-cell>
          <table:table-cell table:formula="of:=1/[.C372]" office:value-type="float" office:value="0.00162162162162162">
            <text:p>1,62E-003</text:p>
          </table:table-cell>
          <table:table-cell table:formula="of:=[.D372]" office:value-type="float" office:value="0.00162162162162162">
            <text:p>1,62E-003</text:p>
          </table:table-cell>
          <table:table-cell table:formula="of:=2*[.D372]" office:value-type="float" office:value="0.00324324324324324">
            <text:p>3,24E-003</text:p>
          </table:table-cell>
          <table:table-cell table:number-columns-repeated="1018"/>
        </table:table-row>
        <table:table-row table:style-name="ro2">
          <table:table-cell/>
          <table:table-cell table:formula="of:=[.B372]+[.$B$4]" office:value-type="float" office:value="37100">
            <text:p>37100</text:p>
          </table:table-cell>
          <table:table-cell table:formula="of:=[.B373]/60" office:value-type="float" office:value="618.333333333333">
            <text:p>618,33</text:p>
          </table:table-cell>
          <table:table-cell table:formula="of:=1/[.C373]" office:value-type="float" office:value="0.00161725067385445">
            <text:p>1,62E-003</text:p>
          </table:table-cell>
          <table:table-cell table:formula="of:=[.D373]" office:value-type="float" office:value="0.00161725067385445">
            <text:p>1,62E-003</text:p>
          </table:table-cell>
          <table:table-cell table:formula="of:=2*[.D373]" office:value-type="float" office:value="0.00323450134770889">
            <text:p>3,23E-003</text:p>
          </table:table-cell>
          <table:table-cell table:number-columns-repeated="1018"/>
        </table:table-row>
        <table:table-row table:style-name="ro2">
          <table:table-cell/>
          <table:table-cell table:formula="of:=[.B373]+[.$B$4]" office:value-type="float" office:value="37200">
            <text:p>37200</text:p>
          </table:table-cell>
          <table:table-cell table:formula="of:=[.B374]/60" office:value-type="float" office:value="620">
            <text:p>620</text:p>
          </table:table-cell>
          <table:table-cell table:formula="of:=1/[.C374]" office:value-type="float" office:value="0.00161290322580645">
            <text:p>1,61E-003</text:p>
          </table:table-cell>
          <table:table-cell table:formula="of:=[.D374]" office:value-type="float" office:value="0.00161290322580645">
            <text:p>1,61E-003</text:p>
          </table:table-cell>
          <table:table-cell table:formula="of:=2*[.D374]" office:value-type="float" office:value="0.0032258064516129">
            <text:p>3,23E-003</text:p>
          </table:table-cell>
          <table:table-cell table:number-columns-repeated="1018"/>
        </table:table-row>
        <table:table-row table:style-name="ro2">
          <table:table-cell/>
          <table:table-cell table:formula="of:=[.B374]+[.$B$4]" office:value-type="float" office:value="37300">
            <text:p>37300</text:p>
          </table:table-cell>
          <table:table-cell table:formula="of:=[.B375]/60" office:value-type="float" office:value="621.666666666667">
            <text:p>621,67</text:p>
          </table:table-cell>
          <table:table-cell table:formula="of:=1/[.C375]" office:value-type="float" office:value="0.00160857908847185">
            <text:p>1,61E-003</text:p>
          </table:table-cell>
          <table:table-cell table:formula="of:=[.D375]" office:value-type="float" office:value="0.00160857908847185">
            <text:p>1,61E-003</text:p>
          </table:table-cell>
          <table:table-cell table:formula="of:=2*[.D375]" office:value-type="float" office:value="0.0032171581769437">
            <text:p>3,22E-003</text:p>
          </table:table-cell>
          <table:table-cell table:number-columns-repeated="1018"/>
        </table:table-row>
        <table:table-row table:style-name="ro2">
          <table:table-cell/>
          <table:table-cell table:formula="of:=[.B375]+[.$B$4]" office:value-type="float" office:value="37400">
            <text:p>37400</text:p>
          </table:table-cell>
          <table:table-cell table:formula="of:=[.B376]/60" office:value-type="float" office:value="623.333333333333">
            <text:p>623,33</text:p>
          </table:table-cell>
          <table:table-cell table:formula="of:=1/[.C376]" office:value-type="float" office:value="0.00160427807486631">
            <text:p>1,60E-003</text:p>
          </table:table-cell>
          <table:table-cell table:formula="of:=[.D376]" office:value-type="float" office:value="0.00160427807486631">
            <text:p>1,60E-003</text:p>
          </table:table-cell>
          <table:table-cell table:formula="of:=2*[.D376]" office:value-type="float" office:value="0.00320855614973262">
            <text:p>3,21E-003</text:p>
          </table:table-cell>
          <table:table-cell table:number-columns-repeated="1018"/>
        </table:table-row>
        <table:table-row table:style-name="ro2">
          <table:table-cell/>
          <table:table-cell table:formula="of:=[.B376]+[.$B$4]" office:value-type="float" office:value="37500">
            <text:p>37500</text:p>
          </table:table-cell>
          <table:table-cell table:formula="of:=[.B377]/60" office:value-type="float" office:value="625">
            <text:p>625</text:p>
          </table:table-cell>
          <table:table-cell table:formula="of:=1/[.C377]" office:value-type="float" office:value="0.0016">
            <text:p>1,60E-003</text:p>
          </table:table-cell>
          <table:table-cell table:formula="of:=[.D377]" office:value-type="float" office:value="0.0016">
            <text:p>1,60E-003</text:p>
          </table:table-cell>
          <table:table-cell table:formula="of:=2*[.D377]" office:value-type="float" office:value="0.0032">
            <text:p>3,20E-003</text:p>
          </table:table-cell>
          <table:table-cell table:number-columns-repeated="1018"/>
        </table:table-row>
        <table:table-row table:style-name="ro2">
          <table:table-cell/>
          <table:table-cell table:formula="of:=[.B377]+[.$B$4]" office:value-type="float" office:value="37600">
            <text:p>37600</text:p>
          </table:table-cell>
          <table:table-cell table:formula="of:=[.B378]/60" office:value-type="float" office:value="626.666666666667">
            <text:p>626,67</text:p>
          </table:table-cell>
          <table:table-cell table:formula="of:=1/[.C378]" office:value-type="float" office:value="0.00159574468085106">
            <text:p>1,60E-003</text:p>
          </table:table-cell>
          <table:table-cell table:formula="of:=[.D378]" office:value-type="float" office:value="0.00159574468085106">
            <text:p>1,60E-003</text:p>
          </table:table-cell>
          <table:table-cell table:formula="of:=2*[.D378]" office:value-type="float" office:value="0.00319148936170213">
            <text:p>3,19E-003</text:p>
          </table:table-cell>
          <table:table-cell table:number-columns-repeated="1018"/>
        </table:table-row>
        <table:table-row table:style-name="ro2">
          <table:table-cell/>
          <table:table-cell table:formula="of:=[.B378]+[.$B$4]" office:value-type="float" office:value="37700">
            <text:p>37700</text:p>
          </table:table-cell>
          <table:table-cell table:formula="of:=[.B379]/60" office:value-type="float" office:value="628.333333333333">
            <text:p>628,33</text:p>
          </table:table-cell>
          <table:table-cell table:formula="of:=1/[.C379]" office:value-type="float" office:value="0.00159151193633952">
            <text:p>1,59E-003</text:p>
          </table:table-cell>
          <table:table-cell table:formula="of:=[.D379]" office:value-type="float" office:value="0.00159151193633952">
            <text:p>1,59E-003</text:p>
          </table:table-cell>
          <table:table-cell table:formula="of:=2*[.D379]" office:value-type="float" office:value="0.00318302387267904">
            <text:p>3,18E-003</text:p>
          </table:table-cell>
          <table:table-cell table:number-columns-repeated="1018"/>
        </table:table-row>
        <table:table-row table:style-name="ro2">
          <table:table-cell/>
          <table:table-cell table:formula="of:=[.B379]+[.$B$4]" office:value-type="float" office:value="37800">
            <text:p>37800</text:p>
          </table:table-cell>
          <table:table-cell table:formula="of:=[.B380]/60" office:value-type="float" office:value="630">
            <text:p>630</text:p>
          </table:table-cell>
          <table:table-cell table:formula="of:=1/[.C380]" office:value-type="float" office:value="0.00158730158730159">
            <text:p>1,59E-003</text:p>
          </table:table-cell>
          <table:table-cell table:formula="of:=[.D380]" office:value-type="float" office:value="0.00158730158730159">
            <text:p>1,59E-003</text:p>
          </table:table-cell>
          <table:table-cell table:formula="of:=2*[.D380]" office:value-type="float" office:value="0.00317460317460317">
            <text:p>3,17E-003</text:p>
          </table:table-cell>
          <table:table-cell table:number-columns-repeated="1018"/>
        </table:table-row>
        <table:table-row table:style-name="ro2">
          <table:table-cell/>
          <table:table-cell table:formula="of:=[.B380]+[.$B$4]" office:value-type="float" office:value="37900">
            <text:p>37900</text:p>
          </table:table-cell>
          <table:table-cell table:formula="of:=[.B381]/60" office:value-type="float" office:value="631.666666666667">
            <text:p>631,67</text:p>
          </table:table-cell>
          <table:table-cell table:formula="of:=1/[.C381]" office:value-type="float" office:value="0.00158311345646438">
            <text:p>1,58E-003</text:p>
          </table:table-cell>
          <table:table-cell table:formula="of:=[.D381]" office:value-type="float" office:value="0.00158311345646438">
            <text:p>1,58E-003</text:p>
          </table:table-cell>
          <table:table-cell table:formula="of:=2*[.D381]" office:value-type="float" office:value="0.00316622691292876">
            <text:p>3,17E-003</text:p>
          </table:table-cell>
          <table:table-cell table:number-columns-repeated="1018"/>
        </table:table-row>
        <table:table-row table:style-name="ro2">
          <table:table-cell/>
          <table:table-cell table:formula="of:=[.B381]+[.$B$4]" office:value-type="float" office:value="38000">
            <text:p>38000</text:p>
          </table:table-cell>
          <table:table-cell table:formula="of:=[.B382]/60" office:value-type="float" office:value="633.333333333333">
            <text:p>633,33</text:p>
          </table:table-cell>
          <table:table-cell table:formula="of:=1/[.C382]" office:value-type="float" office:value="0.00157894736842105">
            <text:p>1,58E-003</text:p>
          </table:table-cell>
          <table:table-cell table:formula="of:=[.D382]" office:value-type="float" office:value="0.00157894736842105">
            <text:p>1,58E-003</text:p>
          </table:table-cell>
          <table:table-cell table:formula="of:=2*[.D382]" office:value-type="float" office:value="0.00315789473684211">
            <text:p>3,16E-003</text:p>
          </table:table-cell>
          <table:table-cell table:number-columns-repeated="1018"/>
        </table:table-row>
        <table:table-row table:style-name="ro2">
          <table:table-cell/>
          <table:table-cell table:formula="of:=[.B382]+[.$B$4]" office:value-type="float" office:value="38100">
            <text:p>38100</text:p>
          </table:table-cell>
          <table:table-cell table:formula="of:=[.B383]/60" office:value-type="float" office:value="635">
            <text:p>635</text:p>
          </table:table-cell>
          <table:table-cell table:formula="of:=1/[.C383]" office:value-type="float" office:value="0.0015748031496063">
            <text:p>1,57E-003</text:p>
          </table:table-cell>
          <table:table-cell table:formula="of:=[.D383]" office:value-type="float" office:value="0.0015748031496063">
            <text:p>1,57E-003</text:p>
          </table:table-cell>
          <table:table-cell table:formula="of:=2*[.D383]" office:value-type="float" office:value="0.0031496062992126">
            <text:p>3,15E-003</text:p>
          </table:table-cell>
          <table:table-cell table:number-columns-repeated="1018"/>
        </table:table-row>
        <table:table-row table:style-name="ro2">
          <table:table-cell/>
          <table:table-cell table:formula="of:=[.B383]+[.$B$4]" office:value-type="float" office:value="38200">
            <text:p>38200</text:p>
          </table:table-cell>
          <table:table-cell table:formula="of:=[.B384]/60" office:value-type="float" office:value="636.666666666667">
            <text:p>636,67</text:p>
          </table:table-cell>
          <table:table-cell table:formula="of:=1/[.C384]" office:value-type="float" office:value="0.00157068062827225">
            <text:p>1,57E-003</text:p>
          </table:table-cell>
          <table:table-cell table:formula="of:=[.D384]" office:value-type="float" office:value="0.00157068062827225">
            <text:p>1,57E-003</text:p>
          </table:table-cell>
          <table:table-cell table:formula="of:=2*[.D384]" office:value-type="float" office:value="0.0031413612565445">
            <text:p>3,14E-003</text:p>
          </table:table-cell>
          <table:table-cell table:number-columns-repeated="1018"/>
        </table:table-row>
        <table:table-row table:style-name="ro2">
          <table:table-cell/>
          <table:table-cell table:formula="of:=[.B384]+[.$B$4]" office:value-type="float" office:value="38300">
            <text:p>38300</text:p>
          </table:table-cell>
          <table:table-cell table:formula="of:=[.B385]/60" office:value-type="float" office:value="638.333333333333">
            <text:p>638,33</text:p>
          </table:table-cell>
          <table:table-cell table:formula="of:=1/[.C385]" office:value-type="float" office:value="0.00156657963446475">
            <text:p>1,57E-003</text:p>
          </table:table-cell>
          <table:table-cell table:formula="of:=[.D385]" office:value-type="float" office:value="0.00156657963446475">
            <text:p>1,57E-003</text:p>
          </table:table-cell>
          <table:table-cell table:formula="of:=2*[.D385]" office:value-type="float" office:value="0.0031331592689295">
            <text:p>3,13E-003</text:p>
          </table:table-cell>
          <table:table-cell table:number-columns-repeated="1018"/>
        </table:table-row>
        <table:table-row table:style-name="ro2">
          <table:table-cell/>
          <table:table-cell table:formula="of:=[.B385]+[.$B$4]" office:value-type="float" office:value="38400">
            <text:p>38400</text:p>
          </table:table-cell>
          <table:table-cell table:formula="of:=[.B386]/60" office:value-type="float" office:value="640">
            <text:p>640</text:p>
          </table:table-cell>
          <table:table-cell table:formula="of:=1/[.C386]" office:value-type="float" office:value="0.0015625">
            <text:p>1,56E-003</text:p>
          </table:table-cell>
          <table:table-cell table:formula="of:=[.D386]" office:value-type="float" office:value="0.0015625">
            <text:p>1,56E-003</text:p>
          </table:table-cell>
          <table:table-cell table:formula="of:=2*[.D386]" office:value-type="float" office:value="0.003125">
            <text:p>3,13E-003</text:p>
          </table:table-cell>
          <table:table-cell table:number-columns-repeated="1018"/>
        </table:table-row>
        <table:table-row table:style-name="ro2">
          <table:table-cell/>
          <table:table-cell table:formula="of:=[.B386]+[.$B$4]" office:value-type="float" office:value="38500">
            <text:p>38500</text:p>
          </table:table-cell>
          <table:table-cell table:formula="of:=[.B387]/60" office:value-type="float" office:value="641.666666666667">
            <text:p>641,67</text:p>
          </table:table-cell>
          <table:table-cell table:formula="of:=1/[.C387]" office:value-type="float" office:value="0.00155844155844156">
            <text:p>1,56E-003</text:p>
          </table:table-cell>
          <table:table-cell table:formula="of:=[.D387]" office:value-type="float" office:value="0.00155844155844156">
            <text:p>1,56E-003</text:p>
          </table:table-cell>
          <table:table-cell table:formula="of:=2*[.D387]" office:value-type="float" office:value="0.00311688311688312">
            <text:p>3,12E-003</text:p>
          </table:table-cell>
          <table:table-cell table:number-columns-repeated="1018"/>
        </table:table-row>
        <table:table-row table:style-name="ro2">
          <table:table-cell/>
          <table:table-cell table:formula="of:=[.B387]+[.$B$4]" office:value-type="float" office:value="38600">
            <text:p>38600</text:p>
          </table:table-cell>
          <table:table-cell table:formula="of:=[.B388]/60" office:value-type="float" office:value="643.333333333333">
            <text:p>643,33</text:p>
          </table:table-cell>
          <table:table-cell table:formula="of:=1/[.C388]" office:value-type="float" office:value="0.00155440414507772">
            <text:p>1,55E-003</text:p>
          </table:table-cell>
          <table:table-cell table:formula="of:=[.D388]" office:value-type="float" office:value="0.00155440414507772">
            <text:p>1,55E-003</text:p>
          </table:table-cell>
          <table:table-cell table:formula="of:=2*[.D388]" office:value-type="float" office:value="0.00310880829015544">
            <text:p>3,11E-003</text:p>
          </table:table-cell>
          <table:table-cell table:number-columns-repeated="1018"/>
        </table:table-row>
        <table:table-row table:style-name="ro2">
          <table:table-cell/>
          <table:table-cell table:formula="of:=[.B388]+[.$B$4]" office:value-type="float" office:value="38700">
            <text:p>38700</text:p>
          </table:table-cell>
          <table:table-cell table:formula="of:=[.B389]/60" office:value-type="float" office:value="645">
            <text:p>645</text:p>
          </table:table-cell>
          <table:table-cell table:formula="of:=1/[.C389]" office:value-type="float" office:value="0.00155038759689922">
            <text:p>1,55E-003</text:p>
          </table:table-cell>
          <table:table-cell table:formula="of:=[.D389]" office:value-type="float" office:value="0.00155038759689922">
            <text:p>1,55E-003</text:p>
          </table:table-cell>
          <table:table-cell table:formula="of:=2*[.D389]" office:value-type="float" office:value="0.00310077519379845">
            <text:p>3,10E-003</text:p>
          </table:table-cell>
          <table:table-cell table:number-columns-repeated="1018"/>
        </table:table-row>
        <table:table-row table:style-name="ro2">
          <table:table-cell/>
          <table:table-cell table:formula="of:=[.B389]+[.$B$4]" office:value-type="float" office:value="38800">
            <text:p>38800</text:p>
          </table:table-cell>
          <table:table-cell table:formula="of:=[.B390]/60" office:value-type="float" office:value="646.666666666667">
            <text:p>646,67</text:p>
          </table:table-cell>
          <table:table-cell table:formula="of:=1/[.C390]" office:value-type="float" office:value="0.00154639175257732">
            <text:p>1,55E-003</text:p>
          </table:table-cell>
          <table:table-cell table:formula="of:=[.D390]" office:value-type="float" office:value="0.00154639175257732">
            <text:p>1,55E-003</text:p>
          </table:table-cell>
          <table:table-cell table:formula="of:=2*[.D390]" office:value-type="float" office:value="0.00309278350515464">
            <text:p>3,09E-003</text:p>
          </table:table-cell>
          <table:table-cell table:number-columns-repeated="1018"/>
        </table:table-row>
        <table:table-row table:style-name="ro2">
          <table:table-cell/>
          <table:table-cell table:formula="of:=[.B390]+[.$B$4]" office:value-type="float" office:value="38900">
            <text:p>38900</text:p>
          </table:table-cell>
          <table:table-cell table:formula="of:=[.B391]/60" office:value-type="float" office:value="648.333333333333">
            <text:p>648,33</text:p>
          </table:table-cell>
          <table:table-cell table:formula="of:=1/[.C391]" office:value-type="float" office:value="0.00154241645244216">
            <text:p>1,54E-003</text:p>
          </table:table-cell>
          <table:table-cell table:formula="of:=[.D391]" office:value-type="float" office:value="0.00154241645244216">
            <text:p>1,54E-003</text:p>
          </table:table-cell>
          <table:table-cell table:formula="of:=2*[.D391]" office:value-type="float" office:value="0.00308483290488432">
            <text:p>3,08E-003</text:p>
          </table:table-cell>
          <table:table-cell table:number-columns-repeated="1018"/>
        </table:table-row>
        <table:table-row table:style-name="ro2">
          <table:table-cell/>
          <table:table-cell table:formula="of:=[.B391]+[.$B$4]" office:value-type="float" office:value="39000">
            <text:p>39000</text:p>
          </table:table-cell>
          <table:table-cell table:formula="of:=[.B392]/60" office:value-type="float" office:value="650">
            <text:p>650</text:p>
          </table:table-cell>
          <table:table-cell table:formula="of:=1/[.C392]" office:value-type="float" office:value="0.00153846153846154">
            <text:p>1,54E-003</text:p>
          </table:table-cell>
          <table:table-cell table:formula="of:=[.D392]" office:value-type="float" office:value="0.00153846153846154">
            <text:p>1,54E-003</text:p>
          </table:table-cell>
          <table:table-cell table:formula="of:=2*[.D392]" office:value-type="float" office:value="0.00307692307692308">
            <text:p>3,08E-003</text:p>
          </table:table-cell>
          <table:table-cell table:number-columns-repeated="1018"/>
        </table:table-row>
        <table:table-row table:style-name="ro2">
          <table:table-cell/>
          <table:table-cell table:formula="of:=[.B392]+[.$B$4]" office:value-type="float" office:value="39100">
            <text:p>39100</text:p>
          </table:table-cell>
          <table:table-cell table:formula="of:=[.B393]/60" office:value-type="float" office:value="651.666666666667">
            <text:p>651,67</text:p>
          </table:table-cell>
          <table:table-cell table:formula="of:=1/[.C393]" office:value-type="float" office:value="0.00153452685421995">
            <text:p>1,53E-003</text:p>
          </table:table-cell>
          <table:table-cell table:formula="of:=[.D393]" office:value-type="float" office:value="0.00153452685421995">
            <text:p>1,53E-003</text:p>
          </table:table-cell>
          <table:table-cell table:formula="of:=2*[.D393]" office:value-type="float" office:value="0.0030690537084399">
            <text:p>3,07E-003</text:p>
          </table:table-cell>
          <table:table-cell table:number-columns-repeated="1018"/>
        </table:table-row>
        <table:table-row table:style-name="ro2">
          <table:table-cell/>
          <table:table-cell table:formula="of:=[.B393]+[.$B$4]" office:value-type="float" office:value="39200">
            <text:p>39200</text:p>
          </table:table-cell>
          <table:table-cell table:formula="of:=[.B394]/60" office:value-type="float" office:value="653.333333333333">
            <text:p>653,33</text:p>
          </table:table-cell>
          <table:table-cell table:formula="of:=1/[.C394]" office:value-type="float" office:value="0.00153061224489796">
            <text:p>1,53E-003</text:p>
          </table:table-cell>
          <table:table-cell table:formula="of:=[.D394]" office:value-type="float" office:value="0.00153061224489796">
            <text:p>1,53E-003</text:p>
          </table:table-cell>
          <table:table-cell table:formula="of:=2*[.D394]" office:value-type="float" office:value="0.00306122448979592">
            <text:p>3,06E-003</text:p>
          </table:table-cell>
          <table:table-cell table:number-columns-repeated="1018"/>
        </table:table-row>
        <table:table-row table:style-name="ro2">
          <table:table-cell/>
          <table:table-cell table:formula="of:=[.B394]+[.$B$4]" office:value-type="float" office:value="39300">
            <text:p>39300</text:p>
          </table:table-cell>
          <table:table-cell table:formula="of:=[.B395]/60" office:value-type="float" office:value="655">
            <text:p>655</text:p>
          </table:table-cell>
          <table:table-cell table:formula="of:=1/[.C395]" office:value-type="float" office:value="0.00152671755725191">
            <text:p>1,53E-003</text:p>
          </table:table-cell>
          <table:table-cell table:formula="of:=[.D395]" office:value-type="float" office:value="0.00152671755725191">
            <text:p>1,53E-003</text:p>
          </table:table-cell>
          <table:table-cell table:formula="of:=2*[.D395]" office:value-type="float" office:value="0.00305343511450382">
            <text:p>3,05E-003</text:p>
          </table:table-cell>
          <table:table-cell table:number-columns-repeated="1018"/>
        </table:table-row>
        <table:table-row table:style-name="ro2">
          <table:table-cell/>
          <table:table-cell table:formula="of:=[.B395]+[.$B$4]" office:value-type="float" office:value="39400">
            <text:p>39400</text:p>
          </table:table-cell>
          <table:table-cell table:formula="of:=[.B396]/60" office:value-type="float" office:value="656.666666666667">
            <text:p>656,67</text:p>
          </table:table-cell>
          <table:table-cell table:formula="of:=1/[.C396]" office:value-type="float" office:value="0.00152284263959391">
            <text:p>1,52E-003</text:p>
          </table:table-cell>
          <table:table-cell table:formula="of:=[.D396]" office:value-type="float" office:value="0.00152284263959391">
            <text:p>1,52E-003</text:p>
          </table:table-cell>
          <table:table-cell table:formula="of:=2*[.D396]" office:value-type="float" office:value="0.00304568527918782">
            <text:p>3,05E-003</text:p>
          </table:table-cell>
          <table:table-cell table:number-columns-repeated="1018"/>
        </table:table-row>
        <table:table-row table:style-name="ro2">
          <table:table-cell/>
          <table:table-cell table:formula="of:=[.B396]+[.$B$4]" office:value-type="float" office:value="39500">
            <text:p>39500</text:p>
          </table:table-cell>
          <table:table-cell table:formula="of:=[.B397]/60" office:value-type="float" office:value="658.333333333333">
            <text:p>658,33</text:p>
          </table:table-cell>
          <table:table-cell table:formula="of:=1/[.C397]" office:value-type="float" office:value="0.00151898734177215">
            <text:p>1,52E-003</text:p>
          </table:table-cell>
          <table:table-cell table:formula="of:=[.D397]" office:value-type="float" office:value="0.00151898734177215">
            <text:p>1,52E-003</text:p>
          </table:table-cell>
          <table:table-cell table:formula="of:=2*[.D397]" office:value-type="float" office:value="0.0030379746835443">
            <text:p>3,04E-003</text:p>
          </table:table-cell>
          <table:table-cell table:number-columns-repeated="1018"/>
        </table:table-row>
        <table:table-row table:style-name="ro2">
          <table:table-cell/>
          <table:table-cell table:formula="of:=[.B397]+[.$B$4]" office:value-type="float" office:value="39600">
            <text:p>39600</text:p>
          </table:table-cell>
          <table:table-cell table:formula="of:=[.B398]/60" office:value-type="float" office:value="660">
            <text:p>660</text:p>
          </table:table-cell>
          <table:table-cell table:formula="of:=1/[.C398]" office:value-type="float" office:value="0.00151515151515152">
            <text:p>1,52E-003</text:p>
          </table:table-cell>
          <table:table-cell table:formula="of:=[.D398]" office:value-type="float" office:value="0.00151515151515152">
            <text:p>1,52E-003</text:p>
          </table:table-cell>
          <table:table-cell table:formula="of:=2*[.D398]" office:value-type="float" office:value="0.00303030303030303">
            <text:p>3,03E-003</text:p>
          </table:table-cell>
          <table:table-cell table:number-columns-repeated="1018"/>
        </table:table-row>
        <table:table-row table:style-name="ro2">
          <table:table-cell/>
          <table:table-cell table:formula="of:=[.B398]+[.$B$4]" office:value-type="float" office:value="39700">
            <text:p>39700</text:p>
          </table:table-cell>
          <table:table-cell table:formula="of:=[.B399]/60" office:value-type="float" office:value="661.666666666667">
            <text:p>661,67</text:p>
          </table:table-cell>
          <table:table-cell table:formula="of:=1/[.C399]" office:value-type="float" office:value="0.00151133501259446">
            <text:p>1,51E-003</text:p>
          </table:table-cell>
          <table:table-cell table:formula="of:=[.D399]" office:value-type="float" office:value="0.00151133501259446">
            <text:p>1,51E-003</text:p>
          </table:table-cell>
          <table:table-cell table:formula="of:=2*[.D399]" office:value-type="float" office:value="0.00302267002518892">
            <text:p>3,02E-003</text:p>
          </table:table-cell>
          <table:table-cell table:number-columns-repeated="1018"/>
        </table:table-row>
        <table:table-row table:style-name="ro2" table:number-rows-repeated="651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pm (16 bits - PIC16F877)" table:style-name="ta1" table:print="false">
        <table:table-column table:style-name="co15" table:default-cell-style-name="ce2"/>
        <table:table-column table:style-name="co1" table:default-cell-style-name="ce4"/>
        <table:table-column table:style-name="co1" table:default-cell-style-name="Default"/>
        <table:table-column table:style-name="co16" table:number-columns-repeated="3" table:default-cell-style-name="ce15"/>
        <table:table-column table:style-name="co1" table:default-cell-style-name="Default"/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7" office:value-type="float" office:value="4000000">
            <text:p>4000000</text:p>
          </table:table-cell>
          <table:table-cell table:number-columns-repeated="4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7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 table:number-columns-repeated="4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style-name="ce8" table:formula="of:=[.C1]/[.C2]" office:value-type="float" office:value="1000000">
            <text:p>1000000</text:p>
          </table:table-cell>
          <table:table-cell table:number-columns-repeated="4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6" table:formula="of:=1/[.C4]" office:value-type="float" office:value="0.000001">
            <text:p>1,00E-006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 table:number-columns-repeated="4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9" office:value-type="float" office:value="8">
            <text:p>8</text:p>
          </table:table-cell>
          <table:table-cell table:number-columns-repeated="4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style-name="ce8" table:formula="of:=[.C4]/[.C7]" office:value-type="float" office:value="125000">
            <text:p>125000</text:p>
          </table:table-cell>
          <table:table-cell table:number-columns-repeated="4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6" table:formula="of:=1/[.C8]" office:value-type="float" office:value="0.000008">
            <text:p>8,00E-006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 table:number-columns-repeated="4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10" office:value-type="float" office:value="16">
            <text:p>16</text:p>
          </table:table-cell>
          <table:table-cell table:number-columns-repeated="4"/>
        </table:table-row>
        <table:table-row table:style-name="ro3">
          <table:table-cell office:value-type="string">
            <text:p>Nb états timer</text:p>
          </table:table-cell>
          <table:table-cell/>
          <table:table-cell table:style-name="ce8" table:formula="of:=2^[.C11]" office:value-type="float" office:value="65536">
            <text:p>65536</text:p>
          </table:table-cell>
          <table:table-cell table:number-columns-repeated="4"/>
        </table:table-row>
        <table:table-row table:style-name="ro3">
          <table:table-cell office:value-type="string">
            <text:p>Val min timer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Val max timer</text:p>
          </table:table-cell>
          <table:table-cell/>
          <table:table-cell table:style-name="ce8" table:formula="of:=[.C12]-1" office:value-type="float" office:value="65535">
            <text:p>65535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 table:number-columns-repeated="4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6" table:formula="of:=[.C9]" office:value-type="float" office:value="0.000008">
            <text:p>8,00E-006</text:p>
          </table:table-cell>
          <table:table-cell table:number-columns-repeated="4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6" table:formula="of:=([.C14]-[.C13])*[.C9]" office:value-type="float" office:value="0.52428">
            <text:p>5,24E-001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urée minimale à compter</text:p>
          </table:table-cell>
          <table:table-cell office:value-type="string">
            <text:p>(s)</text:p>
          </table:table-cell>
          <table:table-cell table:formula="of:=MIN([rpm.E2:.F3])" office:value-type="float" office:value="0.003">
            <text:p>3,00E-003</text:p>
          </table:table-cell>
          <table:table-cell/>
          <table:table-cell table:formula="of:=IF([.C19]&gt;[.C16])" office:value-type="boolean" office:boolean-value="true">
            <text:p>VRAI</text:p>
          </table:table-cell>
          <table:table-cell/>
          <table:table-cell office:value-type="string">
            <text:p>RPM Max 2T</text:p>
          </table:table-cell>
        </table:table-row>
        <table:table-row table:style-name="ro2">
          <table:table-cell office:value-type="string">
            <text:p>Durée maximale à compter</text:p>
          </table:table-cell>
          <table:table-cell office:value-type="string">
            <text:p>(s)</text:p>
          </table:table-cell>
          <table:table-cell table:formula="of:=MAX([rpm.E2:.F3])" office:value-type="float" office:value="0.4">
            <text:p>4,00E-001</text:p>
          </table:table-cell>
          <table:table-cell/>
          <table:table-cell table:formula="of:=IF([.C20]&lt;[.C17])" office:value-type="boolean" office:boolean-value="true">
            <text:p>VRAI</text:p>
          </table:table-cell>
          <table:table-cell/>
          <table:table-cell office:value-type="string">
            <text:p>RPM Min 4T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4"/>
          <table:table-cell table:formula="of:=IF(AND([.E19];[.E20]);&quot;Ok&quot;;&quot;Pas possible&quot;)" office:value-type="string" office:string-value="Ok">
            <text:p>Ok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 table:number-rows-repeated="6551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rpm_2" table:style-name="ta1" table:print="false">
        <table:table-column table:style-name="co1" table:default-cell-style-name="ce21"/>
        <table:table-column table:style-name="co1" table:default-cell-style-name="Default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ce6"/>
        <table:table-column table:style-name="co1" table:number-columns-repeated="2" table:default-cell-style-name="Default"/>
        <table:table-column table:style-name="co13" table:default-cell-style-name="ce6"/>
        <table:table-column table:style-name="co17" table:default-cell-style-name="Default"/>
        <table:table-column table:style-name="co1" table:default-cell-style-name="ce8"/>
        <table:table-column table:style-name="co1" table:number-columns-repeated="1013" table:default-cell-style-name="Default"/>
        <table:table-row table:style-name="ro3">
          <table:table-cell table:style-name="ce4"/>
          <table:table-cell table:style-name="ce4" office:value-type="string">
            <text:p>RPM</text:p>
          </table:table-cell>
          <table:table-cell table:style-name="ce4" office:value-type="string">
            <text:p>RPM</text:p>
          </table:table-cell>
          <table:table-cell table:style-name="ce24" office:value-type="string">
            <text:p>Durée tour</text:p>
          </table:table-cell>
          <table:table-cell table:style-name="ce4" office:value-type="string">
            <text:p>Allumage 2T</text:p>
          </table:table-cell>
          <table:table-cell table:style-name="ce24" office:value-type="string">
            <text:p>Allumage 4T</text:p>
          </table:table-cell>
          <table:table-cell table:style-name="ce4"/>
          <table:table-cell table:style-name="ce4" office:value-type="string">
            <text:p>Nb pas</text:p>
          </table:table-cell>
          <table:table-cell table:style-name="ce24" office:value-type="string">
            <text:p>Durée comptée</text:p>
          </table:table-cell>
          <table:table-cell table:style-name="ce4" office:value-type="string">
            <text:p>RPM comptée</text:p>
          </table:table-cell>
          <table:table-cell table:style-name="ce25" office:value-type="string">
            <text:p>écart relatif</text:p>
          </table:table-cell>
          <table:table-cell table:style-name="ce4" table:number-columns-repeated="1013"/>
        </table:table-row>
        <table:table-row table:style-name="ro2">
          <table:table-cell table:style-name="ce4"/>
          <table:table-cell table:style-name="ce4" office:value-type="string">
            <text:p><text:s/>(tr/min)</text:p>
          </table:table-cell>
          <table:table-cell table:style-name="ce4" office:value-type="string">
            <text:p>(tr/sec = Hz)</text:p>
          </table:table-cell>
          <table:table-cell table:style-name="ce4" office:value-type="string">
            <text:p>(s)</text:p>
          </table:table-cell>
          <table:table-cell table:style-name="ce4" office:value-type="string">
            <text:p>(s)</text:p>
          </table:table-cell>
          <table:table-cell table:style-name="ce24" office:value-type="string">
            <text:p>(s)</text:p>
          </table:table-cell>
          <table:table-cell table:style-name="ce4" table:number-columns-repeated="2"/>
          <table:table-cell table:style-name="ce24" office:value-type="string">
            <text:p>(s)</text:p>
          </table:table-cell>
          <table:table-cell table:style-name="ce4" office:value-type="string">
            <text:p>(tr/min)</text:p>
          </table:table-cell>
          <table:table-cell table:style-name="ce25" office:value-type="string">
            <text:p>(%)</text:p>
          </table:table-cell>
          <table:table-cell table:style-name="ce4" table:number-columns-repeated="1013"/>
        </table:table-row>
        <table:table-row table:style-name="ro2">
          <table:table-cell office:value-type="string">
            <text:p>Min</text:p>
          </table:table-cell>
          <table:table-cell table:style-name="ce22" office:value-type="float" office:value="300">
            <text:p>300</text:p>
          </table:table-cell>
          <table:table-cell table:formula="of:=[.B3]/60" office:value-type="float" office:value="5">
            <text:p>5</text:p>
          </table:table-cell>
          <table:table-cell table:formula="of:=1/[.C3]" office:value-type="float" office:value="0.2">
            <text:p>2,00E-001</text:p>
          </table:table-cell>
          <table:table-cell table:formula="of:=[.D3]" office:value-type="float" office:value="0.2">
            <text:p>2,00E-001</text:p>
          </table:table-cell>
          <table:table-cell table:formula="of:=2*[.D3]" office:value-type="float" office:value="0.4">
            <text:p>4,00E-001</text:p>
          </table:table-cell>
          <table:table-cell table:style-name="ce21" table:number-columns-repeated="2"/>
          <table:table-cell table:style-name="ce23"/>
          <table:table-cell table:style-name="ce21"/>
          <table:table-cell table:style-name="ce26"/>
          <table:table-cell table:style-name="ce21" table:number-columns-repeated="1013"/>
        </table:table-row>
        <table:table-row table:style-name="ro2">
          <table:table-cell office:value-type="string">
            <text:p>Max</text:p>
          </table:table-cell>
          <table:table-cell table:style-name="ce22" office:value-type="float" office:value="20000">
            <text:p>20000</text:p>
          </table:table-cell>
          <table:table-cell table:formula="of:=[.B4]/60" office:value-type="float" office:value="333.333333333333">
            <text:p>333,33</text:p>
          </table:table-cell>
          <table:table-cell table:formula="of:=1/[.C4]" office:value-type="float" office:value="0.003">
            <text:p>3,00E-003</text:p>
          </table:table-cell>
          <table:table-cell table:formula="of:=[.D4]" office:value-type="float" office:value="0.003">
            <text:p>3,00E-003</text:p>
          </table:table-cell>
          <table:table-cell table:formula="of:=2*[.D4]" office:value-type="float" office:value="0.006">
            <text:p>6,00E-003</text:p>
          </table:table-cell>
          <table:table-cell table:style-name="ce21" table:number-columns-repeated="2"/>
          <table:table-cell table:style-name="ce23"/>
          <table:table-cell table:style-name="ce21"/>
          <table:table-cell table:style-name="ce26"/>
          <table:table-cell table:style-name="ce21" table:number-columns-repeated="1013"/>
        </table:table-row>
        <table:table-row table:style-name="ro2">
          <table:table-cell office:value-type="string">
            <text:p>Précision</text:p>
          </table:table-cell>
          <table:table-cell table:style-name="ce22" office:value-type="float" office:value="10">
            <text:p>10</text:p>
          </table:table-cell>
          <table:table-cell table:formula="of:=[.B5]/60" office:value-type="float" office:value="0.166666666666667">
            <text:p>0,17</text:p>
          </table:table-cell>
          <table:table-cell table:formula="of:=1/[.C5]" office:value-type="float" office:value="6">
            <text:p>6,00E+000</text:p>
          </table:table-cell>
          <table:table-cell table:formula="of:=[.D5]" office:value-type="float" office:value="6">
            <text:p>6,00E+000</text:p>
          </table:table-cell>
          <table:table-cell table:formula="of:=2*[.D5]" office:value-type="float" office:value="12">
            <text:p>1,20E+001</text:p>
          </table:table-cell>
          <table:table-cell table:style-name="ce21" table:number-columns-repeated="2"/>
          <table:table-cell table:style-name="ce23"/>
          <table:table-cell table:style-name="ce21"/>
          <table:table-cell table:style-name="ce26"/>
          <table:table-cell table:style-name="ce21" table:number-columns-repeated="1013"/>
        </table:table-row>
        <table:table-row table:style-name="ro2">
          <table:table-cell/>
          <table:table-cell table:style-name="ce22"/>
          <table:table-cell table:number-columns-repeated="4"/>
          <table:table-cell table:style-name="ce21" table:number-columns-repeated="2"/>
          <table:table-cell table:style-name="ce23"/>
          <table:table-cell table:style-name="ce21"/>
          <table:table-cell table:style-name="ce26"/>
          <table:table-cell table:style-name="ce21" table:number-columns-repeated="1013"/>
        </table:table-row>
        <table:table-row table:style-name="ro2">
          <table:table-cell/>
          <table:table-cell table:formula="of:=[.B3]+[.$B$5]" office:value-type="float" office:value="310">
            <text:p>310</text:p>
          </table:table-cell>
          <table:table-cell table:formula="of:=[.B7]/60" office:value-type="float" office:value="5.16666666666667">
            <text:p>5,17</text:p>
          </table:table-cell>
          <table:table-cell table:formula="of:=1/[.C7]" office:value-type="float" office:value="0.193548387096774">
            <text:p>1,94E-001</text:p>
          </table:table-cell>
          <table:table-cell table:formula="of:=[.D7]" office:value-type="float" office:value="0.193548387096774">
            <text:p>1,94E-001</text:p>
          </table:table-cell>
          <table:table-cell table:formula="of:=2*[.D7]" office:value-type="float" office:value="0.387096774193548">
            <text:p>3,87E-001</text:p>
          </table:table-cell>
          <table:table-cell/>
          <table:table-cell table:formula="of:=INT([.E7]/['rpm (16 bits - PIC16F877)'.$C$16])" office:value-type="float" office:value="24193">
            <text:p>24193</text:p>
          </table:table-cell>
          <table:table-cell table:formula="of:=[.H7]*['rpm (16 bits - PIC16F877)'.$C$16]" office:value-type="float" office:value="0.193544">
            <text:p>1,94E-001</text:p>
          </table:table-cell>
          <table:table-cell table:formula="of:=60/[.I7]" office:value-type="float" office:value="310.007026825941">
            <text:p>310,01</text:p>
          </table:table-cell>
          <table:table-cell table:formula="of:=ABS([.J7]-[.B7])/[.B7]*100" office:value-type="float" office:value="0.00226671804561588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7]+[.$B$5]" office:value-type="float" office:value="320">
            <text:p>320</text:p>
          </table:table-cell>
          <table:table-cell table:formula="of:=[.B8]/60" office:value-type="float" office:value="5.33333333333333">
            <text:p>5,33</text:p>
          </table:table-cell>
          <table:table-cell table:formula="of:=1/[.C8]" office:value-type="float" office:value="0.1875">
            <text:p>1,88E-001</text:p>
          </table:table-cell>
          <table:table-cell table:formula="of:=[.D8]" office:value-type="float" office:value="0.1875">
            <text:p>1,88E-001</text:p>
          </table:table-cell>
          <table:table-cell table:formula="of:=2*[.D8]" office:value-type="float" office:value="0.375">
            <text:p>3,75E-001</text:p>
          </table:table-cell>
          <table:table-cell/>
          <table:table-cell table:formula="of:=INT([.E8]/['rpm (16 bits - PIC16F877)'.$C$16])" office:value-type="float" office:value="23437">
            <text:p>23437</text:p>
          </table:table-cell>
          <table:table-cell table:formula="of:=[.H8]*['rpm (16 bits - PIC16F877)'.$C$16]" office:value-type="float" office:value="0.187496">
            <text:p>1,87E-001</text:p>
          </table:table-cell>
          <table:table-cell table:formula="of:=60/[.I8]" office:value-type="float" office:value="320.006826812305">
            <text:p>320,01</text:p>
          </table:table-cell>
          <table:table-cell table:formula="of:=ABS([.J8]-[.B8])/[.B8]*100" office:value-type="float" office:value="0.00213337884542142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8]+[.$B$5]" office:value-type="float" office:value="330">
            <text:p>330</text:p>
          </table:table-cell>
          <table:table-cell table:formula="of:=[.B9]/60" office:value-type="float" office:value="5.5">
            <text:p>5,5</text:p>
          </table:table-cell>
          <table:table-cell table:formula="of:=1/[.C9]" office:value-type="float" office:value="0.181818181818182">
            <text:p>1,82E-001</text:p>
          </table:table-cell>
          <table:table-cell table:formula="of:=[.D9]" office:value-type="float" office:value="0.181818181818182">
            <text:p>1,82E-001</text:p>
          </table:table-cell>
          <table:table-cell table:formula="of:=2*[.D9]" office:value-type="float" office:value="0.363636363636364">
            <text:p>3,64E-001</text:p>
          </table:table-cell>
          <table:table-cell/>
          <table:table-cell table:formula="of:=INT([.E9]/['rpm (16 bits - PIC16F877)'.$C$16])" office:value-type="float" office:value="22727">
            <text:p>22727</text:p>
          </table:table-cell>
          <table:table-cell table:formula="of:=[.H9]*['rpm (16 bits - PIC16F877)'.$C$16]" office:value-type="float" office:value="0.181816">
            <text:p>1,82E-001</text:p>
          </table:table-cell>
          <table:table-cell table:formula="of:=60/[.I9]" office:value-type="float" office:value="330.003960047521">
            <text:p>330</text:p>
          </table:table-cell>
          <table:table-cell table:formula="of:=ABS([.J9]-[.B9])/[.B9]*100" office:value-type="float" office:value="0.00120001440016247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9]+[.$B$5]" office:value-type="float" office:value="340">
            <text:p>340</text:p>
          </table:table-cell>
          <table:table-cell table:formula="of:=[.B10]/60" office:value-type="float" office:value="5.66666666666667">
            <text:p>5,67</text:p>
          </table:table-cell>
          <table:table-cell table:formula="of:=1/[.C10]" office:value-type="float" office:value="0.176470588235294">
            <text:p>1,76E-001</text:p>
          </table:table-cell>
          <table:table-cell table:formula="of:=[.D10]" office:value-type="float" office:value="0.176470588235294">
            <text:p>1,76E-001</text:p>
          </table:table-cell>
          <table:table-cell table:formula="of:=2*[.D10]" office:value-type="float" office:value="0.352941176470588">
            <text:p>3,53E-001</text:p>
          </table:table-cell>
          <table:table-cell/>
          <table:table-cell table:formula="of:=INT([.E10]/['rpm (16 bits - PIC16F877)'.$C$16])" office:value-type="float" office:value="22058">
            <text:p>22058</text:p>
          </table:table-cell>
          <table:table-cell table:formula="of:=[.H10]*['rpm (16 bits - PIC16F877)'.$C$16]" office:value-type="float" office:value="0.176464">
            <text:p>1,76E-001</text:p>
          </table:table-cell>
          <table:table-cell table:formula="of:=60/[.I10]" office:value-type="float" office:value="340.012693807235">
            <text:p>340,01</text:p>
          </table:table-cell>
          <table:table-cell table:formula="of:=ABS([.J10]-[.B10])/[.B10]*100" office:value-type="float" office:value="0.0037334727163257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0]+[.$B$5]" office:value-type="float" office:value="350">
            <text:p>350</text:p>
          </table:table-cell>
          <table:table-cell table:formula="of:=[.B11]/60" office:value-type="float" office:value="5.83333333333333">
            <text:p>5,83</text:p>
          </table:table-cell>
          <table:table-cell table:formula="of:=1/[.C11]" office:value-type="float" office:value="0.171428571428571">
            <text:p>1,71E-001</text:p>
          </table:table-cell>
          <table:table-cell table:formula="of:=[.D11]" office:value-type="float" office:value="0.171428571428571">
            <text:p>1,71E-001</text:p>
          </table:table-cell>
          <table:table-cell table:formula="of:=2*[.D11]" office:value-type="float" office:value="0.342857142857143">
            <text:p>3,43E-001</text:p>
          </table:table-cell>
          <table:table-cell/>
          <table:table-cell table:formula="of:=INT([.E11]/['rpm (16 bits - PIC16F877)'.$C$16])" office:value-type="float" office:value="21428">
            <text:p>21428</text:p>
          </table:table-cell>
          <table:table-cell table:formula="of:=[.H11]*['rpm (16 bits - PIC16F877)'.$C$16]" office:value-type="float" office:value="0.171424">
            <text:p>1,71E-001</text:p>
          </table:table-cell>
          <table:table-cell table:formula="of:=60/[.I11]" office:value-type="float" office:value="350.009333582229">
            <text:p>350,01</text:p>
          </table:table-cell>
          <table:table-cell table:formula="of:=ABS([.J11]-[.B11])/[.B11]*100" office:value-type="float" office:value="0.00266673777967493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1]+[.$B$5]" office:value-type="float" office:value="360">
            <text:p>360</text:p>
          </table:table-cell>
          <table:table-cell table:formula="of:=[.B12]/60" office:value-type="float" office:value="6">
            <text:p>6</text:p>
          </table:table-cell>
          <table:table-cell table:formula="of:=1/[.C12]" office:value-type="float" office:value="0.166666666666667">
            <text:p>1,67E-001</text:p>
          </table:table-cell>
          <table:table-cell table:formula="of:=[.D12]" office:value-type="float" office:value="0.166666666666667">
            <text:p>1,67E-001</text:p>
          </table:table-cell>
          <table:table-cell table:formula="of:=2*[.D12]" office:value-type="float" office:value="0.333333333333333">
            <text:p>3,33E-001</text:p>
          </table:table-cell>
          <table:table-cell/>
          <table:table-cell table:formula="of:=INT([.E12]/['rpm (16 bits - PIC16F877)'.$C$16])" office:value-type="float" office:value="20833">
            <text:p>20833</text:p>
          </table:table-cell>
          <table:table-cell table:formula="of:=[.H12]*['rpm (16 bits - PIC16F877)'.$C$16]" office:value-type="float" office:value="0.166664">
            <text:p>1,67E-001</text:p>
          </table:table-cell>
          <table:table-cell table:formula="of:=60/[.I12]" office:value-type="float" office:value="360.005760092161">
            <text:p>360,01</text:p>
          </table:table-cell>
          <table:table-cell table:formula="of:=ABS([.J12]-[.B12])/[.B12]*100" office:value-type="float" office:value="0.00160002560041524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2]+[.$B$5]" office:value-type="float" office:value="370">
            <text:p>370</text:p>
          </table:table-cell>
          <table:table-cell table:formula="of:=[.B13]/60" office:value-type="float" office:value="6.16666666666667">
            <text:p>6,17</text:p>
          </table:table-cell>
          <table:table-cell table:formula="of:=1/[.C13]" office:value-type="float" office:value="0.162162162162162">
            <text:p>1,62E-001</text:p>
          </table:table-cell>
          <table:table-cell table:formula="of:=[.D13]" office:value-type="float" office:value="0.162162162162162">
            <text:p>1,62E-001</text:p>
          </table:table-cell>
          <table:table-cell table:formula="of:=2*[.D13]" office:value-type="float" office:value="0.324324324324324">
            <text:p>3,24E-001</text:p>
          </table:table-cell>
          <table:table-cell/>
          <table:table-cell table:formula="of:=INT([.E13]/['rpm (16 bits - PIC16F877)'.$C$16])" office:value-type="float" office:value="20270">
            <text:p>20270</text:p>
          </table:table-cell>
          <table:table-cell table:formula="of:=[.H13]*['rpm (16 bits - PIC16F877)'.$C$16]" office:value-type="float" office:value="0.16216">
            <text:p>1,62E-001</text:p>
          </table:table-cell>
          <table:table-cell table:formula="of:=60/[.I13]" office:value-type="float" office:value="370.004933399112">
            <text:p>370</text:p>
          </table:table-cell>
          <table:table-cell table:formula="of:=ABS([.J13]-[.B13])/[.B13]*100" office:value-type="float" office:value="0.00133335111135656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3]+[.$B$5]" office:value-type="float" office:value="380">
            <text:p>380</text:p>
          </table:table-cell>
          <table:table-cell table:formula="of:=[.B14]/60" office:value-type="float" office:value="6.33333333333333">
            <text:p>6,33</text:p>
          </table:table-cell>
          <table:table-cell table:formula="of:=1/[.C14]" office:value-type="float" office:value="0.157894736842105">
            <text:p>1,58E-001</text:p>
          </table:table-cell>
          <table:table-cell table:formula="of:=[.D14]" office:value-type="float" office:value="0.157894736842105">
            <text:p>1,58E-001</text:p>
          </table:table-cell>
          <table:table-cell table:formula="of:=2*[.D14]" office:value-type="float" office:value="0.315789473684211">
            <text:p>3,16E-001</text:p>
          </table:table-cell>
          <table:table-cell/>
          <table:table-cell table:formula="of:=INT([.E14]/['rpm (16 bits - PIC16F877)'.$C$16])" office:value-type="float" office:value="19736">
            <text:p>19736</text:p>
          </table:table-cell>
          <table:table-cell table:formula="of:=[.H14]*['rpm (16 bits - PIC16F877)'.$C$16]" office:value-type="float" office:value="0.157888">
            <text:p>1,58E-001</text:p>
          </table:table-cell>
          <table:table-cell table:formula="of:=60/[.I14]" office:value-type="float" office:value="380.016214025132">
            <text:p>380,02</text:p>
          </table:table-cell>
          <table:table-cell table:formula="of:=ABS([.J14]-[.B14])/[.B14]*100" office:value-type="float" office:value="0.00426684871887286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4]+[.$B$5]" office:value-type="float" office:value="390">
            <text:p>390</text:p>
          </table:table-cell>
          <table:table-cell table:formula="of:=[.B15]/60" office:value-type="float" office:value="6.5">
            <text:p>6,5</text:p>
          </table:table-cell>
          <table:table-cell table:formula="of:=1/[.C15]" office:value-type="float" office:value="0.153846153846154">
            <text:p>1,54E-001</text:p>
          </table:table-cell>
          <table:table-cell table:formula="of:=[.D15]" office:value-type="float" office:value="0.153846153846154">
            <text:p>1,54E-001</text:p>
          </table:table-cell>
          <table:table-cell table:formula="of:=2*[.D15]" office:value-type="float" office:value="0.307692307692308">
            <text:p>3,08E-001</text:p>
          </table:table-cell>
          <table:table-cell/>
          <table:table-cell table:formula="of:=INT([.E15]/['rpm (16 bits - PIC16F877)'.$C$16])" office:value-type="float" office:value="19230">
            <text:p>19230</text:p>
          </table:table-cell>
          <table:table-cell table:formula="of:=[.H15]*['rpm (16 bits - PIC16F877)'.$C$16]" office:value-type="float" office:value="0.15384">
            <text:p>1,54E-001</text:p>
          </table:table-cell>
          <table:table-cell table:formula="of:=60/[.I15]" office:value-type="float" office:value="390.015600624025">
            <text:p>390,02</text:p>
          </table:table-cell>
          <table:table-cell table:formula="of:=ABS([.J15]-[.B15])/[.B15]*100" office:value-type="float" office:value="0.0040001600063988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5]+[.$B$5]" office:value-type="float" office:value="400">
            <text:p>400</text:p>
          </table:table-cell>
          <table:table-cell table:formula="of:=[.B16]/60" office:value-type="float" office:value="6.66666666666667">
            <text:p>6,67</text:p>
          </table:table-cell>
          <table:table-cell table:formula="of:=1/[.C16]" office:value-type="float" office:value="0.15">
            <text:p>1,50E-001</text:p>
          </table:table-cell>
          <table:table-cell table:formula="of:=[.D16]" office:value-type="float" office:value="0.15">
            <text:p>1,50E-001</text:p>
          </table:table-cell>
          <table:table-cell table:formula="of:=2*[.D16]" office:value-type="float" office:value="0.3">
            <text:p>3,00E-001</text:p>
          </table:table-cell>
          <table:table-cell/>
          <table:table-cell table:formula="of:=INT([.E16]/['rpm (16 bits - PIC16F877)'.$C$16])" office:value-type="float" office:value="18750">
            <text:p>18750</text:p>
          </table:table-cell>
          <table:table-cell table:formula="of:=[.H16]*['rpm (16 bits - PIC16F877)'.$C$16]" office:value-type="float" office:value="0.15">
            <text:p>1,50E-001</text:p>
          </table:table-cell>
          <table:table-cell table:formula="of:=60/[.I16]" office:value-type="float" office:value="400">
            <text:p>400</text:p>
          </table:table-cell>
          <table:table-cell table:formula="of:=ABS([.J16]-[.B16])/[.B16]*100"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6]+[.$B$5]" office:value-type="float" office:value="410">
            <text:p>410</text:p>
          </table:table-cell>
          <table:table-cell table:formula="of:=[.B17]/60" office:value-type="float" office:value="6.83333333333333">
            <text:p>6,83</text:p>
          </table:table-cell>
          <table:table-cell table:formula="of:=1/[.C17]" office:value-type="float" office:value="0.146341463414634">
            <text:p>1,46E-001</text:p>
          </table:table-cell>
          <table:table-cell table:formula="of:=[.D17]" office:value-type="float" office:value="0.146341463414634">
            <text:p>1,46E-001</text:p>
          </table:table-cell>
          <table:table-cell table:formula="of:=2*[.D17]" office:value-type="float" office:value="0.292682926829268">
            <text:p>2,93E-001</text:p>
          </table:table-cell>
          <table:table-cell/>
          <table:table-cell table:formula="of:=INT([.E17]/['rpm (16 bits - PIC16F877)'.$C$16])" office:value-type="float" office:value="18292">
            <text:p>18292</text:p>
          </table:table-cell>
          <table:table-cell table:formula="of:=[.H17]*['rpm (16 bits - PIC16F877)'.$C$16]" office:value-type="float" office:value="0.146336">
            <text:p>1,46E-001</text:p>
          </table:table-cell>
          <table:table-cell table:formula="of:=60/[.I17]" office:value-type="float" office:value="410.015307238137">
            <text:p>410,02</text:p>
          </table:table-cell>
          <table:table-cell table:formula="of:=ABS([.J17]-[.B17])/[.B17]*100" office:value-type="float" office:value="0.00373347271632366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7]+[.$B$5]" office:value-type="float" office:value="420">
            <text:p>420</text:p>
          </table:table-cell>
          <table:table-cell table:formula="of:=[.B18]/60" office:value-type="float" office:value="7">
            <text:p>7</text:p>
          </table:table-cell>
          <table:table-cell table:formula="of:=1/[.C18]" office:value-type="float" office:value="0.142857142857143">
            <text:p>1,43E-001</text:p>
          </table:table-cell>
          <table:table-cell table:formula="of:=[.D18]" office:value-type="float" office:value="0.142857142857143">
            <text:p>1,43E-001</text:p>
          </table:table-cell>
          <table:table-cell table:formula="of:=2*[.D18]" office:value-type="float" office:value="0.285714285714286">
            <text:p>2,86E-001</text:p>
          </table:table-cell>
          <table:table-cell/>
          <table:table-cell table:formula="of:=INT([.E18]/['rpm (16 bits - PIC16F877)'.$C$16])" office:value-type="float" office:value="17857">
            <text:p>17857</text:p>
          </table:table-cell>
          <table:table-cell table:formula="of:=[.H18]*['rpm (16 bits - PIC16F877)'.$C$16]" office:value-type="float" office:value="0.142856">
            <text:p>1,43E-001</text:p>
          </table:table-cell>
          <table:table-cell table:formula="of:=60/[.I18]" office:value-type="float" office:value="420.00336002688">
            <text:p>420</text:p>
          </table:table-cell>
          <table:table-cell table:formula="of:=ABS([.J18]-[.B18])/[.B18]*100" office:value-type="float" office:value="0.000800006400064983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8]+[.$B$5]" office:value-type="float" office:value="430">
            <text:p>430</text:p>
          </table:table-cell>
          <table:table-cell table:formula="of:=[.B19]/60" office:value-type="float" office:value="7.16666666666667">
            <text:p>7,17</text:p>
          </table:table-cell>
          <table:table-cell table:formula="of:=1/[.C19]" office:value-type="float" office:value="0.13953488372093">
            <text:p>1,40E-001</text:p>
          </table:table-cell>
          <table:table-cell table:formula="of:=[.D19]" office:value-type="float" office:value="0.13953488372093">
            <text:p>1,40E-001</text:p>
          </table:table-cell>
          <table:table-cell table:formula="of:=2*[.D19]" office:value-type="float" office:value="0.27906976744186">
            <text:p>2,79E-001</text:p>
          </table:table-cell>
          <table:table-cell/>
          <table:table-cell table:formula="of:=INT([.E19]/['rpm (16 bits - PIC16F877)'.$C$16])" office:value-type="float" office:value="17441">
            <text:p>17441</text:p>
          </table:table-cell>
          <table:table-cell table:formula="of:=[.H19]*['rpm (16 bits - PIC16F877)'.$C$16]" office:value-type="float" office:value="0.139528">
            <text:p>1,40E-001</text:p>
          </table:table-cell>
          <table:table-cell table:formula="of:=60/[.I19]" office:value-type="float" office:value="430.021214379909">
            <text:p>430,02</text:p>
          </table:table-cell>
          <table:table-cell table:formula="of:=ABS([.J19]-[.B19])/[.B19]*100" office:value-type="float" office:value="0.00493357672312836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9]+[.$B$5]" office:value-type="float" office:value="440">
            <text:p>440</text:p>
          </table:table-cell>
          <table:table-cell table:formula="of:=[.B20]/60" office:value-type="float" office:value="7.33333333333333">
            <text:p>7,33</text:p>
          </table:table-cell>
          <table:table-cell table:formula="of:=1/[.C20]" office:value-type="float" office:value="0.136363636363636">
            <text:p>1,36E-001</text:p>
          </table:table-cell>
          <table:table-cell table:formula="of:=[.D20]" office:value-type="float" office:value="0.136363636363636">
            <text:p>1,36E-001</text:p>
          </table:table-cell>
          <table:table-cell table:formula="of:=2*[.D20]" office:value-type="float" office:value="0.272727272727273">
            <text:p>2,73E-001</text:p>
          </table:table-cell>
          <table:table-cell/>
          <table:table-cell table:formula="of:=INT([.E20]/['rpm (16 bits - PIC16F877)'.$C$16])" office:value-type="float" office:value="17045">
            <text:p>17045</text:p>
          </table:table-cell>
          <table:table-cell table:formula="of:=[.H20]*['rpm (16 bits - PIC16F877)'.$C$16]" office:value-type="float" office:value="0.13636">
            <text:p>1,36E-001</text:p>
          </table:table-cell>
          <table:table-cell table:formula="of:=60/[.I20]" office:value-type="float" office:value="440.011733646231">
            <text:p>440,01</text:p>
          </table:table-cell>
          <table:table-cell table:formula="of:=ABS([.J20]-[.B20])/[.B20]*100" office:value-type="float" office:value="0.00266673777969376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20]+[.$B$5]" office:value-type="float" office:value="450">
            <text:p>450</text:p>
          </table:table-cell>
          <table:table-cell table:formula="of:=[.B21]/60" office:value-type="float" office:value="7.5">
            <text:p>7,5</text:p>
          </table:table-cell>
          <table:table-cell table:formula="of:=1/[.C21]" office:value-type="float" office:value="0.133333333333333">
            <text:p>1,33E-001</text:p>
          </table:table-cell>
          <table:table-cell table:formula="of:=[.D21]" office:value-type="float" office:value="0.133333333333333">
            <text:p>1,33E-001</text:p>
          </table:table-cell>
          <table:table-cell table:formula="of:=2*[.D21]" office:value-type="float" office:value="0.266666666666667">
            <text:p>2,67E-001</text:p>
          </table:table-cell>
          <table:table-cell/>
          <table:table-cell table:formula="of:=INT([.E21]/['rpm (16 bits - PIC16F877)'.$C$16])" office:value-type="float" office:value="16666">
            <text:p>16666</text:p>
          </table:table-cell>
          <table:table-cell table:formula="of:=[.H21]*['rpm (16 bits - PIC16F877)'.$C$16]" office:value-type="float" office:value="0.133328">
            <text:p>1,33E-001</text:p>
          </table:table-cell>
          <table:table-cell table:formula="of:=60/[.I21]" office:value-type="float" office:value="450.018000720029">
            <text:p>450,02</text:p>
          </table:table-cell>
          <table:table-cell table:formula="of:=ABS([.J21]-[.B21])/[.B21]*100" office:value-type="float" office:value="0.0040001600063988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21]+[.$B$5]" office:value-type="float" office:value="460">
            <text:p>460</text:p>
          </table:table-cell>
          <table:table-cell table:formula="of:=[.B22]/60" office:value-type="float" office:value="7.66666666666667">
            <text:p>7,67</text:p>
          </table:table-cell>
          <table:table-cell table:formula="of:=1/[.C22]" office:value-type="float" office:value="0.130434782608696">
            <text:p>1,30E-001</text:p>
          </table:table-cell>
          <table:table-cell table:formula="of:=[.D22]" office:value-type="float" office:value="0.130434782608696">
            <text:p>1,30E-001</text:p>
          </table:table-cell>
          <table:table-cell table:formula="of:=2*[.D22]" office:value-type="float" office:value="0.260869565217391">
            <text:p>2,61E-001</text:p>
          </table:table-cell>
          <table:table-cell/>
          <table:table-cell table:formula="of:=INT([.E22]/['rpm (16 bits - PIC16F877)'.$C$16])" office:value-type="float" office:value="16304">
            <text:p>16304</text:p>
          </table:table-cell>
          <table:table-cell table:formula="of:=[.H22]*['rpm (16 bits - PIC16F877)'.$C$16]" office:value-type="float" office:value="0.130432">
            <text:p>1,30E-001</text:p>
          </table:table-cell>
          <table:table-cell table:formula="of:=60/[.I22]" office:value-type="float" office:value="460.009813542689">
            <text:p>460,01</text:p>
          </table:table-cell>
          <table:table-cell table:formula="of:=ABS([.J22]-[.B22])/[.B22]*100" office:value-type="float" office:value="0.00213337884542605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22]+[.$B$5]" office:value-type="float" office:value="470">
            <text:p>470</text:p>
          </table:table-cell>
          <table:table-cell table:formula="of:=[.B23]/60" office:value-type="float" office:value="7.83333333333333">
            <text:p>7,83</text:p>
          </table:table-cell>
          <table:table-cell table:formula="of:=1/[.C23]" office:value-type="float" office:value="0.127659574468085">
            <text:p>1,28E-001</text:p>
          </table:table-cell>
          <table:table-cell table:formula="of:=[.D23]" office:value-type="float" office:value="0.127659574468085">
            <text:p>1,28E-001</text:p>
          </table:table-cell>
          <table:table-cell table:formula="of:=2*[.D23]" office:value-type="float" office:value="0.25531914893617">
            <text:p>2,55E-001</text:p>
          </table:table-cell>
          <table:table-cell/>
          <table:table-cell table:formula="of:=INT([.E23]/['rpm (16 bits - PIC16F877)'.$C$16])" office:value-type="float" office:value="15957">
            <text:p>15957</text:p>
          </table:table-cell>
          <table:table-cell table:formula="of:=[.H23]*['rpm (16 bits - PIC16F877)'.$C$16]" office:value-type="float" office:value="0.127656">
            <text:p>1,28E-001</text:p>
          </table:table-cell>
          <table:table-cell table:formula="of:=60/[.I23]" office:value-type="float" office:value="470.01316036849">
            <text:p>470,01</text:p>
          </table:table-cell>
          <table:table-cell table:formula="of:=ABS([.J23]-[.B23])/[.B23]*100" office:value-type="float" office:value="0.00280007840219841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23]+[.$B$5]" office:value-type="float" office:value="480">
            <text:p>480</text:p>
          </table:table-cell>
          <table:table-cell table:formula="of:=[.B24]/60" office:value-type="float" office:value="8">
            <text:p>8</text:p>
          </table:table-cell>
          <table:table-cell table:formula="of:=1/[.C24]" office:value-type="float" office:value="0.125">
            <text:p>1,25E-001</text:p>
          </table:table-cell>
          <table:table-cell table:formula="of:=[.D24]" office:value-type="float" office:value="0.125">
            <text:p>1,25E-001</text:p>
          </table:table-cell>
          <table:table-cell table:formula="of:=2*[.D24]" office:value-type="float" office:value="0.25">
            <text:p>2,50E-001</text:p>
          </table:table-cell>
          <table:table-cell/>
          <table:table-cell table:formula="of:=INT([.E24]/['rpm (16 bits - PIC16F877)'.$C$16])" office:value-type="float" office:value="15625">
            <text:p>15625</text:p>
          </table:table-cell>
          <table:table-cell table:formula="of:=[.H24]*['rpm (16 bits - PIC16F877)'.$C$16]" office:value-type="float" office:value="0.125">
            <text:p>1,25E-001</text:p>
          </table:table-cell>
          <table:table-cell table:formula="of:=60/[.I24]" office:value-type="float" office:value="480">
            <text:p>480</text:p>
          </table:table-cell>
          <table:table-cell table:formula="of:=ABS([.J24]-[.B24])/[.B24]*100"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24]+[.$B$5]" office:value-type="float" office:value="490">
            <text:p>490</text:p>
          </table:table-cell>
          <table:table-cell table:formula="of:=[.B25]/60" office:value-type="float" office:value="8.16666666666667">
            <text:p>8,17</text:p>
          </table:table-cell>
          <table:table-cell table:formula="of:=1/[.C25]" office:value-type="float" office:value="0.122448979591837">
            <text:p>1,22E-001</text:p>
          </table:table-cell>
          <table:table-cell table:formula="of:=[.D25]" office:value-type="float" office:value="0.122448979591837">
            <text:p>1,22E-001</text:p>
          </table:table-cell>
          <table:table-cell table:formula="of:=2*[.D25]" office:value-type="float" office:value="0.244897959183673">
            <text:p>2,45E-001</text:p>
          </table:table-cell>
          <table:table-cell/>
          <table:table-cell table:formula="of:=INT([.E25]/['rpm (16 bits - PIC16F877)'.$C$16])" office:value-type="float" office:value="15306">
            <text:p>15306</text:p>
          </table:table-cell>
          <table:table-cell table:formula="of:=[.H25]*['rpm (16 bits - PIC16F877)'.$C$16]" office:value-type="float" office:value="0.122448">
            <text:p>1,22E-001</text:p>
          </table:table-cell>
          <table:table-cell table:formula="of:=60/[.I25]" office:value-type="float" office:value="490.00392003136">
            <text:p>490</text:p>
          </table:table-cell>
          <table:table-cell table:formula="of:=ABS([.J25]-[.B25])/[.B25]*100" office:value-type="float" office:value="0.000800006400045648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25]+[.$B$5]" office:value-type="float" office:value="500">
            <text:p>500</text:p>
          </table:table-cell>
          <table:table-cell table:formula="of:=[.B26]/60" office:value-type="float" office:value="8.33333333333333">
            <text:p>8,33</text:p>
          </table:table-cell>
          <table:table-cell table:formula="of:=1/[.C26]" office:value-type="float" office:value="0.12">
            <text:p>1,20E-001</text:p>
          </table:table-cell>
          <table:table-cell table:formula="of:=[.D26]" office:value-type="float" office:value="0.12">
            <text:p>1,20E-001</text:p>
          </table:table-cell>
          <table:table-cell table:formula="of:=2*[.D26]" office:value-type="float" office:value="0.24">
            <text:p>2,40E-001</text:p>
          </table:table-cell>
          <table:table-cell/>
          <table:table-cell table:formula="of:=INT([.E26]/['rpm (16 bits - PIC16F877)'.$C$16])" office:value-type="float" office:value="15000">
            <text:p>15000</text:p>
          </table:table-cell>
          <table:table-cell table:formula="of:=[.H26]*['rpm (16 bits - PIC16F877)'.$C$16]" office:value-type="float" office:value="0.12">
            <text:p>1,20E-001</text:p>
          </table:table-cell>
          <table:table-cell table:formula="of:=60/[.I26]" office:value-type="float" office:value="500">
            <text:p>500</text:p>
          </table:table-cell>
          <table:table-cell table:formula="of:=ABS([.J26]-[.B26])/[.B26]*100"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26]+[.$B$5]" office:value-type="float" office:value="510">
            <text:p>510</text:p>
          </table:table-cell>
          <table:table-cell table:formula="of:=[.B27]/60" office:value-type="float" office:value="8.5">
            <text:p>8,5</text:p>
          </table:table-cell>
          <table:table-cell table:formula="of:=1/[.C27]" office:value-type="float" office:value="0.117647058823529">
            <text:p>1,18E-001</text:p>
          </table:table-cell>
          <table:table-cell table:formula="of:=[.D27]" office:value-type="float" office:value="0.117647058823529">
            <text:p>1,18E-001</text:p>
          </table:table-cell>
          <table:table-cell table:formula="of:=2*[.D27]" office:value-type="float" office:value="0.235294117647059">
            <text:p>2,35E-001</text:p>
          </table:table-cell>
          <table:table-cell/>
          <table:table-cell table:formula="of:=INT([.E27]/['rpm (16 bits - PIC16F877)'.$C$16])" office:value-type="float" office:value="14705">
            <text:p>14705</text:p>
          </table:table-cell>
          <table:table-cell table:formula="of:=[.H27]*['rpm (16 bits - PIC16F877)'.$C$16]" office:value-type="float" office:value="0.11764">
            <text:p>1,18E-001</text:p>
          </table:table-cell>
          <table:table-cell table:formula="of:=60/[.I27]" office:value-type="float" office:value="510.03060183611">
            <text:p>510,03</text:p>
          </table:table-cell>
          <table:table-cell table:formula="of:=ABS([.J27]-[.B27])/[.B27]*100" office:value-type="float" office:value="0.0060003600216037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7]+[.$B$5]" office:value-type="float" office:value="520">
            <text:p>520</text:p>
          </table:table-cell>
          <table:table-cell table:formula="of:=[.B28]/60" office:value-type="float" office:value="8.66666666666667">
            <text:p>8,67</text:p>
          </table:table-cell>
          <table:table-cell table:formula="of:=1/[.C28]" office:value-type="float" office:value="0.115384615384615">
            <text:p>1,15E-001</text:p>
          </table:table-cell>
          <table:table-cell table:formula="of:=[.D28]" office:value-type="float" office:value="0.115384615384615">
            <text:p>1,15E-001</text:p>
          </table:table-cell>
          <table:table-cell table:formula="of:=2*[.D28]" office:value-type="float" office:value="0.230769230769231">
            <text:p>2,31E-001</text:p>
          </table:table-cell>
          <table:table-cell/>
          <table:table-cell table:formula="of:=INT([.E28]/['rpm (16 bits - PIC16F877)'.$C$16])" office:value-type="float" office:value="14423">
            <text:p>14423</text:p>
          </table:table-cell>
          <table:table-cell table:formula="of:=[.H28]*['rpm (16 bits - PIC16F877)'.$C$16]" office:value-type="float" office:value="0.115384">
            <text:p>1,15E-001</text:p>
          </table:table-cell>
          <table:table-cell table:formula="of:=60/[.I28]" office:value-type="float" office:value="520.002773348125">
            <text:p>520</text:p>
          </table:table-cell>
          <table:table-cell table:formula="of:=ABS([.J28]-[.B28])/[.B28]*100" office:value-type="float" office:value="0.000533336177786973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28]+[.$B$5]" office:value-type="float" office:value="530">
            <text:p>530</text:p>
          </table:table-cell>
          <table:table-cell table:formula="of:=[.B29]/60" office:value-type="float" office:value="8.83333333333333">
            <text:p>8,83</text:p>
          </table:table-cell>
          <table:table-cell table:formula="of:=1/[.C29]" office:value-type="float" office:value="0.113207547169811">
            <text:p>1,13E-001</text:p>
          </table:table-cell>
          <table:table-cell table:formula="of:=[.D29]" office:value-type="float" office:value="0.113207547169811">
            <text:p>1,13E-001</text:p>
          </table:table-cell>
          <table:table-cell table:formula="of:=2*[.D29]" office:value-type="float" office:value="0.226415094339623">
            <text:p>2,26E-001</text:p>
          </table:table-cell>
          <table:table-cell/>
          <table:table-cell table:formula="of:=INT([.E29]/['rpm (16 bits - PIC16F877)'.$C$16])" office:value-type="float" office:value="14150">
            <text:p>14150</text:p>
          </table:table-cell>
          <table:table-cell table:formula="of:=[.H29]*['rpm (16 bits - PIC16F877)'.$C$16]" office:value-type="float" office:value="0.1132">
            <text:p>1,13E-001</text:p>
          </table:table-cell>
          <table:table-cell table:formula="of:=60/[.I29]" office:value-type="float" office:value="530.035335689046">
            <text:p>530,04</text:p>
          </table:table-cell>
          <table:table-cell table:formula="of:=ABS([.J29]-[.B29])/[.B29]*100" office:value-type="float" office:value="0.00666711114074545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9]+[.$B$5]" office:value-type="float" office:value="540">
            <text:p>540</text:p>
          </table:table-cell>
          <table:table-cell table:formula="of:=[.B30]/60" office:value-type="float" office:value="9">
            <text:p>9</text:p>
          </table:table-cell>
          <table:table-cell table:formula="of:=1/[.C30]" office:value-type="float" office:value="0.111111111111111">
            <text:p>1,11E-001</text:p>
          </table:table-cell>
          <table:table-cell table:formula="of:=[.D30]" office:value-type="float" office:value="0.111111111111111">
            <text:p>1,11E-001</text:p>
          </table:table-cell>
          <table:table-cell table:formula="of:=2*[.D30]" office:value-type="float" office:value="0.222222222222222">
            <text:p>2,22E-001</text:p>
          </table:table-cell>
          <table:table-cell/>
          <table:table-cell table:formula="of:=INT([.E30]/['rpm (16 bits - PIC16F877)'.$C$16])" office:value-type="float" office:value="13888">
            <text:p>13888</text:p>
          </table:table-cell>
          <table:table-cell table:formula="of:=[.H30]*['rpm (16 bits - PIC16F877)'.$C$16]" office:value-type="float" office:value="0.111104">
            <text:p>1,11E-001</text:p>
          </table:table-cell>
          <table:table-cell table:formula="of:=60/[.I30]" office:value-type="float" office:value="540.034562211982">
            <text:p>540,03</text:p>
          </table:table-cell>
          <table:table-cell table:formula="of:=ABS([.J30]-[.B30])/[.B30]*100" office:value-type="float" office:value="0.0064004096262132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30]+[.$B$5]" office:value-type="float" office:value="550">
            <text:p>550</text:p>
          </table:table-cell>
          <table:table-cell table:formula="of:=[.B31]/60" office:value-type="float" office:value="9.16666666666667">
            <text:p>9,17</text:p>
          </table:table-cell>
          <table:table-cell table:formula="of:=1/[.C31]" office:value-type="float" office:value="0.109090909090909">
            <text:p>1,09E-001</text:p>
          </table:table-cell>
          <table:table-cell table:formula="of:=[.D31]" office:value-type="float" office:value="0.109090909090909">
            <text:p>1,09E-001</text:p>
          </table:table-cell>
          <table:table-cell table:formula="of:=2*[.D31]" office:value-type="float" office:value="0.218181818181818">
            <text:p>2,18E-001</text:p>
          </table:table-cell>
          <table:table-cell/>
          <table:table-cell table:formula="of:=INT([.E31]/['rpm (16 bits - PIC16F877)'.$C$16])" office:value-type="float" office:value="13636">
            <text:p>13636</text:p>
          </table:table-cell>
          <table:table-cell table:formula="of:=[.H31]*['rpm (16 bits - PIC16F877)'.$C$16]" office:value-type="float" office:value="0.109088">
            <text:p>1,09E-001</text:p>
          </table:table-cell>
          <table:table-cell table:formula="of:=60/[.I31]" office:value-type="float" office:value="550.014667057788">
            <text:p>550,01</text:p>
          </table:table-cell>
          <table:table-cell table:formula="of:=ABS([.J31]-[.B31])/[.B31]*100" office:value-type="float" office:value="0.00266673777969117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31]+[.$B$5]" office:value-type="float" office:value="560">
            <text:p>560</text:p>
          </table:table-cell>
          <table:table-cell table:formula="of:=[.B32]/60" office:value-type="float" office:value="9.33333333333333">
            <text:p>9,33</text:p>
          </table:table-cell>
          <table:table-cell table:formula="of:=1/[.C32]" office:value-type="float" office:value="0.107142857142857">
            <text:p>1,07E-001</text:p>
          </table:table-cell>
          <table:table-cell table:formula="of:=[.D32]" office:value-type="float" office:value="0.107142857142857">
            <text:p>1,07E-001</text:p>
          </table:table-cell>
          <table:table-cell table:formula="of:=2*[.D32]" office:value-type="float" office:value="0.214285714285714">
            <text:p>2,14E-001</text:p>
          </table:table-cell>
          <table:table-cell/>
          <table:table-cell table:formula="of:=INT([.E32]/['rpm (16 bits - PIC16F877)'.$C$16])" office:value-type="float" office:value="13392">
            <text:p>13392</text:p>
          </table:table-cell>
          <table:table-cell table:formula="of:=[.H32]*['rpm (16 bits - PIC16F877)'.$C$16]" office:value-type="float" office:value="0.107136">
            <text:p>1,07E-001</text:p>
          </table:table-cell>
          <table:table-cell table:formula="of:=60/[.I32]" office:value-type="float" office:value="560.035842293907">
            <text:p>560,04</text:p>
          </table:table-cell>
          <table:table-cell table:formula="of:=ABS([.J32]-[.B32])/[.B32]*100" office:value-type="float" office:value="0.00640040962622379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32]+[.$B$5]" office:value-type="float" office:value="570">
            <text:p>570</text:p>
          </table:table-cell>
          <table:table-cell table:formula="of:=[.B33]/60" office:value-type="float" office:value="9.5">
            <text:p>9,5</text:p>
          </table:table-cell>
          <table:table-cell table:formula="of:=1/[.C33]" office:value-type="float" office:value="0.105263157894737">
            <text:p>1,05E-001</text:p>
          </table:table-cell>
          <table:table-cell table:formula="of:=[.D33]" office:value-type="float" office:value="0.105263157894737">
            <text:p>1,05E-001</text:p>
          </table:table-cell>
          <table:table-cell table:formula="of:=2*[.D33]" office:value-type="float" office:value="0.210526315789474">
            <text:p>2,11E-001</text:p>
          </table:table-cell>
          <table:table-cell/>
          <table:table-cell table:formula="of:=INT([.E33]/['rpm (16 bits - PIC16F877)'.$C$16])" office:value-type="float" office:value="13157">
            <text:p>13157</text:p>
          </table:table-cell>
          <table:table-cell table:formula="of:=[.H33]*['rpm (16 bits - PIC16F877)'.$C$16]" office:value-type="float" office:value="0.105256">
            <text:p>1,05E-001</text:p>
          </table:table-cell>
          <table:table-cell table:formula="of:=60/[.I33]" office:value-type="float" office:value="570.038762635859">
            <text:p>570,04</text:p>
          </table:table-cell>
          <table:table-cell table:formula="of:=ABS([.J33]-[.B33])/[.B33]*100" office:value-type="float" office:value="0.00680046243144859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33]+[.$B$5]" office:value-type="float" office:value="580">
            <text:p>580</text:p>
          </table:table-cell>
          <table:table-cell table:formula="of:=[.B34]/60" office:value-type="float" office:value="9.66666666666667">
            <text:p>9,67</text:p>
          </table:table-cell>
          <table:table-cell table:formula="of:=1/[.C34]" office:value-type="float" office:value="0.103448275862069">
            <text:p>1,03E-001</text:p>
          </table:table-cell>
          <table:table-cell table:formula="of:=[.D34]" office:value-type="float" office:value="0.103448275862069">
            <text:p>1,03E-001</text:p>
          </table:table-cell>
          <table:table-cell table:formula="of:=2*[.D34]" office:value-type="float" office:value="0.206896551724138">
            <text:p>2,07E-001</text:p>
          </table:table-cell>
          <table:table-cell/>
          <table:table-cell table:formula="of:=INT([.E34]/['rpm (16 bits - PIC16F877)'.$C$16])" office:value-type="float" office:value="12931">
            <text:p>12931</text:p>
          </table:table-cell>
          <table:table-cell table:formula="of:=[.H34]*['rpm (16 bits - PIC16F877)'.$C$16]" office:value-type="float" office:value="0.103448">
            <text:p>1,03E-001</text:p>
          </table:table-cell>
          <table:table-cell table:formula="of:=60/[.I34]" office:value-type="float" office:value="580.001546670791">
            <text:p>580</text:p>
          </table:table-cell>
          <table:table-cell table:formula="of:=ABS([.J34]-[.B34])/[.B34]*100" office:value-type="float" office:value="0.000266667377790609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34]+[.$B$5]" office:value-type="float" office:value="590">
            <text:p>590</text:p>
          </table:table-cell>
          <table:table-cell table:formula="of:=[.B35]/60" office:value-type="float" office:value="9.83333333333333">
            <text:p>9,83</text:p>
          </table:table-cell>
          <table:table-cell table:formula="of:=1/[.C35]" office:value-type="float" office:value="0.101694915254237">
            <text:p>1,02E-001</text:p>
          </table:table-cell>
          <table:table-cell table:formula="of:=[.D35]" office:value-type="float" office:value="0.101694915254237">
            <text:p>1,02E-001</text:p>
          </table:table-cell>
          <table:table-cell table:formula="of:=2*[.D35]" office:value-type="float" office:value="0.203389830508475">
            <text:p>2,03E-001</text:p>
          </table:table-cell>
          <table:table-cell/>
          <table:table-cell table:formula="of:=INT([.E35]/['rpm (16 bits - PIC16F877)'.$C$16])" office:value-type="float" office:value="12711">
            <text:p>12711</text:p>
          </table:table-cell>
          <table:table-cell table:formula="of:=[.H35]*['rpm (16 bits - PIC16F877)'.$C$16]" office:value-type="float" office:value="0.101688">
            <text:p>1,02E-001</text:p>
          </table:table-cell>
          <table:table-cell table:formula="of:=60/[.I35]" office:value-type="float" office:value="590.040122728346">
            <text:p>590,04</text:p>
          </table:table-cell>
          <table:table-cell table:formula="of:=ABS([.J35]-[.B35])/[.B35]*100" office:value-type="float" office:value="0.00680046243144454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35]+[.$B$5]" office:value-type="float" office:value="600">
            <text:p>600</text:p>
          </table:table-cell>
          <table:table-cell table:formula="of:=[.B36]/60" office:value-type="float" office:value="10">
            <text:p>10</text:p>
          </table:table-cell>
          <table:table-cell table:formula="of:=1/[.C36]" office:value-type="float" office:value="0.1">
            <text:p>1,00E-001</text:p>
          </table:table-cell>
          <table:table-cell table:formula="of:=[.D36]" office:value-type="float" office:value="0.1">
            <text:p>1,00E-001</text:p>
          </table:table-cell>
          <table:table-cell table:formula="of:=2*[.D36]" office:value-type="float" office:value="0.2">
            <text:p>2,00E-001</text:p>
          </table:table-cell>
          <table:table-cell/>
          <table:table-cell table:formula="of:=INT([.E36]/['rpm (16 bits - PIC16F877)'.$C$16])" office:value-type="float" office:value="12500">
            <text:p>12500</text:p>
          </table:table-cell>
          <table:table-cell table:formula="of:=[.H36]*['rpm (16 bits - PIC16F877)'.$C$16]" office:value-type="float" office:value="0.1">
            <text:p>1,00E-001</text:p>
          </table:table-cell>
          <table:table-cell table:formula="of:=60/[.I36]" office:value-type="float" office:value="600">
            <text:p>600</text:p>
          </table:table-cell>
          <table:table-cell table:formula="of:=ABS([.J36]-[.B36])/[.B36]*100"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36]+[.$B$5]" office:value-type="float" office:value="610">
            <text:p>610</text:p>
          </table:table-cell>
          <table:table-cell table:formula="of:=[.B37]/60" office:value-type="float" office:value="10.1666666666667">
            <text:p>10,17</text:p>
          </table:table-cell>
          <table:table-cell table:formula="of:=1/[.C37]" office:value-type="float" office:value="0.0983606557377049">
            <text:p>9,84E-002</text:p>
          </table:table-cell>
          <table:table-cell table:formula="of:=[.D37]" office:value-type="float" office:value="0.0983606557377049">
            <text:p>9,84E-002</text:p>
          </table:table-cell>
          <table:table-cell table:formula="of:=2*[.D37]" office:value-type="float" office:value="0.19672131147541">
            <text:p>1,97E-001</text:p>
          </table:table-cell>
          <table:table-cell/>
          <table:table-cell table:formula="of:=INT([.E37]/['rpm (16 bits - PIC16F877)'.$C$16])" office:value-type="float" office:value="12295">
            <text:p>12295</text:p>
          </table:table-cell>
          <table:table-cell table:formula="of:=[.H37]*['rpm (16 bits - PIC16F877)'.$C$16]" office:value-type="float" office:value="0.09836">
            <text:p>9,84E-002</text:p>
          </table:table-cell>
          <table:table-cell table:formula="of:=60/[.I37]" office:value-type="float" office:value="610.004066693778">
            <text:p>610</text:p>
          </table:table-cell>
          <table:table-cell table:formula="of:=ABS([.J37]-[.B37])/[.B37]*100" office:value-type="float" office:value="0.000666671111145258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37]+[.$B$5]" office:value-type="float" office:value="620">
            <text:p>620</text:p>
          </table:table-cell>
          <table:table-cell table:formula="of:=[.B38]/60" office:value-type="float" office:value="10.3333333333333">
            <text:p>10,33</text:p>
          </table:table-cell>
          <table:table-cell table:formula="of:=1/[.C38]" office:value-type="float" office:value="0.0967741935483871">
            <text:p>9,68E-002</text:p>
          </table:table-cell>
          <table:table-cell table:formula="of:=[.D38]" office:value-type="float" office:value="0.0967741935483871">
            <text:p>9,68E-002</text:p>
          </table:table-cell>
          <table:table-cell table:formula="of:=2*[.D38]" office:value-type="float" office:value="0.193548387096774">
            <text:p>1,94E-001</text:p>
          </table:table-cell>
          <table:table-cell/>
          <table:table-cell table:formula="of:=INT([.E38]/['rpm (16 bits - PIC16F877)'.$C$16])" office:value-type="float" office:value="12096">
            <text:p>12096</text:p>
          </table:table-cell>
          <table:table-cell table:formula="of:=[.H38]*['rpm (16 bits - PIC16F877)'.$C$16]" office:value-type="float" office:value="0.096768">
            <text:p>9,68E-002</text:p>
          </table:table-cell>
          <table:table-cell table:formula="of:=60/[.I38]" office:value-type="float" office:value="620.039682539683">
            <text:p>620,04</text:p>
          </table:table-cell>
          <table:table-cell table:formula="of:=ABS([.J38]-[.B38])/[.B38]*100" office:value-type="float" office:value="0.00640040962621462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38]+[.$B$5]" office:value-type="float" office:value="630">
            <text:p>630</text:p>
          </table:table-cell>
          <table:table-cell table:formula="of:=[.B39]/60" office:value-type="float" office:value="10.5">
            <text:p>10,5</text:p>
          </table:table-cell>
          <table:table-cell table:formula="of:=1/[.C39]" office:value-type="float" office:value="0.0952380952380952">
            <text:p>9,52E-002</text:p>
          </table:table-cell>
          <table:table-cell table:formula="of:=[.D39]" office:value-type="float" office:value="0.0952380952380952">
            <text:p>9,52E-002</text:p>
          </table:table-cell>
          <table:table-cell table:formula="of:=2*[.D39]" office:value-type="float" office:value="0.19047619047619">
            <text:p>1,90E-001</text:p>
          </table:table-cell>
          <table:table-cell/>
          <table:table-cell table:formula="of:=INT([.E39]/['rpm (16 bits - PIC16F877)'.$C$16])" office:value-type="float" office:value="11904">
            <text:p>11904</text:p>
          </table:table-cell>
          <table:table-cell table:formula="of:=[.H39]*['rpm (16 bits - PIC16F877)'.$C$16]" office:value-type="float" office:value="0.095232">
            <text:p>9,52E-002</text:p>
          </table:table-cell>
          <table:table-cell table:formula="of:=60/[.I39]" office:value-type="float" office:value="630.040322580645">
            <text:p>630,04</text:p>
          </table:table-cell>
          <table:table-cell table:formula="of:=ABS([.J39]-[.B39])/[.B39]*100" office:value-type="float" office:value="0.0064004096262102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39]+[.$B$5]" office:value-type="float" office:value="640">
            <text:p>640</text:p>
          </table:table-cell>
          <table:table-cell table:formula="of:=[.B40]/60" office:value-type="float" office:value="10.6666666666667">
            <text:p>10,67</text:p>
          </table:table-cell>
          <table:table-cell table:formula="of:=1/[.C40]" office:value-type="float" office:value="0.09375">
            <text:p>9,38E-002</text:p>
          </table:table-cell>
          <table:table-cell table:formula="of:=[.D40]" office:value-type="float" office:value="0.09375">
            <text:p>9,38E-002</text:p>
          </table:table-cell>
          <table:table-cell table:formula="of:=2*[.D40]" office:value-type="float" office:value="0.1875">
            <text:p>1,88E-001</text:p>
          </table:table-cell>
          <table:table-cell/>
          <table:table-cell table:formula="of:=INT([.E40]/['rpm (16 bits - PIC16F877)'.$C$16])" office:value-type="float" office:value="11718">
            <text:p>11718</text:p>
          </table:table-cell>
          <table:table-cell table:formula="of:=[.H40]*['rpm (16 bits - PIC16F877)'.$C$16]" office:value-type="float" office:value="0.093744">
            <text:p>9,37E-002</text:p>
          </table:table-cell>
          <table:table-cell table:formula="of:=60/[.I40]" office:value-type="float" office:value="640.040962621608">
            <text:p>640,04</text:p>
          </table:table-cell>
          <table:table-cell table:formula="of:=ABS([.J40]-[.B40])/[.B40]*100" office:value-type="float" office:value="0.00640040962622379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40]+[.$B$5]" office:value-type="float" office:value="650">
            <text:p>650</text:p>
          </table:table-cell>
          <table:table-cell table:formula="of:=[.B41]/60" office:value-type="float" office:value="10.8333333333333">
            <text:p>10,83</text:p>
          </table:table-cell>
          <table:table-cell table:formula="of:=1/[.C41]" office:value-type="float" office:value="0.0923076923076923">
            <text:p>9,23E-002</text:p>
          </table:table-cell>
          <table:table-cell table:formula="of:=[.D41]" office:value-type="float" office:value="0.0923076923076923">
            <text:p>9,23E-002</text:p>
          </table:table-cell>
          <table:table-cell table:formula="of:=2*[.D41]" office:value-type="float" office:value="0.184615384615385">
            <text:p>1,85E-001</text:p>
          </table:table-cell>
          <table:table-cell/>
          <table:table-cell table:formula="of:=INT([.E41]/['rpm (16 bits - PIC16F877)'.$C$16])" office:value-type="float" office:value="11538">
            <text:p>11538</text:p>
          </table:table-cell>
          <table:table-cell table:formula="of:=[.H41]*['rpm (16 bits - PIC16F877)'.$C$16]" office:value-type="float" office:value="0.092304">
            <text:p>9,23E-002</text:p>
          </table:table-cell>
          <table:table-cell table:formula="of:=60/[.I41]" office:value-type="float" office:value="650.026001040042">
            <text:p>650,03</text:p>
          </table:table-cell>
          <table:table-cell table:formula="of:=ABS([.J41]-[.B41])/[.B41]*100" office:value-type="float" office:value="0.0040001600063988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41]+[.$B$5]" office:value-type="float" office:value="660">
            <text:p>660</text:p>
          </table:table-cell>
          <table:table-cell table:formula="of:=[.B42]/60" office:value-type="float" office:value="11">
            <text:p>11</text:p>
          </table:table-cell>
          <table:table-cell table:formula="of:=1/[.C42]" office:value-type="float" office:value="0.0909090909090909">
            <text:p>9,09E-002</text:p>
          </table:table-cell>
          <table:table-cell table:formula="of:=[.D42]" office:value-type="float" office:value="0.0909090909090909">
            <text:p>9,09E-002</text:p>
          </table:table-cell>
          <table:table-cell table:formula="of:=2*[.D42]" office:value-type="float" office:value="0.181818181818182">
            <text:p>1,82E-001</text:p>
          </table:table-cell>
          <table:table-cell/>
          <table:table-cell table:formula="of:=INT([.E42]/['rpm (16 bits - PIC16F877)'.$C$16])" office:value-type="float" office:value="11363">
            <text:p>11363</text:p>
          </table:table-cell>
          <table:table-cell table:formula="of:=[.H42]*['rpm (16 bits - PIC16F877)'.$C$16]" office:value-type="float" office:value="0.090904">
            <text:p>9,09E-002</text:p>
          </table:table-cell>
          <table:table-cell table:formula="of:=60/[.I42]" office:value-type="float" office:value="660.036962069876">
            <text:p>660,04</text:p>
          </table:table-cell>
          <table:table-cell table:formula="of:=ABS([.J42]-[.B42])/[.B42]*100" office:value-type="float" office:value="0.00560031361756459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42]+[.$B$5]" office:value-type="float" office:value="670">
            <text:p>670</text:p>
          </table:table-cell>
          <table:table-cell table:formula="of:=[.B43]/60" office:value-type="float" office:value="11.1666666666667">
            <text:p>11,17</text:p>
          </table:table-cell>
          <table:table-cell table:formula="of:=1/[.C43]" office:value-type="float" office:value="0.0895522388059702">
            <text:p>8,96E-002</text:p>
          </table:table-cell>
          <table:table-cell table:formula="of:=[.D43]" office:value-type="float" office:value="0.0895522388059702">
            <text:p>8,96E-002</text:p>
          </table:table-cell>
          <table:table-cell table:formula="of:=2*[.D43]" office:value-type="float" office:value="0.17910447761194">
            <text:p>1,79E-001</text:p>
          </table:table-cell>
          <table:table-cell/>
          <table:table-cell table:formula="of:=INT([.E43]/['rpm (16 bits - PIC16F877)'.$C$16])" office:value-type="float" office:value="11194">
            <text:p>11194</text:p>
          </table:table-cell>
          <table:table-cell table:formula="of:=[.H43]*['rpm (16 bits - PIC16F877)'.$C$16]" office:value-type="float" office:value="0.089552">
            <text:p>8,96E-002</text:p>
          </table:table-cell>
          <table:table-cell table:formula="of:=60/[.I43]" office:value-type="float" office:value="670.001786671431">
            <text:p>670</text:p>
          </table:table-cell>
          <table:table-cell table:formula="of:=ABS([.J43]-[.B43])/[.B43]*100" office:value-type="float" office:value="0.000266667377791779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43]+[.$B$5]" office:value-type="float" office:value="680">
            <text:p>680</text:p>
          </table:table-cell>
          <table:table-cell table:formula="of:=[.B44]/60" office:value-type="float" office:value="11.3333333333333">
            <text:p>11,33</text:p>
          </table:table-cell>
          <table:table-cell table:formula="of:=1/[.C44]" office:value-type="float" office:value="0.0882352941176471">
            <text:p>8,82E-002</text:p>
          </table:table-cell>
          <table:table-cell table:formula="of:=[.D44]" office:value-type="float" office:value="0.0882352941176471">
            <text:p>8,82E-002</text:p>
          </table:table-cell>
          <table:table-cell table:formula="of:=2*[.D44]" office:value-type="float" office:value="0.176470588235294">
            <text:p>1,76E-001</text:p>
          </table:table-cell>
          <table:table-cell/>
          <table:table-cell table:formula="of:=INT([.E44]/['rpm (16 bits - PIC16F877)'.$C$16])" office:value-type="float" office:value="11029">
            <text:p>11029</text:p>
          </table:table-cell>
          <table:table-cell table:formula="of:=[.H44]*['rpm (16 bits - PIC16F877)'.$C$16]" office:value-type="float" office:value="0.088232">
            <text:p>8,82E-002</text:p>
          </table:table-cell>
          <table:table-cell table:formula="of:=60/[.I44]" office:value-type="float" office:value="680.025387614471">
            <text:p>680,03</text:p>
          </table:table-cell>
          <table:table-cell table:formula="of:=ABS([.J44]-[.B44])/[.B44]*100" office:value-type="float" office:value="0.0037334727163257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44]+[.$B$5]" office:value-type="float" office:value="690">
            <text:p>690</text:p>
          </table:table-cell>
          <table:table-cell table:formula="of:=[.B45]/60" office:value-type="float" office:value="11.5">
            <text:p>11,5</text:p>
          </table:table-cell>
          <table:table-cell table:formula="of:=1/[.C45]" office:value-type="float" office:value="0.0869565217391304">
            <text:p>8,70E-002</text:p>
          </table:table-cell>
          <table:table-cell table:formula="of:=[.D45]" office:value-type="float" office:value="0.0869565217391304">
            <text:p>8,70E-002</text:p>
          </table:table-cell>
          <table:table-cell table:formula="of:=2*[.D45]" office:value-type="float" office:value="0.173913043478261">
            <text:p>1,74E-001</text:p>
          </table:table-cell>
          <table:table-cell/>
          <table:table-cell table:formula="of:=INT([.E45]/['rpm (16 bits - PIC16F877)'.$C$16])" office:value-type="float" office:value="10869">
            <text:p>10869</text:p>
          </table:table-cell>
          <table:table-cell table:formula="of:=[.H45]*['rpm (16 bits - PIC16F877)'.$C$16]" office:value-type="float" office:value="0.086952">
            <text:p>8,70E-002</text:p>
          </table:table-cell>
          <table:table-cell table:formula="of:=60/[.I45]" office:value-type="float" office:value="690.035881865857">
            <text:p>690,04</text:p>
          </table:table-cell>
          <table:table-cell table:formula="of:=ABS([.J45]-[.B45])/[.B45]*100" office:value-type="float" office:value="0.0052002704140652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45]+[.$B$5]" office:value-type="float" office:value="700">
            <text:p>700</text:p>
          </table:table-cell>
          <table:table-cell table:formula="of:=[.B46]/60" office:value-type="float" office:value="11.6666666666667">
            <text:p>11,67</text:p>
          </table:table-cell>
          <table:table-cell table:formula="of:=1/[.C46]" office:value-type="float" office:value="0.0857142857142857">
            <text:p>8,57E-002</text:p>
          </table:table-cell>
          <table:table-cell table:formula="of:=[.D46]" office:value-type="float" office:value="0.0857142857142857">
            <text:p>8,57E-002</text:p>
          </table:table-cell>
          <table:table-cell table:formula="of:=2*[.D46]" office:value-type="float" office:value="0.171428571428571">
            <text:p>1,71E-001</text:p>
          </table:table-cell>
          <table:table-cell/>
          <table:table-cell table:formula="of:=INT([.E46]/['rpm (16 bits - PIC16F877)'.$C$16])" office:value-type="float" office:value="10714">
            <text:p>10714</text:p>
          </table:table-cell>
          <table:table-cell table:formula="of:=[.H46]*['rpm (16 bits - PIC16F877)'.$C$16]" office:value-type="float" office:value="0.085712">
            <text:p>8,57E-002</text:p>
          </table:table-cell>
          <table:table-cell table:formula="of:=60/[.I46]" office:value-type="float" office:value="700.018667164458">
            <text:p>700,02</text:p>
          </table:table-cell>
          <table:table-cell table:formula="of:=ABS([.J46]-[.B46])/[.B46]*100" office:value-type="float" office:value="0.00266673777967493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46]+[.$B$5]" office:value-type="float" office:value="710">
            <text:p>710</text:p>
          </table:table-cell>
          <table:table-cell table:formula="of:=[.B47]/60" office:value-type="float" office:value="11.8333333333333">
            <text:p>11,83</text:p>
          </table:table-cell>
          <table:table-cell table:formula="of:=1/[.C47]" office:value-type="float" office:value="0.0845070422535211">
            <text:p>8,45E-002</text:p>
          </table:table-cell>
          <table:table-cell table:formula="of:=[.D47]" office:value-type="float" office:value="0.0845070422535211">
            <text:p>8,45E-002</text:p>
          </table:table-cell>
          <table:table-cell table:formula="of:=2*[.D47]" office:value-type="float" office:value="0.169014084507042">
            <text:p>1,69E-001</text:p>
          </table:table-cell>
          <table:table-cell/>
          <table:table-cell table:formula="of:=INT([.E47]/['rpm (16 bits - PIC16F877)'.$C$16])" office:value-type="float" office:value="10563">
            <text:p>10563</text:p>
          </table:table-cell>
          <table:table-cell table:formula="of:=[.H47]*['rpm (16 bits - PIC16F877)'.$C$16]" office:value-type="float" office:value="0.084504">
            <text:p>8,45E-002</text:p>
          </table:table-cell>
          <table:table-cell table:formula="of:=60/[.I47]" office:value-type="float" office:value="710.025560920193">
            <text:p>710,03</text:p>
          </table:table-cell>
          <table:table-cell table:formula="of:=ABS([.J47]-[.B47])/[.B47]*100" office:value-type="float" office:value="0.00360012960466609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47]+[.$B$5]" office:value-type="float" office:value="720">
            <text:p>720</text:p>
          </table:table-cell>
          <table:table-cell table:formula="of:=[.B48]/60" office:value-type="float" office:value="12">
            <text:p>12</text:p>
          </table:table-cell>
          <table:table-cell table:formula="of:=1/[.C48]" office:value-type="float" office:value="0.0833333333333333">
            <text:p>8,33E-002</text:p>
          </table:table-cell>
          <table:table-cell table:formula="of:=[.D48]" office:value-type="float" office:value="0.0833333333333333">
            <text:p>8,33E-002</text:p>
          </table:table-cell>
          <table:table-cell table:formula="of:=2*[.D48]" office:value-type="float" office:value="0.166666666666667">
            <text:p>1,67E-001</text:p>
          </table:table-cell>
          <table:table-cell/>
          <table:table-cell table:formula="of:=INT([.E48]/['rpm (16 bits - PIC16F877)'.$C$16])" office:value-type="float" office:value="10416">
            <text:p>10416</text:p>
          </table:table-cell>
          <table:table-cell table:formula="of:=[.H48]*['rpm (16 bits - PIC16F877)'.$C$16]" office:value-type="float" office:value="0.083328">
            <text:p>8,33E-002</text:p>
          </table:table-cell>
          <table:table-cell table:formula="of:=60/[.I48]" office:value-type="float" office:value="720.046082949309">
            <text:p>720,05</text:p>
          </table:table-cell>
          <table:table-cell table:formula="of:=ABS([.J48]-[.B48])/[.B48]*100" office:value-type="float" office:value="0.00640040962622379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48]+[.$B$5]" office:value-type="float" office:value="730">
            <text:p>730</text:p>
          </table:table-cell>
          <table:table-cell table:formula="of:=[.B49]/60" office:value-type="float" office:value="12.1666666666667">
            <text:p>12,17</text:p>
          </table:table-cell>
          <table:table-cell table:formula="of:=1/[.C49]" office:value-type="float" office:value="0.0821917808219178">
            <text:p>8,22E-002</text:p>
          </table:table-cell>
          <table:table-cell table:formula="of:=[.D49]" office:value-type="float" office:value="0.0821917808219178">
            <text:p>8,22E-002</text:p>
          </table:table-cell>
          <table:table-cell table:formula="of:=2*[.D49]" office:value-type="float" office:value="0.164383561643836">
            <text:p>1,64E-001</text:p>
          </table:table-cell>
          <table:table-cell/>
          <table:table-cell table:formula="of:=INT([.E49]/['rpm (16 bits - PIC16F877)'.$C$16])" office:value-type="float" office:value="10273">
            <text:p>10273</text:p>
          </table:table-cell>
          <table:table-cell table:formula="of:=[.H49]*['rpm (16 bits - PIC16F877)'.$C$16]" office:value-type="float" office:value="0.082184">
            <text:p>8,22E-002</text:p>
          </table:table-cell>
          <table:table-cell table:formula="of:=60/[.I49]" office:value-type="float" office:value="730.069113209384">
            <text:p>730,07</text:p>
          </table:table-cell>
          <table:table-cell table:formula="of:=ABS([.J49]-[.B49])/[.B49]*100" office:value-type="float" office:value="0.00946756292929945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49]+[.$B$5]" office:value-type="float" office:value="740">
            <text:p>740</text:p>
          </table:table-cell>
          <table:table-cell table:formula="of:=[.B50]/60" office:value-type="float" office:value="12.3333333333333">
            <text:p>12,33</text:p>
          </table:table-cell>
          <table:table-cell table:formula="of:=1/[.C50]" office:value-type="float" office:value="0.0810810810810811">
            <text:p>8,11E-002</text:p>
          </table:table-cell>
          <table:table-cell table:formula="of:=[.D50]" office:value-type="float" office:value="0.0810810810810811">
            <text:p>8,11E-002</text:p>
          </table:table-cell>
          <table:table-cell table:formula="of:=2*[.D50]" office:value-type="float" office:value="0.162162162162162">
            <text:p>1,62E-001</text:p>
          </table:table-cell>
          <table:table-cell/>
          <table:table-cell table:formula="of:=INT([.E50]/['rpm (16 bits - PIC16F877)'.$C$16])" office:value-type="float" office:value="10135">
            <text:p>10135</text:p>
          </table:table-cell>
          <table:table-cell table:formula="of:=[.H50]*['rpm (16 bits - PIC16F877)'.$C$16]" office:value-type="float" office:value="0.08108">
            <text:p>8,11E-002</text:p>
          </table:table-cell>
          <table:table-cell table:formula="of:=60/[.I50]" office:value-type="float" office:value="740.009866798224">
            <text:p>740,01</text:p>
          </table:table-cell>
          <table:table-cell table:formula="of:=ABS([.J50]-[.B50])/[.B50]*100" office:value-type="float" office:value="0.00133335111135656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50]+[.$B$5]" office:value-type="float" office:value="750">
            <text:p>750</text:p>
          </table:table-cell>
          <table:table-cell table:formula="of:=[.B51]/60" office:value-type="float" office:value="12.5">
            <text:p>12,5</text:p>
          </table:table-cell>
          <table:table-cell table:formula="of:=1/[.C51]" office:value-type="float" office:value="0.08">
            <text:p>8,00E-002</text:p>
          </table:table-cell>
          <table:table-cell table:formula="of:=[.D51]" office:value-type="float" office:value="0.08">
            <text:p>8,00E-002</text:p>
          </table:table-cell>
          <table:table-cell table:formula="of:=2*[.D51]" office:value-type="float" office:value="0.16">
            <text:p>1,60E-001</text:p>
          </table:table-cell>
          <table:table-cell/>
          <table:table-cell table:formula="of:=INT([.E51]/['rpm (16 bits - PIC16F877)'.$C$16])" office:value-type="float" office:value="10000">
            <text:p>10000</text:p>
          </table:table-cell>
          <table:table-cell table:formula="of:=[.H51]*['rpm (16 bits - PIC16F877)'.$C$16]" office:value-type="float" office:value="0.08">
            <text:p>8,00E-002</text:p>
          </table:table-cell>
          <table:table-cell table:formula="of:=60/[.I51]" office:value-type="float" office:value="750">
            <text:p>750</text:p>
          </table:table-cell>
          <table:table-cell table:formula="of:=ABS([.J51]-[.B51])/[.B51]*100"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51]+[.$B$5]" office:value-type="float" office:value="760">
            <text:p>760</text:p>
          </table:table-cell>
          <table:table-cell table:formula="of:=[.B52]/60" office:value-type="float" office:value="12.6666666666667">
            <text:p>12,67</text:p>
          </table:table-cell>
          <table:table-cell table:formula="of:=1/[.C52]" office:value-type="float" office:value="0.0789473684210526">
            <text:p>7,89E-002</text:p>
          </table:table-cell>
          <table:table-cell table:formula="of:=[.D52]" office:value-type="float" office:value="0.0789473684210526">
            <text:p>7,89E-002</text:p>
          </table:table-cell>
          <table:table-cell table:formula="of:=2*[.D52]" office:value-type="float" office:value="0.157894736842105">
            <text:p>1,58E-001</text:p>
          </table:table-cell>
          <table:table-cell/>
          <table:table-cell table:formula="of:=INT([.E52]/['rpm (16 bits - PIC16F877)'.$C$16])" office:value-type="float" office:value="9868">
            <text:p>9868</text:p>
          </table:table-cell>
          <table:table-cell table:formula="of:=[.H52]*['rpm (16 bits - PIC16F877)'.$C$16]" office:value-type="float" office:value="0.078944">
            <text:p>7,89E-002</text:p>
          </table:table-cell>
          <table:table-cell table:formula="of:=60/[.I52]" office:value-type="float" office:value="760.032428050263">
            <text:p>760,03</text:p>
          </table:table-cell>
          <table:table-cell table:formula="of:=ABS([.J52]-[.B52])/[.B52]*100" office:value-type="float" office:value="0.00426684871887286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52]+[.$B$5]" office:value-type="float" office:value="770">
            <text:p>770</text:p>
          </table:table-cell>
          <table:table-cell table:formula="of:=[.B53]/60" office:value-type="float" office:value="12.8333333333333">
            <text:p>12,83</text:p>
          </table:table-cell>
          <table:table-cell table:formula="of:=1/[.C53]" office:value-type="float" office:value="0.0779220779220779">
            <text:p>7,79E-002</text:p>
          </table:table-cell>
          <table:table-cell table:formula="of:=[.D53]" office:value-type="float" office:value="0.0779220779220779">
            <text:p>7,79E-002</text:p>
          </table:table-cell>
          <table:table-cell table:formula="of:=2*[.D53]" office:value-type="float" office:value="0.155844155844156">
            <text:p>1,56E-001</text:p>
          </table:table-cell>
          <table:table-cell/>
          <table:table-cell table:formula="of:=INT([.E53]/['rpm (16 bits - PIC16F877)'.$C$16])" office:value-type="float" office:value="9740">
            <text:p>9740</text:p>
          </table:table-cell>
          <table:table-cell table:formula="of:=[.H53]*['rpm (16 bits - PIC16F877)'.$C$16]" office:value-type="float" office:value="0.07792">
            <text:p>7,79E-002</text:p>
          </table:table-cell>
          <table:table-cell table:formula="of:=60/[.I53]" office:value-type="float" office:value="770.020533880903">
            <text:p>770,02</text:p>
          </table:table-cell>
          <table:table-cell table:formula="of:=ABS([.J53]-[.B53])/[.B53]*100" office:value-type="float" office:value="0.00266673777967346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53]+[.$B$5]" office:value-type="float" office:value="780">
            <text:p>780</text:p>
          </table:table-cell>
          <table:table-cell table:formula="of:=[.B54]/60" office:value-type="float" office:value="13">
            <text:p>13</text:p>
          </table:table-cell>
          <table:table-cell table:formula="of:=1/[.C54]" office:value-type="float" office:value="0.0769230769230769">
            <text:p>7,69E-002</text:p>
          </table:table-cell>
          <table:table-cell table:formula="of:=[.D54]" office:value-type="float" office:value="0.0769230769230769">
            <text:p>7,69E-002</text:p>
          </table:table-cell>
          <table:table-cell table:formula="of:=2*[.D54]" office:value-type="float" office:value="0.153846153846154">
            <text:p>1,54E-001</text:p>
          </table:table-cell>
          <table:table-cell/>
          <table:table-cell table:formula="of:=INT([.E54]/['rpm (16 bits - PIC16F877)'.$C$16])" office:value-type="float" office:value="9615">
            <text:p>9615</text:p>
          </table:table-cell>
          <table:table-cell table:formula="of:=[.H54]*['rpm (16 bits - PIC16F877)'.$C$16]" office:value-type="float" office:value="0.07692">
            <text:p>7,69E-002</text:p>
          </table:table-cell>
          <table:table-cell table:formula="of:=60/[.I54]" office:value-type="float" office:value="780.03120124805">
            <text:p>780,03</text:p>
          </table:table-cell>
          <table:table-cell table:formula="of:=ABS([.J54]-[.B54])/[.B54]*100" office:value-type="float" office:value="0.0040001600063988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54]+[.$B$5]" office:value-type="float" office:value="790">
            <text:p>790</text:p>
          </table:table-cell>
          <table:table-cell table:formula="of:=[.B55]/60" office:value-type="float" office:value="13.1666666666667">
            <text:p>13,17</text:p>
          </table:table-cell>
          <table:table-cell table:formula="of:=1/[.C55]" office:value-type="float" office:value="0.0759493670886076">
            <text:p>7,59E-002</text:p>
          </table:table-cell>
          <table:table-cell table:formula="of:=[.D55]" office:value-type="float" office:value="0.0759493670886076">
            <text:p>7,59E-002</text:p>
          </table:table-cell>
          <table:table-cell table:formula="of:=2*[.D55]" office:value-type="float" office:value="0.151898734177215">
            <text:p>1,52E-001</text:p>
          </table:table-cell>
          <table:table-cell/>
          <table:table-cell table:formula="of:=INT([.E55]/['rpm (16 bits - PIC16F877)'.$C$16])" office:value-type="float" office:value="9493">
            <text:p>9493</text:p>
          </table:table-cell>
          <table:table-cell table:formula="of:=[.H55]*['rpm (16 bits - PIC16F877)'.$C$16]" office:value-type="float" office:value="0.075944">
            <text:p>7,59E-002</text:p>
          </table:table-cell>
          <table:table-cell table:formula="of:=60/[.I55]" office:value-type="float" office:value="790.05583061203">
            <text:p>790,06</text:p>
          </table:table-cell>
          <table:table-cell table:formula="of:=ABS([.J55]-[.B55])/[.B55]*100" office:value-type="float" office:value="0.00706716607973698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55]+[.$B$5]" office:value-type="float" office:value="800">
            <text:p>800</text:p>
          </table:table-cell>
          <table:table-cell table:formula="of:=[.B56]/60" office:value-type="float" office:value="13.3333333333333">
            <text:p>13,33</text:p>
          </table:table-cell>
          <table:table-cell table:formula="of:=1/[.C56]" office:value-type="float" office:value="0.075">
            <text:p>7,50E-002</text:p>
          </table:table-cell>
          <table:table-cell table:formula="of:=[.D56]" office:value-type="float" office:value="0.075">
            <text:p>7,50E-002</text:p>
          </table:table-cell>
          <table:table-cell table:formula="of:=2*[.D56]" office:value-type="float" office:value="0.15">
            <text:p>1,50E-001</text:p>
          </table:table-cell>
          <table:table-cell/>
          <table:table-cell table:formula="of:=INT([.E56]/['rpm (16 bits - PIC16F877)'.$C$16])" office:value-type="float" office:value="9375">
            <text:p>9375</text:p>
          </table:table-cell>
          <table:table-cell table:formula="of:=[.H56]*['rpm (16 bits - PIC16F877)'.$C$16]" office:value-type="float" office:value="0.075">
            <text:p>7,50E-002</text:p>
          </table:table-cell>
          <table:table-cell table:formula="of:=60/[.I56]" office:value-type="float" office:value="800">
            <text:p>800</text:p>
          </table:table-cell>
          <table:table-cell table:formula="of:=ABS([.J56]-[.B56])/[.B56]*100"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56]+[.$B$5]" office:value-type="float" office:value="810">
            <text:p>810</text:p>
          </table:table-cell>
          <table:table-cell table:formula="of:=[.B57]/60" office:value-type="float" office:value="13.5">
            <text:p>13,5</text:p>
          </table:table-cell>
          <table:table-cell table:formula="of:=1/[.C57]" office:value-type="float" office:value="0.0740740740740741">
            <text:p>7,41E-002</text:p>
          </table:table-cell>
          <table:table-cell table:formula="of:=[.D57]" office:value-type="float" office:value="0.0740740740740741">
            <text:p>7,41E-002</text:p>
          </table:table-cell>
          <table:table-cell table:formula="of:=2*[.D57]" office:value-type="float" office:value="0.148148148148148">
            <text:p>1,48E-001</text:p>
          </table:table-cell>
          <table:table-cell/>
          <table:table-cell table:formula="of:=INT([.E57]/['rpm (16 bits - PIC16F877)'.$C$16])" office:value-type="float" office:value="9259">
            <text:p>9259</text:p>
          </table:table-cell>
          <table:table-cell table:formula="of:=[.H57]*['rpm (16 bits - PIC16F877)'.$C$16]" office:value-type="float" office:value="0.074072">
            <text:p>7,41E-002</text:p>
          </table:table-cell>
          <table:table-cell table:formula="of:=60/[.I57]" office:value-type="float" office:value="810.022680635058">
            <text:p>810,02</text:p>
          </table:table-cell>
          <table:table-cell table:formula="of:=ABS([.J57]-[.B57])/[.B57]*100" office:value-type="float" office:value="0.00280007840219527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57]+[.$B$5]" office:value-type="float" office:value="820">
            <text:p>820</text:p>
          </table:table-cell>
          <table:table-cell table:formula="of:=[.B58]/60" office:value-type="float" office:value="13.6666666666667">
            <text:p>13,67</text:p>
          </table:table-cell>
          <table:table-cell table:formula="of:=1/[.C58]" office:value-type="float" office:value="0.0731707317073171">
            <text:p>7,32E-002</text:p>
          </table:table-cell>
          <table:table-cell table:formula="of:=[.D58]" office:value-type="float" office:value="0.0731707317073171">
            <text:p>7,32E-002</text:p>
          </table:table-cell>
          <table:table-cell table:formula="of:=2*[.D58]" office:value-type="float" office:value="0.146341463414634">
            <text:p>1,46E-001</text:p>
          </table:table-cell>
          <table:table-cell/>
          <table:table-cell table:formula="of:=INT([.E58]/['rpm (16 bits - PIC16F877)'.$C$16])" office:value-type="float" office:value="9146">
            <text:p>9146</text:p>
          </table:table-cell>
          <table:table-cell table:formula="of:=[.H58]*['rpm (16 bits - PIC16F877)'.$C$16]" office:value-type="float" office:value="0.073168">
            <text:p>7,32E-002</text:p>
          </table:table-cell>
          <table:table-cell table:formula="of:=60/[.I58]" office:value-type="float" office:value="820.030614476274">
            <text:p>820,03</text:p>
          </table:table-cell>
          <table:table-cell table:formula="of:=ABS([.J58]-[.B58])/[.B58]*100" office:value-type="float" office:value="0.00373347271632366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58]+[.$B$5]" office:value-type="float" office:value="830">
            <text:p>830</text:p>
          </table:table-cell>
          <table:table-cell table:formula="of:=[.B59]/60" office:value-type="float" office:value="13.8333333333333">
            <text:p>13,83</text:p>
          </table:table-cell>
          <table:table-cell table:formula="of:=1/[.C59]" office:value-type="float" office:value="0.072289156626506">
            <text:p>7,23E-002</text:p>
          </table:table-cell>
          <table:table-cell table:formula="of:=[.D59]" office:value-type="float" office:value="0.072289156626506">
            <text:p>7,23E-002</text:p>
          </table:table-cell>
          <table:table-cell table:formula="of:=2*[.D59]" office:value-type="float" office:value="0.144578313253012">
            <text:p>1,45E-001</text:p>
          </table:table-cell>
          <table:table-cell/>
          <table:table-cell table:formula="of:=INT([.E59]/['rpm (16 bits - PIC16F877)'.$C$16])" office:value-type="float" office:value="9036">
            <text:p>9036</text:p>
          </table:table-cell>
          <table:table-cell table:formula="of:=[.H59]*['rpm (16 bits - PIC16F877)'.$C$16]" office:value-type="float" office:value="0.072288">
            <text:p>7,23E-002</text:p>
          </table:table-cell>
          <table:table-cell table:formula="of:=60/[.I59]" office:value-type="float" office:value="830.013280212484">
            <text:p>830,01</text:p>
          </table:table-cell>
          <table:table-cell table:formula="of:=ABS([.J59]-[.B59])/[.B59]*100" office:value-type="float" office:value="0.0016000256004278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59]+[.$B$5]" office:value-type="float" office:value="840">
            <text:p>840</text:p>
          </table:table-cell>
          <table:table-cell table:formula="of:=[.B60]/60" office:value-type="float" office:value="14">
            <text:p>14</text:p>
          </table:table-cell>
          <table:table-cell table:formula="of:=1/[.C60]" office:value-type="float" office:value="0.0714285714285714">
            <text:p>7,14E-002</text:p>
          </table:table-cell>
          <table:table-cell table:formula="of:=[.D60]" office:value-type="float" office:value="0.0714285714285714">
            <text:p>7,14E-002</text:p>
          </table:table-cell>
          <table:table-cell table:formula="of:=2*[.D60]" office:value-type="float" office:value="0.142857142857143">
            <text:p>1,43E-001</text:p>
          </table:table-cell>
          <table:table-cell/>
          <table:table-cell table:formula="of:=INT([.E60]/['rpm (16 bits - PIC16F877)'.$C$16])" office:value-type="float" office:value="8928">
            <text:p>8928</text:p>
          </table:table-cell>
          <table:table-cell table:formula="of:=[.H60]*['rpm (16 bits - PIC16F877)'.$C$16]" office:value-type="float" office:value="0.071424">
            <text:p>7,14E-002</text:p>
          </table:table-cell>
          <table:table-cell table:formula="of:=60/[.I60]" office:value-type="float" office:value="840.05376344086">
            <text:p>840,05</text:p>
          </table:table-cell>
          <table:table-cell table:formula="of:=ABS([.J60]-[.B60])/[.B60]*100" office:value-type="float" office:value="0.0064004096262102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60]+[.$B$5]" office:value-type="float" office:value="850">
            <text:p>850</text:p>
          </table:table-cell>
          <table:table-cell table:formula="of:=[.B61]/60" office:value-type="float" office:value="14.1666666666667">
            <text:p>14,17</text:p>
          </table:table-cell>
          <table:table-cell table:formula="of:=1/[.C61]" office:value-type="float" office:value="0.0705882352941176">
            <text:p>7,06E-002</text:p>
          </table:table-cell>
          <table:table-cell table:formula="of:=[.D61]" office:value-type="float" office:value="0.0705882352941176">
            <text:p>7,06E-002</text:p>
          </table:table-cell>
          <table:table-cell table:formula="of:=2*[.D61]" office:value-type="float" office:value="0.141176470588235">
            <text:p>1,41E-001</text:p>
          </table:table-cell>
          <table:table-cell/>
          <table:table-cell table:formula="of:=INT([.E61]/['rpm (16 bits - PIC16F877)'.$C$16])" office:value-type="float" office:value="8823">
            <text:p>8823</text:p>
          </table:table-cell>
          <table:table-cell table:formula="of:=[.H61]*['rpm (16 bits - PIC16F877)'.$C$16]" office:value-type="float" office:value="0.070584">
            <text:p>7,06E-002</text:p>
          </table:table-cell>
          <table:table-cell table:formula="of:=60/[.I61]" office:value-type="float" office:value="850.051003060184">
            <text:p>850,05</text:p>
          </table:table-cell>
          <table:table-cell table:formula="of:=ABS([.J61]-[.B61])/[.B61]*100" office:value-type="float" office:value="0.00600036002161045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61]+[.$B$5]" office:value-type="float" office:value="860">
            <text:p>860</text:p>
          </table:table-cell>
          <table:table-cell table:formula="of:=[.B62]/60" office:value-type="float" office:value="14.3333333333333">
            <text:p>14,33</text:p>
          </table:table-cell>
          <table:table-cell table:formula="of:=1/[.C62]" office:value-type="float" office:value="0.0697674418604651">
            <text:p>6,98E-002</text:p>
          </table:table-cell>
          <table:table-cell table:formula="of:=[.D62]" office:value-type="float" office:value="0.0697674418604651">
            <text:p>6,98E-002</text:p>
          </table:table-cell>
          <table:table-cell table:formula="of:=2*[.D62]" office:value-type="float" office:value="0.13953488372093">
            <text:p>1,40E-001</text:p>
          </table:table-cell>
          <table:table-cell/>
          <table:table-cell table:formula="of:=INT([.E62]/['rpm (16 bits - PIC16F877)'.$C$16])" office:value-type="float" office:value="8720">
            <text:p>8720</text:p>
          </table:table-cell>
          <table:table-cell table:formula="of:=[.H62]*['rpm (16 bits - PIC16F877)'.$C$16]" office:value-type="float" office:value="0.06976">
            <text:p>6,98E-002</text:p>
          </table:table-cell>
          <table:table-cell table:formula="of:=60/[.I62]" office:value-type="float" office:value="860.091743119266">
            <text:p>860,09</text:p>
          </table:table-cell>
          <table:table-cell table:formula="of:=ABS([.J62]-[.B62])/[.B62]*100" office:value-type="float" office:value="0.0106678045658105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62]+[.$B$5]" office:value-type="float" office:value="870">
            <text:p>870</text:p>
          </table:table-cell>
          <table:table-cell table:formula="of:=[.B63]/60" office:value-type="float" office:value="14.5">
            <text:p>14,5</text:p>
          </table:table-cell>
          <table:table-cell table:formula="of:=1/[.C63]" office:value-type="float" office:value="0.0689655172413793">
            <text:p>6,90E-002</text:p>
          </table:table-cell>
          <table:table-cell table:formula="of:=[.D63]" office:value-type="float" office:value="0.0689655172413793">
            <text:p>6,90E-002</text:p>
          </table:table-cell>
          <table:table-cell table:formula="of:=2*[.D63]" office:value-type="float" office:value="0.137931034482759">
            <text:p>1,38E-001</text:p>
          </table:table-cell>
          <table:table-cell/>
          <table:table-cell table:formula="of:=INT([.E63]/['rpm (16 bits - PIC16F877)'.$C$16])" office:value-type="float" office:value="8620">
            <text:p>8620</text:p>
          </table:table-cell>
          <table:table-cell table:formula="of:=[.H63]*['rpm (16 bits - PIC16F877)'.$C$16]" office:value-type="float" office:value="0.06896">
            <text:p>6,90E-002</text:p>
          </table:table-cell>
          <table:table-cell table:formula="of:=60/[.I63]" office:value-type="float" office:value="870.069605568446">
            <text:p>870,07</text:p>
          </table:table-cell>
          <table:table-cell table:formula="of:=ABS([.J63]-[.B63])/[.B63]*100" office:value-type="float" office:value="0.0080006400512162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63]+[.$B$5]" office:value-type="float" office:value="880">
            <text:p>880</text:p>
          </table:table-cell>
          <table:table-cell table:formula="of:=[.B64]/60" office:value-type="float" office:value="14.6666666666667">
            <text:p>14,67</text:p>
          </table:table-cell>
          <table:table-cell table:formula="of:=1/[.C64]" office:value-type="float" office:value="0.0681818181818182">
            <text:p>6,82E-002</text:p>
          </table:table-cell>
          <table:table-cell table:formula="of:=[.D64]" office:value-type="float" office:value="0.0681818181818182">
            <text:p>6,82E-002</text:p>
          </table:table-cell>
          <table:table-cell table:formula="of:=2*[.D64]" office:value-type="float" office:value="0.136363636363636">
            <text:p>1,36E-001</text:p>
          </table:table-cell>
          <table:table-cell/>
          <table:table-cell table:formula="of:=INT([.E64]/['rpm (16 bits - PIC16F877)'.$C$16])" office:value-type="float" office:value="8522">
            <text:p>8522</text:p>
          </table:table-cell>
          <table:table-cell table:formula="of:=[.H64]*['rpm (16 bits - PIC16F877)'.$C$16]" office:value-type="float" office:value="0.068176">
            <text:p>6,82E-002</text:p>
          </table:table-cell>
          <table:table-cell table:formula="of:=60/[.I64]" office:value-type="float" office:value="880.075099741845">
            <text:p>880,08</text:p>
          </table:table-cell>
          <table:table-cell table:formula="of:=ABS([.J64]-[.B64])/[.B64]*100" office:value-type="float" office:value="0.00853406157325118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64]+[.$B$5]" office:value-type="float" office:value="890">
            <text:p>890</text:p>
          </table:table-cell>
          <table:table-cell table:formula="of:=[.B65]/60" office:value-type="float" office:value="14.8333333333333">
            <text:p>14,83</text:p>
          </table:table-cell>
          <table:table-cell table:formula="of:=1/[.C65]" office:value-type="float" office:value="0.0674157303370787">
            <text:p>6,74E-002</text:p>
          </table:table-cell>
          <table:table-cell table:formula="of:=[.D65]" office:value-type="float" office:value="0.0674157303370787">
            <text:p>6,74E-002</text:p>
          </table:table-cell>
          <table:table-cell table:formula="of:=2*[.D65]" office:value-type="float" office:value="0.134831460674157">
            <text:p>1,35E-001</text:p>
          </table:table-cell>
          <table:table-cell/>
          <table:table-cell table:formula="of:=INT([.E65]/['rpm (16 bits - PIC16F877)'.$C$16])" office:value-type="float" office:value="8426">
            <text:p>8426</text:p>
          </table:table-cell>
          <table:table-cell table:formula="of:=[.H65]*['rpm (16 bits - PIC16F877)'.$C$16]" office:value-type="float" office:value="0.067408">
            <text:p>6,74E-002</text:p>
          </table:table-cell>
          <table:table-cell table:formula="of:=60/[.I65]" office:value-type="float" office:value="890.102065036791">
            <text:p>890,1</text:p>
          </table:table-cell>
          <table:table-cell table:formula="of:=ABS([.J65]-[.B65])/[.B65]*100" office:value-type="float" office:value="0.0114679816619009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65]+[.$B$5]" office:value-type="float" office:value="900">
            <text:p>900</text:p>
          </table:table-cell>
          <table:table-cell table:formula="of:=[.B66]/60" office:value-type="float" office:value="15">
            <text:p>15</text:p>
          </table:table-cell>
          <table:table-cell table:formula="of:=1/[.C66]" office:value-type="float" office:value="0.0666666666666667">
            <text:p>6,67E-002</text:p>
          </table:table-cell>
          <table:table-cell table:formula="of:=[.D66]" office:value-type="float" office:value="0.0666666666666667">
            <text:p>6,67E-002</text:p>
          </table:table-cell>
          <table:table-cell table:formula="of:=2*[.D66]" office:value-type="float" office:value="0.133333333333333">
            <text:p>1,33E-001</text:p>
          </table:table-cell>
          <table:table-cell/>
          <table:table-cell table:formula="of:=INT([.E66]/['rpm (16 bits - PIC16F877)'.$C$16])" office:value-type="float" office:value="8333">
            <text:p>8333</text:p>
          </table:table-cell>
          <table:table-cell table:formula="of:=[.H66]*['rpm (16 bits - PIC16F877)'.$C$16]" office:value-type="float" office:value="0.066664">
            <text:p>6,67E-002</text:p>
          </table:table-cell>
          <table:table-cell table:formula="of:=60/[.I66]" office:value-type="float" office:value="900.036001440058">
            <text:p>900,04</text:p>
          </table:table-cell>
          <table:table-cell table:formula="of:=ABS([.J66]-[.B66])/[.B66]*100" office:value-type="float" office:value="0.0040001600063988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66]+[.$B$5]" office:value-type="float" office:value="910">
            <text:p>910</text:p>
          </table:table-cell>
          <table:table-cell table:formula="of:=[.B67]/60" office:value-type="float" office:value="15.1666666666667">
            <text:p>15,17</text:p>
          </table:table-cell>
          <table:table-cell table:formula="of:=1/[.C67]" office:value-type="float" office:value="0.0659340659340659">
            <text:p>6,59E-002</text:p>
          </table:table-cell>
          <table:table-cell table:formula="of:=[.D67]" office:value-type="float" office:value="0.0659340659340659">
            <text:p>6,59E-002</text:p>
          </table:table-cell>
          <table:table-cell table:formula="of:=2*[.D67]" office:value-type="float" office:value="0.131868131868132">
            <text:p>1,32E-001</text:p>
          </table:table-cell>
          <table:table-cell/>
          <table:table-cell table:formula="of:=INT([.E67]/['rpm (16 bits - PIC16F877)'.$C$16])" office:value-type="float" office:value="8241">
            <text:p>8241</text:p>
          </table:table-cell>
          <table:table-cell table:formula="of:=[.H67]*['rpm (16 bits - PIC16F877)'.$C$16]" office:value-type="float" office:value="0.065928">
            <text:p>6,59E-002</text:p>
          </table:table-cell>
          <table:table-cell table:formula="of:=60/[.I67]" office:value-type="float" office:value="910.083727702949">
            <text:p>910,08</text:p>
          </table:table-cell>
          <table:table-cell table:formula="of:=ABS([.J67]-[.B67])/[.B67]*100" office:value-type="float" office:value="0.00920084647787207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67]+[.$B$5]" office:value-type="float" office:value="920">
            <text:p>920</text:p>
          </table:table-cell>
          <table:table-cell table:formula="of:=[.B68]/60" office:value-type="float" office:value="15.3333333333333">
            <text:p>15,33</text:p>
          </table:table-cell>
          <table:table-cell table:formula="of:=1/[.C68]" office:value-type="float" office:value="0.0652173913043478">
            <text:p>6,52E-002</text:p>
          </table:table-cell>
          <table:table-cell table:formula="of:=[.D68]" office:value-type="float" office:value="0.0652173913043478">
            <text:p>6,52E-002</text:p>
          </table:table-cell>
          <table:table-cell table:formula="of:=2*[.D68]" office:value-type="float" office:value="0.130434782608696">
            <text:p>1,30E-001</text:p>
          </table:table-cell>
          <table:table-cell/>
          <table:table-cell table:formula="of:=INT([.E68]/['rpm (16 bits - PIC16F877)'.$C$16])" office:value-type="float" office:value="8152">
            <text:p>8152</text:p>
          </table:table-cell>
          <table:table-cell table:formula="of:=[.H68]*['rpm (16 bits - PIC16F877)'.$C$16]" office:value-type="float" office:value="0.065216">
            <text:p>6,52E-002</text:p>
          </table:table-cell>
          <table:table-cell table:formula="of:=60/[.I68]" office:value-type="float" office:value="920.019627085378">
            <text:p>920,02</text:p>
          </table:table-cell>
          <table:table-cell table:formula="of:=ABS([.J68]-[.B68])/[.B68]*100" office:value-type="float" office:value="0.00213337884542605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68]+[.$B$5]" office:value-type="float" office:value="930">
            <text:p>930</text:p>
          </table:table-cell>
          <table:table-cell table:formula="of:=[.B69]/60" office:value-type="float" office:value="15.5">
            <text:p>15,5</text:p>
          </table:table-cell>
          <table:table-cell table:formula="of:=1/[.C69]" office:value-type="float" office:value="0.0645161290322581">
            <text:p>6,45E-002</text:p>
          </table:table-cell>
          <table:table-cell table:formula="of:=[.D69]" office:value-type="float" office:value="0.0645161290322581">
            <text:p>6,45E-002</text:p>
          </table:table-cell>
          <table:table-cell table:formula="of:=2*[.D69]" office:value-type="float" office:value="0.129032258064516">
            <text:p>1,29E-001</text:p>
          </table:table-cell>
          <table:table-cell/>
          <table:table-cell table:formula="of:=INT([.E69]/['rpm (16 bits - PIC16F877)'.$C$16])" office:value-type="float" office:value="8064">
            <text:p>8064</text:p>
          </table:table-cell>
          <table:table-cell table:formula="of:=[.H69]*['rpm (16 bits - PIC16F877)'.$C$16]" office:value-type="float" office:value="0.064512">
            <text:p>6,45E-002</text:p>
          </table:table-cell>
          <table:table-cell table:formula="of:=60/[.I69]" office:value-type="float" office:value="930.059523809524">
            <text:p>930,06</text:p>
          </table:table-cell>
          <table:table-cell table:formula="of:=ABS([.J69]-[.B69])/[.B69]*100" office:value-type="float" office:value="0.00640040962622073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69]+[.$B$5]" office:value-type="float" office:value="940">
            <text:p>940</text:p>
          </table:table-cell>
          <table:table-cell table:formula="of:=[.B70]/60" office:value-type="float" office:value="15.6666666666667">
            <text:p>15,67</text:p>
          </table:table-cell>
          <table:table-cell table:formula="of:=1/[.C70]" office:value-type="float" office:value="0.0638297872340426">
            <text:p>6,38E-002</text:p>
          </table:table-cell>
          <table:table-cell table:formula="of:=[.D70]" office:value-type="float" office:value="0.0638297872340426">
            <text:p>6,38E-002</text:p>
          </table:table-cell>
          <table:table-cell table:formula="of:=2*[.D70]" office:value-type="float" office:value="0.127659574468085">
            <text:p>1,28E-001</text:p>
          </table:table-cell>
          <table:table-cell/>
          <table:table-cell table:formula="of:=INT([.E70]/['rpm (16 bits - PIC16F877)'.$C$16])" office:value-type="float" office:value="7978">
            <text:p>7978</text:p>
          </table:table-cell>
          <table:table-cell table:formula="of:=[.H70]*['rpm (16 bits - PIC16F877)'.$C$16]" office:value-type="float" office:value="0.063824">
            <text:p>6,38E-002</text:p>
          </table:table-cell>
          <table:table-cell table:formula="of:=60/[.I70]" office:value-type="float" office:value="940.085234394585">
            <text:p>940,09</text:p>
          </table:table-cell>
          <table:table-cell table:formula="of:=ABS([.J70]-[.B70])/[.B70]*100" office:value-type="float" office:value="0.0090674887856595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70]+[.$B$5]" office:value-type="float" office:value="950">
            <text:p>950</text:p>
          </table:table-cell>
          <table:table-cell table:formula="of:=[.B71]/60" office:value-type="float" office:value="15.8333333333333">
            <text:p>15,83</text:p>
          </table:table-cell>
          <table:table-cell table:formula="of:=1/[.C71]" office:value-type="float" office:value="0.0631578947368421">
            <text:p>6,32E-002</text:p>
          </table:table-cell>
          <table:table-cell table:formula="of:=[.D71]" office:value-type="float" office:value="0.0631578947368421">
            <text:p>6,32E-002</text:p>
          </table:table-cell>
          <table:table-cell table:formula="of:=2*[.D71]" office:value-type="float" office:value="0.126315789473684">
            <text:p>1,26E-001</text:p>
          </table:table-cell>
          <table:table-cell/>
          <table:table-cell table:formula="of:=INT([.E71]/['rpm (16 bits - PIC16F877)'.$C$16])" office:value-type="float" office:value="7894">
            <text:p>7894</text:p>
          </table:table-cell>
          <table:table-cell table:formula="of:=[.H71]*['rpm (16 bits - PIC16F877)'.$C$16]" office:value-type="float" office:value="0.063152">
            <text:p>6,32E-002</text:p>
          </table:table-cell>
          <table:table-cell table:formula="of:=60/[.I71]" office:value-type="float" office:value="950.088674942995">
            <text:p>950,09</text:p>
          </table:table-cell>
          <table:table-cell table:formula="of:=ABS([.J71]-[.B71])/[.B71]*100" office:value-type="float" office:value="0.00933420452575343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71]+[.$B$5]" office:value-type="float" office:value="960">
            <text:p>960</text:p>
          </table:table-cell>
          <table:table-cell table:formula="of:=[.B72]/60" office:value-type="float" office:value="16">
            <text:p>16</text:p>
          </table:table-cell>
          <table:table-cell table:formula="of:=1/[.C72]" office:value-type="float" office:value="0.0625">
            <text:p>6,25E-002</text:p>
          </table:table-cell>
          <table:table-cell table:formula="of:=[.D72]" office:value-type="float" office:value="0.0625">
            <text:p>6,25E-002</text:p>
          </table:table-cell>
          <table:table-cell table:formula="of:=2*[.D72]" office:value-type="float" office:value="0.125">
            <text:p>1,25E-001</text:p>
          </table:table-cell>
          <table:table-cell/>
          <table:table-cell table:formula="of:=INT([.E72]/['rpm (16 bits - PIC16F877)'.$C$16])" office:value-type="float" office:value="7812">
            <text:p>7812</text:p>
          </table:table-cell>
          <table:table-cell table:formula="of:=[.H72]*['rpm (16 bits - PIC16F877)'.$C$16]" office:value-type="float" office:value="0.062496">
            <text:p>6,25E-002</text:p>
          </table:table-cell>
          <table:table-cell table:formula="of:=60/[.I72]" office:value-type="float" office:value="960.061443932412">
            <text:p>960,06</text:p>
          </table:table-cell>
          <table:table-cell table:formula="of:=ABS([.J72]-[.B72])/[.B72]*100" office:value-type="float" office:value="0.00640040962622379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72]+[.$B$5]" office:value-type="float" office:value="970">
            <text:p>970</text:p>
          </table:table-cell>
          <table:table-cell table:formula="of:=[.B73]/60" office:value-type="float" office:value="16.1666666666667">
            <text:p>16,17</text:p>
          </table:table-cell>
          <table:table-cell table:formula="of:=1/[.C73]" office:value-type="float" office:value="0.0618556701030928">
            <text:p>6,19E-002</text:p>
          </table:table-cell>
          <table:table-cell table:formula="of:=[.D73]" office:value-type="float" office:value="0.0618556701030928">
            <text:p>6,19E-002</text:p>
          </table:table-cell>
          <table:table-cell table:formula="of:=2*[.D73]" office:value-type="float" office:value="0.123711340206186">
            <text:p>1,24E-001</text:p>
          </table:table-cell>
          <table:table-cell/>
          <table:table-cell table:formula="of:=INT([.E73]/['rpm (16 bits - PIC16F877)'.$C$16])" office:value-type="float" office:value="7731">
            <text:p>7731</text:p>
          </table:table-cell>
          <table:table-cell table:formula="of:=[.H73]*['rpm (16 bits - PIC16F877)'.$C$16]" office:value-type="float" office:value="0.061848">
            <text:p>6,18E-002</text:p>
          </table:table-cell>
          <table:table-cell table:formula="of:=60/[.I73]" office:value-type="float" office:value="970.12029491657">
            <text:p>970,12</text:p>
          </table:table-cell>
          <table:table-cell table:formula="of:=ABS([.J73]-[.B73])/[.B73]*100" office:value-type="float" office:value="0.012401537790681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73]+[.$B$5]" office:value-type="float" office:value="980">
            <text:p>980</text:p>
          </table:table-cell>
          <table:table-cell table:formula="of:=[.B74]/60" office:value-type="float" office:value="16.3333333333333">
            <text:p>16,33</text:p>
          </table:table-cell>
          <table:table-cell table:formula="of:=1/[.C74]" office:value-type="float" office:value="0.0612244897959184">
            <text:p>6,12E-002</text:p>
          </table:table-cell>
          <table:table-cell table:formula="of:=[.D74]" office:value-type="float" office:value="0.0612244897959184">
            <text:p>6,12E-002</text:p>
          </table:table-cell>
          <table:table-cell table:formula="of:=2*[.D74]" office:value-type="float" office:value="0.122448979591837">
            <text:p>1,22E-001</text:p>
          </table:table-cell>
          <table:table-cell/>
          <table:table-cell table:formula="of:=INT([.E74]/['rpm (16 bits - PIC16F877)'.$C$16])" office:value-type="float" office:value="7653">
            <text:p>7653</text:p>
          </table:table-cell>
          <table:table-cell table:formula="of:=[.H74]*['rpm (16 bits - PIC16F877)'.$C$16]" office:value-type="float" office:value="0.061224">
            <text:p>6,12E-002</text:p>
          </table:table-cell>
          <table:table-cell table:formula="of:=60/[.I74]" office:value-type="float" office:value="980.007840062721">
            <text:p>980,01</text:p>
          </table:table-cell>
          <table:table-cell table:formula="of:=ABS([.J74]-[.B74])/[.B74]*100" office:value-type="float" office:value="0.000800006400045648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74]+[.$B$5]" office:value-type="float" office:value="990">
            <text:p>990</text:p>
          </table:table-cell>
          <table:table-cell table:formula="of:=[.B75]/60" office:value-type="float" office:value="16.5">
            <text:p>16,5</text:p>
          </table:table-cell>
          <table:table-cell table:formula="of:=1/[.C75]" office:value-type="float" office:value="0.0606060606060606">
            <text:p>6,06E-002</text:p>
          </table:table-cell>
          <table:table-cell table:formula="of:=[.D75]" office:value-type="float" office:value="0.0606060606060606">
            <text:p>6,06E-002</text:p>
          </table:table-cell>
          <table:table-cell table:formula="of:=2*[.D75]" office:value-type="float" office:value="0.121212121212121">
            <text:p>1,21E-001</text:p>
          </table:table-cell>
          <table:table-cell/>
          <table:table-cell table:formula="of:=INT([.E75]/['rpm (16 bits - PIC16F877)'.$C$16])" office:value-type="float" office:value="7575">
            <text:p>7575</text:p>
          </table:table-cell>
          <table:table-cell table:formula="of:=[.H75]*['rpm (16 bits - PIC16F877)'.$C$16]" office:value-type="float" office:value="0.0606">
            <text:p>6,06E-002</text:p>
          </table:table-cell>
          <table:table-cell table:formula="of:=60/[.I75]" office:value-type="float" office:value="990.09900990099">
            <text:p>990,1</text:p>
          </table:table-cell>
          <table:table-cell table:formula="of:=ABS([.J75]-[.B75])/[.B75]*100" office:value-type="float" office:value="0.010001000100015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75]+[.$B$5]" office:value-type="float" office:value="1000">
            <text:p>1000</text:p>
          </table:table-cell>
          <table:table-cell table:formula="of:=[.B76]/60" office:value-type="float" office:value="16.6666666666667">
            <text:p>16,67</text:p>
          </table:table-cell>
          <table:table-cell table:formula="of:=1/[.C76]" office:value-type="float" office:value="0.06">
            <text:p>6,00E-002</text:p>
          </table:table-cell>
          <table:table-cell table:formula="of:=[.D76]" office:value-type="float" office:value="0.06">
            <text:p>6,00E-002</text:p>
          </table:table-cell>
          <table:table-cell table:formula="of:=2*[.D76]" office:value-type="float" office:value="0.12">
            <text:p>1,20E-001</text:p>
          </table:table-cell>
          <table:table-cell/>
          <table:table-cell table:formula="of:=INT([.E76]/['rpm (16 bits - PIC16F877)'.$C$16])" office:value-type="float" office:value="7500">
            <text:p>7500</text:p>
          </table:table-cell>
          <table:table-cell table:formula="of:=[.H76]*['rpm (16 bits - PIC16F877)'.$C$16]" office:value-type="float" office:value="0.06">
            <text:p>6,00E-002</text:p>
          </table:table-cell>
          <table:table-cell table:formula="of:=60/[.I76]" office:value-type="float" office:value="1000">
            <text:p>1000</text:p>
          </table:table-cell>
          <table:table-cell table:formula="of:=ABS([.J76]-[.B76])/[.B76]*100"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76]+[.$B$5]" office:value-type="float" office:value="1010">
            <text:p>1010</text:p>
          </table:table-cell>
          <table:table-cell table:formula="of:=[.B77]/60" office:value-type="float" office:value="16.8333333333333">
            <text:p>16,83</text:p>
          </table:table-cell>
          <table:table-cell table:formula="of:=1/[.C77]" office:value-type="float" office:value="0.0594059405940594">
            <text:p>5,94E-002</text:p>
          </table:table-cell>
          <table:table-cell table:formula="of:=[.D77]" office:value-type="float" office:value="0.0594059405940594">
            <text:p>5,94E-002</text:p>
          </table:table-cell>
          <table:table-cell table:formula="of:=2*[.D77]" office:value-type="float" office:value="0.118811881188119">
            <text:p>1,19E-001</text:p>
          </table:table-cell>
          <table:table-cell/>
          <table:table-cell table:formula="of:=INT([.E77]/['rpm (16 bits - PIC16F877)'.$C$16])" office:value-type="float" office:value="7425">
            <text:p>7425</text:p>
          </table:table-cell>
          <table:table-cell table:formula="of:=[.H77]*['rpm (16 bits - PIC16F877)'.$C$16]" office:value-type="float" office:value="0.0594">
            <text:p>5,94E-002</text:p>
          </table:table-cell>
          <table:table-cell table:formula="of:=60/[.I77]" office:value-type="float" office:value="1010.10101010101">
            <text:p>1010,1</text:p>
          </table:table-cell>
          <table:table-cell table:formula="of:=ABS([.J77]-[.B77])/[.B77]*100" office:value-type="float" office:value="0.0100010001000159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77]+[.$B$5]" office:value-type="float" office:value="1020">
            <text:p>1020</text:p>
          </table:table-cell>
          <table:table-cell table:formula="of:=[.B78]/60" office:value-type="float" office:value="17">
            <text:p>17</text:p>
          </table:table-cell>
          <table:table-cell table:formula="of:=1/[.C78]" office:value-type="float" office:value="0.0588235294117647">
            <text:p>5,88E-002</text:p>
          </table:table-cell>
          <table:table-cell table:formula="of:=[.D78]" office:value-type="float" office:value="0.0588235294117647">
            <text:p>5,88E-002</text:p>
          </table:table-cell>
          <table:table-cell table:formula="of:=2*[.D78]" office:value-type="float" office:value="0.117647058823529">
            <text:p>1,18E-001</text:p>
          </table:table-cell>
          <table:table-cell/>
          <table:table-cell table:formula="of:=INT([.E78]/['rpm (16 bits - PIC16F877)'.$C$16])" office:value-type="float" office:value="7352">
            <text:p>7352</text:p>
          </table:table-cell>
          <table:table-cell table:formula="of:=[.H78]*['rpm (16 bits - PIC16F877)'.$C$16]" office:value-type="float" office:value="0.058816">
            <text:p>5,88E-002</text:p>
          </table:table-cell>
          <table:table-cell table:formula="of:=60/[.I78]" office:value-type="float" office:value="1020.13057671382">
            <text:p>1020,13</text:p>
          </table:table-cell>
          <table:table-cell table:formula="of:=ABS([.J78]-[.B78])/[.B78]*100" office:value-type="float" office:value="0.012801638609737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78]+[.$B$5]" office:value-type="float" office:value="1030">
            <text:p>1030</text:p>
          </table:table-cell>
          <table:table-cell table:formula="of:=[.B79]/60" office:value-type="float" office:value="17.1666666666667">
            <text:p>17,17</text:p>
          </table:table-cell>
          <table:table-cell table:formula="of:=1/[.C79]" office:value-type="float" office:value="0.058252427184466">
            <text:p>5,83E-002</text:p>
          </table:table-cell>
          <table:table-cell table:formula="of:=[.D79]" office:value-type="float" office:value="0.058252427184466">
            <text:p>5,83E-002</text:p>
          </table:table-cell>
          <table:table-cell table:formula="of:=2*[.D79]" office:value-type="float" office:value="0.116504854368932">
            <text:p>1,17E-001</text:p>
          </table:table-cell>
          <table:table-cell/>
          <table:table-cell table:formula="of:=INT([.E79]/['rpm (16 bits - PIC16F877)'.$C$16])" office:value-type="float" office:value="7281">
            <text:p>7281</text:p>
          </table:table-cell>
          <table:table-cell table:formula="of:=[.H79]*['rpm (16 bits - PIC16F877)'.$C$16]" office:value-type="float" office:value="0.058248">
            <text:p>5,82E-002</text:p>
          </table:table-cell>
          <table:table-cell table:formula="of:=60/[.I79]" office:value-type="float" office:value="1030.07828594973">
            <text:p>1030,08</text:p>
          </table:table-cell>
          <table:table-cell table:formula="of:=ABS([.J79]-[.B79])/[.B79]*100" office:value-type="float" office:value="0.00760057764392134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79]+[.$B$5]" office:value-type="float" office:value="1040">
            <text:p>1040</text:p>
          </table:table-cell>
          <table:table-cell table:formula="of:=[.B80]/60" office:value-type="float" office:value="17.3333333333333">
            <text:p>17,33</text:p>
          </table:table-cell>
          <table:table-cell table:formula="of:=1/[.C80]" office:value-type="float" office:value="0.0576923076923077">
            <text:p>5,77E-002</text:p>
          </table:table-cell>
          <table:table-cell table:formula="of:=[.D80]" office:value-type="float" office:value="0.0576923076923077">
            <text:p>5,77E-002</text:p>
          </table:table-cell>
          <table:table-cell table:formula="of:=2*[.D80]" office:value-type="float" office:value="0.115384615384615">
            <text:p>1,15E-001</text:p>
          </table:table-cell>
          <table:table-cell/>
          <table:table-cell table:formula="of:=INT([.E80]/['rpm (16 bits - PIC16F877)'.$C$16])" office:value-type="float" office:value="7211">
            <text:p>7211</text:p>
          </table:table-cell>
          <table:table-cell table:formula="of:=[.H80]*['rpm (16 bits - PIC16F877)'.$C$16]" office:value-type="float" office:value="0.057688">
            <text:p>5,77E-002</text:p>
          </table:table-cell>
          <table:table-cell table:formula="of:=60/[.I80]" office:value-type="float" office:value="1040.07765913188">
            <text:p>1040,08</text:p>
          </table:table-cell>
          <table:table-cell table:formula="of:=ABS([.J80]-[.B80])/[.B80]*100" office:value-type="float" office:value="0.00746722421942317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80]+[.$B$5]" office:value-type="float" office:value="1050">
            <text:p>1050</text:p>
          </table:table-cell>
          <table:table-cell table:formula="of:=[.B81]/60" office:value-type="float" office:value="17.5">
            <text:p>17,5</text:p>
          </table:table-cell>
          <table:table-cell table:formula="of:=1/[.C81]" office:value-type="float" office:value="0.0571428571428571">
            <text:p>5,71E-002</text:p>
          </table:table-cell>
          <table:table-cell table:formula="of:=[.D81]" office:value-type="float" office:value="0.0571428571428571">
            <text:p>5,71E-002</text:p>
          </table:table-cell>
          <table:table-cell table:formula="of:=2*[.D81]" office:value-type="float" office:value="0.114285714285714">
            <text:p>1,14E-001</text:p>
          </table:table-cell>
          <table:table-cell/>
          <table:table-cell table:formula="of:=INT([.E81]/['rpm (16 bits - PIC16F877)'.$C$16])" office:value-type="float" office:value="7142">
            <text:p>7142</text:p>
          </table:table-cell>
          <table:table-cell table:formula="of:=[.H81]*['rpm (16 bits - PIC16F877)'.$C$16]" office:value-type="float" office:value="0.057136">
            <text:p>5,71E-002</text:p>
          </table:table-cell>
          <table:table-cell table:formula="of:=60/[.I81]" office:value-type="float" office:value="1050.12601512181">
            <text:p>1050,13</text:p>
          </table:table-cell>
          <table:table-cell table:formula="of:=ABS([.J81]-[.B81])/[.B81]*100" office:value-type="float" office:value="0.012001440172818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81]+[.$B$5]" office:value-type="float" office:value="1060">
            <text:p>1060</text:p>
          </table:table-cell>
          <table:table-cell table:formula="of:=[.B82]/60" office:value-type="float" office:value="17.6666666666667">
            <text:p>17,67</text:p>
          </table:table-cell>
          <table:table-cell table:formula="of:=1/[.C82]" office:value-type="float" office:value="0.0566037735849057">
            <text:p>5,66E-002</text:p>
          </table:table-cell>
          <table:table-cell table:formula="of:=[.D82]" office:value-type="float" office:value="0.0566037735849057">
            <text:p>5,66E-002</text:p>
          </table:table-cell>
          <table:table-cell table:formula="of:=2*[.D82]" office:value-type="float" office:value="0.113207547169811">
            <text:p>1,13E-001</text:p>
          </table:table-cell>
          <table:table-cell/>
          <table:table-cell table:formula="of:=INT([.E82]/['rpm (16 bits - PIC16F877)'.$C$16])" office:value-type="float" office:value="7075">
            <text:p>7075</text:p>
          </table:table-cell>
          <table:table-cell table:formula="of:=[.H82]*['rpm (16 bits - PIC16F877)'.$C$16]" office:value-type="float" office:value="0.0566">
            <text:p>5,66E-002</text:p>
          </table:table-cell>
          <table:table-cell table:formula="of:=60/[.I82]" office:value-type="float" office:value="1060.07067137809">
            <text:p>1060,07</text:p>
          </table:table-cell>
          <table:table-cell table:formula="of:=ABS([.J82]-[.B82])/[.B82]*100" office:value-type="float" office:value="0.00666711114074545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82]+[.$B$5]" office:value-type="float" office:value="1070">
            <text:p>1070</text:p>
          </table:table-cell>
          <table:table-cell table:formula="of:=[.B83]/60" office:value-type="float" office:value="17.8333333333333">
            <text:p>17,83</text:p>
          </table:table-cell>
          <table:table-cell table:formula="of:=1/[.C83]" office:value-type="float" office:value="0.0560747663551402">
            <text:p>5,61E-002</text:p>
          </table:table-cell>
          <table:table-cell table:formula="of:=[.D83]" office:value-type="float" office:value="0.0560747663551402">
            <text:p>5,61E-002</text:p>
          </table:table-cell>
          <table:table-cell table:formula="of:=2*[.D83]" office:value-type="float" office:value="0.11214953271028">
            <text:p>1,12E-001</text:p>
          </table:table-cell>
          <table:table-cell/>
          <table:table-cell table:formula="of:=INT([.E83]/['rpm (16 bits - PIC16F877)'.$C$16])" office:value-type="float" office:value="7009">
            <text:p>7009</text:p>
          </table:table-cell>
          <table:table-cell table:formula="of:=[.H83]*['rpm (16 bits - PIC16F877)'.$C$16]" office:value-type="float" office:value="0.056072">
            <text:p>5,61E-002</text:p>
          </table:table-cell>
          <table:table-cell table:formula="of:=60/[.I83]" office:value-type="float" office:value="1070.05278927094">
            <text:p>1070,05</text:p>
          </table:table-cell>
          <table:table-cell table:formula="of:=ABS([.J83]-[.B83])/[.B83]*100" office:value-type="float" office:value="0.00493357672312243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83]+[.$B$5]" office:value-type="float" office:value="1080">
            <text:p>1080</text:p>
          </table:table-cell>
          <table:table-cell table:formula="of:=[.B84]/60" office:value-type="float" office:value="18">
            <text:p>18</text:p>
          </table:table-cell>
          <table:table-cell table:formula="of:=1/[.C84]" office:value-type="float" office:value="0.0555555555555556">
            <text:p>5,56E-002</text:p>
          </table:table-cell>
          <table:table-cell table:formula="of:=[.D84]" office:value-type="float" office:value="0.0555555555555556">
            <text:p>5,56E-002</text:p>
          </table:table-cell>
          <table:table-cell table:formula="of:=2*[.D84]" office:value-type="float" office:value="0.111111111111111">
            <text:p>1,11E-001</text:p>
          </table:table-cell>
          <table:table-cell/>
          <table:table-cell table:formula="of:=INT([.E84]/['rpm (16 bits - PIC16F877)'.$C$16])" office:value-type="float" office:value="6944">
            <text:p>6944</text:p>
          </table:table-cell>
          <table:table-cell table:formula="of:=[.H84]*['rpm (16 bits - PIC16F877)'.$C$16]" office:value-type="float" office:value="0.055552">
            <text:p>5,56E-002</text:p>
          </table:table-cell>
          <table:table-cell table:formula="of:=60/[.I84]" office:value-type="float" office:value="1080.06912442396">
            <text:p>1080,07</text:p>
          </table:table-cell>
          <table:table-cell table:formula="of:=ABS([.J84]-[.B84])/[.B84]*100" office:value-type="float" office:value="0.0064004096262132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84]+[.$B$5]" office:value-type="float" office:value="1090">
            <text:p>1090</text:p>
          </table:table-cell>
          <table:table-cell table:formula="of:=[.B85]/60" office:value-type="float" office:value="18.1666666666667">
            <text:p>18,17</text:p>
          </table:table-cell>
          <table:table-cell table:formula="of:=1/[.C85]" office:value-type="float" office:value="0.055045871559633">
            <text:p>5,50E-002</text:p>
          </table:table-cell>
          <table:table-cell table:formula="of:=[.D85]" office:value-type="float" office:value="0.055045871559633">
            <text:p>5,50E-002</text:p>
          </table:table-cell>
          <table:table-cell table:formula="of:=2*[.D85]" office:value-type="float" office:value="0.110091743119266">
            <text:p>1,10E-001</text:p>
          </table:table-cell>
          <table:table-cell/>
          <table:table-cell table:formula="of:=INT([.E85]/['rpm (16 bits - PIC16F877)'.$C$16])" office:value-type="float" office:value="6880">
            <text:p>6880</text:p>
          </table:table-cell>
          <table:table-cell table:formula="of:=[.H85]*['rpm (16 bits - PIC16F877)'.$C$16]" office:value-type="float" office:value="0.05504">
            <text:p>5,50E-002</text:p>
          </table:table-cell>
          <table:table-cell table:formula="of:=60/[.I85]" office:value-type="float" office:value="1090.11627906977">
            <text:p>1090,12</text:p>
          </table:table-cell>
          <table:table-cell table:formula="of:=ABS([.J85]-[.B85])/[.B85]*100" office:value-type="float" office:value="0.0106678045658179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85]+[.$B$5]" office:value-type="float" office:value="1100">
            <text:p>1100</text:p>
          </table:table-cell>
          <table:table-cell table:formula="of:=[.B86]/60" office:value-type="float" office:value="18.3333333333333">
            <text:p>18,33</text:p>
          </table:table-cell>
          <table:table-cell table:formula="of:=1/[.C86]" office:value-type="float" office:value="0.0545454545454546">
            <text:p>5,45E-002</text:p>
          </table:table-cell>
          <table:table-cell table:formula="of:=[.D86]" office:value-type="float" office:value="0.0545454545454546">
            <text:p>5,45E-002</text:p>
          </table:table-cell>
          <table:table-cell table:formula="of:=2*[.D86]" office:value-type="float" office:value="0.109090909090909">
            <text:p>1,09E-001</text:p>
          </table:table-cell>
          <table:table-cell/>
          <table:table-cell table:formula="of:=INT([.E86]/['rpm (16 bits - PIC16F877)'.$C$16])" office:value-type="float" office:value="6818">
            <text:p>6818</text:p>
          </table:table-cell>
          <table:table-cell table:formula="of:=[.H86]*['rpm (16 bits - PIC16F877)'.$C$16]" office:value-type="float" office:value="0.054544">
            <text:p>5,45E-002</text:p>
          </table:table-cell>
          <table:table-cell table:formula="of:=60/[.I86]" office:value-type="float" office:value="1100.02933411558">
            <text:p>1100,03</text:p>
          </table:table-cell>
          <table:table-cell table:formula="of:=ABS([.J86]-[.B86])/[.B86]*100" office:value-type="float" office:value="0.00266673777969117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86]+[.$B$5]" office:value-type="float" office:value="1110">
            <text:p>1110</text:p>
          </table:table-cell>
          <table:table-cell table:formula="of:=[.B87]/60" office:value-type="float" office:value="18.5">
            <text:p>18,5</text:p>
          </table:table-cell>
          <table:table-cell table:formula="of:=1/[.C87]" office:value-type="float" office:value="0.0540540540540541">
            <text:p>5,41E-002</text:p>
          </table:table-cell>
          <table:table-cell table:formula="of:=[.D87]" office:value-type="float" office:value="0.0540540540540541">
            <text:p>5,41E-002</text:p>
          </table:table-cell>
          <table:table-cell table:formula="of:=2*[.D87]" office:value-type="float" office:value="0.108108108108108">
            <text:p>1,08E-001</text:p>
          </table:table-cell>
          <table:table-cell/>
          <table:table-cell table:formula="of:=INT([.E87]/['rpm (16 bits - PIC16F877)'.$C$16])" office:value-type="float" office:value="6756">
            <text:p>6756</text:p>
          </table:table-cell>
          <table:table-cell table:formula="of:=[.H87]*['rpm (16 bits - PIC16F877)'.$C$16]" office:value-type="float" office:value="0.054048">
            <text:p>5,40E-002</text:p>
          </table:table-cell>
          <table:table-cell table:formula="of:=60/[.I87]" office:value-type="float" office:value="1110.1243339254">
            <text:p>1110,12</text:p>
          </table:table-cell>
          <table:table-cell table:formula="of:=ABS([.J87]-[.B87])/[.B87]*100" office:value-type="float" office:value="0.0112012545405132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87]+[.$B$5]" office:value-type="float" office:value="1120">
            <text:p>1120</text:p>
          </table:table-cell>
          <table:table-cell table:formula="of:=[.B88]/60" office:value-type="float" office:value="18.6666666666667">
            <text:p>18,67</text:p>
          </table:table-cell>
          <table:table-cell table:formula="of:=1/[.C88]" office:value-type="float" office:value="0.0535714285714286">
            <text:p>5,36E-002</text:p>
          </table:table-cell>
          <table:table-cell table:formula="of:=[.D88]" office:value-type="float" office:value="0.0535714285714286">
            <text:p>5,36E-002</text:p>
          </table:table-cell>
          <table:table-cell table:formula="of:=2*[.D88]" office:value-type="float" office:value="0.107142857142857">
            <text:p>1,07E-001</text:p>
          </table:table-cell>
          <table:table-cell/>
          <table:table-cell table:formula="of:=INT([.E88]/['rpm (16 bits - PIC16F877)'.$C$16])" office:value-type="float" office:value="6696">
            <text:p>6696</text:p>
          </table:table-cell>
          <table:table-cell table:formula="of:=[.H88]*['rpm (16 bits - PIC16F877)'.$C$16]" office:value-type="float" office:value="0.053568">
            <text:p>5,36E-002</text:p>
          </table:table-cell>
          <table:table-cell table:formula="of:=60/[.I88]" office:value-type="float" office:value="1120.07168458781">
            <text:p>1120,07</text:p>
          </table:table-cell>
          <table:table-cell table:formula="of:=ABS([.J88]-[.B88])/[.B88]*100" office:value-type="float" office:value="0.00640040962622379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88]+[.$B$5]" office:value-type="float" office:value="1130">
            <text:p>1130</text:p>
          </table:table-cell>
          <table:table-cell table:formula="of:=[.B89]/60" office:value-type="float" office:value="18.8333333333333">
            <text:p>18,83</text:p>
          </table:table-cell>
          <table:table-cell table:formula="of:=1/[.C89]" office:value-type="float" office:value="0.0530973451327434">
            <text:p>5,31E-002</text:p>
          </table:table-cell>
          <table:table-cell table:formula="of:=[.D89]" office:value-type="float" office:value="0.0530973451327434">
            <text:p>5,31E-002</text:p>
          </table:table-cell>
          <table:table-cell table:formula="of:=2*[.D89]" office:value-type="float" office:value="0.106194690265487">
            <text:p>1,06E-001</text:p>
          </table:table-cell>
          <table:table-cell/>
          <table:table-cell table:formula="of:=INT([.E89]/['rpm (16 bits - PIC16F877)'.$C$16])" office:value-type="float" office:value="6637">
            <text:p>6637</text:p>
          </table:table-cell>
          <table:table-cell table:formula="of:=[.H89]*['rpm (16 bits - PIC16F877)'.$C$16]" office:value-type="float" office:value="0.053096">
            <text:p>5,31E-002</text:p>
          </table:table-cell>
          <table:table-cell table:formula="of:=60/[.I89]" office:value-type="float" office:value="1130.02862739189">
            <text:p>1130,03</text:p>
          </table:table-cell>
          <table:table-cell table:formula="of:=ABS([.J89]-[.B89])/[.B89]*100" office:value-type="float" office:value="0.00253339751273504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89]+[.$B$5]" office:value-type="float" office:value="1140">
            <text:p>1140</text:p>
          </table:table-cell>
          <table:table-cell table:formula="of:=[.B90]/60" office:value-type="float" office:value="19">
            <text:p>19</text:p>
          </table:table-cell>
          <table:table-cell table:formula="of:=1/[.C90]" office:value-type="float" office:value="0.0526315789473684">
            <text:p>5,26E-002</text:p>
          </table:table-cell>
          <table:table-cell table:formula="of:=[.D90]" office:value-type="float" office:value="0.0526315789473684">
            <text:p>5,26E-002</text:p>
          </table:table-cell>
          <table:table-cell table:formula="of:=2*[.D90]" office:value-type="float" office:value="0.105263157894737">
            <text:p>1,05E-001</text:p>
          </table:table-cell>
          <table:table-cell/>
          <table:table-cell table:formula="of:=INT([.E90]/['rpm (16 bits - PIC16F877)'.$C$16])" office:value-type="float" office:value="6578">
            <text:p>6578</text:p>
          </table:table-cell>
          <table:table-cell table:formula="of:=[.H90]*['rpm (16 bits - PIC16F877)'.$C$16]" office:value-type="float" office:value="0.052624">
            <text:p>5,26E-002</text:p>
          </table:table-cell>
          <table:table-cell table:formula="of:=60/[.I90]" office:value-type="float" office:value="1140.16418364244">
            <text:p>1140,16</text:p>
          </table:table-cell>
          <table:table-cell table:formula="of:=ABS([.J90]-[.B90])/[.B90]*100" office:value-type="float" office:value="0.0144020738986527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90]+[.$B$5]" office:value-type="float" office:value="1150">
            <text:p>1150</text:p>
          </table:table-cell>
          <table:table-cell table:formula="of:=[.B91]/60" office:value-type="float" office:value="19.1666666666667">
            <text:p>19,17</text:p>
          </table:table-cell>
          <table:table-cell table:formula="of:=1/[.C91]" office:value-type="float" office:value="0.0521739130434783">
            <text:p>5,22E-002</text:p>
          </table:table-cell>
          <table:table-cell table:formula="of:=[.D91]" office:value-type="float" office:value="0.0521739130434783">
            <text:p>5,22E-002</text:p>
          </table:table-cell>
          <table:table-cell table:formula="of:=2*[.D91]" office:value-type="float" office:value="0.104347826086957">
            <text:p>1,04E-001</text:p>
          </table:table-cell>
          <table:table-cell/>
          <table:table-cell table:formula="of:=INT([.E91]/['rpm (16 bits - PIC16F877)'.$C$16])" office:value-type="float" office:value="6521">
            <text:p>6521</text:p>
          </table:table-cell>
          <table:table-cell table:formula="of:=[.H91]*['rpm (16 bits - PIC16F877)'.$C$16]" office:value-type="float" office:value="0.052168">
            <text:p>5,22E-002</text:p>
          </table:table-cell>
          <table:table-cell table:formula="of:=60/[.I91]" office:value-type="float" office:value="1150.13034810612">
            <text:p>1150,13</text:p>
          </table:table-cell>
          <table:table-cell table:formula="of:=ABS([.J91]-[.B91])/[.B91]*100" office:value-type="float" office:value="0.0113346179233581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91]+[.$B$5]" office:value-type="float" office:value="1160">
            <text:p>1160</text:p>
          </table:table-cell>
          <table:table-cell table:formula="of:=[.B92]/60" office:value-type="float" office:value="19.3333333333333">
            <text:p>19,33</text:p>
          </table:table-cell>
          <table:table-cell table:formula="of:=1/[.C92]" office:value-type="float" office:value="0.0517241379310345">
            <text:p>5,17E-002</text:p>
          </table:table-cell>
          <table:table-cell table:formula="of:=[.D92]" office:value-type="float" office:value="0.0517241379310345">
            <text:p>5,17E-002</text:p>
          </table:table-cell>
          <table:table-cell table:formula="of:=2*[.D92]" office:value-type="float" office:value="0.103448275862069">
            <text:p>1,03E-001</text:p>
          </table:table-cell>
          <table:table-cell/>
          <table:table-cell table:formula="of:=INT([.E92]/['rpm (16 bits - PIC16F877)'.$C$16])" office:value-type="float" office:value="6465">
            <text:p>6465</text:p>
          </table:table-cell>
          <table:table-cell table:formula="of:=[.H92]*['rpm (16 bits - PIC16F877)'.$C$16]" office:value-type="float" office:value="0.05172">
            <text:p>5,17E-002</text:p>
          </table:table-cell>
          <table:table-cell table:formula="of:=60/[.I92]" office:value-type="float" office:value="1160.09280742459">
            <text:p>1160,09</text:p>
          </table:table-cell>
          <table:table-cell table:formula="of:=ABS([.J92]-[.B92])/[.B92]*100" office:value-type="float" office:value="0.00800064005122279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92]+[.$B$5]" office:value-type="float" office:value="1170">
            <text:p>1170</text:p>
          </table:table-cell>
          <table:table-cell table:formula="of:=[.B93]/60" office:value-type="float" office:value="19.5">
            <text:p>19,5</text:p>
          </table:table-cell>
          <table:table-cell table:formula="of:=1/[.C93]" office:value-type="float" office:value="0.0512820512820513">
            <text:p>5,13E-002</text:p>
          </table:table-cell>
          <table:table-cell table:formula="of:=[.D93]" office:value-type="float" office:value="0.0512820512820513">
            <text:p>5,13E-002</text:p>
          </table:table-cell>
          <table:table-cell table:formula="of:=2*[.D93]" office:value-type="float" office:value="0.102564102564103">
            <text:p>1,03E-001</text:p>
          </table:table-cell>
          <table:table-cell/>
          <table:table-cell table:formula="of:=INT([.E93]/['rpm (16 bits - PIC16F877)'.$C$16])" office:value-type="float" office:value="6410">
            <text:p>6410</text:p>
          </table:table-cell>
          <table:table-cell table:formula="of:=[.H93]*['rpm (16 bits - PIC16F877)'.$C$16]" office:value-type="float" office:value="0.05128">
            <text:p>5,13E-002</text:p>
          </table:table-cell>
          <table:table-cell table:formula="of:=60/[.I93]" office:value-type="float" office:value="1170.04680187207">
            <text:p>1170,05</text:p>
          </table:table-cell>
          <table:table-cell table:formula="of:=ABS([.J93]-[.B93])/[.B93]*100" office:value-type="float" office:value="0.0040001600063988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93]+[.$B$5]" office:value-type="float" office:value="1180">
            <text:p>1180</text:p>
          </table:table-cell>
          <table:table-cell table:formula="of:=[.B94]/60" office:value-type="float" office:value="19.6666666666667">
            <text:p>19,67</text:p>
          </table:table-cell>
          <table:table-cell table:formula="of:=1/[.C94]" office:value-type="float" office:value="0.0508474576271186">
            <text:p>5,08E-002</text:p>
          </table:table-cell>
          <table:table-cell table:formula="of:=[.D94]" office:value-type="float" office:value="0.0508474576271186">
            <text:p>5,08E-002</text:p>
          </table:table-cell>
          <table:table-cell table:formula="of:=2*[.D94]" office:value-type="float" office:value="0.101694915254237">
            <text:p>1,02E-001</text:p>
          </table:table-cell>
          <table:table-cell/>
          <table:table-cell table:formula="of:=INT([.E94]/['rpm (16 bits - PIC16F877)'.$C$16])" office:value-type="float" office:value="6355">
            <text:p>6355</text:p>
          </table:table-cell>
          <table:table-cell table:formula="of:=[.H94]*['rpm (16 bits - PIC16F877)'.$C$16]" office:value-type="float" office:value="0.05084">
            <text:p>5,08E-002</text:p>
          </table:table-cell>
          <table:table-cell table:formula="of:=60/[.I94]" office:value-type="float" office:value="1180.1730920535">
            <text:p>1180,17</text:p>
          </table:table-cell>
          <table:table-cell table:formula="of:=ABS([.J94]-[.B94])/[.B94]*100" office:value-type="float" office:value="0.0146688180933263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94]+[.$B$5]" office:value-type="float" office:value="1190">
            <text:p>1190</text:p>
          </table:table-cell>
          <table:table-cell table:formula="of:=[.B95]/60" office:value-type="float" office:value="19.8333333333333">
            <text:p>19,83</text:p>
          </table:table-cell>
          <table:table-cell table:formula="of:=1/[.C95]" office:value-type="float" office:value="0.0504201680672269">
            <text:p>5,04E-002</text:p>
          </table:table-cell>
          <table:table-cell table:formula="of:=[.D95]" office:value-type="float" office:value="0.0504201680672269">
            <text:p>5,04E-002</text:p>
          </table:table-cell>
          <table:table-cell table:formula="of:=2*[.D95]" office:value-type="float" office:value="0.100840336134454">
            <text:p>1,01E-001</text:p>
          </table:table-cell>
          <table:table-cell/>
          <table:table-cell table:formula="of:=INT([.E95]/['rpm (16 bits - PIC16F877)'.$C$16])" office:value-type="float" office:value="6302">
            <text:p>6302</text:p>
          </table:table-cell>
          <table:table-cell table:formula="of:=[.H95]*['rpm (16 bits - PIC16F877)'.$C$16]" office:value-type="float" office:value="0.050416">
            <text:p>5,04E-002</text:p>
          </table:table-cell>
          <table:table-cell table:formula="of:=60/[.I95]" office:value-type="float" office:value="1190.0983814662">
            <text:p>1190,1</text:p>
          </table:table-cell>
          <table:table-cell table:formula="of:=ABS([.J95]-[.B95])/[.B95]*100" office:value-type="float" office:value="0.00826735010095104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95]+[.$B$5]" office:value-type="float" office:value="1200">
            <text:p>1200</text:p>
          </table:table-cell>
          <table:table-cell table:formula="of:=[.B96]/60" office:value-type="float" office:value="20">
            <text:p>20</text:p>
          </table:table-cell>
          <table:table-cell table:formula="of:=1/[.C96]" office:value-type="float" office:value="0.05">
            <text:p>5,00E-002</text:p>
          </table:table-cell>
          <table:table-cell table:formula="of:=[.D96]" office:value-type="float" office:value="0.05">
            <text:p>5,00E-002</text:p>
          </table:table-cell>
          <table:table-cell table:formula="of:=2*[.D96]" office:value-type="float" office:value="0.1">
            <text:p>1,00E-001</text:p>
          </table:table-cell>
          <table:table-cell/>
          <table:table-cell table:formula="of:=INT([.E96]/['rpm (16 bits - PIC16F877)'.$C$16])" office:value-type="float" office:value="6250">
            <text:p>6250</text:p>
          </table:table-cell>
          <table:table-cell table:formula="of:=[.H96]*['rpm (16 bits - PIC16F877)'.$C$16]" office:value-type="float" office:value="0.05">
            <text:p>5,00E-002</text:p>
          </table:table-cell>
          <table:table-cell table:formula="of:=60/[.I96]" office:value-type="float" office:value="1200">
            <text:p>1200</text:p>
          </table:table-cell>
          <table:table-cell table:formula="of:=ABS([.J96]-[.B96])/[.B96]*100"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96]+[.$B$5]" office:value-type="float" office:value="1210">
            <text:p>1210</text:p>
          </table:table-cell>
          <table:table-cell table:formula="of:=[.B97]/60" office:value-type="float" office:value="20.1666666666667">
            <text:p>20,17</text:p>
          </table:table-cell>
          <table:table-cell table:formula="of:=1/[.C97]" office:value-type="float" office:value="0.0495867768595041">
            <text:p>4,96E-002</text:p>
          </table:table-cell>
          <table:table-cell table:formula="of:=[.D97]" office:value-type="float" office:value="0.0495867768595041">
            <text:p>4,96E-002</text:p>
          </table:table-cell>
          <table:table-cell table:formula="of:=2*[.D97]" office:value-type="float" office:value="0.0991735537190083">
            <text:p>9,92E-002</text:p>
          </table:table-cell>
          <table:table-cell/>
          <table:table-cell table:formula="of:=INT([.E97]/['rpm (16 bits - PIC16F877)'.$C$16])" office:value-type="float" office:value="6198">
            <text:p>6198</text:p>
          </table:table-cell>
          <table:table-cell table:formula="of:=[.H97]*['rpm (16 bits - PIC16F877)'.$C$16]" office:value-type="float" office:value="0.049584">
            <text:p>4,96E-002</text:p>
          </table:table-cell>
          <table:table-cell table:formula="of:=60/[.I97]" office:value-type="float" office:value="1210.06776379477">
            <text:p>1210,07</text:p>
          </table:table-cell>
          <table:table-cell table:formula="of:=ABS([.J97]-[.B97])/[.B97]*100" office:value-type="float" office:value="0.00560031361757399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97]+[.$B$5]" office:value-type="float" office:value="1220">
            <text:p>1220</text:p>
          </table:table-cell>
          <table:table-cell table:formula="of:=[.B98]/60" office:value-type="float" office:value="20.3333333333333">
            <text:p>20,33</text:p>
          </table:table-cell>
          <table:table-cell table:formula="of:=1/[.C98]" office:value-type="float" office:value="0.0491803278688525">
            <text:p>4,92E-002</text:p>
          </table:table-cell>
          <table:table-cell table:formula="of:=[.D98]" office:value-type="float" office:value="0.0491803278688525">
            <text:p>4,92E-002</text:p>
          </table:table-cell>
          <table:table-cell table:formula="of:=2*[.D98]" office:value-type="float" office:value="0.0983606557377049">
            <text:p>9,84E-002</text:p>
          </table:table-cell>
          <table:table-cell/>
          <table:table-cell table:formula="of:=INT([.E98]/['rpm (16 bits - PIC16F877)'.$C$16])" office:value-type="float" office:value="6147">
            <text:p>6147</text:p>
          </table:table-cell>
          <table:table-cell table:formula="of:=[.H98]*['rpm (16 bits - PIC16F877)'.$C$16]" office:value-type="float" office:value="0.049176">
            <text:p>4,92E-002</text:p>
          </table:table-cell>
          <table:table-cell table:formula="of:=60/[.I98]" office:value-type="float" office:value="1220.10736944851">
            <text:p>1220,11</text:p>
          </table:table-cell>
          <table:table-cell table:formula="of:=ABS([.J98]-[.B98])/[.B98]*100" office:value-type="float" office:value="0.0088007744681527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98]+[.$B$5]" office:value-type="float" office:value="1230">
            <text:p>1230</text:p>
          </table:table-cell>
          <table:table-cell table:formula="of:=[.B99]/60" office:value-type="float" office:value="20.5">
            <text:p>20,5</text:p>
          </table:table-cell>
          <table:table-cell table:formula="of:=1/[.C99]" office:value-type="float" office:value="0.0487804878048781">
            <text:p>4,88E-002</text:p>
          </table:table-cell>
          <table:table-cell table:formula="of:=[.D99]" office:value-type="float" office:value="0.0487804878048781">
            <text:p>4,88E-002</text:p>
          </table:table-cell>
          <table:table-cell table:formula="of:=2*[.D99]" office:value-type="float" office:value="0.0975609756097561">
            <text:p>9,76E-002</text:p>
          </table:table-cell>
          <table:table-cell/>
          <table:table-cell table:formula="of:=INT([.E99]/['rpm (16 bits - PIC16F877)'.$C$16])" office:value-type="float" office:value="6097">
            <text:p>6097</text:p>
          </table:table-cell>
          <table:table-cell table:formula="of:=[.H99]*['rpm (16 bits - PIC16F877)'.$C$16]" office:value-type="float" office:value="0.048776">
            <text:p>4,88E-002</text:p>
          </table:table-cell>
          <table:table-cell table:formula="of:=60/[.I99]" office:value-type="float" office:value="1230.11317041168">
            <text:p>1230,11</text:p>
          </table:table-cell>
          <table:table-cell table:formula="of:=ABS([.J99]-[.B99])/[.B99]*100" office:value-type="float" office:value="0.00920084647787451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99]+[.$B$5]" office:value-type="float" office:value="1240">
            <text:p>1240</text:p>
          </table:table-cell>
          <table:table-cell table:formula="of:=[.B100]/60" office:value-type="float" office:value="20.6666666666667">
            <text:p>20,67</text:p>
          </table:table-cell>
          <table:table-cell table:formula="of:=1/[.C100]" office:value-type="float" office:value="0.0483870967741936">
            <text:p>4,84E-002</text:p>
          </table:table-cell>
          <table:table-cell table:formula="of:=[.D100]" office:value-type="float" office:value="0.0483870967741936">
            <text:p>4,84E-002</text:p>
          </table:table-cell>
          <table:table-cell table:formula="of:=2*[.D100]" office:value-type="float" office:value="0.0967741935483871">
            <text:p>9,68E-002</text:p>
          </table:table-cell>
          <table:table-cell/>
          <table:table-cell table:formula="of:=INT([.E100]/['rpm (16 bits - PIC16F877)'.$C$16])" office:value-type="float" office:value="6048">
            <text:p>6048</text:p>
          </table:table-cell>
          <table:table-cell table:formula="of:=[.H100]*['rpm (16 bits - PIC16F877)'.$C$16]" office:value-type="float" office:value="0.048384">
            <text:p>4,84E-002</text:p>
          </table:table-cell>
          <table:table-cell table:formula="of:=60/[.I100]" office:value-type="float" office:value="1240.07936507937">
            <text:p>1240,08</text:p>
          </table:table-cell>
          <table:table-cell table:formula="of:=ABS([.J100]-[.B100])/[.B100]*100" office:value-type="float" office:value="0.00640040962621462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00]+[.$B$5]" office:value-type="float" office:value="1250">
            <text:p>1250</text:p>
          </table:table-cell>
          <table:table-cell table:formula="of:=[.B101]/60" office:value-type="float" office:value="20.8333333333333">
            <text:p>20,83</text:p>
          </table:table-cell>
          <table:table-cell table:formula="of:=1/[.C101]" office:value-type="float" office:value="0.048">
            <text:p>4,80E-002</text:p>
          </table:table-cell>
          <table:table-cell table:formula="of:=[.D101]" office:value-type="float" office:value="0.048">
            <text:p>4,80E-002</text:p>
          </table:table-cell>
          <table:table-cell table:formula="of:=2*[.D101]" office:value-type="float" office:value="0.096">
            <text:p>9,60E-002</text:p>
          </table:table-cell>
          <table:table-cell/>
          <table:table-cell table:formula="of:=INT([.E101]/['rpm (16 bits - PIC16F877)'.$C$16])" office:value-type="float" office:value="6000">
            <text:p>6000</text:p>
          </table:table-cell>
          <table:table-cell table:formula="of:=[.H101]*['rpm (16 bits - PIC16F877)'.$C$16]" office:value-type="float" office:value="0.048">
            <text:p>4,80E-002</text:p>
          </table:table-cell>
          <table:table-cell table:formula="of:=60/[.I101]" office:value-type="float" office:value="1250">
            <text:p>1250</text:p>
          </table:table-cell>
          <table:table-cell table:formula="of:=ABS([.J101]-[.B101])/[.B101]*100"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01]+[.$B$5]" office:value-type="float" office:value="1260">
            <text:p>1260</text:p>
          </table:table-cell>
          <table:table-cell table:formula="of:=[.B102]/60" office:value-type="float" office:value="21">
            <text:p>21</text:p>
          </table:table-cell>
          <table:table-cell table:formula="of:=1/[.C102]" office:value-type="float" office:value="0.0476190476190476">
            <text:p>4,76E-002</text:p>
          </table:table-cell>
          <table:table-cell table:formula="of:=[.D102]" office:value-type="float" office:value="0.0476190476190476">
            <text:p>4,76E-002</text:p>
          </table:table-cell>
          <table:table-cell table:formula="of:=2*[.D102]" office:value-type="float" office:value="0.0952380952380952">
            <text:p>9,52E-002</text:p>
          </table:table-cell>
          <table:table-cell/>
          <table:table-cell table:formula="of:=INT([.E102]/['rpm (16 bits - PIC16F877)'.$C$16])" office:value-type="float" office:value="5952">
            <text:p>5952</text:p>
          </table:table-cell>
          <table:table-cell table:formula="of:=[.H102]*['rpm (16 bits - PIC16F877)'.$C$16]" office:value-type="float" office:value="0.047616">
            <text:p>4,76E-002</text:p>
          </table:table-cell>
          <table:table-cell table:formula="of:=60/[.I102]" office:value-type="float" office:value="1260.08064516129">
            <text:p>1260,08</text:p>
          </table:table-cell>
          <table:table-cell table:formula="of:=ABS([.J102]-[.B102])/[.B102]*100" office:value-type="float" office:value="0.0064004096262102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02]+[.$B$5]" office:value-type="float" office:value="1270">
            <text:p>1270</text:p>
          </table:table-cell>
          <table:table-cell table:formula="of:=[.B103]/60" office:value-type="float" office:value="21.1666666666667">
            <text:p>21,17</text:p>
          </table:table-cell>
          <table:table-cell table:formula="of:=1/[.C103]" office:value-type="float" office:value="0.047244094488189">
            <text:p>4,72E-002</text:p>
          </table:table-cell>
          <table:table-cell table:formula="of:=[.D103]" office:value-type="float" office:value="0.047244094488189">
            <text:p>4,72E-002</text:p>
          </table:table-cell>
          <table:table-cell table:formula="of:=2*[.D103]" office:value-type="float" office:value="0.0944881889763779">
            <text:p>9,45E-002</text:p>
          </table:table-cell>
          <table:table-cell/>
          <table:table-cell table:formula="of:=INT([.E103]/['rpm (16 bits - PIC16F877)'.$C$16])" office:value-type="float" office:value="5905">
            <text:p>5905</text:p>
          </table:table-cell>
          <table:table-cell table:formula="of:=[.H103]*['rpm (16 bits - PIC16F877)'.$C$16]" office:value-type="float" office:value="0.04724">
            <text:p>4,72E-002</text:p>
          </table:table-cell>
          <table:table-cell table:formula="of:=60/[.I103]" office:value-type="float" office:value="1270.1100762066">
            <text:p>1270,11</text:p>
          </table:table-cell>
          <table:table-cell table:formula="of:=ABS([.J103]-[.B103])/[.B103]*100" office:value-type="float" office:value="0.00866741784288325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03]+[.$B$5]" office:value-type="float" office:value="1280">
            <text:p>1280</text:p>
          </table:table-cell>
          <table:table-cell table:formula="of:=[.B104]/60" office:value-type="float" office:value="21.3333333333333">
            <text:p>21,33</text:p>
          </table:table-cell>
          <table:table-cell table:formula="of:=1/[.C104]" office:value-type="float" office:value="0.046875">
            <text:p>4,69E-002</text:p>
          </table:table-cell>
          <table:table-cell table:formula="of:=[.D104]" office:value-type="float" office:value="0.046875">
            <text:p>4,69E-002</text:p>
          </table:table-cell>
          <table:table-cell table:formula="of:=2*[.D104]" office:value-type="float" office:value="0.09375">
            <text:p>9,38E-002</text:p>
          </table:table-cell>
          <table:table-cell/>
          <table:table-cell table:formula="of:=INT([.E104]/['rpm (16 bits - PIC16F877)'.$C$16])" office:value-type="float" office:value="5859">
            <text:p>5859</text:p>
          </table:table-cell>
          <table:table-cell table:formula="of:=[.H104]*['rpm (16 bits - PIC16F877)'.$C$16]" office:value-type="float" office:value="0.046872">
            <text:p>4,69E-002</text:p>
          </table:table-cell>
          <table:table-cell table:formula="of:=60/[.I104]" office:value-type="float" office:value="1280.08192524322">
            <text:p>1280,08</text:p>
          </table:table-cell>
          <table:table-cell table:formula="of:=ABS([.J104]-[.B104])/[.B104]*100" office:value-type="float" office:value="0.00640040962622379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04]+[.$B$5]" office:value-type="float" office:value="1290">
            <text:p>1290</text:p>
          </table:table-cell>
          <table:table-cell table:formula="of:=[.B105]/60" office:value-type="float" office:value="21.5">
            <text:p>21,5</text:p>
          </table:table-cell>
          <table:table-cell table:formula="of:=1/[.C105]" office:value-type="float" office:value="0.0465116279069768">
            <text:p>4,65E-002</text:p>
          </table:table-cell>
          <table:table-cell table:formula="of:=[.D105]" office:value-type="float" office:value="0.0465116279069768">
            <text:p>4,65E-002</text:p>
          </table:table-cell>
          <table:table-cell table:formula="of:=2*[.D105]" office:value-type="float" office:value="0.0930232558139535">
            <text:p>9,30E-002</text:p>
          </table:table-cell>
          <table:table-cell/>
          <table:table-cell table:formula="of:=INT([.E105]/['rpm (16 bits - PIC16F877)'.$C$16])" office:value-type="float" office:value="5813">
            <text:p>5813</text:p>
          </table:table-cell>
          <table:table-cell table:formula="of:=[.H105]*['rpm (16 bits - PIC16F877)'.$C$16]" office:value-type="float" office:value="0.046504">
            <text:p>4,65E-002</text:p>
          </table:table-cell>
          <table:table-cell table:formula="of:=60/[.I105]" office:value-type="float" office:value="1290.21159470153">
            <text:p>1290,21</text:p>
          </table:table-cell>
          <table:table-cell table:formula="of:=ABS([.J105]-[.B105])/[.B105]*100" office:value-type="float" office:value="0.0164026900411715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105]+[.$B$5]" office:value-type="float" office:value="1300">
            <text:p>1300</text:p>
          </table:table-cell>
          <table:table-cell table:formula="of:=[.B106]/60" office:value-type="float" office:value="21.6666666666667">
            <text:p>21,67</text:p>
          </table:table-cell>
          <table:table-cell table:formula="of:=1/[.C106]" office:value-type="float" office:value="0.0461538461538462">
            <text:p>4,62E-002</text:p>
          </table:table-cell>
          <table:table-cell table:formula="of:=[.D106]" office:value-type="float" office:value="0.0461538461538462">
            <text:p>4,62E-002</text:p>
          </table:table-cell>
          <table:table-cell table:formula="of:=2*[.D106]" office:value-type="float" office:value="0.0923076923076923">
            <text:p>9,23E-002</text:p>
          </table:table-cell>
          <table:table-cell/>
          <table:table-cell table:formula="of:=INT([.E106]/['rpm (16 bits - PIC16F877)'.$C$16])" office:value-type="float" office:value="5769">
            <text:p>5769</text:p>
          </table:table-cell>
          <table:table-cell table:formula="of:=[.H106]*['rpm (16 bits - PIC16F877)'.$C$16]" office:value-type="float" office:value="0.046152">
            <text:p>4,62E-002</text:p>
          </table:table-cell>
          <table:table-cell table:formula="of:=60/[.I106]" office:value-type="float" office:value="1300.05200208008">
            <text:p>1300,05</text:p>
          </table:table-cell>
          <table:table-cell table:formula="of:=ABS([.J106]-[.B106])/[.B106]*100" office:value-type="float" office:value="0.0040001600063988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06]+[.$B$5]" office:value-type="float" office:value="1310">
            <text:p>1310</text:p>
          </table:table-cell>
          <table:table-cell table:formula="of:=[.B107]/60" office:value-type="float" office:value="21.8333333333333">
            <text:p>21,83</text:p>
          </table:table-cell>
          <table:table-cell table:formula="of:=1/[.C107]" office:value-type="float" office:value="0.0458015267175573">
            <text:p>4,58E-002</text:p>
          </table:table-cell>
          <table:table-cell table:formula="of:=[.D107]" office:value-type="float" office:value="0.0458015267175573">
            <text:p>4,58E-002</text:p>
          </table:table-cell>
          <table:table-cell table:formula="of:=2*[.D107]" office:value-type="float" office:value="0.0916030534351145">
            <text:p>9,16E-002</text:p>
          </table:table-cell>
          <table:table-cell/>
          <table:table-cell table:formula="of:=INT([.E107]/['rpm (16 bits - PIC16F877)'.$C$16])" office:value-type="float" office:value="5725">
            <text:p>5725</text:p>
          </table:table-cell>
          <table:table-cell table:formula="of:=[.H107]*['rpm (16 bits - PIC16F877)'.$C$16]" office:value-type="float" office:value="0.0458">
            <text:p>4,58E-002</text:p>
          </table:table-cell>
          <table:table-cell table:formula="of:=60/[.I107]" office:value-type="float" office:value="1310.04366812227">
            <text:p>1310,04</text:p>
          </table:table-cell>
          <table:table-cell table:formula="of:=ABS([.J107]-[.B107])/[.B107]*100" office:value-type="float" office:value="0.00333344444814304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07]+[.$B$5]" office:value-type="float" office:value="1320">
            <text:p>1320</text:p>
          </table:table-cell>
          <table:table-cell table:formula="of:=[.B108]/60" office:value-type="float" office:value="22">
            <text:p>22</text:p>
          </table:table-cell>
          <table:table-cell table:formula="of:=1/[.C108]" office:value-type="float" office:value="0.0454545454545455">
            <text:p>4,55E-002</text:p>
          </table:table-cell>
          <table:table-cell table:formula="of:=[.D108]" office:value-type="float" office:value="0.0454545454545455">
            <text:p>4,55E-002</text:p>
          </table:table-cell>
          <table:table-cell table:formula="of:=2*[.D108]" office:value-type="float" office:value="0.0909090909090909">
            <text:p>9,09E-002</text:p>
          </table:table-cell>
          <table:table-cell/>
          <table:table-cell table:formula="of:=INT([.E108]/['rpm (16 bits - PIC16F877)'.$C$16])" office:value-type="float" office:value="5681">
            <text:p>5681</text:p>
          </table:table-cell>
          <table:table-cell table:formula="of:=[.H108]*['rpm (16 bits - PIC16F877)'.$C$16]" office:value-type="float" office:value="0.045448">
            <text:p>4,54E-002</text:p>
          </table:table-cell>
          <table:table-cell table:formula="of:=60/[.I108]" office:value-type="float" office:value="1320.19010737546">
            <text:p>1320,19</text:p>
          </table:table-cell>
          <table:table-cell table:formula="of:=ABS([.J108]-[.B108])/[.B108]*100" office:value-type="float" office:value="0.0144020738986573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08]+[.$B$5]" office:value-type="float" office:value="1330">
            <text:p>1330</text:p>
          </table:table-cell>
          <table:table-cell table:formula="of:=[.B109]/60" office:value-type="float" office:value="22.1666666666667">
            <text:p>22,17</text:p>
          </table:table-cell>
          <table:table-cell table:formula="of:=1/[.C109]" office:value-type="float" office:value="0.0451127819548872">
            <text:p>4,51E-002</text:p>
          </table:table-cell>
          <table:table-cell table:formula="of:=[.D109]" office:value-type="float" office:value="0.0451127819548872">
            <text:p>4,51E-002</text:p>
          </table:table-cell>
          <table:table-cell table:formula="of:=2*[.D109]" office:value-type="float" office:value="0.0902255639097744">
            <text:p>9,02E-002</text:p>
          </table:table-cell>
          <table:table-cell/>
          <table:table-cell table:formula="of:=INT([.E109]/['rpm (16 bits - PIC16F877)'.$C$16])" office:value-type="float" office:value="5639">
            <text:p>5639</text:p>
          </table:table-cell>
          <table:table-cell table:formula="of:=[.H109]*['rpm (16 bits - PIC16F877)'.$C$16]" office:value-type="float" office:value="0.045112">
            <text:p>4,51E-002</text:p>
          </table:table-cell>
          <table:table-cell table:formula="of:=60/[.I109]" office:value-type="float" office:value="1330.02305373293">
            <text:p>1330,02</text:p>
          </table:table-cell>
          <table:table-cell table:formula="of:=ABS([.J109]-[.B109])/[.B109]*100" office:value-type="float" office:value="0.00173336337830302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09]+[.$B$5]" office:value-type="float" office:value="1340">
            <text:p>1340</text:p>
          </table:table-cell>
          <table:table-cell table:formula="of:=[.B110]/60" office:value-type="float" office:value="22.3333333333333">
            <text:p>22,33</text:p>
          </table:table-cell>
          <table:table-cell table:formula="of:=1/[.C110]" office:value-type="float" office:value="0.0447761194029851">
            <text:p>4,48E-002</text:p>
          </table:table-cell>
          <table:table-cell table:formula="of:=[.D110]" office:value-type="float" office:value="0.0447761194029851">
            <text:p>4,48E-002</text:p>
          </table:table-cell>
          <table:table-cell table:formula="of:=2*[.D110]" office:value-type="float" office:value="0.0895522388059702">
            <text:p>8,96E-002</text:p>
          </table:table-cell>
          <table:table-cell/>
          <table:table-cell table:formula="of:=INT([.E110]/['rpm (16 bits - PIC16F877)'.$C$16])" office:value-type="float" office:value="5597">
            <text:p>5597</text:p>
          </table:table-cell>
          <table:table-cell table:formula="of:=[.H110]*['rpm (16 bits - PIC16F877)'.$C$16]" office:value-type="float" office:value="0.044776">
            <text:p>4,48E-002</text:p>
          </table:table-cell>
          <table:table-cell table:formula="of:=60/[.I110]" office:value-type="float" office:value="1340.00357334286">
            <text:p>1340</text:p>
          </table:table-cell>
          <table:table-cell table:formula="of:=ABS([.J110]-[.B110])/[.B110]*100" office:value-type="float" office:value="0.000266667377791779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10]+[.$B$5]" office:value-type="float" office:value="1350">
            <text:p>1350</text:p>
          </table:table-cell>
          <table:table-cell table:formula="of:=[.B111]/60" office:value-type="float" office:value="22.5">
            <text:p>22,5</text:p>
          </table:table-cell>
          <table:table-cell table:formula="of:=1/[.C111]" office:value-type="float" office:value="0.0444444444444444">
            <text:p>4,44E-002</text:p>
          </table:table-cell>
          <table:table-cell table:formula="of:=[.D111]" office:value-type="float" office:value="0.0444444444444444">
            <text:p>4,44E-002</text:p>
          </table:table-cell>
          <table:table-cell table:formula="of:=2*[.D111]" office:value-type="float" office:value="0.0888888888888889">
            <text:p>8,89E-002</text:p>
          </table:table-cell>
          <table:table-cell/>
          <table:table-cell table:formula="of:=INT([.E111]/['rpm (16 bits - PIC16F877)'.$C$16])" office:value-type="float" office:value="5555">
            <text:p>5555</text:p>
          </table:table-cell>
          <table:table-cell table:formula="of:=[.H111]*['rpm (16 bits - PIC16F877)'.$C$16]" office:value-type="float" office:value="0.04444">
            <text:p>4,44E-002</text:p>
          </table:table-cell>
          <table:table-cell table:formula="of:=60/[.I111]" office:value-type="float" office:value="1350.13501350135">
            <text:p>1350,14</text:p>
          </table:table-cell>
          <table:table-cell table:formula="of:=ABS([.J111]-[.B111])/[.B111]*100" office:value-type="float" office:value="0.0100010001000117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11]+[.$B$5]" office:value-type="float" office:value="1360">
            <text:p>1360</text:p>
          </table:table-cell>
          <table:table-cell table:formula="of:=[.B112]/60" office:value-type="float" office:value="22.6666666666667">
            <text:p>22,67</text:p>
          </table:table-cell>
          <table:table-cell table:formula="of:=1/[.C112]" office:value-type="float" office:value="0.0441176470588235">
            <text:p>4,41E-002</text:p>
          </table:table-cell>
          <table:table-cell table:formula="of:=[.D112]" office:value-type="float" office:value="0.0441176470588235">
            <text:p>4,41E-002</text:p>
          </table:table-cell>
          <table:table-cell table:formula="of:=2*[.D112]" office:value-type="float" office:value="0.0882352941176471">
            <text:p>8,82E-002</text:p>
          </table:table-cell>
          <table:table-cell/>
          <table:table-cell table:formula="of:=INT([.E112]/['rpm (16 bits - PIC16F877)'.$C$16])" office:value-type="float" office:value="5514">
            <text:p>5514</text:p>
          </table:table-cell>
          <table:table-cell table:formula="of:=[.H112]*['rpm (16 bits - PIC16F877)'.$C$16]" office:value-type="float" office:value="0.044112">
            <text:p>4,41E-002</text:p>
          </table:table-cell>
          <table:table-cell table:formula="of:=60/[.I112]" office:value-type="float" office:value="1360.17410228509">
            <text:p>1360,17</text:p>
          </table:table-cell>
          <table:table-cell table:formula="of:=ABS([.J112]-[.B112])/[.B112]*100" office:value-type="float" office:value="0.012801638609737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12]+[.$B$5]" office:value-type="float" office:value="1370">
            <text:p>1370</text:p>
          </table:table-cell>
          <table:table-cell table:formula="of:=[.B113]/60" office:value-type="float" office:value="22.8333333333333">
            <text:p>22,83</text:p>
          </table:table-cell>
          <table:table-cell table:formula="of:=1/[.C113]" office:value-type="float" office:value="0.0437956204379562">
            <text:p>4,38E-002</text:p>
          </table:table-cell>
          <table:table-cell table:formula="of:=[.D113]" office:value-type="float" office:value="0.0437956204379562">
            <text:p>4,38E-002</text:p>
          </table:table-cell>
          <table:table-cell table:formula="of:=2*[.D113]" office:value-type="float" office:value="0.0875912408759124">
            <text:p>8,76E-002</text:p>
          </table:table-cell>
          <table:table-cell/>
          <table:table-cell table:formula="of:=INT([.E113]/['rpm (16 bits - PIC16F877)'.$C$16])" office:value-type="float" office:value="5474">
            <text:p>5474</text:p>
          </table:table-cell>
          <table:table-cell table:formula="of:=[.H113]*['rpm (16 bits - PIC16F877)'.$C$16]" office:value-type="float" office:value="0.043792">
            <text:p>4,38E-002</text:p>
          </table:table-cell>
          <table:table-cell table:formula="of:=60/[.I113]" office:value-type="float" office:value="1370.11326269638">
            <text:p>1370,11</text:p>
          </table:table-cell>
          <table:table-cell table:formula="of:=ABS([.J113]-[.B113])/[.B113]*100" office:value-type="float" office:value="0.0082673501009408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13]+[.$B$5]" office:value-type="float" office:value="1380">
            <text:p>1380</text:p>
          </table:table-cell>
          <table:table-cell table:formula="of:=[.B114]/60" office:value-type="float" office:value="23">
            <text:p>23</text:p>
          </table:table-cell>
          <table:table-cell table:formula="of:=1/[.C114]" office:value-type="float" office:value="0.0434782608695652">
            <text:p>4,35E-002</text:p>
          </table:table-cell>
          <table:table-cell table:formula="of:=[.D114]" office:value-type="float" office:value="0.0434782608695652">
            <text:p>4,35E-002</text:p>
          </table:table-cell>
          <table:table-cell table:formula="of:=2*[.D114]" office:value-type="float" office:value="0.0869565217391304">
            <text:p>8,70E-002</text:p>
          </table:table-cell>
          <table:table-cell/>
          <table:table-cell table:formula="of:=INT([.E114]/['rpm (16 bits - PIC16F877)'.$C$16])" office:value-type="float" office:value="5434">
            <text:p>5434</text:p>
          </table:table-cell>
          <table:table-cell table:formula="of:=[.H114]*['rpm (16 bits - PIC16F877)'.$C$16]" office:value-type="float" office:value="0.043472">
            <text:p>4,35E-002</text:p>
          </table:table-cell>
          <table:table-cell table:formula="of:=60/[.I114]" office:value-type="float" office:value="1380.1987486198">
            <text:p>1380,2</text:p>
          </table:table-cell>
          <table:table-cell table:formula="of:=ABS([.J114]-[.B114])/[.B114]*100" office:value-type="float" office:value="0.0144020738986475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14]+[.$B$5]" office:value-type="float" office:value="1390">
            <text:p>1390</text:p>
          </table:table-cell>
          <table:table-cell table:formula="of:=[.B115]/60" office:value-type="float" office:value="23.1666666666667">
            <text:p>23,17</text:p>
          </table:table-cell>
          <table:table-cell table:formula="of:=1/[.C115]" office:value-type="float" office:value="0.0431654676258993">
            <text:p>4,32E-002</text:p>
          </table:table-cell>
          <table:table-cell table:formula="of:=[.D115]" office:value-type="float" office:value="0.0431654676258993">
            <text:p>4,32E-002</text:p>
          </table:table-cell>
          <table:table-cell table:formula="of:=2*[.D115]" office:value-type="float" office:value="0.0863309352517986">
            <text:p>8,63E-002</text:p>
          </table:table-cell>
          <table:table-cell/>
          <table:table-cell table:formula="of:=INT([.E115]/['rpm (16 bits - PIC16F877)'.$C$16])" office:value-type="float" office:value="5395">
            <text:p>5395</text:p>
          </table:table-cell>
          <table:table-cell table:formula="of:=[.H115]*['rpm (16 bits - PIC16F877)'.$C$16]" office:value-type="float" office:value="0.04316">
            <text:p>4,32E-002</text:p>
          </table:table-cell>
          <table:table-cell table:formula="of:=60/[.I115]" office:value-type="float" office:value="1390.17608897127">
            <text:p>1390,18</text:p>
          </table:table-cell>
          <table:table-cell table:formula="of:=ABS([.J115]-[.B115])/[.B115]*100" office:value-type="float" office:value="0.0126682713143735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15]+[.$B$5]" office:value-type="float" office:value="1400">
            <text:p>1400</text:p>
          </table:table-cell>
          <table:table-cell table:formula="of:=[.B116]/60" office:value-type="float" office:value="23.3333333333333">
            <text:p>23,33</text:p>
          </table:table-cell>
          <table:table-cell table:formula="of:=1/[.C116]" office:value-type="float" office:value="0.0428571428571429">
            <text:p>4,29E-002</text:p>
          </table:table-cell>
          <table:table-cell table:formula="of:=[.D116]" office:value-type="float" office:value="0.0428571428571429">
            <text:p>4,29E-002</text:p>
          </table:table-cell>
          <table:table-cell table:formula="of:=2*[.D116]" office:value-type="float" office:value="0.0857142857142857">
            <text:p>8,57E-002</text:p>
          </table:table-cell>
          <table:table-cell/>
          <table:table-cell table:formula="of:=INT([.E116]/['rpm (16 bits - PIC16F877)'.$C$16])" office:value-type="float" office:value="5357">
            <text:p>5357</text:p>
          </table:table-cell>
          <table:table-cell table:formula="of:=[.H116]*['rpm (16 bits - PIC16F877)'.$C$16]" office:value-type="float" office:value="0.042856">
            <text:p>4,29E-002</text:p>
          </table:table-cell>
          <table:table-cell table:formula="of:=60/[.I116]" office:value-type="float" office:value="1400.03733432892">
            <text:p>1400,04</text:p>
          </table:table-cell>
          <table:table-cell table:formula="of:=ABS([.J116]-[.B116])/[.B116]*100" office:value-type="float" office:value="0.00266673777967493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16]+[.$B$5]" office:value-type="float" office:value="1410">
            <text:p>1410</text:p>
          </table:table-cell>
          <table:table-cell table:formula="of:=[.B117]/60" office:value-type="float" office:value="23.5">
            <text:p>23,5</text:p>
          </table:table-cell>
          <table:table-cell table:formula="of:=1/[.C117]" office:value-type="float" office:value="0.0425531914893617">
            <text:p>4,26E-002</text:p>
          </table:table-cell>
          <table:table-cell table:formula="of:=[.D117]" office:value-type="float" office:value="0.0425531914893617">
            <text:p>4,26E-002</text:p>
          </table:table-cell>
          <table:table-cell table:formula="of:=2*[.D117]" office:value-type="float" office:value="0.0851063829787234">
            <text:p>8,51E-002</text:p>
          </table:table-cell>
          <table:table-cell/>
          <table:table-cell table:formula="of:=INT([.E117]/['rpm (16 bits - PIC16F877)'.$C$16])" office:value-type="float" office:value="5319">
            <text:p>5319</text:p>
          </table:table-cell>
          <table:table-cell table:formula="of:=[.H117]*['rpm (16 bits - PIC16F877)'.$C$16]" office:value-type="float" office:value="0.042552">
            <text:p>4,26E-002</text:p>
          </table:table-cell>
          <table:table-cell table:formula="of:=60/[.I117]" office:value-type="float" office:value="1410.03948110547">
            <text:p>1410,04</text:p>
          </table:table-cell>
          <table:table-cell table:formula="of:=ABS([.J117]-[.B117])/[.B117]*100" office:value-type="float" office:value="0.00280007840219438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17]+[.$B$5]" office:value-type="float" office:value="1420">
            <text:p>1420</text:p>
          </table:table-cell>
          <table:table-cell table:formula="of:=[.B118]/60" office:value-type="float" office:value="23.6666666666667">
            <text:p>23,67</text:p>
          </table:table-cell>
          <table:table-cell table:formula="of:=1/[.C118]" office:value-type="float" office:value="0.0422535211267606">
            <text:p>4,23E-002</text:p>
          </table:table-cell>
          <table:table-cell table:formula="of:=[.D118]" office:value-type="float" office:value="0.0422535211267606">
            <text:p>4,23E-002</text:p>
          </table:table-cell>
          <table:table-cell table:formula="of:=2*[.D118]" office:value-type="float" office:value="0.0845070422535211">
            <text:p>8,45E-002</text:p>
          </table:table-cell>
          <table:table-cell/>
          <table:table-cell table:formula="of:=INT([.E118]/['rpm (16 bits - PIC16F877)'.$C$16])" office:value-type="float" office:value="5281">
            <text:p>5281</text:p>
          </table:table-cell>
          <table:table-cell table:formula="of:=[.H118]*['rpm (16 bits - PIC16F877)'.$C$16]" office:value-type="float" office:value="0.042248">
            <text:p>4,22E-002</text:p>
          </table:table-cell>
          <table:table-cell table:formula="of:=60/[.I118]" office:value-type="float" office:value="1420.1855709146">
            <text:p>1420,19</text:p>
          </table:table-cell>
          <table:table-cell table:formula="of:=ABS([.J118]-[.B118])/[.B118]*100" office:value-type="float" office:value="0.0130683742675751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18]+[.$B$5]" office:value-type="float" office:value="1430">
            <text:p>1430</text:p>
          </table:table-cell>
          <table:table-cell table:formula="of:=[.B119]/60" office:value-type="float" office:value="23.8333333333333">
            <text:p>23,83</text:p>
          </table:table-cell>
          <table:table-cell table:formula="of:=1/[.C119]" office:value-type="float" office:value="0.041958041958042">
            <text:p>4,20E-002</text:p>
          </table:table-cell>
          <table:table-cell table:formula="of:=[.D119]" office:value-type="float" office:value="0.041958041958042">
            <text:p>4,20E-002</text:p>
          </table:table-cell>
          <table:table-cell table:formula="of:=2*[.D119]" office:value-type="float" office:value="0.0839160839160839">
            <text:p>8,39E-002</text:p>
          </table:table-cell>
          <table:table-cell/>
          <table:table-cell table:formula="of:=INT([.E119]/['rpm (16 bits - PIC16F877)'.$C$16])" office:value-type="float" office:value="5244">
            <text:p>5244</text:p>
          </table:table-cell>
          <table:table-cell table:formula="of:=[.H119]*['rpm (16 bits - PIC16F877)'.$C$16]" office:value-type="float" office:value="0.041952">
            <text:p>4,20E-002</text:p>
          </table:table-cell>
          <table:table-cell table:formula="of:=60/[.I119]" office:value-type="float" office:value="1430.20594965675">
            <text:p>1430,21</text:p>
          </table:table-cell>
          <table:table-cell table:formula="of:=ABS([.J119]-[.B119])/[.B119]*100" office:value-type="float" office:value="0.0144020738986427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19]+[.$B$5]" office:value-type="float" office:value="1440">
            <text:p>1440</text:p>
          </table:table-cell>
          <table:table-cell table:formula="of:=[.B120]/60" office:value-type="float" office:value="24">
            <text:p>24</text:p>
          </table:table-cell>
          <table:table-cell table:formula="of:=1/[.C120]" office:value-type="float" office:value="0.0416666666666667">
            <text:p>4,17E-002</text:p>
          </table:table-cell>
          <table:table-cell table:formula="of:=[.D120]" office:value-type="float" office:value="0.0416666666666667">
            <text:p>4,17E-002</text:p>
          </table:table-cell>
          <table:table-cell table:formula="of:=2*[.D120]" office:value-type="float" office:value="0.0833333333333333">
            <text:p>8,33E-002</text:p>
          </table:table-cell>
          <table:table-cell/>
          <table:table-cell table:formula="of:=INT([.E120]/['rpm (16 bits - PIC16F877)'.$C$16])" office:value-type="float" office:value="5208">
            <text:p>5208</text:p>
          </table:table-cell>
          <table:table-cell table:formula="of:=[.H120]*['rpm (16 bits - PIC16F877)'.$C$16]" office:value-type="float" office:value="0.041664">
            <text:p>4,17E-002</text:p>
          </table:table-cell>
          <table:table-cell table:formula="of:=60/[.I120]" office:value-type="float" office:value="1440.09216589862">
            <text:p>1440,09</text:p>
          </table:table-cell>
          <table:table-cell table:formula="of:=ABS([.J120]-[.B120])/[.B120]*100" office:value-type="float" office:value="0.00640040962622379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20]+[.$B$5]" office:value-type="float" office:value="1450">
            <text:p>1450</text:p>
          </table:table-cell>
          <table:table-cell table:formula="of:=[.B121]/60" office:value-type="float" office:value="24.1666666666667">
            <text:p>24,17</text:p>
          </table:table-cell>
          <table:table-cell table:formula="of:=1/[.C121]" office:value-type="float" office:value="0.0413793103448276">
            <text:p>4,14E-002</text:p>
          </table:table-cell>
          <table:table-cell table:formula="of:=[.D121]" office:value-type="float" office:value="0.0413793103448276">
            <text:p>4,14E-002</text:p>
          </table:table-cell>
          <table:table-cell table:formula="of:=2*[.D121]" office:value-type="float" office:value="0.0827586206896552">
            <text:p>8,28E-002</text:p>
          </table:table-cell>
          <table:table-cell/>
          <table:table-cell table:formula="of:=INT([.E121]/['rpm (16 bits - PIC16F877)'.$C$16])" office:value-type="float" office:value="5172">
            <text:p>5172</text:p>
          </table:table-cell>
          <table:table-cell table:formula="of:=[.H121]*['rpm (16 bits - PIC16F877)'.$C$16]" office:value-type="float" office:value="0.041376">
            <text:p>4,14E-002</text:p>
          </table:table-cell>
          <table:table-cell table:formula="of:=60/[.I121]" office:value-type="float" office:value="1450.11600928074">
            <text:p>1450,12</text:p>
          </table:table-cell>
          <table:table-cell table:formula="of:=ABS([.J121]-[.B121])/[.B121]*100" office:value-type="float" office:value="0.00800064005121887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21]+[.$B$5]" office:value-type="float" office:value="1460">
            <text:p>1460</text:p>
          </table:table-cell>
          <table:table-cell table:formula="of:=[.B122]/60" office:value-type="float" office:value="24.3333333333333">
            <text:p>24,33</text:p>
          </table:table-cell>
          <table:table-cell table:formula="of:=1/[.C122]" office:value-type="float" office:value="0.0410958904109589">
            <text:p>4,11E-002</text:p>
          </table:table-cell>
          <table:table-cell table:formula="of:=[.D122]" office:value-type="float" office:value="0.0410958904109589">
            <text:p>4,11E-002</text:p>
          </table:table-cell>
          <table:table-cell table:formula="of:=2*[.D122]" office:value-type="float" office:value="0.0821917808219178">
            <text:p>8,22E-002</text:p>
          </table:table-cell>
          <table:table-cell/>
          <table:table-cell table:formula="of:=INT([.E122]/['rpm (16 bits - PIC16F877)'.$C$16])" office:value-type="float" office:value="5136">
            <text:p>5136</text:p>
          </table:table-cell>
          <table:table-cell table:formula="of:=[.H122]*['rpm (16 bits - PIC16F877)'.$C$16]" office:value-type="float" office:value="0.041088">
            <text:p>4,11E-002</text:p>
          </table:table-cell>
          <table:table-cell table:formula="of:=60/[.I122]" office:value-type="float" office:value="1460.28037383178">
            <text:p>1460,28</text:p>
          </table:table-cell>
          <table:table-cell table:formula="of:=ABS([.J122]-[.B122])/[.B122]*100" office:value-type="float" office:value="0.019203687107925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122]+[.$B$5]" office:value-type="float" office:value="1470">
            <text:p>1470</text:p>
          </table:table-cell>
          <table:table-cell table:formula="of:=[.B123]/60" office:value-type="float" office:value="24.5">
            <text:p>24,5</text:p>
          </table:table-cell>
          <table:table-cell table:formula="of:=1/[.C123]" office:value-type="float" office:value="0.0408163265306122">
            <text:p>4,08E-002</text:p>
          </table:table-cell>
          <table:table-cell table:formula="of:=[.D123]" office:value-type="float" office:value="0.0408163265306122">
            <text:p>4,08E-002</text:p>
          </table:table-cell>
          <table:table-cell table:formula="of:=2*[.D123]" office:value-type="float" office:value="0.0816326530612245">
            <text:p>8,16E-002</text:p>
          </table:table-cell>
          <table:table-cell/>
          <table:table-cell table:formula="of:=INT([.E123]/['rpm (16 bits - PIC16F877)'.$C$16])" office:value-type="float" office:value="5102">
            <text:p>5102</text:p>
          </table:table-cell>
          <table:table-cell table:formula="of:=[.H123]*['rpm (16 bits - PIC16F877)'.$C$16]" office:value-type="float" office:value="0.040816">
            <text:p>4,08E-002</text:p>
          </table:table-cell>
          <table:table-cell table:formula="of:=60/[.I123]" office:value-type="float" office:value="1470.01176009408">
            <text:p>1470,01</text:p>
          </table:table-cell>
          <table:table-cell table:formula="of:=ABS([.J123]-[.B123])/[.B123]*100" office:value-type="float" office:value="0.000800006400049515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23]+[.$B$5]" office:value-type="float" office:value="1480">
            <text:p>1480</text:p>
          </table:table-cell>
          <table:table-cell table:formula="of:=[.B124]/60" office:value-type="float" office:value="24.6666666666667">
            <text:p>24,67</text:p>
          </table:table-cell>
          <table:table-cell table:formula="of:=1/[.C124]" office:value-type="float" office:value="0.0405405405405405">
            <text:p>4,05E-002</text:p>
          </table:table-cell>
          <table:table-cell table:formula="of:=[.D124]" office:value-type="float" office:value="0.0405405405405405">
            <text:p>4,05E-002</text:p>
          </table:table-cell>
          <table:table-cell table:formula="of:=2*[.D124]" office:value-type="float" office:value="0.0810810810810811">
            <text:p>8,11E-002</text:p>
          </table:table-cell>
          <table:table-cell/>
          <table:table-cell table:formula="of:=INT([.E124]/['rpm (16 bits - PIC16F877)'.$C$16])" office:value-type="float" office:value="5067">
            <text:p>5067</text:p>
          </table:table-cell>
          <table:table-cell table:formula="of:=[.H124]*['rpm (16 bits - PIC16F877)'.$C$16]" office:value-type="float" office:value="0.040536">
            <text:p>4,05E-002</text:p>
          </table:table-cell>
          <table:table-cell table:formula="of:=60/[.I124]" office:value-type="float" office:value="1480.1657785672">
            <text:p>1480,17</text:p>
          </table:table-cell>
          <table:table-cell table:formula="of:=ABS([.J124]-[.B124])/[.B124]*100" office:value-type="float" office:value="0.0112012545405132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24]+[.$B$5]" office:value-type="float" office:value="1490">
            <text:p>1490</text:p>
          </table:table-cell>
          <table:table-cell table:formula="of:=[.B125]/60" office:value-type="float" office:value="24.8333333333333">
            <text:p>24,83</text:p>
          </table:table-cell>
          <table:table-cell table:formula="of:=1/[.C125]" office:value-type="float" office:value="0.0402684563758389">
            <text:p>4,03E-002</text:p>
          </table:table-cell>
          <table:table-cell table:formula="of:=[.D125]" office:value-type="float" office:value="0.0402684563758389">
            <text:p>4,03E-002</text:p>
          </table:table-cell>
          <table:table-cell table:formula="of:=2*[.D125]" office:value-type="float" office:value="0.0805369127516779">
            <text:p>8,05E-002</text:p>
          </table:table-cell>
          <table:table-cell/>
          <table:table-cell table:formula="of:=INT([.E125]/['rpm (16 bits - PIC16F877)'.$C$16])" office:value-type="float" office:value="5033">
            <text:p>5033</text:p>
          </table:table-cell>
          <table:table-cell table:formula="of:=[.H125]*['rpm (16 bits - PIC16F877)'.$C$16]" office:value-type="float" office:value="0.040264">
            <text:p>4,03E-002</text:p>
          </table:table-cell>
          <table:table-cell table:formula="of:=60/[.I125]" office:value-type="float" office:value="1490.16491158355">
            <text:p>1490,16</text:p>
          </table:table-cell>
          <table:table-cell table:formula="of:=ABS([.J125]-[.B125])/[.B125]*100" office:value-type="float" office:value="0.0110678915133204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25]+[.$B$5]" office:value-type="float" office:value="1500">
            <text:p>1500</text:p>
          </table:table-cell>
          <table:table-cell table:formula="of:=[.B126]/60" office:value-type="float" office:value="25">
            <text:p>25</text:p>
          </table:table-cell>
          <table:table-cell table:formula="of:=1/[.C126]" office:value-type="float" office:value="0.04">
            <text:p>4,00E-002</text:p>
          </table:table-cell>
          <table:table-cell table:formula="of:=[.D126]" office:value-type="float" office:value="0.04">
            <text:p>4,00E-002</text:p>
          </table:table-cell>
          <table:table-cell table:formula="of:=2*[.D126]" office:value-type="float" office:value="0.08">
            <text:p>8,00E-002</text:p>
          </table:table-cell>
          <table:table-cell/>
          <table:table-cell table:formula="of:=INT([.E126]/['rpm (16 bits - PIC16F877)'.$C$16])" office:value-type="float" office:value="5000">
            <text:p>5000</text:p>
          </table:table-cell>
          <table:table-cell table:formula="of:=[.H126]*['rpm (16 bits - PIC16F877)'.$C$16]" office:value-type="float" office:value="0.04">
            <text:p>4,00E-002</text:p>
          </table:table-cell>
          <table:table-cell table:formula="of:=60/[.I126]" office:value-type="float" office:value="1500">
            <text:p>1500</text:p>
          </table:table-cell>
          <table:table-cell table:formula="of:=ABS([.J126]-[.B126])/[.B126]*100"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26]+[.$B$5]" office:value-type="float" office:value="1510">
            <text:p>1510</text:p>
          </table:table-cell>
          <table:table-cell table:formula="of:=[.B127]/60" office:value-type="float" office:value="25.1666666666667">
            <text:p>25,17</text:p>
          </table:table-cell>
          <table:table-cell table:formula="of:=1/[.C127]" office:value-type="float" office:value="0.0397350993377483">
            <text:p>3,97E-002</text:p>
          </table:table-cell>
          <table:table-cell table:formula="of:=[.D127]" office:value-type="float" office:value="0.0397350993377483">
            <text:p>3,97E-002</text:p>
          </table:table-cell>
          <table:table-cell table:formula="of:=2*[.D127]" office:value-type="float" office:value="0.0794701986754967">
            <text:p>7,95E-002</text:p>
          </table:table-cell>
          <table:table-cell/>
          <table:table-cell table:formula="of:=INT([.E127]/['rpm (16 bits - PIC16F877)'.$C$16])" office:value-type="float" office:value="4966">
            <text:p>4966</text:p>
          </table:table-cell>
          <table:table-cell table:formula="of:=[.H127]*['rpm (16 bits - PIC16F877)'.$C$16]" office:value-type="float" office:value="0.039728">
            <text:p>3,97E-002</text:p>
          </table:table-cell>
          <table:table-cell table:formula="of:=60/[.I127]" office:value-type="float" office:value="1510.26983487716">
            <text:p>1510,27</text:p>
          </table:table-cell>
          <table:table-cell table:formula="of:=ABS([.J127]-[.B127])/[.B127]*100" office:value-type="float" office:value="0.0178698594148901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127]+[.$B$5]" office:value-type="float" office:value="1520">
            <text:p>1520</text:p>
          </table:table-cell>
          <table:table-cell table:formula="of:=[.B128]/60" office:value-type="float" office:value="25.3333333333333">
            <text:p>25,33</text:p>
          </table:table-cell>
          <table:table-cell table:formula="of:=1/[.C128]" office:value-type="float" office:value="0.0394736842105263">
            <text:p>3,95E-002</text:p>
          </table:table-cell>
          <table:table-cell table:formula="of:=[.D128]" office:value-type="float" office:value="0.0394736842105263">
            <text:p>3,95E-002</text:p>
          </table:table-cell>
          <table:table-cell table:formula="of:=2*[.D128]" office:value-type="float" office:value="0.0789473684210526">
            <text:p>7,89E-002</text:p>
          </table:table-cell>
          <table:table-cell/>
          <table:table-cell table:formula="of:=INT([.E128]/['rpm (16 bits - PIC16F877)'.$C$16])" office:value-type="float" office:value="4934">
            <text:p>4934</text:p>
          </table:table-cell>
          <table:table-cell table:formula="of:=[.H128]*['rpm (16 bits - PIC16F877)'.$C$16]" office:value-type="float" office:value="0.039472">
            <text:p>3,95E-002</text:p>
          </table:table-cell>
          <table:table-cell table:formula="of:=60/[.I128]" office:value-type="float" office:value="1520.06485610053">
            <text:p>1520,06</text:p>
          </table:table-cell>
          <table:table-cell table:formula="of:=ABS([.J128]-[.B128])/[.B128]*100" office:value-type="float" office:value="0.00426684871887286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28]+[.$B$5]" office:value-type="float" office:value="1530">
            <text:p>1530</text:p>
          </table:table-cell>
          <table:table-cell table:formula="of:=[.B129]/60" office:value-type="float" office:value="25.5">
            <text:p>25,5</text:p>
          </table:table-cell>
          <table:table-cell table:formula="of:=1/[.C129]" office:value-type="float" office:value="0.0392156862745098">
            <text:p>3,92E-002</text:p>
          </table:table-cell>
          <table:table-cell table:formula="of:=[.D129]" office:value-type="float" office:value="0.0392156862745098">
            <text:p>3,92E-002</text:p>
          </table:table-cell>
          <table:table-cell table:formula="of:=2*[.D129]" office:value-type="float" office:value="0.0784313725490196">
            <text:p>7,84E-002</text:p>
          </table:table-cell>
          <table:table-cell/>
          <table:table-cell table:formula="of:=INT([.E129]/['rpm (16 bits - PIC16F877)'.$C$16])" office:value-type="float" office:value="4901">
            <text:p>4901</text:p>
          </table:table-cell>
          <table:table-cell table:formula="of:=[.H129]*['rpm (16 bits - PIC16F877)'.$C$16]" office:value-type="float" office:value="0.039208">
            <text:p>3,92E-002</text:p>
          </table:table-cell>
          <table:table-cell table:formula="of:=60/[.I129]" office:value-type="float" office:value="1530.299938788">
            <text:p>1530,3</text:p>
          </table:table-cell>
          <table:table-cell table:formula="of:=ABS([.J129]-[.B129])/[.B129]*100" office:value-type="float" office:value="0.0196038423531022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129]+[.$B$5]" office:value-type="float" office:value="1540">
            <text:p>1540</text:p>
          </table:table-cell>
          <table:table-cell table:formula="of:=[.B130]/60" office:value-type="float" office:value="25.6666666666667">
            <text:p>25,67</text:p>
          </table:table-cell>
          <table:table-cell table:formula="of:=1/[.C130]" office:value-type="float" office:value="0.038961038961039">
            <text:p>3,90E-002</text:p>
          </table:table-cell>
          <table:table-cell table:formula="of:=[.D130]" office:value-type="float" office:value="0.038961038961039">
            <text:p>3,90E-002</text:p>
          </table:table-cell>
          <table:table-cell table:formula="of:=2*[.D130]" office:value-type="float" office:value="0.0779220779220779">
            <text:p>7,79E-002</text:p>
          </table:table-cell>
          <table:table-cell/>
          <table:table-cell table:formula="of:=INT([.E130]/['rpm (16 bits - PIC16F877)'.$C$16])" office:value-type="float" office:value="4870">
            <text:p>4870</text:p>
          </table:table-cell>
          <table:table-cell table:formula="of:=[.H130]*['rpm (16 bits - PIC16F877)'.$C$16]" office:value-type="float" office:value="0.03896">
            <text:p>3,90E-002</text:p>
          </table:table-cell>
          <table:table-cell table:formula="of:=60/[.I130]" office:value-type="float" office:value="1540.04106776181">
            <text:p>1540,04</text:p>
          </table:table-cell>
          <table:table-cell table:formula="of:=ABS([.J130]-[.B130])/[.B130]*100" office:value-type="float" office:value="0.00266673777967346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30]+[.$B$5]" office:value-type="float" office:value="1550">
            <text:p>1550</text:p>
          </table:table-cell>
          <table:table-cell table:formula="of:=[.B131]/60" office:value-type="float" office:value="25.8333333333333">
            <text:p>25,83</text:p>
          </table:table-cell>
          <table:table-cell table:formula="of:=1/[.C131]" office:value-type="float" office:value="0.0387096774193548">
            <text:p>3,87E-002</text:p>
          </table:table-cell>
          <table:table-cell table:formula="of:=[.D131]" office:value-type="float" office:value="0.0387096774193548">
            <text:p>3,87E-002</text:p>
          </table:table-cell>
          <table:table-cell table:formula="of:=2*[.D131]" office:value-type="float" office:value="0.0774193548387097">
            <text:p>7,74E-002</text:p>
          </table:table-cell>
          <table:table-cell/>
          <table:table-cell table:formula="of:=INT([.E131]/['rpm (16 bits - PIC16F877)'.$C$16])" office:value-type="float" office:value="4838">
            <text:p>4838</text:p>
          </table:table-cell>
          <table:table-cell table:formula="of:=[.H131]*['rpm (16 bits - PIC16F877)'.$C$16]" office:value-type="float" office:value="0.038704">
            <text:p>3,87E-002</text:p>
          </table:table-cell>
          <table:table-cell table:formula="of:=60/[.I131]" office:value-type="float" office:value="1550.22736668045">
            <text:p>1550,23</text:p>
          </table:table-cell>
          <table:table-cell table:formula="of:=ABS([.J131]-[.B131])/[.B131]*100" office:value-type="float" office:value="0.0146688180933368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31]+[.$B$5]" office:value-type="float" office:value="1560">
            <text:p>1560</text:p>
          </table:table-cell>
          <table:table-cell table:formula="of:=[.B132]/60" office:value-type="float" office:value="26">
            <text:p>26</text:p>
          </table:table-cell>
          <table:table-cell table:formula="of:=1/[.C132]" office:value-type="float" office:value="0.0384615384615385">
            <text:p>3,85E-002</text:p>
          </table:table-cell>
          <table:table-cell table:formula="of:=[.D132]" office:value-type="float" office:value="0.0384615384615385">
            <text:p>3,85E-002</text:p>
          </table:table-cell>
          <table:table-cell table:formula="of:=2*[.D132]" office:value-type="float" office:value="0.0769230769230769">
            <text:p>7,69E-002</text:p>
          </table:table-cell>
          <table:table-cell/>
          <table:table-cell table:formula="of:=INT([.E132]/['rpm (16 bits - PIC16F877)'.$C$16])" office:value-type="float" office:value="4807">
            <text:p>4807</text:p>
          </table:table-cell>
          <table:table-cell table:formula="of:=[.H132]*['rpm (16 bits - PIC16F877)'.$C$16]" office:value-type="float" office:value="0.038456">
            <text:p>3,85E-002</text:p>
          </table:table-cell>
          <table:table-cell table:formula="of:=60/[.I132]" office:value-type="float" office:value="1560.22467235282">
            <text:p>1560,22</text:p>
          </table:table-cell>
          <table:table-cell table:formula="of:=ABS([.J132]-[.B132])/[.B132]*100" office:value-type="float" office:value="0.014402073898652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32]+[.$B$5]" office:value-type="float" office:value="1570">
            <text:p>1570</text:p>
          </table:table-cell>
          <table:table-cell table:formula="of:=[.B133]/60" office:value-type="float" office:value="26.1666666666667">
            <text:p>26,17</text:p>
          </table:table-cell>
          <table:table-cell table:formula="of:=1/[.C133]" office:value-type="float" office:value="0.0382165605095541">
            <text:p>3,82E-002</text:p>
          </table:table-cell>
          <table:table-cell table:formula="of:=[.D133]" office:value-type="float" office:value="0.0382165605095541">
            <text:p>3,82E-002</text:p>
          </table:table-cell>
          <table:table-cell table:formula="of:=2*[.D133]" office:value-type="float" office:value="0.0764331210191083">
            <text:p>7,64E-002</text:p>
          </table:table-cell>
          <table:table-cell/>
          <table:table-cell table:formula="of:=INT([.E133]/['rpm (16 bits - PIC16F877)'.$C$16])" office:value-type="float" office:value="4777">
            <text:p>4777</text:p>
          </table:table-cell>
          <table:table-cell table:formula="of:=[.H133]*['rpm (16 bits - PIC16F877)'.$C$16]" office:value-type="float" office:value="0.038216">
            <text:p>3,82E-002</text:p>
          </table:table-cell>
          <table:table-cell table:formula="of:=60/[.I133]" office:value-type="float" office:value="1570.0230270044">
            <text:p>1570,02</text:p>
          </table:table-cell>
          <table:table-cell table:formula="of:=ABS([.J133]-[.B133])/[.B133]*100" office:value-type="float" office:value="0.00146668817808911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33]+[.$B$5]" office:value-type="float" office:value="1580">
            <text:p>1580</text:p>
          </table:table-cell>
          <table:table-cell table:formula="of:=[.B134]/60" office:value-type="float" office:value="26.3333333333333">
            <text:p>26,33</text:p>
          </table:table-cell>
          <table:table-cell table:formula="of:=1/[.C134]" office:value-type="float" office:value="0.0379746835443038">
            <text:p>3,80E-002</text:p>
          </table:table-cell>
          <table:table-cell table:formula="of:=[.D134]" office:value-type="float" office:value="0.0379746835443038">
            <text:p>3,80E-002</text:p>
          </table:table-cell>
          <table:table-cell table:formula="of:=2*[.D134]" office:value-type="float" office:value="0.0759493670886076">
            <text:p>7,59E-002</text:p>
          </table:table-cell>
          <table:table-cell/>
          <table:table-cell table:formula="of:=INT([.E134]/['rpm (16 bits - PIC16F877)'.$C$16])" office:value-type="float" office:value="4746">
            <text:p>4746</text:p>
          </table:table-cell>
          <table:table-cell table:formula="of:=[.H134]*['rpm (16 bits - PIC16F877)'.$C$16]" office:value-type="float" office:value="0.037968">
            <text:p>3,80E-002</text:p>
          </table:table-cell>
          <table:table-cell table:formula="of:=60/[.I134]" office:value-type="float" office:value="1580.2781289507">
            <text:p>1580,28</text:p>
          </table:table-cell>
          <table:table-cell table:formula="of:=ABS([.J134]-[.B134])/[.B134]*100" office:value-type="float" office:value="0.0176030981452652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134]+[.$B$5]" office:value-type="float" office:value="1590">
            <text:p>1590</text:p>
          </table:table-cell>
          <table:table-cell table:formula="of:=[.B135]/60" office:value-type="float" office:value="26.5">
            <text:p>26,5</text:p>
          </table:table-cell>
          <table:table-cell table:formula="of:=1/[.C135]" office:value-type="float" office:value="0.0377358490566038">
            <text:p>3,77E-002</text:p>
          </table:table-cell>
          <table:table-cell table:formula="of:=[.D135]" office:value-type="float" office:value="0.0377358490566038">
            <text:p>3,77E-002</text:p>
          </table:table-cell>
          <table:table-cell table:formula="of:=2*[.D135]" office:value-type="float" office:value="0.0754716981132075">
            <text:p>7,55E-002</text:p>
          </table:table-cell>
          <table:table-cell/>
          <table:table-cell table:formula="of:=INT([.E135]/['rpm (16 bits - PIC16F877)'.$C$16])" office:value-type="float" office:value="4716">
            <text:p>4716</text:p>
          </table:table-cell>
          <table:table-cell table:formula="of:=[.H135]*['rpm (16 bits - PIC16F877)'.$C$16]" office:value-type="float" office:value="0.037728">
            <text:p>3,77E-002</text:p>
          </table:table-cell>
          <table:table-cell table:formula="of:=60/[.I135]" office:value-type="float" office:value="1590.33078880407">
            <text:p>1590,33</text:p>
          </table:table-cell>
          <table:table-cell table:formula="of:=ABS([.J135]-[.B135])/[.B135]*100" office:value-type="float" office:value="0.0208043273000811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135]+[.$B$5]" office:value-type="float" office:value="1600">
            <text:p>1600</text:p>
          </table:table-cell>
          <table:table-cell table:formula="of:=[.B136]/60" office:value-type="float" office:value="26.6666666666667">
            <text:p>26,67</text:p>
          </table:table-cell>
          <table:table-cell table:formula="of:=1/[.C136]" office:value-type="float" office:value="0.0375">
            <text:p>3,75E-002</text:p>
          </table:table-cell>
          <table:table-cell table:formula="of:=[.D136]" office:value-type="float" office:value="0.0375">
            <text:p>3,75E-002</text:p>
          </table:table-cell>
          <table:table-cell table:formula="of:=2*[.D136]" office:value-type="float" office:value="0.075">
            <text:p>7,50E-002</text:p>
          </table:table-cell>
          <table:table-cell/>
          <table:table-cell table:formula="of:=INT([.E136]/['rpm (16 bits - PIC16F877)'.$C$16])" office:value-type="float" office:value="4687">
            <text:p>4687</text:p>
          </table:table-cell>
          <table:table-cell table:formula="of:=[.H136]*['rpm (16 bits - PIC16F877)'.$C$16]" office:value-type="float" office:value="0.037496">
            <text:p>3,75E-002</text:p>
          </table:table-cell>
          <table:table-cell table:formula="of:=60/[.I136]" office:value-type="float" office:value="1600.17068487305">
            <text:p>1600,17</text:p>
          </table:table-cell>
          <table:table-cell table:formula="of:=ABS([.J136]-[.B136])/[.B136]*100" office:value-type="float" office:value="0.0106678045658128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36]+[.$B$5]" office:value-type="float" office:value="1610">
            <text:p>1610</text:p>
          </table:table-cell>
          <table:table-cell table:formula="of:=[.B137]/60" office:value-type="float" office:value="26.8333333333333">
            <text:p>26,83</text:p>
          </table:table-cell>
          <table:table-cell table:formula="of:=1/[.C137]" office:value-type="float" office:value="0.0372670807453416">
            <text:p>3,73E-002</text:p>
          </table:table-cell>
          <table:table-cell table:formula="of:=[.D137]" office:value-type="float" office:value="0.0372670807453416">
            <text:p>3,73E-002</text:p>
          </table:table-cell>
          <table:table-cell table:formula="of:=2*[.D137]" office:value-type="float" office:value="0.0745341614906832">
            <text:p>7,45E-002</text:p>
          </table:table-cell>
          <table:table-cell/>
          <table:table-cell table:formula="of:=INT([.E137]/['rpm (16 bits - PIC16F877)'.$C$16])" office:value-type="float" office:value="4658">
            <text:p>4658</text:p>
          </table:table-cell>
          <table:table-cell table:formula="of:=[.H137]*['rpm (16 bits - PIC16F877)'.$C$16]" office:value-type="float" office:value="0.037264">
            <text:p>3,73E-002</text:p>
          </table:table-cell>
          <table:table-cell table:formula="of:=60/[.I137]" office:value-type="float" office:value="1610.13310433663">
            <text:p>1610,13</text:p>
          </table:table-cell>
          <table:table-cell table:formula="of:=ABS([.J137]-[.B137])/[.B137]*100" office:value-type="float" office:value="0.00826735010094024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37]+[.$B$5]" office:value-type="float" office:value="1620">
            <text:p>1620</text:p>
          </table:table-cell>
          <table:table-cell table:formula="of:=[.B138]/60" office:value-type="float" office:value="27">
            <text:p>27</text:p>
          </table:table-cell>
          <table:table-cell table:formula="of:=1/[.C138]" office:value-type="float" office:value="0.037037037037037">
            <text:p>3,70E-002</text:p>
          </table:table-cell>
          <table:table-cell table:formula="of:=[.D138]" office:value-type="float" office:value="0.037037037037037">
            <text:p>3,70E-002</text:p>
          </table:table-cell>
          <table:table-cell table:formula="of:=2*[.D138]" office:value-type="float" office:value="0.0740740740740741">
            <text:p>7,41E-002</text:p>
          </table:table-cell>
          <table:table-cell/>
          <table:table-cell table:formula="of:=INT([.E138]/['rpm (16 bits - PIC16F877)'.$C$16])" office:value-type="float" office:value="4629">
            <text:p>4629</text:p>
          </table:table-cell>
          <table:table-cell table:formula="of:=[.H138]*['rpm (16 bits - PIC16F877)'.$C$16]" office:value-type="float" office:value="0.037032">
            <text:p>3,70E-002</text:p>
          </table:table-cell>
          <table:table-cell table:formula="of:=60/[.I138]" office:value-type="float" office:value="1620.2203499676">
            <text:p>1620,22</text:p>
          </table:table-cell>
          <table:table-cell table:formula="of:=ABS([.J138]-[.B138])/[.B138]*100" office:value-type="float" office:value="0.0136018498515984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38]+[.$B$5]" office:value-type="float" office:value="1630">
            <text:p>1630</text:p>
          </table:table-cell>
          <table:table-cell table:formula="of:=[.B139]/60" office:value-type="float" office:value="27.1666666666667">
            <text:p>27,17</text:p>
          </table:table-cell>
          <table:table-cell table:formula="of:=1/[.C139]" office:value-type="float" office:value="0.0368098159509202">
            <text:p>3,68E-002</text:p>
          </table:table-cell>
          <table:table-cell table:formula="of:=[.D139]" office:value-type="float" office:value="0.0368098159509202">
            <text:p>3,68E-002</text:p>
          </table:table-cell>
          <table:table-cell table:formula="of:=2*[.D139]" office:value-type="float" office:value="0.0736196319018405">
            <text:p>7,36E-002</text:p>
          </table:table-cell>
          <table:table-cell/>
          <table:table-cell table:formula="of:=INT([.E139]/['rpm (16 bits - PIC16F877)'.$C$16])" office:value-type="float" office:value="4601">
            <text:p>4601</text:p>
          </table:table-cell>
          <table:table-cell table:formula="of:=[.H139]*['rpm (16 bits - PIC16F877)'.$C$16]" office:value-type="float" office:value="0.036808">
            <text:p>3,68E-002</text:p>
          </table:table-cell>
          <table:table-cell table:formula="of:=60/[.I139]" office:value-type="float" office:value="1630.08041730059">
            <text:p>1630,08</text:p>
          </table:table-cell>
          <table:table-cell table:formula="of:=ABS([.J139]-[.B139])/[.B139]*100" office:value-type="float" office:value="0.00493357672311409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39]+[.$B$5]" office:value-type="float" office:value="1640">
            <text:p>1640</text:p>
          </table:table-cell>
          <table:table-cell table:formula="of:=[.B140]/60" office:value-type="float" office:value="27.3333333333333">
            <text:p>27,33</text:p>
          </table:table-cell>
          <table:table-cell table:formula="of:=1/[.C140]" office:value-type="float" office:value="0.0365853658536585">
            <text:p>3,66E-002</text:p>
          </table:table-cell>
          <table:table-cell table:formula="of:=[.D140]" office:value-type="float" office:value="0.0365853658536585">
            <text:p>3,66E-002</text:p>
          </table:table-cell>
          <table:table-cell table:formula="of:=2*[.D140]" office:value-type="float" office:value="0.0731707317073171">
            <text:p>7,32E-002</text:p>
          </table:table-cell>
          <table:table-cell/>
          <table:table-cell table:formula="of:=INT([.E140]/['rpm (16 bits - PIC16F877)'.$C$16])" office:value-type="float" office:value="4573">
            <text:p>4573</text:p>
          </table:table-cell>
          <table:table-cell table:formula="of:=[.H140]*['rpm (16 bits - PIC16F877)'.$C$16]" office:value-type="float" office:value="0.036584">
            <text:p>3,66E-002</text:p>
          </table:table-cell>
          <table:table-cell table:formula="of:=60/[.I140]" office:value-type="float" office:value="1640.06122895255">
            <text:p>1640,06</text:p>
          </table:table-cell>
          <table:table-cell table:formula="of:=ABS([.J140]-[.B140])/[.B140]*100" office:value-type="float" office:value="0.00373347271632366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40]+[.$B$5]" office:value-type="float" office:value="1650">
            <text:p>1650</text:p>
          </table:table-cell>
          <table:table-cell table:formula="of:=[.B141]/60" office:value-type="float" office:value="27.5">
            <text:p>27,5</text:p>
          </table:table-cell>
          <table:table-cell table:formula="of:=1/[.C141]" office:value-type="float" office:value="0.0363636363636364">
            <text:p>3,64E-002</text:p>
          </table:table-cell>
          <table:table-cell table:formula="of:=[.D141]" office:value-type="float" office:value="0.0363636363636364">
            <text:p>3,64E-002</text:p>
          </table:table-cell>
          <table:table-cell table:formula="of:=2*[.D141]" office:value-type="float" office:value="0.0727272727272727">
            <text:p>7,27E-002</text:p>
          </table:table-cell>
          <table:table-cell/>
          <table:table-cell table:formula="of:=INT([.E141]/['rpm (16 bits - PIC16F877)'.$C$16])" office:value-type="float" office:value="4545">
            <text:p>4545</text:p>
          </table:table-cell>
          <table:table-cell table:formula="of:=[.H141]*['rpm (16 bits - PIC16F877)'.$C$16]" office:value-type="float" office:value="0.03636">
            <text:p>3,64E-002</text:p>
          </table:table-cell>
          <table:table-cell table:formula="of:=60/[.I141]" office:value-type="float" office:value="1650.16501650165">
            <text:p>1650,17</text:p>
          </table:table-cell>
          <table:table-cell table:formula="of:=ABS([.J141]-[.B141])/[.B141]*100" office:value-type="float" office:value="0.0100010001000225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41]+[.$B$5]" office:value-type="float" office:value="1660">
            <text:p>1660</text:p>
          </table:table-cell>
          <table:table-cell table:formula="of:=[.B142]/60" office:value-type="float" office:value="27.6666666666667">
            <text:p>27,67</text:p>
          </table:table-cell>
          <table:table-cell table:formula="of:=1/[.C142]" office:value-type="float" office:value="0.036144578313253">
            <text:p>3,61E-002</text:p>
          </table:table-cell>
          <table:table-cell table:formula="of:=[.D142]" office:value-type="float" office:value="0.036144578313253">
            <text:p>3,61E-002</text:p>
          </table:table-cell>
          <table:table-cell table:formula="of:=2*[.D142]" office:value-type="float" office:value="0.072289156626506">
            <text:p>7,23E-002</text:p>
          </table:table-cell>
          <table:table-cell/>
          <table:table-cell table:formula="of:=INT([.E142]/['rpm (16 bits - PIC16F877)'.$C$16])" office:value-type="float" office:value="4518">
            <text:p>4518</text:p>
          </table:table-cell>
          <table:table-cell table:formula="of:=[.H142]*['rpm (16 bits - PIC16F877)'.$C$16]" office:value-type="float" office:value="0.036144">
            <text:p>3,61E-002</text:p>
          </table:table-cell>
          <table:table-cell table:formula="of:=60/[.I142]" office:value-type="float" office:value="1660.02656042497">
            <text:p>1660,03</text:p>
          </table:table-cell>
          <table:table-cell table:formula="of:=ABS([.J142]-[.B142])/[.B142]*100" office:value-type="float" office:value="0.0016000256004278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42]+[.$B$5]" office:value-type="float" office:value="1670">
            <text:p>1670</text:p>
          </table:table-cell>
          <table:table-cell table:formula="of:=[.B143]/60" office:value-type="float" office:value="27.8333333333333">
            <text:p>27,83</text:p>
          </table:table-cell>
          <table:table-cell table:formula="of:=1/[.C143]" office:value-type="float" office:value="0.0359281437125748">
            <text:p>3,59E-002</text:p>
          </table:table-cell>
          <table:table-cell table:formula="of:=[.D143]" office:value-type="float" office:value="0.0359281437125748">
            <text:p>3,59E-002</text:p>
          </table:table-cell>
          <table:table-cell table:formula="of:=2*[.D143]" office:value-type="float" office:value="0.0718562874251497">
            <text:p>7,19E-002</text:p>
          </table:table-cell>
          <table:table-cell/>
          <table:table-cell table:formula="of:=INT([.E143]/['rpm (16 bits - PIC16F877)'.$C$16])" office:value-type="float" office:value="4491">
            <text:p>4491</text:p>
          </table:table-cell>
          <table:table-cell table:formula="of:=[.H143]*['rpm (16 bits - PIC16F877)'.$C$16]" office:value-type="float" office:value="0.035928">
            <text:p>3,59E-002</text:p>
          </table:table-cell>
          <table:table-cell table:formula="of:=60/[.I143]" office:value-type="float" office:value="1670.00668002672">
            <text:p>1670,01</text:p>
          </table:table-cell>
          <table:table-cell table:formula="of:=ABS([.J143]-[.B143])/[.B143]*100" office:value-type="float" office:value="0.000400001600000306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43]+[.$B$5]" office:value-type="float" office:value="1680">
            <text:p>1680</text:p>
          </table:table-cell>
          <table:table-cell table:formula="of:=[.B144]/60" office:value-type="float" office:value="28">
            <text:p>28</text:p>
          </table:table-cell>
          <table:table-cell table:formula="of:=1/[.C144]" office:value-type="float" office:value="0.0357142857142857">
            <text:p>3,57E-002</text:p>
          </table:table-cell>
          <table:table-cell table:formula="of:=[.D144]" office:value-type="float" office:value="0.0357142857142857">
            <text:p>3,57E-002</text:p>
          </table:table-cell>
          <table:table-cell table:formula="of:=2*[.D144]" office:value-type="float" office:value="0.0714285714285714">
            <text:p>7,14E-002</text:p>
          </table:table-cell>
          <table:table-cell/>
          <table:table-cell table:formula="of:=INT([.E144]/['rpm (16 bits - PIC16F877)'.$C$16])" office:value-type="float" office:value="4464">
            <text:p>4464</text:p>
          </table:table-cell>
          <table:table-cell table:formula="of:=[.H144]*['rpm (16 bits - PIC16F877)'.$C$16]" office:value-type="float" office:value="0.035712">
            <text:p>3,57E-002</text:p>
          </table:table-cell>
          <table:table-cell table:formula="of:=60/[.I144]" office:value-type="float" office:value="1680.10752688172">
            <text:p>1680,11</text:p>
          </table:table-cell>
          <table:table-cell table:formula="of:=ABS([.J144]-[.B144])/[.B144]*100" office:value-type="float" office:value="0.0064004096262102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44]+[.$B$5]" office:value-type="float" office:value="1690">
            <text:p>1690</text:p>
          </table:table-cell>
          <table:table-cell table:formula="of:=[.B145]/60" office:value-type="float" office:value="28.1666666666667">
            <text:p>28,17</text:p>
          </table:table-cell>
          <table:table-cell table:formula="of:=1/[.C145]" office:value-type="float" office:value="0.0355029585798817">
            <text:p>3,55E-002</text:p>
          </table:table-cell>
          <table:table-cell table:formula="of:=[.D145]" office:value-type="float" office:value="0.0355029585798817">
            <text:p>3,55E-002</text:p>
          </table:table-cell>
          <table:table-cell table:formula="of:=2*[.D145]" office:value-type="float" office:value="0.0710059171597633">
            <text:p>7,10E-002</text:p>
          </table:table-cell>
          <table:table-cell/>
          <table:table-cell table:formula="of:=INT([.E145]/['rpm (16 bits - PIC16F877)'.$C$16])" office:value-type="float" office:value="4437">
            <text:p>4437</text:p>
          </table:table-cell>
          <table:table-cell table:formula="of:=[.H145]*['rpm (16 bits - PIC16F877)'.$C$16]" office:value-type="float" office:value="0.035496">
            <text:p>3,55E-002</text:p>
          </table:table-cell>
          <table:table-cell table:formula="of:=60/[.I145]" office:value-type="float" office:value="1690.33130493577">
            <text:p>1690,33</text:p>
          </table:table-cell>
          <table:table-cell table:formula="of:=ABS([.J145]-[.B145])/[.B145]*100" office:value-type="float" office:value="0.0196038423530959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145]+[.$B$5]" office:value-type="float" office:value="1700">
            <text:p>1700</text:p>
          </table:table-cell>
          <table:table-cell table:formula="of:=[.B146]/60" office:value-type="float" office:value="28.3333333333333">
            <text:p>28,33</text:p>
          </table:table-cell>
          <table:table-cell table:formula="of:=1/[.C146]" office:value-type="float" office:value="0.0352941176470588">
            <text:p>3,53E-002</text:p>
          </table:table-cell>
          <table:table-cell table:formula="of:=[.D146]" office:value-type="float" office:value="0.0352941176470588">
            <text:p>3,53E-002</text:p>
          </table:table-cell>
          <table:table-cell table:formula="of:=2*[.D146]" office:value-type="float" office:value="0.0705882352941176">
            <text:p>7,06E-002</text:p>
          </table:table-cell>
          <table:table-cell/>
          <table:table-cell table:formula="of:=INT([.E146]/['rpm (16 bits - PIC16F877)'.$C$16])" office:value-type="float" office:value="4411">
            <text:p>4411</text:p>
          </table:table-cell>
          <table:table-cell table:formula="of:=[.H146]*['rpm (16 bits - PIC16F877)'.$C$16]" office:value-type="float" office:value="0.035288">
            <text:p>3,53E-002</text:p>
          </table:table-cell>
          <table:table-cell table:formula="of:=60/[.I146]" office:value-type="float" office:value="1700.29471775108">
            <text:p>1700,29</text:p>
          </table:table-cell>
          <table:table-cell table:formula="of:=ABS([.J146]-[.B146])/[.B146]*100" office:value-type="float" office:value="0.0173363382986388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146]+[.$B$5]" office:value-type="float" office:value="1710">
            <text:p>1710</text:p>
          </table:table-cell>
          <table:table-cell table:formula="of:=[.B147]/60" office:value-type="float" office:value="28.5">
            <text:p>28,5</text:p>
          </table:table-cell>
          <table:table-cell table:formula="of:=1/[.C147]" office:value-type="float" office:value="0.0350877192982456">
            <text:p>3,51E-002</text:p>
          </table:table-cell>
          <table:table-cell table:formula="of:=[.D147]" office:value-type="float" office:value="0.0350877192982456">
            <text:p>3,51E-002</text:p>
          </table:table-cell>
          <table:table-cell table:formula="of:=2*[.D147]" office:value-type="float" office:value="0.0701754385964912">
            <text:p>7,02E-002</text:p>
          </table:table-cell>
          <table:table-cell/>
          <table:table-cell table:formula="of:=INT([.E147]/['rpm (16 bits - PIC16F877)'.$C$16])" office:value-type="float" office:value="4385">
            <text:p>4385</text:p>
          </table:table-cell>
          <table:table-cell table:formula="of:=[.H147]*['rpm (16 bits - PIC16F877)'.$C$16]" office:value-type="float" office:value="0.03508">
            <text:p>3,51E-002</text:p>
          </table:table-cell>
          <table:table-cell table:formula="of:=60/[.I147]" office:value-type="float" office:value="1710.37628278221">
            <text:p>1710,38</text:p>
          </table:table-cell>
          <table:table-cell table:formula="of:=ABS([.J147]-[.B147])/[.B147]*100" office:value-type="float" office:value="0.0220048410650293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147]+[.$B$5]" office:value-type="float" office:value="1720">
            <text:p>1720</text:p>
          </table:table-cell>
          <table:table-cell table:formula="of:=[.B148]/60" office:value-type="float" office:value="28.6666666666667">
            <text:p>28,67</text:p>
          </table:table-cell>
          <table:table-cell table:formula="of:=1/[.C148]" office:value-type="float" office:value="0.0348837209302326">
            <text:p>3,49E-002</text:p>
          </table:table-cell>
          <table:table-cell table:formula="of:=[.D148]" office:value-type="float" office:value="0.0348837209302326">
            <text:p>3,49E-002</text:p>
          </table:table-cell>
          <table:table-cell table:formula="of:=2*[.D148]" office:value-type="float" office:value="0.0697674418604651">
            <text:p>6,98E-002</text:p>
          </table:table-cell>
          <table:table-cell/>
          <table:table-cell table:formula="of:=INT([.E148]/['rpm (16 bits - PIC16F877)'.$C$16])" office:value-type="float" office:value="4360">
            <text:p>4360</text:p>
          </table:table-cell>
          <table:table-cell table:formula="of:=[.H148]*['rpm (16 bits - PIC16F877)'.$C$16]" office:value-type="float" office:value="0.03488">
            <text:p>3,49E-002</text:p>
          </table:table-cell>
          <table:table-cell table:formula="of:=60/[.I148]" office:value-type="float" office:value="1720.18348623853">
            <text:p>1720,18</text:p>
          </table:table-cell>
          <table:table-cell table:formula="of:=ABS([.J148]-[.B148])/[.B148]*100" office:value-type="float" office:value="0.0106678045658105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48]+[.$B$5]" office:value-type="float" office:value="1730">
            <text:p>1730</text:p>
          </table:table-cell>
          <table:table-cell table:formula="of:=[.B149]/60" office:value-type="float" office:value="28.8333333333333">
            <text:p>28,83</text:p>
          </table:table-cell>
          <table:table-cell table:formula="of:=1/[.C149]" office:value-type="float" office:value="0.0346820809248555">
            <text:p>3,47E-002</text:p>
          </table:table-cell>
          <table:table-cell table:formula="of:=[.D149]" office:value-type="float" office:value="0.0346820809248555">
            <text:p>3,47E-002</text:p>
          </table:table-cell>
          <table:table-cell table:formula="of:=2*[.D149]" office:value-type="float" office:value="0.069364161849711">
            <text:p>6,94E-002</text:p>
          </table:table-cell>
          <table:table-cell/>
          <table:table-cell table:formula="of:=INT([.E149]/['rpm (16 bits - PIC16F877)'.$C$16])" office:value-type="float" office:value="4335">
            <text:p>4335</text:p>
          </table:table-cell>
          <table:table-cell table:formula="of:=[.H149]*['rpm (16 bits - PIC16F877)'.$C$16]" office:value-type="float" office:value="0.03468">
            <text:p>3,47E-002</text:p>
          </table:table-cell>
          <table:table-cell table:formula="of:=60/[.I149]" office:value-type="float" office:value="1730.10380622837">
            <text:p>1730,1</text:p>
          </table:table-cell>
          <table:table-cell table:formula="of:=ABS([.J149]-[.B149])/[.B149]*100" office:value-type="float" office:value="0.00600036002161671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49]+[.$B$5]" office:value-type="float" office:value="1740">
            <text:p>1740</text:p>
          </table:table-cell>
          <table:table-cell table:formula="of:=[.B150]/60" office:value-type="float" office:value="29">
            <text:p>29</text:p>
          </table:table-cell>
          <table:table-cell table:formula="of:=1/[.C150]" office:value-type="float" office:value="0.0344827586206897">
            <text:p>3,45E-002</text:p>
          </table:table-cell>
          <table:table-cell table:formula="of:=[.D150]" office:value-type="float" office:value="0.0344827586206897">
            <text:p>3,45E-002</text:p>
          </table:table-cell>
          <table:table-cell table:formula="of:=2*[.D150]" office:value-type="float" office:value="0.0689655172413793">
            <text:p>6,90E-002</text:p>
          </table:table-cell>
          <table:table-cell/>
          <table:table-cell table:formula="of:=INT([.E150]/['rpm (16 bits - PIC16F877)'.$C$16])" office:value-type="float" office:value="4310">
            <text:p>4310</text:p>
          </table:table-cell>
          <table:table-cell table:formula="of:=[.H150]*['rpm (16 bits - PIC16F877)'.$C$16]" office:value-type="float" office:value="0.03448">
            <text:p>3,45E-002</text:p>
          </table:table-cell>
          <table:table-cell table:formula="of:=60/[.I150]" office:value-type="float" office:value="1740.13921113689">
            <text:p>1740,14</text:p>
          </table:table-cell>
          <table:table-cell table:formula="of:=ABS([.J150]-[.B150])/[.B150]*100" office:value-type="float" office:value="0.0080006400512162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50]+[.$B$5]" office:value-type="float" office:value="1750">
            <text:p>1750</text:p>
          </table:table-cell>
          <table:table-cell table:formula="of:=[.B151]/60" office:value-type="float" office:value="29.1666666666667">
            <text:p>29,17</text:p>
          </table:table-cell>
          <table:table-cell table:formula="of:=1/[.C151]" office:value-type="float" office:value="0.0342857142857143">
            <text:p>3,43E-002</text:p>
          </table:table-cell>
          <table:table-cell table:formula="of:=[.D151]" office:value-type="float" office:value="0.0342857142857143">
            <text:p>3,43E-002</text:p>
          </table:table-cell>
          <table:table-cell table:formula="of:=2*[.D151]" office:value-type="float" office:value="0.0685714285714286">
            <text:p>6,86E-002</text:p>
          </table:table-cell>
          <table:table-cell/>
          <table:table-cell table:formula="of:=INT([.E151]/['rpm (16 bits - PIC16F877)'.$C$16])" office:value-type="float" office:value="4285">
            <text:p>4285</text:p>
          </table:table-cell>
          <table:table-cell table:formula="of:=[.H151]*['rpm (16 bits - PIC16F877)'.$C$16]" office:value-type="float" office:value="0.03428">
            <text:p>3,43E-002</text:p>
          </table:table-cell>
          <table:table-cell table:formula="of:=60/[.I151]" office:value-type="float" office:value="1750.29171528588">
            <text:p>1750,29</text:p>
          </table:table-cell>
          <table:table-cell table:formula="of:=ABS([.J151]-[.B151])/[.B151]*100" office:value-type="float" office:value="0.0166694449074904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151]+[.$B$5]" office:value-type="float" office:value="1760">
            <text:p>1760</text:p>
          </table:table-cell>
          <table:table-cell table:formula="of:=[.B152]/60" office:value-type="float" office:value="29.3333333333333">
            <text:p>29,33</text:p>
          </table:table-cell>
          <table:table-cell table:formula="of:=1/[.C152]" office:value-type="float" office:value="0.0340909090909091">
            <text:p>3,41E-002</text:p>
          </table:table-cell>
          <table:table-cell table:formula="of:=[.D152]" office:value-type="float" office:value="0.0340909090909091">
            <text:p>3,41E-002</text:p>
          </table:table-cell>
          <table:table-cell table:formula="of:=2*[.D152]" office:value-type="float" office:value="0.0681818181818182">
            <text:p>6,82E-002</text:p>
          </table:table-cell>
          <table:table-cell/>
          <table:table-cell table:formula="of:=INT([.E152]/['rpm (16 bits - PIC16F877)'.$C$16])" office:value-type="float" office:value="4261">
            <text:p>4261</text:p>
          </table:table-cell>
          <table:table-cell table:formula="of:=[.H152]*['rpm (16 bits - PIC16F877)'.$C$16]" office:value-type="float" office:value="0.034088">
            <text:p>3,41E-002</text:p>
          </table:table-cell>
          <table:table-cell table:formula="of:=60/[.I152]" office:value-type="float" office:value="1760.15019948369">
            <text:p>1760,15</text:p>
          </table:table-cell>
          <table:table-cell table:formula="of:=ABS([.J152]-[.B152])/[.B152]*100" office:value-type="float" office:value="0.00853406157325118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52]+[.$B$5]" office:value-type="float" office:value="1770">
            <text:p>1770</text:p>
          </table:table-cell>
          <table:table-cell table:formula="of:=[.B153]/60" office:value-type="float" office:value="29.5">
            <text:p>29,5</text:p>
          </table:table-cell>
          <table:table-cell table:formula="of:=1/[.C153]" office:value-type="float" office:value="0.0338983050847458">
            <text:p>3,39E-002</text:p>
          </table:table-cell>
          <table:table-cell table:formula="of:=[.D153]" office:value-type="float" office:value="0.0338983050847458">
            <text:p>3,39E-002</text:p>
          </table:table-cell>
          <table:table-cell table:formula="of:=2*[.D153]" office:value-type="float" office:value="0.0677966101694915">
            <text:p>6,78E-002</text:p>
          </table:table-cell>
          <table:table-cell/>
          <table:table-cell table:formula="of:=INT([.E153]/['rpm (16 bits - PIC16F877)'.$C$16])" office:value-type="float" office:value="4237">
            <text:p>4237</text:p>
          </table:table-cell>
          <table:table-cell table:formula="of:=[.H153]*['rpm (16 bits - PIC16F877)'.$C$16]" office:value-type="float" office:value="0.033896">
            <text:p>3,39E-002</text:p>
          </table:table-cell>
          <table:table-cell table:formula="of:=60/[.I153]" office:value-type="float" office:value="1770.12036818504">
            <text:p>1770,12</text:p>
          </table:table-cell>
          <table:table-cell table:formula="of:=ABS([.J153]-[.B153])/[.B153]*100" office:value-type="float" office:value="0.00680046243145738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53]+[.$B$5]" office:value-type="float" office:value="1780">
            <text:p>1780</text:p>
          </table:table-cell>
          <table:table-cell table:formula="of:=[.B154]/60" office:value-type="float" office:value="29.6666666666667">
            <text:p>29,67</text:p>
          </table:table-cell>
          <table:table-cell table:formula="of:=1/[.C154]" office:value-type="float" office:value="0.0337078651685393">
            <text:p>3,37E-002</text:p>
          </table:table-cell>
          <table:table-cell table:formula="of:=[.D154]" office:value-type="float" office:value="0.0337078651685393">
            <text:p>3,37E-002</text:p>
          </table:table-cell>
          <table:table-cell table:formula="of:=2*[.D154]" office:value-type="float" office:value="0.0674157303370787">
            <text:p>6,74E-002</text:p>
          </table:table-cell>
          <table:table-cell/>
          <table:table-cell table:formula="of:=INT([.E154]/['rpm (16 bits - PIC16F877)'.$C$16])" office:value-type="float" office:value="4213">
            <text:p>4213</text:p>
          </table:table-cell>
          <table:table-cell table:formula="of:=[.H154]*['rpm (16 bits - PIC16F877)'.$C$16]" office:value-type="float" office:value="0.033704">
            <text:p>3,37E-002</text:p>
          </table:table-cell>
          <table:table-cell table:formula="of:=60/[.I154]" office:value-type="float" office:value="1780.20413007358">
            <text:p>1780,2</text:p>
          </table:table-cell>
          <table:table-cell table:formula="of:=ABS([.J154]-[.B154])/[.B154]*100" office:value-type="float" office:value="0.0114679816619009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54]+[.$B$5]" office:value-type="float" office:value="1790">
            <text:p>1790</text:p>
          </table:table-cell>
          <table:table-cell table:formula="of:=[.B155]/60" office:value-type="float" office:value="29.8333333333333">
            <text:p>29,83</text:p>
          </table:table-cell>
          <table:table-cell table:formula="of:=1/[.C155]" office:value-type="float" office:value="0.0335195530726257">
            <text:p>3,35E-002</text:p>
          </table:table-cell>
          <table:table-cell table:formula="of:=[.D155]" office:value-type="float" office:value="0.0335195530726257">
            <text:p>3,35E-002</text:p>
          </table:table-cell>
          <table:table-cell table:formula="of:=2*[.D155]" office:value-type="float" office:value="0.0670391061452514">
            <text:p>6,70E-002</text:p>
          </table:table-cell>
          <table:table-cell/>
          <table:table-cell table:formula="of:=INT([.E155]/['rpm (16 bits - PIC16F877)'.$C$16])" office:value-type="float" office:value="4189">
            <text:p>4189</text:p>
          </table:table-cell>
          <table:table-cell table:formula="of:=[.H155]*['rpm (16 bits - PIC16F877)'.$C$16]" office:value-type="float" office:value="0.033512">
            <text:p>3,35E-002</text:p>
          </table:table-cell>
          <table:table-cell table:formula="of:=60/[.I155]" office:value-type="float" office:value="1790.4034375746">
            <text:p>1790,4</text:p>
          </table:table-cell>
          <table:table-cell table:formula="of:=ABS([.J155]-[.B155])/[.B155]*100" office:value-type="float" office:value="0.0225384119888295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155]+[.$B$5]" office:value-type="float" office:value="1800">
            <text:p>1800</text:p>
          </table:table-cell>
          <table:table-cell table:formula="of:=[.B156]/60" office:value-type="float" office:value="30">
            <text:p>30</text:p>
          </table:table-cell>
          <table:table-cell table:formula="of:=1/[.C156]" office:value-type="float" office:value="0.0333333333333333">
            <text:p>3,33E-002</text:p>
          </table:table-cell>
          <table:table-cell table:formula="of:=[.D156]" office:value-type="float" office:value="0.0333333333333333">
            <text:p>3,33E-002</text:p>
          </table:table-cell>
          <table:table-cell table:formula="of:=2*[.D156]" office:value-type="float" office:value="0.0666666666666667">
            <text:p>6,67E-002</text:p>
          </table:table-cell>
          <table:table-cell/>
          <table:table-cell table:formula="of:=INT([.E156]/['rpm (16 bits - PIC16F877)'.$C$16])" office:value-type="float" office:value="4166">
            <text:p>4166</text:p>
          </table:table-cell>
          <table:table-cell table:formula="of:=[.H156]*['rpm (16 bits - PIC16F877)'.$C$16]" office:value-type="float" office:value="0.033328">
            <text:p>3,33E-002</text:p>
          </table:table-cell>
          <table:table-cell table:formula="of:=60/[.I156]" office:value-type="float" office:value="1800.28804608737">
            <text:p>1800,29</text:p>
          </table:table-cell>
          <table:table-cell table:formula="of:=ABS([.J156]-[.B156])/[.B156]*100" office:value-type="float" office:value="0.0160025604096745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156]+[.$B$5]" office:value-type="float" office:value="1810">
            <text:p>1810</text:p>
          </table:table-cell>
          <table:table-cell table:formula="of:=[.B157]/60" office:value-type="float" office:value="30.1666666666667">
            <text:p>30,17</text:p>
          </table:table-cell>
          <table:table-cell table:formula="of:=1/[.C157]" office:value-type="float" office:value="0.0331491712707182">
            <text:p>3,31E-002</text:p>
          </table:table-cell>
          <table:table-cell table:formula="of:=[.D157]" office:value-type="float" office:value="0.0331491712707182">
            <text:p>3,31E-002</text:p>
          </table:table-cell>
          <table:table-cell table:formula="of:=2*[.D157]" office:value-type="float" office:value="0.0662983425414365">
            <text:p>6,63E-002</text:p>
          </table:table-cell>
          <table:table-cell/>
          <table:table-cell table:formula="of:=INT([.E157]/['rpm (16 bits - PIC16F877)'.$C$16])" office:value-type="float" office:value="4143">
            <text:p>4143</text:p>
          </table:table-cell>
          <table:table-cell table:formula="of:=[.H157]*['rpm (16 bits - PIC16F877)'.$C$16]" office:value-type="float" office:value="0.033144">
            <text:p>3,31E-002</text:p>
          </table:table-cell>
          <table:table-cell table:formula="of:=60/[.I157]" office:value-type="float" office:value="1810.28240405503">
            <text:p>1810,28</text:p>
          </table:table-cell>
          <table:table-cell table:formula="of:=ABS([.J157]-[.B157])/[.B157]*100" office:value-type="float" office:value="0.0156024339797048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157]+[.$B$5]" office:value-type="float" office:value="1820">
            <text:p>1820</text:p>
          </table:table-cell>
          <table:table-cell table:formula="of:=[.B158]/60" office:value-type="float" office:value="30.3333333333333">
            <text:p>30,33</text:p>
          </table:table-cell>
          <table:table-cell table:formula="of:=1/[.C158]" office:value-type="float" office:value="0.032967032967033">
            <text:p>3,30E-002</text:p>
          </table:table-cell>
          <table:table-cell table:formula="of:=[.D158]" office:value-type="float" office:value="0.032967032967033">
            <text:p>3,30E-002</text:p>
          </table:table-cell>
          <table:table-cell table:formula="of:=2*[.D158]" office:value-type="float" office:value="0.0659340659340659">
            <text:p>6,59E-002</text:p>
          </table:table-cell>
          <table:table-cell/>
          <table:table-cell table:formula="of:=INT([.E158]/['rpm (16 bits - PIC16F877)'.$C$16])" office:value-type="float" office:value="4120">
            <text:p>4120</text:p>
          </table:table-cell>
          <table:table-cell table:formula="of:=[.H158]*['rpm (16 bits - PIC16F877)'.$C$16]" office:value-type="float" office:value="0.03296">
            <text:p>3,30E-002</text:p>
          </table:table-cell>
          <table:table-cell table:formula="of:=60/[.I158]" office:value-type="float" office:value="1820.38834951456">
            <text:p>1820,39</text:p>
          </table:table-cell>
          <table:table-cell table:formula="of:=ABS([.J158]-[.B158])/[.B158]*100" office:value-type="float" office:value="0.0213378854155653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158]+[.$B$5]" office:value-type="float" office:value="1830">
            <text:p>1830</text:p>
          </table:table-cell>
          <table:table-cell table:formula="of:=[.B159]/60" office:value-type="float" office:value="30.5">
            <text:p>30,5</text:p>
          </table:table-cell>
          <table:table-cell table:formula="of:=1/[.C159]" office:value-type="float" office:value="0.0327868852459016">
            <text:p>3,28E-002</text:p>
          </table:table-cell>
          <table:table-cell table:formula="of:=[.D159]" office:value-type="float" office:value="0.0327868852459016">
            <text:p>3,28E-002</text:p>
          </table:table-cell>
          <table:table-cell table:formula="of:=2*[.D159]" office:value-type="float" office:value="0.0655737704918033">
            <text:p>6,56E-002</text:p>
          </table:table-cell>
          <table:table-cell/>
          <table:table-cell table:formula="of:=INT([.E159]/['rpm (16 bits - PIC16F877)'.$C$16])" office:value-type="float" office:value="4098">
            <text:p>4098</text:p>
          </table:table-cell>
          <table:table-cell table:formula="of:=[.H159]*['rpm (16 bits - PIC16F877)'.$C$16]" office:value-type="float" office:value="0.032784">
            <text:p>3,28E-002</text:p>
          </table:table-cell>
          <table:table-cell table:formula="of:=60/[.I159]" office:value-type="float" office:value="1830.16105417277">
            <text:p>1830,16</text:p>
          </table:table-cell>
          <table:table-cell table:formula="of:=ABS([.J159]-[.B159])/[.B159]*100" office:value-type="float" office:value="0.00880077446814648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59]+[.$B$5]" office:value-type="float" office:value="1840">
            <text:p>1840</text:p>
          </table:table-cell>
          <table:table-cell table:formula="of:=[.B160]/60" office:value-type="float" office:value="30.6666666666667">
            <text:p>30,67</text:p>
          </table:table-cell>
          <table:table-cell table:formula="of:=1/[.C160]" office:value-type="float" office:value="0.0326086956521739">
            <text:p>3,26E-002</text:p>
          </table:table-cell>
          <table:table-cell table:formula="of:=[.D160]" office:value-type="float" office:value="0.0326086956521739">
            <text:p>3,26E-002</text:p>
          </table:table-cell>
          <table:table-cell table:formula="of:=2*[.D160]" office:value-type="float" office:value="0.0652173913043478">
            <text:p>6,52E-002</text:p>
          </table:table-cell>
          <table:table-cell/>
          <table:table-cell table:formula="of:=INT([.E160]/['rpm (16 bits - PIC16F877)'.$C$16])" office:value-type="float" office:value="4076">
            <text:p>4076</text:p>
          </table:table-cell>
          <table:table-cell table:formula="of:=[.H160]*['rpm (16 bits - PIC16F877)'.$C$16]" office:value-type="float" office:value="0.032608">
            <text:p>3,26E-002</text:p>
          </table:table-cell>
          <table:table-cell table:formula="of:=60/[.I160]" office:value-type="float" office:value="1840.03925417076">
            <text:p>1840,04</text:p>
          </table:table-cell>
          <table:table-cell table:formula="of:=ABS([.J160]-[.B160])/[.B160]*100" office:value-type="float" office:value="0.00213337884542605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60]+[.$B$5]" office:value-type="float" office:value="1850">
            <text:p>1850</text:p>
          </table:table-cell>
          <table:table-cell table:formula="of:=[.B161]/60" office:value-type="float" office:value="30.8333333333333">
            <text:p>30,83</text:p>
          </table:table-cell>
          <table:table-cell table:formula="of:=1/[.C161]" office:value-type="float" office:value="0.0324324324324324">
            <text:p>3,24E-002</text:p>
          </table:table-cell>
          <table:table-cell table:formula="of:=[.D161]" office:value-type="float" office:value="0.0324324324324324">
            <text:p>3,24E-002</text:p>
          </table:table-cell>
          <table:table-cell table:formula="of:=2*[.D161]" office:value-type="float" office:value="0.0648648648648649">
            <text:p>6,49E-002</text:p>
          </table:table-cell>
          <table:table-cell/>
          <table:table-cell table:formula="of:=INT([.E161]/['rpm (16 bits - PIC16F877)'.$C$16])" office:value-type="float" office:value="4054">
            <text:p>4054</text:p>
          </table:table-cell>
          <table:table-cell table:formula="of:=[.H161]*['rpm (16 bits - PIC16F877)'.$C$16]" office:value-type="float" office:value="0.032432">
            <text:p>3,24E-002</text:p>
          </table:table-cell>
          <table:table-cell table:formula="of:=60/[.I161]" office:value-type="float" office:value="1850.02466699556">
            <text:p>1850,02</text:p>
          </table:table-cell>
          <table:table-cell table:formula="of:=ABS([.J161]-[.B161])/[.B161]*100" office:value-type="float" office:value="0.00133335111136271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61]+[.$B$5]" office:value-type="float" office:value="1860">
            <text:p>1860</text:p>
          </table:table-cell>
          <table:table-cell table:formula="of:=[.B162]/60" office:value-type="float" office:value="31">
            <text:p>31</text:p>
          </table:table-cell>
          <table:table-cell table:formula="of:=1/[.C162]" office:value-type="float" office:value="0.032258064516129">
            <text:p>3,23E-002</text:p>
          </table:table-cell>
          <table:table-cell table:formula="of:=[.D162]" office:value-type="float" office:value="0.032258064516129">
            <text:p>3,23E-002</text:p>
          </table:table-cell>
          <table:table-cell table:formula="of:=2*[.D162]" office:value-type="float" office:value="0.0645161290322581">
            <text:p>6,45E-002</text:p>
          </table:table-cell>
          <table:table-cell/>
          <table:table-cell table:formula="of:=INT([.E162]/['rpm (16 bits - PIC16F877)'.$C$16])" office:value-type="float" office:value="4032">
            <text:p>4032</text:p>
          </table:table-cell>
          <table:table-cell table:formula="of:=[.H162]*['rpm (16 bits - PIC16F877)'.$C$16]" office:value-type="float" office:value="0.032256">
            <text:p>3,23E-002</text:p>
          </table:table-cell>
          <table:table-cell table:formula="of:=60/[.I162]" office:value-type="float" office:value="1860.11904761905">
            <text:p>1860,12</text:p>
          </table:table-cell>
          <table:table-cell table:formula="of:=ABS([.J162]-[.B162])/[.B162]*100" office:value-type="float" office:value="0.00640040962622073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62]+[.$B$5]" office:value-type="float" office:value="1870">
            <text:p>1870</text:p>
          </table:table-cell>
          <table:table-cell table:formula="of:=[.B163]/60" office:value-type="float" office:value="31.1666666666667">
            <text:p>31,17</text:p>
          </table:table-cell>
          <table:table-cell table:formula="of:=1/[.C163]" office:value-type="float" office:value="0.0320855614973262">
            <text:p>3,21E-002</text:p>
          </table:table-cell>
          <table:table-cell table:formula="of:=[.D163]" office:value-type="float" office:value="0.0320855614973262">
            <text:p>3,21E-002</text:p>
          </table:table-cell>
          <table:table-cell table:formula="of:=2*[.D163]" office:value-type="float" office:value="0.0641711229946524">
            <text:p>6,42E-002</text:p>
          </table:table-cell>
          <table:table-cell/>
          <table:table-cell table:formula="of:=INT([.E163]/['rpm (16 bits - PIC16F877)'.$C$16])" office:value-type="float" office:value="4010">
            <text:p>4010</text:p>
          </table:table-cell>
          <table:table-cell table:formula="of:=[.H163]*['rpm (16 bits - PIC16F877)'.$C$16]" office:value-type="float" office:value="0.03208">
            <text:p>3,21E-002</text:p>
          </table:table-cell>
          <table:table-cell table:formula="of:=60/[.I163]" office:value-type="float" office:value="1870.32418952618">
            <text:p>1870,32</text:p>
          </table:table-cell>
          <table:table-cell table:formula="of:=ABS([.J163]-[.B163])/[.B163]*100" office:value-type="float" office:value="0.0173363382986461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163]+[.$B$5]" office:value-type="float" office:value="1880">
            <text:p>1880</text:p>
          </table:table-cell>
          <table:table-cell table:formula="of:=[.B164]/60" office:value-type="float" office:value="31.3333333333333">
            <text:p>31,33</text:p>
          </table:table-cell>
          <table:table-cell table:formula="of:=1/[.C164]" office:value-type="float" office:value="0.0319148936170213">
            <text:p>3,19E-002</text:p>
          </table:table-cell>
          <table:table-cell table:formula="of:=[.D164]" office:value-type="float" office:value="0.0319148936170213">
            <text:p>3,19E-002</text:p>
          </table:table-cell>
          <table:table-cell table:formula="of:=2*[.D164]" office:value-type="float" office:value="0.0638297872340426">
            <text:p>6,38E-002</text:p>
          </table:table-cell>
          <table:table-cell/>
          <table:table-cell table:formula="of:=INT([.E164]/['rpm (16 bits - PIC16F877)'.$C$16])" office:value-type="float" office:value="3989">
            <text:p>3989</text:p>
          </table:table-cell>
          <table:table-cell table:formula="of:=[.H164]*['rpm (16 bits - PIC16F877)'.$C$16]" office:value-type="float" office:value="0.031912">
            <text:p>3,19E-002</text:p>
          </table:table-cell>
          <table:table-cell table:formula="of:=60/[.I164]" office:value-type="float" office:value="1880.17046878917">
            <text:p>1880,17</text:p>
          </table:table-cell>
          <table:table-cell table:formula="of:=ABS([.J164]-[.B164])/[.B164]*100" office:value-type="float" office:value="0.0090674887856595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64]+[.$B$5]" office:value-type="float" office:value="1890">
            <text:p>1890</text:p>
          </table:table-cell>
          <table:table-cell table:formula="of:=[.B165]/60" office:value-type="float" office:value="31.5">
            <text:p>31,5</text:p>
          </table:table-cell>
          <table:table-cell table:formula="of:=1/[.C165]" office:value-type="float" office:value="0.0317460317460317">
            <text:p>3,17E-002</text:p>
          </table:table-cell>
          <table:table-cell table:formula="of:=[.D165]" office:value-type="float" office:value="0.0317460317460317">
            <text:p>3,17E-002</text:p>
          </table:table-cell>
          <table:table-cell table:formula="of:=2*[.D165]" office:value-type="float" office:value="0.0634920634920635">
            <text:p>6,35E-002</text:p>
          </table:table-cell>
          <table:table-cell/>
          <table:table-cell table:formula="of:=INT([.E165]/['rpm (16 bits - PIC16F877)'.$C$16])" office:value-type="float" office:value="3968">
            <text:p>3968</text:p>
          </table:table-cell>
          <table:table-cell table:formula="of:=[.H165]*['rpm (16 bits - PIC16F877)'.$C$16]" office:value-type="float" office:value="0.031744">
            <text:p>3,17E-002</text:p>
          </table:table-cell>
          <table:table-cell table:formula="of:=60/[.I165]" office:value-type="float" office:value="1890.12096774194">
            <text:p>1890,12</text:p>
          </table:table-cell>
          <table:table-cell table:formula="of:=ABS([.J165]-[.B165])/[.B165]*100" office:value-type="float" office:value="0.0064004096262102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65]+[.$B$5]" office:value-type="float" office:value="1900">
            <text:p>1900</text:p>
          </table:table-cell>
          <table:table-cell table:formula="of:=[.B166]/60" office:value-type="float" office:value="31.6666666666667">
            <text:p>31,67</text:p>
          </table:table-cell>
          <table:table-cell table:formula="of:=1/[.C166]" office:value-type="float" office:value="0.0315789473684211">
            <text:p>3,16E-002</text:p>
          </table:table-cell>
          <table:table-cell table:formula="of:=[.D166]" office:value-type="float" office:value="0.0315789473684211">
            <text:p>3,16E-002</text:p>
          </table:table-cell>
          <table:table-cell table:formula="of:=2*[.D166]" office:value-type="float" office:value="0.0631578947368421">
            <text:p>6,32E-002</text:p>
          </table:table-cell>
          <table:table-cell/>
          <table:table-cell table:formula="of:=INT([.E166]/['rpm (16 bits - PIC16F877)'.$C$16])" office:value-type="float" office:value="3947">
            <text:p>3947</text:p>
          </table:table-cell>
          <table:table-cell table:formula="of:=[.H166]*['rpm (16 bits - PIC16F877)'.$C$16]" office:value-type="float" office:value="0.031576">
            <text:p>3,16E-002</text:p>
          </table:table-cell>
          <table:table-cell table:formula="of:=60/[.I166]" office:value-type="float" office:value="1900.17734988599">
            <text:p>1900,18</text:p>
          </table:table-cell>
          <table:table-cell table:formula="of:=ABS([.J166]-[.B166])/[.B166]*100" office:value-type="float" office:value="0.00933420452575343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66]+[.$B$5]" office:value-type="float" office:value="1910">
            <text:p>1910</text:p>
          </table:table-cell>
          <table:table-cell table:formula="of:=[.B167]/60" office:value-type="float" office:value="31.8333333333333">
            <text:p>31,83</text:p>
          </table:table-cell>
          <table:table-cell table:formula="of:=1/[.C167]" office:value-type="float" office:value="0.031413612565445">
            <text:p>3,14E-002</text:p>
          </table:table-cell>
          <table:table-cell table:formula="of:=[.D167]" office:value-type="float" office:value="0.031413612565445">
            <text:p>3,14E-002</text:p>
          </table:table-cell>
          <table:table-cell table:formula="of:=2*[.D167]" office:value-type="float" office:value="0.0628272251308901">
            <text:p>6,28E-002</text:p>
          </table:table-cell>
          <table:table-cell/>
          <table:table-cell table:formula="of:=INT([.E167]/['rpm (16 bits - PIC16F877)'.$C$16])" office:value-type="float" office:value="3926">
            <text:p>3926</text:p>
          </table:table-cell>
          <table:table-cell table:formula="of:=[.H167]*['rpm (16 bits - PIC16F877)'.$C$16]" office:value-type="float" office:value="0.031408">
            <text:p>3,14E-002</text:p>
          </table:table-cell>
          <table:table-cell table:formula="of:=60/[.I167]" office:value-type="float" office:value="1910.34131431482">
            <text:p>1910,34</text:p>
          </table:table-cell>
          <table:table-cell table:formula="of:=ABS([.J167]-[.B167])/[.B167]*100" office:value-type="float" office:value="0.0178698594148864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167]+[.$B$5]" office:value-type="float" office:value="1920">
            <text:p>1920</text:p>
          </table:table-cell>
          <table:table-cell table:formula="of:=[.B168]/60" office:value-type="float" office:value="32">
            <text:p>32</text:p>
          </table:table-cell>
          <table:table-cell table:formula="of:=1/[.C168]" office:value-type="float" office:value="0.03125">
            <text:p>3,13E-002</text:p>
          </table:table-cell>
          <table:table-cell table:formula="of:=[.D168]" office:value-type="float" office:value="0.03125">
            <text:p>3,13E-002</text:p>
          </table:table-cell>
          <table:table-cell table:formula="of:=2*[.D168]" office:value-type="float" office:value="0.0625">
            <text:p>6,25E-002</text:p>
          </table:table-cell>
          <table:table-cell/>
          <table:table-cell table:formula="of:=INT([.E168]/['rpm (16 bits - PIC16F877)'.$C$16])" office:value-type="float" office:value="3906">
            <text:p>3906</text:p>
          </table:table-cell>
          <table:table-cell table:formula="of:=[.H168]*['rpm (16 bits - PIC16F877)'.$C$16]" office:value-type="float" office:value="0.031248">
            <text:p>3,12E-002</text:p>
          </table:table-cell>
          <table:table-cell table:formula="of:=60/[.I168]" office:value-type="float" office:value="1920.12288786482">
            <text:p>1920,12</text:p>
          </table:table-cell>
          <table:table-cell table:formula="of:=ABS([.J168]-[.B168])/[.B168]*100" office:value-type="float" office:value="0.00640040962622379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68]+[.$B$5]" office:value-type="float" office:value="1930">
            <text:p>1930</text:p>
          </table:table-cell>
          <table:table-cell table:formula="of:=[.B169]/60" office:value-type="float" office:value="32.1666666666667">
            <text:p>32,17</text:p>
          </table:table-cell>
          <table:table-cell table:formula="of:=1/[.C169]" office:value-type="float" office:value="0.0310880829015544">
            <text:p>3,11E-002</text:p>
          </table:table-cell>
          <table:table-cell table:formula="of:=[.D169]" office:value-type="float" office:value="0.0310880829015544">
            <text:p>3,11E-002</text:p>
          </table:table-cell>
          <table:table-cell table:formula="of:=2*[.D169]" office:value-type="float" office:value="0.0621761658031088">
            <text:p>6,22E-002</text:p>
          </table:table-cell>
          <table:table-cell/>
          <table:table-cell table:formula="of:=INT([.E169]/['rpm (16 bits - PIC16F877)'.$C$16])" office:value-type="float" office:value="3886">
            <text:p>3886</text:p>
          </table:table-cell>
          <table:table-cell table:formula="of:=[.H169]*['rpm (16 bits - PIC16F877)'.$C$16]" office:value-type="float" office:value="0.031088">
            <text:p>3,11E-002</text:p>
          </table:table-cell>
          <table:table-cell table:formula="of:=60/[.I169]" office:value-type="float" office:value="1930.00514668039">
            <text:p>1930,01</text:p>
          </table:table-cell>
          <table:table-cell table:formula="of:=ABS([.J169]-[.B169])/[.B169]*100" office:value-type="float" office:value="0.000266667377790812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69]+[.$B$5]" office:value-type="float" office:value="1940">
            <text:p>1940</text:p>
          </table:table-cell>
          <table:table-cell table:formula="of:=[.B170]/60" office:value-type="float" office:value="32.3333333333333">
            <text:p>32,33</text:p>
          </table:table-cell>
          <table:table-cell table:formula="of:=1/[.C170]" office:value-type="float" office:value="0.0309278350515464">
            <text:p>3,09E-002</text:p>
          </table:table-cell>
          <table:table-cell table:formula="of:=[.D170]" office:value-type="float" office:value="0.0309278350515464">
            <text:p>3,09E-002</text:p>
          </table:table-cell>
          <table:table-cell table:formula="of:=2*[.D170]" office:value-type="float" office:value="0.0618556701030928">
            <text:p>6,19E-002</text:p>
          </table:table-cell>
          <table:table-cell/>
          <table:table-cell table:formula="of:=INT([.E170]/['rpm (16 bits - PIC16F877)'.$C$16])" office:value-type="float" office:value="3865">
            <text:p>3865</text:p>
          </table:table-cell>
          <table:table-cell table:formula="of:=[.H170]*['rpm (16 bits - PIC16F877)'.$C$16]" office:value-type="float" office:value="0.03092">
            <text:p>3,09E-002</text:p>
          </table:table-cell>
          <table:table-cell table:formula="of:=60/[.I170]" office:value-type="float" office:value="1940.49159120311">
            <text:p>1940,49</text:p>
          </table:table-cell>
          <table:table-cell table:formula="of:=ABS([.J170]-[.B170])/[.B170]*100" office:value-type="float" office:value="0.0253397527373669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170]+[.$B$5]" office:value-type="float" office:value="1950">
            <text:p>1950</text:p>
          </table:table-cell>
          <table:table-cell table:formula="of:=[.B171]/60" office:value-type="float" office:value="32.5">
            <text:p>32,5</text:p>
          </table:table-cell>
          <table:table-cell table:formula="of:=1/[.C171]" office:value-type="float" office:value="0.0307692307692308">
            <text:p>3,08E-002</text:p>
          </table:table-cell>
          <table:table-cell table:formula="of:=[.D171]" office:value-type="float" office:value="0.0307692307692308">
            <text:p>3,08E-002</text:p>
          </table:table-cell>
          <table:table-cell table:formula="of:=2*[.D171]" office:value-type="float" office:value="0.0615384615384615">
            <text:p>6,15E-002</text:p>
          </table:table-cell>
          <table:table-cell/>
          <table:table-cell table:formula="of:=INT([.E171]/['rpm (16 bits - PIC16F877)'.$C$16])" office:value-type="float" office:value="3846">
            <text:p>3846</text:p>
          </table:table-cell>
          <table:table-cell table:formula="of:=[.H171]*['rpm (16 bits - PIC16F877)'.$C$16]" office:value-type="float" office:value="0.030768">
            <text:p>3,08E-002</text:p>
          </table:table-cell>
          <table:table-cell table:formula="of:=60/[.I171]" office:value-type="float" office:value="1950.07800312012">
            <text:p>1950,08</text:p>
          </table:table-cell>
          <table:table-cell table:formula="of:=ABS([.J171]-[.B171])/[.B171]*100" office:value-type="float" office:value="0.0040001600063988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71]+[.$B$5]" office:value-type="float" office:value="1960">
            <text:p>1960</text:p>
          </table:table-cell>
          <table:table-cell table:formula="of:=[.B172]/60" office:value-type="float" office:value="32.6666666666667">
            <text:p>32,67</text:p>
          </table:table-cell>
          <table:table-cell table:formula="of:=1/[.C172]" office:value-type="float" office:value="0.0306122448979592">
            <text:p>3,06E-002</text:p>
          </table:table-cell>
          <table:table-cell table:formula="of:=[.D172]" office:value-type="float" office:value="0.0306122448979592">
            <text:p>3,06E-002</text:p>
          </table:table-cell>
          <table:table-cell table:formula="of:=2*[.D172]" office:value-type="float" office:value="0.0612244897959184">
            <text:p>6,12E-002</text:p>
          </table:table-cell>
          <table:table-cell/>
          <table:table-cell table:formula="of:=INT([.E172]/['rpm (16 bits - PIC16F877)'.$C$16])" office:value-type="float" office:value="3826">
            <text:p>3826</text:p>
          </table:table-cell>
          <table:table-cell table:formula="of:=[.H172]*['rpm (16 bits - PIC16F877)'.$C$16]" office:value-type="float" office:value="0.030608">
            <text:p>3,06E-002</text:p>
          </table:table-cell>
          <table:table-cell table:formula="of:=60/[.I172]" office:value-type="float" office:value="1960.27182435964">
            <text:p>1960,27</text:p>
          </table:table-cell>
          <table:table-cell table:formula="of:=ABS([.J172]-[.B172])/[.B172]*100" office:value-type="float" office:value="0.013868589777785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72]+[.$B$5]" office:value-type="float" office:value="1970">
            <text:p>1970</text:p>
          </table:table-cell>
          <table:table-cell table:formula="of:=[.B173]/60" office:value-type="float" office:value="32.8333333333333">
            <text:p>32,83</text:p>
          </table:table-cell>
          <table:table-cell table:formula="of:=1/[.C173]" office:value-type="float" office:value="0.0304568527918782">
            <text:p>3,05E-002</text:p>
          </table:table-cell>
          <table:table-cell table:formula="of:=[.D173]" office:value-type="float" office:value="0.0304568527918782">
            <text:p>3,05E-002</text:p>
          </table:table-cell>
          <table:table-cell table:formula="of:=2*[.D173]" office:value-type="float" office:value="0.0609137055837563">
            <text:p>6,09E-002</text:p>
          </table:table-cell>
          <table:table-cell/>
          <table:table-cell table:formula="of:=INT([.E173]/['rpm (16 bits - PIC16F877)'.$C$16])" office:value-type="float" office:value="3807">
            <text:p>3807</text:p>
          </table:table-cell>
          <table:table-cell table:formula="of:=[.H173]*['rpm (16 bits - PIC16F877)'.$C$16]" office:value-type="float" office:value="0.030456">
            <text:p>3,05E-002</text:p>
          </table:table-cell>
          <table:table-cell table:formula="of:=60/[.I173]" office:value-type="float" office:value="1970.05516154452">
            <text:p>1970,06</text:p>
          </table:table-cell>
          <table:table-cell table:formula="of:=ABS([.J173]-[.B173])/[.B173]*100" office:value-type="float" office:value="0.00280007840220019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73]+[.$B$5]" office:value-type="float" office:value="1980">
            <text:p>1980</text:p>
          </table:table-cell>
          <table:table-cell table:formula="of:=[.B174]/60" office:value-type="float" office:value="33">
            <text:p>33</text:p>
          </table:table-cell>
          <table:table-cell table:formula="of:=1/[.C174]" office:value-type="float" office:value="0.0303030303030303">
            <text:p>3,03E-002</text:p>
          </table:table-cell>
          <table:table-cell table:formula="of:=[.D174]" office:value-type="float" office:value="0.0303030303030303">
            <text:p>3,03E-002</text:p>
          </table:table-cell>
          <table:table-cell table:formula="of:=2*[.D174]" office:value-type="float" office:value="0.0606060606060606">
            <text:p>6,06E-002</text:p>
          </table:table-cell>
          <table:table-cell/>
          <table:table-cell table:formula="of:=INT([.E174]/['rpm (16 bits - PIC16F877)'.$C$16])" office:value-type="float" office:value="3787">
            <text:p>3787</text:p>
          </table:table-cell>
          <table:table-cell table:formula="of:=[.H174]*['rpm (16 bits - PIC16F877)'.$C$16]" office:value-type="float" office:value="0.030296">
            <text:p>3,03E-002</text:p>
          </table:table-cell>
          <table:table-cell table:formula="of:=60/[.I174]" office:value-type="float" office:value="1980.45946659625">
            <text:p>1980,46</text:p>
          </table:table-cell>
          <table:table-cell table:formula="of:=ABS([.J174]-[.B174])/[.B174]*100" office:value-type="float" office:value="0.0232053836490112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174]+[.$B$5]" office:value-type="float" office:value="1990">
            <text:p>1990</text:p>
          </table:table-cell>
          <table:table-cell table:formula="of:=[.B175]/60" office:value-type="float" office:value="33.1666666666667">
            <text:p>33,17</text:p>
          </table:table-cell>
          <table:table-cell table:formula="of:=1/[.C175]" office:value-type="float" office:value="0.0301507537688442">
            <text:p>3,02E-002</text:p>
          </table:table-cell>
          <table:table-cell table:formula="of:=[.D175]" office:value-type="float" office:value="0.0301507537688442">
            <text:p>3,02E-002</text:p>
          </table:table-cell>
          <table:table-cell table:formula="of:=2*[.D175]" office:value-type="float" office:value="0.0603015075376884">
            <text:p>6,03E-002</text:p>
          </table:table-cell>
          <table:table-cell/>
          <table:table-cell table:formula="of:=INT([.E175]/['rpm (16 bits - PIC16F877)'.$C$16])" office:value-type="float" office:value="3768">
            <text:p>3768</text:p>
          </table:table-cell>
          <table:table-cell table:formula="of:=[.H175]*['rpm (16 bits - PIC16F877)'.$C$16]" office:value-type="float" office:value="0.030144">
            <text:p>3,01E-002</text:p>
          </table:table-cell>
          <table:table-cell table:formula="of:=60/[.I175]" office:value-type="float" office:value="1990.44585987261">
            <text:p>1990,45</text:p>
          </table:table-cell>
          <table:table-cell table:formula="of:=ABS([.J175]-[.B175])/[.B175]*100" office:value-type="float" office:value="0.0224050187242042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175]+[.$B$5]" office:value-type="float" office:value="2000">
            <text:p>2000</text:p>
          </table:table-cell>
          <table:table-cell table:formula="of:=[.B176]/60" office:value-type="float" office:value="33.3333333333333">
            <text:p>33,33</text:p>
          </table:table-cell>
          <table:table-cell table:formula="of:=1/[.C176]" office:value-type="float" office:value="0.03">
            <text:p>3,00E-002</text:p>
          </table:table-cell>
          <table:table-cell table:formula="of:=[.D176]" office:value-type="float" office:value="0.03">
            <text:p>3,00E-002</text:p>
          </table:table-cell>
          <table:table-cell table:formula="of:=2*[.D176]" office:value-type="float" office:value="0.06">
            <text:p>6,00E-002</text:p>
          </table:table-cell>
          <table:table-cell/>
          <table:table-cell table:formula="of:=INT([.E176]/['rpm (16 bits - PIC16F877)'.$C$16])" office:value-type="float" office:value="3750">
            <text:p>3750</text:p>
          </table:table-cell>
          <table:table-cell table:formula="of:=[.H176]*['rpm (16 bits - PIC16F877)'.$C$16]" office:value-type="float" office:value="0.03">
            <text:p>3,00E-002</text:p>
          </table:table-cell>
          <table:table-cell table:formula="of:=60/[.I176]" office:value-type="float" office:value="2000">
            <text:p>2000</text:p>
          </table:table-cell>
          <table:table-cell table:formula="of:=ABS([.J176]-[.B176])/[.B176]*100"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76]+[.$B$5]" office:value-type="float" office:value="2010">
            <text:p>2010</text:p>
          </table:table-cell>
          <table:table-cell table:formula="of:=[.B177]/60" office:value-type="float" office:value="33.5">
            <text:p>33,5</text:p>
          </table:table-cell>
          <table:table-cell table:formula="of:=1/[.C177]" office:value-type="float" office:value="0.0298507462686567">
            <text:p>2,99E-002</text:p>
          </table:table-cell>
          <table:table-cell table:formula="of:=[.D177]" office:value-type="float" office:value="0.0298507462686567">
            <text:p>2,99E-002</text:p>
          </table:table-cell>
          <table:table-cell table:formula="of:=2*[.D177]" office:value-type="float" office:value="0.0597014925373134">
            <text:p>5,97E-002</text:p>
          </table:table-cell>
          <table:table-cell/>
          <table:table-cell table:formula="of:=INT([.E177]/['rpm (16 bits - PIC16F877)'.$C$16])" office:value-type="float" office:value="3731">
            <text:p>3731</text:p>
          </table:table-cell>
          <table:table-cell table:formula="of:=[.H177]*['rpm (16 bits - PIC16F877)'.$C$16]" office:value-type="float" office:value="0.029848">
            <text:p>2,98E-002</text:p>
          </table:table-cell>
          <table:table-cell table:formula="of:=60/[.I177]" office:value-type="float" office:value="2010.18493701421">
            <text:p>2010,18</text:p>
          </table:table-cell>
          <table:table-cell table:formula="of:=ABS([.J177]-[.B177])/[.B177]*100" office:value-type="float" office:value="0.00920084647788003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77]+[.$B$5]" office:value-type="float" office:value="2020">
            <text:p>2020</text:p>
          </table:table-cell>
          <table:table-cell table:formula="of:=[.B178]/60" office:value-type="float" office:value="33.6666666666667">
            <text:p>33,67</text:p>
          </table:table-cell>
          <table:table-cell table:formula="of:=1/[.C178]" office:value-type="float" office:value="0.0297029702970297">
            <text:p>2,97E-002</text:p>
          </table:table-cell>
          <table:table-cell table:formula="of:=[.D178]" office:value-type="float" office:value="0.0297029702970297">
            <text:p>2,97E-002</text:p>
          </table:table-cell>
          <table:table-cell table:formula="of:=2*[.D178]" office:value-type="float" office:value="0.0594059405940594">
            <text:p>5,94E-002</text:p>
          </table:table-cell>
          <table:table-cell/>
          <table:table-cell table:formula="of:=INT([.E178]/['rpm (16 bits - PIC16F877)'.$C$16])" office:value-type="float" office:value="3712">
            <text:p>3712</text:p>
          </table:table-cell>
          <table:table-cell table:formula="of:=[.H178]*['rpm (16 bits - PIC16F877)'.$C$16]" office:value-type="float" office:value="0.029696">
            <text:p>2,97E-002</text:p>
          </table:table-cell>
          <table:table-cell table:formula="of:=60/[.I178]" office:value-type="float" office:value="2020.47413793103">
            <text:p>2020,47</text:p>
          </table:table-cell>
          <table:table-cell table:formula="of:=ABS([.J178]-[.B178])/[.B178]*100" office:value-type="float" office:value="0.0234721748036842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178]+[.$B$5]" office:value-type="float" office:value="2030">
            <text:p>2030</text:p>
          </table:table-cell>
          <table:table-cell table:formula="of:=[.B179]/60" office:value-type="float" office:value="33.8333333333333">
            <text:p>33,83</text:p>
          </table:table-cell>
          <table:table-cell table:formula="of:=1/[.C179]" office:value-type="float" office:value="0.0295566502463054">
            <text:p>2,96E-002</text:p>
          </table:table-cell>
          <table:table-cell table:formula="of:=[.D179]" office:value-type="float" office:value="0.0295566502463054">
            <text:p>2,96E-002</text:p>
          </table:table-cell>
          <table:table-cell table:formula="of:=2*[.D179]" office:value-type="float" office:value="0.0591133004926108">
            <text:p>5,91E-002</text:p>
          </table:table-cell>
          <table:table-cell/>
          <table:table-cell table:formula="of:=INT([.E179]/['rpm (16 bits - PIC16F877)'.$C$16])" office:value-type="float" office:value="3694">
            <text:p>3694</text:p>
          </table:table-cell>
          <table:table-cell table:formula="of:=[.H179]*['rpm (16 bits - PIC16F877)'.$C$16]" office:value-type="float" office:value="0.029552">
            <text:p>2,96E-002</text:p>
          </table:table-cell>
          <table:table-cell table:formula="of:=60/[.I179]" office:value-type="float" office:value="2030.31943692474">
            <text:p>2030,32</text:p>
          </table:table-cell>
          <table:table-cell table:formula="of:=ABS([.J179]-[.B179])/[.B179]*100" office:value-type="float" office:value="0.0157358091006321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179]+[.$B$5]" office:value-type="float" office:value="2040">
            <text:p>2040</text:p>
          </table:table-cell>
          <table:table-cell table:formula="of:=[.B180]/60" office:value-type="float" office:value="34">
            <text:p>34</text:p>
          </table:table-cell>
          <table:table-cell table:formula="of:=1/[.C180]" office:value-type="float" office:value="0.0294117647058823">
            <text:p>2,94E-002</text:p>
          </table:table-cell>
          <table:table-cell table:formula="of:=[.D180]" office:value-type="float" office:value="0.0294117647058823">
            <text:p>2,94E-002</text:p>
          </table:table-cell>
          <table:table-cell table:formula="of:=2*[.D180]" office:value-type="float" office:value="0.0588235294117647">
            <text:p>5,88E-002</text:p>
          </table:table-cell>
          <table:table-cell/>
          <table:table-cell table:formula="of:=INT([.E180]/['rpm (16 bits - PIC16F877)'.$C$16])" office:value-type="float" office:value="3676">
            <text:p>3676</text:p>
          </table:table-cell>
          <table:table-cell table:formula="of:=[.H180]*['rpm (16 bits - PIC16F877)'.$C$16]" office:value-type="float" office:value="0.029408">
            <text:p>2,94E-002</text:p>
          </table:table-cell>
          <table:table-cell table:formula="of:=60/[.I180]" office:value-type="float" office:value="2040.26115342764">
            <text:p>2040,26</text:p>
          </table:table-cell>
          <table:table-cell table:formula="of:=ABS([.J180]-[.B180])/[.B180]*100" office:value-type="float" office:value="0.012801638609737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80]+[.$B$5]" office:value-type="float" office:value="2050">
            <text:p>2050</text:p>
          </table:table-cell>
          <table:table-cell table:formula="of:=[.B181]/60" office:value-type="float" office:value="34.1666666666667">
            <text:p>34,17</text:p>
          </table:table-cell>
          <table:table-cell table:formula="of:=1/[.C181]" office:value-type="float" office:value="0.0292682926829268">
            <text:p>2,93E-002</text:p>
          </table:table-cell>
          <table:table-cell table:formula="of:=[.D181]" office:value-type="float" office:value="0.0292682926829268">
            <text:p>2,93E-002</text:p>
          </table:table-cell>
          <table:table-cell table:formula="of:=2*[.D181]" office:value-type="float" office:value="0.0585365853658537">
            <text:p>5,85E-002</text:p>
          </table:table-cell>
          <table:table-cell/>
          <table:table-cell table:formula="of:=INT([.E181]/['rpm (16 bits - PIC16F877)'.$C$16])" office:value-type="float" office:value="3658">
            <text:p>3658</text:p>
          </table:table-cell>
          <table:table-cell table:formula="of:=[.H181]*['rpm (16 bits - PIC16F877)'.$C$16]" office:value-type="float" office:value="0.029264">
            <text:p>2,93E-002</text:p>
          </table:table-cell>
          <table:table-cell table:formula="of:=60/[.I181]" office:value-type="float" office:value="2050.30071077091">
            <text:p>2050,3</text:p>
          </table:table-cell>
          <table:table-cell table:formula="of:=ABS([.J181]-[.B181])/[.B181]*100" office:value-type="float" office:value="0.0146688180933247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81]+[.$B$5]" office:value-type="float" office:value="2060">
            <text:p>2060</text:p>
          </table:table-cell>
          <table:table-cell table:formula="of:=[.B182]/60" office:value-type="float" office:value="34.3333333333333">
            <text:p>34,33</text:p>
          </table:table-cell>
          <table:table-cell table:formula="of:=1/[.C182]" office:value-type="float" office:value="0.029126213592233">
            <text:p>2,91E-002</text:p>
          </table:table-cell>
          <table:table-cell table:formula="of:=[.D182]" office:value-type="float" office:value="0.029126213592233">
            <text:p>2,91E-002</text:p>
          </table:table-cell>
          <table:table-cell table:formula="of:=2*[.D182]" office:value-type="float" office:value="0.058252427184466">
            <text:p>5,83E-002</text:p>
          </table:table-cell>
          <table:table-cell/>
          <table:table-cell table:formula="of:=INT([.E182]/['rpm (16 bits - PIC16F877)'.$C$16])" office:value-type="float" office:value="3640">
            <text:p>3640</text:p>
          </table:table-cell>
          <table:table-cell table:formula="of:=[.H182]*['rpm (16 bits - PIC16F877)'.$C$16]" office:value-type="float" office:value="0.02912">
            <text:p>2,91E-002</text:p>
          </table:table-cell>
          <table:table-cell table:formula="of:=60/[.I182]" office:value-type="float" office:value="2060.43956043956">
            <text:p>2060,44</text:p>
          </table:table-cell>
          <table:table-cell table:formula="of:=ABS([.J182]-[.B182])/[.B182]*100" office:value-type="float" office:value="0.0213378854155539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182]+[.$B$5]" office:value-type="float" office:value="2070">
            <text:p>2070</text:p>
          </table:table-cell>
          <table:table-cell table:formula="of:=[.B183]/60" office:value-type="float" office:value="34.5">
            <text:p>34,5</text:p>
          </table:table-cell>
          <table:table-cell table:formula="of:=1/[.C183]" office:value-type="float" office:value="0.0289855072463768">
            <text:p>2,90E-002</text:p>
          </table:table-cell>
          <table:table-cell table:formula="of:=[.D183]" office:value-type="float" office:value="0.0289855072463768">
            <text:p>2,90E-002</text:p>
          </table:table-cell>
          <table:table-cell table:formula="of:=2*[.D183]" office:value-type="float" office:value="0.0579710144927536">
            <text:p>5,80E-002</text:p>
          </table:table-cell>
          <table:table-cell/>
          <table:table-cell table:formula="of:=INT([.E183]/['rpm (16 bits - PIC16F877)'.$C$16])" office:value-type="float" office:value="3623">
            <text:p>3623</text:p>
          </table:table-cell>
          <table:table-cell table:formula="of:=[.H183]*['rpm (16 bits - PIC16F877)'.$C$16]" office:value-type="float" office:value="0.028984">
            <text:p>2,90E-002</text:p>
          </table:table-cell>
          <table:table-cell table:formula="of:=60/[.I183]" office:value-type="float" office:value="2070.10764559757">
            <text:p>2070,11</text:p>
          </table:table-cell>
          <table:table-cell table:formula="of:=ABS([.J183]-[.B183])/[.B183]*100" office:value-type="float" office:value="0.00520027041407069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83]+[.$B$5]" office:value-type="float" office:value="2080">
            <text:p>2080</text:p>
          </table:table-cell>
          <table:table-cell table:formula="of:=[.B184]/60" office:value-type="float" office:value="34.6666666666667">
            <text:p>34,67</text:p>
          </table:table-cell>
          <table:table-cell table:formula="of:=1/[.C184]" office:value-type="float" office:value="0.0288461538461538">
            <text:p>2,88E-002</text:p>
          </table:table-cell>
          <table:table-cell table:formula="of:=[.D184]" office:value-type="float" office:value="0.0288461538461538">
            <text:p>2,88E-002</text:p>
          </table:table-cell>
          <table:table-cell table:formula="of:=2*[.D184]" office:value-type="float" office:value="0.0576923076923077">
            <text:p>5,77E-002</text:p>
          </table:table-cell>
          <table:table-cell/>
          <table:table-cell table:formula="of:=INT([.E184]/['rpm (16 bits - PIC16F877)'.$C$16])" office:value-type="float" office:value="3605">
            <text:p>3605</text:p>
          </table:table-cell>
          <table:table-cell table:formula="of:=[.H184]*['rpm (16 bits - PIC16F877)'.$C$16]" office:value-type="float" office:value="0.02884">
            <text:p>2,88E-002</text:p>
          </table:table-cell>
          <table:table-cell table:formula="of:=60/[.I184]" office:value-type="float" office:value="2080.44382801664">
            <text:p>2080,44</text:p>
          </table:table-cell>
          <table:table-cell table:formula="of:=ABS([.J184]-[.B184])/[.B184]*100" office:value-type="float" office:value="0.0213378854155621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184]+[.$B$5]" office:value-type="float" office:value="2090">
            <text:p>2090</text:p>
          </table:table-cell>
          <table:table-cell table:formula="of:=[.B185]/60" office:value-type="float" office:value="34.8333333333333">
            <text:p>34,83</text:p>
          </table:table-cell>
          <table:table-cell table:formula="of:=1/[.C185]" office:value-type="float" office:value="0.0287081339712919">
            <text:p>2,87E-002</text:p>
          </table:table-cell>
          <table:table-cell table:formula="of:=[.D185]" office:value-type="float" office:value="0.0287081339712919">
            <text:p>2,87E-002</text:p>
          </table:table-cell>
          <table:table-cell table:formula="of:=2*[.D185]" office:value-type="float" office:value="0.0574162679425837">
            <text:p>5,74E-002</text:p>
          </table:table-cell>
          <table:table-cell/>
          <table:table-cell table:formula="of:=INT([.E185]/['rpm (16 bits - PIC16F877)'.$C$16])" office:value-type="float" office:value="3588">
            <text:p>3588</text:p>
          </table:table-cell>
          <table:table-cell table:formula="of:=[.H185]*['rpm (16 bits - PIC16F877)'.$C$16]" office:value-type="float" office:value="0.028704">
            <text:p>2,87E-002</text:p>
          </table:table-cell>
          <table:table-cell table:formula="of:=60/[.I185]" office:value-type="float" office:value="2090.30100334448">
            <text:p>2090,3</text:p>
          </table:table-cell>
          <table:table-cell table:formula="of:=ABS([.J185]-[.B185])/[.B185]*100" office:value-type="float" office:value="0.0144020738986418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85]+[.$B$5]" office:value-type="float" office:value="2100">
            <text:p>2100</text:p>
          </table:table-cell>
          <table:table-cell table:formula="of:=[.B186]/60" office:value-type="float" office:value="35">
            <text:p>35</text:p>
          </table:table-cell>
          <table:table-cell table:formula="of:=1/[.C186]" office:value-type="float" office:value="0.0285714285714286">
            <text:p>2,86E-002</text:p>
          </table:table-cell>
          <table:table-cell table:formula="of:=[.D186]" office:value-type="float" office:value="0.0285714285714286">
            <text:p>2,86E-002</text:p>
          </table:table-cell>
          <table:table-cell table:formula="of:=2*[.D186]" office:value-type="float" office:value="0.0571428571428571">
            <text:p>5,71E-002</text:p>
          </table:table-cell>
          <table:table-cell/>
          <table:table-cell table:formula="of:=INT([.E186]/['rpm (16 bits - PIC16F877)'.$C$16])" office:value-type="float" office:value="3571">
            <text:p>3571</text:p>
          </table:table-cell>
          <table:table-cell table:formula="of:=[.H186]*['rpm (16 bits - PIC16F877)'.$C$16]" office:value-type="float" office:value="0.028568">
            <text:p>2,86E-002</text:p>
          </table:table-cell>
          <table:table-cell table:formula="of:=60/[.I186]" office:value-type="float" office:value="2100.25203024363">
            <text:p>2100,25</text:p>
          </table:table-cell>
          <table:table-cell table:formula="of:=ABS([.J186]-[.B186])/[.B186]*100" office:value-type="float" office:value="0.012001440172818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86]+[.$B$5]" office:value-type="float" office:value="2110">
            <text:p>2110</text:p>
          </table:table-cell>
          <table:table-cell table:formula="of:=[.B187]/60" office:value-type="float" office:value="35.1666666666667">
            <text:p>35,17</text:p>
          </table:table-cell>
          <table:table-cell table:formula="of:=1/[.C187]" office:value-type="float" office:value="0.028436018957346">
            <text:p>2,84E-002</text:p>
          </table:table-cell>
          <table:table-cell table:formula="of:=[.D187]" office:value-type="float" office:value="0.028436018957346">
            <text:p>2,84E-002</text:p>
          </table:table-cell>
          <table:table-cell table:formula="of:=2*[.D187]" office:value-type="float" office:value="0.0568720379146919">
            <text:p>5,69E-002</text:p>
          </table:table-cell>
          <table:table-cell/>
          <table:table-cell table:formula="of:=INT([.E187]/['rpm (16 bits - PIC16F877)'.$C$16])" office:value-type="float" office:value="3554">
            <text:p>3554</text:p>
          </table:table-cell>
          <table:table-cell table:formula="of:=[.H187]*['rpm (16 bits - PIC16F877)'.$C$16]" office:value-type="float" office:value="0.028432">
            <text:p>2,84E-002</text:p>
          </table:table-cell>
          <table:table-cell table:formula="of:=60/[.I187]" office:value-type="float" office:value="2110.29825548678">
            <text:p>2110,3</text:p>
          </table:table-cell>
          <table:table-cell table:formula="of:=ABS([.J187]-[.B187])/[.B187]*100" office:value-type="float" office:value="0.0141353311267943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87]+[.$B$5]" office:value-type="float" office:value="2120">
            <text:p>2120</text:p>
          </table:table-cell>
          <table:table-cell table:formula="of:=[.B188]/60" office:value-type="float" office:value="35.3333333333333">
            <text:p>35,33</text:p>
          </table:table-cell>
          <table:table-cell table:formula="of:=1/[.C188]" office:value-type="float" office:value="0.0283018867924528">
            <text:p>2,83E-002</text:p>
          </table:table-cell>
          <table:table-cell table:formula="of:=[.D188]" office:value-type="float" office:value="0.0283018867924528">
            <text:p>2,83E-002</text:p>
          </table:table-cell>
          <table:table-cell table:formula="of:=2*[.D188]" office:value-type="float" office:value="0.0566037735849057">
            <text:p>5,66E-002</text:p>
          </table:table-cell>
          <table:table-cell/>
          <table:table-cell table:formula="of:=INT([.E188]/['rpm (16 bits - PIC16F877)'.$C$16])" office:value-type="float" office:value="3537">
            <text:p>3537</text:p>
          </table:table-cell>
          <table:table-cell table:formula="of:=[.H188]*['rpm (16 bits - PIC16F877)'.$C$16]" office:value-type="float" office:value="0.028296">
            <text:p>2,83E-002</text:p>
          </table:table-cell>
          <table:table-cell table:formula="of:=60/[.I188]" office:value-type="float" office:value="2120.44105173876">
            <text:p>2120,44</text:p>
          </table:table-cell>
          <table:table-cell table:formula="of:=ABS([.J188]-[.B188])/[.B188]*100" office:value-type="float" office:value="0.0208043273000883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188]+[.$B$5]" office:value-type="float" office:value="2130">
            <text:p>2130</text:p>
          </table:table-cell>
          <table:table-cell table:formula="of:=[.B189]/60" office:value-type="float" office:value="35.5">
            <text:p>35,5</text:p>
          </table:table-cell>
          <table:table-cell table:formula="of:=1/[.C189]" office:value-type="float" office:value="0.028169014084507">
            <text:p>2,82E-002</text:p>
          </table:table-cell>
          <table:table-cell table:formula="of:=[.D189]" office:value-type="float" office:value="0.028169014084507">
            <text:p>2,82E-002</text:p>
          </table:table-cell>
          <table:table-cell table:formula="of:=2*[.D189]" office:value-type="float" office:value="0.0563380281690141">
            <text:p>5,63E-002</text:p>
          </table:table-cell>
          <table:table-cell/>
          <table:table-cell table:formula="of:=INT([.E189]/['rpm (16 bits - PIC16F877)'.$C$16])" office:value-type="float" office:value="3521">
            <text:p>3521</text:p>
          </table:table-cell>
          <table:table-cell table:formula="of:=[.H189]*['rpm (16 bits - PIC16F877)'.$C$16]" office:value-type="float" office:value="0.028168">
            <text:p>2,82E-002</text:p>
          </table:table-cell>
          <table:table-cell table:formula="of:=60/[.I189]" office:value-type="float" office:value="2130.07668276058">
            <text:p>2130,08</text:p>
          </table:table-cell>
          <table:table-cell table:formula="of:=ABS([.J189]-[.B189])/[.B189]*100" office:value-type="float" office:value="0.00360012960466609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89]+[.$B$5]" office:value-type="float" office:value="2140">
            <text:p>2140</text:p>
          </table:table-cell>
          <table:table-cell table:formula="of:=[.B190]/60" office:value-type="float" office:value="35.6666666666667">
            <text:p>35,67</text:p>
          </table:table-cell>
          <table:table-cell table:formula="of:=1/[.C190]" office:value-type="float" office:value="0.0280373831775701">
            <text:p>2,80E-002</text:p>
          </table:table-cell>
          <table:table-cell table:formula="of:=[.D190]" office:value-type="float" office:value="0.0280373831775701">
            <text:p>2,80E-002</text:p>
          </table:table-cell>
          <table:table-cell table:formula="of:=2*[.D190]" office:value-type="float" office:value="0.0560747663551402">
            <text:p>5,61E-002</text:p>
          </table:table-cell>
          <table:table-cell/>
          <table:table-cell table:formula="of:=INT([.E190]/['rpm (16 bits - PIC16F877)'.$C$16])" office:value-type="float" office:value="3504">
            <text:p>3504</text:p>
          </table:table-cell>
          <table:table-cell table:formula="of:=[.H190]*['rpm (16 bits - PIC16F877)'.$C$16]" office:value-type="float" office:value="0.028032">
            <text:p>2,80E-002</text:p>
          </table:table-cell>
          <table:table-cell table:formula="of:=60/[.I190]" office:value-type="float" office:value="2140.41095890411">
            <text:p>2140,41</text:p>
          </table:table-cell>
          <table:table-cell table:formula="of:=ABS([.J190]-[.B190])/[.B190]*100" office:value-type="float" office:value="0.0192036871079428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190]+[.$B$5]" office:value-type="float" office:value="2150">
            <text:p>2150</text:p>
          </table:table-cell>
          <table:table-cell table:formula="of:=[.B191]/60" office:value-type="float" office:value="35.8333333333333">
            <text:p>35,83</text:p>
          </table:table-cell>
          <table:table-cell table:formula="of:=1/[.C191]" office:value-type="float" office:value="0.027906976744186">
            <text:p>2,79E-002</text:p>
          </table:table-cell>
          <table:table-cell table:formula="of:=[.D191]" office:value-type="float" office:value="0.027906976744186">
            <text:p>2,79E-002</text:p>
          </table:table-cell>
          <table:table-cell table:formula="of:=2*[.D191]" office:value-type="float" office:value="0.0558139534883721">
            <text:p>5,58E-002</text:p>
          </table:table-cell>
          <table:table-cell/>
          <table:table-cell table:formula="of:=INT([.E191]/['rpm (16 bits - PIC16F877)'.$C$16])" office:value-type="float" office:value="3488">
            <text:p>3488</text:p>
          </table:table-cell>
          <table:table-cell table:formula="of:=[.H191]*['rpm (16 bits - PIC16F877)'.$C$16]" office:value-type="float" office:value="0.027904">
            <text:p>2,79E-002</text:p>
          </table:table-cell>
          <table:table-cell table:formula="of:=60/[.I191]" office:value-type="float" office:value="2150.22935779817">
            <text:p>2150,23</text:p>
          </table:table-cell>
          <table:table-cell table:formula="of:=ABS([.J191]-[.B191])/[.B191]*100" office:value-type="float" office:value="0.0106678045658343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91]+[.$B$5]" office:value-type="float" office:value="2160">
            <text:p>2160</text:p>
          </table:table-cell>
          <table:table-cell table:formula="of:=[.B192]/60" office:value-type="float" office:value="36">
            <text:p>36</text:p>
          </table:table-cell>
          <table:table-cell table:formula="of:=1/[.C192]" office:value-type="float" office:value="0.0277777777777778">
            <text:p>2,78E-002</text:p>
          </table:table-cell>
          <table:table-cell table:formula="of:=[.D192]" office:value-type="float" office:value="0.0277777777777778">
            <text:p>2,78E-002</text:p>
          </table:table-cell>
          <table:table-cell table:formula="of:=2*[.D192]" office:value-type="float" office:value="0.0555555555555556">
            <text:p>5,56E-002</text:p>
          </table:table-cell>
          <table:table-cell/>
          <table:table-cell table:formula="of:=INT([.E192]/['rpm (16 bits - PIC16F877)'.$C$16])" office:value-type="float" office:value="3472">
            <text:p>3472</text:p>
          </table:table-cell>
          <table:table-cell table:formula="of:=[.H192]*['rpm (16 bits - PIC16F877)'.$C$16]" office:value-type="float" office:value="0.027776">
            <text:p>2,78E-002</text:p>
          </table:table-cell>
          <table:table-cell table:formula="of:=60/[.I192]" office:value-type="float" office:value="2160.13824884793">
            <text:p>2160,14</text:p>
          </table:table-cell>
          <table:table-cell table:formula="of:=ABS([.J192]-[.B192])/[.B192]*100" office:value-type="float" office:value="0.0064004096262132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92]+[.$B$5]" office:value-type="float" office:value="2170">
            <text:p>2170</text:p>
          </table:table-cell>
          <table:table-cell table:formula="of:=[.B193]/60" office:value-type="float" office:value="36.1666666666667">
            <text:p>36,17</text:p>
          </table:table-cell>
          <table:table-cell table:formula="of:=1/[.C193]" office:value-type="float" office:value="0.0276497695852535">
            <text:p>2,76E-002</text:p>
          </table:table-cell>
          <table:table-cell table:formula="of:=[.D193]" office:value-type="float" office:value="0.0276497695852535">
            <text:p>2,76E-002</text:p>
          </table:table-cell>
          <table:table-cell table:formula="of:=2*[.D193]" office:value-type="float" office:value="0.0552995391705069">
            <text:p>5,53E-002</text:p>
          </table:table-cell>
          <table:table-cell/>
          <table:table-cell table:formula="of:=INT([.E193]/['rpm (16 bits - PIC16F877)'.$C$16])" office:value-type="float" office:value="3456">
            <text:p>3456</text:p>
          </table:table-cell>
          <table:table-cell table:formula="of:=[.H193]*['rpm (16 bits - PIC16F877)'.$C$16]" office:value-type="float" office:value="0.027648">
            <text:p>2,76E-002</text:p>
          </table:table-cell>
          <table:table-cell table:formula="of:=60/[.I193]" office:value-type="float" office:value="2170.13888888889">
            <text:p>2170,14</text:p>
          </table:table-cell>
          <table:table-cell table:formula="of:=ABS([.J193]-[.B193])/[.B193]*100" office:value-type="float" office:value="0.00640040962622772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93]+[.$B$5]" office:value-type="float" office:value="2180">
            <text:p>2180</text:p>
          </table:table-cell>
          <table:table-cell table:formula="of:=[.B194]/60" office:value-type="float" office:value="36.3333333333333">
            <text:p>36,33</text:p>
          </table:table-cell>
          <table:table-cell table:formula="of:=1/[.C194]" office:value-type="float" office:value="0.0275229357798165">
            <text:p>2,75E-002</text:p>
          </table:table-cell>
          <table:table-cell table:formula="of:=[.D194]" office:value-type="float" office:value="0.0275229357798165">
            <text:p>2,75E-002</text:p>
          </table:table-cell>
          <table:table-cell table:formula="of:=2*[.D194]" office:value-type="float" office:value="0.055045871559633">
            <text:p>5,50E-002</text:p>
          </table:table-cell>
          <table:table-cell/>
          <table:table-cell table:formula="of:=INT([.E194]/['rpm (16 bits - PIC16F877)'.$C$16])" office:value-type="float" office:value="3440">
            <text:p>3440</text:p>
          </table:table-cell>
          <table:table-cell table:formula="of:=[.H194]*['rpm (16 bits - PIC16F877)'.$C$16]" office:value-type="float" office:value="0.02752">
            <text:p>2,75E-002</text:p>
          </table:table-cell>
          <table:table-cell table:formula="of:=60/[.I194]" office:value-type="float" office:value="2180.23255813953">
            <text:p>2180,23</text:p>
          </table:table-cell>
          <table:table-cell table:formula="of:=ABS([.J194]-[.B194])/[.B194]*100" office:value-type="float" office:value="0.0106678045658179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94]+[.$B$5]" office:value-type="float" office:value="2190">
            <text:p>2190</text:p>
          </table:table-cell>
          <table:table-cell table:formula="of:=[.B195]/60" office:value-type="float" office:value="36.5">
            <text:p>36,5</text:p>
          </table:table-cell>
          <table:table-cell table:formula="of:=1/[.C195]" office:value-type="float" office:value="0.0273972602739726">
            <text:p>2,74E-002</text:p>
          </table:table-cell>
          <table:table-cell table:formula="of:=[.D195]" office:value-type="float" office:value="0.0273972602739726">
            <text:p>2,74E-002</text:p>
          </table:table-cell>
          <table:table-cell table:formula="of:=2*[.D195]" office:value-type="float" office:value="0.0547945205479452">
            <text:p>5,48E-002</text:p>
          </table:table-cell>
          <table:table-cell/>
          <table:table-cell table:formula="of:=INT([.E195]/['rpm (16 bits - PIC16F877)'.$C$16])" office:value-type="float" office:value="3424">
            <text:p>3424</text:p>
          </table:table-cell>
          <table:table-cell table:formula="of:=[.H195]*['rpm (16 bits - PIC16F877)'.$C$16]" office:value-type="float" office:value="0.027392">
            <text:p>2,74E-002</text:p>
          </table:table-cell>
          <table:table-cell table:formula="of:=60/[.I195]" office:value-type="float" office:value="2190.42056074766">
            <text:p>2190,42</text:p>
          </table:table-cell>
          <table:table-cell table:formula="of:=ABS([.J195]-[.B195])/[.B195]*100" office:value-type="float" office:value="0.0192036871079354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195]+[.$B$5]" office:value-type="float" office:value="2200">
            <text:p>2200</text:p>
          </table:table-cell>
          <table:table-cell table:formula="of:=[.B196]/60" office:value-type="float" office:value="36.6666666666667">
            <text:p>36,67</text:p>
          </table:table-cell>
          <table:table-cell table:formula="of:=1/[.C196]" office:value-type="float" office:value="0.0272727272727273">
            <text:p>2,73E-002</text:p>
          </table:table-cell>
          <table:table-cell table:formula="of:=[.D196]" office:value-type="float" office:value="0.0272727272727273">
            <text:p>2,73E-002</text:p>
          </table:table-cell>
          <table:table-cell table:formula="of:=2*[.D196]" office:value-type="float" office:value="0.0545454545454546">
            <text:p>5,45E-002</text:p>
          </table:table-cell>
          <table:table-cell/>
          <table:table-cell table:formula="of:=INT([.E196]/['rpm (16 bits - PIC16F877)'.$C$16])" office:value-type="float" office:value="3409">
            <text:p>3409</text:p>
          </table:table-cell>
          <table:table-cell table:formula="of:=[.H196]*['rpm (16 bits - PIC16F877)'.$C$16]" office:value-type="float" office:value="0.027272">
            <text:p>2,73E-002</text:p>
          </table:table-cell>
          <table:table-cell table:formula="of:=60/[.I196]" office:value-type="float" office:value="2200.05866823115">
            <text:p>2200,06</text:p>
          </table:table-cell>
          <table:table-cell table:formula="of:=ABS([.J196]-[.B196])/[.B196]*100" office:value-type="float" office:value="0.00266673777969117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196]+[.$B$5]" office:value-type="float" office:value="2210">
            <text:p>2210</text:p>
          </table:table-cell>
          <table:table-cell table:formula="of:=[.B197]/60" office:value-type="float" office:value="36.8333333333333">
            <text:p>36,83</text:p>
          </table:table-cell>
          <table:table-cell table:formula="of:=1/[.C197]" office:value-type="float" office:value="0.0271493212669683">
            <text:p>2,71E-002</text:p>
          </table:table-cell>
          <table:table-cell table:formula="of:=[.D197]" office:value-type="float" office:value="0.0271493212669683">
            <text:p>2,71E-002</text:p>
          </table:table-cell>
          <table:table-cell table:formula="of:=2*[.D197]" office:value-type="float" office:value="0.0542986425339366">
            <text:p>5,43E-002</text:p>
          </table:table-cell>
          <table:table-cell/>
          <table:table-cell table:formula="of:=INT([.E197]/['rpm (16 bits - PIC16F877)'.$C$16])" office:value-type="float" office:value="3393">
            <text:p>3393</text:p>
          </table:table-cell>
          <table:table-cell table:formula="of:=[.H197]*['rpm (16 bits - PIC16F877)'.$C$16]" office:value-type="float" office:value="0.027144">
            <text:p>2,71E-002</text:p>
          </table:table-cell>
          <table:table-cell table:formula="of:=60/[.I197]" office:value-type="float" office:value="2210.433244916">
            <text:p>2210,43</text:p>
          </table:table-cell>
          <table:table-cell table:formula="of:=ABS([.J197]-[.B197])/[.B197]*100" office:value-type="float" office:value="0.0196038423531125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197]+[.$B$5]" office:value-type="float" office:value="2220">
            <text:p>2220</text:p>
          </table:table-cell>
          <table:table-cell table:formula="of:=[.B198]/60" office:value-type="float" office:value="37">
            <text:p>37</text:p>
          </table:table-cell>
          <table:table-cell table:formula="of:=1/[.C198]" office:value-type="float" office:value="0.027027027027027">
            <text:p>2,70E-002</text:p>
          </table:table-cell>
          <table:table-cell table:formula="of:=[.D198]" office:value-type="float" office:value="0.027027027027027">
            <text:p>2,70E-002</text:p>
          </table:table-cell>
          <table:table-cell table:formula="of:=2*[.D198]" office:value-type="float" office:value="0.0540540540540541">
            <text:p>5,41E-002</text:p>
          </table:table-cell>
          <table:table-cell/>
          <table:table-cell table:formula="of:=INT([.E198]/['rpm (16 bits - PIC16F877)'.$C$16])" office:value-type="float" office:value="3378">
            <text:p>3378</text:p>
          </table:table-cell>
          <table:table-cell table:formula="of:=[.H198]*['rpm (16 bits - PIC16F877)'.$C$16]" office:value-type="float" office:value="0.027024">
            <text:p>2,70E-002</text:p>
          </table:table-cell>
          <table:table-cell table:formula="of:=60/[.I198]" office:value-type="float" office:value="2220.2486678508">
            <text:p>2220,25</text:p>
          </table:table-cell>
          <table:table-cell table:formula="of:=ABS([.J198]-[.B198])/[.B198]*100" office:value-type="float" office:value="0.0112012545405132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98]+[.$B$5]" office:value-type="float" office:value="2230">
            <text:p>2230</text:p>
          </table:table-cell>
          <table:table-cell table:formula="of:=[.B199]/60" office:value-type="float" office:value="37.1666666666667">
            <text:p>37,17</text:p>
          </table:table-cell>
          <table:table-cell table:formula="of:=1/[.C199]" office:value-type="float" office:value="0.0269058295964126">
            <text:p>2,69E-002</text:p>
          </table:table-cell>
          <table:table-cell table:formula="of:=[.D199]" office:value-type="float" office:value="0.0269058295964126">
            <text:p>2,69E-002</text:p>
          </table:table-cell>
          <table:table-cell table:formula="of:=2*[.D199]" office:value-type="float" office:value="0.0538116591928251">
            <text:p>5,38E-002</text:p>
          </table:table-cell>
          <table:table-cell/>
          <table:table-cell table:formula="of:=INT([.E199]/['rpm (16 bits - PIC16F877)'.$C$16])" office:value-type="float" office:value="3363">
            <text:p>3363</text:p>
          </table:table-cell>
          <table:table-cell table:formula="of:=[.H199]*['rpm (16 bits - PIC16F877)'.$C$16]" office:value-type="float" office:value="0.026904">
            <text:p>2,69E-002</text:p>
          </table:table-cell>
          <table:table-cell table:formula="of:=60/[.I199]" office:value-type="float" office:value="2230.15165031222">
            <text:p>2230,15</text:p>
          </table:table-cell>
          <table:table-cell table:formula="of:=ABS([.J199]-[.B199])/[.B199]*100" office:value-type="float" office:value="0.00680046243146147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199]+[.$B$5]" office:value-type="float" office:value="2240">
            <text:p>2240</text:p>
          </table:table-cell>
          <table:table-cell table:formula="of:=[.B200]/60" office:value-type="float" office:value="37.3333333333333">
            <text:p>37,33</text:p>
          </table:table-cell>
          <table:table-cell table:formula="of:=1/[.C200]" office:value-type="float" office:value="0.0267857142857143">
            <text:p>2,68E-002</text:p>
          </table:table-cell>
          <table:table-cell table:formula="of:=[.D200]" office:value-type="float" office:value="0.0267857142857143">
            <text:p>2,68E-002</text:p>
          </table:table-cell>
          <table:table-cell table:formula="of:=2*[.D200]" office:value-type="float" office:value="0.0535714285714286">
            <text:p>5,36E-002</text:p>
          </table:table-cell>
          <table:table-cell/>
          <table:table-cell table:formula="of:=INT([.E200]/['rpm (16 bits - PIC16F877)'.$C$16])" office:value-type="float" office:value="3348">
            <text:p>3348</text:p>
          </table:table-cell>
          <table:table-cell table:formula="of:=[.H200]*['rpm (16 bits - PIC16F877)'.$C$16]" office:value-type="float" office:value="0.026784">
            <text:p>2,68E-002</text:p>
          </table:table-cell>
          <table:table-cell table:formula="of:=60/[.I200]" office:value-type="float" office:value="2240.14336917563">
            <text:p>2240,14</text:p>
          </table:table-cell>
          <table:table-cell table:formula="of:=ABS([.J200]-[.B200])/[.B200]*100" office:value-type="float" office:value="0.00640040962622379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00]+[.$B$5]" office:value-type="float" office:value="2250">
            <text:p>2250</text:p>
          </table:table-cell>
          <table:table-cell table:formula="of:=[.B201]/60" office:value-type="float" office:value="37.5">
            <text:p>37,5</text:p>
          </table:table-cell>
          <table:table-cell table:formula="of:=1/[.C201]" office:value-type="float" office:value="0.0266666666666667">
            <text:p>2,67E-002</text:p>
          </table:table-cell>
          <table:table-cell table:formula="of:=[.D201]" office:value-type="float" office:value="0.0266666666666667">
            <text:p>2,67E-002</text:p>
          </table:table-cell>
          <table:table-cell table:formula="of:=2*[.D201]" office:value-type="float" office:value="0.0533333333333333">
            <text:p>5,33E-002</text:p>
          </table:table-cell>
          <table:table-cell/>
          <table:table-cell table:formula="of:=INT([.E201]/['rpm (16 bits - PIC16F877)'.$C$16])" office:value-type="float" office:value="3333">
            <text:p>3333</text:p>
          </table:table-cell>
          <table:table-cell table:formula="of:=[.H201]*['rpm (16 bits - PIC16F877)'.$C$16]" office:value-type="float" office:value="0.026664">
            <text:p>2,67E-002</text:p>
          </table:table-cell>
          <table:table-cell table:formula="of:=60/[.I201]" office:value-type="float" office:value="2250.22502250225">
            <text:p>2250,23</text:p>
          </table:table-cell>
          <table:table-cell table:formula="of:=ABS([.J201]-[.B201])/[.B201]*100" office:value-type="float" office:value="0.0100010001000151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01]+[.$B$5]" office:value-type="float" office:value="2260">
            <text:p>2260</text:p>
          </table:table-cell>
          <table:table-cell table:formula="of:=[.B202]/60" office:value-type="float" office:value="37.6666666666667">
            <text:p>37,67</text:p>
          </table:table-cell>
          <table:table-cell table:formula="of:=1/[.C202]" office:value-type="float" office:value="0.0265486725663717">
            <text:p>2,65E-002</text:p>
          </table:table-cell>
          <table:table-cell table:formula="of:=[.D202]" office:value-type="float" office:value="0.0265486725663717">
            <text:p>2,65E-002</text:p>
          </table:table-cell>
          <table:table-cell table:formula="of:=2*[.D202]" office:value-type="float" office:value="0.0530973451327434">
            <text:p>5,31E-002</text:p>
          </table:table-cell>
          <table:table-cell/>
          <table:table-cell table:formula="of:=INT([.E202]/['rpm (16 bits - PIC16F877)'.$C$16])" office:value-type="float" office:value="3318">
            <text:p>3318</text:p>
          </table:table-cell>
          <table:table-cell table:formula="of:=[.H202]*['rpm (16 bits - PIC16F877)'.$C$16]" office:value-type="float" office:value="0.026544">
            <text:p>2,65E-002</text:p>
          </table:table-cell>
          <table:table-cell table:formula="of:=60/[.I202]" office:value-type="float" office:value="2260.39783001808">
            <text:p>2260,4</text:p>
          </table:table-cell>
          <table:table-cell table:formula="of:=ABS([.J202]-[.B202])/[.B202]*100" office:value-type="float" office:value="0.0176030981452818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202]+[.$B$5]" office:value-type="float" office:value="2270">
            <text:p>2270</text:p>
          </table:table-cell>
          <table:table-cell table:formula="of:=[.B203]/60" office:value-type="float" office:value="37.8333333333333">
            <text:p>37,83</text:p>
          </table:table-cell>
          <table:table-cell table:formula="of:=1/[.C203]" office:value-type="float" office:value="0.026431718061674">
            <text:p>2,64E-002</text:p>
          </table:table-cell>
          <table:table-cell table:formula="of:=[.D203]" office:value-type="float" office:value="0.026431718061674">
            <text:p>2,64E-002</text:p>
          </table:table-cell>
          <table:table-cell table:formula="of:=2*[.D203]" office:value-type="float" office:value="0.052863436123348">
            <text:p>5,29E-002</text:p>
          </table:table-cell>
          <table:table-cell/>
          <table:table-cell table:formula="of:=INT([.E203]/['rpm (16 bits - PIC16F877)'.$C$16])" office:value-type="float" office:value="3303">
            <text:p>3303</text:p>
          </table:table-cell>
          <table:table-cell table:formula="of:=[.H203]*['rpm (16 bits - PIC16F877)'.$C$16]" office:value-type="float" office:value="0.026424">
            <text:p>2,64E-002</text:p>
          </table:table-cell>
          <table:table-cell table:formula="of:=60/[.I203]" office:value-type="float" office:value="2270.66303360581">
            <text:p>2270,66</text:p>
          </table:table-cell>
          <table:table-cell table:formula="of:=ABS([.J203]-[.B203])/[.B203]*100" office:value-type="float" office:value="0.0292085288904348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203]+[.$B$5]" office:value-type="float" office:value="2280">
            <text:p>2280</text:p>
          </table:table-cell>
          <table:table-cell table:formula="of:=[.B204]/60" office:value-type="float" office:value="38">
            <text:p>38</text:p>
          </table:table-cell>
          <table:table-cell table:formula="of:=1/[.C204]" office:value-type="float" office:value="0.0263157894736842">
            <text:p>2,63E-002</text:p>
          </table:table-cell>
          <table:table-cell table:formula="of:=[.D204]" office:value-type="float" office:value="0.0263157894736842">
            <text:p>2,63E-002</text:p>
          </table:table-cell>
          <table:table-cell table:formula="of:=2*[.D204]" office:value-type="float" office:value="0.0526315789473684">
            <text:p>5,26E-002</text:p>
          </table:table-cell>
          <table:table-cell/>
          <table:table-cell table:formula="of:=INT([.E204]/['rpm (16 bits - PIC16F877)'.$C$16])" office:value-type="float" office:value="3289">
            <text:p>3289</text:p>
          </table:table-cell>
          <table:table-cell table:formula="of:=[.H204]*['rpm (16 bits - PIC16F877)'.$C$16]" office:value-type="float" office:value="0.026312">
            <text:p>2,63E-002</text:p>
          </table:table-cell>
          <table:table-cell table:formula="of:=60/[.I204]" office:value-type="float" office:value="2280.32836728489">
            <text:p>2280,33</text:p>
          </table:table-cell>
          <table:table-cell table:formula="of:=ABS([.J204]-[.B204])/[.B204]*100" office:value-type="float" office:value="0.0144020738986527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04]+[.$B$5]" office:value-type="float" office:value="2290">
            <text:p>2290</text:p>
          </table:table-cell>
          <table:table-cell table:formula="of:=[.B205]/60" office:value-type="float" office:value="38.1666666666667">
            <text:p>38,17</text:p>
          </table:table-cell>
          <table:table-cell table:formula="of:=1/[.C205]" office:value-type="float" office:value="0.0262008733624454">
            <text:p>2,62E-002</text:p>
          </table:table-cell>
          <table:table-cell table:formula="of:=[.D205]" office:value-type="float" office:value="0.0262008733624454">
            <text:p>2,62E-002</text:p>
          </table:table-cell>
          <table:table-cell table:formula="of:=2*[.D205]" office:value-type="float" office:value="0.0524017467248908">
            <text:p>5,24E-002</text:p>
          </table:table-cell>
          <table:table-cell/>
          <table:table-cell table:formula="of:=INT([.E205]/['rpm (16 bits - PIC16F877)'.$C$16])" office:value-type="float" office:value="3275">
            <text:p>3275</text:p>
          </table:table-cell>
          <table:table-cell table:formula="of:=[.H205]*['rpm (16 bits - PIC16F877)'.$C$16]" office:value-type="float" office:value="0.0262">
            <text:p>2,62E-002</text:p>
          </table:table-cell>
          <table:table-cell table:formula="of:=60/[.I205]" office:value-type="float" office:value="2290.07633587786">
            <text:p>2290,08</text:p>
          </table:table-cell>
          <table:table-cell table:formula="of:=ABS([.J205]-[.B205])/[.B205]*100" office:value-type="float" office:value="0.00333344444815176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205]+[.$B$5]" office:value-type="float" office:value="2300">
            <text:p>2300</text:p>
          </table:table-cell>
          <table:table-cell table:formula="of:=[.B206]/60" office:value-type="float" office:value="38.3333333333333">
            <text:p>38,33</text:p>
          </table:table-cell>
          <table:table-cell table:formula="of:=1/[.C206]" office:value-type="float" office:value="0.0260869565217391">
            <text:p>2,61E-002</text:p>
          </table:table-cell>
          <table:table-cell table:formula="of:=[.D206]" office:value-type="float" office:value="0.0260869565217391">
            <text:p>2,61E-002</text:p>
          </table:table-cell>
          <table:table-cell table:formula="of:=2*[.D206]" office:value-type="float" office:value="0.0521739130434783">
            <text:p>5,22E-002</text:p>
          </table:table-cell>
          <table:table-cell/>
          <table:table-cell table:formula="of:=INT([.E206]/['rpm (16 bits - PIC16F877)'.$C$16])" office:value-type="float" office:value="3260">
            <text:p>3260</text:p>
          </table:table-cell>
          <table:table-cell table:formula="of:=[.H206]*['rpm (16 bits - PIC16F877)'.$C$16]" office:value-type="float" office:value="0.02608">
            <text:p>2,61E-002</text:p>
          </table:table-cell>
          <table:table-cell table:formula="of:=60/[.I206]" office:value-type="float" office:value="2300.61349693252">
            <text:p>2300,61</text:p>
          </table:table-cell>
          <table:table-cell table:formula="of:=ABS([.J206]-[.B206])/[.B206]*100" office:value-type="float" office:value="0.026673779674579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206]+[.$B$5]" office:value-type="float" office:value="2310">
            <text:p>2310</text:p>
          </table:table-cell>
          <table:table-cell table:formula="of:=[.B207]/60" office:value-type="float" office:value="38.5">
            <text:p>38,5</text:p>
          </table:table-cell>
          <table:table-cell table:formula="of:=1/[.C207]" office:value-type="float" office:value="0.025974025974026">
            <text:p>2,60E-002</text:p>
          </table:table-cell>
          <table:table-cell table:formula="of:=[.D207]" office:value-type="float" office:value="0.025974025974026">
            <text:p>2,60E-002</text:p>
          </table:table-cell>
          <table:table-cell table:formula="of:=2*[.D207]" office:value-type="float" office:value="0.051948051948052">
            <text:p>5,19E-002</text:p>
          </table:table-cell>
          <table:table-cell/>
          <table:table-cell table:formula="of:=INT([.E207]/['rpm (16 bits - PIC16F877)'.$C$16])" office:value-type="float" office:value="3246">
            <text:p>3246</text:p>
          </table:table-cell>
          <table:table-cell table:formula="of:=[.H207]*['rpm (16 bits - PIC16F877)'.$C$16]" office:value-type="float" office:value="0.025968">
            <text:p>2,60E-002</text:p>
          </table:table-cell>
          <table:table-cell table:formula="of:=60/[.I207]" office:value-type="float" office:value="2310.53604436229">
            <text:p>2310,54</text:p>
          </table:table-cell>
          <table:table-cell table:formula="of:=ABS([.J207]-[.B207])/[.B207]*100" office:value-type="float" office:value="0.0232053836490112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207]+[.$B$5]" office:value-type="float" office:value="2320">
            <text:p>2320</text:p>
          </table:table-cell>
          <table:table-cell table:formula="of:=[.B208]/60" office:value-type="float" office:value="38.6666666666667">
            <text:p>38,67</text:p>
          </table:table-cell>
          <table:table-cell table:formula="of:=1/[.C208]" office:value-type="float" office:value="0.0258620689655172">
            <text:p>2,59E-002</text:p>
          </table:table-cell>
          <table:table-cell table:formula="of:=[.D208]" office:value-type="float" office:value="0.0258620689655172">
            <text:p>2,59E-002</text:p>
          </table:table-cell>
          <table:table-cell table:formula="of:=2*[.D208]" office:value-type="float" office:value="0.0517241379310345">
            <text:p>5,17E-002</text:p>
          </table:table-cell>
          <table:table-cell/>
          <table:table-cell table:formula="of:=INT([.E208]/['rpm (16 bits - PIC16F877)'.$C$16])" office:value-type="float" office:value="3232">
            <text:p>3232</text:p>
          </table:table-cell>
          <table:table-cell table:formula="of:=[.H208]*['rpm (16 bits - PIC16F877)'.$C$16]" office:value-type="float" office:value="0.025856">
            <text:p>2,59E-002</text:p>
          </table:table-cell>
          <table:table-cell table:formula="of:=60/[.I208]" office:value-type="float" office:value="2320.54455445545">
            <text:p>2320,54</text:p>
          </table:table-cell>
          <table:table-cell table:formula="of:=ABS([.J208]-[.B208])/[.B208]*100" office:value-type="float" office:value="0.0234721748036832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208]+[.$B$5]" office:value-type="float" office:value="2330">
            <text:p>2330</text:p>
          </table:table-cell>
          <table:table-cell table:formula="of:=[.B209]/60" office:value-type="float" office:value="38.8333333333333">
            <text:p>38,83</text:p>
          </table:table-cell>
          <table:table-cell table:formula="of:=1/[.C209]" office:value-type="float" office:value="0.0257510729613734">
            <text:p>2,58E-002</text:p>
          </table:table-cell>
          <table:table-cell table:formula="of:=[.D209]" office:value-type="float" office:value="0.0257510729613734">
            <text:p>2,58E-002</text:p>
          </table:table-cell>
          <table:table-cell table:formula="of:=2*[.D209]" office:value-type="float" office:value="0.0515021459227468">
            <text:p>5,15E-002</text:p>
          </table:table-cell>
          <table:table-cell/>
          <table:table-cell table:formula="of:=INT([.E209]/['rpm (16 bits - PIC16F877)'.$C$16])" office:value-type="float" office:value="3218">
            <text:p>3218</text:p>
          </table:table-cell>
          <table:table-cell table:formula="of:=[.H209]*['rpm (16 bits - PIC16F877)'.$C$16]" office:value-type="float" office:value="0.025744">
            <text:p>2,57E-002</text:p>
          </table:table-cell>
          <table:table-cell table:formula="of:=60/[.I209]" office:value-type="float" office:value="2330.64014916097">
            <text:p>2330,64</text:p>
          </table:table-cell>
          <table:table-cell table:formula="of:=ABS([.J209]-[.B209])/[.B209]*100" office:value-type="float" office:value="0.0274742129171453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209]+[.$B$5]" office:value-type="float" office:value="2340">
            <text:p>2340</text:p>
          </table:table-cell>
          <table:table-cell table:formula="of:=[.B210]/60" office:value-type="float" office:value="39">
            <text:p>39</text:p>
          </table:table-cell>
          <table:table-cell table:formula="of:=1/[.C210]" office:value-type="float" office:value="0.0256410256410256">
            <text:p>2,56E-002</text:p>
          </table:table-cell>
          <table:table-cell table:formula="of:=[.D210]" office:value-type="float" office:value="0.0256410256410256">
            <text:p>2,56E-002</text:p>
          </table:table-cell>
          <table:table-cell table:formula="of:=2*[.D210]" office:value-type="float" office:value="0.0512820512820513">
            <text:p>5,13E-002</text:p>
          </table:table-cell>
          <table:table-cell/>
          <table:table-cell table:formula="of:=INT([.E210]/['rpm (16 bits - PIC16F877)'.$C$16])" office:value-type="float" office:value="3205">
            <text:p>3205</text:p>
          </table:table-cell>
          <table:table-cell table:formula="of:=[.H210]*['rpm (16 bits - PIC16F877)'.$C$16]" office:value-type="float" office:value="0.02564">
            <text:p>2,56E-002</text:p>
          </table:table-cell>
          <table:table-cell table:formula="of:=60/[.I210]" office:value-type="float" office:value="2340.09360374415">
            <text:p>2340,09</text:p>
          </table:table-cell>
          <table:table-cell table:formula="of:=ABS([.J210]-[.B210])/[.B210]*100" office:value-type="float" office:value="0.0040001600063988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210]+[.$B$5]" office:value-type="float" office:value="2350">
            <text:p>2350</text:p>
          </table:table-cell>
          <table:table-cell table:formula="of:=[.B211]/60" office:value-type="float" office:value="39.1666666666667">
            <text:p>39,17</text:p>
          </table:table-cell>
          <table:table-cell table:formula="of:=1/[.C211]" office:value-type="float" office:value="0.025531914893617">
            <text:p>2,55E-002</text:p>
          </table:table-cell>
          <table:table-cell table:formula="of:=[.D211]" office:value-type="float" office:value="0.025531914893617">
            <text:p>2,55E-002</text:p>
          </table:table-cell>
          <table:table-cell table:formula="of:=2*[.D211]" office:value-type="float" office:value="0.051063829787234">
            <text:p>5,11E-002</text:p>
          </table:table-cell>
          <table:table-cell/>
          <table:table-cell table:formula="of:=INT([.E211]/['rpm (16 bits - PIC16F877)'.$C$16])" office:value-type="float" office:value="3191">
            <text:p>3191</text:p>
          </table:table-cell>
          <table:table-cell table:formula="of:=[.H211]*['rpm (16 bits - PIC16F877)'.$C$16]" office:value-type="float" office:value="0.025528">
            <text:p>2,55E-002</text:p>
          </table:table-cell>
          <table:table-cell table:formula="of:=60/[.I211]" office:value-type="float" office:value="2350.36038859292">
            <text:p>2350,36</text:p>
          </table:table-cell>
          <table:table-cell table:formula="of:=ABS([.J211]-[.B211])/[.B211]*100" office:value-type="float" office:value="0.0153356848050146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211]+[.$B$5]" office:value-type="float" office:value="2360">
            <text:p>2360</text:p>
          </table:table-cell>
          <table:table-cell table:formula="of:=[.B212]/60" office:value-type="float" office:value="39.3333333333333">
            <text:p>39,33</text:p>
          </table:table-cell>
          <table:table-cell table:formula="of:=1/[.C212]" office:value-type="float" office:value="0.0254237288135593">
            <text:p>2,54E-002</text:p>
          </table:table-cell>
          <table:table-cell table:formula="of:=[.D212]" office:value-type="float" office:value="0.0254237288135593">
            <text:p>2,54E-002</text:p>
          </table:table-cell>
          <table:table-cell table:formula="of:=2*[.D212]" office:value-type="float" office:value="0.0508474576271186">
            <text:p>5,08E-002</text:p>
          </table:table-cell>
          <table:table-cell/>
          <table:table-cell table:formula="of:=INT([.E212]/['rpm (16 bits - PIC16F877)'.$C$16])" office:value-type="float" office:value="3177">
            <text:p>3177</text:p>
          </table:table-cell>
          <table:table-cell table:formula="of:=[.H212]*['rpm (16 bits - PIC16F877)'.$C$16]" office:value-type="float" office:value="0.025416">
            <text:p>2,54E-002</text:p>
          </table:table-cell>
          <table:table-cell table:formula="of:=60/[.I212]" office:value-type="float" office:value="2360.71765816808">
            <text:p>2360,72</text:p>
          </table:table-cell>
          <table:table-cell table:formula="of:=ABS([.J212]-[.B212])/[.B212]*100" office:value-type="float" office:value="0.0304092444103089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212]+[.$B$5]" office:value-type="float" office:value="2370">
            <text:p>2370</text:p>
          </table:table-cell>
          <table:table-cell table:formula="of:=[.B213]/60" office:value-type="float" office:value="39.5">
            <text:p>39,5</text:p>
          </table:table-cell>
          <table:table-cell table:formula="of:=1/[.C213]" office:value-type="float" office:value="0.0253164556962025">
            <text:p>2,53E-002</text:p>
          </table:table-cell>
          <table:table-cell table:formula="of:=[.D213]" office:value-type="float" office:value="0.0253164556962025">
            <text:p>2,53E-002</text:p>
          </table:table-cell>
          <table:table-cell table:formula="of:=2*[.D213]" office:value-type="float" office:value="0.0506329113924051">
            <text:p>5,06E-002</text:p>
          </table:table-cell>
          <table:table-cell/>
          <table:table-cell table:formula="of:=INT([.E213]/['rpm (16 bits - PIC16F877)'.$C$16])" office:value-type="float" office:value="3164">
            <text:p>3164</text:p>
          </table:table-cell>
          <table:table-cell table:formula="of:=[.H213]*['rpm (16 bits - PIC16F877)'.$C$16]" office:value-type="float" office:value="0.025312">
            <text:p>2,53E-002</text:p>
          </table:table-cell>
          <table:table-cell table:formula="of:=60/[.I213]" office:value-type="float" office:value="2370.41719342604">
            <text:p>2370,42</text:p>
          </table:table-cell>
          <table:table-cell table:formula="of:=ABS([.J213]-[.B213])/[.B213]*100" office:value-type="float" office:value="0.0176030981452748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213]+[.$B$5]" office:value-type="float" office:value="2380">
            <text:p>2380</text:p>
          </table:table-cell>
          <table:table-cell table:formula="of:=[.B214]/60" office:value-type="float" office:value="39.6666666666667">
            <text:p>39,67</text:p>
          </table:table-cell>
          <table:table-cell table:formula="of:=1/[.C214]" office:value-type="float" office:value="0.0252100840336134">
            <text:p>2,52E-002</text:p>
          </table:table-cell>
          <table:table-cell table:formula="of:=[.D214]" office:value-type="float" office:value="0.0252100840336134">
            <text:p>2,52E-002</text:p>
          </table:table-cell>
          <table:table-cell table:formula="of:=2*[.D214]" office:value-type="float" office:value="0.0504201680672269">
            <text:p>5,04E-002</text:p>
          </table:table-cell>
          <table:table-cell/>
          <table:table-cell table:formula="of:=INT([.E214]/['rpm (16 bits - PIC16F877)'.$C$16])" office:value-type="float" office:value="3151">
            <text:p>3151</text:p>
          </table:table-cell>
          <table:table-cell table:formula="of:=[.H214]*['rpm (16 bits - PIC16F877)'.$C$16]" office:value-type="float" office:value="0.025208">
            <text:p>2,52E-002</text:p>
          </table:table-cell>
          <table:table-cell table:formula="of:=60/[.I214]" office:value-type="float" office:value="2380.1967629324">
            <text:p>2380,2</text:p>
          </table:table-cell>
          <table:table-cell table:formula="of:=ABS([.J214]-[.B214])/[.B214]*100" office:value-type="float" office:value="0.00826735010095104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14]+[.$B$5]" office:value-type="float" office:value="2390">
            <text:p>2390</text:p>
          </table:table-cell>
          <table:table-cell table:formula="of:=[.B215]/60" office:value-type="float" office:value="39.8333333333333">
            <text:p>39,83</text:p>
          </table:table-cell>
          <table:table-cell table:formula="of:=1/[.C215]" office:value-type="float" office:value="0.0251046025104602">
            <text:p>2,51E-002</text:p>
          </table:table-cell>
          <table:table-cell table:formula="of:=[.D215]" office:value-type="float" office:value="0.0251046025104602">
            <text:p>2,51E-002</text:p>
          </table:table-cell>
          <table:table-cell table:formula="of:=2*[.D215]" office:value-type="float" office:value="0.0502092050209205">
            <text:p>5,02E-002</text:p>
          </table:table-cell>
          <table:table-cell/>
          <table:table-cell table:formula="of:=INT([.E215]/['rpm (16 bits - PIC16F877)'.$C$16])" office:value-type="float" office:value="3138">
            <text:p>3138</text:p>
          </table:table-cell>
          <table:table-cell table:formula="of:=[.H215]*['rpm (16 bits - PIC16F877)'.$C$16]" office:value-type="float" office:value="0.025104">
            <text:p>2,51E-002</text:p>
          </table:table-cell>
          <table:table-cell table:formula="of:=60/[.I215]" office:value-type="float" office:value="2390.05736137667">
            <text:p>2390,06</text:p>
          </table:table-cell>
          <table:table-cell table:formula="of:=ABS([.J215]-[.B215])/[.B215]*100" office:value-type="float" office:value="0.00240005760139207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215]+[.$B$5]" office:value-type="float" office:value="2400">
            <text:p>2400</text:p>
          </table:table-cell>
          <table:table-cell table:formula="of:=[.B216]/60" office:value-type="float" office:value="40">
            <text:p>40</text:p>
          </table:table-cell>
          <table:table-cell table:formula="of:=1/[.C216]" office:value-type="float" office:value="0.025">
            <text:p>2,50E-002</text:p>
          </table:table-cell>
          <table:table-cell table:formula="of:=[.D216]" office:value-type="float" office:value="0.025">
            <text:p>2,50E-002</text:p>
          </table:table-cell>
          <table:table-cell table:formula="of:=2*[.D216]" office:value-type="float" office:value="0.05">
            <text:p>5,00E-002</text:p>
          </table:table-cell>
          <table:table-cell/>
          <table:table-cell table:formula="of:=INT([.E216]/['rpm (16 bits - PIC16F877)'.$C$16])" office:value-type="float" office:value="3125">
            <text:p>3125</text:p>
          </table:table-cell>
          <table:table-cell table:formula="of:=[.H216]*['rpm (16 bits - PIC16F877)'.$C$16]" office:value-type="float" office:value="0.025">
            <text:p>2,50E-002</text:p>
          </table:table-cell>
          <table:table-cell table:formula="of:=60/[.I216]" office:value-type="float" office:value="2400">
            <text:p>2400</text:p>
          </table:table-cell>
          <table:table-cell table:formula="of:=ABS([.J216]-[.B216])/[.B216]*100"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216]+[.$B$5]" office:value-type="float" office:value="2410">
            <text:p>2410</text:p>
          </table:table-cell>
          <table:table-cell table:formula="of:=[.B217]/60" office:value-type="float" office:value="40.1666666666667">
            <text:p>40,17</text:p>
          </table:table-cell>
          <table:table-cell table:formula="of:=1/[.C217]" office:value-type="float" office:value="0.024896265560166">
            <text:p>2,49E-002</text:p>
          </table:table-cell>
          <table:table-cell table:formula="of:=[.D217]" office:value-type="float" office:value="0.024896265560166">
            <text:p>2,49E-002</text:p>
          </table:table-cell>
          <table:table-cell table:formula="of:=2*[.D217]" office:value-type="float" office:value="0.049792531120332">
            <text:p>4,98E-002</text:p>
          </table:table-cell>
          <table:table-cell/>
          <table:table-cell table:formula="of:=INT([.E217]/['rpm (16 bits - PIC16F877)'.$C$16])" office:value-type="float" office:value="3112">
            <text:p>3112</text:p>
          </table:table-cell>
          <table:table-cell table:formula="of:=[.H217]*['rpm (16 bits - PIC16F877)'.$C$16]" office:value-type="float" office:value="0.024896">
            <text:p>2,49E-002</text:p>
          </table:table-cell>
          <table:table-cell table:formula="of:=60/[.I217]" office:value-type="float" office:value="2410.02570694087">
            <text:p>2410,03</text:p>
          </table:table-cell>
          <table:table-cell table:formula="of:=ABS([.J217]-[.B217])/[.B217]*100" office:value-type="float" office:value="0.00106667804458269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217]+[.$B$5]" office:value-type="float" office:value="2420">
            <text:p>2420</text:p>
          </table:table-cell>
          <table:table-cell table:formula="of:=[.B218]/60" office:value-type="float" office:value="40.3333333333333">
            <text:p>40,33</text:p>
          </table:table-cell>
          <table:table-cell table:formula="of:=1/[.C218]" office:value-type="float" office:value="0.0247933884297521">
            <text:p>2,48E-002</text:p>
          </table:table-cell>
          <table:table-cell table:formula="of:=[.D218]" office:value-type="float" office:value="0.0247933884297521">
            <text:p>2,48E-002</text:p>
          </table:table-cell>
          <table:table-cell table:formula="of:=2*[.D218]" office:value-type="float" office:value="0.0495867768595041">
            <text:p>4,96E-002</text:p>
          </table:table-cell>
          <table:table-cell/>
          <table:table-cell table:formula="of:=INT([.E218]/['rpm (16 bits - PIC16F877)'.$C$16])" office:value-type="float" office:value="3099">
            <text:p>3099</text:p>
          </table:table-cell>
          <table:table-cell table:formula="of:=[.H218]*['rpm (16 bits - PIC16F877)'.$C$16]" office:value-type="float" office:value="0.024792">
            <text:p>2,48E-002</text:p>
          </table:table-cell>
          <table:table-cell table:formula="of:=60/[.I218]" office:value-type="float" office:value="2420.13552758954">
            <text:p>2420,14</text:p>
          </table:table-cell>
          <table:table-cell table:formula="of:=ABS([.J218]-[.B218])/[.B218]*100" office:value-type="float" office:value="0.00560031361757399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18]+[.$B$5]" office:value-type="float" office:value="2430">
            <text:p>2430</text:p>
          </table:table-cell>
          <table:table-cell table:formula="of:=[.B219]/60" office:value-type="float" office:value="40.5">
            <text:p>40,5</text:p>
          </table:table-cell>
          <table:table-cell table:formula="of:=1/[.C219]" office:value-type="float" office:value="0.0246913580246914">
            <text:p>2,47E-002</text:p>
          </table:table-cell>
          <table:table-cell table:formula="of:=[.D219]" office:value-type="float" office:value="0.0246913580246914">
            <text:p>2,47E-002</text:p>
          </table:table-cell>
          <table:table-cell table:formula="of:=2*[.D219]" office:value-type="float" office:value="0.0493827160493827">
            <text:p>4,94E-002</text:p>
          </table:table-cell>
          <table:table-cell/>
          <table:table-cell table:formula="of:=INT([.E219]/['rpm (16 bits - PIC16F877)'.$C$16])" office:value-type="float" office:value="3086">
            <text:p>3086</text:p>
          </table:table-cell>
          <table:table-cell table:formula="of:=[.H219]*['rpm (16 bits - PIC16F877)'.$C$16]" office:value-type="float" office:value="0.024688">
            <text:p>2,47E-002</text:p>
          </table:table-cell>
          <table:table-cell table:formula="of:=60/[.I219]" office:value-type="float" office:value="2430.33052495139">
            <text:p>2430,33</text:p>
          </table:table-cell>
          <table:table-cell table:formula="of:=ABS([.J219]-[.B219])/[.B219]*100" office:value-type="float" office:value="0.0136018498515937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19]+[.$B$5]" office:value-type="float" office:value="2440">
            <text:p>2440</text:p>
          </table:table-cell>
          <table:table-cell table:formula="of:=[.B220]/60" office:value-type="float" office:value="40.6666666666667">
            <text:p>40,67</text:p>
          </table:table-cell>
          <table:table-cell table:formula="of:=1/[.C220]" office:value-type="float" office:value="0.0245901639344262">
            <text:p>2,46E-002</text:p>
          </table:table-cell>
          <table:table-cell table:formula="of:=[.D220]" office:value-type="float" office:value="0.0245901639344262">
            <text:p>2,46E-002</text:p>
          </table:table-cell>
          <table:table-cell table:formula="of:=2*[.D220]" office:value-type="float" office:value="0.0491803278688525">
            <text:p>4,92E-002</text:p>
          </table:table-cell>
          <table:table-cell/>
          <table:table-cell table:formula="of:=INT([.E220]/['rpm (16 bits - PIC16F877)'.$C$16])" office:value-type="float" office:value="3073">
            <text:p>3073</text:p>
          </table:table-cell>
          <table:table-cell table:formula="of:=[.H220]*['rpm (16 bits - PIC16F877)'.$C$16]" office:value-type="float" office:value="0.024584">
            <text:p>2,46E-002</text:p>
          </table:table-cell>
          <table:table-cell table:formula="of:=60/[.I220]" office:value-type="float" office:value="2440.61178001952">
            <text:p>2440,61</text:p>
          </table:table-cell>
          <table:table-cell table:formula="of:=ABS([.J220]-[.B220])/[.B220]*100" office:value-type="float" office:value="0.0250729516198858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220]+[.$B$5]" office:value-type="float" office:value="2450">
            <text:p>2450</text:p>
          </table:table-cell>
          <table:table-cell table:formula="of:=[.B221]/60" office:value-type="float" office:value="40.8333333333333">
            <text:p>40,83</text:p>
          </table:table-cell>
          <table:table-cell table:formula="of:=1/[.C221]" office:value-type="float" office:value="0.0244897959183673">
            <text:p>2,45E-002</text:p>
          </table:table-cell>
          <table:table-cell table:formula="of:=[.D221]" office:value-type="float" office:value="0.0244897959183673">
            <text:p>2,45E-002</text:p>
          </table:table-cell>
          <table:table-cell table:formula="of:=2*[.D221]" office:value-type="float" office:value="0.0489795918367347">
            <text:p>4,90E-002</text:p>
          </table:table-cell>
          <table:table-cell/>
          <table:table-cell table:formula="of:=INT([.E221]/['rpm (16 bits - PIC16F877)'.$C$16])" office:value-type="float" office:value="3061">
            <text:p>3061</text:p>
          </table:table-cell>
          <table:table-cell table:formula="of:=[.H221]*['rpm (16 bits - PIC16F877)'.$C$16]" office:value-type="float" office:value="0.024488">
            <text:p>2,45E-002</text:p>
          </table:table-cell>
          <table:table-cell table:formula="of:=60/[.I221]" office:value-type="float" office:value="2450.17967984319">
            <text:p>2450,18</text:p>
          </table:table-cell>
          <table:table-cell table:formula="of:=ABS([.J221]-[.B221])/[.B221]*100" office:value-type="float" office:value="0.0073338711505612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21]+[.$B$5]" office:value-type="float" office:value="2460">
            <text:p>2460</text:p>
          </table:table-cell>
          <table:table-cell table:formula="of:=[.B222]/60" office:value-type="float" office:value="41">
            <text:p>41</text:p>
          </table:table-cell>
          <table:table-cell table:formula="of:=1/[.C222]" office:value-type="float" office:value="0.024390243902439">
            <text:p>2,44E-002</text:p>
          </table:table-cell>
          <table:table-cell table:formula="of:=[.D222]" office:value-type="float" office:value="0.024390243902439">
            <text:p>2,44E-002</text:p>
          </table:table-cell>
          <table:table-cell table:formula="of:=2*[.D222]" office:value-type="float" office:value="0.0487804878048781">
            <text:p>4,88E-002</text:p>
          </table:table-cell>
          <table:table-cell/>
          <table:table-cell table:formula="of:=INT([.E222]/['rpm (16 bits - PIC16F877)'.$C$16])" office:value-type="float" office:value="3048">
            <text:p>3048</text:p>
          </table:table-cell>
          <table:table-cell table:formula="of:=[.H222]*['rpm (16 bits - PIC16F877)'.$C$16]" office:value-type="float" office:value="0.024384">
            <text:p>2,44E-002</text:p>
          </table:table-cell>
          <table:table-cell table:formula="of:=60/[.I222]" office:value-type="float" office:value="2460.62992125984">
            <text:p>2460,63</text:p>
          </table:table-cell>
          <table:table-cell table:formula="of:=ABS([.J222]-[.B222])/[.B222]*100" office:value-type="float" office:value="0.0256065552781454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222]+[.$B$5]" office:value-type="float" office:value="2470">
            <text:p>2470</text:p>
          </table:table-cell>
          <table:table-cell table:formula="of:=[.B223]/60" office:value-type="float" office:value="41.1666666666667">
            <text:p>41,17</text:p>
          </table:table-cell>
          <table:table-cell table:formula="of:=1/[.C223]" office:value-type="float" office:value="0.0242914979757085">
            <text:p>2,43E-002</text:p>
          </table:table-cell>
          <table:table-cell table:formula="of:=[.D223]" office:value-type="float" office:value="0.0242914979757085">
            <text:p>2,43E-002</text:p>
          </table:table-cell>
          <table:table-cell table:formula="of:=2*[.D223]" office:value-type="float" office:value="0.048582995951417">
            <text:p>4,86E-002</text:p>
          </table:table-cell>
          <table:table-cell/>
          <table:table-cell table:formula="of:=INT([.E223]/['rpm (16 bits - PIC16F877)'.$C$16])" office:value-type="float" office:value="3036">
            <text:p>3036</text:p>
          </table:table-cell>
          <table:table-cell table:formula="of:=[.H223]*['rpm (16 bits - PIC16F877)'.$C$16]" office:value-type="float" office:value="0.024288">
            <text:p>2,43E-002</text:p>
          </table:table-cell>
          <table:table-cell table:formula="of:=60/[.I223]" office:value-type="float" office:value="2470.3557312253">
            <text:p>2470,36</text:p>
          </table:table-cell>
          <table:table-cell table:formula="of:=ABS([.J223]-[.B223])/[.B223]*100" office:value-type="float" office:value="0.0144020738986435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23]+[.$B$5]" office:value-type="float" office:value="2480">
            <text:p>2480</text:p>
          </table:table-cell>
          <table:table-cell table:formula="of:=[.B224]/60" office:value-type="float" office:value="41.3333333333333">
            <text:p>41,33</text:p>
          </table:table-cell>
          <table:table-cell table:formula="of:=1/[.C224]" office:value-type="float" office:value="0.0241935483870968">
            <text:p>2,42E-002</text:p>
          </table:table-cell>
          <table:table-cell table:formula="of:=[.D224]" office:value-type="float" office:value="0.0241935483870968">
            <text:p>2,42E-002</text:p>
          </table:table-cell>
          <table:table-cell table:formula="of:=2*[.D224]" office:value-type="float" office:value="0.0483870967741936">
            <text:p>4,84E-002</text:p>
          </table:table-cell>
          <table:table-cell/>
          <table:table-cell table:formula="of:=INT([.E224]/['rpm (16 bits - PIC16F877)'.$C$16])" office:value-type="float" office:value="3024">
            <text:p>3024</text:p>
          </table:table-cell>
          <table:table-cell table:formula="of:=[.H224]*['rpm (16 bits - PIC16F877)'.$C$16]" office:value-type="float" office:value="0.024192">
            <text:p>2,42E-002</text:p>
          </table:table-cell>
          <table:table-cell table:formula="of:=60/[.I224]" office:value-type="float" office:value="2480.15873015873">
            <text:p>2480,16</text:p>
          </table:table-cell>
          <table:table-cell table:formula="of:=ABS([.J224]-[.B224])/[.B224]*100" office:value-type="float" office:value="0.00640040962621462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24]+[.$B$5]" office:value-type="float" office:value="2490">
            <text:p>2490</text:p>
          </table:table-cell>
          <table:table-cell table:formula="of:=[.B225]/60" office:value-type="float" office:value="41.5">
            <text:p>41,5</text:p>
          </table:table-cell>
          <table:table-cell table:formula="of:=1/[.C225]" office:value-type="float" office:value="0.0240963855421687">
            <text:p>2,41E-002</text:p>
          </table:table-cell>
          <table:table-cell table:formula="of:=[.D225]" office:value-type="float" office:value="0.0240963855421687">
            <text:p>2,41E-002</text:p>
          </table:table-cell>
          <table:table-cell table:formula="of:=2*[.D225]" office:value-type="float" office:value="0.0481927710843374">
            <text:p>4,82E-002</text:p>
          </table:table-cell>
          <table:table-cell/>
          <table:table-cell table:formula="of:=INT([.E225]/['rpm (16 bits - PIC16F877)'.$C$16])" office:value-type="float" office:value="3012">
            <text:p>3012</text:p>
          </table:table-cell>
          <table:table-cell table:formula="of:=[.H225]*['rpm (16 bits - PIC16F877)'.$C$16]" office:value-type="float" office:value="0.024096">
            <text:p>2,41E-002</text:p>
          </table:table-cell>
          <table:table-cell table:formula="of:=60/[.I225]" office:value-type="float" office:value="2490.03984063745">
            <text:p>2490,04</text:p>
          </table:table-cell>
          <table:table-cell table:formula="of:=ABS([.J225]-[.B225])/[.B225]*100" office:value-type="float" office:value="0.00160002560040953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225]+[.$B$5]" office:value-type="float" office:value="2500">
            <text:p>2500</text:p>
          </table:table-cell>
          <table:table-cell table:formula="of:=[.B226]/60" office:value-type="float" office:value="41.6666666666667">
            <text:p>41,67</text:p>
          </table:table-cell>
          <table:table-cell table:formula="of:=1/[.C226]" office:value-type="float" office:value="0.024">
            <text:p>2,40E-002</text:p>
          </table:table-cell>
          <table:table-cell table:formula="of:=[.D226]" office:value-type="float" office:value="0.024">
            <text:p>2,40E-002</text:p>
          </table:table-cell>
          <table:table-cell table:formula="of:=2*[.D226]" office:value-type="float" office:value="0.048">
            <text:p>4,80E-002</text:p>
          </table:table-cell>
          <table:table-cell/>
          <table:table-cell table:formula="of:=INT([.E226]/['rpm (16 bits - PIC16F877)'.$C$16])" office:value-type="float" office:value="3000">
            <text:p>3000</text:p>
          </table:table-cell>
          <table:table-cell table:formula="of:=[.H226]*['rpm (16 bits - PIC16F877)'.$C$16]" office:value-type="float" office:value="0.024">
            <text:p>2,40E-002</text:p>
          </table:table-cell>
          <table:table-cell table:formula="of:=60/[.I226]" office:value-type="float" office:value="2500">
            <text:p>2500</text:p>
          </table:table-cell>
          <table:table-cell table:formula="of:=ABS([.J226]-[.B226])/[.B226]*100"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226]+[.$B$5]" office:value-type="float" office:value="2510">
            <text:p>2510</text:p>
          </table:table-cell>
          <table:table-cell table:formula="of:=[.B227]/60" office:value-type="float" office:value="41.8333333333333">
            <text:p>41,83</text:p>
          </table:table-cell>
          <table:table-cell table:formula="of:=1/[.C227]" office:value-type="float" office:value="0.0239043824701195">
            <text:p>2,39E-002</text:p>
          </table:table-cell>
          <table:table-cell table:formula="of:=[.D227]" office:value-type="float" office:value="0.0239043824701195">
            <text:p>2,39E-002</text:p>
          </table:table-cell>
          <table:table-cell table:formula="of:=2*[.D227]" office:value-type="float" office:value="0.047808764940239">
            <text:p>4,78E-002</text:p>
          </table:table-cell>
          <table:table-cell/>
          <table:table-cell table:formula="of:=INT([.E227]/['rpm (16 bits - PIC16F877)'.$C$16])" office:value-type="float" office:value="2988">
            <text:p>2988</text:p>
          </table:table-cell>
          <table:table-cell table:formula="of:=[.H227]*['rpm (16 bits - PIC16F877)'.$C$16]" office:value-type="float" office:value="0.023904">
            <text:p>2,39E-002</text:p>
          </table:table-cell>
          <table:table-cell table:formula="of:=60/[.I227]" office:value-type="float" office:value="2510.04016064257">
            <text:p>2510,04</text:p>
          </table:table-cell>
          <table:table-cell table:formula="of:=ABS([.J227]-[.B227])/[.B227]*100" office:value-type="float" office:value="0.00160002560041033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227]+[.$B$5]" office:value-type="float" office:value="2520">
            <text:p>2520</text:p>
          </table:table-cell>
          <table:table-cell table:formula="of:=[.B228]/60" office:value-type="float" office:value="42">
            <text:p>42</text:p>
          </table:table-cell>
          <table:table-cell table:formula="of:=1/[.C228]" office:value-type="float" office:value="0.0238095238095238">
            <text:p>2,38E-002</text:p>
          </table:table-cell>
          <table:table-cell table:formula="of:=[.D228]" office:value-type="float" office:value="0.0238095238095238">
            <text:p>2,38E-002</text:p>
          </table:table-cell>
          <table:table-cell table:formula="of:=2*[.D228]" office:value-type="float" office:value="0.0476190476190476">
            <text:p>4,76E-002</text:p>
          </table:table-cell>
          <table:table-cell/>
          <table:table-cell table:formula="of:=INT([.E228]/['rpm (16 bits - PIC16F877)'.$C$16])" office:value-type="float" office:value="2976">
            <text:p>2976</text:p>
          </table:table-cell>
          <table:table-cell table:formula="of:=[.H228]*['rpm (16 bits - PIC16F877)'.$C$16]" office:value-type="float" office:value="0.023808">
            <text:p>2,38E-002</text:p>
          </table:table-cell>
          <table:table-cell table:formula="of:=60/[.I228]" office:value-type="float" office:value="2520.16129032258">
            <text:p>2520,16</text:p>
          </table:table-cell>
          <table:table-cell table:formula="of:=ABS([.J228]-[.B228])/[.B228]*100" office:value-type="float" office:value="0.0064004096262102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28]+[.$B$5]" office:value-type="float" office:value="2530">
            <text:p>2530</text:p>
          </table:table-cell>
          <table:table-cell table:formula="of:=[.B229]/60" office:value-type="float" office:value="42.1666666666667">
            <text:p>42,17</text:p>
          </table:table-cell>
          <table:table-cell table:formula="of:=1/[.C229]" office:value-type="float" office:value="0.0237154150197628">
            <text:p>2,37E-002</text:p>
          </table:table-cell>
          <table:table-cell table:formula="of:=[.D229]" office:value-type="float" office:value="0.0237154150197628">
            <text:p>2,37E-002</text:p>
          </table:table-cell>
          <table:table-cell table:formula="of:=2*[.D229]" office:value-type="float" office:value="0.0474308300395257">
            <text:p>4,74E-002</text:p>
          </table:table-cell>
          <table:table-cell/>
          <table:table-cell table:formula="of:=INT([.E229]/['rpm (16 bits - PIC16F877)'.$C$16])" office:value-type="float" office:value="2964">
            <text:p>2964</text:p>
          </table:table-cell>
          <table:table-cell table:formula="of:=[.H229]*['rpm (16 bits - PIC16F877)'.$C$16]" office:value-type="float" office:value="0.023712">
            <text:p>2,37E-002</text:p>
          </table:table-cell>
          <table:table-cell table:formula="of:=60/[.I229]" office:value-type="float" office:value="2530.36437246964">
            <text:p>2530,36</text:p>
          </table:table-cell>
          <table:table-cell table:formula="of:=ABS([.J229]-[.B229])/[.B229]*100" office:value-type="float" office:value="0.0144020738986475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29]+[.$B$5]" office:value-type="float" office:value="2540">
            <text:p>2540</text:p>
          </table:table-cell>
          <table:table-cell table:formula="of:=[.B230]/60" office:value-type="float" office:value="42.3333333333333">
            <text:p>42,33</text:p>
          </table:table-cell>
          <table:table-cell table:formula="of:=1/[.C230]" office:value-type="float" office:value="0.0236220472440945">
            <text:p>2,36E-002</text:p>
          </table:table-cell>
          <table:table-cell table:formula="of:=[.D230]" office:value-type="float" office:value="0.0236220472440945">
            <text:p>2,36E-002</text:p>
          </table:table-cell>
          <table:table-cell table:formula="of:=2*[.D230]" office:value-type="float" office:value="0.047244094488189">
            <text:p>4,72E-002</text:p>
          </table:table-cell>
          <table:table-cell/>
          <table:table-cell table:formula="of:=INT([.E230]/['rpm (16 bits - PIC16F877)'.$C$16])" office:value-type="float" office:value="2952">
            <text:p>2952</text:p>
          </table:table-cell>
          <table:table-cell table:formula="of:=[.H230]*['rpm (16 bits - PIC16F877)'.$C$16]" office:value-type="float" office:value="0.023616">
            <text:p>2,36E-002</text:p>
          </table:table-cell>
          <table:table-cell table:formula="of:=60/[.I230]" office:value-type="float" office:value="2540.65040650407">
            <text:p>2540,65</text:p>
          </table:table-cell>
          <table:table-cell table:formula="of:=ABS([.J230]-[.B230])/[.B230]*100" office:value-type="float" office:value="0.0256065552781637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230]+[.$B$5]" office:value-type="float" office:value="2550">
            <text:p>2550</text:p>
          </table:table-cell>
          <table:table-cell table:formula="of:=[.B231]/60" office:value-type="float" office:value="42.5">
            <text:p>42,5</text:p>
          </table:table-cell>
          <table:table-cell table:formula="of:=1/[.C231]" office:value-type="float" office:value="0.0235294117647059">
            <text:p>2,35E-002</text:p>
          </table:table-cell>
          <table:table-cell table:formula="of:=[.D231]" office:value-type="float" office:value="0.0235294117647059">
            <text:p>2,35E-002</text:p>
          </table:table-cell>
          <table:table-cell table:formula="of:=2*[.D231]" office:value-type="float" office:value="0.0470588235294118">
            <text:p>4,71E-002</text:p>
          </table:table-cell>
          <table:table-cell/>
          <table:table-cell table:formula="of:=INT([.E231]/['rpm (16 bits - PIC16F877)'.$C$16])" office:value-type="float" office:value="2941">
            <text:p>2941</text:p>
          </table:table-cell>
          <table:table-cell table:formula="of:=[.H231]*['rpm (16 bits - PIC16F877)'.$C$16]" office:value-type="float" office:value="0.023528">
            <text:p>2,35E-002</text:p>
          </table:table-cell>
          <table:table-cell table:formula="of:=60/[.I231]" office:value-type="float" office:value="2550.15300918055">
            <text:p>2550,15</text:p>
          </table:table-cell>
          <table:table-cell table:formula="of:=ABS([.J231]-[.B231])/[.B231]*100" office:value-type="float" office:value="0.00600036002159708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31]+[.$B$5]" office:value-type="float" office:value="2560">
            <text:p>2560</text:p>
          </table:table-cell>
          <table:table-cell table:formula="of:=[.B232]/60" office:value-type="float" office:value="42.6666666666667">
            <text:p>42,67</text:p>
          </table:table-cell>
          <table:table-cell table:formula="of:=1/[.C232]" office:value-type="float" office:value="0.0234375">
            <text:p>2,34E-002</text:p>
          </table:table-cell>
          <table:table-cell table:formula="of:=[.D232]" office:value-type="float" office:value="0.0234375">
            <text:p>2,34E-002</text:p>
          </table:table-cell>
          <table:table-cell table:formula="of:=2*[.D232]" office:value-type="float" office:value="0.046875">
            <text:p>4,69E-002</text:p>
          </table:table-cell>
          <table:table-cell/>
          <table:table-cell table:formula="of:=INT([.E232]/['rpm (16 bits - PIC16F877)'.$C$16])" office:value-type="float" office:value="2929">
            <text:p>2929</text:p>
          </table:table-cell>
          <table:table-cell table:formula="of:=[.H232]*['rpm (16 bits - PIC16F877)'.$C$16]" office:value-type="float" office:value="0.023432">
            <text:p>2,34E-002</text:p>
          </table:table-cell>
          <table:table-cell table:formula="of:=60/[.I232]" office:value-type="float" office:value="2560.60088767497">
            <text:p>2560,6</text:p>
          </table:table-cell>
          <table:table-cell table:formula="of:=ABS([.J232]-[.B232])/[.B232]*100" office:value-type="float" office:value="0.0234721748037003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232]+[.$B$5]" office:value-type="float" office:value="2570">
            <text:p>2570</text:p>
          </table:table-cell>
          <table:table-cell table:formula="of:=[.B233]/60" office:value-type="float" office:value="42.8333333333333">
            <text:p>42,83</text:p>
          </table:table-cell>
          <table:table-cell table:formula="of:=1/[.C233]" office:value-type="float" office:value="0.0233463035019455">
            <text:p>2,33E-002</text:p>
          </table:table-cell>
          <table:table-cell table:formula="of:=[.D233]" office:value-type="float" office:value="0.0233463035019455">
            <text:p>2,33E-002</text:p>
          </table:table-cell>
          <table:table-cell table:formula="of:=2*[.D233]" office:value-type="float" office:value="0.0466926070038911">
            <text:p>4,67E-002</text:p>
          </table:table-cell>
          <table:table-cell/>
          <table:table-cell table:formula="of:=INT([.E233]/['rpm (16 bits - PIC16F877)'.$C$16])" office:value-type="float" office:value="2918">
            <text:p>2918</text:p>
          </table:table-cell>
          <table:table-cell table:formula="of:=[.H233]*['rpm (16 bits - PIC16F877)'.$C$16]" office:value-type="float" office:value="0.023344">
            <text:p>2,33E-002</text:p>
          </table:table-cell>
          <table:table-cell table:formula="of:=60/[.I233]" office:value-type="float" office:value="2570.25359835504">
            <text:p>2570,25</text:p>
          </table:table-cell>
          <table:table-cell table:formula="of:=ABS([.J233]-[.B233])/[.B233]*100" office:value-type="float" office:value="0.00986764027384693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33]+[.$B$5]" office:value-type="float" office:value="2580">
            <text:p>2580</text:p>
          </table:table-cell>
          <table:table-cell table:formula="of:=[.B234]/60" office:value-type="float" office:value="43">
            <text:p>43</text:p>
          </table:table-cell>
          <table:table-cell table:formula="of:=1/[.C234]" office:value-type="float" office:value="0.0232558139534884">
            <text:p>2,33E-002</text:p>
          </table:table-cell>
          <table:table-cell table:formula="of:=[.D234]" office:value-type="float" office:value="0.0232558139534884">
            <text:p>2,33E-002</text:p>
          </table:table-cell>
          <table:table-cell table:formula="of:=2*[.D234]" office:value-type="float" office:value="0.0465116279069768">
            <text:p>4,65E-002</text:p>
          </table:table-cell>
          <table:table-cell/>
          <table:table-cell table:formula="of:=INT([.E234]/['rpm (16 bits - PIC16F877)'.$C$16])" office:value-type="float" office:value="2906">
            <text:p>2906</text:p>
          </table:table-cell>
          <table:table-cell table:formula="of:=[.H234]*['rpm (16 bits - PIC16F877)'.$C$16]" office:value-type="float" office:value="0.023248">
            <text:p>2,32E-002</text:p>
          </table:table-cell>
          <table:table-cell table:formula="of:=60/[.I234]" office:value-type="float" office:value="2580.86717136958">
            <text:p>2580,87</text:p>
          </table:table-cell>
          <table:table-cell table:formula="of:=ABS([.J234]-[.B234])/[.B234]*100" office:value-type="float" office:value="0.033611293394586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234]+[.$B$5]" office:value-type="float" office:value="2590">
            <text:p>2590</text:p>
          </table:table-cell>
          <table:table-cell table:formula="of:=[.B235]/60" office:value-type="float" office:value="43.1666666666667">
            <text:p>43,17</text:p>
          </table:table-cell>
          <table:table-cell table:formula="of:=1/[.C235]" office:value-type="float" office:value="0.0231660231660232">
            <text:p>2,32E-002</text:p>
          </table:table-cell>
          <table:table-cell table:formula="of:=[.D235]" office:value-type="float" office:value="0.0231660231660232">
            <text:p>2,32E-002</text:p>
          </table:table-cell>
          <table:table-cell table:formula="of:=2*[.D235]" office:value-type="float" office:value="0.0463320463320463">
            <text:p>4,63E-002</text:p>
          </table:table-cell>
          <table:table-cell/>
          <table:table-cell table:formula="of:=INT([.E235]/['rpm (16 bits - PIC16F877)'.$C$16])" office:value-type="float" office:value="2895">
            <text:p>2895</text:p>
          </table:table-cell>
          <table:table-cell table:formula="of:=[.H235]*['rpm (16 bits - PIC16F877)'.$C$16]" office:value-type="float" office:value="0.02316">
            <text:p>2,32E-002</text:p>
          </table:table-cell>
          <table:table-cell table:formula="of:=60/[.I235]" office:value-type="float" office:value="2590.67357512953">
            <text:p>2590,67</text:p>
          </table:table-cell>
          <table:table-cell table:formula="of:=ABS([.J235]-[.B235])/[.B235]*100" office:value-type="float" office:value="0.0260067617580569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235]+[.$B$5]" office:value-type="float" office:value="2600">
            <text:p>2600</text:p>
          </table:table-cell>
          <table:table-cell table:formula="of:=[.B236]/60" office:value-type="float" office:value="43.3333333333333">
            <text:p>43,33</text:p>
          </table:table-cell>
          <table:table-cell table:formula="of:=1/[.C236]" office:value-type="float" office:value="0.0230769230769231">
            <text:p>2,31E-002</text:p>
          </table:table-cell>
          <table:table-cell table:formula="of:=[.D236]" office:value-type="float" office:value="0.0230769230769231">
            <text:p>2,31E-002</text:p>
          </table:table-cell>
          <table:table-cell table:formula="of:=2*[.D236]" office:value-type="float" office:value="0.0461538461538462">
            <text:p>4,62E-002</text:p>
          </table:table-cell>
          <table:table-cell/>
          <table:table-cell table:formula="of:=INT([.E236]/['rpm (16 bits - PIC16F877)'.$C$16])" office:value-type="float" office:value="2884">
            <text:p>2884</text:p>
          </table:table-cell>
          <table:table-cell table:formula="of:=[.H236]*['rpm (16 bits - PIC16F877)'.$C$16]" office:value-type="float" office:value="0.023072">
            <text:p>2,31E-002</text:p>
          </table:table-cell>
          <table:table-cell table:formula="of:=60/[.I236]" office:value-type="float" office:value="2600.5547850208">
            <text:p>2600,55</text:p>
          </table:table-cell>
          <table:table-cell table:formula="of:=ABS([.J236]-[.B236])/[.B236]*100" office:value-type="float" office:value="0.0213378854155578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236]+[.$B$5]" office:value-type="float" office:value="2610">
            <text:p>2610</text:p>
          </table:table-cell>
          <table:table-cell table:formula="of:=[.B237]/60" office:value-type="float" office:value="43.5">
            <text:p>43,5</text:p>
          </table:table-cell>
          <table:table-cell table:formula="of:=1/[.C237]" office:value-type="float" office:value="0.0229885057471264">
            <text:p>2,30E-002</text:p>
          </table:table-cell>
          <table:table-cell table:formula="of:=[.D237]" office:value-type="float" office:value="0.0229885057471264">
            <text:p>2,30E-002</text:p>
          </table:table-cell>
          <table:table-cell table:formula="of:=2*[.D237]" office:value-type="float" office:value="0.0459770114942529">
            <text:p>4,60E-002</text:p>
          </table:table-cell>
          <table:table-cell/>
          <table:table-cell table:formula="of:=INT([.E237]/['rpm (16 bits - PIC16F877)'.$C$16])" office:value-type="float" office:value="2873">
            <text:p>2873</text:p>
          </table:table-cell>
          <table:table-cell table:formula="of:=[.H237]*['rpm (16 bits - PIC16F877)'.$C$16]" office:value-type="float" office:value="0.022984">
            <text:p>2,30E-002</text:p>
          </table:table-cell>
          <table:table-cell table:formula="of:=60/[.I237]" office:value-type="float" office:value="2610.51166028542">
            <text:p>2610,51</text:p>
          </table:table-cell>
          <table:table-cell table:formula="of:=ABS([.J237]-[.B237])/[.B237]*100" office:value-type="float" office:value="0.0196038423531181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237]+[.$B$5]" office:value-type="float" office:value="2620">
            <text:p>2620</text:p>
          </table:table-cell>
          <table:table-cell table:formula="of:=[.B238]/60" office:value-type="float" office:value="43.6666666666667">
            <text:p>43,67</text:p>
          </table:table-cell>
          <table:table-cell table:formula="of:=1/[.C238]" office:value-type="float" office:value="0.0229007633587786">
            <text:p>2,29E-002</text:p>
          </table:table-cell>
          <table:table-cell table:formula="of:=[.D238]" office:value-type="float" office:value="0.0229007633587786">
            <text:p>2,29E-002</text:p>
          </table:table-cell>
          <table:table-cell table:formula="of:=2*[.D238]" office:value-type="float" office:value="0.0458015267175573">
            <text:p>4,58E-002</text:p>
          </table:table-cell>
          <table:table-cell/>
          <table:table-cell table:formula="of:=INT([.E238]/['rpm (16 bits - PIC16F877)'.$C$16])" office:value-type="float" office:value="2862">
            <text:p>2862</text:p>
          </table:table-cell>
          <table:table-cell table:formula="of:=[.H238]*['rpm (16 bits - PIC16F877)'.$C$16]" office:value-type="float" office:value="0.022896">
            <text:p>2,29E-002</text:p>
          </table:table-cell>
          <table:table-cell table:formula="of:=60/[.I238]" office:value-type="float" office:value="2620.54507337526">
            <text:p>2620,55</text:p>
          </table:table-cell>
          <table:table-cell table:formula="of:=ABS([.J238]-[.B238])/[.B238]*100" office:value-type="float" office:value="0.0208043273000874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238]+[.$B$5]" office:value-type="float" office:value="2630">
            <text:p>2630</text:p>
          </table:table-cell>
          <table:table-cell table:formula="of:=[.B239]/60" office:value-type="float" office:value="43.8333333333333">
            <text:p>43,83</text:p>
          </table:table-cell>
          <table:table-cell table:formula="of:=1/[.C239]" office:value-type="float" office:value="0.0228136882129278">
            <text:p>2,28E-002</text:p>
          </table:table-cell>
          <table:table-cell table:formula="of:=[.D239]" office:value-type="float" office:value="0.0228136882129278">
            <text:p>2,28E-002</text:p>
          </table:table-cell>
          <table:table-cell table:formula="of:=2*[.D239]" office:value-type="float" office:value="0.0456273764258555">
            <text:p>4,56E-002</text:p>
          </table:table-cell>
          <table:table-cell/>
          <table:table-cell table:formula="of:=INT([.E239]/['rpm (16 bits - PIC16F877)'.$C$16])" office:value-type="float" office:value="2851">
            <text:p>2851</text:p>
          </table:table-cell>
          <table:table-cell table:formula="of:=[.H239]*['rpm (16 bits - PIC16F877)'.$C$16]" office:value-type="float" office:value="0.022808">
            <text:p>2,28E-002</text:p>
          </table:table-cell>
          <table:table-cell table:formula="of:=60/[.I239]" office:value-type="float" office:value="2630.65591020694">
            <text:p>2630,66</text:p>
          </table:table-cell>
          <table:table-cell table:formula="of:=ABS([.J239]-[.B239])/[.B239]*100" office:value-type="float" office:value="0.0249395515948673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239]+[.$B$5]" office:value-type="float" office:value="2640">
            <text:p>2640</text:p>
          </table:table-cell>
          <table:table-cell table:formula="of:=[.B240]/60" office:value-type="float" office:value="44">
            <text:p>44</text:p>
          </table:table-cell>
          <table:table-cell table:formula="of:=1/[.C240]" office:value-type="float" office:value="0.0227272727272727">
            <text:p>2,27E-002</text:p>
          </table:table-cell>
          <table:table-cell table:formula="of:=[.D240]" office:value-type="float" office:value="0.0227272727272727">
            <text:p>2,27E-002</text:p>
          </table:table-cell>
          <table:table-cell table:formula="of:=2*[.D240]" office:value-type="float" office:value="0.0454545454545455">
            <text:p>4,55E-002</text:p>
          </table:table-cell>
          <table:table-cell/>
          <table:table-cell table:formula="of:=INT([.E240]/['rpm (16 bits - PIC16F877)'.$C$16])" office:value-type="float" office:value="2840">
            <text:p>2840</text:p>
          </table:table-cell>
          <table:table-cell table:formula="of:=[.H240]*['rpm (16 bits - PIC16F877)'.$C$16]" office:value-type="float" office:value="0.02272">
            <text:p>2,27E-002</text:p>
          </table:table-cell>
          <table:table-cell table:formula="of:=60/[.I240]" office:value-type="float" office:value="2640.84507042253">
            <text:p>2640,85</text:p>
          </table:table-cell>
          <table:table-cell table:formula="of:=ABS([.J240]-[.B240])/[.B240]*100" office:value-type="float" office:value="0.0320102432778475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240]+[.$B$5]" office:value-type="float" office:value="2650">
            <text:p>2650</text:p>
          </table:table-cell>
          <table:table-cell table:formula="of:=[.B241]/60" office:value-type="float" office:value="44.1666666666667">
            <text:p>44,17</text:p>
          </table:table-cell>
          <table:table-cell table:formula="of:=1/[.C241]" office:value-type="float" office:value="0.0226415094339623">
            <text:p>2,26E-002</text:p>
          </table:table-cell>
          <table:table-cell table:formula="of:=[.D241]" office:value-type="float" office:value="0.0226415094339623">
            <text:p>2,26E-002</text:p>
          </table:table-cell>
          <table:table-cell table:formula="of:=2*[.D241]" office:value-type="float" office:value="0.0452830188679245">
            <text:p>4,53E-002</text:p>
          </table:table-cell>
          <table:table-cell/>
          <table:table-cell table:formula="of:=INT([.E241]/['rpm (16 bits - PIC16F877)'.$C$16])" office:value-type="float" office:value="2830">
            <text:p>2830</text:p>
          </table:table-cell>
          <table:table-cell table:formula="of:=[.H241]*['rpm (16 bits - PIC16F877)'.$C$16]" office:value-type="float" office:value="0.02264">
            <text:p>2,26E-002</text:p>
          </table:table-cell>
          <table:table-cell table:formula="of:=60/[.I241]" office:value-type="float" office:value="2650.17667844523">
            <text:p>2650,18</text:p>
          </table:table-cell>
          <table:table-cell table:formula="of:=ABS([.J241]-[.B241])/[.B241]*100" office:value-type="float" office:value="0.00666711114074545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41]+[.$B$5]" office:value-type="float" office:value="2660">
            <text:p>2660</text:p>
          </table:table-cell>
          <table:table-cell table:formula="of:=[.B242]/60" office:value-type="float" office:value="44.3333333333333">
            <text:p>44,33</text:p>
          </table:table-cell>
          <table:table-cell table:formula="of:=1/[.C242]" office:value-type="float" office:value="0.0225563909774436">
            <text:p>2,26E-002</text:p>
          </table:table-cell>
          <table:table-cell table:formula="of:=[.D242]" office:value-type="float" office:value="0.0225563909774436">
            <text:p>2,26E-002</text:p>
          </table:table-cell>
          <table:table-cell table:formula="of:=2*[.D242]" office:value-type="float" office:value="0.0451127819548872">
            <text:p>4,51E-002</text:p>
          </table:table-cell>
          <table:table-cell/>
          <table:table-cell table:formula="of:=INT([.E242]/['rpm (16 bits - PIC16F877)'.$C$16])" office:value-type="float" office:value="2819">
            <text:p>2819</text:p>
          </table:table-cell>
          <table:table-cell table:formula="of:=[.H242]*['rpm (16 bits - PIC16F877)'.$C$16]" office:value-type="float" office:value="0.022552">
            <text:p>2,26E-002</text:p>
          </table:table-cell>
          <table:table-cell table:formula="of:=60/[.I242]" office:value-type="float" office:value="2660.51791415396">
            <text:p>2660,52</text:p>
          </table:table-cell>
          <table:table-cell table:formula="of:=ABS([.J242]-[.B242])/[.B242]*100" office:value-type="float" office:value="0.0194704569156086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242]+[.$B$5]" office:value-type="float" office:value="2670">
            <text:p>2670</text:p>
          </table:table-cell>
          <table:table-cell table:formula="of:=[.B243]/60" office:value-type="float" office:value="44.5">
            <text:p>44,5</text:p>
          </table:table-cell>
          <table:table-cell table:formula="of:=1/[.C243]" office:value-type="float" office:value="0.0224719101123595">
            <text:p>2,25E-002</text:p>
          </table:table-cell>
          <table:table-cell table:formula="of:=[.D243]" office:value-type="float" office:value="0.0224719101123595">
            <text:p>2,25E-002</text:p>
          </table:table-cell>
          <table:table-cell table:formula="of:=2*[.D243]" office:value-type="float" office:value="0.0449438202247191">
            <text:p>4,49E-002</text:p>
          </table:table-cell>
          <table:table-cell/>
          <table:table-cell table:formula="of:=INT([.E243]/['rpm (16 bits - PIC16F877)'.$C$16])" office:value-type="float" office:value="2808">
            <text:p>2808</text:p>
          </table:table-cell>
          <table:table-cell table:formula="of:=[.H243]*['rpm (16 bits - PIC16F877)'.$C$16]" office:value-type="float" office:value="0.022464">
            <text:p>2,25E-002</text:p>
          </table:table-cell>
          <table:table-cell table:formula="of:=60/[.I243]" office:value-type="float" office:value="2670.94017094017">
            <text:p>2670,94</text:p>
          </table:table-cell>
          <table:table-cell table:formula="of:=ABS([.J243]-[.B243])/[.B243]*100" office:value-type="float" office:value="0.0352123947629721">
            <text:p>0,04</text:p>
          </table:table-cell>
          <table:table-cell table:number-columns-repeated="1013"/>
        </table:table-row>
        <table:table-row table:style-name="ro2">
          <table:table-cell/>
          <table:table-cell table:formula="of:=[.B243]+[.$B$5]" office:value-type="float" office:value="2680">
            <text:p>2680</text:p>
          </table:table-cell>
          <table:table-cell table:formula="of:=[.B244]/60" office:value-type="float" office:value="44.6666666666667">
            <text:p>44,67</text:p>
          </table:table-cell>
          <table:table-cell table:formula="of:=1/[.C244]" office:value-type="float" office:value="0.0223880597014925">
            <text:p>2,24E-002</text:p>
          </table:table-cell>
          <table:table-cell table:formula="of:=[.D244]" office:value-type="float" office:value="0.0223880597014925">
            <text:p>2,24E-002</text:p>
          </table:table-cell>
          <table:table-cell table:formula="of:=2*[.D244]" office:value-type="float" office:value="0.0447761194029851">
            <text:p>4,48E-002</text:p>
          </table:table-cell>
          <table:table-cell/>
          <table:table-cell table:formula="of:=INT([.E244]/['rpm (16 bits - PIC16F877)'.$C$16])" office:value-type="float" office:value="2798">
            <text:p>2798</text:p>
          </table:table-cell>
          <table:table-cell table:formula="of:=[.H244]*['rpm (16 bits - PIC16F877)'.$C$16]" office:value-type="float" office:value="0.022384">
            <text:p>2,24E-002</text:p>
          </table:table-cell>
          <table:table-cell table:formula="of:=60/[.I244]" office:value-type="float" office:value="2680.48606147248">
            <text:p>2680,49</text:p>
          </table:table-cell>
          <table:table-cell table:formula="of:=ABS([.J244]-[.B244])/[.B244]*100" office:value-type="float" office:value="0.0181366221074904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244]+[.$B$5]" office:value-type="float" office:value="2690">
            <text:p>2690</text:p>
          </table:table-cell>
          <table:table-cell table:formula="of:=[.B245]/60" office:value-type="float" office:value="44.8333333333333">
            <text:p>44,83</text:p>
          </table:table-cell>
          <table:table-cell table:formula="of:=1/[.C245]" office:value-type="float" office:value="0.0223048327137546">
            <text:p>2,23E-002</text:p>
          </table:table-cell>
          <table:table-cell table:formula="of:=[.D245]" office:value-type="float" office:value="0.0223048327137546">
            <text:p>2,23E-002</text:p>
          </table:table-cell>
          <table:table-cell table:formula="of:=2*[.D245]" office:value-type="float" office:value="0.0446096654275093">
            <text:p>4,46E-002</text:p>
          </table:table-cell>
          <table:table-cell/>
          <table:table-cell table:formula="of:=INT([.E245]/['rpm (16 bits - PIC16F877)'.$C$16])" office:value-type="float" office:value="2788">
            <text:p>2788</text:p>
          </table:table-cell>
          <table:table-cell table:formula="of:=[.H245]*['rpm (16 bits - PIC16F877)'.$C$16]" office:value-type="float" office:value="0.022304">
            <text:p>2,23E-002</text:p>
          </table:table-cell>
          <table:table-cell table:formula="of:=60/[.I245]" office:value-type="float" office:value="2690.10043041607">
            <text:p>2690,1</text:p>
          </table:table-cell>
          <table:table-cell table:formula="of:=ABS([.J245]-[.B245])/[.B245]*100" office:value-type="float" office:value="0.00373347271632825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245]+[.$B$5]" office:value-type="float" office:value="2700">
            <text:p>2700</text:p>
          </table:table-cell>
          <table:table-cell table:formula="of:=[.B246]/60" office:value-type="float" office:value="45">
            <text:p>45</text:p>
          </table:table-cell>
          <table:table-cell table:formula="of:=1/[.C246]" office:value-type="float" office:value="0.0222222222222222">
            <text:p>2,22E-002</text:p>
          </table:table-cell>
          <table:table-cell table:formula="of:=[.D246]" office:value-type="float" office:value="0.0222222222222222">
            <text:p>2,22E-002</text:p>
          </table:table-cell>
          <table:table-cell table:formula="of:=2*[.D246]" office:value-type="float" office:value="0.0444444444444444">
            <text:p>4,44E-002</text:p>
          </table:table-cell>
          <table:table-cell/>
          <table:table-cell table:formula="of:=INT([.E246]/['rpm (16 bits - PIC16F877)'.$C$16])" office:value-type="float" office:value="2777">
            <text:p>2777</text:p>
          </table:table-cell>
          <table:table-cell table:formula="of:=[.H246]*['rpm (16 bits - PIC16F877)'.$C$16]" office:value-type="float" office:value="0.022216">
            <text:p>2,22E-002</text:p>
          </table:table-cell>
          <table:table-cell table:formula="of:=60/[.I246]" office:value-type="float" office:value="2700.75621173929">
            <text:p>2700,76</text:p>
          </table:table-cell>
          <table:table-cell table:formula="of:=ABS([.J246]-[.B246])/[.B246]*100" office:value-type="float" office:value="0.0280078421958226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246]+[.$B$5]" office:value-type="float" office:value="2710">
            <text:p>2710</text:p>
          </table:table-cell>
          <table:table-cell table:formula="of:=[.B247]/60" office:value-type="float" office:value="45.1666666666667">
            <text:p>45,17</text:p>
          </table:table-cell>
          <table:table-cell table:formula="of:=1/[.C247]" office:value-type="float" office:value="0.022140221402214">
            <text:p>2,21E-002</text:p>
          </table:table-cell>
          <table:table-cell table:formula="of:=[.D247]" office:value-type="float" office:value="0.022140221402214">
            <text:p>2,21E-002</text:p>
          </table:table-cell>
          <table:table-cell table:formula="of:=2*[.D247]" office:value-type="float" office:value="0.0442804428044281">
            <text:p>4,43E-002</text:p>
          </table:table-cell>
          <table:table-cell/>
          <table:table-cell table:formula="of:=INT([.E247]/['rpm (16 bits - PIC16F877)'.$C$16])" office:value-type="float" office:value="2767">
            <text:p>2767</text:p>
          </table:table-cell>
          <table:table-cell table:formula="of:=[.H247]*['rpm (16 bits - PIC16F877)'.$C$16]" office:value-type="float" office:value="0.022136">
            <text:p>2,21E-002</text:p>
          </table:table-cell>
          <table:table-cell table:formula="of:=60/[.I247]" office:value-type="float" office:value="2710.51680520419">
            <text:p>2710,52</text:p>
          </table:table-cell>
          <table:table-cell table:formula="of:=ABS([.J247]-[.B247])/[.B247]*100" office:value-type="float" office:value="0.0190703027377204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247]+[.$B$5]" office:value-type="float" office:value="2720">
            <text:p>2720</text:p>
          </table:table-cell>
          <table:table-cell table:formula="of:=[.B248]/60" office:value-type="float" office:value="45.3333333333333">
            <text:p>45,33</text:p>
          </table:table-cell>
          <table:table-cell table:formula="of:=1/[.C248]" office:value-type="float" office:value="0.0220588235294118">
            <text:p>2,21E-002</text:p>
          </table:table-cell>
          <table:table-cell table:formula="of:=[.D248]" office:value-type="float" office:value="0.0220588235294118">
            <text:p>2,21E-002</text:p>
          </table:table-cell>
          <table:table-cell table:formula="of:=2*[.D248]" office:value-type="float" office:value="0.0441176470588235">
            <text:p>4,41E-002</text:p>
          </table:table-cell>
          <table:table-cell/>
          <table:table-cell table:formula="of:=INT([.E248]/['rpm (16 bits - PIC16F877)'.$C$16])" office:value-type="float" office:value="2757">
            <text:p>2757</text:p>
          </table:table-cell>
          <table:table-cell table:formula="of:=[.H248]*['rpm (16 bits - PIC16F877)'.$C$16]" office:value-type="float" office:value="0.022056">
            <text:p>2,21E-002</text:p>
          </table:table-cell>
          <table:table-cell table:formula="of:=60/[.I248]" office:value-type="float" office:value="2720.34820457018">
            <text:p>2720,35</text:p>
          </table:table-cell>
          <table:table-cell table:formula="of:=ABS([.J248]-[.B248])/[.B248]*100" office:value-type="float" office:value="0.012801638609737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48]+[.$B$5]" office:value-type="float" office:value="2730">
            <text:p>2730</text:p>
          </table:table-cell>
          <table:table-cell table:formula="of:=[.B249]/60" office:value-type="float" office:value="45.5">
            <text:p>45,5</text:p>
          </table:table-cell>
          <table:table-cell table:formula="of:=1/[.C249]" office:value-type="float" office:value="0.021978021978022">
            <text:p>2,20E-002</text:p>
          </table:table-cell>
          <table:table-cell table:formula="of:=[.D249]" office:value-type="float" office:value="0.021978021978022">
            <text:p>2,20E-002</text:p>
          </table:table-cell>
          <table:table-cell table:formula="of:=2*[.D249]" office:value-type="float" office:value="0.043956043956044">
            <text:p>4,40E-002</text:p>
          </table:table-cell>
          <table:table-cell/>
          <table:table-cell table:formula="of:=INT([.E249]/['rpm (16 bits - PIC16F877)'.$C$16])" office:value-type="float" office:value="2747">
            <text:p>2747</text:p>
          </table:table-cell>
          <table:table-cell table:formula="of:=[.H249]*['rpm (16 bits - PIC16F877)'.$C$16]" office:value-type="float" office:value="0.021976">
            <text:p>2,20E-002</text:p>
          </table:table-cell>
          <table:table-cell table:formula="of:=60/[.I249]" office:value-type="float" office:value="2730.25118310885">
            <text:p>2730,25</text:p>
          </table:table-cell>
          <table:table-cell table:formula="of:=ABS([.J249]-[.B249])/[.B249]*100" office:value-type="float" office:value="0.00920084647788873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49]+[.$B$5]" office:value-type="float" office:value="2740">
            <text:p>2740</text:p>
          </table:table-cell>
          <table:table-cell table:formula="of:=[.B250]/60" office:value-type="float" office:value="45.6666666666667">
            <text:p>45,67</text:p>
          </table:table-cell>
          <table:table-cell table:formula="of:=1/[.C250]" office:value-type="float" office:value="0.0218978102189781">
            <text:p>2,19E-002</text:p>
          </table:table-cell>
          <table:table-cell table:formula="of:=[.D250]" office:value-type="float" office:value="0.0218978102189781">
            <text:p>2,19E-002</text:p>
          </table:table-cell>
          <table:table-cell table:formula="of:=2*[.D250]" office:value-type="float" office:value="0.0437956204379562">
            <text:p>4,38E-002</text:p>
          </table:table-cell>
          <table:table-cell/>
          <table:table-cell table:formula="of:=INT([.E250]/['rpm (16 bits - PIC16F877)'.$C$16])" office:value-type="float" office:value="2737">
            <text:p>2737</text:p>
          </table:table-cell>
          <table:table-cell table:formula="of:=[.H250]*['rpm (16 bits - PIC16F877)'.$C$16]" office:value-type="float" office:value="0.021896">
            <text:p>2,19E-002</text:p>
          </table:table-cell>
          <table:table-cell table:formula="of:=60/[.I250]" office:value-type="float" office:value="2740.22652539277">
            <text:p>2740,23</text:p>
          </table:table-cell>
          <table:table-cell table:formula="of:=ABS([.J250]-[.B250])/[.B250]*100" office:value-type="float" office:value="0.0082673501009408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50]+[.$B$5]" office:value-type="float" office:value="2750">
            <text:p>2750</text:p>
          </table:table-cell>
          <table:table-cell table:formula="of:=[.B251]/60" office:value-type="float" office:value="45.8333333333333">
            <text:p>45,83</text:p>
          </table:table-cell>
          <table:table-cell table:formula="of:=1/[.C251]" office:value-type="float" office:value="0.0218181818181818">
            <text:p>2,18E-002</text:p>
          </table:table-cell>
          <table:table-cell table:formula="of:=[.D251]" office:value-type="float" office:value="0.0218181818181818">
            <text:p>2,18E-002</text:p>
          </table:table-cell>
          <table:table-cell table:formula="of:=2*[.D251]" office:value-type="float" office:value="0.0436363636363636">
            <text:p>4,36E-002</text:p>
          </table:table-cell>
          <table:table-cell/>
          <table:table-cell table:formula="of:=INT([.E251]/['rpm (16 bits - PIC16F877)'.$C$16])" office:value-type="float" office:value="2727">
            <text:p>2727</text:p>
          </table:table-cell>
          <table:table-cell table:formula="of:=[.H251]*['rpm (16 bits - PIC16F877)'.$C$16]" office:value-type="float" office:value="0.021816">
            <text:p>2,18E-002</text:p>
          </table:table-cell>
          <table:table-cell table:formula="of:=60/[.I251]" office:value-type="float" office:value="2750.27502750275">
            <text:p>2750,28</text:p>
          </table:table-cell>
          <table:table-cell table:formula="of:=ABS([.J251]-[.B251])/[.B251]*100" office:value-type="float" office:value="0.0100010001000225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51]+[.$B$5]" office:value-type="float" office:value="2760">
            <text:p>2760</text:p>
          </table:table-cell>
          <table:table-cell table:formula="of:=[.B252]/60" office:value-type="float" office:value="46">
            <text:p>46</text:p>
          </table:table-cell>
          <table:table-cell table:formula="of:=1/[.C252]" office:value-type="float" office:value="0.0217391304347826">
            <text:p>2,17E-002</text:p>
          </table:table-cell>
          <table:table-cell table:formula="of:=[.D252]" office:value-type="float" office:value="0.0217391304347826">
            <text:p>2,17E-002</text:p>
          </table:table-cell>
          <table:table-cell table:formula="of:=2*[.D252]" office:value-type="float" office:value="0.0434782608695652">
            <text:p>4,35E-002</text:p>
          </table:table-cell>
          <table:table-cell/>
          <table:table-cell table:formula="of:=INT([.E252]/['rpm (16 bits - PIC16F877)'.$C$16])" office:value-type="float" office:value="2717">
            <text:p>2717</text:p>
          </table:table-cell>
          <table:table-cell table:formula="of:=[.H252]*['rpm (16 bits - PIC16F877)'.$C$16]" office:value-type="float" office:value="0.021736">
            <text:p>2,17E-002</text:p>
          </table:table-cell>
          <table:table-cell table:formula="of:=60/[.I252]" office:value-type="float" office:value="2760.3974972396">
            <text:p>2760,4</text:p>
          </table:table-cell>
          <table:table-cell table:formula="of:=ABS([.J252]-[.B252])/[.B252]*100" office:value-type="float" office:value="0.0144020738986475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52]+[.$B$5]" office:value-type="float" office:value="2770">
            <text:p>2770</text:p>
          </table:table-cell>
          <table:table-cell table:formula="of:=[.B253]/60" office:value-type="float" office:value="46.1666666666667">
            <text:p>46,17</text:p>
          </table:table-cell>
          <table:table-cell table:formula="of:=1/[.C253]" office:value-type="float" office:value="0.0216606498194946">
            <text:p>2,17E-002</text:p>
          </table:table-cell>
          <table:table-cell table:formula="of:=[.D253]" office:value-type="float" office:value="0.0216606498194946">
            <text:p>2,17E-002</text:p>
          </table:table-cell>
          <table:table-cell table:formula="of:=2*[.D253]" office:value-type="float" office:value="0.0433212996389892">
            <text:p>4,33E-002</text:p>
          </table:table-cell>
          <table:table-cell/>
          <table:table-cell table:formula="of:=INT([.E253]/['rpm (16 bits - PIC16F877)'.$C$16])" office:value-type="float" office:value="2707">
            <text:p>2707</text:p>
          </table:table-cell>
          <table:table-cell table:formula="of:=[.H253]*['rpm (16 bits - PIC16F877)'.$C$16]" office:value-type="float" office:value="0.021656">
            <text:p>2,17E-002</text:p>
          </table:table-cell>
          <table:table-cell table:formula="of:=60/[.I253]" office:value-type="float" office:value="2770.5947543406">
            <text:p>2770,59</text:p>
          </table:table-cell>
          <table:table-cell table:formula="of:=ABS([.J253]-[.B253])/[.B253]*100" office:value-type="float" office:value="0.0214712758338875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253]+[.$B$5]" office:value-type="float" office:value="2780">
            <text:p>2780</text:p>
          </table:table-cell>
          <table:table-cell table:formula="of:=[.B254]/60" office:value-type="float" office:value="46.3333333333333">
            <text:p>46,33</text:p>
          </table:table-cell>
          <table:table-cell table:formula="of:=1/[.C254]" office:value-type="float" office:value="0.0215827338129496">
            <text:p>2,16E-002</text:p>
          </table:table-cell>
          <table:table-cell table:formula="of:=[.D254]" office:value-type="float" office:value="0.0215827338129496">
            <text:p>2,16E-002</text:p>
          </table:table-cell>
          <table:table-cell table:formula="of:=2*[.D254]" office:value-type="float" office:value="0.0431654676258993">
            <text:p>4,32E-002</text:p>
          </table:table-cell>
          <table:table-cell/>
          <table:table-cell table:formula="of:=INT([.E254]/['rpm (16 bits - PIC16F877)'.$C$16])" office:value-type="float" office:value="2697">
            <text:p>2697</text:p>
          </table:table-cell>
          <table:table-cell table:formula="of:=[.H254]*['rpm (16 bits - PIC16F877)'.$C$16]" office:value-type="float" office:value="0.021576">
            <text:p>2,16E-002</text:p>
          </table:table-cell>
          <table:table-cell table:formula="of:=60/[.I254]" office:value-type="float" office:value="2780.86763070078">
            <text:p>2780,87</text:p>
          </table:table-cell>
          <table:table-cell table:formula="of:=ABS([.J254]-[.B254])/[.B254]*100" office:value-type="float" office:value="0.0312097374380952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254]+[.$B$5]" office:value-type="float" office:value="2790">
            <text:p>2790</text:p>
          </table:table-cell>
          <table:table-cell table:formula="of:=[.B255]/60" office:value-type="float" office:value="46.5">
            <text:p>46,5</text:p>
          </table:table-cell>
          <table:table-cell table:formula="of:=1/[.C255]" office:value-type="float" office:value="0.021505376344086">
            <text:p>2,15E-002</text:p>
          </table:table-cell>
          <table:table-cell table:formula="of:=[.D255]" office:value-type="float" office:value="0.021505376344086">
            <text:p>2,15E-002</text:p>
          </table:table-cell>
          <table:table-cell table:formula="of:=2*[.D255]" office:value-type="float" office:value="0.0430107526881721">
            <text:p>4,30E-002</text:p>
          </table:table-cell>
          <table:table-cell/>
          <table:table-cell table:formula="of:=INT([.E255]/['rpm (16 bits - PIC16F877)'.$C$16])" office:value-type="float" office:value="2688">
            <text:p>2688</text:p>
          </table:table-cell>
          <table:table-cell table:formula="of:=[.H255]*['rpm (16 bits - PIC16F877)'.$C$16]" office:value-type="float" office:value="0.021504">
            <text:p>2,15E-002</text:p>
          </table:table-cell>
          <table:table-cell table:formula="of:=60/[.I255]" office:value-type="float" office:value="2790.17857142857">
            <text:p>2790,18</text:p>
          </table:table-cell>
          <table:table-cell table:formula="of:=ABS([.J255]-[.B255])/[.B255]*100" office:value-type="float" office:value="0.00640040962622073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55]+[.$B$5]" office:value-type="float" office:value="2800">
            <text:p>2800</text:p>
          </table:table-cell>
          <table:table-cell table:formula="of:=[.B256]/60" office:value-type="float" office:value="46.6666666666667">
            <text:p>46,67</text:p>
          </table:table-cell>
          <table:table-cell table:formula="of:=1/[.C256]" office:value-type="float" office:value="0.0214285714285714">
            <text:p>2,14E-002</text:p>
          </table:table-cell>
          <table:table-cell table:formula="of:=[.D256]" office:value-type="float" office:value="0.0214285714285714">
            <text:p>2,14E-002</text:p>
          </table:table-cell>
          <table:table-cell table:formula="of:=2*[.D256]" office:value-type="float" office:value="0.0428571428571429">
            <text:p>4,29E-002</text:p>
          </table:table-cell>
          <table:table-cell/>
          <table:table-cell table:formula="of:=INT([.E256]/['rpm (16 bits - PIC16F877)'.$C$16])" office:value-type="float" office:value="2678">
            <text:p>2678</text:p>
          </table:table-cell>
          <table:table-cell table:formula="of:=[.H256]*['rpm (16 bits - PIC16F877)'.$C$16]" office:value-type="float" office:value="0.021424">
            <text:p>2,14E-002</text:p>
          </table:table-cell>
          <table:table-cell table:formula="of:=60/[.I256]" office:value-type="float" office:value="2800.59746079164">
            <text:p>2800,6</text:p>
          </table:table-cell>
          <table:table-cell table:formula="of:=ABS([.J256]-[.B256])/[.B256]*100" office:value-type="float" office:value="0.021337885415554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256]+[.$B$5]" office:value-type="float" office:value="2810">
            <text:p>2810</text:p>
          </table:table-cell>
          <table:table-cell table:formula="of:=[.B257]/60" office:value-type="float" office:value="46.8333333333333">
            <text:p>46,83</text:p>
          </table:table-cell>
          <table:table-cell table:formula="of:=1/[.C257]" office:value-type="float" office:value="0.0213523131672598">
            <text:p>2,14E-002</text:p>
          </table:table-cell>
          <table:table-cell table:formula="of:=[.D257]" office:value-type="float" office:value="0.0213523131672598">
            <text:p>2,14E-002</text:p>
          </table:table-cell>
          <table:table-cell table:formula="of:=2*[.D257]" office:value-type="float" office:value="0.0427046263345196">
            <text:p>4,27E-002</text:p>
          </table:table-cell>
          <table:table-cell/>
          <table:table-cell table:formula="of:=INT([.E257]/['rpm (16 bits - PIC16F877)'.$C$16])" office:value-type="float" office:value="2669">
            <text:p>2669</text:p>
          </table:table-cell>
          <table:table-cell table:formula="of:=[.H257]*['rpm (16 bits - PIC16F877)'.$C$16]" office:value-type="float" office:value="0.021352">
            <text:p>2,14E-002</text:p>
          </table:table-cell>
          <table:table-cell table:formula="of:=60/[.I257]" office:value-type="float" office:value="2810.0412139378">
            <text:p>2810,04</text:p>
          </table:table-cell>
          <table:table-cell table:formula="of:=ABS([.J257]-[.B257])/[.B257]*100" office:value-type="float" office:value="0.00146668817809658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257]+[.$B$5]" office:value-type="float" office:value="2820">
            <text:p>2820</text:p>
          </table:table-cell>
          <table:table-cell table:formula="of:=[.B258]/60" office:value-type="float" office:value="47">
            <text:p>47</text:p>
          </table:table-cell>
          <table:table-cell table:formula="of:=1/[.C258]" office:value-type="float" office:value="0.0212765957446808">
            <text:p>2,13E-002</text:p>
          </table:table-cell>
          <table:table-cell table:formula="of:=[.D258]" office:value-type="float" office:value="0.0212765957446808">
            <text:p>2,13E-002</text:p>
          </table:table-cell>
          <table:table-cell table:formula="of:=2*[.D258]" office:value-type="float" office:value="0.0425531914893617">
            <text:p>4,26E-002</text:p>
          </table:table-cell>
          <table:table-cell/>
          <table:table-cell table:formula="of:=INT([.E258]/['rpm (16 bits - PIC16F877)'.$C$16])" office:value-type="float" office:value="2659">
            <text:p>2659</text:p>
          </table:table-cell>
          <table:table-cell table:formula="of:=[.H258]*['rpm (16 bits - PIC16F877)'.$C$16]" office:value-type="float" office:value="0.021272">
            <text:p>2,13E-002</text:p>
          </table:table-cell>
          <table:table-cell table:formula="of:=60/[.I258]" office:value-type="float" office:value="2820.60925159835">
            <text:p>2820,61</text:p>
          </table:table-cell>
          <table:table-cell table:formula="of:=ABS([.J258]-[.B258])/[.B258]*100" office:value-type="float" office:value="0.0216046666079968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258]+[.$B$5]" office:value-type="float" office:value="2830">
            <text:p>2830</text:p>
          </table:table-cell>
          <table:table-cell table:formula="of:=[.B259]/60" office:value-type="float" office:value="47.1666666666667">
            <text:p>47,17</text:p>
          </table:table-cell>
          <table:table-cell table:formula="of:=1/[.C259]" office:value-type="float" office:value="0.0212014134275618">
            <text:p>2,12E-002</text:p>
          </table:table-cell>
          <table:table-cell table:formula="of:=[.D259]" office:value-type="float" office:value="0.0212014134275618">
            <text:p>2,12E-002</text:p>
          </table:table-cell>
          <table:table-cell table:formula="of:=2*[.D259]" office:value-type="float" office:value="0.0424028268551237">
            <text:p>4,24E-002</text:p>
          </table:table-cell>
          <table:table-cell/>
          <table:table-cell table:formula="of:=INT([.E259]/['rpm (16 bits - PIC16F877)'.$C$16])" office:value-type="float" office:value="2650">
            <text:p>2650</text:p>
          </table:table-cell>
          <table:table-cell table:formula="of:=[.H259]*['rpm (16 bits - PIC16F877)'.$C$16]" office:value-type="float" office:value="0.0212">
            <text:p>2,12E-002</text:p>
          </table:table-cell>
          <table:table-cell table:formula="of:=60/[.I259]" office:value-type="float" office:value="2830.18867924528">
            <text:p>2830,19</text:p>
          </table:table-cell>
          <table:table-cell table:formula="of:=ABS([.J259]-[.B259])/[.B259]*100" office:value-type="float" office:value="0.0066671111407369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59]+[.$B$5]" office:value-type="float" office:value="2840">
            <text:p>2840</text:p>
          </table:table-cell>
          <table:table-cell table:formula="of:=[.B260]/60" office:value-type="float" office:value="47.3333333333333">
            <text:p>47,33</text:p>
          </table:table-cell>
          <table:table-cell table:formula="of:=1/[.C260]" office:value-type="float" office:value="0.0211267605633803">
            <text:p>2,11E-002</text:p>
          </table:table-cell>
          <table:table-cell table:formula="of:=[.D260]" office:value-type="float" office:value="0.0211267605633803">
            <text:p>2,11E-002</text:p>
          </table:table-cell>
          <table:table-cell table:formula="of:=2*[.D260]" office:value-type="float" office:value="0.0422535211267606">
            <text:p>4,23E-002</text:p>
          </table:table-cell>
          <table:table-cell/>
          <table:table-cell table:formula="of:=INT([.E260]/['rpm (16 bits - PIC16F877)'.$C$16])" office:value-type="float" office:value="2640">
            <text:p>2640</text:p>
          </table:table-cell>
          <table:table-cell table:formula="of:=[.H260]*['rpm (16 bits - PIC16F877)'.$C$16]" office:value-type="float" office:value="0.02112">
            <text:p>2,11E-002</text:p>
          </table:table-cell>
          <table:table-cell table:formula="of:=60/[.I260]" office:value-type="float" office:value="2840.90909090909">
            <text:p>2840,91</text:p>
          </table:table-cell>
          <table:table-cell table:formula="of:=ABS([.J260]-[.B260])/[.B260]*100" office:value-type="float" office:value="0.0320102432778518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260]+[.$B$5]" office:value-type="float" office:value="2850">
            <text:p>2850</text:p>
          </table:table-cell>
          <table:table-cell table:formula="of:=[.B261]/60" office:value-type="float" office:value="47.5">
            <text:p>47,5</text:p>
          </table:table-cell>
          <table:table-cell table:formula="of:=1/[.C261]" office:value-type="float" office:value="0.0210526315789474">
            <text:p>2,11E-002</text:p>
          </table:table-cell>
          <table:table-cell table:formula="of:=[.D261]" office:value-type="float" office:value="0.0210526315789474">
            <text:p>2,11E-002</text:p>
          </table:table-cell>
          <table:table-cell table:formula="of:=2*[.D261]" office:value-type="float" office:value="0.0421052631578947">
            <text:p>4,21E-002</text:p>
          </table:table-cell>
          <table:table-cell/>
          <table:table-cell table:formula="of:=INT([.E261]/['rpm (16 bits - PIC16F877)'.$C$16])" office:value-type="float" office:value="2631">
            <text:p>2631</text:p>
          </table:table-cell>
          <table:table-cell table:formula="of:=[.H261]*['rpm (16 bits - PIC16F877)'.$C$16]" office:value-type="float" office:value="0.021048">
            <text:p>2,10E-002</text:p>
          </table:table-cell>
          <table:table-cell table:formula="of:=60/[.I261]" office:value-type="float" office:value="2850.62713797035">
            <text:p>2850,63</text:p>
          </table:table-cell>
          <table:table-cell table:formula="of:=ABS([.J261]-[.B261])/[.B261]*100" office:value-type="float" office:value="0.0220048410650346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261]+[.$B$5]" office:value-type="float" office:value="2860">
            <text:p>2860</text:p>
          </table:table-cell>
          <table:table-cell table:formula="of:=[.B262]/60" office:value-type="float" office:value="47.6666666666667">
            <text:p>47,67</text:p>
          </table:table-cell>
          <table:table-cell table:formula="of:=1/[.C262]" office:value-type="float" office:value="0.020979020979021">
            <text:p>2,10E-002</text:p>
          </table:table-cell>
          <table:table-cell table:formula="of:=[.D262]" office:value-type="float" office:value="0.020979020979021">
            <text:p>2,10E-002</text:p>
          </table:table-cell>
          <table:table-cell table:formula="of:=2*[.D262]" office:value-type="float" office:value="0.041958041958042">
            <text:p>4,20E-002</text:p>
          </table:table-cell>
          <table:table-cell/>
          <table:table-cell table:formula="of:=INT([.E262]/['rpm (16 bits - PIC16F877)'.$C$16])" office:value-type="float" office:value="2622">
            <text:p>2622</text:p>
          </table:table-cell>
          <table:table-cell table:formula="of:=[.H262]*['rpm (16 bits - PIC16F877)'.$C$16]" office:value-type="float" office:value="0.020976">
            <text:p>2,10E-002</text:p>
          </table:table-cell>
          <table:table-cell table:formula="of:=60/[.I262]" office:value-type="float" office:value="2860.4118993135">
            <text:p>2860,41</text:p>
          </table:table-cell>
          <table:table-cell table:formula="of:=ABS([.J262]-[.B262])/[.B262]*100" office:value-type="float" office:value="0.0144020738986427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62]+[.$B$5]" office:value-type="float" office:value="2870">
            <text:p>2870</text:p>
          </table:table-cell>
          <table:table-cell table:formula="of:=[.B263]/60" office:value-type="float" office:value="47.8333333333333">
            <text:p>47,83</text:p>
          </table:table-cell>
          <table:table-cell table:formula="of:=1/[.C263]" office:value-type="float" office:value="0.0209059233449477">
            <text:p>2,09E-002</text:p>
          </table:table-cell>
          <table:table-cell table:formula="of:=[.D263]" office:value-type="float" office:value="0.0209059233449477">
            <text:p>2,09E-002</text:p>
          </table:table-cell>
          <table:table-cell table:formula="of:=2*[.D263]" office:value-type="float" office:value="0.0418118466898955">
            <text:p>4,18E-002</text:p>
          </table:table-cell>
          <table:table-cell/>
          <table:table-cell table:formula="of:=INT([.E263]/['rpm (16 bits - PIC16F877)'.$C$16])" office:value-type="float" office:value="2613">
            <text:p>2613</text:p>
          </table:table-cell>
          <table:table-cell table:formula="of:=[.H263]*['rpm (16 bits - PIC16F877)'.$C$16]" office:value-type="float" office:value="0.020904">
            <text:p>2,09E-002</text:p>
          </table:table-cell>
          <table:table-cell table:formula="of:=60/[.I263]" office:value-type="float" office:value="2870.26406429391">
            <text:p>2870,26</text:p>
          </table:table-cell>
          <table:table-cell table:formula="of:=ABS([.J263]-[.B263])/[.B263]*100" office:value-type="float" office:value="0.00920084647787451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63]+[.$B$5]" office:value-type="float" office:value="2880">
            <text:p>2880</text:p>
          </table:table-cell>
          <table:table-cell table:formula="of:=[.B264]/60" office:value-type="float" office:value="48">
            <text:p>48</text:p>
          </table:table-cell>
          <table:table-cell table:formula="of:=1/[.C264]" office:value-type="float" office:value="0.0208333333333333">
            <text:p>2,08E-002</text:p>
          </table:table-cell>
          <table:table-cell table:formula="of:=[.D264]" office:value-type="float" office:value="0.0208333333333333">
            <text:p>2,08E-002</text:p>
          </table:table-cell>
          <table:table-cell table:formula="of:=2*[.D264]" office:value-type="float" office:value="0.0416666666666667">
            <text:p>4,17E-002</text:p>
          </table:table-cell>
          <table:table-cell/>
          <table:table-cell table:formula="of:=INT([.E264]/['rpm (16 bits - PIC16F877)'.$C$16])" office:value-type="float" office:value="2604">
            <text:p>2604</text:p>
          </table:table-cell>
          <table:table-cell table:formula="of:=[.H264]*['rpm (16 bits - PIC16F877)'.$C$16]" office:value-type="float" office:value="0.020832">
            <text:p>2,08E-002</text:p>
          </table:table-cell>
          <table:table-cell table:formula="of:=60/[.I264]" office:value-type="float" office:value="2880.18433179724">
            <text:p>2880,18</text:p>
          </table:table-cell>
          <table:table-cell table:formula="of:=ABS([.J264]-[.B264])/[.B264]*100" office:value-type="float" office:value="0.00640040962622379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64]+[.$B$5]" office:value-type="float" office:value="2890">
            <text:p>2890</text:p>
          </table:table-cell>
          <table:table-cell table:formula="of:=[.B265]/60" office:value-type="float" office:value="48.1666666666667">
            <text:p>48,17</text:p>
          </table:table-cell>
          <table:table-cell table:formula="of:=1/[.C265]" office:value-type="float" office:value="0.0207612456747405">
            <text:p>2,08E-002</text:p>
          </table:table-cell>
          <table:table-cell table:formula="of:=[.D265]" office:value-type="float" office:value="0.0207612456747405">
            <text:p>2,08E-002</text:p>
          </table:table-cell>
          <table:table-cell table:formula="of:=2*[.D265]" office:value-type="float" office:value="0.041522491349481">
            <text:p>4,15E-002</text:p>
          </table:table-cell>
          <table:table-cell/>
          <table:table-cell table:formula="of:=INT([.E265]/['rpm (16 bits - PIC16F877)'.$C$16])" office:value-type="float" office:value="2595">
            <text:p>2595</text:p>
          </table:table-cell>
          <table:table-cell table:formula="of:=[.H265]*['rpm (16 bits - PIC16F877)'.$C$16]" office:value-type="float" office:value="0.02076">
            <text:p>2,08E-002</text:p>
          </table:table-cell>
          <table:table-cell table:formula="of:=60/[.I265]" office:value-type="float" office:value="2890.17341040462">
            <text:p>2890,17</text:p>
          </table:table-cell>
          <table:table-cell table:formula="of:=ABS([.J265]-[.B265])/[.B265]*100" office:value-type="float" office:value="0.00600036002159393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65]+[.$B$5]" office:value-type="float" office:value="2900">
            <text:p>2900</text:p>
          </table:table-cell>
          <table:table-cell table:formula="of:=[.B266]/60" office:value-type="float" office:value="48.3333333333333">
            <text:p>48,33</text:p>
          </table:table-cell>
          <table:table-cell table:formula="of:=1/[.C266]" office:value-type="float" office:value="0.0206896551724138">
            <text:p>2,07E-002</text:p>
          </table:table-cell>
          <table:table-cell table:formula="of:=[.D266]" office:value-type="float" office:value="0.0206896551724138">
            <text:p>2,07E-002</text:p>
          </table:table-cell>
          <table:table-cell table:formula="of:=2*[.D266]" office:value-type="float" office:value="0.0413793103448276">
            <text:p>4,14E-002</text:p>
          </table:table-cell>
          <table:table-cell/>
          <table:table-cell table:formula="of:=INT([.E266]/['rpm (16 bits - PIC16F877)'.$C$16])" office:value-type="float" office:value="2586">
            <text:p>2586</text:p>
          </table:table-cell>
          <table:table-cell table:formula="of:=[.H266]*['rpm (16 bits - PIC16F877)'.$C$16]" office:value-type="float" office:value="0.020688">
            <text:p>2,07E-002</text:p>
          </table:table-cell>
          <table:table-cell table:formula="of:=60/[.I266]" office:value-type="float" office:value="2900.23201856149">
            <text:p>2900,23</text:p>
          </table:table-cell>
          <table:table-cell table:formula="of:=ABS([.J266]-[.B266])/[.B266]*100" office:value-type="float" office:value="0.00800064005121887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66]+[.$B$5]" office:value-type="float" office:value="2910">
            <text:p>2910</text:p>
          </table:table-cell>
          <table:table-cell table:formula="of:=[.B267]/60" office:value-type="float" office:value="48.5">
            <text:p>48,5</text:p>
          </table:table-cell>
          <table:table-cell table:formula="of:=1/[.C267]" office:value-type="float" office:value="0.0206185567010309">
            <text:p>2,06E-002</text:p>
          </table:table-cell>
          <table:table-cell table:formula="of:=[.D267]" office:value-type="float" office:value="0.0206185567010309">
            <text:p>2,06E-002</text:p>
          </table:table-cell>
          <table:table-cell table:formula="of:=2*[.D267]" office:value-type="float" office:value="0.0412371134020619">
            <text:p>4,12E-002</text:p>
          </table:table-cell>
          <table:table-cell/>
          <table:table-cell table:formula="of:=INT([.E267]/['rpm (16 bits - PIC16F877)'.$C$16])" office:value-type="float" office:value="2577">
            <text:p>2577</text:p>
          </table:table-cell>
          <table:table-cell table:formula="of:=[.H267]*['rpm (16 bits - PIC16F877)'.$C$16]" office:value-type="float" office:value="0.020616">
            <text:p>2,06E-002</text:p>
          </table:table-cell>
          <table:table-cell table:formula="of:=60/[.I267]" office:value-type="float" office:value="2910.36088474971">
            <text:p>2910,36</text:p>
          </table:table-cell>
          <table:table-cell table:formula="of:=ABS([.J267]-[.B267])/[.B267]*100" office:value-type="float" office:value="0.0124015377906849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67]+[.$B$5]" office:value-type="float" office:value="2920">
            <text:p>2920</text:p>
          </table:table-cell>
          <table:table-cell table:formula="of:=[.B268]/60" office:value-type="float" office:value="48.6666666666667">
            <text:p>48,67</text:p>
          </table:table-cell>
          <table:table-cell table:formula="of:=1/[.C268]" office:value-type="float" office:value="0.0205479452054795">
            <text:p>2,05E-002</text:p>
          </table:table-cell>
          <table:table-cell table:formula="of:=[.D268]" office:value-type="float" office:value="0.0205479452054795">
            <text:p>2,05E-002</text:p>
          </table:table-cell>
          <table:table-cell table:formula="of:=2*[.D268]" office:value-type="float" office:value="0.0410958904109589">
            <text:p>4,11E-002</text:p>
          </table:table-cell>
          <table:table-cell/>
          <table:table-cell table:formula="of:=INT([.E268]/['rpm (16 bits - PIC16F877)'.$C$16])" office:value-type="float" office:value="2568">
            <text:p>2568</text:p>
          </table:table-cell>
          <table:table-cell table:formula="of:=[.H268]*['rpm (16 bits - PIC16F877)'.$C$16]" office:value-type="float" office:value="0.020544">
            <text:p>2,05E-002</text:p>
          </table:table-cell>
          <table:table-cell table:formula="of:=60/[.I268]" office:value-type="float" office:value="2920.56074766355">
            <text:p>2920,56</text:p>
          </table:table-cell>
          <table:table-cell table:formula="of:=ABS([.J268]-[.B268])/[.B268]*100" office:value-type="float" office:value="0.019203687107925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268]+[.$B$5]" office:value-type="float" office:value="2930">
            <text:p>2930</text:p>
          </table:table-cell>
          <table:table-cell table:formula="of:=[.B269]/60" office:value-type="float" office:value="48.8333333333333">
            <text:p>48,83</text:p>
          </table:table-cell>
          <table:table-cell table:formula="of:=1/[.C269]" office:value-type="float" office:value="0.0204778156996587">
            <text:p>2,05E-002</text:p>
          </table:table-cell>
          <table:table-cell table:formula="of:=[.D269]" office:value-type="float" office:value="0.0204778156996587">
            <text:p>2,05E-002</text:p>
          </table:table-cell>
          <table:table-cell table:formula="of:=2*[.D269]" office:value-type="float" office:value="0.0409556313993174">
            <text:p>4,10E-002</text:p>
          </table:table-cell>
          <table:table-cell/>
          <table:table-cell table:formula="of:=INT([.E269]/['rpm (16 bits - PIC16F877)'.$C$16])" office:value-type="float" office:value="2559">
            <text:p>2559</text:p>
          </table:table-cell>
          <table:table-cell table:formula="of:=[.H269]*['rpm (16 bits - PIC16F877)'.$C$16]" office:value-type="float" office:value="0.020472">
            <text:p>2,05E-002</text:p>
          </table:table-cell>
          <table:table-cell table:formula="of:=60/[.I269]" office:value-type="float" office:value="2930.83235638921">
            <text:p>2930,83</text:p>
          </table:table-cell>
          <table:table-cell table:formula="of:=ABS([.J269]-[.B269])/[.B269]*100" office:value-type="float" office:value="0.0284080678912802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269]+[.$B$5]" office:value-type="float" office:value="2940">
            <text:p>2940</text:p>
          </table:table-cell>
          <table:table-cell table:formula="of:=[.B270]/60" office:value-type="float" office:value="49">
            <text:p>49</text:p>
          </table:table-cell>
          <table:table-cell table:formula="of:=1/[.C270]" office:value-type="float" office:value="0.0204081632653061">
            <text:p>2,04E-002</text:p>
          </table:table-cell>
          <table:table-cell table:formula="of:=[.D270]" office:value-type="float" office:value="0.0204081632653061">
            <text:p>2,04E-002</text:p>
          </table:table-cell>
          <table:table-cell table:formula="of:=2*[.D270]" office:value-type="float" office:value="0.0408163265306122">
            <text:p>4,08E-002</text:p>
          </table:table-cell>
          <table:table-cell/>
          <table:table-cell table:formula="of:=INT([.E270]/['rpm (16 bits - PIC16F877)'.$C$16])" office:value-type="float" office:value="2551">
            <text:p>2551</text:p>
          </table:table-cell>
          <table:table-cell table:formula="of:=[.H270]*['rpm (16 bits - PIC16F877)'.$C$16]" office:value-type="float" office:value="0.020408">
            <text:p>2,04E-002</text:p>
          </table:table-cell>
          <table:table-cell table:formula="of:=60/[.I270]" office:value-type="float" office:value="2940.02352018816">
            <text:p>2940,02</text:p>
          </table:table-cell>
          <table:table-cell table:formula="of:=ABS([.J270]-[.B270])/[.B270]*100" office:value-type="float" office:value="0.000800006400049515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270]+[.$B$5]" office:value-type="float" office:value="2950">
            <text:p>2950</text:p>
          </table:table-cell>
          <table:table-cell table:formula="of:=[.B271]/60" office:value-type="float" office:value="49.1666666666667">
            <text:p>49,17</text:p>
          </table:table-cell>
          <table:table-cell table:formula="of:=1/[.C271]" office:value-type="float" office:value="0.0203389830508475">
            <text:p>2,03E-002</text:p>
          </table:table-cell>
          <table:table-cell table:formula="of:=[.D271]" office:value-type="float" office:value="0.0203389830508475">
            <text:p>2,03E-002</text:p>
          </table:table-cell>
          <table:table-cell table:formula="of:=2*[.D271]" office:value-type="float" office:value="0.0406779661016949">
            <text:p>4,07E-002</text:p>
          </table:table-cell>
          <table:table-cell/>
          <table:table-cell table:formula="of:=INT([.E271]/['rpm (16 bits - PIC16F877)'.$C$16])" office:value-type="float" office:value="2542">
            <text:p>2542</text:p>
          </table:table-cell>
          <table:table-cell table:formula="of:=[.H271]*['rpm (16 bits - PIC16F877)'.$C$16]" office:value-type="float" office:value="0.020336">
            <text:p>2,03E-002</text:p>
          </table:table-cell>
          <table:table-cell table:formula="of:=60/[.I271]" office:value-type="float" office:value="2950.43273013375">
            <text:p>2950,43</text:p>
          </table:table-cell>
          <table:table-cell table:formula="of:=ABS([.J271]-[.B271])/[.B271]*100" office:value-type="float" office:value="0.0146688180933224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71]+[.$B$5]" office:value-type="float" office:value="2960">
            <text:p>2960</text:p>
          </table:table-cell>
          <table:table-cell table:formula="of:=[.B272]/60" office:value-type="float" office:value="49.3333333333333">
            <text:p>49,33</text:p>
          </table:table-cell>
          <table:table-cell table:formula="of:=1/[.C272]" office:value-type="float" office:value="0.0202702702702703">
            <text:p>2,03E-002</text:p>
          </table:table-cell>
          <table:table-cell table:formula="of:=[.D272]" office:value-type="float" office:value="0.0202702702702703">
            <text:p>2,03E-002</text:p>
          </table:table-cell>
          <table:table-cell table:formula="of:=2*[.D272]" office:value-type="float" office:value="0.0405405405405405">
            <text:p>4,05E-002</text:p>
          </table:table-cell>
          <table:table-cell/>
          <table:table-cell table:formula="of:=INT([.E272]/['rpm (16 bits - PIC16F877)'.$C$16])" office:value-type="float" office:value="2533">
            <text:p>2533</text:p>
          </table:table-cell>
          <table:table-cell table:formula="of:=[.H272]*['rpm (16 bits - PIC16F877)'.$C$16]" office:value-type="float" office:value="0.020264">
            <text:p>2,03E-002</text:p>
          </table:table-cell>
          <table:table-cell table:formula="of:=60/[.I272]" office:value-type="float" office:value="2960.91590998816">
            <text:p>2960,92</text:p>
          </table:table-cell>
          <table:table-cell table:formula="of:=ABS([.J272]-[.B272])/[.B272]*100" office:value-type="float" office:value="0.0309429050052795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272]+[.$B$5]" office:value-type="float" office:value="2970">
            <text:p>2970</text:p>
          </table:table-cell>
          <table:table-cell table:formula="of:=[.B273]/60" office:value-type="float" office:value="49.5">
            <text:p>49,5</text:p>
          </table:table-cell>
          <table:table-cell table:formula="of:=1/[.C273]" office:value-type="float" office:value="0.0202020202020202">
            <text:p>2,02E-002</text:p>
          </table:table-cell>
          <table:table-cell table:formula="of:=[.D273]" office:value-type="float" office:value="0.0202020202020202">
            <text:p>2,02E-002</text:p>
          </table:table-cell>
          <table:table-cell table:formula="of:=2*[.D273]" office:value-type="float" office:value="0.0404040404040404">
            <text:p>4,04E-002</text:p>
          </table:table-cell>
          <table:table-cell/>
          <table:table-cell table:formula="of:=INT([.E273]/['rpm (16 bits - PIC16F877)'.$C$16])" office:value-type="float" office:value="2525">
            <text:p>2525</text:p>
          </table:table-cell>
          <table:table-cell table:formula="of:=[.H273]*['rpm (16 bits - PIC16F877)'.$C$16]" office:value-type="float" office:value="0.0202">
            <text:p>2,02E-002</text:p>
          </table:table-cell>
          <table:table-cell table:formula="of:=60/[.I273]" office:value-type="float" office:value="2970.29702970297">
            <text:p>2970,3</text:p>
          </table:table-cell>
          <table:table-cell table:formula="of:=ABS([.J273]-[.B273])/[.B273]*100" office:value-type="float" office:value="0.0100010001000194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73]+[.$B$5]" office:value-type="float" office:value="2980">
            <text:p>2980</text:p>
          </table:table-cell>
          <table:table-cell table:formula="of:=[.B274]/60" office:value-type="float" office:value="49.6666666666667">
            <text:p>49,67</text:p>
          </table:table-cell>
          <table:table-cell table:formula="of:=1/[.C274]" office:value-type="float" office:value="0.0201342281879195">
            <text:p>2,01E-002</text:p>
          </table:table-cell>
          <table:table-cell table:formula="of:=[.D274]" office:value-type="float" office:value="0.0201342281879195">
            <text:p>2,01E-002</text:p>
          </table:table-cell>
          <table:table-cell table:formula="of:=2*[.D274]" office:value-type="float" office:value="0.0402684563758389">
            <text:p>4,03E-002</text:p>
          </table:table-cell>
          <table:table-cell/>
          <table:table-cell table:formula="of:=INT([.E274]/['rpm (16 bits - PIC16F877)'.$C$16])" office:value-type="float" office:value="2516">
            <text:p>2516</text:p>
          </table:table-cell>
          <table:table-cell table:formula="of:=[.H274]*['rpm (16 bits - PIC16F877)'.$C$16]" office:value-type="float" office:value="0.020128">
            <text:p>2,01E-002</text:p>
          </table:table-cell>
          <table:table-cell table:formula="of:=60/[.I274]" office:value-type="float" office:value="2980.92209856916">
            <text:p>2980,92</text:p>
          </table:table-cell>
          <table:table-cell table:formula="of:=ABS([.J274]-[.B274])/[.B274]*100" office:value-type="float" office:value="0.0309429050052766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274]+[.$B$5]" office:value-type="float" office:value="2990">
            <text:p>2990</text:p>
          </table:table-cell>
          <table:table-cell table:formula="of:=[.B275]/60" office:value-type="float" office:value="49.8333333333333">
            <text:p>49,83</text:p>
          </table:table-cell>
          <table:table-cell table:formula="of:=1/[.C275]" office:value-type="float" office:value="0.020066889632107">
            <text:p>2,01E-002</text:p>
          </table:table-cell>
          <table:table-cell table:formula="of:=[.D275]" office:value-type="float" office:value="0.020066889632107">
            <text:p>2,01E-002</text:p>
          </table:table-cell>
          <table:table-cell table:formula="of:=2*[.D275]" office:value-type="float" office:value="0.0401337792642141">
            <text:p>4,01E-002</text:p>
          </table:table-cell>
          <table:table-cell/>
          <table:table-cell table:formula="of:=INT([.E275]/['rpm (16 bits - PIC16F877)'.$C$16])" office:value-type="float" office:value="2508">
            <text:p>2508</text:p>
          </table:table-cell>
          <table:table-cell table:formula="of:=[.H275]*['rpm (16 bits - PIC16F877)'.$C$16]" office:value-type="float" office:value="0.020064">
            <text:p>2,01E-002</text:p>
          </table:table-cell>
          <table:table-cell table:formula="of:=60/[.I275]" office:value-type="float" office:value="2990.43062200957">
            <text:p>2990,43</text:p>
          </table:table-cell>
          <table:table-cell table:formula="of:=ABS([.J275]-[.B275])/[.B275]*100" office:value-type="float" office:value="0.0144020738986475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75]+[.$B$5]" office:value-type="float" office:value="3000">
            <text:p>3000</text:p>
          </table:table-cell>
          <table:table-cell table:formula="of:=[.B276]/60" office:value-type="float" office:value="50">
            <text:p>50</text:p>
          </table:table-cell>
          <table:table-cell table:formula="of:=1/[.C276]" office:value-type="float" office:value="0.02">
            <text:p>2,00E-002</text:p>
          </table:table-cell>
          <table:table-cell table:formula="of:=[.D276]" office:value-type="float" office:value="0.02">
            <text:p>2,00E-002</text:p>
          </table:table-cell>
          <table:table-cell table:formula="of:=2*[.D276]" office:value-type="float" office:value="0.04">
            <text:p>4,00E-002</text:p>
          </table:table-cell>
          <table:table-cell/>
          <table:table-cell table:formula="of:=INT([.E276]/['rpm (16 bits - PIC16F877)'.$C$16])" office:value-type="float" office:value="2500">
            <text:p>2500</text:p>
          </table:table-cell>
          <table:table-cell table:formula="of:=[.H276]*['rpm (16 bits - PIC16F877)'.$C$16]" office:value-type="float" office:value="0.02">
            <text:p>2,00E-002</text:p>
          </table:table-cell>
          <table:table-cell table:formula="of:=60/[.I276]" office:value-type="float" office:value="3000">
            <text:p>3000</text:p>
          </table:table-cell>
          <table:table-cell table:formula="of:=ABS([.J276]-[.B276])/[.B276]*100"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276]+[.$B$5]" office:value-type="float" office:value="3010">
            <text:p>3010</text:p>
          </table:table-cell>
          <table:table-cell table:formula="of:=[.B277]/60" office:value-type="float" office:value="50.1666666666667">
            <text:p>50,17</text:p>
          </table:table-cell>
          <table:table-cell table:formula="of:=1/[.C277]" office:value-type="float" office:value="0.0199335548172757">
            <text:p>1,99E-002</text:p>
          </table:table-cell>
          <table:table-cell table:formula="of:=[.D277]" office:value-type="float" office:value="0.0199335548172757">
            <text:p>1,99E-002</text:p>
          </table:table-cell>
          <table:table-cell table:formula="of:=2*[.D277]" office:value-type="float" office:value="0.0398671096345515">
            <text:p>3,99E-002</text:p>
          </table:table-cell>
          <table:table-cell/>
          <table:table-cell table:formula="of:=INT([.E277]/['rpm (16 bits - PIC16F877)'.$C$16])" office:value-type="float" office:value="2491">
            <text:p>2491</text:p>
          </table:table-cell>
          <table:table-cell table:formula="of:=[.H277]*['rpm (16 bits - PIC16F877)'.$C$16]" office:value-type="float" office:value="0.019928">
            <text:p>1,99E-002</text:p>
          </table:table-cell>
          <table:table-cell table:formula="of:=60/[.I277]" office:value-type="float" office:value="3010.83902047371">
            <text:p>3010,84</text:p>
          </table:table-cell>
          <table:table-cell table:formula="of:=ABS([.J277]-[.B277])/[.B277]*100" office:value-type="float" office:value="0.0278744343423807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277]+[.$B$5]" office:value-type="float" office:value="3020">
            <text:p>3020</text:p>
          </table:table-cell>
          <table:table-cell table:formula="of:=[.B278]/60" office:value-type="float" office:value="50.3333333333333">
            <text:p>50,33</text:p>
          </table:table-cell>
          <table:table-cell table:formula="of:=1/[.C278]" office:value-type="float" office:value="0.0198675496688742">
            <text:p>1,99E-002</text:p>
          </table:table-cell>
          <table:table-cell table:formula="of:=[.D278]" office:value-type="float" office:value="0.0198675496688742">
            <text:p>1,99E-002</text:p>
          </table:table-cell>
          <table:table-cell table:formula="of:=2*[.D278]" office:value-type="float" office:value="0.0397350993377483">
            <text:p>3,97E-002</text:p>
          </table:table-cell>
          <table:table-cell/>
          <table:table-cell table:formula="of:=INT([.E278]/['rpm (16 bits - PIC16F877)'.$C$16])" office:value-type="float" office:value="2483">
            <text:p>2483</text:p>
          </table:table-cell>
          <table:table-cell table:formula="of:=[.H278]*['rpm (16 bits - PIC16F877)'.$C$16]" office:value-type="float" office:value="0.019864">
            <text:p>1,99E-002</text:p>
          </table:table-cell>
          <table:table-cell table:formula="of:=60/[.I278]" office:value-type="float" office:value="3020.53966975433">
            <text:p>3020,54</text:p>
          </table:table-cell>
          <table:table-cell table:formula="of:=ABS([.J278]-[.B278])/[.B278]*100" office:value-type="float" office:value="0.0178698594148901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278]+[.$B$5]" office:value-type="float" office:value="3030">
            <text:p>3030</text:p>
          </table:table-cell>
          <table:table-cell table:formula="of:=[.B279]/60" office:value-type="float" office:value="50.5">
            <text:p>50,5</text:p>
          </table:table-cell>
          <table:table-cell table:formula="of:=1/[.C279]" office:value-type="float" office:value="0.0198019801980198">
            <text:p>1,98E-002</text:p>
          </table:table-cell>
          <table:table-cell table:formula="of:=[.D279]" office:value-type="float" office:value="0.0198019801980198">
            <text:p>1,98E-002</text:p>
          </table:table-cell>
          <table:table-cell table:formula="of:=2*[.D279]" office:value-type="float" office:value="0.0396039603960396">
            <text:p>3,96E-002</text:p>
          </table:table-cell>
          <table:table-cell/>
          <table:table-cell table:formula="of:=INT([.E279]/['rpm (16 bits - PIC16F877)'.$C$16])" office:value-type="float" office:value="2475">
            <text:p>2475</text:p>
          </table:table-cell>
          <table:table-cell table:formula="of:=[.H279]*['rpm (16 bits - PIC16F877)'.$C$16]" office:value-type="float" office:value="0.0198">
            <text:p>1,98E-002</text:p>
          </table:table-cell>
          <table:table-cell table:formula="of:=60/[.I279]" office:value-type="float" office:value="3030.30303030303">
            <text:p>3030,3</text:p>
          </table:table-cell>
          <table:table-cell table:formula="of:=ABS([.J279]-[.B279])/[.B279]*100" office:value-type="float" office:value="0.0100010001000159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79]+[.$B$5]" office:value-type="float" office:value="3040">
            <text:p>3040</text:p>
          </table:table-cell>
          <table:table-cell table:formula="of:=[.B280]/60" office:value-type="float" office:value="50.6666666666667">
            <text:p>50,67</text:p>
          </table:table-cell>
          <table:table-cell table:formula="of:=1/[.C280]" office:value-type="float" office:value="0.0197368421052632">
            <text:p>1,97E-002</text:p>
          </table:table-cell>
          <table:table-cell table:formula="of:=[.D280]" office:value-type="float" office:value="0.0197368421052632">
            <text:p>1,97E-002</text:p>
          </table:table-cell>
          <table:table-cell table:formula="of:=2*[.D280]" office:value-type="float" office:value="0.0394736842105263">
            <text:p>3,95E-002</text:p>
          </table:table-cell>
          <table:table-cell/>
          <table:table-cell table:formula="of:=INT([.E280]/['rpm (16 bits - PIC16F877)'.$C$16])" office:value-type="float" office:value="2467">
            <text:p>2467</text:p>
          </table:table-cell>
          <table:table-cell table:formula="of:=[.H280]*['rpm (16 bits - PIC16F877)'.$C$16]" office:value-type="float" office:value="0.019736">
            <text:p>1,97E-002</text:p>
          </table:table-cell>
          <table:table-cell table:formula="of:=60/[.I280]" office:value-type="float" office:value="3040.12971220105">
            <text:p>3040,13</text:p>
          </table:table-cell>
          <table:table-cell table:formula="of:=ABS([.J280]-[.B280])/[.B280]*100" office:value-type="float" office:value="0.00426684871887286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280]+[.$B$5]" office:value-type="float" office:value="3050">
            <text:p>3050</text:p>
          </table:table-cell>
          <table:table-cell table:formula="of:=[.B281]/60" office:value-type="float" office:value="50.8333333333333">
            <text:p>50,83</text:p>
          </table:table-cell>
          <table:table-cell table:formula="of:=1/[.C281]" office:value-type="float" office:value="0.019672131147541">
            <text:p>1,97E-002</text:p>
          </table:table-cell>
          <table:table-cell table:formula="of:=[.D281]" office:value-type="float" office:value="0.019672131147541">
            <text:p>1,97E-002</text:p>
          </table:table-cell>
          <table:table-cell table:formula="of:=2*[.D281]" office:value-type="float" office:value="0.039344262295082">
            <text:p>3,93E-002</text:p>
          </table:table-cell>
          <table:table-cell/>
          <table:table-cell table:formula="of:=INT([.E281]/['rpm (16 bits - PIC16F877)'.$C$16])" office:value-type="float" office:value="2459">
            <text:p>2459</text:p>
          </table:table-cell>
          <table:table-cell table:formula="of:=[.H281]*['rpm (16 bits - PIC16F877)'.$C$16]" office:value-type="float" office:value="0.019672">
            <text:p>1,97E-002</text:p>
          </table:table-cell>
          <table:table-cell table:formula="of:=60/[.I281]" office:value-type="float" office:value="3050.02033346889">
            <text:p>3050,02</text:p>
          </table:table-cell>
          <table:table-cell table:formula="of:=ABS([.J281]-[.B281])/[.B281]*100" office:value-type="float" office:value="0.000666671111145258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281]+[.$B$5]" office:value-type="float" office:value="3060">
            <text:p>3060</text:p>
          </table:table-cell>
          <table:table-cell table:formula="of:=[.B282]/60" office:value-type="float" office:value="51">
            <text:p>51</text:p>
          </table:table-cell>
          <table:table-cell table:formula="of:=1/[.C282]" office:value-type="float" office:value="0.0196078431372549">
            <text:p>1,96E-002</text:p>
          </table:table-cell>
          <table:table-cell table:formula="of:=[.D282]" office:value-type="float" office:value="0.0196078431372549">
            <text:p>1,96E-002</text:p>
          </table:table-cell>
          <table:table-cell table:formula="of:=2*[.D282]" office:value-type="float" office:value="0.0392156862745098">
            <text:p>3,92E-002</text:p>
          </table:table-cell>
          <table:table-cell/>
          <table:table-cell table:formula="of:=INT([.E282]/['rpm (16 bits - PIC16F877)'.$C$16])" office:value-type="float" office:value="2450">
            <text:p>2450</text:p>
          </table:table-cell>
          <table:table-cell table:formula="of:=[.H282]*['rpm (16 bits - PIC16F877)'.$C$16]" office:value-type="float" office:value="0.0196">
            <text:p>1,96E-002</text:p>
          </table:table-cell>
          <table:table-cell table:formula="of:=60/[.I282]" office:value-type="float" office:value="3061.22448979592">
            <text:p>3061,22</text:p>
          </table:table-cell>
          <table:table-cell table:formula="of:=ABS([.J282]-[.B282])/[.B282]*100" office:value-type="float" office:value="0.0400160064025668">
            <text:p>0,04</text:p>
          </table:table-cell>
          <table:table-cell table:number-columns-repeated="1013"/>
        </table:table-row>
        <table:table-row table:style-name="ro2">
          <table:table-cell/>
          <table:table-cell table:formula="of:=[.B282]+[.$B$5]" office:value-type="float" office:value="3070">
            <text:p>3070</text:p>
          </table:table-cell>
          <table:table-cell table:formula="of:=[.B283]/60" office:value-type="float" office:value="51.1666666666667">
            <text:p>51,17</text:p>
          </table:table-cell>
          <table:table-cell table:formula="of:=1/[.C283]" office:value-type="float" office:value="0.0195439739413681">
            <text:p>1,95E-002</text:p>
          </table:table-cell>
          <table:table-cell table:formula="of:=[.D283]" office:value-type="float" office:value="0.0195439739413681">
            <text:p>1,95E-002</text:p>
          </table:table-cell>
          <table:table-cell table:formula="of:=2*[.D283]" office:value-type="float" office:value="0.0390879478827362">
            <text:p>3,91E-002</text:p>
          </table:table-cell>
          <table:table-cell/>
          <table:table-cell table:formula="of:=INT([.E283]/['rpm (16 bits - PIC16F877)'.$C$16])" office:value-type="float" office:value="2442">
            <text:p>2442</text:p>
          </table:table-cell>
          <table:table-cell table:formula="of:=[.H283]*['rpm (16 bits - PIC16F877)'.$C$16]" office:value-type="float" office:value="0.019536">
            <text:p>1,95E-002</text:p>
          </table:table-cell>
          <table:table-cell table:formula="of:=60/[.I283]" office:value-type="float" office:value="3071.25307125307">
            <text:p>3071,25</text:p>
          </table:table-cell>
          <table:table-cell table:formula="of:=ABS([.J283]-[.B283])/[.B283]*100" office:value-type="float" office:value="0.0408166531945127">
            <text:p>0,04</text:p>
          </table:table-cell>
          <table:table-cell table:number-columns-repeated="1013"/>
        </table:table-row>
        <table:table-row table:style-name="ro2">
          <table:table-cell/>
          <table:table-cell table:formula="of:=[.B283]+[.$B$5]" office:value-type="float" office:value="3080">
            <text:p>3080</text:p>
          </table:table-cell>
          <table:table-cell table:formula="of:=[.B284]/60" office:value-type="float" office:value="51.3333333333333">
            <text:p>51,33</text:p>
          </table:table-cell>
          <table:table-cell table:formula="of:=1/[.C284]" office:value-type="float" office:value="0.0194805194805195">
            <text:p>1,95E-002</text:p>
          </table:table-cell>
          <table:table-cell table:formula="of:=[.D284]" office:value-type="float" office:value="0.0194805194805195">
            <text:p>1,95E-002</text:p>
          </table:table-cell>
          <table:table-cell table:formula="of:=2*[.D284]" office:value-type="float" office:value="0.038961038961039">
            <text:p>3,90E-002</text:p>
          </table:table-cell>
          <table:table-cell/>
          <table:table-cell table:formula="of:=INT([.E284]/['rpm (16 bits - PIC16F877)'.$C$16])" office:value-type="float" office:value="2435">
            <text:p>2435</text:p>
          </table:table-cell>
          <table:table-cell table:formula="of:=[.H284]*['rpm (16 bits - PIC16F877)'.$C$16]" office:value-type="float" office:value="0.01948">
            <text:p>1,95E-002</text:p>
          </table:table-cell>
          <table:table-cell table:formula="of:=60/[.I284]" office:value-type="float" office:value="3080.08213552361">
            <text:p>3080,08</text:p>
          </table:table-cell>
          <table:table-cell table:formula="of:=ABS([.J284]-[.B284])/[.B284]*100" office:value-type="float" office:value="0.00266673777967346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284]+[.$B$5]" office:value-type="float" office:value="3090">
            <text:p>3090</text:p>
          </table:table-cell>
          <table:table-cell table:formula="of:=[.B285]/60" office:value-type="float" office:value="51.5">
            <text:p>51,5</text:p>
          </table:table-cell>
          <table:table-cell table:formula="of:=1/[.C285]" office:value-type="float" office:value="0.0194174757281553">
            <text:p>1,94E-002</text:p>
          </table:table-cell>
          <table:table-cell table:formula="of:=[.D285]" office:value-type="float" office:value="0.0194174757281553">
            <text:p>1,94E-002</text:p>
          </table:table-cell>
          <table:table-cell table:formula="of:=2*[.D285]" office:value-type="float" office:value="0.0388349514563107">
            <text:p>3,88E-002</text:p>
          </table:table-cell>
          <table:table-cell/>
          <table:table-cell table:formula="of:=INT([.E285]/['rpm (16 bits - PIC16F877)'.$C$16])" office:value-type="float" office:value="2427">
            <text:p>2427</text:p>
          </table:table-cell>
          <table:table-cell table:formula="of:=[.H285]*['rpm (16 bits - PIC16F877)'.$C$16]" office:value-type="float" office:value="0.019416">
            <text:p>1,94E-002</text:p>
          </table:table-cell>
          <table:table-cell table:formula="of:=60/[.I285]" office:value-type="float" office:value="3090.2348578492">
            <text:p>3090,23</text:p>
          </table:table-cell>
          <table:table-cell table:formula="of:=ABS([.J285]-[.B285])/[.B285]*100" office:value-type="float" office:value="0.0076005776438992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85]+[.$B$5]" office:value-type="float" office:value="3100">
            <text:p>3100</text:p>
          </table:table-cell>
          <table:table-cell table:formula="of:=[.B286]/60" office:value-type="float" office:value="51.6666666666667">
            <text:p>51,67</text:p>
          </table:table-cell>
          <table:table-cell table:formula="of:=1/[.C286]" office:value-type="float" office:value="0.0193548387096774">
            <text:p>1,94E-002</text:p>
          </table:table-cell>
          <table:table-cell table:formula="of:=[.D286]" office:value-type="float" office:value="0.0193548387096774">
            <text:p>1,94E-002</text:p>
          </table:table-cell>
          <table:table-cell table:formula="of:=2*[.D286]" office:value-type="float" office:value="0.0387096774193548">
            <text:p>3,87E-002</text:p>
          </table:table-cell>
          <table:table-cell/>
          <table:table-cell table:formula="of:=INT([.E286]/['rpm (16 bits - PIC16F877)'.$C$16])" office:value-type="float" office:value="2419">
            <text:p>2419</text:p>
          </table:table-cell>
          <table:table-cell table:formula="of:=[.H286]*['rpm (16 bits - PIC16F877)'.$C$16]" office:value-type="float" office:value="0.019352">
            <text:p>1,94E-002</text:p>
          </table:table-cell>
          <table:table-cell table:formula="of:=60/[.I286]" office:value-type="float" office:value="3100.45473336089">
            <text:p>3100,45</text:p>
          </table:table-cell>
          <table:table-cell table:formula="of:=ABS([.J286]-[.B286])/[.B286]*100" office:value-type="float" office:value="0.0146688180933368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86]+[.$B$5]" office:value-type="float" office:value="3110">
            <text:p>3110</text:p>
          </table:table-cell>
          <table:table-cell table:formula="of:=[.B287]/60" office:value-type="float" office:value="51.8333333333333">
            <text:p>51,83</text:p>
          </table:table-cell>
          <table:table-cell table:formula="of:=1/[.C287]" office:value-type="float" office:value="0.0192926045016077">
            <text:p>1,93E-002</text:p>
          </table:table-cell>
          <table:table-cell table:formula="of:=[.D287]" office:value-type="float" office:value="0.0192926045016077">
            <text:p>1,93E-002</text:p>
          </table:table-cell>
          <table:table-cell table:formula="of:=2*[.D287]" office:value-type="float" office:value="0.0385852090032154">
            <text:p>3,86E-002</text:p>
          </table:table-cell>
          <table:table-cell/>
          <table:table-cell table:formula="of:=INT([.E287]/['rpm (16 bits - PIC16F877)'.$C$16])" office:value-type="float" office:value="2411">
            <text:p>2411</text:p>
          </table:table-cell>
          <table:table-cell table:formula="of:=[.H287]*['rpm (16 bits - PIC16F877)'.$C$16]" office:value-type="float" office:value="0.019288">
            <text:p>1,93E-002</text:p>
          </table:table-cell>
          <table:table-cell table:formula="of:=60/[.I287]" office:value-type="float" office:value="3110.74243052675">
            <text:p>3110,74</text:p>
          </table:table-cell>
          <table:table-cell table:formula="of:=ABS([.J287]-[.B287])/[.B287]*100" office:value-type="float" office:value="0.0238723642042536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287]+[.$B$5]" office:value-type="float" office:value="3120">
            <text:p>3120</text:p>
          </table:table-cell>
          <table:table-cell table:formula="of:=[.B288]/60" office:value-type="float" office:value="52">
            <text:p>52</text:p>
          </table:table-cell>
          <table:table-cell table:formula="of:=1/[.C288]" office:value-type="float" office:value="0.0192307692307692">
            <text:p>1,92E-002</text:p>
          </table:table-cell>
          <table:table-cell table:formula="of:=[.D288]" office:value-type="float" office:value="0.0192307692307692">
            <text:p>1,92E-002</text:p>
          </table:table-cell>
          <table:table-cell table:formula="of:=2*[.D288]" office:value-type="float" office:value="0.0384615384615385">
            <text:p>3,85E-002</text:p>
          </table:table-cell>
          <table:table-cell/>
          <table:table-cell table:formula="of:=INT([.E288]/['rpm (16 bits - PIC16F877)'.$C$16])" office:value-type="float" office:value="2403">
            <text:p>2403</text:p>
          </table:table-cell>
          <table:table-cell table:formula="of:=[.H288]*['rpm (16 bits - PIC16F877)'.$C$16]" office:value-type="float" office:value="0.019224">
            <text:p>1,92E-002</text:p>
          </table:table-cell>
          <table:table-cell table:formula="of:=60/[.I288]" office:value-type="float" office:value="3121.0986267166">
            <text:p>3121,1</text:p>
          </table:table-cell>
          <table:table-cell table:formula="of:=ABS([.J288]-[.B288])/[.B288]*100" office:value-type="float" office:value="0.0352123947629643">
            <text:p>0,04</text:p>
          </table:table-cell>
          <table:table-cell table:number-columns-repeated="1013"/>
        </table:table-row>
        <table:table-row table:style-name="ro2">
          <table:table-cell/>
          <table:table-cell table:formula="of:=[.B288]+[.$B$5]" office:value-type="float" office:value="3130">
            <text:p>3130</text:p>
          </table:table-cell>
          <table:table-cell table:formula="of:=[.B289]/60" office:value-type="float" office:value="52.1666666666667">
            <text:p>52,17</text:p>
          </table:table-cell>
          <table:table-cell table:formula="of:=1/[.C289]" office:value-type="float" office:value="0.0191693290734824">
            <text:p>1,92E-002</text:p>
          </table:table-cell>
          <table:table-cell table:formula="of:=[.D289]" office:value-type="float" office:value="0.0191693290734824">
            <text:p>1,92E-002</text:p>
          </table:table-cell>
          <table:table-cell table:formula="of:=2*[.D289]" office:value-type="float" office:value="0.0383386581469649">
            <text:p>3,83E-002</text:p>
          </table:table-cell>
          <table:table-cell/>
          <table:table-cell table:formula="of:=INT([.E289]/['rpm (16 bits - PIC16F877)'.$C$16])" office:value-type="float" office:value="2396">
            <text:p>2396</text:p>
          </table:table-cell>
          <table:table-cell table:formula="of:=[.H289]*['rpm (16 bits - PIC16F877)'.$C$16]" office:value-type="float" office:value="0.019168">
            <text:p>1,92E-002</text:p>
          </table:table-cell>
          <table:table-cell table:formula="of:=60/[.I289]" office:value-type="float" office:value="3130.21702838063">
            <text:p>3130,22</text:p>
          </table:table-cell>
          <table:table-cell table:formula="of:=ABS([.J289]-[.B289])/[.B289]*100" office:value-type="float" office:value="0.0069338140777932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89]+[.$B$5]" office:value-type="float" office:value="3140">
            <text:p>3140</text:p>
          </table:table-cell>
          <table:table-cell table:formula="of:=[.B290]/60" office:value-type="float" office:value="52.3333333333333">
            <text:p>52,33</text:p>
          </table:table-cell>
          <table:table-cell table:formula="of:=1/[.C290]" office:value-type="float" office:value="0.0191082802547771">
            <text:p>1,91E-002</text:p>
          </table:table-cell>
          <table:table-cell table:formula="of:=[.D290]" office:value-type="float" office:value="0.0191082802547771">
            <text:p>1,91E-002</text:p>
          </table:table-cell>
          <table:table-cell table:formula="of:=2*[.D290]" office:value-type="float" office:value="0.0382165605095541">
            <text:p>3,82E-002</text:p>
          </table:table-cell>
          <table:table-cell/>
          <table:table-cell table:formula="of:=INT([.E290]/['rpm (16 bits - PIC16F877)'.$C$16])" office:value-type="float" office:value="2388">
            <text:p>2388</text:p>
          </table:table-cell>
          <table:table-cell table:formula="of:=[.H290]*['rpm (16 bits - PIC16F877)'.$C$16]" office:value-type="float" office:value="0.019104">
            <text:p>1,91E-002</text:p>
          </table:table-cell>
          <table:table-cell table:formula="of:=60/[.I290]" office:value-type="float" office:value="3140.70351758794">
            <text:p>3140,7</text:p>
          </table:table-cell>
          <table:table-cell table:formula="of:=ABS([.J290]-[.B290])/[.B290]*100" office:value-type="float" office:value="0.0224050187241907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290]+[.$B$5]" office:value-type="float" office:value="3150">
            <text:p>3150</text:p>
          </table:table-cell>
          <table:table-cell table:formula="of:=[.B291]/60" office:value-type="float" office:value="52.5">
            <text:p>52,5</text:p>
          </table:table-cell>
          <table:table-cell table:formula="of:=1/[.C291]" office:value-type="float" office:value="0.0190476190476191">
            <text:p>1,90E-002</text:p>
          </table:table-cell>
          <table:table-cell table:formula="of:=[.D291]" office:value-type="float" office:value="0.0190476190476191">
            <text:p>1,90E-002</text:p>
          </table:table-cell>
          <table:table-cell table:formula="of:=2*[.D291]" office:value-type="float" office:value="0.0380952380952381">
            <text:p>3,81E-002</text:p>
          </table:table-cell>
          <table:table-cell/>
          <table:table-cell table:formula="of:=INT([.E291]/['rpm (16 bits - PIC16F877)'.$C$16])" office:value-type="float" office:value="2380">
            <text:p>2380</text:p>
          </table:table-cell>
          <table:table-cell table:formula="of:=[.H291]*['rpm (16 bits - PIC16F877)'.$C$16]" office:value-type="float" office:value="0.01904">
            <text:p>1,90E-002</text:p>
          </table:table-cell>
          <table:table-cell table:formula="of:=60/[.I291]" office:value-type="float" office:value="3151.26050420168">
            <text:p>3151,26</text:p>
          </table:table-cell>
          <table:table-cell table:formula="of:=ABS([.J291]-[.B291])/[.B291]*100" office:value-type="float" office:value="0.0400160064025782">
            <text:p>0,04</text:p>
          </table:table-cell>
          <table:table-cell table:number-columns-repeated="1013"/>
        </table:table-row>
        <table:table-row table:style-name="ro2">
          <table:table-cell/>
          <table:table-cell table:formula="of:=[.B291]+[.$B$5]" office:value-type="float" office:value="3160">
            <text:p>3160</text:p>
          </table:table-cell>
          <table:table-cell table:formula="of:=[.B292]/60" office:value-type="float" office:value="52.6666666666667">
            <text:p>52,67</text:p>
          </table:table-cell>
          <table:table-cell table:formula="of:=1/[.C292]" office:value-type="float" office:value="0.0189873417721519">
            <text:p>1,90E-002</text:p>
          </table:table-cell>
          <table:table-cell table:formula="of:=[.D292]" office:value-type="float" office:value="0.0189873417721519">
            <text:p>1,90E-002</text:p>
          </table:table-cell>
          <table:table-cell table:formula="of:=2*[.D292]" office:value-type="float" office:value="0.0379746835443038">
            <text:p>3,80E-002</text:p>
          </table:table-cell>
          <table:table-cell/>
          <table:table-cell table:formula="of:=INT([.E292]/['rpm (16 bits - PIC16F877)'.$C$16])" office:value-type="float" office:value="2373">
            <text:p>2373</text:p>
          </table:table-cell>
          <table:table-cell table:formula="of:=[.H292]*['rpm (16 bits - PIC16F877)'.$C$16]" office:value-type="float" office:value="0.018984">
            <text:p>1,90E-002</text:p>
          </table:table-cell>
          <table:table-cell table:formula="of:=60/[.I292]" office:value-type="float" office:value="3160.55625790139">
            <text:p>3160,56</text:p>
          </table:table-cell>
          <table:table-cell table:formula="of:=ABS([.J292]-[.B292])/[.B292]*100" office:value-type="float" office:value="0.0176030981452652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292]+[.$B$5]" office:value-type="float" office:value="3170">
            <text:p>3170</text:p>
          </table:table-cell>
          <table:table-cell table:formula="of:=[.B293]/60" office:value-type="float" office:value="52.8333333333333">
            <text:p>52,83</text:p>
          </table:table-cell>
          <table:table-cell table:formula="of:=1/[.C293]" office:value-type="float" office:value="0.0189274447949527">
            <text:p>1,89E-002</text:p>
          </table:table-cell>
          <table:table-cell table:formula="of:=[.D293]" office:value-type="float" office:value="0.0189274447949527">
            <text:p>1,89E-002</text:p>
          </table:table-cell>
          <table:table-cell table:formula="of:=2*[.D293]" office:value-type="float" office:value="0.0378548895899054">
            <text:p>3,79E-002</text:p>
          </table:table-cell>
          <table:table-cell/>
          <table:table-cell table:formula="of:=INT([.E293]/['rpm (16 bits - PIC16F877)'.$C$16])" office:value-type="float" office:value="2365">
            <text:p>2365</text:p>
          </table:table-cell>
          <table:table-cell table:formula="of:=[.H293]*['rpm (16 bits - PIC16F877)'.$C$16]" office:value-type="float" office:value="0.01892">
            <text:p>1,89E-002</text:p>
          </table:table-cell>
          <table:table-cell table:formula="of:=60/[.I293]" office:value-type="float" office:value="3171.24735729387">
            <text:p>3171,25</text:p>
          </table:table-cell>
          <table:table-cell table:formula="of:=ABS([.J293]-[.B293])/[.B293]*100" office:value-type="float" office:value="0.0393488105321402">
            <text:p>0,04</text:p>
          </table:table-cell>
          <table:table-cell table:number-columns-repeated="1013"/>
        </table:table-row>
        <table:table-row table:style-name="ro2">
          <table:table-cell/>
          <table:table-cell table:formula="of:=[.B293]+[.$B$5]" office:value-type="float" office:value="3180">
            <text:p>3180</text:p>
          </table:table-cell>
          <table:table-cell table:formula="of:=[.B294]/60" office:value-type="float" office:value="53">
            <text:p>53</text:p>
          </table:table-cell>
          <table:table-cell table:formula="of:=1/[.C294]" office:value-type="float" office:value="0.0188679245283019">
            <text:p>1,89E-002</text:p>
          </table:table-cell>
          <table:table-cell table:formula="of:=[.D294]" office:value-type="float" office:value="0.0188679245283019">
            <text:p>1,89E-002</text:p>
          </table:table-cell>
          <table:table-cell table:formula="of:=2*[.D294]" office:value-type="float" office:value="0.0377358490566038">
            <text:p>3,77E-002</text:p>
          </table:table-cell>
          <table:table-cell/>
          <table:table-cell table:formula="of:=INT([.E294]/['rpm (16 bits - PIC16F877)'.$C$16])" office:value-type="float" office:value="2358">
            <text:p>2358</text:p>
          </table:table-cell>
          <table:table-cell table:formula="of:=[.H294]*['rpm (16 bits - PIC16F877)'.$C$16]" office:value-type="float" office:value="0.018864">
            <text:p>1,89E-002</text:p>
          </table:table-cell>
          <table:table-cell table:formula="of:=60/[.I294]" office:value-type="float" office:value="3180.66157760814">
            <text:p>3180,66</text:p>
          </table:table-cell>
          <table:table-cell table:formula="of:=ABS([.J294]-[.B294])/[.B294]*100" office:value-type="float" office:value="0.0208043273000811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294]+[.$B$5]" office:value-type="float" office:value="3190">
            <text:p>3190</text:p>
          </table:table-cell>
          <table:table-cell table:formula="of:=[.B295]/60" office:value-type="float" office:value="53.1666666666667">
            <text:p>53,17</text:p>
          </table:table-cell>
          <table:table-cell table:formula="of:=1/[.C295]" office:value-type="float" office:value="0.0188087774294671">
            <text:p>1,88E-002</text:p>
          </table:table-cell>
          <table:table-cell table:formula="of:=[.D295]" office:value-type="float" office:value="0.0188087774294671">
            <text:p>1,88E-002</text:p>
          </table:table-cell>
          <table:table-cell table:formula="of:=2*[.D295]" office:value-type="float" office:value="0.0376175548589342">
            <text:p>3,76E-002</text:p>
          </table:table-cell>
          <table:table-cell/>
          <table:table-cell table:formula="of:=INT([.E295]/['rpm (16 bits - PIC16F877)'.$C$16])" office:value-type="float" office:value="2351">
            <text:p>2351</text:p>
          </table:table-cell>
          <table:table-cell table:formula="of:=[.H295]*['rpm (16 bits - PIC16F877)'.$C$16]" office:value-type="float" office:value="0.018808">
            <text:p>1,88E-002</text:p>
          </table:table-cell>
          <table:table-cell table:formula="of:=60/[.I295]" office:value-type="float" office:value="3190.1318587835">
            <text:p>3190,13</text:p>
          </table:table-cell>
          <table:table-cell table:formula="of:=ABS([.J295]-[.B295])/[.B295]*100" office:value-type="float" office:value="0.00413350418484897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295]+[.$B$5]" office:value-type="float" office:value="3200">
            <text:p>3200</text:p>
          </table:table-cell>
          <table:table-cell table:formula="of:=[.B296]/60" office:value-type="float" office:value="53.3333333333333">
            <text:p>53,33</text:p>
          </table:table-cell>
          <table:table-cell table:formula="of:=1/[.C296]" office:value-type="float" office:value="0.01875">
            <text:p>1,88E-002</text:p>
          </table:table-cell>
          <table:table-cell table:formula="of:=[.D296]" office:value-type="float" office:value="0.01875">
            <text:p>1,88E-002</text:p>
          </table:table-cell>
          <table:table-cell table:formula="of:=2*[.D296]" office:value-type="float" office:value="0.0375">
            <text:p>3,75E-002</text:p>
          </table:table-cell>
          <table:table-cell/>
          <table:table-cell table:formula="of:=INT([.E296]/['rpm (16 bits - PIC16F877)'.$C$16])" office:value-type="float" office:value="2343">
            <text:p>2343</text:p>
          </table:table-cell>
          <table:table-cell table:formula="of:=[.H296]*['rpm (16 bits - PIC16F877)'.$C$16]" office:value-type="float" office:value="0.018744">
            <text:p>1,87E-002</text:p>
          </table:table-cell>
          <table:table-cell table:formula="of:=60/[.I296]" office:value-type="float" office:value="3201.02432778489">
            <text:p>3201,02</text:p>
          </table:table-cell>
          <table:table-cell table:formula="of:=ABS([.J296]-[.B296])/[.B296]*100" office:value-type="float" office:value="0.0320102432778526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296]+[.$B$5]" office:value-type="float" office:value="3210">
            <text:p>3210</text:p>
          </table:table-cell>
          <table:table-cell table:formula="of:=[.B297]/60" office:value-type="float" office:value="53.5">
            <text:p>53,5</text:p>
          </table:table-cell>
          <table:table-cell table:formula="of:=1/[.C297]" office:value-type="float" office:value="0.0186915887850467">
            <text:p>1,87E-002</text:p>
          </table:table-cell>
          <table:table-cell table:formula="of:=[.D297]" office:value-type="float" office:value="0.0186915887850467">
            <text:p>1,87E-002</text:p>
          </table:table-cell>
          <table:table-cell table:formula="of:=2*[.D297]" office:value-type="float" office:value="0.0373831775700935">
            <text:p>3,74E-002</text:p>
          </table:table-cell>
          <table:table-cell/>
          <table:table-cell table:formula="of:=INT([.E297]/['rpm (16 bits - PIC16F877)'.$C$16])" office:value-type="float" office:value="2336">
            <text:p>2336</text:p>
          </table:table-cell>
          <table:table-cell table:formula="of:=[.H297]*['rpm (16 bits - PIC16F877)'.$C$16]" office:value-type="float" office:value="0.018688">
            <text:p>1,87E-002</text:p>
          </table:table-cell>
          <table:table-cell table:formula="of:=60/[.I297]" office:value-type="float" office:value="3210.61643835616">
            <text:p>3210,62</text:p>
          </table:table-cell>
          <table:table-cell table:formula="of:=ABS([.J297]-[.B297])/[.B297]*100" office:value-type="float" office:value="0.0192036871079286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297]+[.$B$5]" office:value-type="float" office:value="3220">
            <text:p>3220</text:p>
          </table:table-cell>
          <table:table-cell table:formula="of:=[.B298]/60" office:value-type="float" office:value="53.6666666666667">
            <text:p>53,67</text:p>
          </table:table-cell>
          <table:table-cell table:formula="of:=1/[.C298]" office:value-type="float" office:value="0.0186335403726708">
            <text:p>1,86E-002</text:p>
          </table:table-cell>
          <table:table-cell table:formula="of:=[.D298]" office:value-type="float" office:value="0.0186335403726708">
            <text:p>1,86E-002</text:p>
          </table:table-cell>
          <table:table-cell table:formula="of:=2*[.D298]" office:value-type="float" office:value="0.0372670807453416">
            <text:p>3,73E-002</text:p>
          </table:table-cell>
          <table:table-cell/>
          <table:table-cell table:formula="of:=INT([.E298]/['rpm (16 bits - PIC16F877)'.$C$16])" office:value-type="float" office:value="2329">
            <text:p>2329</text:p>
          </table:table-cell>
          <table:table-cell table:formula="of:=[.H298]*['rpm (16 bits - PIC16F877)'.$C$16]" office:value-type="float" office:value="0.018632">
            <text:p>1,86E-002</text:p>
          </table:table-cell>
          <table:table-cell table:formula="of:=60/[.I298]" office:value-type="float" office:value="3220.26620867325">
            <text:p>3220,27</text:p>
          </table:table-cell>
          <table:table-cell table:formula="of:=ABS([.J298]-[.B298])/[.B298]*100" office:value-type="float" office:value="0.00826735010094024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298]+[.$B$5]" office:value-type="float" office:value="3230">
            <text:p>3230</text:p>
          </table:table-cell>
          <table:table-cell table:formula="of:=[.B299]/60" office:value-type="float" office:value="53.8333333333333">
            <text:p>53,83</text:p>
          </table:table-cell>
          <table:table-cell table:formula="of:=1/[.C299]" office:value-type="float" office:value="0.0185758513931889">
            <text:p>1,86E-002</text:p>
          </table:table-cell>
          <table:table-cell table:formula="of:=[.D299]" office:value-type="float" office:value="0.0185758513931889">
            <text:p>1,86E-002</text:p>
          </table:table-cell>
          <table:table-cell table:formula="of:=2*[.D299]" office:value-type="float" office:value="0.0371517027863777">
            <text:p>3,72E-002</text:p>
          </table:table-cell>
          <table:table-cell/>
          <table:table-cell table:formula="of:=INT([.E299]/['rpm (16 bits - PIC16F877)'.$C$16])" office:value-type="float" office:value="2321">
            <text:p>2321</text:p>
          </table:table-cell>
          <table:table-cell table:formula="of:=[.H299]*['rpm (16 bits - PIC16F877)'.$C$16]" office:value-type="float" office:value="0.018568">
            <text:p>1,86E-002</text:p>
          </table:table-cell>
          <table:table-cell table:formula="of:=60/[.I299]" office:value-type="float" office:value="3231.3657906075">
            <text:p>3231,37</text:p>
          </table:table-cell>
          <table:table-cell table:formula="of:=ABS([.J299]-[.B299])/[.B299]*100" office:value-type="float" office:value="0.0422845389318042">
            <text:p>0,04</text:p>
          </table:table-cell>
          <table:table-cell table:number-columns-repeated="1013"/>
        </table:table-row>
        <table:table-row table:style-name="ro2">
          <table:table-cell/>
          <table:table-cell table:formula="of:=[.B299]+[.$B$5]" office:value-type="float" office:value="3240">
            <text:p>3240</text:p>
          </table:table-cell>
          <table:table-cell table:formula="of:=[.B300]/60" office:value-type="float" office:value="54">
            <text:p>54</text:p>
          </table:table-cell>
          <table:table-cell table:formula="of:=1/[.C300]" office:value-type="float" office:value="0.0185185185185185">
            <text:p>1,85E-002</text:p>
          </table:table-cell>
          <table:table-cell table:formula="of:=[.D300]" office:value-type="float" office:value="0.0185185185185185">
            <text:p>1,85E-002</text:p>
          </table:table-cell>
          <table:table-cell table:formula="of:=2*[.D300]" office:value-type="float" office:value="0.037037037037037">
            <text:p>3,70E-002</text:p>
          </table:table-cell>
          <table:table-cell/>
          <table:table-cell table:formula="of:=INT([.E300]/['rpm (16 bits - PIC16F877)'.$C$16])" office:value-type="float" office:value="2314">
            <text:p>2314</text:p>
          </table:table-cell>
          <table:table-cell table:formula="of:=[.H300]*['rpm (16 bits - PIC16F877)'.$C$16]" office:value-type="float" office:value="0.018512">
            <text:p>1,85E-002</text:p>
          </table:table-cell>
          <table:table-cell table:formula="of:=60/[.I300]" office:value-type="float" office:value="3241.14088159032">
            <text:p>3241,14</text:p>
          </table:table-cell>
          <table:table-cell table:formula="of:=ABS([.J300]-[.B300])/[.B300]*100" office:value-type="float" office:value="0.0352123947629513">
            <text:p>0,04</text:p>
          </table:table-cell>
          <table:table-cell table:number-columns-repeated="1013"/>
        </table:table-row>
        <table:table-row table:style-name="ro2">
          <table:table-cell/>
          <table:table-cell table:formula="of:=[.B300]+[.$B$5]" office:value-type="float" office:value="3250">
            <text:p>3250</text:p>
          </table:table-cell>
          <table:table-cell table:formula="of:=[.B301]/60" office:value-type="float" office:value="54.1666666666667">
            <text:p>54,17</text:p>
          </table:table-cell>
          <table:table-cell table:formula="of:=1/[.C301]" office:value-type="float" office:value="0.0184615384615385">
            <text:p>1,85E-002</text:p>
          </table:table-cell>
          <table:table-cell table:formula="of:=[.D301]" office:value-type="float" office:value="0.0184615384615385">
            <text:p>1,85E-002</text:p>
          </table:table-cell>
          <table:table-cell table:formula="of:=2*[.D301]" office:value-type="float" office:value="0.0369230769230769">
            <text:p>3,69E-002</text:p>
          </table:table-cell>
          <table:table-cell/>
          <table:table-cell table:formula="of:=INT([.E301]/['rpm (16 bits - PIC16F877)'.$C$16])" office:value-type="float" office:value="2307">
            <text:p>2307</text:p>
          </table:table-cell>
          <table:table-cell table:formula="of:=[.H301]*['rpm (16 bits - PIC16F877)'.$C$16]" office:value-type="float" office:value="0.018456">
            <text:p>1,85E-002</text:p>
          </table:table-cell>
          <table:table-cell table:formula="of:=60/[.I301]" office:value-type="float" office:value="3250.97529258778">
            <text:p>3250,98</text:p>
          </table:table-cell>
          <table:table-cell table:formula="of:=ABS([.J301]-[.B301])/[.B301]*100" office:value-type="float" office:value="0.0300090027008152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301]+[.$B$5]" office:value-type="float" office:value="3260">
            <text:p>3260</text:p>
          </table:table-cell>
          <table:table-cell table:formula="of:=[.B302]/60" office:value-type="float" office:value="54.3333333333333">
            <text:p>54,33</text:p>
          </table:table-cell>
          <table:table-cell table:formula="of:=1/[.C302]" office:value-type="float" office:value="0.0184049079754601">
            <text:p>1,84E-002</text:p>
          </table:table-cell>
          <table:table-cell table:formula="of:=[.D302]" office:value-type="float" office:value="0.0184049079754601">
            <text:p>1,84E-002</text:p>
          </table:table-cell>
          <table:table-cell table:formula="of:=2*[.D302]" office:value-type="float" office:value="0.0368098159509202">
            <text:p>3,68E-002</text:p>
          </table:table-cell>
          <table:table-cell/>
          <table:table-cell table:formula="of:=INT([.E302]/['rpm (16 bits - PIC16F877)'.$C$16])" office:value-type="float" office:value="2300">
            <text:p>2300</text:p>
          </table:table-cell>
          <table:table-cell table:formula="of:=[.H302]*['rpm (16 bits - PIC16F877)'.$C$16]" office:value-type="float" office:value="0.0184">
            <text:p>1,84E-002</text:p>
          </table:table-cell>
          <table:table-cell table:formula="of:=60/[.I302]" office:value-type="float" office:value="3260.86956521739">
            <text:p>3260,87</text:p>
          </table:table-cell>
          <table:table-cell table:formula="of:=ABS([.J302]-[.B302])/[.B302]*100" office:value-type="float" office:value="0.0266737796745853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302]+[.$B$5]" office:value-type="float" office:value="3270">
            <text:p>3270</text:p>
          </table:table-cell>
          <table:table-cell table:formula="of:=[.B303]/60" office:value-type="float" office:value="54.5">
            <text:p>54,5</text:p>
          </table:table-cell>
          <table:table-cell table:formula="of:=1/[.C303]" office:value-type="float" office:value="0.018348623853211">
            <text:p>1,83E-002</text:p>
          </table:table-cell>
          <table:table-cell table:formula="of:=[.D303]" office:value-type="float" office:value="0.018348623853211">
            <text:p>1,83E-002</text:p>
          </table:table-cell>
          <table:table-cell table:formula="of:=2*[.D303]" office:value-type="float" office:value="0.036697247706422">
            <text:p>3,67E-002</text:p>
          </table:table-cell>
          <table:table-cell/>
          <table:table-cell table:formula="of:=INT([.E303]/['rpm (16 bits - PIC16F877)'.$C$16])" office:value-type="float" office:value="2293">
            <text:p>2293</text:p>
          </table:table-cell>
          <table:table-cell table:formula="of:=[.H303]*['rpm (16 bits - PIC16F877)'.$C$16]" office:value-type="float" office:value="0.018344">
            <text:p>1,83E-002</text:p>
          </table:table-cell>
          <table:table-cell table:formula="of:=60/[.I303]" office:value-type="float" office:value="3270.82424771042">
            <text:p>3270,82</text:p>
          </table:table-cell>
          <table:table-cell table:formula="of:=ABS([.J303]-[.B303])/[.B303]*100" office:value-type="float" office:value="0.025206352000708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303]+[.$B$5]" office:value-type="float" office:value="3280">
            <text:p>3280</text:p>
          </table:table-cell>
          <table:table-cell table:formula="of:=[.B304]/60" office:value-type="float" office:value="54.6666666666667">
            <text:p>54,67</text:p>
          </table:table-cell>
          <table:table-cell table:formula="of:=1/[.C304]" office:value-type="float" office:value="0.0182926829268293">
            <text:p>1,83E-002</text:p>
          </table:table-cell>
          <table:table-cell table:formula="of:=[.D304]" office:value-type="float" office:value="0.0182926829268293">
            <text:p>1,83E-002</text:p>
          </table:table-cell>
          <table:table-cell table:formula="of:=2*[.D304]" office:value-type="float" office:value="0.0365853658536585">
            <text:p>3,66E-002</text:p>
          </table:table-cell>
          <table:table-cell/>
          <table:table-cell table:formula="of:=INT([.E304]/['rpm (16 bits - PIC16F877)'.$C$16])" office:value-type="float" office:value="2286">
            <text:p>2286</text:p>
          </table:table-cell>
          <table:table-cell table:formula="of:=[.H304]*['rpm (16 bits - PIC16F877)'.$C$16]" office:value-type="float" office:value="0.018288">
            <text:p>1,83E-002</text:p>
          </table:table-cell>
          <table:table-cell table:formula="of:=60/[.I304]" office:value-type="float" office:value="3280.83989501312">
            <text:p>3280,84</text:p>
          </table:table-cell>
          <table:table-cell table:formula="of:=ABS([.J304]-[.B304])/[.B304]*100" office:value-type="float" office:value="0.0256065552781593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304]+[.$B$5]" office:value-type="float" office:value="3290">
            <text:p>3290</text:p>
          </table:table-cell>
          <table:table-cell table:formula="of:=[.B305]/60" office:value-type="float" office:value="54.8333333333333">
            <text:p>54,83</text:p>
          </table:table-cell>
          <table:table-cell table:formula="of:=1/[.C305]" office:value-type="float" office:value="0.0182370820668693">
            <text:p>1,82E-002</text:p>
          </table:table-cell>
          <table:table-cell table:formula="of:=[.D305]" office:value-type="float" office:value="0.0182370820668693">
            <text:p>1,82E-002</text:p>
          </table:table-cell>
          <table:table-cell table:formula="of:=2*[.D305]" office:value-type="float" office:value="0.0364741641337386">
            <text:p>3,65E-002</text:p>
          </table:table-cell>
          <table:table-cell/>
          <table:table-cell table:formula="of:=INT([.E305]/['rpm (16 bits - PIC16F877)'.$C$16])" office:value-type="float" office:value="2279">
            <text:p>2279</text:p>
          </table:table-cell>
          <table:table-cell table:formula="of:=[.H305]*['rpm (16 bits - PIC16F877)'.$C$16]" office:value-type="float" office:value="0.018232">
            <text:p>1,82E-002</text:p>
          </table:table-cell>
          <table:table-cell table:formula="of:=60/[.I305]" office:value-type="float" office:value="3290.91706888986">
            <text:p>3290,92</text:p>
          </table:table-cell>
          <table:table-cell table:formula="of:=ABS([.J305]-[.B305])/[.B305]*100" office:value-type="float" office:value="0.027874434342382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305]+[.$B$5]" office:value-type="float" office:value="3300">
            <text:p>3300</text:p>
          </table:table-cell>
          <table:table-cell table:formula="of:=[.B306]/60" office:value-type="float" office:value="55">
            <text:p>55</text:p>
          </table:table-cell>
          <table:table-cell table:formula="of:=1/[.C306]" office:value-type="float" office:value="0.0181818181818182">
            <text:p>1,82E-002</text:p>
          </table:table-cell>
          <table:table-cell table:formula="of:=[.D306]" office:value-type="float" office:value="0.0181818181818182">
            <text:p>1,82E-002</text:p>
          </table:table-cell>
          <table:table-cell table:formula="of:=2*[.D306]" office:value-type="float" office:value="0.0363636363636364">
            <text:p>3,64E-002</text:p>
          </table:table-cell>
          <table:table-cell/>
          <table:table-cell table:formula="of:=INT([.E306]/['rpm (16 bits - PIC16F877)'.$C$16])" office:value-type="float" office:value="2272">
            <text:p>2272</text:p>
          </table:table-cell>
          <table:table-cell table:formula="of:=[.H306]*['rpm (16 bits - PIC16F877)'.$C$16]" office:value-type="float" office:value="0.018176">
            <text:p>1,82E-002</text:p>
          </table:table-cell>
          <table:table-cell table:formula="of:=60/[.I306]" office:value-type="float" office:value="3301.05633802817">
            <text:p>3301,06</text:p>
          </table:table-cell>
          <table:table-cell table:formula="of:=ABS([.J306]-[.B306])/[.B306]*100" office:value-type="float" office:value="0.0320102432778681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306]+[.$B$5]" office:value-type="float" office:value="3310">
            <text:p>3310</text:p>
          </table:table-cell>
          <table:table-cell table:formula="of:=[.B307]/60" office:value-type="float" office:value="55.1666666666667">
            <text:p>55,17</text:p>
          </table:table-cell>
          <table:table-cell table:formula="of:=1/[.C307]" office:value-type="float" office:value="0.0181268882175227">
            <text:p>1,81E-002</text:p>
          </table:table-cell>
          <table:table-cell table:formula="of:=[.D307]" office:value-type="float" office:value="0.0181268882175227">
            <text:p>1,81E-002</text:p>
          </table:table-cell>
          <table:table-cell table:formula="of:=2*[.D307]" office:value-type="float" office:value="0.0362537764350453">
            <text:p>3,63E-002</text:p>
          </table:table-cell>
          <table:table-cell/>
          <table:table-cell table:formula="of:=INT([.E307]/['rpm (16 bits - PIC16F877)'.$C$16])" office:value-type="float" office:value="2265">
            <text:p>2265</text:p>
          </table:table-cell>
          <table:table-cell table:formula="of:=[.H307]*['rpm (16 bits - PIC16F877)'.$C$16]" office:value-type="float" office:value="0.01812">
            <text:p>1,81E-002</text:p>
          </table:table-cell>
          <table:table-cell table:formula="of:=60/[.I307]" office:value-type="float" office:value="3311.2582781457">
            <text:p>3311,26</text:p>
          </table:table-cell>
          <table:table-cell table:formula="of:=ABS([.J307]-[.B307])/[.B307]*100" office:value-type="float" office:value="0.0380144454892866">
            <text:p>0,04</text:p>
          </table:table-cell>
          <table:table-cell table:number-columns-repeated="1013"/>
        </table:table-row>
        <table:table-row table:style-name="ro2">
          <table:table-cell/>
          <table:table-cell table:formula="of:=[.B307]+[.$B$5]" office:value-type="float" office:value="3320">
            <text:p>3320</text:p>
          </table:table-cell>
          <table:table-cell table:formula="of:=[.B308]/60" office:value-type="float" office:value="55.3333333333333">
            <text:p>55,33</text:p>
          </table:table-cell>
          <table:table-cell table:formula="of:=1/[.C308]" office:value-type="float" office:value="0.0180722891566265">
            <text:p>1,81E-002</text:p>
          </table:table-cell>
          <table:table-cell table:formula="of:=[.D308]" office:value-type="float" office:value="0.0180722891566265">
            <text:p>1,81E-002</text:p>
          </table:table-cell>
          <table:table-cell table:formula="of:=2*[.D308]" office:value-type="float" office:value="0.036144578313253">
            <text:p>3,61E-002</text:p>
          </table:table-cell>
          <table:table-cell/>
          <table:table-cell table:formula="of:=INT([.E308]/['rpm (16 bits - PIC16F877)'.$C$16])" office:value-type="float" office:value="2259">
            <text:p>2259</text:p>
          </table:table-cell>
          <table:table-cell table:formula="of:=[.H308]*['rpm (16 bits - PIC16F877)'.$C$16]" office:value-type="float" office:value="0.018072">
            <text:p>1,81E-002</text:p>
          </table:table-cell>
          <table:table-cell table:formula="of:=60/[.I308]" office:value-type="float" office:value="3320.05312084993">
            <text:p>3320,05</text:p>
          </table:table-cell>
          <table:table-cell table:formula="of:=ABS([.J308]-[.B308])/[.B308]*100" office:value-type="float" office:value="0.0016000256004278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308]+[.$B$5]" office:value-type="float" office:value="3330">
            <text:p>3330</text:p>
          </table:table-cell>
          <table:table-cell table:formula="of:=[.B309]/60" office:value-type="float" office:value="55.5">
            <text:p>55,5</text:p>
          </table:table-cell>
          <table:table-cell table:formula="of:=1/[.C309]" office:value-type="float" office:value="0.018018018018018">
            <text:p>1,80E-002</text:p>
          </table:table-cell>
          <table:table-cell table:formula="of:=[.D309]" office:value-type="float" office:value="0.018018018018018">
            <text:p>1,80E-002</text:p>
          </table:table-cell>
          <table:table-cell table:formula="of:=2*[.D309]" office:value-type="float" office:value="0.036036036036036">
            <text:p>3,60E-002</text:p>
          </table:table-cell>
          <table:table-cell/>
          <table:table-cell table:formula="of:=INT([.E309]/['rpm (16 bits - PIC16F877)'.$C$16])" office:value-type="float" office:value="2252">
            <text:p>2252</text:p>
          </table:table-cell>
          <table:table-cell table:formula="of:=[.H309]*['rpm (16 bits - PIC16F877)'.$C$16]" office:value-type="float" office:value="0.018016">
            <text:p>1,80E-002</text:p>
          </table:table-cell>
          <table:table-cell table:formula="of:=60/[.I309]" office:value-type="float" office:value="3330.3730017762">
            <text:p>3330,37</text:p>
          </table:table-cell>
          <table:table-cell table:formula="of:=ABS([.J309]-[.B309])/[.B309]*100" office:value-type="float" office:value="0.0112012545404995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309]+[.$B$5]" office:value-type="float" office:value="3340">
            <text:p>3340</text:p>
          </table:table-cell>
          <table:table-cell table:formula="of:=[.B310]/60" office:value-type="float" office:value="55.6666666666667">
            <text:p>55,67</text:p>
          </table:table-cell>
          <table:table-cell table:formula="of:=1/[.C310]" office:value-type="float" office:value="0.0179640718562874">
            <text:p>1,80E-002</text:p>
          </table:table-cell>
          <table:table-cell table:formula="of:=[.D310]" office:value-type="float" office:value="0.0179640718562874">
            <text:p>1,80E-002</text:p>
          </table:table-cell>
          <table:table-cell table:formula="of:=2*[.D310]" office:value-type="float" office:value="0.0359281437125748">
            <text:p>3,59E-002</text:p>
          </table:table-cell>
          <table:table-cell/>
          <table:table-cell table:formula="of:=INT([.E310]/['rpm (16 bits - PIC16F877)'.$C$16])" office:value-type="float" office:value="2245">
            <text:p>2245</text:p>
          </table:table-cell>
          <table:table-cell table:formula="of:=[.H310]*['rpm (16 bits - PIC16F877)'.$C$16]" office:value-type="float" office:value="0.01796">
            <text:p>1,80E-002</text:p>
          </table:table-cell>
          <table:table-cell table:formula="of:=60/[.I310]" office:value-type="float" office:value="3340.75723830735">
            <text:p>3340,76</text:p>
          </table:table-cell>
          <table:table-cell table:formula="of:=ABS([.J310]-[.B310])/[.B310]*100" office:value-type="float" office:value="0.0226718056092749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310]+[.$B$5]" office:value-type="float" office:value="3350">
            <text:p>3350</text:p>
          </table:table-cell>
          <table:table-cell table:formula="of:=[.B311]/60" office:value-type="float" office:value="55.8333333333333">
            <text:p>55,83</text:p>
          </table:table-cell>
          <table:table-cell table:formula="of:=1/[.C311]" office:value-type="float" office:value="0.017910447761194">
            <text:p>1,79E-002</text:p>
          </table:table-cell>
          <table:table-cell table:formula="of:=[.D311]" office:value-type="float" office:value="0.017910447761194">
            <text:p>1,79E-002</text:p>
          </table:table-cell>
          <table:table-cell table:formula="of:=2*[.D311]" office:value-type="float" office:value="0.0358208955223881">
            <text:p>3,58E-002</text:p>
          </table:table-cell>
          <table:table-cell/>
          <table:table-cell table:formula="of:=INT([.E311]/['rpm (16 bits - PIC16F877)'.$C$16])" office:value-type="float" office:value="2238">
            <text:p>2238</text:p>
          </table:table-cell>
          <table:table-cell table:formula="of:=[.H311]*['rpm (16 bits - PIC16F877)'.$C$16]" office:value-type="float" office:value="0.017904">
            <text:p>1,79E-002</text:p>
          </table:table-cell>
          <table:table-cell table:formula="of:=60/[.I311]" office:value-type="float" office:value="3351.20643431635">
            <text:p>3351,21</text:p>
          </table:table-cell>
          <table:table-cell table:formula="of:=ABS([.J311]-[.B311])/[.B311]*100" office:value-type="float" office:value="0.0360129646672778">
            <text:p>0,04</text:p>
          </table:table-cell>
          <table:table-cell table:number-columns-repeated="1013"/>
        </table:table-row>
        <table:table-row table:style-name="ro2">
          <table:table-cell/>
          <table:table-cell table:formula="of:=[.B311]+[.$B$5]" office:value-type="float" office:value="3360">
            <text:p>3360</text:p>
          </table:table-cell>
          <table:table-cell table:formula="of:=[.B312]/60" office:value-type="float" office:value="56">
            <text:p>56</text:p>
          </table:table-cell>
          <table:table-cell table:formula="of:=1/[.C312]" office:value-type="float" office:value="0.0178571428571429">
            <text:p>1,79E-002</text:p>
          </table:table-cell>
          <table:table-cell table:formula="of:=[.D312]" office:value-type="float" office:value="0.0178571428571429">
            <text:p>1,79E-002</text:p>
          </table:table-cell>
          <table:table-cell table:formula="of:=2*[.D312]" office:value-type="float" office:value="0.0357142857142857">
            <text:p>3,57E-002</text:p>
          </table:table-cell>
          <table:table-cell/>
          <table:table-cell table:formula="of:=INT([.E312]/['rpm (16 bits - PIC16F877)'.$C$16])" office:value-type="float" office:value="2232">
            <text:p>2232</text:p>
          </table:table-cell>
          <table:table-cell table:formula="of:=[.H312]*['rpm (16 bits - PIC16F877)'.$C$16]" office:value-type="float" office:value="0.017856">
            <text:p>1,79E-002</text:p>
          </table:table-cell>
          <table:table-cell table:formula="of:=60/[.I312]" office:value-type="float" office:value="3360.21505376344">
            <text:p>3360,22</text:p>
          </table:table-cell>
          <table:table-cell table:formula="of:=ABS([.J312]-[.B312])/[.B312]*100" office:value-type="float" office:value="0.0064004096262102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312]+[.$B$5]" office:value-type="float" office:value="3370">
            <text:p>3370</text:p>
          </table:table-cell>
          <table:table-cell table:formula="of:=[.B313]/60" office:value-type="float" office:value="56.1666666666667">
            <text:p>56,17</text:p>
          </table:table-cell>
          <table:table-cell table:formula="of:=1/[.C313]" office:value-type="float" office:value="0.0178041543026706">
            <text:p>1,78E-002</text:p>
          </table:table-cell>
          <table:table-cell table:formula="of:=[.D313]" office:value-type="float" office:value="0.0178041543026706">
            <text:p>1,78E-002</text:p>
          </table:table-cell>
          <table:table-cell table:formula="of:=2*[.D313]" office:value-type="float" office:value="0.0356083086053412">
            <text:p>3,56E-002</text:p>
          </table:table-cell>
          <table:table-cell/>
          <table:table-cell table:formula="of:=INT([.E313]/['rpm (16 bits - PIC16F877)'.$C$16])" office:value-type="float" office:value="2225">
            <text:p>2225</text:p>
          </table:table-cell>
          <table:table-cell table:formula="of:=[.H313]*['rpm (16 bits - PIC16F877)'.$C$16]" office:value-type="float" office:value="0.0178">
            <text:p>1,78E-002</text:p>
          </table:table-cell>
          <table:table-cell table:formula="of:=60/[.I313]" office:value-type="float" office:value="3370.78651685393">
            <text:p>3370,79</text:p>
          </table:table-cell>
          <table:table-cell table:formula="of:=ABS([.J313]-[.B313])/[.B313]*100" office:value-type="float" office:value="0.0233387790484399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313]+[.$B$5]" office:value-type="float" office:value="3380">
            <text:p>3380</text:p>
          </table:table-cell>
          <table:table-cell table:formula="of:=[.B314]/60" office:value-type="float" office:value="56.3333333333333">
            <text:p>56,33</text:p>
          </table:table-cell>
          <table:table-cell table:formula="of:=1/[.C314]" office:value-type="float" office:value="0.0177514792899408">
            <text:p>1,78E-002</text:p>
          </table:table-cell>
          <table:table-cell table:formula="of:=[.D314]" office:value-type="float" office:value="0.0177514792899408">
            <text:p>1,78E-002</text:p>
          </table:table-cell>
          <table:table-cell table:formula="of:=2*[.D314]" office:value-type="float" office:value="0.0355029585798817">
            <text:p>3,55E-002</text:p>
          </table:table-cell>
          <table:table-cell/>
          <table:table-cell table:formula="of:=INT([.E314]/['rpm (16 bits - PIC16F877)'.$C$16])" office:value-type="float" office:value="2218">
            <text:p>2218</text:p>
          </table:table-cell>
          <table:table-cell table:formula="of:=[.H314]*['rpm (16 bits - PIC16F877)'.$C$16]" office:value-type="float" office:value="0.017744">
            <text:p>1,77E-002</text:p>
          </table:table-cell>
          <table:table-cell table:formula="of:=60/[.I314]" office:value-type="float" office:value="3381.42470694319">
            <text:p>3381,42</text:p>
          </table:table-cell>
          <table:table-cell table:formula="of:=ABS([.J314]-[.B314])/[.B314]*100" office:value-type="float" office:value="0.0421510929938514">
            <text:p>0,04</text:p>
          </table:table-cell>
          <table:table-cell table:number-columns-repeated="1013"/>
        </table:table-row>
        <table:table-row table:style-name="ro2">
          <table:table-cell/>
          <table:table-cell table:formula="of:=[.B314]+[.$B$5]" office:value-type="float" office:value="3390">
            <text:p>3390</text:p>
          </table:table-cell>
          <table:table-cell table:formula="of:=[.B315]/60" office:value-type="float" office:value="56.5">
            <text:p>56,5</text:p>
          </table:table-cell>
          <table:table-cell table:formula="of:=1/[.C315]" office:value-type="float" office:value="0.0176991150442478">
            <text:p>1,77E-002</text:p>
          </table:table-cell>
          <table:table-cell table:formula="of:=[.D315]" office:value-type="float" office:value="0.0176991150442478">
            <text:p>1,77E-002</text:p>
          </table:table-cell>
          <table:table-cell table:formula="of:=2*[.D315]" office:value-type="float" office:value="0.0353982300884956">
            <text:p>3,54E-002</text:p>
          </table:table-cell>
          <table:table-cell/>
          <table:table-cell table:formula="of:=INT([.E315]/['rpm (16 bits - PIC16F877)'.$C$16])" office:value-type="float" office:value="2212">
            <text:p>2212</text:p>
          </table:table-cell>
          <table:table-cell table:formula="of:=[.H315]*['rpm (16 bits - PIC16F877)'.$C$16]" office:value-type="float" office:value="0.017696">
            <text:p>1,77E-002</text:p>
          </table:table-cell>
          <table:table-cell table:formula="of:=60/[.I315]" office:value-type="float" office:value="3390.59674502712">
            <text:p>3390,6</text:p>
          </table:table-cell>
          <table:table-cell table:formula="of:=ABS([.J315]-[.B315])/[.B315]*100" office:value-type="float" office:value="0.0176030981452684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315]+[.$B$5]" office:value-type="float" office:value="3400">
            <text:p>3400</text:p>
          </table:table-cell>
          <table:table-cell table:formula="of:=[.B316]/60" office:value-type="float" office:value="56.6666666666667">
            <text:p>56,67</text:p>
          </table:table-cell>
          <table:table-cell table:formula="of:=1/[.C316]" office:value-type="float" office:value="0.0176470588235294">
            <text:p>1,76E-002</text:p>
          </table:table-cell>
          <table:table-cell table:formula="of:=[.D316]" office:value-type="float" office:value="0.0176470588235294">
            <text:p>1,76E-002</text:p>
          </table:table-cell>
          <table:table-cell table:formula="of:=2*[.D316]" office:value-type="float" office:value="0.0352941176470588">
            <text:p>3,53E-002</text:p>
          </table:table-cell>
          <table:table-cell/>
          <table:table-cell table:formula="of:=INT([.E316]/['rpm (16 bits - PIC16F877)'.$C$16])" office:value-type="float" office:value="2205">
            <text:p>2205</text:p>
          </table:table-cell>
          <table:table-cell table:formula="of:=[.H316]*['rpm (16 bits - PIC16F877)'.$C$16]" office:value-type="float" office:value="0.01764">
            <text:p>1,76E-002</text:p>
          </table:table-cell>
          <table:table-cell table:formula="of:=60/[.I316]" office:value-type="float" office:value="3401.36054421769">
            <text:p>3401,36</text:p>
          </table:table-cell>
          <table:table-cell table:formula="of:=ABS([.J316]-[.B316])/[.B316]*100" office:value-type="float" office:value="0.0400160064025653">
            <text:p>0,04</text:p>
          </table:table-cell>
          <table:table-cell table:number-columns-repeated="1013"/>
        </table:table-row>
        <table:table-row table:style-name="ro2">
          <table:table-cell/>
          <table:table-cell table:formula="of:=[.B316]+[.$B$5]" office:value-type="float" office:value="3410">
            <text:p>3410</text:p>
          </table:table-cell>
          <table:table-cell table:formula="of:=[.B317]/60" office:value-type="float" office:value="56.8333333333333">
            <text:p>56,83</text:p>
          </table:table-cell>
          <table:table-cell table:formula="of:=1/[.C317]" office:value-type="float" office:value="0.0175953079178886">
            <text:p>1,76E-002</text:p>
          </table:table-cell>
          <table:table-cell table:formula="of:=[.D317]" office:value-type="float" office:value="0.0175953079178886">
            <text:p>1,76E-002</text:p>
          </table:table-cell>
          <table:table-cell table:formula="of:=2*[.D317]" office:value-type="float" office:value="0.0351906158357771">
            <text:p>3,52E-002</text:p>
          </table:table-cell>
          <table:table-cell/>
          <table:table-cell table:formula="of:=INT([.E317]/['rpm (16 bits - PIC16F877)'.$C$16])" office:value-type="float" office:value="2199">
            <text:p>2199</text:p>
          </table:table-cell>
          <table:table-cell table:formula="of:=[.H317]*['rpm (16 bits - PIC16F877)'.$C$16]" office:value-type="float" office:value="0.017592">
            <text:p>1,76E-002</text:p>
          </table:table-cell>
          <table:table-cell table:formula="of:=60/[.I317]" office:value-type="float" office:value="3410.6412005457">
            <text:p>3410,64</text:p>
          </table:table-cell>
          <table:table-cell table:formula="of:=ABS([.J317]-[.B317])/[.B317]*100" office:value-type="float" office:value="0.018803535064597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317]+[.$B$5]" office:value-type="float" office:value="3420">
            <text:p>3420</text:p>
          </table:table-cell>
          <table:table-cell table:formula="of:=[.B318]/60" office:value-type="float" office:value="57">
            <text:p>57</text:p>
          </table:table-cell>
          <table:table-cell table:formula="of:=1/[.C318]" office:value-type="float" office:value="0.0175438596491228">
            <text:p>1,75E-002</text:p>
          </table:table-cell>
          <table:table-cell table:formula="of:=[.D318]" office:value-type="float" office:value="0.0175438596491228">
            <text:p>1,75E-002</text:p>
          </table:table-cell>
          <table:table-cell table:formula="of:=2*[.D318]" office:value-type="float" office:value="0.0350877192982456">
            <text:p>3,51E-002</text:p>
          </table:table-cell>
          <table:table-cell/>
          <table:table-cell table:formula="of:=INT([.E318]/['rpm (16 bits - PIC16F877)'.$C$16])" office:value-type="float" office:value="2192">
            <text:p>2192</text:p>
          </table:table-cell>
          <table:table-cell table:formula="of:=[.H318]*['rpm (16 bits - PIC16F877)'.$C$16]" office:value-type="float" office:value="0.017536">
            <text:p>1,75E-002</text:p>
          </table:table-cell>
          <table:table-cell table:formula="of:=60/[.I318]" office:value-type="float" office:value="3421.53284671533">
            <text:p>3421,53</text:p>
          </table:table-cell>
          <table:table-cell table:formula="of:=ABS([.J318]-[.B318])/[.B318]*100" office:value-type="float" office:value="0.0448200793955719">
            <text:p>0,04</text:p>
          </table:table-cell>
          <table:table-cell table:number-columns-repeated="1013"/>
        </table:table-row>
        <table:table-row table:style-name="ro2">
          <table:table-cell/>
          <table:table-cell table:formula="of:=[.B318]+[.$B$5]" office:value-type="float" office:value="3430">
            <text:p>3430</text:p>
          </table:table-cell>
          <table:table-cell table:formula="of:=[.B319]/60" office:value-type="float" office:value="57.1666666666667">
            <text:p>57,17</text:p>
          </table:table-cell>
          <table:table-cell table:formula="of:=1/[.C319]" office:value-type="float" office:value="0.0174927113702624">
            <text:p>1,75E-002</text:p>
          </table:table-cell>
          <table:table-cell table:formula="of:=[.D319]" office:value-type="float" office:value="0.0174927113702624">
            <text:p>1,75E-002</text:p>
          </table:table-cell>
          <table:table-cell table:formula="of:=2*[.D319]" office:value-type="float" office:value="0.0349854227405248">
            <text:p>3,50E-002</text:p>
          </table:table-cell>
          <table:table-cell/>
          <table:table-cell table:formula="of:=INT([.E319]/['rpm (16 bits - PIC16F877)'.$C$16])" office:value-type="float" office:value="2186">
            <text:p>2186</text:p>
          </table:table-cell>
          <table:table-cell table:formula="of:=[.H319]*['rpm (16 bits - PIC16F877)'.$C$16]" office:value-type="float" office:value="0.017488">
            <text:p>1,75E-002</text:p>
          </table:table-cell>
          <table:table-cell table:formula="of:=60/[.I319]" office:value-type="float" office:value="3430.92406221409">
            <text:p>3430,92</text:p>
          </table:table-cell>
          <table:table-cell table:formula="of:=ABS([.J319]-[.B319])/[.B319]*100" office:value-type="float" office:value="0.0269405893320596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319]+[.$B$5]" office:value-type="float" office:value="3440">
            <text:p>3440</text:p>
          </table:table-cell>
          <table:table-cell table:formula="of:=[.B320]/60" office:value-type="float" office:value="57.3333333333333">
            <text:p>57,33</text:p>
          </table:table-cell>
          <table:table-cell table:formula="of:=1/[.C320]" office:value-type="float" office:value="0.0174418604651163">
            <text:p>1,74E-002</text:p>
          </table:table-cell>
          <table:table-cell table:formula="of:=[.D320]" office:value-type="float" office:value="0.0174418604651163">
            <text:p>1,74E-002</text:p>
          </table:table-cell>
          <table:table-cell table:formula="of:=2*[.D320]" office:value-type="float" office:value="0.0348837209302326">
            <text:p>3,49E-002</text:p>
          </table:table-cell>
          <table:table-cell/>
          <table:table-cell table:formula="of:=INT([.E320]/['rpm (16 bits - PIC16F877)'.$C$16])" office:value-type="float" office:value="2180">
            <text:p>2180</text:p>
          </table:table-cell>
          <table:table-cell table:formula="of:=[.H320]*['rpm (16 bits - PIC16F877)'.$C$16]" office:value-type="float" office:value="0.01744">
            <text:p>1,74E-002</text:p>
          </table:table-cell>
          <table:table-cell table:formula="of:=60/[.I320]" office:value-type="float" office:value="3440.36697247706">
            <text:p>3440,37</text:p>
          </table:table-cell>
          <table:table-cell table:formula="of:=ABS([.J320]-[.B320])/[.B320]*100" office:value-type="float" office:value="0.0106678045658105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320]+[.$B$5]" office:value-type="float" office:value="3450">
            <text:p>3450</text:p>
          </table:table-cell>
          <table:table-cell table:formula="of:=[.B321]/60" office:value-type="float" office:value="57.5">
            <text:p>57,5</text:p>
          </table:table-cell>
          <table:table-cell table:formula="of:=1/[.C321]" office:value-type="float" office:value="0.0173913043478261">
            <text:p>1,74E-002</text:p>
          </table:table-cell>
          <table:table-cell table:formula="of:=[.D321]" office:value-type="float" office:value="0.0173913043478261">
            <text:p>1,74E-002</text:p>
          </table:table-cell>
          <table:table-cell table:formula="of:=2*[.D321]" office:value-type="float" office:value="0.0347826086956522">
            <text:p>3,48E-002</text:p>
          </table:table-cell>
          <table:table-cell/>
          <table:table-cell table:formula="of:=INT([.E321]/['rpm (16 bits - PIC16F877)'.$C$16])" office:value-type="float" office:value="2173">
            <text:p>2173</text:p>
          </table:table-cell>
          <table:table-cell table:formula="of:=[.H321]*['rpm (16 bits - PIC16F877)'.$C$16]" office:value-type="float" office:value="0.017384">
            <text:p>1,74E-002</text:p>
          </table:table-cell>
          <table:table-cell table:formula="of:=60/[.I321]" office:value-type="float" office:value="3451.44960883571">
            <text:p>3451,45</text:p>
          </table:table-cell>
          <table:table-cell table:formula="of:=ABS([.J321]-[.B321])/[.B321]*100" office:value-type="float" office:value="0.0420176474119111">
            <text:p>0,04</text:p>
          </table:table-cell>
          <table:table-cell table:number-columns-repeated="1013"/>
        </table:table-row>
        <table:table-row table:style-name="ro2">
          <table:table-cell/>
          <table:table-cell table:formula="of:=[.B321]+[.$B$5]" office:value-type="float" office:value="3460">
            <text:p>3460</text:p>
          </table:table-cell>
          <table:table-cell table:formula="of:=[.B322]/60" office:value-type="float" office:value="57.6666666666667">
            <text:p>57,67</text:p>
          </table:table-cell>
          <table:table-cell table:formula="of:=1/[.C322]" office:value-type="float" office:value="0.0173410404624277">
            <text:p>1,73E-002</text:p>
          </table:table-cell>
          <table:table-cell table:formula="of:=[.D322]" office:value-type="float" office:value="0.0173410404624277">
            <text:p>1,73E-002</text:p>
          </table:table-cell>
          <table:table-cell table:formula="of:=2*[.D322]" office:value-type="float" office:value="0.0346820809248555">
            <text:p>3,47E-002</text:p>
          </table:table-cell>
          <table:table-cell/>
          <table:table-cell table:formula="of:=INT([.E322]/['rpm (16 bits - PIC16F877)'.$C$16])" office:value-type="float" office:value="2167">
            <text:p>2167</text:p>
          </table:table-cell>
          <table:table-cell table:formula="of:=[.H322]*['rpm (16 bits - PIC16F877)'.$C$16]" office:value-type="float" office:value="0.017336">
            <text:p>1,73E-002</text:p>
          </table:table-cell>
          <table:table-cell table:formula="of:=60/[.I322]" office:value-type="float" office:value="3461.00599907707">
            <text:p>3461,01</text:p>
          </table:table-cell>
          <table:table-cell table:formula="of:=ABS([.J322]-[.B322])/[.B322]*100" office:value-type="float" office:value="0.0290751178342514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322]+[.$B$5]" office:value-type="float" office:value="3470">
            <text:p>3470</text:p>
          </table:table-cell>
          <table:table-cell table:formula="of:=[.B323]/60" office:value-type="float" office:value="57.8333333333333">
            <text:p>57,83</text:p>
          </table:table-cell>
          <table:table-cell table:formula="of:=1/[.C323]" office:value-type="float" office:value="0.0172910662824207">
            <text:p>1,73E-002</text:p>
          </table:table-cell>
          <table:table-cell table:formula="of:=[.D323]" office:value-type="float" office:value="0.0172910662824207">
            <text:p>1,73E-002</text:p>
          </table:table-cell>
          <table:table-cell table:formula="of:=2*[.D323]" office:value-type="float" office:value="0.0345821325648415">
            <text:p>3,46E-002</text:p>
          </table:table-cell>
          <table:table-cell/>
          <table:table-cell table:formula="of:=INT([.E323]/['rpm (16 bits - PIC16F877)'.$C$16])" office:value-type="float" office:value="2161">
            <text:p>2161</text:p>
          </table:table-cell>
          <table:table-cell table:formula="of:=[.H323]*['rpm (16 bits - PIC16F877)'.$C$16]" office:value-type="float" office:value="0.017288">
            <text:p>1,73E-002</text:p>
          </table:table-cell>
          <table:table-cell table:formula="of:=60/[.I323]" office:value-type="float" office:value="3470.6154558075">
            <text:p>3470,62</text:p>
          </table:table-cell>
          <table:table-cell table:formula="of:=ABS([.J323]-[.B323])/[.B323]*100" office:value-type="float" office:value="0.0177364786022133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323]+[.$B$5]" office:value-type="float" office:value="3480">
            <text:p>3480</text:p>
          </table:table-cell>
          <table:table-cell table:formula="of:=[.B324]/60" office:value-type="float" office:value="58">
            <text:p>58</text:p>
          </table:table-cell>
          <table:table-cell table:formula="of:=1/[.C324]" office:value-type="float" office:value="0.0172413793103448">
            <text:p>1,72E-002</text:p>
          </table:table-cell>
          <table:table-cell table:formula="of:=[.D324]" office:value-type="float" office:value="0.0172413793103448">
            <text:p>1,72E-002</text:p>
          </table:table-cell>
          <table:table-cell table:formula="of:=2*[.D324]" office:value-type="float" office:value="0.0344827586206897">
            <text:p>3,45E-002</text:p>
          </table:table-cell>
          <table:table-cell/>
          <table:table-cell table:formula="of:=INT([.E324]/['rpm (16 bits - PIC16F877)'.$C$16])" office:value-type="float" office:value="2155">
            <text:p>2155</text:p>
          </table:table-cell>
          <table:table-cell table:formula="of:=[.H324]*['rpm (16 bits - PIC16F877)'.$C$16]" office:value-type="float" office:value="0.01724">
            <text:p>1,72E-002</text:p>
          </table:table-cell>
          <table:table-cell table:formula="of:=60/[.I324]" office:value-type="float" office:value="3480.27842227378">
            <text:p>3480,28</text:p>
          </table:table-cell>
          <table:table-cell table:formula="of:=ABS([.J324]-[.B324])/[.B324]*100" office:value-type="float" office:value="0.0080006400512162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324]+[.$B$5]" office:value-type="float" office:value="3490">
            <text:p>3490</text:p>
          </table:table-cell>
          <table:table-cell table:formula="of:=[.B325]/60" office:value-type="float" office:value="58.1666666666667">
            <text:p>58,17</text:p>
          </table:table-cell>
          <table:table-cell table:formula="of:=1/[.C325]" office:value-type="float" office:value="0.0171919770773639">
            <text:p>1,72E-002</text:p>
          </table:table-cell>
          <table:table-cell table:formula="of:=[.D325]" office:value-type="float" office:value="0.0171919770773639">
            <text:p>1,72E-002</text:p>
          </table:table-cell>
          <table:table-cell table:formula="of:=2*[.D325]" office:value-type="float" office:value="0.0343839541547278">
            <text:p>3,44E-002</text:p>
          </table:table-cell>
          <table:table-cell/>
          <table:table-cell table:formula="of:=INT([.E325]/['rpm (16 bits - PIC16F877)'.$C$16])" office:value-type="float" office:value="2148">
            <text:p>2148</text:p>
          </table:table-cell>
          <table:table-cell table:formula="of:=[.H325]*['rpm (16 bits - PIC16F877)'.$C$16]" office:value-type="float" office:value="0.017184">
            <text:p>1,72E-002</text:p>
          </table:table-cell>
          <table:table-cell table:formula="of:=60/[.I325]" office:value-type="float" office:value="3491.62011173184">
            <text:p>3491,62</text:p>
          </table:table-cell>
          <table:table-cell table:formula="of:=ABS([.J325]-[.B325])/[.B325]*100" office:value-type="float" office:value="0.0464215395943894">
            <text:p>0,05</text:p>
          </table:table-cell>
          <table:table-cell table:number-columns-repeated="1013"/>
        </table:table-row>
        <table:table-row table:style-name="ro2">
          <table:table-cell/>
          <table:table-cell table:formula="of:=[.B325]+[.$B$5]" office:value-type="float" office:value="3500">
            <text:p>3500</text:p>
          </table:table-cell>
          <table:table-cell table:formula="of:=[.B326]/60" office:value-type="float" office:value="58.3333333333333">
            <text:p>58,33</text:p>
          </table:table-cell>
          <table:table-cell table:formula="of:=1/[.C326]" office:value-type="float" office:value="0.0171428571428571">
            <text:p>1,71E-002</text:p>
          </table:table-cell>
          <table:table-cell table:formula="of:=[.D326]" office:value-type="float" office:value="0.0171428571428571">
            <text:p>1,71E-002</text:p>
          </table:table-cell>
          <table:table-cell table:formula="of:=2*[.D326]" office:value-type="float" office:value="0.0342857142857143">
            <text:p>3,43E-002</text:p>
          </table:table-cell>
          <table:table-cell/>
          <table:table-cell table:formula="of:=INT([.E326]/['rpm (16 bits - PIC16F877)'.$C$16])" office:value-type="float" office:value="2142">
            <text:p>2142</text:p>
          </table:table-cell>
          <table:table-cell table:formula="of:=[.H326]*['rpm (16 bits - PIC16F877)'.$C$16]" office:value-type="float" office:value="0.017136">
            <text:p>1,71E-002</text:p>
          </table:table-cell>
          <table:table-cell table:formula="of:=60/[.I326]" office:value-type="float" office:value="3501.40056022409">
            <text:p>3501,4</text:p>
          </table:table-cell>
          <table:table-cell table:formula="of:=ABS([.J326]-[.B326])/[.B326]*100" office:value-type="float" office:value="0.040016006402571">
            <text:p>0,04</text:p>
          </table:table-cell>
          <table:table-cell table:number-columns-repeated="1013"/>
        </table:table-row>
        <table:table-row table:style-name="ro2">
          <table:table-cell/>
          <table:table-cell table:formula="of:=[.B326]+[.$B$5]" office:value-type="float" office:value="3510">
            <text:p>3510</text:p>
          </table:table-cell>
          <table:table-cell table:formula="of:=[.B327]/60" office:value-type="float" office:value="58.5">
            <text:p>58,5</text:p>
          </table:table-cell>
          <table:table-cell table:formula="of:=1/[.C327]" office:value-type="float" office:value="0.0170940170940171">
            <text:p>1,71E-002</text:p>
          </table:table-cell>
          <table:table-cell table:formula="of:=[.D327]" office:value-type="float" office:value="0.0170940170940171">
            <text:p>1,71E-002</text:p>
          </table:table-cell>
          <table:table-cell table:formula="of:=2*[.D327]" office:value-type="float" office:value="0.0341880341880342">
            <text:p>3,42E-002</text:p>
          </table:table-cell>
          <table:table-cell/>
          <table:table-cell table:formula="of:=INT([.E327]/['rpm (16 bits - PIC16F877)'.$C$16])" office:value-type="float" office:value="2136">
            <text:p>2136</text:p>
          </table:table-cell>
          <table:table-cell table:formula="of:=[.H327]*['rpm (16 bits - PIC16F877)'.$C$16]" office:value-type="float" office:value="0.017088">
            <text:p>1,71E-002</text:p>
          </table:table-cell>
          <table:table-cell table:formula="of:=60/[.I327]" office:value-type="float" office:value="3511.23595505618">
            <text:p>3511,24</text:p>
          </table:table-cell>
          <table:table-cell table:formula="of:=ABS([.J327]-[.B327])/[.B327]*100" office:value-type="float" office:value="0.0352123947629643">
            <text:p>0,04</text:p>
          </table:table-cell>
          <table:table-cell table:number-columns-repeated="1013"/>
        </table:table-row>
        <table:table-row table:style-name="ro2">
          <table:table-cell/>
          <table:table-cell table:formula="of:=[.B327]+[.$B$5]" office:value-type="float" office:value="3520">
            <text:p>3520</text:p>
          </table:table-cell>
          <table:table-cell table:formula="of:=[.B328]/60" office:value-type="float" office:value="58.6666666666667">
            <text:p>58,67</text:p>
          </table:table-cell>
          <table:table-cell table:formula="of:=1/[.C328]" office:value-type="float" office:value="0.0170454545454545">
            <text:p>1,70E-002</text:p>
          </table:table-cell>
          <table:table-cell table:formula="of:=[.D328]" office:value-type="float" office:value="0.0170454545454545">
            <text:p>1,70E-002</text:p>
          </table:table-cell>
          <table:table-cell table:formula="of:=2*[.D328]" office:value-type="float" office:value="0.0340909090909091">
            <text:p>3,41E-002</text:p>
          </table:table-cell>
          <table:table-cell/>
          <table:table-cell table:formula="of:=INT([.E328]/['rpm (16 bits - PIC16F877)'.$C$16])" office:value-type="float" office:value="2130">
            <text:p>2130</text:p>
          </table:table-cell>
          <table:table-cell table:formula="of:=[.H328]*['rpm (16 bits - PIC16F877)'.$C$16]" office:value-type="float" office:value="0.01704">
            <text:p>1,70E-002</text:p>
          </table:table-cell>
          <table:table-cell table:formula="of:=60/[.I328]" office:value-type="float" office:value="3521.12676056338">
            <text:p>3521,13</text:p>
          </table:table-cell>
          <table:table-cell table:formula="of:=ABS([.J328]-[.B328])/[.B328]*100" office:value-type="float" office:value="0.0320102432778475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328]+[.$B$5]" office:value-type="float" office:value="3530">
            <text:p>3530</text:p>
          </table:table-cell>
          <table:table-cell table:formula="of:=[.B329]/60" office:value-type="float" office:value="58.8333333333333">
            <text:p>58,83</text:p>
          </table:table-cell>
          <table:table-cell table:formula="of:=1/[.C329]" office:value-type="float" office:value="0.0169971671388102">
            <text:p>1,70E-002</text:p>
          </table:table-cell>
          <table:table-cell table:formula="of:=[.D329]" office:value-type="float" office:value="0.0169971671388102">
            <text:p>1,70E-002</text:p>
          </table:table-cell>
          <table:table-cell table:formula="of:=2*[.D329]" office:value-type="float" office:value="0.0339943342776204">
            <text:p>3,40E-002</text:p>
          </table:table-cell>
          <table:table-cell/>
          <table:table-cell table:formula="of:=INT([.E329]/['rpm (16 bits - PIC16F877)'.$C$16])" office:value-type="float" office:value="2124">
            <text:p>2124</text:p>
          </table:table-cell>
          <table:table-cell table:formula="of:=[.H329]*['rpm (16 bits - PIC16F877)'.$C$16]" office:value-type="float" office:value="0.016992">
            <text:p>1,70E-002</text:p>
          </table:table-cell>
          <table:table-cell table:formula="of:=60/[.I329]" office:value-type="float" office:value="3531.07344632768">
            <text:p>3531,07</text:p>
          </table:table-cell>
          <table:table-cell table:formula="of:=ABS([.J329]-[.B329])/[.B329]*100" office:value-type="float" office:value="0.0304092444102986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329]+[.$B$5]" office:value-type="float" office:value="3540">
            <text:p>3540</text:p>
          </table:table-cell>
          <table:table-cell table:formula="of:=[.B330]/60" office:value-type="float" office:value="59">
            <text:p>59</text:p>
          </table:table-cell>
          <table:table-cell table:formula="of:=1/[.C330]" office:value-type="float" office:value="0.0169491525423729">
            <text:p>1,69E-002</text:p>
          </table:table-cell>
          <table:table-cell table:formula="of:=[.D330]" office:value-type="float" office:value="0.0169491525423729">
            <text:p>1,69E-002</text:p>
          </table:table-cell>
          <table:table-cell table:formula="of:=2*[.D330]" office:value-type="float" office:value="0.0338983050847458">
            <text:p>3,39E-002</text:p>
          </table:table-cell>
          <table:table-cell/>
          <table:table-cell table:formula="of:=INT([.E330]/['rpm (16 bits - PIC16F877)'.$C$16])" office:value-type="float" office:value="2118">
            <text:p>2118</text:p>
          </table:table-cell>
          <table:table-cell table:formula="of:=[.H330]*['rpm (16 bits - PIC16F877)'.$C$16]" office:value-type="float" office:value="0.016944">
            <text:p>1,69E-002</text:p>
          </table:table-cell>
          <table:table-cell table:formula="of:=60/[.I330]" office:value-type="float" office:value="3541.07648725212">
            <text:p>3541,08</text:p>
          </table:table-cell>
          <table:table-cell table:formula="of:=ABS([.J330]-[.B330])/[.B330]*100" office:value-type="float" office:value="0.030409244410296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330]+[.$B$5]" office:value-type="float" office:value="3550">
            <text:p>3550</text:p>
          </table:table-cell>
          <table:table-cell table:formula="of:=[.B331]/60" office:value-type="float" office:value="59.1666666666667">
            <text:p>59,17</text:p>
          </table:table-cell>
          <table:table-cell table:formula="of:=1/[.C331]" office:value-type="float" office:value="0.0169014084507042">
            <text:p>1,69E-002</text:p>
          </table:table-cell>
          <table:table-cell table:formula="of:=[.D331]" office:value-type="float" office:value="0.0169014084507042">
            <text:p>1,69E-002</text:p>
          </table:table-cell>
          <table:table-cell table:formula="of:=2*[.D331]" office:value-type="float" office:value="0.0338028169014085">
            <text:p>3,38E-002</text:p>
          </table:table-cell>
          <table:table-cell/>
          <table:table-cell table:formula="of:=INT([.E331]/['rpm (16 bits - PIC16F877)'.$C$16])" office:value-type="float" office:value="2112">
            <text:p>2112</text:p>
          </table:table-cell>
          <table:table-cell table:formula="of:=[.H331]*['rpm (16 bits - PIC16F877)'.$C$16]" office:value-type="float" office:value="0.016896">
            <text:p>1,69E-002</text:p>
          </table:table-cell>
          <table:table-cell table:formula="of:=60/[.I331]" office:value-type="float" office:value="3551.13636363636">
            <text:p>3551,14</text:p>
          </table:table-cell>
          <table:table-cell table:formula="of:=ABS([.J331]-[.B331])/[.B331]*100" office:value-type="float" office:value="0.0320102432778582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331]+[.$B$5]" office:value-type="float" office:value="3560">
            <text:p>3560</text:p>
          </table:table-cell>
          <table:table-cell table:formula="of:=[.B332]/60" office:value-type="float" office:value="59.3333333333333">
            <text:p>59,33</text:p>
          </table:table-cell>
          <table:table-cell table:formula="of:=1/[.C332]" office:value-type="float" office:value="0.0168539325842697">
            <text:p>1,69E-002</text:p>
          </table:table-cell>
          <table:table-cell table:formula="of:=[.D332]" office:value-type="float" office:value="0.0168539325842697">
            <text:p>1,69E-002</text:p>
          </table:table-cell>
          <table:table-cell table:formula="of:=2*[.D332]" office:value-type="float" office:value="0.0337078651685393">
            <text:p>3,37E-002</text:p>
          </table:table-cell>
          <table:table-cell/>
          <table:table-cell table:formula="of:=INT([.E332]/['rpm (16 bits - PIC16F877)'.$C$16])" office:value-type="float" office:value="2106">
            <text:p>2106</text:p>
          </table:table-cell>
          <table:table-cell table:formula="of:=[.H332]*['rpm (16 bits - PIC16F877)'.$C$16]" office:value-type="float" office:value="0.016848">
            <text:p>1,68E-002</text:p>
          </table:table-cell>
          <table:table-cell table:formula="of:=60/[.I332]" office:value-type="float" office:value="3561.25356125356">
            <text:p>3561,25</text:p>
          </table:table-cell>
          <table:table-cell table:formula="of:=ABS([.J332]-[.B332])/[.B332]*100" office:value-type="float" office:value="0.0352123947629679">
            <text:p>0,04</text:p>
          </table:table-cell>
          <table:table-cell table:number-columns-repeated="1013"/>
        </table:table-row>
        <table:table-row table:style-name="ro2">
          <table:table-cell/>
          <table:table-cell table:formula="of:=[.B332]+[.$B$5]" office:value-type="float" office:value="3570">
            <text:p>3570</text:p>
          </table:table-cell>
          <table:table-cell table:formula="of:=[.B333]/60" office:value-type="float" office:value="59.5">
            <text:p>59,5</text:p>
          </table:table-cell>
          <table:table-cell table:formula="of:=1/[.C333]" office:value-type="float" office:value="0.0168067226890756">
            <text:p>1,68E-002</text:p>
          </table:table-cell>
          <table:table-cell table:formula="of:=[.D333]" office:value-type="float" office:value="0.0168067226890756">
            <text:p>1,68E-002</text:p>
          </table:table-cell>
          <table:table-cell table:formula="of:=2*[.D333]" office:value-type="float" office:value="0.0336134453781513">
            <text:p>3,36E-002</text:p>
          </table:table-cell>
          <table:table-cell/>
          <table:table-cell table:formula="of:=INT([.E333]/['rpm (16 bits - PIC16F877)'.$C$16])" office:value-type="float" office:value="2100">
            <text:p>2100</text:p>
          </table:table-cell>
          <table:table-cell table:formula="of:=[.H333]*['rpm (16 bits - PIC16F877)'.$C$16]" office:value-type="float" office:value="0.0168">
            <text:p>1,68E-002</text:p>
          </table:table-cell>
          <table:table-cell table:formula="of:=60/[.I333]" office:value-type="float" office:value="3571.42857142857">
            <text:p>3571,43</text:p>
          </table:table-cell>
          <table:table-cell table:formula="of:=ABS([.J333]-[.B333])/[.B333]*100" office:value-type="float" office:value="0.0400160064025647">
            <text:p>0,04</text:p>
          </table:table-cell>
          <table:table-cell table:number-columns-repeated="1013"/>
        </table:table-row>
        <table:table-row table:style-name="ro2">
          <table:table-cell/>
          <table:table-cell table:formula="of:=[.B333]+[.$B$5]" office:value-type="float" office:value="3580">
            <text:p>3580</text:p>
          </table:table-cell>
          <table:table-cell table:formula="of:=[.B334]/60" office:value-type="float" office:value="59.6666666666667">
            <text:p>59,67</text:p>
          </table:table-cell>
          <table:table-cell table:formula="of:=1/[.C334]" office:value-type="float" office:value="0.0167597765363129">
            <text:p>1,68E-002</text:p>
          </table:table-cell>
          <table:table-cell table:formula="of:=[.D334]" office:value-type="float" office:value="0.0167597765363129">
            <text:p>1,68E-002</text:p>
          </table:table-cell>
          <table:table-cell table:formula="of:=2*[.D334]" office:value-type="float" office:value="0.0335195530726257">
            <text:p>3,35E-002</text:p>
          </table:table-cell>
          <table:table-cell/>
          <table:table-cell table:formula="of:=INT([.E334]/['rpm (16 bits - PIC16F877)'.$C$16])" office:value-type="float" office:value="2094">
            <text:p>2094</text:p>
          </table:table-cell>
          <table:table-cell table:formula="of:=[.H334]*['rpm (16 bits - PIC16F877)'.$C$16]" office:value-type="float" office:value="0.016752">
            <text:p>1,68E-002</text:p>
          </table:table-cell>
          <table:table-cell table:formula="of:=60/[.I334]" office:value-type="float" office:value="3581.66189111748">
            <text:p>3581,66</text:p>
          </table:table-cell>
          <table:table-cell table:formula="of:=ABS([.J334]-[.B334])/[.B334]*100" office:value-type="float" office:value="0.0464215395943776">
            <text:p>0,05</text:p>
          </table:table-cell>
          <table:table-cell table:number-columns-repeated="1013"/>
        </table:table-row>
        <table:table-row table:style-name="ro2">
          <table:table-cell/>
          <table:table-cell table:formula="of:=[.B334]+[.$B$5]" office:value-type="float" office:value="3590">
            <text:p>3590</text:p>
          </table:table-cell>
          <table:table-cell table:formula="of:=[.B335]/60" office:value-type="float" office:value="59.8333333333333">
            <text:p>59,83</text:p>
          </table:table-cell>
          <table:table-cell table:formula="of:=1/[.C335]" office:value-type="float" office:value="0.0167130919220056">
            <text:p>1,67E-002</text:p>
          </table:table-cell>
          <table:table-cell table:formula="of:=[.D335]" office:value-type="float" office:value="0.0167130919220056">
            <text:p>1,67E-002</text:p>
          </table:table-cell>
          <table:table-cell table:formula="of:=2*[.D335]" office:value-type="float" office:value="0.0334261838440111">
            <text:p>3,34E-002</text:p>
          </table:table-cell>
          <table:table-cell/>
          <table:table-cell table:formula="of:=INT([.E335]/['rpm (16 bits - PIC16F877)'.$C$16])" office:value-type="float" office:value="2089">
            <text:p>2089</text:p>
          </table:table-cell>
          <table:table-cell table:formula="of:=[.H335]*['rpm (16 bits - PIC16F877)'.$C$16]" office:value-type="float" office:value="0.016712">
            <text:p>1,67E-002</text:p>
          </table:table-cell>
          <table:table-cell table:formula="of:=60/[.I335]" office:value-type="float" office:value="3590.23456199138">
            <text:p>3590,23</text:p>
          </table:table-cell>
          <table:table-cell table:formula="of:=ABS([.J335]-[.B335])/[.B335]*100" office:value-type="float" office:value="0.0065337602056824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335]+[.$B$5]" office:value-type="float" office:value="3600">
            <text:p>3600</text:p>
          </table:table-cell>
          <table:table-cell table:formula="of:=[.B336]/60" office:value-type="float" office:value="60">
            <text:p>60</text:p>
          </table:table-cell>
          <table:table-cell table:formula="of:=1/[.C336]" office:value-type="float" office:value="0.0166666666666667">
            <text:p>1,67E-002</text:p>
          </table:table-cell>
          <table:table-cell table:formula="of:=[.D336]" office:value-type="float" office:value="0.0166666666666667">
            <text:p>1,67E-002</text:p>
          </table:table-cell>
          <table:table-cell table:formula="of:=2*[.D336]" office:value-type="float" office:value="0.0333333333333333">
            <text:p>3,33E-002</text:p>
          </table:table-cell>
          <table:table-cell/>
          <table:table-cell table:formula="of:=INT([.E336]/['rpm (16 bits - PIC16F877)'.$C$16])" office:value-type="float" office:value="2083">
            <text:p>2083</text:p>
          </table:table-cell>
          <table:table-cell table:formula="of:=[.H336]*['rpm (16 bits - PIC16F877)'.$C$16]" office:value-type="float" office:value="0.016664">
            <text:p>1,67E-002</text:p>
          </table:table-cell>
          <table:table-cell table:formula="of:=60/[.I336]" office:value-type="float" office:value="3600.57609217475">
            <text:p>3600,58</text:p>
          </table:table-cell>
          <table:table-cell table:formula="of:=ABS([.J336]-[.B336])/[.B336]*100" office:value-type="float" office:value="0.0160025604096745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336]+[.$B$5]" office:value-type="float" office:value="3610">
            <text:p>3610</text:p>
          </table:table-cell>
          <table:table-cell table:formula="of:=[.B337]/60" office:value-type="float" office:value="60.1666666666667">
            <text:p>60,17</text:p>
          </table:table-cell>
          <table:table-cell table:formula="of:=1/[.C337]" office:value-type="float" office:value="0.0166204986149585">
            <text:p>1,66E-002</text:p>
          </table:table-cell>
          <table:table-cell table:formula="of:=[.D337]" office:value-type="float" office:value="0.0166204986149585">
            <text:p>1,66E-002</text:p>
          </table:table-cell>
          <table:table-cell table:formula="of:=2*[.D337]" office:value-type="float" office:value="0.0332409972299169">
            <text:p>3,32E-002</text:p>
          </table:table-cell>
          <table:table-cell/>
          <table:table-cell table:formula="of:=INT([.E337]/['rpm (16 bits - PIC16F877)'.$C$16])" office:value-type="float" office:value="2077">
            <text:p>2077</text:p>
          </table:table-cell>
          <table:table-cell table:formula="of:=[.H337]*['rpm (16 bits - PIC16F877)'.$C$16]" office:value-type="float" office:value="0.016616">
            <text:p>1,66E-002</text:p>
          </table:table-cell>
          <table:table-cell table:formula="of:=60/[.I337]" office:value-type="float" office:value="3610.97737120847">
            <text:p>3610,98</text:p>
          </table:table-cell>
          <table:table-cell table:formula="of:=ABS([.J337]-[.B337])/[.B337]*100" office:value-type="float" office:value="0.027073994694567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337]+[.$B$5]" office:value-type="float" office:value="3620">
            <text:p>3620</text:p>
          </table:table-cell>
          <table:table-cell table:formula="of:=[.B338]/60" office:value-type="float" office:value="60.3333333333333">
            <text:p>60,33</text:p>
          </table:table-cell>
          <table:table-cell table:formula="of:=1/[.C338]" office:value-type="float" office:value="0.0165745856353591">
            <text:p>1,66E-002</text:p>
          </table:table-cell>
          <table:table-cell table:formula="of:=[.D338]" office:value-type="float" office:value="0.0165745856353591">
            <text:p>1,66E-002</text:p>
          </table:table-cell>
          <table:table-cell table:formula="of:=2*[.D338]" office:value-type="float" office:value="0.0331491712707182">
            <text:p>3,31E-002</text:p>
          </table:table-cell>
          <table:table-cell/>
          <table:table-cell table:formula="of:=INT([.E338]/['rpm (16 bits - PIC16F877)'.$C$16])" office:value-type="float" office:value="2071">
            <text:p>2071</text:p>
          </table:table-cell>
          <table:table-cell table:formula="of:=[.H338]*['rpm (16 bits - PIC16F877)'.$C$16]" office:value-type="float" office:value="0.016568">
            <text:p>1,66E-002</text:p>
          </table:table-cell>
          <table:table-cell table:formula="of:=60/[.I338]" office:value-type="float" office:value="3621.43891839691">
            <text:p>3621,44</text:p>
          </table:table-cell>
          <table:table-cell table:formula="of:=ABS([.J338]-[.B338])/[.B338]*100" office:value-type="float" office:value="0.0397491269864554">
            <text:p>0,04</text:p>
          </table:table-cell>
          <table:table-cell table:number-columns-repeated="1013"/>
        </table:table-row>
        <table:table-row table:style-name="ro2">
          <table:table-cell/>
          <table:table-cell table:formula="of:=[.B338]+[.$B$5]" office:value-type="float" office:value="3630">
            <text:p>3630</text:p>
          </table:table-cell>
          <table:table-cell table:formula="of:=[.B339]/60" office:value-type="float" office:value="60.5">
            <text:p>60,5</text:p>
          </table:table-cell>
          <table:table-cell table:formula="of:=1/[.C339]" office:value-type="float" office:value="0.0165289256198347">
            <text:p>1,65E-002</text:p>
          </table:table-cell>
          <table:table-cell table:formula="of:=[.D339]" office:value-type="float" office:value="0.0165289256198347">
            <text:p>1,65E-002</text:p>
          </table:table-cell>
          <table:table-cell table:formula="of:=2*[.D339]" office:value-type="float" office:value="0.0330578512396694">
            <text:p>3,31E-002</text:p>
          </table:table-cell>
          <table:table-cell/>
          <table:table-cell table:formula="of:=INT([.E339]/['rpm (16 bits - PIC16F877)'.$C$16])" office:value-type="float" office:value="2066">
            <text:p>2066</text:p>
          </table:table-cell>
          <table:table-cell table:formula="of:=[.H339]*['rpm (16 bits - PIC16F877)'.$C$16]" office:value-type="float" office:value="0.016528">
            <text:p>1,65E-002</text:p>
          </table:table-cell>
          <table:table-cell table:formula="of:=60/[.I339]" office:value-type="float" office:value="3630.20329138432">
            <text:p>3630,2</text:p>
          </table:table-cell>
          <table:table-cell table:formula="of:=ABS([.J339]-[.B339])/[.B339]*100" office:value-type="float" office:value="0.00560031361758025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339]+[.$B$5]" office:value-type="float" office:value="3640">
            <text:p>3640</text:p>
          </table:table-cell>
          <table:table-cell table:formula="of:=[.B340]/60" office:value-type="float" office:value="60.6666666666667">
            <text:p>60,67</text:p>
          </table:table-cell>
          <table:table-cell table:formula="of:=1/[.C340]" office:value-type="float" office:value="0.0164835164835165">
            <text:p>1,65E-002</text:p>
          </table:table-cell>
          <table:table-cell table:formula="of:=[.D340]" office:value-type="float" office:value="0.0164835164835165">
            <text:p>1,65E-002</text:p>
          </table:table-cell>
          <table:table-cell table:formula="of:=2*[.D340]" office:value-type="float" office:value="0.032967032967033">
            <text:p>3,30E-002</text:p>
          </table:table-cell>
          <table:table-cell/>
          <table:table-cell table:formula="of:=INT([.E340]/['rpm (16 bits - PIC16F877)'.$C$16])" office:value-type="float" office:value="2060">
            <text:p>2060</text:p>
          </table:table-cell>
          <table:table-cell table:formula="of:=[.H340]*['rpm (16 bits - PIC16F877)'.$C$16]" office:value-type="float" office:value="0.01648">
            <text:p>1,65E-002</text:p>
          </table:table-cell>
          <table:table-cell table:formula="of:=60/[.I340]" office:value-type="float" office:value="3640.77669902913">
            <text:p>3640,78</text:p>
          </table:table-cell>
          <table:table-cell table:formula="of:=ABS([.J340]-[.B340])/[.B340]*100" office:value-type="float" office:value="0.0213378854155653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340]+[.$B$5]" office:value-type="float" office:value="3650">
            <text:p>3650</text:p>
          </table:table-cell>
          <table:table-cell table:formula="of:=[.B341]/60" office:value-type="float" office:value="60.8333333333333">
            <text:p>60,83</text:p>
          </table:table-cell>
          <table:table-cell table:formula="of:=1/[.C341]" office:value-type="float" office:value="0.0164383561643836">
            <text:p>1,64E-002</text:p>
          </table:table-cell>
          <table:table-cell table:formula="of:=[.D341]" office:value-type="float" office:value="0.0164383561643836">
            <text:p>1,64E-002</text:p>
          </table:table-cell>
          <table:table-cell table:formula="of:=2*[.D341]" office:value-type="float" office:value="0.0328767123287671">
            <text:p>3,29E-002</text:p>
          </table:table-cell>
          <table:table-cell/>
          <table:table-cell table:formula="of:=INT([.E341]/['rpm (16 bits - PIC16F877)'.$C$16])" office:value-type="float" office:value="2054">
            <text:p>2054</text:p>
          </table:table-cell>
          <table:table-cell table:formula="of:=[.H341]*['rpm (16 bits - PIC16F877)'.$C$16]" office:value-type="float" office:value="0.016432">
            <text:p>1,64E-002</text:p>
          </table:table-cell>
          <table:table-cell table:formula="of:=60/[.I341]" office:value-type="float" office:value="3651.41187925998">
            <text:p>3651,41</text:p>
          </table:table-cell>
          <table:table-cell table:formula="of:=ABS([.J341]-[.B341])/[.B341]*100" office:value-type="float" office:value="0.0386816235611137">
            <text:p>0,04</text:p>
          </table:table-cell>
          <table:table-cell table:number-columns-repeated="1013"/>
        </table:table-row>
        <table:table-row table:style-name="ro2">
          <table:table-cell/>
          <table:table-cell table:formula="of:=[.B341]+[.$B$5]" office:value-type="float" office:value="3660">
            <text:p>3660</text:p>
          </table:table-cell>
          <table:table-cell table:formula="of:=[.B342]/60" office:value-type="float" office:value="61">
            <text:p>61</text:p>
          </table:table-cell>
          <table:table-cell table:formula="of:=1/[.C342]" office:value-type="float" office:value="0.0163934426229508">
            <text:p>1,64E-002</text:p>
          </table:table-cell>
          <table:table-cell table:formula="of:=[.D342]" office:value-type="float" office:value="0.0163934426229508">
            <text:p>1,64E-002</text:p>
          </table:table-cell>
          <table:table-cell table:formula="of:=2*[.D342]" office:value-type="float" office:value="0.0327868852459016">
            <text:p>3,28E-002</text:p>
          </table:table-cell>
          <table:table-cell/>
          <table:table-cell table:formula="of:=INT([.E342]/['rpm (16 bits - PIC16F877)'.$C$16])" office:value-type="float" office:value="2049">
            <text:p>2049</text:p>
          </table:table-cell>
          <table:table-cell table:formula="of:=[.H342]*['rpm (16 bits - PIC16F877)'.$C$16]" office:value-type="float" office:value="0.016392">
            <text:p>1,64E-002</text:p>
          </table:table-cell>
          <table:table-cell table:formula="of:=60/[.I342]" office:value-type="float" office:value="3660.32210834553">
            <text:p>3660,32</text:p>
          </table:table-cell>
          <table:table-cell table:formula="of:=ABS([.J342]-[.B342])/[.B342]*100" office:value-type="float" office:value="0.00880077446814648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342]+[.$B$5]" office:value-type="float" office:value="3670">
            <text:p>3670</text:p>
          </table:table-cell>
          <table:table-cell table:formula="of:=[.B343]/60" office:value-type="float" office:value="61.1666666666667">
            <text:p>61,17</text:p>
          </table:table-cell>
          <table:table-cell table:formula="of:=1/[.C343]" office:value-type="float" office:value="0.0163487738419619">
            <text:p>1,63E-002</text:p>
          </table:table-cell>
          <table:table-cell table:formula="of:=[.D343]" office:value-type="float" office:value="0.0163487738419619">
            <text:p>1,63E-002</text:p>
          </table:table-cell>
          <table:table-cell table:formula="of:=2*[.D343]" office:value-type="float" office:value="0.0326975476839237">
            <text:p>3,27E-002</text:p>
          </table:table-cell>
          <table:table-cell/>
          <table:table-cell table:formula="of:=INT([.E343]/['rpm (16 bits - PIC16F877)'.$C$16])" office:value-type="float" office:value="2043">
            <text:p>2043</text:p>
          </table:table-cell>
          <table:table-cell table:formula="of:=[.H343]*['rpm (16 bits - PIC16F877)'.$C$16]" office:value-type="float" office:value="0.016344">
            <text:p>1,63E-002</text:p>
          </table:table-cell>
          <table:table-cell table:formula="of:=60/[.I343]" office:value-type="float" office:value="3671.07195301028">
            <text:p>3671,07</text:p>
          </table:table-cell>
          <table:table-cell table:formula="of:=ABS([.J343]-[.B343])/[.B343]*100" office:value-type="float" office:value="0.0292085288904299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343]+[.$B$5]" office:value-type="float" office:value="3680">
            <text:p>3680</text:p>
          </table:table-cell>
          <table:table-cell table:formula="of:=[.B344]/60" office:value-type="float" office:value="61.3333333333333">
            <text:p>61,33</text:p>
          </table:table-cell>
          <table:table-cell table:formula="of:=1/[.C344]" office:value-type="float" office:value="0.016304347826087">
            <text:p>1,63E-002</text:p>
          </table:table-cell>
          <table:table-cell table:formula="of:=[.D344]" office:value-type="float" office:value="0.016304347826087">
            <text:p>1,63E-002</text:p>
          </table:table-cell>
          <table:table-cell table:formula="of:=2*[.D344]" office:value-type="float" office:value="0.0326086956521739">
            <text:p>3,26E-002</text:p>
          </table:table-cell>
          <table:table-cell/>
          <table:table-cell table:formula="of:=INT([.E344]/['rpm (16 bits - PIC16F877)'.$C$16])" office:value-type="float" office:value="2038">
            <text:p>2038</text:p>
          </table:table-cell>
          <table:table-cell table:formula="of:=[.H344]*['rpm (16 bits - PIC16F877)'.$C$16]" office:value-type="float" office:value="0.016304">
            <text:p>1,63E-002</text:p>
          </table:table-cell>
          <table:table-cell table:formula="of:=60/[.I344]" office:value-type="float" office:value="3680.07850834151">
            <text:p>3680,08</text:p>
          </table:table-cell>
          <table:table-cell table:formula="of:=ABS([.J344]-[.B344])/[.B344]*100" office:value-type="float" office:value="0.00213337884542605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344]+[.$B$5]" office:value-type="float" office:value="3690">
            <text:p>3690</text:p>
          </table:table-cell>
          <table:table-cell table:formula="of:=[.B345]/60" office:value-type="float" office:value="61.5">
            <text:p>61,5</text:p>
          </table:table-cell>
          <table:table-cell table:formula="of:=1/[.C345]" office:value-type="float" office:value="0.016260162601626">
            <text:p>1,63E-002</text:p>
          </table:table-cell>
          <table:table-cell table:formula="of:=[.D345]" office:value-type="float" office:value="0.016260162601626">
            <text:p>1,63E-002</text:p>
          </table:table-cell>
          <table:table-cell table:formula="of:=2*[.D345]" office:value-type="float" office:value="0.032520325203252">
            <text:p>3,25E-002</text:p>
          </table:table-cell>
          <table:table-cell/>
          <table:table-cell table:formula="of:=INT([.E345]/['rpm (16 bits - PIC16F877)'.$C$16])" office:value-type="float" office:value="2032">
            <text:p>2032</text:p>
          </table:table-cell>
          <table:table-cell table:formula="of:=[.H345]*['rpm (16 bits - PIC16F877)'.$C$16]" office:value-type="float" office:value="0.016256">
            <text:p>1,63E-002</text:p>
          </table:table-cell>
          <table:table-cell table:formula="of:=60/[.I345]" office:value-type="float" office:value="3690.94488188976">
            <text:p>3690,94</text:p>
          </table:table-cell>
          <table:table-cell table:formula="of:=ABS([.J345]-[.B345])/[.B345]*100" office:value-type="float" office:value="0.0256065552781577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345]+[.$B$5]" office:value-type="float" office:value="3700">
            <text:p>3700</text:p>
          </table:table-cell>
          <table:table-cell table:formula="of:=[.B346]/60" office:value-type="float" office:value="61.6666666666667">
            <text:p>61,67</text:p>
          </table:table-cell>
          <table:table-cell table:formula="of:=1/[.C346]" office:value-type="float" office:value="0.0162162162162162">
            <text:p>1,62E-002</text:p>
          </table:table-cell>
          <table:table-cell table:formula="of:=[.D346]" office:value-type="float" office:value="0.0162162162162162">
            <text:p>1,62E-002</text:p>
          </table:table-cell>
          <table:table-cell table:formula="of:=2*[.D346]" office:value-type="float" office:value="0.0324324324324324">
            <text:p>3,24E-002</text:p>
          </table:table-cell>
          <table:table-cell/>
          <table:table-cell table:formula="of:=INT([.E346]/['rpm (16 bits - PIC16F877)'.$C$16])" office:value-type="float" office:value="2027">
            <text:p>2027</text:p>
          </table:table-cell>
          <table:table-cell table:formula="of:=[.H346]*['rpm (16 bits - PIC16F877)'.$C$16]" office:value-type="float" office:value="0.016216">
            <text:p>1,62E-002</text:p>
          </table:table-cell>
          <table:table-cell table:formula="of:=60/[.I346]" office:value-type="float" office:value="3700.04933399112">
            <text:p>3700,05</text:p>
          </table:table-cell>
          <table:table-cell table:formula="of:=ABS([.J346]-[.B346])/[.B346]*100" office:value-type="float" office:value="0.00133335111136271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346]+[.$B$5]" office:value-type="float" office:value="3710">
            <text:p>3710</text:p>
          </table:table-cell>
          <table:table-cell table:formula="of:=[.B347]/60" office:value-type="float" office:value="61.8333333333333">
            <text:p>61,83</text:p>
          </table:table-cell>
          <table:table-cell table:formula="of:=1/[.C347]" office:value-type="float" office:value="0.0161725067385445">
            <text:p>1,62E-002</text:p>
          </table:table-cell>
          <table:table-cell table:formula="of:=[.D347]" office:value-type="float" office:value="0.0161725067385445">
            <text:p>1,62E-002</text:p>
          </table:table-cell>
          <table:table-cell table:formula="of:=2*[.D347]" office:value-type="float" office:value="0.0323450134770889">
            <text:p>3,23E-002</text:p>
          </table:table-cell>
          <table:table-cell/>
          <table:table-cell table:formula="of:=INT([.E347]/['rpm (16 bits - PIC16F877)'.$C$16])" office:value-type="float" office:value="2021">
            <text:p>2021</text:p>
          </table:table-cell>
          <table:table-cell table:formula="of:=[.H347]*['rpm (16 bits - PIC16F877)'.$C$16]" office:value-type="float" office:value="0.016168">
            <text:p>1,62E-002</text:p>
          </table:table-cell>
          <table:table-cell table:formula="of:=60/[.I347]" office:value-type="float" office:value="3711.0341415141">
            <text:p>3711,03</text:p>
          </table:table-cell>
          <table:table-cell table:formula="of:=ABS([.J347]-[.B347])/[.B347]*100" office:value-type="float" office:value="0.0278744343423836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347]+[.$B$5]" office:value-type="float" office:value="3720">
            <text:p>3720</text:p>
          </table:table-cell>
          <table:table-cell table:formula="of:=[.B348]/60" office:value-type="float" office:value="62">
            <text:p>62</text:p>
          </table:table-cell>
          <table:table-cell table:formula="of:=1/[.C348]" office:value-type="float" office:value="0.0161290322580645">
            <text:p>1,61E-002</text:p>
          </table:table-cell>
          <table:table-cell table:formula="of:=[.D348]" office:value-type="float" office:value="0.0161290322580645">
            <text:p>1,61E-002</text:p>
          </table:table-cell>
          <table:table-cell table:formula="of:=2*[.D348]" office:value-type="float" office:value="0.032258064516129">
            <text:p>3,23E-002</text:p>
          </table:table-cell>
          <table:table-cell/>
          <table:table-cell table:formula="of:=INT([.E348]/['rpm (16 bits - PIC16F877)'.$C$16])" office:value-type="float" office:value="2016">
            <text:p>2016</text:p>
          </table:table-cell>
          <table:table-cell table:formula="of:=[.H348]*['rpm (16 bits - PIC16F877)'.$C$16]" office:value-type="float" office:value="0.016128">
            <text:p>1,61E-002</text:p>
          </table:table-cell>
          <table:table-cell table:formula="of:=60/[.I348]" office:value-type="float" office:value="3720.2380952381">
            <text:p>3720,24</text:p>
          </table:table-cell>
          <table:table-cell table:formula="of:=ABS([.J348]-[.B348])/[.B348]*100" office:value-type="float" office:value="0.00640040962622073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348]+[.$B$5]" office:value-type="float" office:value="3730">
            <text:p>3730</text:p>
          </table:table-cell>
          <table:table-cell table:formula="of:=[.B349]/60" office:value-type="float" office:value="62.1666666666667">
            <text:p>62,17</text:p>
          </table:table-cell>
          <table:table-cell table:formula="of:=1/[.C349]" office:value-type="float" office:value="0.0160857908847185">
            <text:p>1,61E-002</text:p>
          </table:table-cell>
          <table:table-cell table:formula="of:=[.D349]" office:value-type="float" office:value="0.0160857908847185">
            <text:p>1,61E-002</text:p>
          </table:table-cell>
          <table:table-cell table:formula="of:=2*[.D349]" office:value-type="float" office:value="0.032171581769437">
            <text:p>3,22E-002</text:p>
          </table:table-cell>
          <table:table-cell/>
          <table:table-cell table:formula="of:=INT([.E349]/['rpm (16 bits - PIC16F877)'.$C$16])" office:value-type="float" office:value="2010">
            <text:p>2010</text:p>
          </table:table-cell>
          <table:table-cell table:formula="of:=[.H349]*['rpm (16 bits - PIC16F877)'.$C$16]" office:value-type="float" office:value="0.01608">
            <text:p>1,61E-002</text:p>
          </table:table-cell>
          <table:table-cell table:formula="of:=60/[.I349]" office:value-type="float" office:value="3731.34328358209">
            <text:p>3731,34</text:p>
          </table:table-cell>
          <table:table-cell table:formula="of:=ABS([.J349]-[.B349])/[.B349]*100" office:value-type="float" office:value="0.0360129646672788">
            <text:p>0,04</text:p>
          </table:table-cell>
          <table:table-cell table:number-columns-repeated="1013"/>
        </table:table-row>
        <table:table-row table:style-name="ro2">
          <table:table-cell/>
          <table:table-cell table:formula="of:=[.B349]+[.$B$5]" office:value-type="float" office:value="3740">
            <text:p>3740</text:p>
          </table:table-cell>
          <table:table-cell table:formula="of:=[.B350]/60" office:value-type="float" office:value="62.3333333333333">
            <text:p>62,33</text:p>
          </table:table-cell>
          <table:table-cell table:formula="of:=1/[.C350]" office:value-type="float" office:value="0.0160427807486631">
            <text:p>1,60E-002</text:p>
          </table:table-cell>
          <table:table-cell table:formula="of:=[.D350]" office:value-type="float" office:value="0.0160427807486631">
            <text:p>1,60E-002</text:p>
          </table:table-cell>
          <table:table-cell table:formula="of:=2*[.D350]" office:value-type="float" office:value="0.0320855614973262">
            <text:p>3,21E-002</text:p>
          </table:table-cell>
          <table:table-cell/>
          <table:table-cell table:formula="of:=INT([.E350]/['rpm (16 bits - PIC16F877)'.$C$16])" office:value-type="float" office:value="2005">
            <text:p>2005</text:p>
          </table:table-cell>
          <table:table-cell table:formula="of:=[.H350]*['rpm (16 bits - PIC16F877)'.$C$16]" office:value-type="float" office:value="0.01604">
            <text:p>1,60E-002</text:p>
          </table:table-cell>
          <table:table-cell table:formula="of:=60/[.I350]" office:value-type="float" office:value="3740.64837905237">
            <text:p>3740,65</text:p>
          </table:table-cell>
          <table:table-cell table:formula="of:=ABS([.J350]-[.B350])/[.B350]*100" office:value-type="float" office:value="0.0173363382986461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350]+[.$B$5]" office:value-type="float" office:value="3750">
            <text:p>3750</text:p>
          </table:table-cell>
          <table:table-cell table:formula="of:=[.B351]/60" office:value-type="float" office:value="62.5">
            <text:p>62,5</text:p>
          </table:table-cell>
          <table:table-cell table:formula="of:=1/[.C351]" office:value-type="float" office:value="0.016">
            <text:p>1,60E-002</text:p>
          </table:table-cell>
          <table:table-cell table:formula="of:=[.D351]" office:value-type="float" office:value="0.016">
            <text:p>1,60E-002</text:p>
          </table:table-cell>
          <table:table-cell table:formula="of:=2*[.D351]" office:value-type="float" office:value="0.032">
            <text:p>3,20E-002</text:p>
          </table:table-cell>
          <table:table-cell/>
          <table:table-cell table:formula="of:=INT([.E351]/['rpm (16 bits - PIC16F877)'.$C$16])" office:value-type="float" office:value="2000">
            <text:p>2000</text:p>
          </table:table-cell>
          <table:table-cell table:formula="of:=[.H351]*['rpm (16 bits - PIC16F877)'.$C$16]" office:value-type="float" office:value="0.016">
            <text:p>1,60E-002</text:p>
          </table:table-cell>
          <table:table-cell table:formula="of:=60/[.I351]" office:value-type="float" office:value="3750">
            <text:p>3750</text:p>
          </table:table-cell>
          <table:table-cell table:formula="of:=ABS([.J351]-[.B351])/[.B351]*100"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351]+[.$B$5]" office:value-type="float" office:value="3760">
            <text:p>3760</text:p>
          </table:table-cell>
          <table:table-cell table:formula="of:=[.B352]/60" office:value-type="float" office:value="62.6666666666667">
            <text:p>62,67</text:p>
          </table:table-cell>
          <table:table-cell table:formula="of:=1/[.C352]" office:value-type="float" office:value="0.0159574468085106">
            <text:p>1,60E-002</text:p>
          </table:table-cell>
          <table:table-cell table:formula="of:=[.D352]" office:value-type="float" office:value="0.0159574468085106">
            <text:p>1,60E-002</text:p>
          </table:table-cell>
          <table:table-cell table:formula="of:=2*[.D352]" office:value-type="float" office:value="0.0319148936170213">
            <text:p>3,19E-002</text:p>
          </table:table-cell>
          <table:table-cell/>
          <table:table-cell table:formula="of:=INT([.E352]/['rpm (16 bits - PIC16F877)'.$C$16])" office:value-type="float" office:value="1994">
            <text:p>1994</text:p>
          </table:table-cell>
          <table:table-cell table:formula="of:=[.H352]*['rpm (16 bits - PIC16F877)'.$C$16]" office:value-type="float" office:value="0.015952">
            <text:p>1,60E-002</text:p>
          </table:table-cell>
          <table:table-cell table:formula="of:=60/[.I352]" office:value-type="float" office:value="3761.28385155466">
            <text:p>3761,28</text:p>
          </table:table-cell>
          <table:table-cell table:formula="of:=ABS([.J352]-[.B352])/[.B352]*100" office:value-type="float" office:value="0.0341449881559487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352]+[.$B$5]" office:value-type="float" office:value="3770">
            <text:p>3770</text:p>
          </table:table-cell>
          <table:table-cell table:formula="of:=[.B353]/60" office:value-type="float" office:value="62.8333333333333">
            <text:p>62,83</text:p>
          </table:table-cell>
          <table:table-cell table:formula="of:=1/[.C353]" office:value-type="float" office:value="0.0159151193633952">
            <text:p>1,59E-002</text:p>
          </table:table-cell>
          <table:table-cell table:formula="of:=[.D353]" office:value-type="float" office:value="0.0159151193633952">
            <text:p>1,59E-002</text:p>
          </table:table-cell>
          <table:table-cell table:formula="of:=2*[.D353]" office:value-type="float" office:value="0.0318302387267904">
            <text:p>3,18E-002</text:p>
          </table:table-cell>
          <table:table-cell/>
          <table:table-cell table:formula="of:=INT([.E353]/['rpm (16 bits - PIC16F877)'.$C$16])" office:value-type="float" office:value="1989">
            <text:p>1989</text:p>
          </table:table-cell>
          <table:table-cell table:formula="of:=[.H353]*['rpm (16 bits - PIC16F877)'.$C$16]" office:value-type="float" office:value="0.015912">
            <text:p>1,59E-002</text:p>
          </table:table-cell>
          <table:table-cell table:formula="of:=60/[.I353]" office:value-type="float" office:value="3770.73906485671">
            <text:p>3770,74</text:p>
          </table:table-cell>
          <table:table-cell table:formula="of:=ABS([.J353]-[.B353])/[.B353]*100" office:value-type="float" office:value="0.0196038423531047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353]+[.$B$5]" office:value-type="float" office:value="3780">
            <text:p>3780</text:p>
          </table:table-cell>
          <table:table-cell table:formula="of:=[.B354]/60" office:value-type="float" office:value="63">
            <text:p>63</text:p>
          </table:table-cell>
          <table:table-cell table:formula="of:=1/[.C354]" office:value-type="float" office:value="0.0158730158730159">
            <text:p>1,59E-002</text:p>
          </table:table-cell>
          <table:table-cell table:formula="of:=[.D354]" office:value-type="float" office:value="0.0158730158730159">
            <text:p>1,59E-002</text:p>
          </table:table-cell>
          <table:table-cell table:formula="of:=2*[.D354]" office:value-type="float" office:value="0.0317460317460317">
            <text:p>3,17E-002</text:p>
          </table:table-cell>
          <table:table-cell/>
          <table:table-cell table:formula="of:=INT([.E354]/['rpm (16 bits - PIC16F877)'.$C$16])" office:value-type="float" office:value="1984">
            <text:p>1984</text:p>
          </table:table-cell>
          <table:table-cell table:formula="of:=[.H354]*['rpm (16 bits - PIC16F877)'.$C$16]" office:value-type="float" office:value="0.015872">
            <text:p>1,59E-002</text:p>
          </table:table-cell>
          <table:table-cell table:formula="of:=60/[.I354]" office:value-type="float" office:value="3780.24193548387">
            <text:p>3780,24</text:p>
          </table:table-cell>
          <table:table-cell table:formula="of:=ABS([.J354]-[.B354])/[.B354]*100" office:value-type="float" office:value="0.0064004096262102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354]+[.$B$5]" office:value-type="float" office:value="3790">
            <text:p>3790</text:p>
          </table:table-cell>
          <table:table-cell table:formula="of:=[.B355]/60" office:value-type="float" office:value="63.1666666666667">
            <text:p>63,17</text:p>
          </table:table-cell>
          <table:table-cell table:formula="of:=1/[.C355]" office:value-type="float" office:value="0.0158311345646438">
            <text:p>1,58E-002</text:p>
          </table:table-cell>
          <table:table-cell table:formula="of:=[.D355]" office:value-type="float" office:value="0.0158311345646438">
            <text:p>1,58E-002</text:p>
          </table:table-cell>
          <table:table-cell table:formula="of:=2*[.D355]" office:value-type="float" office:value="0.0316622691292876">
            <text:p>3,17E-002</text:p>
          </table:table-cell>
          <table:table-cell/>
          <table:table-cell table:formula="of:=INT([.E355]/['rpm (16 bits - PIC16F877)'.$C$16])" office:value-type="float" office:value="1978">
            <text:p>1978</text:p>
          </table:table-cell>
          <table:table-cell table:formula="of:=[.H355]*['rpm (16 bits - PIC16F877)'.$C$16]" office:value-type="float" office:value="0.015824">
            <text:p>1,58E-002</text:p>
          </table:table-cell>
          <table:table-cell table:formula="of:=60/[.I355]" office:value-type="float" office:value="3791.70879676441">
            <text:p>3791,71</text:p>
          </table:table-cell>
          <table:table-cell table:formula="of:=ABS([.J355]-[.B355])/[.B355]*100" office:value-type="float" office:value="0.0450869858683065">
            <text:p>0,05</text:p>
          </table:table-cell>
          <table:table-cell table:number-columns-repeated="1013"/>
        </table:table-row>
        <table:table-row table:style-name="ro2">
          <table:table-cell/>
          <table:table-cell table:formula="of:=[.B355]+[.$B$5]" office:value-type="float" office:value="3800">
            <text:p>3800</text:p>
          </table:table-cell>
          <table:table-cell table:formula="of:=[.B356]/60" office:value-type="float" office:value="63.3333333333333">
            <text:p>63,33</text:p>
          </table:table-cell>
          <table:table-cell table:formula="of:=1/[.C356]" office:value-type="float" office:value="0.0157894736842105">
            <text:p>1,58E-002</text:p>
          </table:table-cell>
          <table:table-cell table:formula="of:=[.D356]" office:value-type="float" office:value="0.0157894736842105">
            <text:p>1,58E-002</text:p>
          </table:table-cell>
          <table:table-cell table:formula="of:=2*[.D356]" office:value-type="float" office:value="0.0315789473684211">
            <text:p>3,16E-002</text:p>
          </table:table-cell>
          <table:table-cell/>
          <table:table-cell table:formula="of:=INT([.E356]/['rpm (16 bits - PIC16F877)'.$C$16])" office:value-type="float" office:value="1973">
            <text:p>1973</text:p>
          </table:table-cell>
          <table:table-cell table:formula="of:=[.H356]*['rpm (16 bits - PIC16F877)'.$C$16]" office:value-type="float" office:value="0.015784">
            <text:p>1,58E-002</text:p>
          </table:table-cell>
          <table:table-cell table:formula="of:=60/[.I356]" office:value-type="float" office:value="3801.31779016726">
            <text:p>3801,32</text:p>
          </table:table-cell>
          <table:table-cell table:formula="of:=ABS([.J356]-[.B356])/[.B356]*100" office:value-type="float" office:value="0.0346786886120514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356]+[.$B$5]" office:value-type="float" office:value="3810">
            <text:p>3810</text:p>
          </table:table-cell>
          <table:table-cell table:formula="of:=[.B357]/60" office:value-type="float" office:value="63.5">
            <text:p>63,5</text:p>
          </table:table-cell>
          <table:table-cell table:formula="of:=1/[.C357]" office:value-type="float" office:value="0.015748031496063">
            <text:p>1,57E-002</text:p>
          </table:table-cell>
          <table:table-cell table:formula="of:=[.D357]" office:value-type="float" office:value="0.015748031496063">
            <text:p>1,57E-002</text:p>
          </table:table-cell>
          <table:table-cell table:formula="of:=2*[.D357]" office:value-type="float" office:value="0.031496062992126">
            <text:p>3,15E-002</text:p>
          </table:table-cell>
          <table:table-cell/>
          <table:table-cell table:formula="of:=INT([.E357]/['rpm (16 bits - PIC16F877)'.$C$16])" office:value-type="float" office:value="1968">
            <text:p>1968</text:p>
          </table:table-cell>
          <table:table-cell table:formula="of:=[.H357]*['rpm (16 bits - PIC16F877)'.$C$16]" office:value-type="float" office:value="0.015744">
            <text:p>1,57E-002</text:p>
          </table:table-cell>
          <table:table-cell table:formula="of:=60/[.I357]" office:value-type="float" office:value="3810.9756097561">
            <text:p>3810,98</text:p>
          </table:table-cell>
          <table:table-cell table:formula="of:=ABS([.J357]-[.B357])/[.B357]*100" office:value-type="float" office:value="0.0256065552781637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357]+[.$B$5]" office:value-type="float" office:value="3820">
            <text:p>3820</text:p>
          </table:table-cell>
          <table:table-cell table:formula="of:=[.B358]/60" office:value-type="float" office:value="63.6666666666667">
            <text:p>63,67</text:p>
          </table:table-cell>
          <table:table-cell table:formula="of:=1/[.C358]" office:value-type="float" office:value="0.0157068062827225">
            <text:p>1,57E-002</text:p>
          </table:table-cell>
          <table:table-cell table:formula="of:=[.D358]" office:value-type="float" office:value="0.0157068062827225">
            <text:p>1,57E-002</text:p>
          </table:table-cell>
          <table:table-cell table:formula="of:=2*[.D358]" office:value-type="float" office:value="0.031413612565445">
            <text:p>3,14E-002</text:p>
          </table:table-cell>
          <table:table-cell/>
          <table:table-cell table:formula="of:=INT([.E358]/['rpm (16 bits - PIC16F877)'.$C$16])" office:value-type="float" office:value="1963">
            <text:p>1963</text:p>
          </table:table-cell>
          <table:table-cell table:formula="of:=[.H358]*['rpm (16 bits - PIC16F877)'.$C$16]" office:value-type="float" office:value="0.015704">
            <text:p>1,57E-002</text:p>
          </table:table-cell>
          <table:table-cell table:formula="of:=60/[.I358]" office:value-type="float" office:value="3820.68262862965">
            <text:p>3820,68</text:p>
          </table:table-cell>
          <table:table-cell table:formula="of:=ABS([.J358]-[.B358])/[.B358]*100" office:value-type="float" office:value="0.0178698594148864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358]+[.$B$5]" office:value-type="float" office:value="3830">
            <text:p>3830</text:p>
          </table:table-cell>
          <table:table-cell table:formula="of:=[.B359]/60" office:value-type="float" office:value="63.8333333333333">
            <text:p>63,83</text:p>
          </table:table-cell>
          <table:table-cell table:formula="of:=1/[.C359]" office:value-type="float" office:value="0.0156657963446475">
            <text:p>1,57E-002</text:p>
          </table:table-cell>
          <table:table-cell table:formula="of:=[.D359]" office:value-type="float" office:value="0.0156657963446475">
            <text:p>1,57E-002</text:p>
          </table:table-cell>
          <table:table-cell table:formula="of:=2*[.D359]" office:value-type="float" office:value="0.031331592689295">
            <text:p>3,13E-002</text:p>
          </table:table-cell>
          <table:table-cell/>
          <table:table-cell table:formula="of:=INT([.E359]/['rpm (16 bits - PIC16F877)'.$C$16])" office:value-type="float" office:value="1958">
            <text:p>1958</text:p>
          </table:table-cell>
          <table:table-cell table:formula="of:=[.H359]*['rpm (16 bits - PIC16F877)'.$C$16]" office:value-type="float" office:value="0.015664">
            <text:p>1,57E-002</text:p>
          </table:table-cell>
          <table:table-cell table:formula="of:=60/[.I359]" office:value-type="float" office:value="3830.43922369765">
            <text:p>3830,44</text:p>
          </table:table-cell>
          <table:table-cell table:formula="of:=ABS([.J359]-[.B359])/[.B359]*100" office:value-type="float" office:value="0.0114679816618931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359]+[.$B$5]" office:value-type="float" office:value="3840">
            <text:p>3840</text:p>
          </table:table-cell>
          <table:table-cell table:formula="of:=[.B360]/60" office:value-type="float" office:value="64">
            <text:p>64</text:p>
          </table:table-cell>
          <table:table-cell table:formula="of:=1/[.C360]" office:value-type="float" office:value="0.015625">
            <text:p>1,56E-002</text:p>
          </table:table-cell>
          <table:table-cell table:formula="of:=[.D360]" office:value-type="float" office:value="0.015625">
            <text:p>1,56E-002</text:p>
          </table:table-cell>
          <table:table-cell table:formula="of:=2*[.D360]" office:value-type="float" office:value="0.03125">
            <text:p>3,13E-002</text:p>
          </table:table-cell>
          <table:table-cell/>
          <table:table-cell table:formula="of:=INT([.E360]/['rpm (16 bits - PIC16F877)'.$C$16])" office:value-type="float" office:value="1953">
            <text:p>1953</text:p>
          </table:table-cell>
          <table:table-cell table:formula="of:=[.H360]*['rpm (16 bits - PIC16F877)'.$C$16]" office:value-type="float" office:value="0.015624">
            <text:p>1,56E-002</text:p>
          </table:table-cell>
          <table:table-cell table:formula="of:=60/[.I360]" office:value-type="float" office:value="3840.24577572965">
            <text:p>3840,25</text:p>
          </table:table-cell>
          <table:table-cell table:formula="of:=ABS([.J360]-[.B360])/[.B360]*100" office:value-type="float" office:value="0.00640040962622379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360]+[.$B$5]" office:value-type="float" office:value="3850">
            <text:p>3850</text:p>
          </table:table-cell>
          <table:table-cell table:formula="of:=[.B361]/60" office:value-type="float" office:value="64.1666666666667">
            <text:p>64,17</text:p>
          </table:table-cell>
          <table:table-cell table:formula="of:=1/[.C361]" office:value-type="float" office:value="0.0155844155844156">
            <text:p>1,56E-002</text:p>
          </table:table-cell>
          <table:table-cell table:formula="of:=[.D361]" office:value-type="float" office:value="0.0155844155844156">
            <text:p>1,56E-002</text:p>
          </table:table-cell>
          <table:table-cell table:formula="of:=2*[.D361]" office:value-type="float" office:value="0.0311688311688312">
            <text:p>3,12E-002</text:p>
          </table:table-cell>
          <table:table-cell/>
          <table:table-cell table:formula="of:=INT([.E361]/['rpm (16 bits - PIC16F877)'.$C$16])" office:value-type="float" office:value="1948">
            <text:p>1948</text:p>
          </table:table-cell>
          <table:table-cell table:formula="of:=[.H361]*['rpm (16 bits - PIC16F877)'.$C$16]" office:value-type="float" office:value="0.015584">
            <text:p>1,56E-002</text:p>
          </table:table-cell>
          <table:table-cell table:formula="of:=60/[.I361]" office:value-type="float" office:value="3850.10266940452">
            <text:p>3850,1</text:p>
          </table:table-cell>
          <table:table-cell table:formula="of:=ABS([.J361]-[.B361])/[.B361]*100" office:value-type="float" office:value="0.00266673777967936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361]+[.$B$5]" office:value-type="float" office:value="3860">
            <text:p>3860</text:p>
          </table:table-cell>
          <table:table-cell table:formula="of:=[.B362]/60" office:value-type="float" office:value="64.3333333333333">
            <text:p>64,33</text:p>
          </table:table-cell>
          <table:table-cell table:formula="of:=1/[.C362]" office:value-type="float" office:value="0.0155440414507772">
            <text:p>1,55E-002</text:p>
          </table:table-cell>
          <table:table-cell table:formula="of:=[.D362]" office:value-type="float" office:value="0.0155440414507772">
            <text:p>1,55E-002</text:p>
          </table:table-cell>
          <table:table-cell table:formula="of:=2*[.D362]" office:value-type="float" office:value="0.0310880829015544">
            <text:p>3,11E-002</text:p>
          </table:table-cell>
          <table:table-cell/>
          <table:table-cell table:formula="of:=INT([.E362]/['rpm (16 bits - PIC16F877)'.$C$16])" office:value-type="float" office:value="1943">
            <text:p>1943</text:p>
          </table:table-cell>
          <table:table-cell table:formula="of:=[.H362]*['rpm (16 bits - PIC16F877)'.$C$16]" office:value-type="float" office:value="0.015544">
            <text:p>1,55E-002</text:p>
          </table:table-cell>
          <table:table-cell table:formula="of:=60/[.I362]" office:value-type="float" office:value="3860.01029336078">
            <text:p>3860,01</text:p>
          </table:table-cell>
          <table:table-cell table:formula="of:=ABS([.J362]-[.B362])/[.B362]*100" office:value-type="float" office:value="0.000266667377790812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362]+[.$B$5]" office:value-type="float" office:value="3870">
            <text:p>3870</text:p>
          </table:table-cell>
          <table:table-cell table:formula="of:=[.B363]/60" office:value-type="float" office:value="64.5">
            <text:p>64,5</text:p>
          </table:table-cell>
          <table:table-cell table:formula="of:=1/[.C363]" office:value-type="float" office:value="0.0155038759689922">
            <text:p>1,55E-002</text:p>
          </table:table-cell>
          <table:table-cell table:formula="of:=[.D363]" office:value-type="float" office:value="0.0155038759689922">
            <text:p>1,55E-002</text:p>
          </table:table-cell>
          <table:table-cell table:formula="of:=2*[.D363]" office:value-type="float" office:value="0.0310077519379845">
            <text:p>3,10E-002</text:p>
          </table:table-cell>
          <table:table-cell/>
          <table:table-cell table:formula="of:=INT([.E363]/['rpm (16 bits - PIC16F877)'.$C$16])" office:value-type="float" office:value="1937">
            <text:p>1937</text:p>
          </table:table-cell>
          <table:table-cell table:formula="of:=[.H363]*['rpm (16 bits - PIC16F877)'.$C$16]" office:value-type="float" office:value="0.015496">
            <text:p>1,55E-002</text:p>
          </table:table-cell>
          <table:table-cell table:formula="of:=60/[.I363]" office:value-type="float" office:value="3871.96695921528">
            <text:p>3871,97</text:p>
          </table:table-cell>
          <table:table-cell table:formula="of:=ABS([.J363]-[.B363])/[.B363]*100" office:value-type="float" office:value="0.0508258195163139">
            <text:p>0,05</text:p>
          </table:table-cell>
          <table:table-cell table:number-columns-repeated="1013"/>
        </table:table-row>
        <table:table-row table:style-name="ro2">
          <table:table-cell/>
          <table:table-cell table:formula="of:=[.B363]+[.$B$5]" office:value-type="float" office:value="3880">
            <text:p>3880</text:p>
          </table:table-cell>
          <table:table-cell table:formula="of:=[.B364]/60" office:value-type="float" office:value="64.6666666666667">
            <text:p>64,67</text:p>
          </table:table-cell>
          <table:table-cell table:formula="of:=1/[.C364]" office:value-type="float" office:value="0.0154639175257732">
            <text:p>1,55E-002</text:p>
          </table:table-cell>
          <table:table-cell table:formula="of:=[.D364]" office:value-type="float" office:value="0.0154639175257732">
            <text:p>1,55E-002</text:p>
          </table:table-cell>
          <table:table-cell table:formula="of:=2*[.D364]" office:value-type="float" office:value="0.0309278350515464">
            <text:p>3,09E-002</text:p>
          </table:table-cell>
          <table:table-cell/>
          <table:table-cell table:formula="of:=INT([.E364]/['rpm (16 bits - PIC16F877)'.$C$16])" office:value-type="float" office:value="1932">
            <text:p>1932</text:p>
          </table:table-cell>
          <table:table-cell table:formula="of:=[.H364]*['rpm (16 bits - PIC16F877)'.$C$16]" office:value-type="float" office:value="0.015456">
            <text:p>1,55E-002</text:p>
          </table:table-cell>
          <table:table-cell table:formula="of:=60/[.I364]" office:value-type="float" office:value="3881.98757763975">
            <text:p>3881,99</text:p>
          </table:table-cell>
          <table:table-cell table:formula="of:=ABS([.J364]-[.B364])/[.B364]*100" office:value-type="float" office:value="0.0512262278286504">
            <text:p>0,05</text:p>
          </table:table-cell>
          <table:table-cell table:number-columns-repeated="1013"/>
        </table:table-row>
        <table:table-row table:style-name="ro2">
          <table:table-cell/>
          <table:table-cell table:formula="of:=[.B364]+[.$B$5]" office:value-type="float" office:value="3890">
            <text:p>3890</text:p>
          </table:table-cell>
          <table:table-cell table:formula="of:=[.B365]/60" office:value-type="float" office:value="64.8333333333333">
            <text:p>64,83</text:p>
          </table:table-cell>
          <table:table-cell table:formula="of:=1/[.C365]" office:value-type="float" office:value="0.0154241645244216">
            <text:p>1,54E-002</text:p>
          </table:table-cell>
          <table:table-cell table:formula="of:=[.D365]" office:value-type="float" office:value="0.0154241645244216">
            <text:p>1,54E-002</text:p>
          </table:table-cell>
          <table:table-cell table:formula="of:=2*[.D365]" office:value-type="float" office:value="0.0308483290488432">
            <text:p>3,08E-002</text:p>
          </table:table-cell>
          <table:table-cell/>
          <table:table-cell table:formula="of:=INT([.E365]/['rpm (16 bits - PIC16F877)'.$C$16])" office:value-type="float" office:value="1928">
            <text:p>1928</text:p>
          </table:table-cell>
          <table:table-cell table:formula="of:=[.H365]*['rpm (16 bits - PIC16F877)'.$C$16]" office:value-type="float" office:value="0.015424">
            <text:p>1,54E-002</text:p>
          </table:table-cell>
          <table:table-cell table:formula="of:=60/[.I365]" office:value-type="float" office:value="3890.04149377593">
            <text:p>3890,04</text:p>
          </table:table-cell>
          <table:table-cell table:formula="of:=ABS([.J365]-[.B365])/[.B365]*100" office:value-type="float" office:value="0.00106667804458133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365]+[.$B$5]" office:value-type="float" office:value="3900">
            <text:p>3900</text:p>
          </table:table-cell>
          <table:table-cell table:formula="of:=[.B366]/60" office:value-type="float" office:value="65">
            <text:p>65</text:p>
          </table:table-cell>
          <table:table-cell table:formula="of:=1/[.C366]" office:value-type="float" office:value="0.0153846153846154">
            <text:p>1,54E-002</text:p>
          </table:table-cell>
          <table:table-cell table:formula="of:=[.D366]" office:value-type="float" office:value="0.0153846153846154">
            <text:p>1,54E-002</text:p>
          </table:table-cell>
          <table:table-cell table:formula="of:=2*[.D366]" office:value-type="float" office:value="0.0307692307692308">
            <text:p>3,08E-002</text:p>
          </table:table-cell>
          <table:table-cell/>
          <table:table-cell table:formula="of:=INT([.E366]/['rpm (16 bits - PIC16F877)'.$C$16])" office:value-type="float" office:value="1923">
            <text:p>1923</text:p>
          </table:table-cell>
          <table:table-cell table:formula="of:=[.H366]*['rpm (16 bits - PIC16F877)'.$C$16]" office:value-type="float" office:value="0.015384">
            <text:p>1,54E-002</text:p>
          </table:table-cell>
          <table:table-cell table:formula="of:=60/[.I366]" office:value-type="float" office:value="3900.15600624025">
            <text:p>3900,16</text:p>
          </table:table-cell>
          <table:table-cell table:formula="of:=ABS([.J366]-[.B366])/[.B366]*100" office:value-type="float" office:value="0.0040001600063988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366]+[.$B$5]" office:value-type="float" office:value="3910">
            <text:p>3910</text:p>
          </table:table-cell>
          <table:table-cell table:formula="of:=[.B367]/60" office:value-type="float" office:value="65.1666666666667">
            <text:p>65,17</text:p>
          </table:table-cell>
          <table:table-cell table:formula="of:=1/[.C367]" office:value-type="float" office:value="0.0153452685421995">
            <text:p>1,53E-002</text:p>
          </table:table-cell>
          <table:table-cell table:formula="of:=[.D367]" office:value-type="float" office:value="0.0153452685421995">
            <text:p>1,53E-002</text:p>
          </table:table-cell>
          <table:table-cell table:formula="of:=2*[.D367]" office:value-type="float" office:value="0.030690537084399">
            <text:p>3,07E-002</text:p>
          </table:table-cell>
          <table:table-cell/>
          <table:table-cell table:formula="of:=INT([.E367]/['rpm (16 bits - PIC16F877)'.$C$16])" office:value-type="float" office:value="1918">
            <text:p>1918</text:p>
          </table:table-cell>
          <table:table-cell table:formula="of:=[.H367]*['rpm (16 bits - PIC16F877)'.$C$16]" office:value-type="float" office:value="0.015344">
            <text:p>1,53E-002</text:p>
          </table:table-cell>
          <table:table-cell table:formula="of:=60/[.I367]" office:value-type="float" office:value="3910.32325338895">
            <text:p>3910,32</text:p>
          </table:table-cell>
          <table:table-cell table:formula="of:=ABS([.J367]-[.B367])/[.B367]*100" office:value-type="float" office:value="0.00826735010094107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367]+[.$B$5]" office:value-type="float" office:value="3920">
            <text:p>3920</text:p>
          </table:table-cell>
          <table:table-cell table:formula="of:=[.B368]/60" office:value-type="float" office:value="65.3333333333333">
            <text:p>65,33</text:p>
          </table:table-cell>
          <table:table-cell table:formula="of:=1/[.C368]" office:value-type="float" office:value="0.0153061224489796">
            <text:p>1,53E-002</text:p>
          </table:table-cell>
          <table:table-cell table:formula="of:=[.D368]" office:value-type="float" office:value="0.0153061224489796">
            <text:p>1,53E-002</text:p>
          </table:table-cell>
          <table:table-cell table:formula="of:=2*[.D368]" office:value-type="float" office:value="0.0306122448979592">
            <text:p>3,06E-002</text:p>
          </table:table-cell>
          <table:table-cell/>
          <table:table-cell table:formula="of:=INT([.E368]/['rpm (16 bits - PIC16F877)'.$C$16])" office:value-type="float" office:value="1913">
            <text:p>1913</text:p>
          </table:table-cell>
          <table:table-cell table:formula="of:=[.H368]*['rpm (16 bits - PIC16F877)'.$C$16]" office:value-type="float" office:value="0.015304">
            <text:p>1,53E-002</text:p>
          </table:table-cell>
          <table:table-cell table:formula="of:=60/[.I368]" office:value-type="float" office:value="3920.54364871929">
            <text:p>3920,54</text:p>
          </table:table-cell>
          <table:table-cell table:formula="of:=ABS([.J368]-[.B368])/[.B368]*100" office:value-type="float" office:value="0.013868589777785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368]+[.$B$5]" office:value-type="float" office:value="3930">
            <text:p>3930</text:p>
          </table:table-cell>
          <table:table-cell table:formula="of:=[.B369]/60" office:value-type="float" office:value="65.5">
            <text:p>65,5</text:p>
          </table:table-cell>
          <table:table-cell table:formula="of:=1/[.C369]" office:value-type="float" office:value="0.0152671755725191">
            <text:p>1,53E-002</text:p>
          </table:table-cell>
          <table:table-cell table:formula="of:=[.D369]" office:value-type="float" office:value="0.0152671755725191">
            <text:p>1,53E-002</text:p>
          </table:table-cell>
          <table:table-cell table:formula="of:=2*[.D369]" office:value-type="float" office:value="0.0305343511450382">
            <text:p>3,05E-002</text:p>
          </table:table-cell>
          <table:table-cell/>
          <table:table-cell table:formula="of:=INT([.E369]/['rpm (16 bits - PIC16F877)'.$C$16])" office:value-type="float" office:value="1908">
            <text:p>1908</text:p>
          </table:table-cell>
          <table:table-cell table:formula="of:=[.H369]*['rpm (16 bits - PIC16F877)'.$C$16]" office:value-type="float" office:value="0.015264">
            <text:p>1,53E-002</text:p>
          </table:table-cell>
          <table:table-cell table:formula="of:=60/[.I369]" office:value-type="float" office:value="3930.81761006289">
            <text:p>3930,82</text:p>
          </table:table-cell>
          <table:table-cell table:formula="of:=ABS([.J369]-[.B369])/[.B369]*100" office:value-type="float" office:value="0.0208043273000759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369]+[.$B$5]" office:value-type="float" office:value="3940">
            <text:p>3940</text:p>
          </table:table-cell>
          <table:table-cell table:formula="of:=[.B370]/60" office:value-type="float" office:value="65.6666666666667">
            <text:p>65,67</text:p>
          </table:table-cell>
          <table:table-cell table:formula="of:=1/[.C370]" office:value-type="float" office:value="0.0152284263959391">
            <text:p>1,52E-002</text:p>
          </table:table-cell>
          <table:table-cell table:formula="of:=[.D370]" office:value-type="float" office:value="0.0152284263959391">
            <text:p>1,52E-002</text:p>
          </table:table-cell>
          <table:table-cell table:formula="of:=2*[.D370]" office:value-type="float" office:value="0.0304568527918782">
            <text:p>3,05E-002</text:p>
          </table:table-cell>
          <table:table-cell/>
          <table:table-cell table:formula="of:=INT([.E370]/['rpm (16 bits - PIC16F877)'.$C$16])" office:value-type="float" office:value="1903">
            <text:p>1903</text:p>
          </table:table-cell>
          <table:table-cell table:formula="of:=[.H370]*['rpm (16 bits - PIC16F877)'.$C$16]" office:value-type="float" office:value="0.015224">
            <text:p>1,52E-002</text:p>
          </table:table-cell>
          <table:table-cell table:formula="of:=60/[.I370]" office:value-type="float" office:value="3941.14555964267">
            <text:p>3941,15</text:p>
          </table:table-cell>
          <table:table-cell table:formula="of:=ABS([.J370]-[.B370])/[.B370]*100" office:value-type="float" office:value="0.0290751178342505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370]+[.$B$5]" office:value-type="float" office:value="3950">
            <text:p>3950</text:p>
          </table:table-cell>
          <table:table-cell table:formula="of:=[.B371]/60" office:value-type="float" office:value="65.8333333333333">
            <text:p>65,83</text:p>
          </table:table-cell>
          <table:table-cell table:formula="of:=1/[.C371]" office:value-type="float" office:value="0.0151898734177215">
            <text:p>1,52E-002</text:p>
          </table:table-cell>
          <table:table-cell table:formula="of:=[.D371]" office:value-type="float" office:value="0.0151898734177215">
            <text:p>1,52E-002</text:p>
          </table:table-cell>
          <table:table-cell table:formula="of:=2*[.D371]" office:value-type="float" office:value="0.030379746835443">
            <text:p>3,04E-002</text:p>
          </table:table-cell>
          <table:table-cell/>
          <table:table-cell table:formula="of:=INT([.E371]/['rpm (16 bits - PIC16F877)'.$C$16])" office:value-type="float" office:value="1898">
            <text:p>1898</text:p>
          </table:table-cell>
          <table:table-cell table:formula="of:=[.H371]*['rpm (16 bits - PIC16F877)'.$C$16]" office:value-type="float" office:value="0.015184">
            <text:p>1,52E-002</text:p>
          </table:table-cell>
          <table:table-cell table:formula="of:=60/[.I371]" office:value-type="float" office:value="3951.52792413066">
            <text:p>3951,53</text:p>
          </table:table-cell>
          <table:table-cell table:formula="of:=ABS([.J371]-[.B371])/[.B371]*100" office:value-type="float" office:value="0.0386816235611115">
            <text:p>0,04</text:p>
          </table:table-cell>
          <table:table-cell table:number-columns-repeated="1013"/>
        </table:table-row>
        <table:table-row table:style-name="ro2">
          <table:table-cell/>
          <table:table-cell table:formula="of:=[.B371]+[.$B$5]" office:value-type="float" office:value="3960">
            <text:p>3960</text:p>
          </table:table-cell>
          <table:table-cell table:formula="of:=[.B372]/60" office:value-type="float" office:value="66">
            <text:p>66</text:p>
          </table:table-cell>
          <table:table-cell table:formula="of:=1/[.C372]" office:value-type="float" office:value="0.0151515151515152">
            <text:p>1,52E-002</text:p>
          </table:table-cell>
          <table:table-cell table:formula="of:=[.D372]" office:value-type="float" office:value="0.0151515151515152">
            <text:p>1,52E-002</text:p>
          </table:table-cell>
          <table:table-cell table:formula="of:=2*[.D372]" office:value-type="float" office:value="0.0303030303030303">
            <text:p>3,03E-002</text:p>
          </table:table-cell>
          <table:table-cell/>
          <table:table-cell table:formula="of:=INT([.E372]/['rpm (16 bits - PIC16F877)'.$C$16])" office:value-type="float" office:value="1893">
            <text:p>1893</text:p>
          </table:table-cell>
          <table:table-cell table:formula="of:=[.H372]*['rpm (16 bits - PIC16F877)'.$C$16]" office:value-type="float" office:value="0.015144">
            <text:p>1,51E-002</text:p>
          </table:table-cell>
          <table:table-cell table:formula="of:=60/[.I372]" office:value-type="float" office:value="3961.96513470681">
            <text:p>3961,97</text:p>
          </table:table-cell>
          <table:table-cell table:formula="of:=ABS([.J372]-[.B372])/[.B372]*100" office:value-type="float" office:value="0.0496246138084533">
            <text:p>0,05</text:p>
          </table:table-cell>
          <table:table-cell table:number-columns-repeated="1013"/>
        </table:table-row>
        <table:table-row table:style-name="ro2">
          <table:table-cell/>
          <table:table-cell table:formula="of:=[.B372]+[.$B$5]" office:value-type="float" office:value="3970">
            <text:p>3970</text:p>
          </table:table-cell>
          <table:table-cell table:formula="of:=[.B373]/60" office:value-type="float" office:value="66.1666666666667">
            <text:p>66,17</text:p>
          </table:table-cell>
          <table:table-cell table:formula="of:=1/[.C373]" office:value-type="float" office:value="0.0151133501259446">
            <text:p>1,51E-002</text:p>
          </table:table-cell>
          <table:table-cell table:formula="of:=[.D373]" office:value-type="float" office:value="0.0151133501259446">
            <text:p>1,51E-002</text:p>
          </table:table-cell>
          <table:table-cell table:formula="of:=2*[.D373]" office:value-type="float" office:value="0.0302267002518892">
            <text:p>3,02E-002</text:p>
          </table:table-cell>
          <table:table-cell/>
          <table:table-cell table:formula="of:=INT([.E373]/['rpm (16 bits - PIC16F877)'.$C$16])" office:value-type="float" office:value="1889">
            <text:p>1889</text:p>
          </table:table-cell>
          <table:table-cell table:formula="of:=[.H373]*['rpm (16 bits - PIC16F877)'.$C$16]" office:value-type="float" office:value="0.015112">
            <text:p>1,51E-002</text:p>
          </table:table-cell>
          <table:table-cell table:formula="of:=60/[.I373]" office:value-type="float" office:value="3970.35468501853">
            <text:p>3970,35</text:p>
          </table:table-cell>
          <table:table-cell table:formula="of:=ABS([.J373]-[.B373])/[.B373]*100" office:value-type="float" office:value="0.00893413144907988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373]+[.$B$5]" office:value-type="float" office:value="3980">
            <text:p>3980</text:p>
          </table:table-cell>
          <table:table-cell table:formula="of:=[.B374]/60" office:value-type="float" office:value="66.3333333333333">
            <text:p>66,33</text:p>
          </table:table-cell>
          <table:table-cell table:formula="of:=1/[.C374]" office:value-type="float" office:value="0.0150753768844221">
            <text:p>1,51E-002</text:p>
          </table:table-cell>
          <table:table-cell table:formula="of:=[.D374]" office:value-type="float" office:value="0.0150753768844221">
            <text:p>1,51E-002</text:p>
          </table:table-cell>
          <table:table-cell table:formula="of:=2*[.D374]" office:value-type="float" office:value="0.0301507537688442">
            <text:p>3,02E-002</text:p>
          </table:table-cell>
          <table:table-cell/>
          <table:table-cell table:formula="of:=INT([.E374]/['rpm (16 bits - PIC16F877)'.$C$16])" office:value-type="float" office:value="1884">
            <text:p>1884</text:p>
          </table:table-cell>
          <table:table-cell table:formula="of:=[.H374]*['rpm (16 bits - PIC16F877)'.$C$16]" office:value-type="float" office:value="0.015072">
            <text:p>1,51E-002</text:p>
          </table:table-cell>
          <table:table-cell table:formula="of:=60/[.I374]" office:value-type="float" office:value="3980.89171974522">
            <text:p>3980,89</text:p>
          </table:table-cell>
          <table:table-cell table:formula="of:=ABS([.J374]-[.B374])/[.B374]*100" office:value-type="float" office:value="0.0224050187242042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374]+[.$B$5]" office:value-type="float" office:value="3990">
            <text:p>3990</text:p>
          </table:table-cell>
          <table:table-cell table:formula="of:=[.B375]/60" office:value-type="float" office:value="66.5">
            <text:p>66,5</text:p>
          </table:table-cell>
          <table:table-cell table:formula="of:=1/[.C375]" office:value-type="float" office:value="0.0150375939849624">
            <text:p>1,50E-002</text:p>
          </table:table-cell>
          <table:table-cell table:formula="of:=[.D375]" office:value-type="float" office:value="0.0150375939849624">
            <text:p>1,50E-002</text:p>
          </table:table-cell>
          <table:table-cell table:formula="of:=2*[.D375]" office:value-type="float" office:value="0.0300751879699248">
            <text:p>3,01E-002</text:p>
          </table:table-cell>
          <table:table-cell/>
          <table:table-cell table:formula="of:=INT([.E375]/['rpm (16 bits - PIC16F877)'.$C$16])" office:value-type="float" office:value="1879">
            <text:p>1879</text:p>
          </table:table-cell>
          <table:table-cell table:formula="of:=[.H375]*['rpm (16 bits - PIC16F877)'.$C$16]" office:value-type="float" office:value="0.015032">
            <text:p>1,50E-002</text:p>
          </table:table-cell>
          <table:table-cell table:formula="of:=60/[.I375]" office:value-type="float" office:value="3991.48483235764">
            <text:p>3991,48</text:p>
          </table:table-cell>
          <table:table-cell table:formula="of:=ABS([.J375]-[.B375])/[.B375]*100" office:value-type="float" office:value="0.0372138435498124">
            <text:p>0,04</text:p>
          </table:table-cell>
          <table:table-cell table:number-columns-repeated="1013"/>
        </table:table-row>
        <table:table-row table:style-name="ro2">
          <table:table-cell/>
          <table:table-cell table:formula="of:=[.B375]+[.$B$5]" office:value-type="float" office:value="4000">
            <text:p>4000</text:p>
          </table:table-cell>
          <table:table-cell table:formula="of:=[.B376]/60" office:value-type="float" office:value="66.6666666666667">
            <text:p>66,67</text:p>
          </table:table-cell>
          <table:table-cell table:formula="of:=1/[.C376]" office:value-type="float" office:value="0.015">
            <text:p>1,50E-002</text:p>
          </table:table-cell>
          <table:table-cell table:formula="of:=[.D376]" office:value-type="float" office:value="0.015">
            <text:p>1,50E-002</text:p>
          </table:table-cell>
          <table:table-cell table:formula="of:=2*[.D376]" office:value-type="float" office:value="0.03">
            <text:p>3,00E-002</text:p>
          </table:table-cell>
          <table:table-cell/>
          <table:table-cell table:formula="of:=INT([.E376]/['rpm (16 bits - PIC16F877)'.$C$16])" office:value-type="float" office:value="1875">
            <text:p>1875</text:p>
          </table:table-cell>
          <table:table-cell table:formula="of:=[.H376]*['rpm (16 bits - PIC16F877)'.$C$16]" office:value-type="float" office:value="0.015">
            <text:p>1,50E-002</text:p>
          </table:table-cell>
          <table:table-cell table:formula="of:=60/[.I376]" office:value-type="float" office:value="4000">
            <text:p>4000</text:p>
          </table:table-cell>
          <table:table-cell table:formula="of:=ABS([.J376]-[.B376])/[.B376]*100"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376]+[.$B$5]" office:value-type="float" office:value="4010">
            <text:p>4010</text:p>
          </table:table-cell>
          <table:table-cell table:formula="of:=[.B377]/60" office:value-type="float" office:value="66.8333333333333">
            <text:p>66,83</text:p>
          </table:table-cell>
          <table:table-cell table:formula="of:=1/[.C377]" office:value-type="float" office:value="0.0149625935162095">
            <text:p>1,50E-002</text:p>
          </table:table-cell>
          <table:table-cell table:formula="of:=[.D377]" office:value-type="float" office:value="0.0149625935162095">
            <text:p>1,50E-002</text:p>
          </table:table-cell>
          <table:table-cell table:formula="of:=2*[.D377]" office:value-type="float" office:value="0.029925187032419">
            <text:p>2,99E-002</text:p>
          </table:table-cell>
          <table:table-cell/>
          <table:table-cell table:formula="of:=INT([.E377]/['rpm (16 bits - PIC16F877)'.$C$16])" office:value-type="float" office:value="1870">
            <text:p>1870</text:p>
          </table:table-cell>
          <table:table-cell table:formula="of:=[.H377]*['rpm (16 bits - PIC16F877)'.$C$16]" office:value-type="float" office:value="0.01496">
            <text:p>1,50E-002</text:p>
          </table:table-cell>
          <table:table-cell table:formula="of:=60/[.I377]" office:value-type="float" office:value="4010.69518716578">
            <text:p>4010,7</text:p>
          </table:table-cell>
          <table:table-cell table:formula="of:=ABS([.J377]-[.B377])/[.B377]*100" office:value-type="float" office:value="0.0173363382986453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377]+[.$B$5]" office:value-type="float" office:value="4020">
            <text:p>4020</text:p>
          </table:table-cell>
          <table:table-cell table:formula="of:=[.B378]/60" office:value-type="float" office:value="67">
            <text:p>67</text:p>
          </table:table-cell>
          <table:table-cell table:formula="of:=1/[.C378]" office:value-type="float" office:value="0.0149253731343284">
            <text:p>1,49E-002</text:p>
          </table:table-cell>
          <table:table-cell table:formula="of:=[.D378]" office:value-type="float" office:value="0.0149253731343284">
            <text:p>1,49E-002</text:p>
          </table:table-cell>
          <table:table-cell table:formula="of:=2*[.D378]" office:value-type="float" office:value="0.0298507462686567">
            <text:p>2,99E-002</text:p>
          </table:table-cell>
          <table:table-cell/>
          <table:table-cell table:formula="of:=INT([.E378]/['rpm (16 bits - PIC16F877)'.$C$16])" office:value-type="float" office:value="1865">
            <text:p>1865</text:p>
          </table:table-cell>
          <table:table-cell table:formula="of:=[.H378]*['rpm (16 bits - PIC16F877)'.$C$16]" office:value-type="float" office:value="0.01492">
            <text:p>1,49E-002</text:p>
          </table:table-cell>
          <table:table-cell table:formula="of:=60/[.I378]" office:value-type="float" office:value="4021.44772117963">
            <text:p>4021,45</text:p>
          </table:table-cell>
          <table:table-cell table:formula="of:=ABS([.J378]-[.B378])/[.B378]*100" office:value-type="float" office:value="0.0360129646672823">
            <text:p>0,04</text:p>
          </table:table-cell>
          <table:table-cell table:number-columns-repeated="1013"/>
        </table:table-row>
        <table:table-row table:style-name="ro2">
          <table:table-cell/>
          <table:table-cell table:formula="of:=[.B378]+[.$B$5]" office:value-type="float" office:value="4030">
            <text:p>4030</text:p>
          </table:table-cell>
          <table:table-cell table:formula="of:=[.B379]/60" office:value-type="float" office:value="67.1666666666667">
            <text:p>67,17</text:p>
          </table:table-cell>
          <table:table-cell table:formula="of:=1/[.C379]" office:value-type="float" office:value="0.0148883374689826">
            <text:p>1,49E-002</text:p>
          </table:table-cell>
          <table:table-cell table:formula="of:=[.D379]" office:value-type="float" office:value="0.0148883374689826">
            <text:p>1,49E-002</text:p>
          </table:table-cell>
          <table:table-cell table:formula="of:=2*[.D379]" office:value-type="float" office:value="0.0297766749379653">
            <text:p>2,98E-002</text:p>
          </table:table-cell>
          <table:table-cell/>
          <table:table-cell table:formula="of:=INT([.E379]/['rpm (16 bits - PIC16F877)'.$C$16])" office:value-type="float" office:value="1861">
            <text:p>1861</text:p>
          </table:table-cell>
          <table:table-cell table:formula="of:=[.H379]*['rpm (16 bits - PIC16F877)'.$C$16]" office:value-type="float" office:value="0.014888">
            <text:p>1,49E-002</text:p>
          </table:table-cell>
          <table:table-cell table:formula="of:=60/[.I379]" office:value-type="float" office:value="4030.09134873724">
            <text:p>4030,09</text:p>
          </table:table-cell>
          <table:table-cell table:formula="of:=ABS([.J379]-[.B379])/[.B379]*100" office:value-type="float" office:value="0.00226671804561165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379]+[.$B$5]" office:value-type="float" office:value="4040">
            <text:p>4040</text:p>
          </table:table-cell>
          <table:table-cell table:formula="of:=[.B380]/60" office:value-type="float" office:value="67.3333333333333">
            <text:p>67,33</text:p>
          </table:table-cell>
          <table:table-cell table:formula="of:=1/[.C380]" office:value-type="float" office:value="0.0148514851485149">
            <text:p>1,49E-002</text:p>
          </table:table-cell>
          <table:table-cell table:formula="of:=[.D380]" office:value-type="float" office:value="0.0148514851485149">
            <text:p>1,49E-002</text:p>
          </table:table-cell>
          <table:table-cell table:formula="of:=2*[.D380]" office:value-type="float" office:value="0.0297029702970297">
            <text:p>2,97E-002</text:p>
          </table:table-cell>
          <table:table-cell/>
          <table:table-cell table:formula="of:=INT([.E380]/['rpm (16 bits - PIC16F877)'.$C$16])" office:value-type="float" office:value="1856">
            <text:p>1856</text:p>
          </table:table-cell>
          <table:table-cell table:formula="of:=[.H380]*['rpm (16 bits - PIC16F877)'.$C$16]" office:value-type="float" office:value="0.014848">
            <text:p>1,48E-002</text:p>
          </table:table-cell>
          <table:table-cell table:formula="of:=60/[.I380]" office:value-type="float" office:value="4040.94827586207">
            <text:p>4040,95</text:p>
          </table:table-cell>
          <table:table-cell table:formula="of:=ABS([.J380]-[.B380])/[.B380]*100" office:value-type="float" office:value="0.0234721748036842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380]+[.$B$5]" office:value-type="float" office:value="4050">
            <text:p>4050</text:p>
          </table:table-cell>
          <table:table-cell table:formula="of:=[.B381]/60" office:value-type="float" office:value="67.5">
            <text:p>67,5</text:p>
          </table:table-cell>
          <table:table-cell table:formula="of:=1/[.C381]" office:value-type="float" office:value="0.0148148148148148">
            <text:p>1,48E-002</text:p>
          </table:table-cell>
          <table:table-cell table:formula="of:=[.D381]" office:value-type="float" office:value="0.0148148148148148">
            <text:p>1,48E-002</text:p>
          </table:table-cell>
          <table:table-cell table:formula="of:=2*[.D381]" office:value-type="float" office:value="0.0296296296296296">
            <text:p>2,96E-002</text:p>
          </table:table-cell>
          <table:table-cell/>
          <table:table-cell table:formula="of:=INT([.E381]/['rpm (16 bits - PIC16F877)'.$C$16])" office:value-type="float" office:value="1851">
            <text:p>1851</text:p>
          </table:table-cell>
          <table:table-cell table:formula="of:=[.H381]*['rpm (16 bits - PIC16F877)'.$C$16]" office:value-type="float" office:value="0.014808">
            <text:p>1,48E-002</text:p>
          </table:table-cell>
          <table:table-cell table:formula="of:=60/[.I381]" office:value-type="float" office:value="4051.86385737439">
            <text:p>4051,86</text:p>
          </table:table-cell>
          <table:table-cell table:formula="of:=ABS([.J381]-[.B381])/[.B381]*100" office:value-type="float" office:value="0.0460211697380842">
            <text:p>0,05</text:p>
          </table:table-cell>
          <table:table-cell table:number-columns-repeated="1013"/>
        </table:table-row>
        <table:table-row table:style-name="ro2">
          <table:table-cell/>
          <table:table-cell table:formula="of:=[.B381]+[.$B$5]" office:value-type="float" office:value="4060">
            <text:p>4060</text:p>
          </table:table-cell>
          <table:table-cell table:formula="of:=[.B382]/60" office:value-type="float" office:value="67.6666666666667">
            <text:p>67,67</text:p>
          </table:table-cell>
          <table:table-cell table:formula="of:=1/[.C382]" office:value-type="float" office:value="0.0147783251231527">
            <text:p>1,48E-002</text:p>
          </table:table-cell>
          <table:table-cell table:formula="of:=[.D382]" office:value-type="float" office:value="0.0147783251231527">
            <text:p>1,48E-002</text:p>
          </table:table-cell>
          <table:table-cell table:formula="of:=2*[.D382]" office:value-type="float" office:value="0.0295566502463054">
            <text:p>2,96E-002</text:p>
          </table:table-cell>
          <table:table-cell/>
          <table:table-cell table:formula="of:=INT([.E382]/['rpm (16 bits - PIC16F877)'.$C$16])" office:value-type="float" office:value="1847">
            <text:p>1847</text:p>
          </table:table-cell>
          <table:table-cell table:formula="of:=[.H382]*['rpm (16 bits - PIC16F877)'.$C$16]" office:value-type="float" office:value="0.014776">
            <text:p>1,48E-002</text:p>
          </table:table-cell>
          <table:table-cell table:formula="of:=60/[.I382]" office:value-type="float" office:value="4060.63887384949">
            <text:p>4060,64</text:p>
          </table:table-cell>
          <table:table-cell table:formula="of:=ABS([.J382]-[.B382])/[.B382]*100" office:value-type="float" office:value="0.0157358091006321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382]+[.$B$5]" office:value-type="float" office:value="4070">
            <text:p>4070</text:p>
          </table:table-cell>
          <table:table-cell table:formula="of:=[.B383]/60" office:value-type="float" office:value="67.8333333333333">
            <text:p>67,83</text:p>
          </table:table-cell>
          <table:table-cell table:formula="of:=1/[.C383]" office:value-type="float" office:value="0.0147420147420147">
            <text:p>1,47E-002</text:p>
          </table:table-cell>
          <table:table-cell table:formula="of:=[.D383]" office:value-type="float" office:value="0.0147420147420147">
            <text:p>1,47E-002</text:p>
          </table:table-cell>
          <table:table-cell table:formula="of:=2*[.D383]" office:value-type="float" office:value="0.0294840294840295">
            <text:p>2,95E-002</text:p>
          </table:table-cell>
          <table:table-cell/>
          <table:table-cell table:formula="of:=INT([.E383]/['rpm (16 bits - PIC16F877)'.$C$16])" office:value-type="float" office:value="1842">
            <text:p>1842</text:p>
          </table:table-cell>
          <table:table-cell table:formula="of:=[.H383]*['rpm (16 bits - PIC16F877)'.$C$16]" office:value-type="float" office:value="0.014736">
            <text:p>1,47E-002</text:p>
          </table:table-cell>
          <table:table-cell table:formula="of:=60/[.I383]" office:value-type="float" office:value="4071.66123778502">
            <text:p>4071,66</text:p>
          </table:table-cell>
          <table:table-cell table:formula="of:=ABS([.J383]-[.B383])/[.B383]*100" office:value-type="float" office:value="0.0408166531945089">
            <text:p>0,04</text:p>
          </table:table-cell>
          <table:table-cell table:number-columns-repeated="1013"/>
        </table:table-row>
        <table:table-row table:style-name="ro2">
          <table:table-cell/>
          <table:table-cell table:formula="of:=[.B383]+[.$B$5]" office:value-type="float" office:value="4080">
            <text:p>4080</text:p>
          </table:table-cell>
          <table:table-cell table:formula="of:=[.B384]/60" office:value-type="float" office:value="68">
            <text:p>68</text:p>
          </table:table-cell>
          <table:table-cell table:formula="of:=1/[.C384]" office:value-type="float" office:value="0.0147058823529412">
            <text:p>1,47E-002</text:p>
          </table:table-cell>
          <table:table-cell table:formula="of:=[.D384]" office:value-type="float" office:value="0.0147058823529412">
            <text:p>1,47E-002</text:p>
          </table:table-cell>
          <table:table-cell table:formula="of:=2*[.D384]" office:value-type="float" office:value="0.0294117647058823">
            <text:p>2,94E-002</text:p>
          </table:table-cell>
          <table:table-cell/>
          <table:table-cell table:formula="of:=INT([.E384]/['rpm (16 bits - PIC16F877)'.$C$16])" office:value-type="float" office:value="1838">
            <text:p>1838</text:p>
          </table:table-cell>
          <table:table-cell table:formula="of:=[.H384]*['rpm (16 bits - PIC16F877)'.$C$16]" office:value-type="float" office:value="0.014704">
            <text:p>1,47E-002</text:p>
          </table:table-cell>
          <table:table-cell table:formula="of:=60/[.I384]" office:value-type="float" office:value="4080.52230685528">
            <text:p>4080,52</text:p>
          </table:table-cell>
          <table:table-cell table:formula="of:=ABS([.J384]-[.B384])/[.B384]*100" office:value-type="float" office:value="0.0128016386097376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384]+[.$B$5]" office:value-type="float" office:value="4090">
            <text:p>4090</text:p>
          </table:table-cell>
          <table:table-cell table:formula="of:=[.B385]/60" office:value-type="float" office:value="68.1666666666667">
            <text:p>68,17</text:p>
          </table:table-cell>
          <table:table-cell table:formula="of:=1/[.C385]" office:value-type="float" office:value="0.0146699266503667">
            <text:p>1,47E-002</text:p>
          </table:table-cell>
          <table:table-cell table:formula="of:=[.D385]" office:value-type="float" office:value="0.0146699266503667">
            <text:p>1,47E-002</text:p>
          </table:table-cell>
          <table:table-cell table:formula="of:=2*[.D385]" office:value-type="float" office:value="0.0293398533007335">
            <text:p>2,93E-002</text:p>
          </table:table-cell>
          <table:table-cell/>
          <table:table-cell table:formula="of:=INT([.E385]/['rpm (16 bits - PIC16F877)'.$C$16])" office:value-type="float" office:value="1833">
            <text:p>1833</text:p>
          </table:table-cell>
          <table:table-cell table:formula="of:=[.H385]*['rpm (16 bits - PIC16F877)'.$C$16]" office:value-type="float" office:value="0.014664">
            <text:p>1,47E-002</text:p>
          </table:table-cell>
          <table:table-cell table:formula="of:=60/[.I385]" office:value-type="float" office:value="4091.65302782324">
            <text:p>4091,65</text:p>
          </table:table-cell>
          <table:table-cell table:formula="of:=ABS([.J385]-[.B385])/[.B385]*100" office:value-type="float" office:value="0.0404163281965964">
            <text:p>0,04</text:p>
          </table:table-cell>
          <table:table-cell table:number-columns-repeated="1013"/>
        </table:table-row>
        <table:table-row table:style-name="ro2">
          <table:table-cell/>
          <table:table-cell table:formula="of:=[.B385]+[.$B$5]" office:value-type="float" office:value="4100">
            <text:p>4100</text:p>
          </table:table-cell>
          <table:table-cell table:formula="of:=[.B386]/60" office:value-type="float" office:value="68.3333333333333">
            <text:p>68,33</text:p>
          </table:table-cell>
          <table:table-cell table:formula="of:=1/[.C386]" office:value-type="float" office:value="0.0146341463414634">
            <text:p>1,46E-002</text:p>
          </table:table-cell>
          <table:table-cell table:formula="of:=[.D386]" office:value-type="float" office:value="0.0146341463414634">
            <text:p>1,46E-002</text:p>
          </table:table-cell>
          <table:table-cell table:formula="of:=2*[.D386]" office:value-type="float" office:value="0.0292682926829268">
            <text:p>2,93E-002</text:p>
          </table:table-cell>
          <table:table-cell/>
          <table:table-cell table:formula="of:=INT([.E386]/['rpm (16 bits - PIC16F877)'.$C$16])" office:value-type="float" office:value="1829">
            <text:p>1829</text:p>
          </table:table-cell>
          <table:table-cell table:formula="of:=[.H386]*['rpm (16 bits - PIC16F877)'.$C$16]" office:value-type="float" office:value="0.014632">
            <text:p>1,46E-002</text:p>
          </table:table-cell>
          <table:table-cell table:formula="of:=60/[.I386]" office:value-type="float" office:value="4100.60142154183">
            <text:p>4100,6</text:p>
          </table:table-cell>
          <table:table-cell table:formula="of:=ABS([.J386]-[.B386])/[.B386]*100" office:value-type="float" office:value="0.0146688180933247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386]+[.$B$5]" office:value-type="float" office:value="4110">
            <text:p>4110</text:p>
          </table:table-cell>
          <table:table-cell table:formula="of:=[.B387]/60" office:value-type="float" office:value="68.5">
            <text:p>68,5</text:p>
          </table:table-cell>
          <table:table-cell table:formula="of:=1/[.C387]" office:value-type="float" office:value="0.0145985401459854">
            <text:p>1,46E-002</text:p>
          </table:table-cell>
          <table:table-cell table:formula="of:=[.D387]" office:value-type="float" office:value="0.0145985401459854">
            <text:p>1,46E-002</text:p>
          </table:table-cell>
          <table:table-cell table:formula="of:=2*[.D387]" office:value-type="float" office:value="0.0291970802919708">
            <text:p>2,92E-002</text:p>
          </table:table-cell>
          <table:table-cell/>
          <table:table-cell table:formula="of:=INT([.E387]/['rpm (16 bits - PIC16F877)'.$C$16])" office:value-type="float" office:value="1824">
            <text:p>1824</text:p>
          </table:table-cell>
          <table:table-cell table:formula="of:=[.H387]*['rpm (16 bits - PIC16F877)'.$C$16]" office:value-type="float" office:value="0.014592">
            <text:p>1,46E-002</text:p>
          </table:table-cell>
          <table:table-cell table:formula="of:=60/[.I387]" office:value-type="float" office:value="4111.84210526316">
            <text:p>4111,84</text:p>
          </table:table-cell>
          <table:table-cell table:formula="of:=ABS([.J387]-[.B387])/[.B387]*100" office:value-type="float" office:value="0.0448200793955809">
            <text:p>0,04</text:p>
          </table:table-cell>
          <table:table-cell table:number-columns-repeated="1013"/>
        </table:table-row>
        <table:table-row table:style-name="ro2">
          <table:table-cell/>
          <table:table-cell table:formula="of:=[.B387]+[.$B$5]" office:value-type="float" office:value="4120">
            <text:p>4120</text:p>
          </table:table-cell>
          <table:table-cell table:formula="of:=[.B388]/60" office:value-type="float" office:value="68.6666666666667">
            <text:p>68,67</text:p>
          </table:table-cell>
          <table:table-cell table:formula="of:=1/[.C388]" office:value-type="float" office:value="0.0145631067961165">
            <text:p>1,46E-002</text:p>
          </table:table-cell>
          <table:table-cell table:formula="of:=[.D388]" office:value-type="float" office:value="0.0145631067961165">
            <text:p>1,46E-002</text:p>
          </table:table-cell>
          <table:table-cell table:formula="of:=2*[.D388]" office:value-type="float" office:value="0.029126213592233">
            <text:p>2,91E-002</text:p>
          </table:table-cell>
          <table:table-cell/>
          <table:table-cell table:formula="of:=INT([.E388]/['rpm (16 bits - PIC16F877)'.$C$16])" office:value-type="float" office:value="1820">
            <text:p>1820</text:p>
          </table:table-cell>
          <table:table-cell table:formula="of:=[.H388]*['rpm (16 bits - PIC16F877)'.$C$16]" office:value-type="float" office:value="0.01456">
            <text:p>1,46E-002</text:p>
          </table:table-cell>
          <table:table-cell table:formula="of:=60/[.I388]" office:value-type="float" office:value="4120.87912087912">
            <text:p>4120,88</text:p>
          </table:table-cell>
          <table:table-cell table:formula="of:=ABS([.J388]-[.B388])/[.B388]*100" office:value-type="float" office:value="0.0213378854155539">
            <text:p>0,02</text:p>
          </table:table-cell>
          <table:table-cell table:number-columns-repeated="1013"/>
        </table:table-row>
        <table:table-row table:style-name="ro2">
          <table:table-cell/>
          <table:table-cell table:formula="of:=[.B388]+[.$B$5]" office:value-type="float" office:value="4130">
            <text:p>4130</text:p>
          </table:table-cell>
          <table:table-cell table:formula="of:=[.B389]/60" office:value-type="float" office:value="68.8333333333333">
            <text:p>68,83</text:p>
          </table:table-cell>
          <table:table-cell table:formula="of:=1/[.C389]" office:value-type="float" office:value="0.0145278450363196">
            <text:p>1,45E-002</text:p>
          </table:table-cell>
          <table:table-cell table:formula="of:=[.D389]" office:value-type="float" office:value="0.0145278450363196">
            <text:p>1,45E-002</text:p>
          </table:table-cell>
          <table:table-cell table:formula="of:=2*[.D389]" office:value-type="float" office:value="0.0290556900726392">
            <text:p>2,91E-002</text:p>
          </table:table-cell>
          <table:table-cell/>
          <table:table-cell table:formula="of:=INT([.E389]/['rpm (16 bits - PIC16F877)'.$C$16])" office:value-type="float" office:value="1815">
            <text:p>1815</text:p>
          </table:table-cell>
          <table:table-cell table:formula="of:=[.H389]*['rpm (16 bits - PIC16F877)'.$C$16]" office:value-type="float" office:value="0.01452">
            <text:p>1,45E-002</text:p>
          </table:table-cell>
          <table:table-cell table:formula="of:=60/[.I389]" office:value-type="float" office:value="4132.23140495868">
            <text:p>4132,23</text:p>
          </table:table-cell>
          <table:table-cell table:formula="of:=ABS([.J389]-[.B389])/[.B389]*100" office:value-type="float" office:value="0.0540291757549046">
            <text:p>0,05</text:p>
          </table:table-cell>
          <table:table-cell table:number-columns-repeated="1013"/>
        </table:table-row>
        <table:table-row table:style-name="ro2">
          <table:table-cell/>
          <table:table-cell table:formula="of:=[.B389]+[.$B$5]" office:value-type="float" office:value="4140">
            <text:p>4140</text:p>
          </table:table-cell>
          <table:table-cell table:formula="of:=[.B390]/60" office:value-type="float" office:value="69">
            <text:p>69</text:p>
          </table:table-cell>
          <table:table-cell table:formula="of:=1/[.C390]" office:value-type="float" office:value="0.0144927536231884">
            <text:p>1,45E-002</text:p>
          </table:table-cell>
          <table:table-cell table:formula="of:=[.D390]" office:value-type="float" office:value="0.0144927536231884">
            <text:p>1,45E-002</text:p>
          </table:table-cell>
          <table:table-cell table:formula="of:=2*[.D390]" office:value-type="float" office:value="0.0289855072463768">
            <text:p>2,90E-002</text:p>
          </table:table-cell>
          <table:table-cell/>
          <table:table-cell table:formula="of:=INT([.E390]/['rpm (16 bits - PIC16F877)'.$C$16])" office:value-type="float" office:value="1811">
            <text:p>1811</text:p>
          </table:table-cell>
          <table:table-cell table:formula="of:=[.H390]*['rpm (16 bits - PIC16F877)'.$C$16]" office:value-type="float" office:value="0.014488">
            <text:p>1,45E-002</text:p>
          </table:table-cell>
          <table:table-cell table:formula="of:=60/[.I390]" office:value-type="float" office:value="4141.3583655439">
            <text:p>4141,36</text:p>
          </table:table-cell>
          <table:table-cell table:formula="of:=ABS([.J390]-[.B390])/[.B390]*100" office:value-type="float" office:value="0.0328107619299227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390]+[.$B$5]" office:value-type="float" office:value="4150">
            <text:p>4150</text:p>
          </table:table-cell>
          <table:table-cell table:formula="of:=[.B391]/60" office:value-type="float" office:value="69.1666666666667">
            <text:p>69,17</text:p>
          </table:table-cell>
          <table:table-cell table:formula="of:=1/[.C391]" office:value-type="float" office:value="0.0144578313253012">
            <text:p>1,45E-002</text:p>
          </table:table-cell>
          <table:table-cell table:formula="of:=[.D391]" office:value-type="float" office:value="0.0144578313253012">
            <text:p>1,45E-002</text:p>
          </table:table-cell>
          <table:table-cell table:formula="of:=2*[.D391]" office:value-type="float" office:value="0.0289156626506024">
            <text:p>2,89E-002</text:p>
          </table:table-cell>
          <table:table-cell/>
          <table:table-cell table:formula="of:=INT([.E391]/['rpm (16 bits - PIC16F877)'.$C$16])" office:value-type="float" office:value="1807">
            <text:p>1807</text:p>
          </table:table-cell>
          <table:table-cell table:formula="of:=[.H391]*['rpm (16 bits - PIC16F877)'.$C$16]" office:value-type="float" office:value="0.014456">
            <text:p>1,45E-002</text:p>
          </table:table-cell>
          <table:table-cell table:formula="of:=60/[.I391]" office:value-type="float" office:value="4150.52573325955">
            <text:p>4150,53</text:p>
          </table:table-cell>
          <table:table-cell table:formula="of:=ABS([.J391]-[.B391])/[.B391]*100" office:value-type="float" office:value="0.0126682713143745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391]+[.$B$5]" office:value-type="float" office:value="4160">
            <text:p>4160</text:p>
          </table:table-cell>
          <table:table-cell table:formula="of:=[.B392]/60" office:value-type="float" office:value="69.3333333333333">
            <text:p>69,33</text:p>
          </table:table-cell>
          <table:table-cell table:formula="of:=1/[.C392]" office:value-type="float" office:value="0.0144230769230769">
            <text:p>1,44E-002</text:p>
          </table:table-cell>
          <table:table-cell table:formula="of:=[.D392]" office:value-type="float" office:value="0.0144230769230769">
            <text:p>1,44E-002</text:p>
          </table:table-cell>
          <table:table-cell table:formula="of:=2*[.D392]" office:value-type="float" office:value="0.0288461538461538">
            <text:p>2,88E-002</text:p>
          </table:table-cell>
          <table:table-cell/>
          <table:table-cell table:formula="of:=INT([.E392]/['rpm (16 bits - PIC16F877)'.$C$16])" office:value-type="float" office:value="1802">
            <text:p>1802</text:p>
          </table:table-cell>
          <table:table-cell table:formula="of:=[.H392]*['rpm (16 bits - PIC16F877)'.$C$16]" office:value-type="float" office:value="0.014416">
            <text:p>1,44E-002</text:p>
          </table:table-cell>
          <table:table-cell table:formula="of:=60/[.I392]" office:value-type="float" office:value="4162.04217536071">
            <text:p>4162,04</text:p>
          </table:table-cell>
          <table:table-cell table:formula="of:=ABS([.J392]-[.B392])/[.B392]*100" office:value-type="float" office:value="0.0490907538632366">
            <text:p>0,05</text:p>
          </table:table-cell>
          <table:table-cell table:number-columns-repeated="1013"/>
        </table:table-row>
        <table:table-row table:style-name="ro2">
          <table:table-cell/>
          <table:table-cell table:formula="of:=[.B392]+[.$B$5]" office:value-type="float" office:value="4170">
            <text:p>4170</text:p>
          </table:table-cell>
          <table:table-cell table:formula="of:=[.B393]/60" office:value-type="float" office:value="69.5">
            <text:p>69,5</text:p>
          </table:table-cell>
          <table:table-cell table:formula="of:=1/[.C393]" office:value-type="float" office:value="0.0143884892086331">
            <text:p>1,44E-002</text:p>
          </table:table-cell>
          <table:table-cell table:formula="of:=[.D393]" office:value-type="float" office:value="0.0143884892086331">
            <text:p>1,44E-002</text:p>
          </table:table-cell>
          <table:table-cell table:formula="of:=2*[.D393]" office:value-type="float" office:value="0.0287769784172662">
            <text:p>2,88E-002</text:p>
          </table:table-cell>
          <table:table-cell/>
          <table:table-cell table:formula="of:=INT([.E393]/['rpm (16 bits - PIC16F877)'.$C$16])" office:value-type="float" office:value="1798">
            <text:p>1798</text:p>
          </table:table-cell>
          <table:table-cell table:formula="of:=[.H393]*['rpm (16 bits - PIC16F877)'.$C$16]" office:value-type="float" office:value="0.014384">
            <text:p>1,44E-002</text:p>
          </table:table-cell>
          <table:table-cell table:formula="of:=60/[.I393]" office:value-type="float" office:value="4171.30144605117">
            <text:p>4171,3</text:p>
          </table:table-cell>
          <table:table-cell table:formula="of:=ABS([.J393]-[.B393])/[.B393]*100" office:value-type="float" office:value="0.0312097374380952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393]+[.$B$5]" office:value-type="float" office:value="4180">
            <text:p>4180</text:p>
          </table:table-cell>
          <table:table-cell table:formula="of:=[.B394]/60" office:value-type="float" office:value="69.6666666666667">
            <text:p>69,67</text:p>
          </table:table-cell>
          <table:table-cell table:formula="of:=1/[.C394]" office:value-type="float" office:value="0.0143540669856459">
            <text:p>1,44E-002</text:p>
          </table:table-cell>
          <table:table-cell table:formula="of:=[.D394]" office:value-type="float" office:value="0.0143540669856459">
            <text:p>1,44E-002</text:p>
          </table:table-cell>
          <table:table-cell table:formula="of:=2*[.D394]" office:value-type="float" office:value="0.0287081339712919">
            <text:p>2,87E-002</text:p>
          </table:table-cell>
          <table:table-cell/>
          <table:table-cell table:formula="of:=INT([.E394]/['rpm (16 bits - PIC16F877)'.$C$16])" office:value-type="float" office:value="1794">
            <text:p>1794</text:p>
          </table:table-cell>
          <table:table-cell table:formula="of:=[.H394]*['rpm (16 bits - PIC16F877)'.$C$16]" office:value-type="float" office:value="0.014352">
            <text:p>1,44E-002</text:p>
          </table:table-cell>
          <table:table-cell table:formula="of:=60/[.I394]" office:value-type="float" office:value="4180.60200668896">
            <text:p>4180,6</text:p>
          </table:table-cell>
          <table:table-cell table:formula="of:=ABS([.J394]-[.B394])/[.B394]*100" office:value-type="float" office:value="0.0144020738986418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394]+[.$B$5]" office:value-type="float" office:value="4190">
            <text:p>4190</text:p>
          </table:table-cell>
          <table:table-cell table:formula="of:=[.B395]/60" office:value-type="float" office:value="69.8333333333333">
            <text:p>69,83</text:p>
          </table:table-cell>
          <table:table-cell table:formula="of:=1/[.C395]" office:value-type="float" office:value="0.0143198090692124">
            <text:p>1,43E-002</text:p>
          </table:table-cell>
          <table:table-cell table:formula="of:=[.D395]" office:value-type="float" office:value="0.0143198090692124">
            <text:p>1,43E-002</text:p>
          </table:table-cell>
          <table:table-cell table:formula="of:=2*[.D395]" office:value-type="float" office:value="0.0286396181384248">
            <text:p>2,86E-002</text:p>
          </table:table-cell>
          <table:table-cell/>
          <table:table-cell table:formula="of:=INT([.E395]/['rpm (16 bits - PIC16F877)'.$C$16])" office:value-type="float" office:value="1789">
            <text:p>1789</text:p>
          </table:table-cell>
          <table:table-cell table:formula="of:=[.H395]*['rpm (16 bits - PIC16F877)'.$C$16]" office:value-type="float" office:value="0.014312">
            <text:p>1,43E-002</text:p>
          </table:table-cell>
          <table:table-cell table:formula="of:=60/[.I395]" office:value-type="float" office:value="4192.28619340414">
            <text:p>4192,29</text:p>
          </table:table-cell>
          <table:table-cell table:formula="of:=ABS([.J395]-[.B395])/[.B395]*100" office:value-type="float" office:value="0.0545630884042151">
            <text:p>0,05</text:p>
          </table:table-cell>
          <table:table-cell table:number-columns-repeated="1013"/>
        </table:table-row>
        <table:table-row table:style-name="ro2">
          <table:table-cell/>
          <table:table-cell table:formula="of:=[.B395]+[.$B$5]" office:value-type="float" office:value="4200">
            <text:p>4200</text:p>
          </table:table-cell>
          <table:table-cell table:formula="of:=[.B396]/60" office:value-type="float" office:value="70">
            <text:p>70</text:p>
          </table:table-cell>
          <table:table-cell table:formula="of:=1/[.C396]" office:value-type="float" office:value="0.0142857142857143">
            <text:p>1,43E-002</text:p>
          </table:table-cell>
          <table:table-cell table:formula="of:=[.D396]" office:value-type="float" office:value="0.0142857142857143">
            <text:p>1,43E-002</text:p>
          </table:table-cell>
          <table:table-cell table:formula="of:=2*[.D396]" office:value-type="float" office:value="0.0285714285714286">
            <text:p>2,86E-002</text:p>
          </table:table-cell>
          <table:table-cell/>
          <table:table-cell table:formula="of:=INT([.E396]/['rpm (16 bits - PIC16F877)'.$C$16])" office:value-type="float" office:value="1785">
            <text:p>1785</text:p>
          </table:table-cell>
          <table:table-cell table:formula="of:=[.H396]*['rpm (16 bits - PIC16F877)'.$C$16]" office:value-type="float" office:value="0.01428">
            <text:p>1,43E-002</text:p>
          </table:table-cell>
          <table:table-cell table:formula="of:=60/[.I396]" office:value-type="float" office:value="4201.68067226891">
            <text:p>4201,68</text:p>
          </table:table-cell>
          <table:table-cell table:formula="of:=ABS([.J396]-[.B396])/[.B396]*100" office:value-type="float" office:value="0.040016006402571">
            <text:p>0,04</text:p>
          </table:table-cell>
          <table:table-cell table:number-columns-repeated="1013"/>
        </table:table-row>
        <table:table-row table:style-name="ro2">
          <table:table-cell/>
          <table:table-cell table:formula="of:=[.B396]+[.$B$5]" office:value-type="float" office:value="4210">
            <text:p>4210</text:p>
          </table:table-cell>
          <table:table-cell table:formula="of:=[.B397]/60" office:value-type="float" office:value="70.1666666666667">
            <text:p>70,17</text:p>
          </table:table-cell>
          <table:table-cell table:formula="of:=1/[.C397]" office:value-type="float" office:value="0.0142517814726841">
            <text:p>1,43E-002</text:p>
          </table:table-cell>
          <table:table-cell table:formula="of:=[.D397]" office:value-type="float" office:value="0.0142517814726841">
            <text:p>1,43E-002</text:p>
          </table:table-cell>
          <table:table-cell table:formula="of:=2*[.D397]" office:value-type="float" office:value="0.0285035629453682">
            <text:p>2,85E-002</text:p>
          </table:table-cell>
          <table:table-cell/>
          <table:table-cell table:formula="of:=INT([.E397]/['rpm (16 bits - PIC16F877)'.$C$16])" office:value-type="float" office:value="1781">
            <text:p>1781</text:p>
          </table:table-cell>
          <table:table-cell table:formula="of:=[.H397]*['rpm (16 bits - PIC16F877)'.$C$16]" office:value-type="float" office:value="0.014248">
            <text:p>1,42E-002</text:p>
          </table:table-cell>
          <table:table-cell table:formula="of:=60/[.I397]" office:value-type="float" office:value="4211.11734980348">
            <text:p>4211,12</text:p>
          </table:table-cell>
          <table:table-cell table:formula="of:=ABS([.J397]-[.B397])/[.B397]*100" office:value-type="float" office:value="0.0265403753796051">
            <text:p>0,03</text:p>
          </table:table-cell>
          <table:table-cell table:number-columns-repeated="1013"/>
        </table:table-row>
        <table:table-row table:style-name="ro2">
          <table:table-cell/>
          <table:table-cell table:formula="of:=[.B397]+[.$B$5]" office:value-type="float" office:value="4220">
            <text:p>4220</text:p>
          </table:table-cell>
          <table:table-cell table:formula="of:=[.B398]/60" office:value-type="float" office:value="70.3333333333333">
            <text:p>70,33</text:p>
          </table:table-cell>
          <table:table-cell table:formula="of:=1/[.C398]" office:value-type="float" office:value="0.014218009478673">
            <text:p>1,42E-002</text:p>
          </table:table-cell>
          <table:table-cell table:formula="of:=[.D398]" office:value-type="float" office:value="0.014218009478673">
            <text:p>1,42E-002</text:p>
          </table:table-cell>
          <table:table-cell table:formula="of:=2*[.D398]" office:value-type="float" office:value="0.028436018957346">
            <text:p>2,84E-002</text:p>
          </table:table-cell>
          <table:table-cell/>
          <table:table-cell table:formula="of:=INT([.E398]/['rpm (16 bits - PIC16F877)'.$C$16])" office:value-type="float" office:value="1777">
            <text:p>1777</text:p>
          </table:table-cell>
          <table:table-cell table:formula="of:=[.H398]*['rpm (16 bits - PIC16F877)'.$C$16]" office:value-type="float" office:value="0.014216">
            <text:p>1,42E-002</text:p>
          </table:table-cell>
          <table:table-cell table:formula="of:=60/[.I398]" office:value-type="float" office:value="4220.59651097355">
            <text:p>4220,6</text:p>
          </table:table-cell>
          <table:table-cell table:formula="of:=ABS([.J398]-[.B398])/[.B398]*100" office:value-type="float" office:value="0.0141353311267943">
            <text:p>0,01</text:p>
          </table:table-cell>
          <table:table-cell table:number-columns-repeated="1013"/>
        </table:table-row>
        <table:table-row table:style-name="ro2">
          <table:table-cell/>
          <table:table-cell table:formula="of:=[.B398]+[.$B$5]" office:value-type="float" office:value="4230">
            <text:p>4230</text:p>
          </table:table-cell>
          <table:table-cell table:formula="of:=[.B399]/60" office:value-type="float" office:value="70.5">
            <text:p>70,5</text:p>
          </table:table-cell>
          <table:table-cell table:formula="of:=1/[.C399]" office:value-type="float" office:value="0.0141843971631206">
            <text:p>1,42E-002</text:p>
          </table:table-cell>
          <table:table-cell table:formula="of:=[.D399]" office:value-type="float" office:value="0.0141843971631206">
            <text:p>1,42E-002</text:p>
          </table:table-cell>
          <table:table-cell table:formula="of:=2*[.D399]" office:value-type="float" office:value="0.0283687943262411">
            <text:p>2,84E-002</text:p>
          </table:table-cell>
          <table:table-cell/>
          <table:table-cell table:formula="of:=INT([.E399]/['rpm (16 bits - PIC16F877)'.$C$16])" office:value-type="float" office:value="1773">
            <text:p>1773</text:p>
          </table:table-cell>
          <table:table-cell table:formula="of:=[.H399]*['rpm (16 bits - PIC16F877)'.$C$16]" office:value-type="float" office:value="0.014184">
            <text:p>1,42E-002</text:p>
          </table:table-cell>
          <table:table-cell table:formula="of:=60/[.I399]" office:value-type="float" office:value="4230.11844331641">
            <text:p>4230,12</text:p>
          </table:table-cell>
          <table:table-cell table:formula="of:=ABS([.J399]-[.B399])/[.B399]*100" office:value-type="float" office:value="0.0028000784022105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399]+[.$B$5]" office:value-type="float" office:value="4240">
            <text:p>4240</text:p>
          </table:table-cell>
          <table:table-cell table:formula="of:=[.B400]/60" office:value-type="float" office:value="70.6666666666667">
            <text:p>70,67</text:p>
          </table:table-cell>
          <table:table-cell table:formula="of:=1/[.C400]" office:value-type="float" office:value="0.0141509433962264">
            <text:p>1,42E-002</text:p>
          </table:table-cell>
          <table:table-cell table:formula="of:=[.D400]" office:value-type="float" office:value="0.0141509433962264">
            <text:p>1,42E-002</text:p>
          </table:table-cell>
          <table:table-cell table:formula="of:=2*[.D400]" office:value-type="float" office:value="0.0283018867924528">
            <text:p>2,83E-002</text:p>
          </table:table-cell>
          <table:table-cell/>
          <table:table-cell table:formula="of:=INT([.E400]/['rpm (16 bits - PIC16F877)'.$C$16])" office:value-type="float" office:value="1768">
            <text:p>1768</text:p>
          </table:table-cell>
          <table:table-cell table:formula="of:=[.H400]*['rpm (16 bits - PIC16F877)'.$C$16]" office:value-type="float" office:value="0.014144">
            <text:p>1,41E-002</text:p>
          </table:table-cell>
          <table:table-cell table:formula="of:=60/[.I400]" office:value-type="float" office:value="4242.0814479638">
            <text:p>4242,08</text:p>
          </table:table-cell>
          <table:table-cell table:formula="of:=ABS([.J400]-[.B400])/[.B400]*100" office:value-type="float" office:value="0.0490907538632338">
            <text:p>0,05</text:p>
          </table:table-cell>
          <table:table-cell table:number-columns-repeated="1013"/>
        </table:table-row>
        <table:table-row table:style-name="ro2" table:number-rows-repeated="651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tres essais" table:style-name="ta1" table:print="false">
        <table:table-column table:style-name="co1" table:default-cell-style-name="Default"/>
        <table:table-row table:style-name="ro2">
          <table:table-cell office:value-type="string">
            <text:p>Autres essais</text:p>
          </table:table-cell>
        </table:table-row>
      </table:table>
      <table:table table:name="chrono (1ms - 8 bits - PIC16F877)" table:style-name="ta1" table:print="false">
        <table:table-column table:style-name="co2" table:default-cell-style-name="ce21"/>
        <table:table-column table:style-name="co3" table:default-cell-style-name="ce4"/>
        <table:table-column table:style-name="co4" table:default-cell-style-name="ce8"/>
        <table:table-column table:style-name="co6" table:default-cell-style-name="ce15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5" office:value-type="float" office:value="0.001">
            <text:p>1,00E-00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6"/>
          <table:table-cell table:number-columns-repeated="11"/>
        </table:table-row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7" office:value-type="float" office:value="4000000">
            <text:p>4000000</text:p>
          </table:table-cell>
          <table:table-cell table:number-columns-repeated="11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7" office:value-type="float" office:value="4">
            <text:p>4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1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6" table:formula="of:=1/[.C6]" office:value-type="float" office:value="0.000001">
            <text:p>1,00E-006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6"/>
          <table:table-cell table:number-columns-repeated="11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9" office:value-type="float" office:value="4">
            <text:p>4</text:p>
          </table:table-cell>
          <table:table-cell table:number-columns-repeated="11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250000">
            <text:p>250000</text:p>
          </table:table-cell>
          <table:table-cell table:number-columns-repeated="11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6" table:formula="of:=1/[.C10]" office:value-type="float" office:value="0.000004">
            <text:p>4,00E-006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6"/>
          <table:table-cell table:number-columns-repeated="11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10" office:value-type="float" office:value="8">
            <text:p>8</text:p>
          </table:table-cell>
          <table:table-cell table:number-columns-repeated="11"/>
        </table:table-row>
        <table:table-row table:style-name="ro3">
          <table:table-cell office:value-type="string">
            <text:p>Nb états timer</text:p>
          </table:table-cell>
          <table:table-cell/>
          <table:table-cell table:formula="of:=2^[.C13]" office:value-type="float" office:value="256">
            <text:p>256</text:p>
          </table:table-cell>
          <table:table-cell table:number-columns-repeated="11"/>
        </table:table-row>
        <table:table-row table:style-name="ro3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1"/>
        </table:table-row>
        <table:table-row table:style-name="ro3">
          <table:table-cell office:value-type="string">
            <text:p>Val max timer</text:p>
          </table:table-cell>
          <table:table-cell/>
          <table:table-cell table:formula="of:=[.C14]-1" office:value-type="float" office:value="255">
            <text:p>255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6" table:formula="of:=[.C11]" office:value-type="float" office:value="0.000004">
            <text:p>4,00E-006</text:p>
          </table:table-cell>
          <table:table-cell table:number-columns-repeated="3"/>
          <table:table-cell table:formula="of:=DEC2HEX(6)" office:value-type="string" office:string-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6" table:formula="of:=([.C16]-[.C15])*[.C11]" office:value-type="float" office:value="0.00102">
            <text:p>1,02E-003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office:value-type="string">
            <text:p>Nb de pas</text:p>
          </table:table-cell>
          <table:table-cell/>
          <table:table-cell table:formula="of:=ROUND([.C1]/[.C11])" office:value-type="float" office:value="250">
            <text:p>250</text:p>
          </table:table-cell>
          <table:table-cell table:number-columns-repeated="11"/>
        </table:table-row>
        <table:table-row table:style-name="ro3">
          <table:table-cell office:value-type="string">
            <text:p>Valeur initiale timer</text:p>
          </table:table-cell>
          <table:table-cell/>
          <table:table-cell table:style-name="ce11" table:formula="of:=[.C14]-[.C21]" office:value-type="float" office:value="6">
            <text:p>6</text:p>
          </table:table-cell>
          <table:table-cell table:style-name="ce16" table:formula="of:=&quot;0x&quot;&amp;DEC2HEX([.C22])" office:value-type="string" office:string-value="0x6">
            <text:p>0x6</text:p>
          </table:table-cell>
          <table:table-cell/>
          <table:table-cell office:value-type="string">
            <text:p>Le timer s'incrémente de cette valeur jusqu'à « Val max timer »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4">
            <text:p>0,4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table:style-name="ce3" office:value-type="string">
            <text:p>// Initialisation timer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2"/>
          <table:table-cell table:style-name="ce4" office:value-type="string" table:number-columns-spanned="3" table:number-rows-spanned="1">
            <text:p>En théorie</text:p>
          </table:table-cell>
          <table:covered-table-cell table:style-name="ce4"/>
          <table:covered-table-cell table:style-name="ce4"/>
          <table:table-cell table:style-name="ce18"/>
          <table:table-cell table:style-name="ce4" office:value-type="string" table:number-columns-spanned="3" table:number-rows-spanned="1">
            <text:p>En pratique</text:p>
          </table:table-cell>
          <table:covered-table-cell table:style-name="ce18"/>
          <table:covered-table-cell table:style-name="ce18"/>
          <table:table-cell table:style-name="ce18"/>
          <table:table-cell table:style-name="ce18" office:value-type="string">
            <text:p>Ecart réel </text:p>
            <text:p>Théorie/exp (%)</text:p>
          </table:table-cell>
          <table:table-cell table:style-name="ce18" table:number-columns-repeated="2"/>
        </table:table-row>
        <table:table-row table:style-name="ro3">
          <table:table-cell table:number-columns-repeated="2"/>
          <table:table-cell table:style-name="ce13"/>
          <table:table-cell office:value-type="string">
            <text:p>0x hex</text:p>
          </table:table-cell>
          <table:table-cell table:style-name="ce15" office:value-type="string">
            <text:p>dec</text:p>
          </table:table-cell>
          <table:table-cell table:style-name="ce15" office:value-type="string">
            <text:p>hex</text:p>
          </table:table-cell>
          <table:table-cell table:style-name="ce15"/>
          <table:table-cell table:style-name="ce15" office:value-type="string">
            <text:p>0x hex</text:p>
          </table:table-cell>
          <table:table-cell table:style-name="ce15" office:value-type="string">
            <text:p>dec</text:p>
          </table:table-cell>
          <table:table-cell table:style-name="ce15" office:value-type="string">
            <text:p>hex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1" office:value-type="string">
            <text:p>T0CON?</text:p>
          </table:table-cell>
          <table:table-cell table:style-name="ce16" table:number-columns-repeated="2"/>
          <table:table-cell/>
          <table:table-cell table:style-name="ce15" table:number-columns-repeated="4"/>
          <table:table-cell table:number-columns-repeated="3"/>
          <table:table-cell table:style-name="ce20" office:value-type="string">
            <text:p>// Prédivision de l'horloge</text:p>
          </table:table-cell>
        </table:table-row>
        <table:table-row table:style-name="ro2">
          <table:table-cell table:number-columns-repeated="2"/>
          <table:table-cell table:style-name="ce11" office:value-type="string">
            <text:p>TMR0</text:p>
          </table:table-cell>
          <table:table-cell table:style-name="ce16" table:formula="of:=&quot;0x&quot;&amp;[.F31]" office:value-type="string" office:string-value="0x6">
            <text:p>0x6</text:p>
          </table:table-cell>
          <table:table-cell table:style-name="ce16" table:formula="of:=[.C22]" office:value-type="float" office:value="6">
            <text:p>6</text:p>
          </table:table-cell>
          <table:table-cell table:style-name="ce16" table:formula="of:=DEC2HEX([.E31])" office:value-type="string" office:string-value="6">
            <text:p>6</text:p>
          </table:table-cell>
          <table:table-cell table:style-name="ce15"/>
          <table:table-cell table:style-name="ce16" table:formula="of:=&quot;0x&quot;&amp;[.J31]" office:value-type="string" office:string-value="0x7">
            <text:p>0x7</text:p>
          </table:table-cell>
          <table:table-cell table:style-name="ce27" office:value-type="float" office:value="7">
            <text:p>7</text:p>
          </table:table-cell>
          <table:table-cell table:style-name="ce16" table:formula="of:=DEC2HEX([.I31])" office:value-type="string" office:string-value="7">
            <text:p>7</text:p>
          </table:table-cell>
          <table:table-cell/>
          <table:table-cell table:style-name="ce8" table:formula="of:=ABS([.E31]-[.I31])/[.C14]*100" office:value-type="float" office:value="0.390625">
            <text:p>0,39</text:p>
          </table:table-cell>
          <table:table-cell table:number-columns-repeated="2"/>
        </table:table-row>
        <table:table-row table:style-name="ro2" table:number-rows-repeated="65504">
          <table:table-cell table:number-columns-repeated="14"/>
        </table:table-row>
        <table:table-row table:style-name="ro2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1">11/05/2010</text:date>, <text:time>14:1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1T11:49:27.01</meta:creation-date>
    <dc:date>2010-05-11T14:13:47.01</dc:date>
    <meta:editing-duration>PT02H23M41S</meta:editing-duration>
    <meta:editing-cycles>84</meta:editing-cycles>
    <meta:generator>OpenOffice.org/3.2$Win32 OpenOffice.org_project/320m12$Build-9483</meta:generator>
    <meta:document-statistic meta:table-count="8" meta:cell-count="5773" meta:object-count="0"/>
  </office:meta>
</office:document-meta>
</file>